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mean_fit_time</text:p>
          </table:table-cell>
          <table:table-cell table:style-name="ce1" office:value-type="string" calcext:value-type="string">
            <text:p>std_fit_time</text:p>
          </table:table-cell>
          <table:table-cell table:style-name="ce1" office:value-type="string" calcext:value-type="string">
            <text:p>mean_score_time</text:p>
          </table:table-cell>
          <table:table-cell table:style-name="ce1" office:value-type="string" calcext:value-type="string">
            <text:p>std_score_time</text:p>
          </table:table-cell>
          <table:table-cell table:style-name="ce1" office:value-type="string" calcext:value-type="string">
            <text:p>param_C</text:p>
          </table:table-cell>
          <table:table-cell table:style-name="ce1" office:value-type="string" calcext:value-type="string">
            <text:p>param_decision_function_shape</text:p>
          </table:table-cell>
          <table:table-cell table:style-name="ce1" office:value-type="string" calcext:value-type="string">
            <text:p>param_kernel</text:p>
          </table:table-cell>
          <table:table-cell table:style-name="ce1" office:value-type="string" calcext:value-type="string">
            <text:p>param_shrinking</text:p>
          </table:table-cell>
          <table:table-cell table:style-name="ce1" office:value-type="string" calcext:value-type="string">
            <text:p>param_degre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split0_test_score</text:p>
          </table:table-cell>
          <table:table-cell table:style-name="ce1" office:value-type="string" calcext:value-type="string">
            <text:p>split1_test_score</text:p>
          </table:table-cell>
          <table:table-cell table:style-name="ce1" office:value-type="string" calcext:value-type="string">
            <text:p>split2_test_score</text:p>
          </table:table-cell>
          <table:table-cell table:style-name="ce1" office:value-type="string" calcext:value-type="string">
            <text:p>split3_test_score</text:p>
          </table:table-cell>
          <table:table-cell table:style-name="ce1" office:value-type="string" calcext:value-type="string">
            <text:p>split4_test_score</text:p>
          </table:table-cell>
          <table:table-cell table:style-name="ce1" office:value-type="string" calcext:value-type="string">
            <text:p>mean_test_score</text:p>
          </table:table-cell>
          <table:table-cell table:style-name="ce1" office:value-type="string" calcext:value-type="string">
            <text:p>std_test_score</text:p>
          </table:table-cell>
          <table:table-cell table:style-name="ce1" office:value-type="string" calcext:value-type="string">
            <text:p>rank_test_scor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36.5022876739502" calcext:value-type="float">
            <text:p>36.5022876739502</text:p>
          </table:table-cell>
          <table:table-cell table:style-name="ce2" office:value-type="float" office:value="0.693557757674291" calcext:value-type="float">
            <text:p>0.693557757674291</text:p>
          </table:table-cell>
          <table:table-cell table:style-name="ce2" office:value-type="float" office:value="5.91181492805481" calcext:value-type="float">
            <text:p>5.91181492805481</text:p>
          </table:table-cell>
          <table:table-cell table:style-name="ce2" office:value-type="float" office:value="0.208635431251799" calcext:value-type="float">
            <text:p>0.20863543125179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o', 'kernel': 'linear', 'shrinking': True}</text:p>
          </table:table-cell>
          <table:table-cell table:style-name="ce3" office:value-type="float" office:value="0.349255408822703" calcext:value-type="float">
            <text:p>0.349255408822703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32265317594154" calcext:value-type="float">
            <text:p>0.432265317594154</text:p>
          </table:table-cell>
          <table:table-cell table:style-name="ce3" office:value-type="float" office:value="0.49353569421023" calcext:value-type="float">
            <text:p>0.49353569421023</text:p>
          </table:table-cell>
          <table:table-cell table:style-name="ce3" office:value-type="float" office:value="0.487352445193929" calcext:value-type="float">
            <text:p>0.487352445193929</text:p>
          </table:table-cell>
          <table:table-cell table:style-name="ce3" office:value-type="float" office:value="0.435618366756109" calcext:value-type="float">
            <text:p>0.435618366756109</text:p>
          </table:table-cell>
          <table:table-cell table:style-name="ce3" office:value-type="float" office:value="0.0527220167636006" calcext:value-type="float">
            <text:p>0.0527220167636006</text:p>
          </table:table-cell>
          <table:table-cell table:style-name="ce3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5.2044409275055" calcext:value-type="float">
            <text:p>35.2044409275055</text:p>
          </table:table-cell>
          <table:table-cell table:style-name="ce2" office:value-type="float" office:value="0.887206840717855" calcext:value-type="float">
            <text:p>0.887206840717855</text:p>
          </table:table-cell>
          <table:table-cell table:style-name="ce2" office:value-type="float" office:value="5.79392924308777" calcext:value-type="float">
            <text:p>5.79392924308777</text:p>
          </table:table-cell>
          <table:table-cell table:style-name="ce2" office:value-type="float" office:value="0.160594629255158" calcext:value-type="float">
            <text:p>0.160594629255158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o', 'kernel': 'linear', 'shrinking': False}</text:p>
          </table:table-cell>
          <table:table-cell table:style-name="ce3" office:value-type="float" office:value="0.349255408822703" calcext:value-type="float">
            <text:p>0.349255408822703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32265317594154" calcext:value-type="float">
            <text:p>0.432265317594154</text:p>
          </table:table-cell>
          <table:table-cell table:style-name="ce3" office:value-type="float" office:value="0.49353569421023" calcext:value-type="float">
            <text:p>0.49353569421023</text:p>
          </table:table-cell>
          <table:table-cell table:style-name="ce3" office:value-type="float" office:value="0.487352445193929" calcext:value-type="float">
            <text:p>0.487352445193929</text:p>
          </table:table-cell>
          <table:table-cell table:style-name="ce3" office:value-type="float" office:value="0.435618366756109" calcext:value-type="float">
            <text:p>0.435618366756109</text:p>
          </table:table-cell>
          <table:table-cell table:style-name="ce3" office:value-type="float" office:value="0.0527220167636006" calcext:value-type="float">
            <text:p>0.0527220167636006</text:p>
          </table:table-cell>
          <table:table-cell table:style-name="ce3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6.3674479484558" calcext:value-type="float">
            <text:p>36.3674479484558</text:p>
          </table:table-cell>
          <table:table-cell table:style-name="ce2" office:value-type="float" office:value="0.749036118449681" calcext:value-type="float">
            <text:p>0.749036118449681</text:p>
          </table:table-cell>
          <table:table-cell table:style-name="ce2" office:value-type="float" office:value="5.87135138511658" calcext:value-type="float">
            <text:p>5.87135138511658</text:p>
          </table:table-cell>
          <table:table-cell table:style-name="ce2" office:value-type="float" office:value="0.198918855542567" calcext:value-type="float">
            <text:p>0.198918855542567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r', 'kernel': 'linear', 'shrinking': True}</text:p>
          </table:table-cell>
          <table:table-cell table:style-name="ce3" office:value-type="float" office:value="0.349255408822703" calcext:value-type="float">
            <text:p>0.349255408822703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32265317594154" calcext:value-type="float">
            <text:p>0.432265317594154</text:p>
          </table:table-cell>
          <table:table-cell table:style-name="ce3" office:value-type="float" office:value="0.49353569421023" calcext:value-type="float">
            <text:p>0.49353569421023</text:p>
          </table:table-cell>
          <table:table-cell table:style-name="ce3" office:value-type="float" office:value="0.487352445193929" calcext:value-type="float">
            <text:p>0.487352445193929</text:p>
          </table:table-cell>
          <table:table-cell table:style-name="ce3" office:value-type="float" office:value="0.435618366756109" calcext:value-type="float">
            <text:p>0.435618366756109</text:p>
          </table:table-cell>
          <table:table-cell table:style-name="ce3" office:value-type="float" office:value="0.0527220167636006" calcext:value-type="float">
            <text:p>0.0527220167636006</text:p>
          </table:table-cell>
          <table:table-cell table:style-name="ce3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35.4451455116272" calcext:value-type="float">
            <text:p>35.4451455116272</text:p>
          </table:table-cell>
          <table:table-cell table:style-name="ce2" office:value-type="float" office:value="0.82709633155201" calcext:value-type="float">
            <text:p>0.82709633155201</text:p>
          </table:table-cell>
          <table:table-cell table:style-name="ce2" office:value-type="float" office:value="5.83391175270081" calcext:value-type="float">
            <text:p>5.83391175270081</text:p>
          </table:table-cell>
          <table:table-cell table:style-name="ce2" office:value-type="float" office:value="0.211054676911076" calcext:value-type="float">
            <text:p>0.211054676911076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r', 'kernel': 'linear', 'shrinking': False}</text:p>
          </table:table-cell>
          <table:table-cell table:style-name="ce3" office:value-type="float" office:value="0.349255408822703" calcext:value-type="float">
            <text:p>0.349255408822703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32265317594154" calcext:value-type="float">
            <text:p>0.432265317594154</text:p>
          </table:table-cell>
          <table:table-cell table:style-name="ce3" office:value-type="float" office:value="0.49353569421023" calcext:value-type="float">
            <text:p>0.49353569421023</text:p>
          </table:table-cell>
          <table:table-cell table:style-name="ce3" office:value-type="float" office:value="0.487352445193929" calcext:value-type="float">
            <text:p>0.487352445193929</text:p>
          </table:table-cell>
          <table:table-cell table:style-name="ce3" office:value-type="float" office:value="0.435618366756109" calcext:value-type="float">
            <text:p>0.435618366756109</text:p>
          </table:table-cell>
          <table:table-cell table:style-name="ce3" office:value-type="float" office:value="0.0527220167636006" calcext:value-type="float">
            <text:p>0.0527220167636006</text:p>
          </table:table-cell>
          <table:table-cell table:style-name="ce3" office:value-type="float" office:value="405" calcext:value-type="float">
            <text:p>40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25.3637228012085" calcext:value-type="float">
            <text:p>25.3637228012085</text:p>
          </table:table-cell>
          <table:table-cell table:style-name="ce2" office:value-type="float" office:value="0.974164878597447" calcext:value-type="float">
            <text:p>0.974164878597447</text:p>
          </table:table-cell>
          <table:table-cell table:style-name="ce2" office:value-type="float" office:value="4.65939717292786" calcext:value-type="float">
            <text:p>4.65939717292786</text:p>
          </table:table-cell>
          <table:table-cell table:style-name="ce2" office:value-type="float" office:value="0.19014733432798" calcext:value-type="float">
            <text:p>0.1901473343279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o', 'kernel': 'linear', 'shrinking': True}</text:p>
          </table:table-cell>
          <table:table-cell table:style-name="ce3" office:value-type="float" office:value="0.639786456869907" calcext:value-type="float">
            <text:p>0.639786456869907</text:p>
          </table:table-cell>
          <table:table-cell table:style-name="ce3" office:value-type="float" office:value="0.733558178752108" calcext:value-type="float">
            <text:p>0.733558178752108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1768421222211" calcext:value-type="float">
            <text:p>0.711768421222211</text:p>
          </table:table-cell>
          <table:table-cell table:style-name="ce3" office:value-type="float" office:value="0.0444437034192686" calcext:value-type="float">
            <text:p>0.0444437034192686</text:p>
          </table:table-cell>
          <table:table-cell table:style-name="ce3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4.597850227356" calcext:value-type="float">
            <text:p>24.597850227356</text:p>
          </table:table-cell>
          <table:table-cell table:style-name="ce2" office:value-type="float" office:value="0.775588000390875" calcext:value-type="float">
            <text:p>0.775588000390875</text:p>
          </table:table-cell>
          <table:table-cell table:style-name="ce2" office:value-type="float" office:value="4.65387668609619" calcext:value-type="float">
            <text:p>4.65387668609619</text:p>
          </table:table-cell>
          <table:table-cell table:style-name="ce2" office:value-type="float" office:value="0.168815200725127" calcext:value-type="float">
            <text:p>0.16881520072512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o', 'kernel': 'linear', 'shrinking': False}</text:p>
          </table:table-cell>
          <table:table-cell table:style-name="ce3" office:value-type="float" office:value="0.639786456869907" calcext:value-type="float">
            <text:p>0.639786456869907</text:p>
          </table:table-cell>
          <table:table-cell table:style-name="ce3" office:value-type="float" office:value="0.733558178752108" calcext:value-type="float">
            <text:p>0.733558178752108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1768421222211" calcext:value-type="float">
            <text:p>0.711768421222211</text:p>
          </table:table-cell>
          <table:table-cell table:style-name="ce3" office:value-type="float" office:value="0.0444437034192686" calcext:value-type="float">
            <text:p>0.0444437034192686</text:p>
          </table:table-cell>
          <table:table-cell table:style-name="ce3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5.0168032646179" calcext:value-type="float">
            <text:p>25.0168032646179</text:p>
          </table:table-cell>
          <table:table-cell table:style-name="ce2" office:value-type="float" office:value="0.718558581781875" calcext:value-type="float">
            <text:p>0.718558581781875</text:p>
          </table:table-cell>
          <table:table-cell table:style-name="ce2" office:value-type="float" office:value="4.68344850540161" calcext:value-type="float">
            <text:p>4.68344850540161</text:p>
          </table:table-cell>
          <table:table-cell table:style-name="ce2" office:value-type="float" office:value="0.167890798943425" calcext:value-type="float">
            <text:p>0.167890798943425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r', 'kernel': 'linear', 'shrinking': True}</text:p>
          </table:table-cell>
          <table:table-cell table:style-name="ce3" office:value-type="float" office:value="0.639786456869907" calcext:value-type="float">
            <text:p>0.639786456869907</text:p>
          </table:table-cell>
          <table:table-cell table:style-name="ce3" office:value-type="float" office:value="0.733558178752108" calcext:value-type="float">
            <text:p>0.733558178752108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1768421222211" calcext:value-type="float">
            <text:p>0.711768421222211</text:p>
          </table:table-cell>
          <table:table-cell table:style-name="ce3" office:value-type="float" office:value="0.0444437034192686" calcext:value-type="float">
            <text:p>0.0444437034192686</text:p>
          </table:table-cell>
          <table:table-cell table:style-name="ce3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24.7006155967712" calcext:value-type="float">
            <text:p>24.7006155967712</text:p>
          </table:table-cell>
          <table:table-cell table:style-name="ce2" office:value-type="float" office:value="0.571024023349564" calcext:value-type="float">
            <text:p>0.571024023349564</text:p>
          </table:table-cell>
          <table:table-cell table:style-name="ce2" office:value-type="float" office:value="4.66183724403381" calcext:value-type="float">
            <text:p>4.66183724403381</text:p>
          </table:table-cell>
          <table:table-cell table:style-name="ce2" office:value-type="float" office:value="0.174946172331174" calcext:value-type="float">
            <text:p>0.174946172331174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r', 'kernel': 'linear', 'shrinking': False}</text:p>
          </table:table-cell>
          <table:table-cell table:style-name="ce3" office:value-type="float" office:value="0.639786456869907" calcext:value-type="float">
            <text:p>0.639786456869907</text:p>
          </table:table-cell>
          <table:table-cell table:style-name="ce3" office:value-type="float" office:value="0.733558178752108" calcext:value-type="float">
            <text:p>0.733558178752108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1768421222211" calcext:value-type="float">
            <text:p>0.711768421222211</text:p>
          </table:table-cell>
          <table:table-cell table:style-name="ce3" office:value-type="float" office:value="0.0444437034192686" calcext:value-type="float">
            <text:p>0.0444437034192686</text:p>
          </table:table-cell>
          <table:table-cell table:style-name="ce3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22.4512843132019" calcext:value-type="float">
            <text:p>22.4512843132019</text:p>
          </table:table-cell>
          <table:table-cell table:style-name="ce2" office:value-type="float" office:value="0.616661488405713" calcext:value-type="float">
            <text:p>0.616661488405713</text:p>
          </table:table-cell>
          <table:table-cell table:style-name="ce2" office:value-type="float" office:value="4.35084276199341" calcext:value-type="float">
            <text:p>4.35084276199341</text:p>
          </table:table-cell>
          <table:table-cell table:style-name="ce2" office:value-type="float" office:value="0.166078860743992" calcext:value-type="float">
            <text:p>0.16607886074399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linear', 'shrinking': True}</text:p>
          </table:table-cell>
          <table:table-cell table:style-name="ce3" office:value-type="float" office:value="0.658330991851644" calcext:value-type="float">
            <text:p>0.658330991851644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17613359696917" calcext:value-type="float">
            <text:p>0.717613359696917</text:p>
          </table:table-cell>
          <table:table-cell table:style-name="ce3" office:value-type="float" office:value="0.0416173952316208" calcext:value-type="float">
            <text:p>0.0416173952316208</text:p>
          </table:table-cell>
          <table:table-cell table:style-name="ce3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22.2126620769501" calcext:value-type="float">
            <text:p>22.2126620769501</text:p>
          </table:table-cell>
          <table:table-cell table:style-name="ce2" office:value-type="float" office:value="0.718290568392003" calcext:value-type="float">
            <text:p>0.718290568392003</text:p>
          </table:table-cell>
          <table:table-cell table:style-name="ce2" office:value-type="float" office:value="4.41960434913635" calcext:value-type="float">
            <text:p>4.41960434913635</text:p>
          </table:table-cell>
          <table:table-cell table:style-name="ce2" office:value-type="float" office:value="0.114027532960215" calcext:value-type="float">
            <text:p>0.114027532960215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linear', 'shrinking': False}</text:p>
          </table:table-cell>
          <table:table-cell table:style-name="ce3" office:value-type="float" office:value="0.658330991851644" calcext:value-type="float">
            <text:p>0.658330991851644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17613359696917" calcext:value-type="float">
            <text:p>0.717613359696917</text:p>
          </table:table-cell>
          <table:table-cell table:style-name="ce3" office:value-type="float" office:value="0.0416173952316208" calcext:value-type="float">
            <text:p>0.0416173952316208</text:p>
          </table:table-cell>
          <table:table-cell table:style-name="ce3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22.4188620090485" calcext:value-type="float">
            <text:p>22.4188620090485</text:p>
          </table:table-cell>
          <table:table-cell table:style-name="ce2" office:value-type="float" office:value="0.758263591819651" calcext:value-type="float">
            <text:p>0.758263591819651</text:p>
          </table:table-cell>
          <table:table-cell table:style-name="ce2" office:value-type="float" office:value="4.60268301963806" calcext:value-type="float">
            <text:p>4.60268301963806</text:p>
          </table:table-cell>
          <table:table-cell table:style-name="ce2" office:value-type="float" office:value="0.331344179847846" calcext:value-type="float">
            <text:p>0.331344179847846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linear', 'shrinking': True}</text:p>
          </table:table-cell>
          <table:table-cell table:style-name="ce3" office:value-type="float" office:value="0.658330991851644" calcext:value-type="float">
            <text:p>0.658330991851644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17613359696917" calcext:value-type="float">
            <text:p>0.717613359696917</text:p>
          </table:table-cell>
          <table:table-cell table:style-name="ce3" office:value-type="float" office:value="0.0416173952316208" calcext:value-type="float">
            <text:p>0.0416173952316208</text:p>
          </table:table-cell>
          <table:table-cell table:style-name="ce3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22.2430797576904" calcext:value-type="float">
            <text:p>22.2430797576904</text:p>
          </table:table-cell>
          <table:table-cell table:style-name="ce2" office:value-type="float" office:value="0.74730491466128" calcext:value-type="float">
            <text:p>0.74730491466128</text:p>
          </table:table-cell>
          <table:table-cell table:style-name="ce2" office:value-type="float" office:value="4.6211245059967" calcext:value-type="float">
            <text:p>4.6211245059967</text:p>
          </table:table-cell>
          <table:table-cell table:style-name="ce2" office:value-type="float" office:value="0.145468446185307" calcext:value-type="float">
            <text:p>0.14546844618530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linear', 'shrinking': False}</text:p>
          </table:table-cell>
          <table:table-cell table:style-name="ce3" office:value-type="float" office:value="0.658330991851644" calcext:value-type="float">
            <text:p>0.658330991851644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17613359696917" calcext:value-type="float">
            <text:p>0.717613359696917</text:p>
          </table:table-cell>
          <table:table-cell table:style-name="ce3" office:value-type="float" office:value="0.0416173952316208" calcext:value-type="float">
            <text:p>0.0416173952316208</text:p>
          </table:table-cell>
          <table:table-cell table:style-name="ce3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21.1969832420349" calcext:value-type="float">
            <text:p>21.1969832420349</text:p>
          </table:table-cell>
          <table:table-cell table:style-name="ce2" office:value-type="float" office:value="0.661906869240981" calcext:value-type="float">
            <text:p>0.661906869240981</text:p>
          </table:table-cell>
          <table:table-cell table:style-name="ce2" office:value-type="float" office:value="4.49932203292847" calcext:value-type="float">
            <text:p>4.49932203292847</text:p>
          </table:table-cell>
          <table:table-cell table:style-name="ce2" office:value-type="float" office:value="0.25883587860632" calcext:value-type="float">
            <text:p>0.25883587860632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o', 'kernel': 'linear', 'shrinking': True}</text:p>
          </table:table-cell>
          <table:table-cell table:style-name="ce3" office:value-type="float" office:value="0.665355436920483" calcext:value-type="float">
            <text:p>0.665355436920483</text:p>
          </table:table-cell>
          <table:table-cell table:style-name="ce3" office:value-type="float" office:value="0.746486790331647" calcext:value-type="float">
            <text:p>0.746486790331647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1961776278808" calcext:value-type="float">
            <text:p>0.691961776278808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0535955287413" calcext:value-type="float">
            <text:p>0.720535955287413</text:p>
          </table:table-cell>
          <table:table-cell table:style-name="ce3" office:value-type="float" office:value="0.0418896631318183" calcext:value-type="float">
            <text:p>0.0418896631318183</text:p>
          </table:table-cell>
          <table:table-cell table:style-name="ce3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21.170921754837" calcext:value-type="float">
            <text:p>21.170921754837</text:p>
          </table:table-cell>
          <table:table-cell table:style-name="ce2" office:value-type="float" office:value="0.49724898086255" calcext:value-type="float">
            <text:p>0.49724898086255</text:p>
          </table:table-cell>
          <table:table-cell table:style-name="ce2" office:value-type="float" office:value="4.23673958778381" calcext:value-type="float">
            <text:p>4.23673958778381</text:p>
          </table:table-cell>
          <table:table-cell table:style-name="ce2" office:value-type="float" office:value="0.169259123462109" calcext:value-type="float">
            <text:p>0.169259123462109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o', 'kernel': 'linear', 'shrinking': False}</text:p>
          </table:table-cell>
          <table:table-cell table:style-name="ce3" office:value-type="float" office:value="0.665355436920483" calcext:value-type="float">
            <text:p>0.665355436920483</text:p>
          </table:table-cell>
          <table:table-cell table:style-name="ce3" office:value-type="float" office:value="0.746486790331647" calcext:value-type="float">
            <text:p>0.746486790331647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1961776278808" calcext:value-type="float">
            <text:p>0.691961776278808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0535955287413" calcext:value-type="float">
            <text:p>0.720535955287413</text:p>
          </table:table-cell>
          <table:table-cell table:style-name="ce3" office:value-type="float" office:value="0.0418896631318183" calcext:value-type="float">
            <text:p>0.0418896631318183</text:p>
          </table:table-cell>
          <table:table-cell table:style-name="ce3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21.50964179039" calcext:value-type="float">
            <text:p>21.50964179039</text:p>
          </table:table-cell>
          <table:table-cell table:style-name="ce2" office:value-type="float" office:value="0.933463690835493" calcext:value-type="float">
            <text:p>0.933463690835493</text:p>
          </table:table-cell>
          <table:table-cell table:style-name="ce2" office:value-type="float" office:value="4.21951947212219" calcext:value-type="float">
            <text:p>4.21951947212219</text:p>
          </table:table-cell>
          <table:table-cell table:style-name="ce2" office:value-type="float" office:value="0.159854803267482" calcext:value-type="float">
            <text:p>0.159854803267482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r', 'kernel': 'linear', 'shrinking': True}</text:p>
          </table:table-cell>
          <table:table-cell table:style-name="ce3" office:value-type="float" office:value="0.665355436920483" calcext:value-type="float">
            <text:p>0.665355436920483</text:p>
          </table:table-cell>
          <table:table-cell table:style-name="ce3" office:value-type="float" office:value="0.746486790331647" calcext:value-type="float">
            <text:p>0.746486790331647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1961776278808" calcext:value-type="float">
            <text:p>0.691961776278808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0535955287413" calcext:value-type="float">
            <text:p>0.720535955287413</text:p>
          </table:table-cell>
          <table:table-cell table:style-name="ce3" office:value-type="float" office:value="0.0418896631318183" calcext:value-type="float">
            <text:p>0.0418896631318183</text:p>
          </table:table-cell>
          <table:table-cell table:style-name="ce3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21.6737380027771" calcext:value-type="float">
            <text:p>21.6737380027771</text:p>
          </table:table-cell>
          <table:table-cell table:style-name="ce2" office:value-type="float" office:value="0.439396863657617" calcext:value-type="float">
            <text:p>0.439396863657617</text:p>
          </table:table-cell>
          <table:table-cell table:style-name="ce2" office:value-type="float" office:value="4.32275595664978" calcext:value-type="float">
            <text:p>4.32275595664978</text:p>
          </table:table-cell>
          <table:table-cell table:style-name="ce2" office:value-type="float" office:value="0.242065717330914" calcext:value-type="float">
            <text:p>0.242065717330914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r', 'kernel': 'linear', 'shrinking': False}</text:p>
          </table:table-cell>
          <table:table-cell table:style-name="ce3" office:value-type="float" office:value="0.665355436920483" calcext:value-type="float">
            <text:p>0.665355436920483</text:p>
          </table:table-cell>
          <table:table-cell table:style-name="ce3" office:value-type="float" office:value="0.746486790331647" calcext:value-type="float">
            <text:p>0.746486790331647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1961776278808" calcext:value-type="float">
            <text:p>0.691961776278808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0535955287413" calcext:value-type="float">
            <text:p>0.720535955287413</text:p>
          </table:table-cell>
          <table:table-cell table:style-name="ce3" office:value-type="float" office:value="0.0418896631318183" calcext:value-type="float">
            <text:p>0.0418896631318183</text:p>
          </table:table-cell>
          <table:table-cell table:style-name="ce3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20.7999258041382" calcext:value-type="float">
            <text:p>20.7999258041382</text:p>
          </table:table-cell>
          <table:table-cell table:style-name="ce2" office:value-type="float" office:value="0.28259126616425" calcext:value-type="float">
            <text:p>0.28259126616425</text:p>
          </table:table-cell>
          <table:table-cell table:style-name="ce2" office:value-type="float" office:value="4.23980159759522" calcext:value-type="float">
            <text:p>4.23980159759522</text:p>
          </table:table-cell>
          <table:table-cell table:style-name="ce2" office:value-type="float" office:value="0.187221792827904" calcext:value-type="float">
            <text:p>0.18722179282790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o', 'kernel': 'linear', 'shrinking': True}</text:p>
          </table:table-cell>
          <table:table-cell table:style-name="ce3" office:value-type="float" office:value="0.669289126159034" calcext:value-type="float">
            <text:p>0.669289126159034</text:p>
          </table:table-cell>
          <table:table-cell table:style-name="ce3" office:value-type="float" office:value="0.751826869027544" calcext:value-type="float">
            <text:p>0.751826869027544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2242833052277" calcext:value-type="float">
            <text:p>0.692242833052277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2390708874303" calcext:value-type="float">
            <text:p>0.722390708874303</text:p>
          </table:table-cell>
          <table:table-cell table:style-name="ce3" office:value-type="float" office:value="0.04135523774575" calcext:value-type="float">
            <text:p>0.04135523774575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21.1744204998016" calcext:value-type="float">
            <text:p>21.1744204998016</text:p>
          </table:table-cell>
          <table:table-cell table:style-name="ce2" office:value-type="float" office:value="0.599751131144118" calcext:value-type="float">
            <text:p>0.599751131144118</text:p>
          </table:table-cell>
          <table:table-cell table:style-name="ce2" office:value-type="float" office:value="4.31045784950256" calcext:value-type="float">
            <text:p>4.31045784950256</text:p>
          </table:table-cell>
          <table:table-cell table:style-name="ce2" office:value-type="float" office:value="0.229160849993589" calcext:value-type="float">
            <text:p>0.229160849993589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o', 'kernel': 'linear', 'shrinking': False}</text:p>
          </table:table-cell>
          <table:table-cell table:style-name="ce3" office:value-type="float" office:value="0.669289126159034" calcext:value-type="float">
            <text:p>0.669289126159034</text:p>
          </table:table-cell>
          <table:table-cell table:style-name="ce3" office:value-type="float" office:value="0.751826869027544" calcext:value-type="float">
            <text:p>0.751826869027544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2242833052277" calcext:value-type="float">
            <text:p>0.692242833052277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2390708874303" calcext:value-type="float">
            <text:p>0.722390708874303</text:p>
          </table:table-cell>
          <table:table-cell table:style-name="ce3" office:value-type="float" office:value="0.04135523774575" calcext:value-type="float">
            <text:p>0.04135523774575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float" office:value="20.9742208003998" calcext:value-type="float">
            <text:p>20.9742208003998</text:p>
          </table:table-cell>
          <table:table-cell table:style-name="ce2" office:value-type="float" office:value="0.717039443277959" calcext:value-type="float">
            <text:p>0.717039443277959</text:p>
          </table:table-cell>
          <table:table-cell table:style-name="ce2" office:value-type="float" office:value="4.29110345840454" calcext:value-type="float">
            <text:p>4.29110345840454</text:p>
          </table:table-cell>
          <table:table-cell table:style-name="ce2" office:value-type="float" office:value="0.153268374220931" calcext:value-type="float">
            <text:p>0.153268374220931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r', 'kernel': 'linear', 'shrinking': True}</text:p>
          </table:table-cell>
          <table:table-cell table:style-name="ce3" office:value-type="float" office:value="0.669289126159034" calcext:value-type="float">
            <text:p>0.669289126159034</text:p>
          </table:table-cell>
          <table:table-cell table:style-name="ce3" office:value-type="float" office:value="0.751826869027544" calcext:value-type="float">
            <text:p>0.751826869027544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2242833052277" calcext:value-type="float">
            <text:p>0.692242833052277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2390708874303" calcext:value-type="float">
            <text:p>0.722390708874303</text:p>
          </table:table-cell>
          <table:table-cell table:style-name="ce3" office:value-type="float" office:value="0.04135523774575" calcext:value-type="float">
            <text:p>0.04135523774575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20.5849997520447" calcext:value-type="float">
            <text:p>20.5849997520447</text:p>
          </table:table-cell>
          <table:table-cell table:style-name="ce2" office:value-type="float" office:value="0.816322062102875" calcext:value-type="float">
            <text:p>0.816322062102875</text:p>
          </table:table-cell>
          <table:table-cell table:style-name="ce2" office:value-type="float" office:value="4.14300508499146" calcext:value-type="float">
            <text:p>4.14300508499146</text:p>
          </table:table-cell>
          <table:table-cell table:style-name="ce2" office:value-type="float" office:value="0.098408730489383" calcext:value-type="float">
            <text:p>0.098408730489383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r', 'kernel': 'linear', 'shrinking': False}</text:p>
          </table:table-cell>
          <table:table-cell table:style-name="ce3" office:value-type="float" office:value="0.669289126159034" calcext:value-type="float">
            <text:p>0.669289126159034</text:p>
          </table:table-cell>
          <table:table-cell table:style-name="ce3" office:value-type="float" office:value="0.751826869027544" calcext:value-type="float">
            <text:p>0.751826869027544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2242833052277" calcext:value-type="float">
            <text:p>0.692242833052277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2390708874303" calcext:value-type="float">
            <text:p>0.722390708874303</text:p>
          </table:table-cell>
          <table:table-cell table:style-name="ce3" office:value-type="float" office:value="0.04135523774575" calcext:value-type="float">
            <text:p>0.04135523774575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20.0876617908478" calcext:value-type="float">
            <text:p>20.0876617908478</text:p>
          </table:table-cell>
          <table:table-cell table:style-name="ce2" office:value-type="float" office:value="0.731604200250911" calcext:value-type="float">
            <text:p>0.731604200250911</text:p>
          </table:table-cell>
          <table:table-cell table:style-name="ce2" office:value-type="float" office:value="4.072727394104" calcext:value-type="float">
            <text:p>4.072727394104</text:p>
          </table:table-cell>
          <table:table-cell table:style-name="ce2" office:value-type="float" office:value="0.156218850909111" calcext:value-type="float">
            <text:p>0.156218850909111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o', 'kernel': 'linear', 'shrinking': True}</text:p>
          </table:table-cell>
          <table:table-cell table:style-name="ce3" office:value-type="float" office:value="0.673222815397584" calcext:value-type="float">
            <text:p>0.67322281539758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390819433303" calcext:value-type="float">
            <text:p>0.72390819433303</text:p>
          </table:table-cell>
          <table:table-cell table:style-name="ce3" office:value-type="float" office:value="0.0404813971887903" calcext:value-type="float">
            <text:p>0.0404813971887903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float" office:value="20.1149882316589" calcext:value-type="float">
            <text:p>20.1149882316589</text:p>
          </table:table-cell>
          <table:table-cell table:style-name="ce2" office:value-type="float" office:value="0.767329720827177" calcext:value-type="float">
            <text:p>0.767329720827177</text:p>
          </table:table-cell>
          <table:table-cell table:style-name="ce2" office:value-type="float" office:value="4.04809722900391" calcext:value-type="float">
            <text:p>4.04809722900391</text:p>
          </table:table-cell>
          <table:table-cell table:style-name="ce2" office:value-type="float" office:value="0.154396669504125" calcext:value-type="float">
            <text:p>0.154396669504125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o', 'kernel': 'linear', 'shrinking': False}</text:p>
          </table:table-cell>
          <table:table-cell table:style-name="ce3" office:value-type="float" office:value="0.673222815397584" calcext:value-type="float">
            <text:p>0.67322281539758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390819433303" calcext:value-type="float">
            <text:p>0.72390819433303</text:p>
          </table:table-cell>
          <table:table-cell table:style-name="ce3" office:value-type="float" office:value="0.0404813971887903" calcext:value-type="float">
            <text:p>0.0404813971887903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float" office:value="20.1033461093903" calcext:value-type="float">
            <text:p>20.1033461093903</text:p>
          </table:table-cell>
          <table:table-cell table:style-name="ce2" office:value-type="float" office:value="0.638085521270807" calcext:value-type="float">
            <text:p>0.638085521270807</text:p>
          </table:table-cell>
          <table:table-cell table:style-name="ce2" office:value-type="float" office:value="4.09779162406921" calcext:value-type="float">
            <text:p>4.09779162406921</text:p>
          </table:table-cell>
          <table:table-cell table:style-name="ce2" office:value-type="float" office:value="0.196553803200626" calcext:value-type="float">
            <text:p>0.196553803200626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r', 'kernel': 'linear', 'shrinking': True}</text:p>
          </table:table-cell>
          <table:table-cell table:style-name="ce3" office:value-type="float" office:value="0.673222815397584" calcext:value-type="float">
            <text:p>0.67322281539758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390819433303" calcext:value-type="float">
            <text:p>0.72390819433303</text:p>
          </table:table-cell>
          <table:table-cell table:style-name="ce3" office:value-type="float" office:value="0.0404813971887903" calcext:value-type="float">
            <text:p>0.0404813971887903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20.2579735279083" calcext:value-type="float">
            <text:p>20.2579735279083</text:p>
          </table:table-cell>
          <table:table-cell table:style-name="ce2" office:value-type="float" office:value="0.756637400431168" calcext:value-type="float">
            <text:p>0.756637400431168</text:p>
          </table:table-cell>
          <table:table-cell table:style-name="ce2" office:value-type="float" office:value="4.09685077667236" calcext:value-type="float">
            <text:p>4.09685077667236</text:p>
          </table:table-cell>
          <table:table-cell table:style-name="ce2" office:value-type="float" office:value="0.167745633509317" calcext:value-type="float">
            <text:p>0.16774563350931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r', 'kernel': 'linear', 'shrinking': False}</text:p>
          </table:table-cell>
          <table:table-cell table:style-name="ce3" office:value-type="float" office:value="0.673222815397584" calcext:value-type="float">
            <text:p>0.67322281539758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3884204609331" calcext:value-type="float">
            <text:p>0.713884204609331</text:p>
          </table:table-cell>
          <table:table-cell table:style-name="ce3" office:value-type="float" office:value="0.72390819433303" calcext:value-type="float">
            <text:p>0.72390819433303</text:p>
          </table:table-cell>
          <table:table-cell table:style-name="ce3" office:value-type="float" office:value="0.0404813971887903" calcext:value-type="float">
            <text:p>0.0404813971887903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float" office:value="19.8489947319031" calcext:value-type="float">
            <text:p>19.8489947319031</text:p>
          </table:table-cell>
          <table:table-cell table:style-name="ce2" office:value-type="float" office:value="0.687957679076432" calcext:value-type="float">
            <text:p>0.687957679076432</text:p>
          </table:table-cell>
          <table:table-cell table:style-name="ce2" office:value-type="float" office:value="4.11302552223206" calcext:value-type="float">
            <text:p>4.11302552223206</text:p>
          </table:table-cell>
          <table:table-cell table:style-name="ce2" office:value-type="float" office:value="0.165366839361437" calcext:value-type="float">
            <text:p>0.165366839361437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o', 'kernel': 'linear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09668353007308" calcext:value-type="float">
            <text:p>0.709668353007308</text:p>
          </table:table-cell>
          <table:table-cell table:style-name="ce3" office:value-type="float" office:value="0.723289695695828" calcext:value-type="float">
            <text:p>0.723289695695828</text:p>
          </table:table-cell>
          <table:table-cell table:style-name="ce3" office:value-type="float" office:value="0.0410671774078144" calcext:value-type="float">
            <text:p>0.0410671774078144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19.8955450057983" calcext:value-type="float">
            <text:p>19.8955450057983</text:p>
          </table:table-cell>
          <table:table-cell table:style-name="ce2" office:value-type="float" office:value="0.826319990042456" calcext:value-type="float">
            <text:p>0.826319990042456</text:p>
          </table:table-cell>
          <table:table-cell table:style-name="ce2" office:value-type="float" office:value="4.05869784355164" calcext:value-type="float">
            <text:p>4.05869784355164</text:p>
          </table:table-cell>
          <table:table-cell table:style-name="ce2" office:value-type="float" office:value="0.1554947417809" calcext:value-type="float">
            <text:p>0.1554947417809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o', 'kernel': 'linear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09668353007308" calcext:value-type="float">
            <text:p>0.709668353007308</text:p>
          </table:table-cell>
          <table:table-cell table:style-name="ce3" office:value-type="float" office:value="0.723289695695828" calcext:value-type="float">
            <text:p>0.723289695695828</text:p>
          </table:table-cell>
          <table:table-cell table:style-name="ce3" office:value-type="float" office:value="0.0410671774078144" calcext:value-type="float">
            <text:p>0.0410671774078144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float" office:value="19.5999282360077" calcext:value-type="float">
            <text:p>19.5999282360077</text:p>
          </table:table-cell>
          <table:table-cell table:style-name="ce2" office:value-type="float" office:value="0.64996324937711" calcext:value-type="float">
            <text:p>0.64996324937711</text:p>
          </table:table-cell>
          <table:table-cell table:style-name="ce2" office:value-type="float" office:value="4.04331674575806" calcext:value-type="float">
            <text:p>4.04331674575806</text:p>
          </table:table-cell>
          <table:table-cell table:style-name="ce2" office:value-type="float" office:value="0.164221785034478" calcext:value-type="float">
            <text:p>0.16422178503447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r', 'kernel': 'linear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09668353007308" calcext:value-type="float">
            <text:p>0.709668353007308</text:p>
          </table:table-cell>
          <table:table-cell table:style-name="ce3" office:value-type="float" office:value="0.723289695695828" calcext:value-type="float">
            <text:p>0.723289695695828</text:p>
          </table:table-cell>
          <table:table-cell table:style-name="ce3" office:value-type="float" office:value="0.0410671774078144" calcext:value-type="float">
            <text:p>0.0410671774078144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float" office:value="19.8262010574341" calcext:value-type="float">
            <text:p>19.8262010574341</text:p>
          </table:table-cell>
          <table:table-cell table:style-name="ce2" office:value-type="float" office:value="0.690345997110275" calcext:value-type="float">
            <text:p>0.690345997110275</text:p>
          </table:table-cell>
          <table:table-cell table:style-name="ce2" office:value-type="float" office:value="4.02301712036133" calcext:value-type="float">
            <text:p>4.02301712036133</text:p>
          </table:table-cell>
          <table:table-cell table:style-name="ce2" office:value-type="float" office:value="0.159142418945507" calcext:value-type="float">
            <text:p>0.159142418945507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r', 'kernel': 'linear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09668353007308" calcext:value-type="float">
            <text:p>0.709668353007308</text:p>
          </table:table-cell>
          <table:table-cell table:style-name="ce3" office:value-type="float" office:value="0.723289695695828" calcext:value-type="float">
            <text:p>0.723289695695828</text:p>
          </table:table-cell>
          <table:table-cell table:style-name="ce3" office:value-type="float" office:value="0.0410671774078144" calcext:value-type="float">
            <text:p>0.0410671774078144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float" office:value="19.4947606563568" calcext:value-type="float">
            <text:p>19.4947606563568</text:p>
          </table:table-cell>
          <table:table-cell table:style-name="ce2" office:value-type="float" office:value="0.596305733304731" calcext:value-type="float">
            <text:p>0.596305733304731</text:p>
          </table:table-cell>
          <table:table-cell table:style-name="ce2" office:value-type="float" office:value="4.01076197624207" calcext:value-type="float">
            <text:p>4.01076197624207</text:p>
          </table:table-cell>
          <table:table-cell table:style-name="ce2" office:value-type="float" office:value="0.16740599130302" calcext:value-type="float">
            <text:p>0.16740599130302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o', 'kernel': 'linear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7802136031478" calcext:value-type="float">
            <text:p>0.787802136031478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09949409780776" calcext:value-type="float">
            <text:p>0.709949409780776</text:p>
          </table:table-cell>
          <table:table-cell table:style-name="ce3" office:value-type="float" office:value="0.723964074010722" calcext:value-type="float">
            <text:p>0.723964074010722</text:p>
          </table:table-cell>
          <table:table-cell table:style-name="ce3" office:value-type="float" office:value="0.0408607312767593" calcext:value-type="float">
            <text:p>0.040860731276759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float" office:value="19.8360692024231" calcext:value-type="float">
            <text:p>19.8360692024231</text:p>
          </table:table-cell>
          <table:table-cell table:style-name="ce2" office:value-type="float" office:value="0.676305512879482" calcext:value-type="float">
            <text:p>0.676305512879482</text:p>
          </table:table-cell>
          <table:table-cell table:style-name="ce2" office:value-type="float" office:value="4.06757440567017" calcext:value-type="float">
            <text:p>4.06757440567017</text:p>
          </table:table-cell>
          <table:table-cell table:style-name="ce2" office:value-type="float" office:value="0.199254429029167" calcext:value-type="float">
            <text:p>0.199254429029167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o', 'kernel': 'linear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7802136031478" calcext:value-type="float">
            <text:p>0.787802136031478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09949409780776" calcext:value-type="float">
            <text:p>0.709949409780776</text:p>
          </table:table-cell>
          <table:table-cell table:style-name="ce3" office:value-type="float" office:value="0.723964074010722" calcext:value-type="float">
            <text:p>0.723964074010722</text:p>
          </table:table-cell>
          <table:table-cell table:style-name="ce3" office:value-type="float" office:value="0.0408607312767593" calcext:value-type="float">
            <text:p>0.040860731276759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19.5239153385162" calcext:value-type="float">
            <text:p>19.5239153385162</text:p>
          </table:table-cell>
          <table:table-cell table:style-name="ce2" office:value-type="float" office:value="0.618844341338693" calcext:value-type="float">
            <text:p>0.618844341338693</text:p>
          </table:table-cell>
          <table:table-cell table:style-name="ce2" office:value-type="float" office:value="4.07355604171753" calcext:value-type="float">
            <text:p>4.07355604171753</text:p>
          </table:table-cell>
          <table:table-cell table:style-name="ce2" office:value-type="float" office:value="0.170665183962994" calcext:value-type="float">
            <text:p>0.17066518396299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r', 'kernel': 'linear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7802136031478" calcext:value-type="float">
            <text:p>0.787802136031478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09949409780776" calcext:value-type="float">
            <text:p>0.709949409780776</text:p>
          </table:table-cell>
          <table:table-cell table:style-name="ce3" office:value-type="float" office:value="0.723964074010722" calcext:value-type="float">
            <text:p>0.723964074010722</text:p>
          </table:table-cell>
          <table:table-cell table:style-name="ce3" office:value-type="float" office:value="0.0408607312767593" calcext:value-type="float">
            <text:p>0.040860731276759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19.8652735710144" calcext:value-type="float">
            <text:p>19.8652735710144</text:p>
          </table:table-cell>
          <table:table-cell table:style-name="ce2" office:value-type="float" office:value="0.769959151704795" calcext:value-type="float">
            <text:p>0.769959151704795</text:p>
          </table:table-cell>
          <table:table-cell table:style-name="ce2" office:value-type="float" office:value="4.07446341514587" calcext:value-type="float">
            <text:p>4.07446341514587</text:p>
          </table:table-cell>
          <table:table-cell table:style-name="ce2" office:value-type="float" office:value="0.160626701961924" calcext:value-type="float">
            <text:p>0.16062670196192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r', 'kernel': 'linear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7802136031478" calcext:value-type="float">
            <text:p>0.787802136031478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09949409780776" calcext:value-type="float">
            <text:p>0.709949409780776</text:p>
          </table:table-cell>
          <table:table-cell table:style-name="ce3" office:value-type="float" office:value="0.723964074010722" calcext:value-type="float">
            <text:p>0.723964074010722</text:p>
          </table:table-cell>
          <table:table-cell table:style-name="ce3" office:value-type="float" office:value="0.0408607312767593" calcext:value-type="float">
            <text:p>0.040860731276759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19.3142149448395" calcext:value-type="float">
            <text:p>19.3142149448395</text:p>
          </table:table-cell>
          <table:table-cell table:style-name="ce2" office:value-type="float" office:value="0.643234514369898" calcext:value-type="float">
            <text:p>0.643234514369898</text:p>
          </table:table-cell>
          <table:table-cell table:style-name="ce2" office:value-type="float" office:value="3.98835778236389" calcext:value-type="float">
            <text:p>3.98835778236389</text:p>
          </table:table-cell>
          <table:table-cell table:style-name="ce2" office:value-type="float" office:value="0.161235235510191" calcext:value-type="float">
            <text:p>0.161235235510191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o', 'kernel': 'linear', 'shrinking': Tru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3120793131317" calcext:value-type="float">
            <text:p>0.723120793131317</text:p>
          </table:table-cell>
          <table:table-cell table:style-name="ce3" office:value-type="float" office:value="0.0413647087809445" calcext:value-type="float">
            <text:p>0.041364708780944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float" office:value="19.6174813747406" calcext:value-type="float">
            <text:p>19.6174813747406</text:p>
          </table:table-cell>
          <table:table-cell table:style-name="ce2" office:value-type="float" office:value="0.716557675360001" calcext:value-type="float">
            <text:p>0.716557675360001</text:p>
          </table:table-cell>
          <table:table-cell table:style-name="ce2" office:value-type="float" office:value="3.98111572265625" calcext:value-type="float">
            <text:p>3.98111572265625</text:p>
          </table:table-cell>
          <table:table-cell table:style-name="ce2" office:value-type="float" office:value="0.163043073706912" calcext:value-type="float">
            <text:p>0.163043073706912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o', 'kernel': 'linear', 'shrinking': Fals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3120793131317" calcext:value-type="float">
            <text:p>0.723120793131317</text:p>
          </table:table-cell>
          <table:table-cell table:style-name="ce3" office:value-type="float" office:value="0.0413647087809445" calcext:value-type="float">
            <text:p>0.041364708780944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float" office:value="19.3648281097412" calcext:value-type="float">
            <text:p>19.3648281097412</text:p>
          </table:table-cell>
          <table:table-cell table:style-name="ce2" office:value-type="float" office:value="0.694351888556176" calcext:value-type="float">
            <text:p>0.694351888556176</text:p>
          </table:table-cell>
          <table:table-cell table:style-name="ce2" office:value-type="float" office:value="3.97922296524048" calcext:value-type="float">
            <text:p>3.97922296524048</text:p>
          </table:table-cell>
          <table:table-cell table:style-name="ce2" office:value-type="float" office:value="0.160607774978795" calcext:value-type="float">
            <text:p>0.16060777497879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r', 'kernel': 'linear', 'shrinking': Tru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3120793131317" calcext:value-type="float">
            <text:p>0.723120793131317</text:p>
          </table:table-cell>
          <table:table-cell table:style-name="ce3" office:value-type="float" office:value="0.0413647087809445" calcext:value-type="float">
            <text:p>0.041364708780944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19.6802602291107" calcext:value-type="float">
            <text:p>19.6802602291107</text:p>
          </table:table-cell>
          <table:table-cell table:style-name="ce2" office:value-type="float" office:value="0.664781825127792" calcext:value-type="float">
            <text:p>0.664781825127792</text:p>
          </table:table-cell>
          <table:table-cell table:style-name="ce2" office:value-type="float" office:value="4.00636873245239" calcext:value-type="float">
            <text:p>4.00636873245239</text:p>
          </table:table-cell>
          <table:table-cell table:style-name="ce2" office:value-type="float" office:value="0.172862309517497" calcext:value-type="float">
            <text:p>0.172862309517497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r', 'kernel': 'linear', 'shrinking': Fals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3120793131317" calcext:value-type="float">
            <text:p>0.723120793131317</text:p>
          </table:table-cell>
          <table:table-cell table:style-name="ce3" office:value-type="float" office:value="0.0413647087809445" calcext:value-type="float">
            <text:p>0.041364708780944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float" office:value="19.3878562927246" calcext:value-type="float">
            <text:p>19.3878562927246</text:p>
          </table:table-cell>
          <table:table-cell table:style-name="ce2" office:value-type="float" office:value="0.719482836757841" calcext:value-type="float">
            <text:p>0.719482836757841</text:p>
          </table:table-cell>
          <table:table-cell table:style-name="ce2" office:value-type="float" office:value="4.02442674636841" calcext:value-type="float">
            <text:p>4.02442674636841</text:p>
          </table:table-cell>
          <table:table-cell table:style-name="ce2" office:value-type="float" office:value="0.166018805681376" calcext:value-type="float">
            <text:p>0.166018805681376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o', 'kernel': 'linear', 'shrinking': True}</text:p>
          </table:table-cell>
          <table:table-cell table:style-name="ce3" office:value-type="float" office:value="0.680528238269177" calcext:value-type="float">
            <text:p>0.680528238269177</text:p>
          </table:table-cell>
          <table:table-cell table:style-name="ce3" office:value-type="float" office:value="0.755761663856099" calcext:value-type="float">
            <text:p>0.755761663856099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85216413715571" calcext:value-type="float">
            <text:p>0.685216413715571</text:p>
          </table:table-cell>
          <table:table-cell table:style-name="ce3" office:value-type="float" office:value="0.702079820123665" calcext:value-type="float">
            <text:p>0.702079820123665</text:p>
          </table:table-cell>
          <table:table-cell table:style-name="ce3" office:value-type="float" office:value="0.721771752206955" calcext:value-type="float">
            <text:p>0.721771752206955</text:p>
          </table:table-cell>
          <table:table-cell table:style-name="ce3" office:value-type="float" office:value="0.0415036561079794" calcext:value-type="float">
            <text:p>0.041503656107979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float" office:value="19.8146530151367" calcext:value-type="float">
            <text:p>19.8146530151367</text:p>
          </table:table-cell>
          <table:table-cell table:style-name="ce2" office:value-type="float" office:value="0.683370734208618" calcext:value-type="float">
            <text:p>0.683370734208618</text:p>
          </table:table-cell>
          <table:table-cell table:style-name="ce2" office:value-type="float" office:value="4.04053673744202" calcext:value-type="float">
            <text:p>4.04053673744202</text:p>
          </table:table-cell>
          <table:table-cell table:style-name="ce2" office:value-type="float" office:value="0.158022077356024" calcext:value-type="float">
            <text:p>0.15802207735602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o', 'kernel': 'linear', 'shrinking': False}</text:p>
          </table:table-cell>
          <table:table-cell table:style-name="ce3" office:value-type="float" office:value="0.680528238269177" calcext:value-type="float">
            <text:p>0.680528238269177</text:p>
          </table:table-cell>
          <table:table-cell table:style-name="ce3" office:value-type="float" office:value="0.755761663856099" calcext:value-type="float">
            <text:p>0.755761663856099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85216413715571" calcext:value-type="float">
            <text:p>0.685216413715571</text:p>
          </table:table-cell>
          <table:table-cell table:style-name="ce3" office:value-type="float" office:value="0.702079820123665" calcext:value-type="float">
            <text:p>0.702079820123665</text:p>
          </table:table-cell>
          <table:table-cell table:style-name="ce3" office:value-type="float" office:value="0.721771752206955" calcext:value-type="float">
            <text:p>0.721771752206955</text:p>
          </table:table-cell>
          <table:table-cell table:style-name="ce3" office:value-type="float" office:value="0.0415036561079794" calcext:value-type="float">
            <text:p>0.041503656107979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float" office:value="19.3056616306305" calcext:value-type="float">
            <text:p>19.3056616306305</text:p>
          </table:table-cell>
          <table:table-cell table:style-name="ce2" office:value-type="float" office:value="0.718665036045106" calcext:value-type="float">
            <text:p>0.718665036045106</text:p>
          </table:table-cell>
          <table:table-cell table:style-name="ce2" office:value-type="float" office:value="3.99568734169006" calcext:value-type="float">
            <text:p>3.99568734169006</text:p>
          </table:table-cell>
          <table:table-cell table:style-name="ce2" office:value-type="float" office:value="0.13680612411245" calcext:value-type="float">
            <text:p>0.1368061241124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r', 'kernel': 'linear', 'shrinking': True}</text:p>
          </table:table-cell>
          <table:table-cell table:style-name="ce3" office:value-type="float" office:value="0.680528238269177" calcext:value-type="float">
            <text:p>0.680528238269177</text:p>
          </table:table-cell>
          <table:table-cell table:style-name="ce3" office:value-type="float" office:value="0.755761663856099" calcext:value-type="float">
            <text:p>0.755761663856099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85216413715571" calcext:value-type="float">
            <text:p>0.685216413715571</text:p>
          </table:table-cell>
          <table:table-cell table:style-name="ce3" office:value-type="float" office:value="0.702079820123665" calcext:value-type="float">
            <text:p>0.702079820123665</text:p>
          </table:table-cell>
          <table:table-cell table:style-name="ce3" office:value-type="float" office:value="0.721771752206955" calcext:value-type="float">
            <text:p>0.721771752206955</text:p>
          </table:table-cell>
          <table:table-cell table:style-name="ce3" office:value-type="float" office:value="0.0415036561079794" calcext:value-type="float">
            <text:p>0.041503656107979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float" office:value="19.4909950733185" calcext:value-type="float">
            <text:p>19.4909950733185</text:p>
          </table:table-cell>
          <table:table-cell table:style-name="ce2" office:value-type="float" office:value="0.663373621260339" calcext:value-type="float">
            <text:p>0.663373621260339</text:p>
          </table:table-cell>
          <table:table-cell table:style-name="ce2" office:value-type="float" office:value="3.9845299243927" calcext:value-type="float">
            <text:p>3.9845299243927</text:p>
          </table:table-cell>
          <table:table-cell table:style-name="ce2" office:value-type="float" office:value="0.166276661812611" calcext:value-type="float">
            <text:p>0.166276661812611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r', 'kernel': 'linear', 'shrinking': False}</text:p>
          </table:table-cell>
          <table:table-cell table:style-name="ce3" office:value-type="float" office:value="0.680528238269177" calcext:value-type="float">
            <text:p>0.680528238269177</text:p>
          </table:table-cell>
          <table:table-cell table:style-name="ce3" office:value-type="float" office:value="0.755761663856099" calcext:value-type="float">
            <text:p>0.755761663856099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85216413715571" calcext:value-type="float">
            <text:p>0.685216413715571</text:p>
          </table:table-cell>
          <table:table-cell table:style-name="ce3" office:value-type="float" office:value="0.702079820123665" calcext:value-type="float">
            <text:p>0.702079820123665</text:p>
          </table:table-cell>
          <table:table-cell table:style-name="ce3" office:value-type="float" office:value="0.721771752206955" calcext:value-type="float">
            <text:p>0.721771752206955</text:p>
          </table:table-cell>
          <table:table-cell table:style-name="ce3" office:value-type="float" office:value="0.0415036561079794" calcext:value-type="float">
            <text:p>0.041503656107979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19.2507946491241" calcext:value-type="float">
            <text:p>19.2507946491241</text:p>
          </table:table-cell>
          <table:table-cell table:style-name="ce2" office:value-type="float" office:value="0.640030417168963" calcext:value-type="float">
            <text:p>0.640030417168963</text:p>
          </table:table-cell>
          <table:table-cell table:style-name="ce2" office:value-type="float" office:value="3.96819448471069" calcext:value-type="float">
            <text:p>3.96819448471069</text:p>
          </table:table-cell>
          <table:table-cell table:style-name="ce2" office:value-type="float" office:value="0.160797578877768" calcext:value-type="float">
            <text:p>0.16079757887776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o', 'kernel': 'linear', 'shrinking': Tru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20984761652958" calcext:value-type="float">
            <text:p>0.720984761652958</text:p>
          </table:table-cell>
          <table:table-cell table:style-name="ce3" office:value-type="float" office:value="0.0413178662268761" calcext:value-type="float">
            <text:p>0.0413178662268761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float" office:value="19.6096617698669" calcext:value-type="float">
            <text:p>19.6096617698669</text:p>
          </table:table-cell>
          <table:table-cell table:style-name="ce2" office:value-type="float" office:value="0.680462224133784" calcext:value-type="float">
            <text:p>0.680462224133784</text:p>
          </table:table-cell>
          <table:table-cell table:style-name="ce2" office:value-type="float" office:value="3.97389268875122" calcext:value-type="float">
            <text:p>3.97389268875122</text:p>
          </table:table-cell>
          <table:table-cell table:style-name="ce2" office:value-type="float" office:value="0.184256031596054" calcext:value-type="float">
            <text:p>0.184256031596054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o', 'kernel': 'linear', 'shrinking': Fals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20984761652958" calcext:value-type="float">
            <text:p>0.720984761652958</text:p>
          </table:table-cell>
          <table:table-cell table:style-name="ce3" office:value-type="float" office:value="0.0413178662268761" calcext:value-type="float">
            <text:p>0.0413178662268761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float" office:value="19.2518025875092" calcext:value-type="float">
            <text:p>19.2518025875092</text:p>
          </table:table-cell>
          <table:table-cell table:style-name="ce2" office:value-type="float" office:value="0.581803379686173" calcext:value-type="float">
            <text:p>0.581803379686173</text:p>
          </table:table-cell>
          <table:table-cell table:style-name="ce2" office:value-type="float" office:value="3.98443517684937" calcext:value-type="float">
            <text:p>3.98443517684937</text:p>
          </table:table-cell>
          <table:table-cell table:style-name="ce2" office:value-type="float" office:value="0.153112732694295" calcext:value-type="float">
            <text:p>0.153112732694295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r', 'kernel': 'linear', 'shrinking': Tru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20984761652958" calcext:value-type="float">
            <text:p>0.720984761652958</text:p>
          </table:table-cell>
          <table:table-cell table:style-name="ce3" office:value-type="float" office:value="0.0413178662268761" calcext:value-type="float">
            <text:p>0.0413178662268761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float" office:value="19.7172871112824" calcext:value-type="float">
            <text:p>19.7172871112824</text:p>
          </table:table-cell>
          <table:table-cell table:style-name="ce2" office:value-type="float" office:value="0.603989420541506" calcext:value-type="float">
            <text:p>0.603989420541506</text:p>
          </table:table-cell>
          <table:table-cell table:style-name="ce2" office:value-type="float" office:value="4.02045683860779" calcext:value-type="float">
            <text:p>4.02045683860779</text:p>
          </table:table-cell>
          <table:table-cell table:style-name="ce2" office:value-type="float" office:value="0.168178644761883" calcext:value-type="float">
            <text:p>0.168178644761883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r', 'kernel': 'linear', 'shrinking': False}</text:p>
          </table:table-cell>
          <table:table-cell table:style-name="ce3" office:value-type="float" office:value="0.681090193874684" calcext:value-type="float">
            <text:p>0.681090193874684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20984761652958" calcext:value-type="float">
            <text:p>0.720984761652958</text:p>
          </table:table-cell>
          <table:table-cell table:style-name="ce3" office:value-type="float" office:value="0.0413178662268761" calcext:value-type="float">
            <text:p>0.0413178662268761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float" office:value="19.2616921424866" calcext:value-type="float">
            <text:p>19.2616921424866</text:p>
          </table:table-cell>
          <table:table-cell table:style-name="ce2" office:value-type="float" office:value="0.665979317878053" calcext:value-type="float">
            <text:p>0.665979317878053</text:p>
          </table:table-cell>
          <table:table-cell table:style-name="ce2" office:value-type="float" office:value="3.98565540313721" calcext:value-type="float">
            <text:p>3.98565540313721</text:p>
          </table:table-cell>
          <table:table-cell table:style-name="ce2" office:value-type="float" office:value="0.155588869084556" calcext:value-type="float">
            <text:p>0.15558886908455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o', 'kernel': 'linear', 'shrinking': True}</text:p>
          </table:table-cell>
          <table:table-cell table:style-name="ce3" office:value-type="float" office:value="0.67996628266367" calcext:value-type="float">
            <text:p>0.67996628266367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19691963671576" calcext:value-type="float">
            <text:p>0.719691963671576</text:p>
          </table:table-cell>
          <table:table-cell table:style-name="ce3" office:value-type="float" office:value="0.0411509058465635" calcext:value-type="float">
            <text:p>0.0411509058465635</text:p>
          </table:table-cell>
          <table:table-cell table:style-name="ce3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19.5303145885468" calcext:value-type="float">
            <text:p>19.5303145885468</text:p>
          </table:table-cell>
          <table:table-cell table:style-name="ce2" office:value-type="float" office:value="0.635778253222272" calcext:value-type="float">
            <text:p>0.635778253222272</text:p>
          </table:table-cell>
          <table:table-cell table:style-name="ce2" office:value-type="float" office:value="3.95779590606689" calcext:value-type="float">
            <text:p>3.95779590606689</text:p>
          </table:table-cell>
          <table:table-cell table:style-name="ce2" office:value-type="float" office:value="0.170839480858318" calcext:value-type="float">
            <text:p>0.170839480858318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o', 'kernel': 'linear', 'shrinking': False}</text:p>
          </table:table-cell>
          <table:table-cell table:style-name="ce3" office:value-type="float" office:value="0.67996628266367" calcext:value-type="float">
            <text:p>0.67996628266367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19691963671576" calcext:value-type="float">
            <text:p>0.719691963671576</text:p>
          </table:table-cell>
          <table:table-cell table:style-name="ce3" office:value-type="float" office:value="0.0411509058465635" calcext:value-type="float">
            <text:p>0.0411509058465635</text:p>
          </table:table-cell>
          <table:table-cell table:style-name="ce3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float" office:value="19.1720381736755" calcext:value-type="float">
            <text:p>19.1720381736755</text:p>
          </table:table-cell>
          <table:table-cell table:style-name="ce2" office:value-type="float" office:value="0.569417701379686" calcext:value-type="float">
            <text:p>0.569417701379686</text:p>
          </table:table-cell>
          <table:table-cell table:style-name="ce2" office:value-type="float" office:value="3.95937881469727" calcext:value-type="float">
            <text:p>3.95937881469727</text:p>
          </table:table-cell>
          <table:table-cell table:style-name="ce2" office:value-type="float" office:value="0.162831429925471" calcext:value-type="float">
            <text:p>0.162831429925471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r', 'kernel': 'linear', 'shrinking': True}</text:p>
          </table:table-cell>
          <table:table-cell table:style-name="ce3" office:value-type="float" office:value="0.67996628266367" calcext:value-type="float">
            <text:p>0.67996628266367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19691963671576" calcext:value-type="float">
            <text:p>0.719691963671576</text:p>
          </table:table-cell>
          <table:table-cell table:style-name="ce3" office:value-type="float" office:value="0.0411509058465635" calcext:value-type="float">
            <text:p>0.0411509058465635</text:p>
          </table:table-cell>
          <table:table-cell table:style-name="ce3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float" office:value="19.5732357025146" calcext:value-type="float">
            <text:p>19.5732357025146</text:p>
          </table:table-cell>
          <table:table-cell table:style-name="ce2" office:value-type="float" office:value="0.636747780417851" calcext:value-type="float">
            <text:p>0.636747780417851</text:p>
          </table:table-cell>
          <table:table-cell table:style-name="ce2" office:value-type="float" office:value="3.94651927947998" calcext:value-type="float">
            <text:p>3.94651927947998</text:p>
          </table:table-cell>
          <table:table-cell table:style-name="ce2" office:value-type="float" office:value="0.156399065282058" calcext:value-type="float">
            <text:p>0.156399065282058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r', 'kernel': 'linear', 'shrinking': False}</text:p>
          </table:table-cell>
          <table:table-cell table:style-name="ce3" office:value-type="float" office:value="0.67996628266367" calcext:value-type="float">
            <text:p>0.67996628266367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19691963671576" calcext:value-type="float">
            <text:p>0.719691963671576</text:p>
          </table:table-cell>
          <table:table-cell table:style-name="ce3" office:value-type="float" office:value="0.0411509058465635" calcext:value-type="float">
            <text:p>0.0411509058465635</text:p>
          </table:table-cell>
          <table:table-cell table:style-name="ce3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float" office:value="19.2291141986847" calcext:value-type="float">
            <text:p>19.2291141986847</text:p>
          </table:table-cell>
          <table:table-cell table:style-name="ce2" office:value-type="float" office:value="0.657889511865237" calcext:value-type="float">
            <text:p>0.657889511865237</text:p>
          </table:table-cell>
          <table:table-cell table:style-name="ce2" office:value-type="float" office:value="3.97162766456604" calcext:value-type="float">
            <text:p>3.97162766456604</text:p>
          </table:table-cell>
          <table:table-cell table:style-name="ce2" office:value-type="float" office:value="0.174639685487106" calcext:value-type="float">
            <text:p>0.17463968548710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o', 'kernel': 'linear', 'shrinking': Tru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18005654619052" calcext:value-type="float">
            <text:p>0.718005654619052</text:p>
          </table:table-cell>
          <table:table-cell table:style-name="ce3" office:value-type="float" office:value="0.0409006761335235" calcext:value-type="float">
            <text:p>0.0409006761335235</text:p>
          </table:table-cell>
          <table:table-cell table:style-name="ce3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float" office:value="19.7104371070862" calcext:value-type="float">
            <text:p>19.7104371070862</text:p>
          </table:table-cell>
          <table:table-cell table:style-name="ce2" office:value-type="float" office:value="0.575092775059717" calcext:value-type="float">
            <text:p>0.575092775059717</text:p>
          </table:table-cell>
          <table:table-cell table:style-name="ce2" office:value-type="float" office:value="3.98388662338257" calcext:value-type="float">
            <text:p>3.98388662338257</text:p>
          </table:table-cell>
          <table:table-cell table:style-name="ce2" office:value-type="float" office:value="0.171643760569283" calcext:value-type="float">
            <text:p>0.17164376056928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o', 'kernel': 'linear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18005654619052" calcext:value-type="float">
            <text:p>0.718005654619052</text:p>
          </table:table-cell>
          <table:table-cell table:style-name="ce3" office:value-type="float" office:value="0.0409006761335235" calcext:value-type="float">
            <text:p>0.0409006761335235</text:p>
          </table:table-cell>
          <table:table-cell table:style-name="ce3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float" office:value="19.2617704868317" calcext:value-type="float">
            <text:p>19.2617704868317</text:p>
          </table:table-cell>
          <table:table-cell table:style-name="ce2" office:value-type="float" office:value="0.624291135007509" calcext:value-type="float">
            <text:p>0.624291135007509</text:p>
          </table:table-cell>
          <table:table-cell table:style-name="ce2" office:value-type="float" office:value="3.99414095878601" calcext:value-type="float">
            <text:p>3.99414095878601</text:p>
          </table:table-cell>
          <table:table-cell table:style-name="ce2" office:value-type="float" office:value="0.160534569800196" calcext:value-type="float">
            <text:p>0.16053456980019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r', 'kernel': 'linear', 'shrinking': Tru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18005654619052" calcext:value-type="float">
            <text:p>0.718005654619052</text:p>
          </table:table-cell>
          <table:table-cell table:style-name="ce3" office:value-type="float" office:value="0.0409006761335235" calcext:value-type="float">
            <text:p>0.0409006761335235</text:p>
          </table:table-cell>
          <table:table-cell table:style-name="ce3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float" office:value="19.5723639011383" calcext:value-type="float">
            <text:p>19.5723639011383</text:p>
          </table:table-cell>
          <table:table-cell table:style-name="ce2" office:value-type="float" office:value="0.671054265484398" calcext:value-type="float">
            <text:p>0.671054265484398</text:p>
          </table:table-cell>
          <table:table-cell table:style-name="ce2" office:value-type="float" office:value="3.94961309432983" calcext:value-type="float">
            <text:p>3.94961309432983</text:p>
          </table:table-cell>
          <table:table-cell table:style-name="ce2" office:value-type="float" office:value="0.162140093497357" calcext:value-type="float">
            <text:p>0.162140093497357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r', 'kernel': 'linear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18005654619052" calcext:value-type="float">
            <text:p>0.718005654619052</text:p>
          </table:table-cell>
          <table:table-cell table:style-name="ce3" office:value-type="float" office:value="0.0409006761335235" calcext:value-type="float">
            <text:p>0.0409006761335235</text:p>
          </table:table-cell>
          <table:table-cell table:style-name="ce3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float" office:value="19.1687740325928" calcext:value-type="float">
            <text:p>19.1687740325928</text:p>
          </table:table-cell>
          <table:table-cell table:style-name="ce2" office:value-type="float" office:value="0.621601121128668" calcext:value-type="float">
            <text:p>0.621601121128668</text:p>
          </table:table-cell>
          <table:table-cell table:style-name="ce2" office:value-type="float" office:value="3.9515034198761" calcext:value-type="float">
            <text:p>3.9515034198761</text:p>
          </table:table-cell>
          <table:table-cell table:style-name="ce2" office:value-type="float" office:value="0.172816931818828" calcext:value-type="float">
            <text:p>0.172816931818828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82405845980888" calcext:value-type="float">
            <text:p>0.682405845980888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443572660402" calcext:value-type="float">
            <text:p>0.717443572660402</text:p>
          </table:table-cell>
          <table:table-cell table:style-name="ce3" office:value-type="float" office:value="0.0406180814041405" calcext:value-type="float">
            <text:p>0.0406180814041405</text:p>
          </table:table-cell>
          <table:table-cell table:style-name="ce3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float" office:value="19.685789680481" calcext:value-type="float">
            <text:p>19.685789680481</text:p>
          </table:table-cell>
          <table:table-cell table:style-name="ce2" office:value-type="float" office:value="0.693809890830986" calcext:value-type="float">
            <text:p>0.693809890830986</text:p>
          </table:table-cell>
          <table:table-cell table:style-name="ce2" office:value-type="float" office:value="3.93371052742004" calcext:value-type="float">
            <text:p>3.93371052742004</text:p>
          </table:table-cell>
          <table:table-cell table:style-name="ce2" office:value-type="float" office:value="0.169311853270434" calcext:value-type="float">
            <text:p>0.169311853270434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82405845980888" calcext:value-type="float">
            <text:p>0.682405845980888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443572660402" calcext:value-type="float">
            <text:p>0.717443572660402</text:p>
          </table:table-cell>
          <table:table-cell table:style-name="ce3" office:value-type="float" office:value="0.0406180814041405" calcext:value-type="float">
            <text:p>0.0406180814041405</text:p>
          </table:table-cell>
          <table:table-cell table:style-name="ce3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float" office:value="19.203546333313" calcext:value-type="float">
            <text:p>19.203546333313</text:p>
          </table:table-cell>
          <table:table-cell table:style-name="ce2" office:value-type="float" office:value="0.611942435697159" calcext:value-type="float">
            <text:p>0.611942435697159</text:p>
          </table:table-cell>
          <table:table-cell table:style-name="ce2" office:value-type="float" office:value="3.94557647705078" calcext:value-type="float">
            <text:p>3.94557647705078</text:p>
          </table:table-cell>
          <table:table-cell table:style-name="ce2" office:value-type="float" office:value="0.177329152000888" calcext:value-type="float">
            <text:p>0.177329152000888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82405845980888" calcext:value-type="float">
            <text:p>0.682405845980888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443572660402" calcext:value-type="float">
            <text:p>0.717443572660402</text:p>
          </table:table-cell>
          <table:table-cell table:style-name="ce3" office:value-type="float" office:value="0.0406180814041405" calcext:value-type="float">
            <text:p>0.0406180814041405</text:p>
          </table:table-cell>
          <table:table-cell table:style-name="ce3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float" office:value="19.7072080612183" calcext:value-type="float">
            <text:p>19.7072080612183</text:p>
          </table:table-cell>
          <table:table-cell table:style-name="ce2" office:value-type="float" office:value="0.691155638238209" calcext:value-type="float">
            <text:p>0.691155638238209</text:p>
          </table:table-cell>
          <table:table-cell table:style-name="ce2" office:value-type="float" office:value="3.97524819374085" calcext:value-type="float">
            <text:p>3.97524819374085</text:p>
          </table:table-cell>
          <table:table-cell table:style-name="ce2" office:value-type="float" office:value="0.171638356667484" calcext:value-type="float">
            <text:p>0.171638356667484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82405845980888" calcext:value-type="float">
            <text:p>0.682405845980888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443572660402" calcext:value-type="float">
            <text:p>0.717443572660402</text:p>
          </table:table-cell>
          <table:table-cell table:style-name="ce3" office:value-type="float" office:value="0.0406180814041405" calcext:value-type="float">
            <text:p>0.0406180814041405</text:p>
          </table:table-cell>
          <table:table-cell table:style-name="ce3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float" office:value="19.339968252182" calcext:value-type="float">
            <text:p>19.339968252182</text:p>
          </table:table-cell>
          <table:table-cell table:style-name="ce2" office:value-type="float" office:value="0.631835381604222" calcext:value-type="float">
            <text:p>0.631835381604222</text:p>
          </table:table-cell>
          <table:table-cell table:style-name="ce2" office:value-type="float" office:value="3.99830479621887" calcext:value-type="float">
            <text:p>3.99830479621887</text:p>
          </table:table-cell>
          <table:table-cell table:style-name="ce2" office:value-type="float" office:value="0.166553298849571" calcext:value-type="float">
            <text:p>0.166553298849571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o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314221472738" calcext:value-type="float">
            <text:p>0.679314221472738</text:p>
          </table:table-cell>
          <table:table-cell table:style-name="ce3" office:value-type="float" office:value="0.694491287240023" calcext:value-type="float">
            <text:p>0.694491287240023</text:p>
          </table:table-cell>
          <table:table-cell table:style-name="ce3" office:value-type="float" office:value="0.716600402339997" calcext:value-type="float">
            <text:p>0.716600402339997</text:p>
          </table:table-cell>
          <table:table-cell table:style-name="ce3" office:value-type="float" office:value="0.0407338107431863" calcext:value-type="float">
            <text:p>0.0407338107431863</text:p>
          </table:table-cell>
          <table:table-cell table:style-name="ce3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office:value-type="float" office:value="19.7611047267914" calcext:value-type="float">
            <text:p>19.7611047267914</text:p>
          </table:table-cell>
          <table:table-cell table:style-name="ce2" office:value-type="float" office:value="0.70721091074653" calcext:value-type="float">
            <text:p>0.70721091074653</text:p>
          </table:table-cell>
          <table:table-cell table:style-name="ce2" office:value-type="float" office:value="3.94956555366516" calcext:value-type="float">
            <text:p>3.94956555366516</text:p>
          </table:table-cell>
          <table:table-cell table:style-name="ce2" office:value-type="float" office:value="0.157456750803334" calcext:value-type="float">
            <text:p>0.157456750803334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o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314221472738" calcext:value-type="float">
            <text:p>0.679314221472738</text:p>
          </table:table-cell>
          <table:table-cell table:style-name="ce3" office:value-type="float" office:value="0.694491287240023" calcext:value-type="float">
            <text:p>0.694491287240023</text:p>
          </table:table-cell>
          <table:table-cell table:style-name="ce3" office:value-type="float" office:value="0.716600402339997" calcext:value-type="float">
            <text:p>0.716600402339997</text:p>
          </table:table-cell>
          <table:table-cell table:style-name="ce3" office:value-type="float" office:value="0.0407338107431863" calcext:value-type="float">
            <text:p>0.0407338107431863</text:p>
          </table:table-cell>
          <table:table-cell table:style-name="ce3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float" office:value="19.1962777137756" calcext:value-type="float">
            <text:p>19.1962777137756</text:p>
          </table:table-cell>
          <table:table-cell table:style-name="ce2" office:value-type="float" office:value="0.607355852075714" calcext:value-type="float">
            <text:p>0.607355852075714</text:p>
          </table:table-cell>
          <table:table-cell table:style-name="ce2" office:value-type="float" office:value="3.95172829627991" calcext:value-type="float">
            <text:p>3.95172829627991</text:p>
          </table:table-cell>
          <table:table-cell table:style-name="ce2" office:value-type="float" office:value="0.167672795401125" calcext:value-type="float">
            <text:p>0.167672795401125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r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314221472738" calcext:value-type="float">
            <text:p>0.679314221472738</text:p>
          </table:table-cell>
          <table:table-cell table:style-name="ce3" office:value-type="float" office:value="0.694491287240023" calcext:value-type="float">
            <text:p>0.694491287240023</text:p>
          </table:table-cell>
          <table:table-cell table:style-name="ce3" office:value-type="float" office:value="0.716600402339997" calcext:value-type="float">
            <text:p>0.716600402339997</text:p>
          </table:table-cell>
          <table:table-cell table:style-name="ce3" office:value-type="float" office:value="0.0407338107431863" calcext:value-type="float">
            <text:p>0.0407338107431863</text:p>
          </table:table-cell>
          <table:table-cell table:style-name="ce3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float" office:value="19.7458584308624" calcext:value-type="float">
            <text:p>19.7458584308624</text:p>
          </table:table-cell>
          <table:table-cell table:style-name="ce2" office:value-type="float" office:value="0.594326013101691" calcext:value-type="float">
            <text:p>0.594326013101691</text:p>
          </table:table-cell>
          <table:table-cell table:style-name="ce2" office:value-type="float" office:value="3.93431930541992" calcext:value-type="float">
            <text:p>3.93431930541992</text:p>
          </table:table-cell>
          <table:table-cell table:style-name="ce2" office:value-type="float" office:value="0.163926870354953" calcext:value-type="float">
            <text:p>0.163926870354953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r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314221472738" calcext:value-type="float">
            <text:p>0.679314221472738</text:p>
          </table:table-cell>
          <table:table-cell table:style-name="ce3" office:value-type="float" office:value="0.694491287240023" calcext:value-type="float">
            <text:p>0.694491287240023</text:p>
          </table:table-cell>
          <table:table-cell table:style-name="ce3" office:value-type="float" office:value="0.716600402339997" calcext:value-type="float">
            <text:p>0.716600402339997</text:p>
          </table:table-cell>
          <table:table-cell table:style-name="ce3" office:value-type="float" office:value="0.0407338107431863" calcext:value-type="float">
            <text:p>0.0407338107431863</text:p>
          </table:table-cell>
          <table:table-cell table:style-name="ce3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19.3009285449982" calcext:value-type="float">
            <text:p>19.3009285449982</text:p>
          </table:table-cell>
          <table:table-cell table:style-name="ce2" office:value-type="float" office:value="0.57333081244726" calcext:value-type="float">
            <text:p>0.57333081244726</text:p>
          </table:table-cell>
          <table:table-cell table:style-name="ce2" office:value-type="float" office:value="3.93459911346436" calcext:value-type="float">
            <text:p>3.93459911346436</text:p>
          </table:table-cell>
          <table:table-cell table:style-name="ce2" office:value-type="float" office:value="0.170188952644035" calcext:value-type="float">
            <text:p>0.170188952644035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o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734682405846" calcext:value-type="float">
            <text:p>0.67734682405846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525132982735" calcext:value-type="float">
            <text:p>0.71525132982735</text:p>
          </table:table-cell>
          <table:table-cell table:style-name="ce3" office:value-type="float" office:value="0.0405032963059914" calcext:value-type="float">
            <text:p>0.0405032963059914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office:value-type="float" office:value="19.8232643127441" calcext:value-type="float">
            <text:p>19.8232643127441</text:p>
          </table:table-cell>
          <table:table-cell table:style-name="ce2" office:value-type="float" office:value="0.672958119386581" calcext:value-type="float">
            <text:p>0.672958119386581</text:p>
          </table:table-cell>
          <table:table-cell table:style-name="ce2" office:value-type="float" office:value="3.96141653060913" calcext:value-type="float">
            <text:p>3.96141653060913</text:p>
          </table:table-cell>
          <table:table-cell table:style-name="ce2" office:value-type="float" office:value="0.187446008068927" calcext:value-type="float">
            <text:p>0.187446008068927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o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734682405846" calcext:value-type="float">
            <text:p>0.67734682405846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525132982735" calcext:value-type="float">
            <text:p>0.71525132982735</text:p>
          </table:table-cell>
          <table:table-cell table:style-name="ce3" office:value-type="float" office:value="0.0405032963059914" calcext:value-type="float">
            <text:p>0.0405032963059914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office:value-type="float" office:value="19.3940382957459" calcext:value-type="float">
            <text:p>19.3940382957459</text:p>
          </table:table-cell>
          <table:table-cell table:style-name="ce2" office:value-type="float" office:value="0.60220832774115" calcext:value-type="float">
            <text:p>0.60220832774115</text:p>
          </table:table-cell>
          <table:table-cell table:style-name="ce2" office:value-type="float" office:value="3.99850358963013" calcext:value-type="float">
            <text:p>3.99850358963013</text:p>
          </table:table-cell>
          <table:table-cell table:style-name="ce2" office:value-type="float" office:value="0.169032229071946" calcext:value-type="float">
            <text:p>0.16903222907194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r', 'kernel': 'linear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734682405846" calcext:value-type="float">
            <text:p>0.67734682405846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525132982735" calcext:value-type="float">
            <text:p>0.71525132982735</text:p>
          </table:table-cell>
          <table:table-cell table:style-name="ce3" office:value-type="float" office:value="0.0405032963059914" calcext:value-type="float">
            <text:p>0.0405032963059914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float" office:value="19.884415769577" calcext:value-type="float">
            <text:p>19.884415769577</text:p>
          </table:table-cell>
          <table:table-cell table:style-name="ce2" office:value-type="float" office:value="0.640651229779249" calcext:value-type="float">
            <text:p>0.640651229779249</text:p>
          </table:table-cell>
          <table:table-cell table:style-name="ce2" office:value-type="float" office:value="3.9685558795929" calcext:value-type="float">
            <text:p>3.9685558795929</text:p>
          </table:table-cell>
          <table:table-cell table:style-name="ce2" office:value-type="float" office:value="0.159844869581497" calcext:value-type="float">
            <text:p>0.159844869581497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r', 'kernel': 'linear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734682405846" calcext:value-type="float">
            <text:p>0.67734682405846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525132982735" calcext:value-type="float">
            <text:p>0.71525132982735</text:p>
          </table:table-cell>
          <table:table-cell table:style-name="ce3" office:value-type="float" office:value="0.0405032963059914" calcext:value-type="float">
            <text:p>0.0405032963059914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office:value-type="float" office:value="19.2985408782959" calcext:value-type="float">
            <text:p>19.2985408782959</text:p>
          </table:table-cell>
          <table:table-cell table:style-name="ce2" office:value-type="float" office:value="0.64967619464383" calcext:value-type="float">
            <text:p>0.64967619464383</text:p>
          </table:table-cell>
          <table:table-cell table:style-name="ce2" office:value-type="float" office:value="3.93910984992981" calcext:value-type="float">
            <text:p>3.93910984992981</text:p>
          </table:table-cell>
          <table:table-cell table:style-name="ce2" office:value-type="float" office:value="0.175312203217328" calcext:value-type="float">
            <text:p>0.17531220321732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o', 'kernel': 'linear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5997751545812" calcext:value-type="float">
            <text:p>0.775997751545812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4014695818232" calcext:value-type="float">
            <text:p>0.714014695818232</text:p>
          </table:table-cell>
          <table:table-cell table:style-name="ce3" office:value-type="float" office:value="0.0414045419140303" calcext:value-type="float">
            <text:p>0.0414045419140303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float" office:value="19.8657438755035" calcext:value-type="float">
            <text:p>19.8657438755035</text:p>
          </table:table-cell>
          <table:table-cell table:style-name="ce2" office:value-type="float" office:value="0.641713067947588" calcext:value-type="float">
            <text:p>0.641713067947588</text:p>
          </table:table-cell>
          <table:table-cell table:style-name="ce2" office:value-type="float" office:value="3.93226232528687" calcext:value-type="float">
            <text:p>3.93226232528687</text:p>
          </table:table-cell>
          <table:table-cell table:style-name="ce2" office:value-type="float" office:value="0.165195513869038" calcext:value-type="float">
            <text:p>0.16519551386903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o', 'kernel': 'linear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5997751545812" calcext:value-type="float">
            <text:p>0.775997751545812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4014695818232" calcext:value-type="float">
            <text:p>0.714014695818232</text:p>
          </table:table-cell>
          <table:table-cell table:style-name="ce3" office:value-type="float" office:value="0.0414045419140303" calcext:value-type="float">
            <text:p>0.0414045419140303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float" office:value="19.3700501918793" calcext:value-type="float">
            <text:p>19.3700501918793</text:p>
          </table:table-cell>
          <table:table-cell table:style-name="ce2" office:value-type="float" office:value="0.633135733562486" calcext:value-type="float">
            <text:p>0.633135733562486</text:p>
          </table:table-cell>
          <table:table-cell table:style-name="ce2" office:value-type="float" office:value="3.93404116630554" calcext:value-type="float">
            <text:p>3.93404116630554</text:p>
          </table:table-cell>
          <table:table-cell table:style-name="ce2" office:value-type="float" office:value="0.170188548287144" calcext:value-type="float">
            <text:p>0.170188548287144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r', 'kernel': 'linear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5997751545812" calcext:value-type="float">
            <text:p>0.775997751545812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4014695818232" calcext:value-type="float">
            <text:p>0.714014695818232</text:p>
          </table:table-cell>
          <table:table-cell table:style-name="ce3" office:value-type="float" office:value="0.0414045419140303" calcext:value-type="float">
            <text:p>0.0414045419140303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office:value-type="float" office:value="19.854049539566" calcext:value-type="float">
            <text:p>19.854049539566</text:p>
          </table:table-cell>
          <table:table-cell table:style-name="ce2" office:value-type="float" office:value="0.6413578547171" calcext:value-type="float">
            <text:p>0.6413578547171</text:p>
          </table:table-cell>
          <table:table-cell table:style-name="ce2" office:value-type="float" office:value="3.91780529022217" calcext:value-type="float">
            <text:p>3.91780529022217</text:p>
          </table:table-cell>
          <table:table-cell table:style-name="ce2" office:value-type="float" office:value="0.166900011147908" calcext:value-type="float">
            <text:p>0.16690001114790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r', 'kernel': 'linear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0421585160202" calcext:value-type="float">
            <text:p>0.750421585160202</text:p>
          </table:table-cell>
          <table:table-cell table:style-name="ce3" office:value-type="float" office:value="0.775997751545812" calcext:value-type="float">
            <text:p>0.775997751545812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4014695818232" calcext:value-type="float">
            <text:p>0.714014695818232</text:p>
          </table:table-cell>
          <table:table-cell table:style-name="ce3" office:value-type="float" office:value="0.0414045419140303" calcext:value-type="float">
            <text:p>0.0414045419140303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office:value-type="float" office:value="19.4877824783325" calcext:value-type="float">
            <text:p>19.4877824783325</text:p>
          </table:table-cell>
          <table:table-cell table:style-name="ce2" office:value-type="float" office:value="0.632255602572564" calcext:value-type="float">
            <text:p>0.632255602572564</text:p>
          </table:table-cell>
          <table:table-cell table:style-name="ce2" office:value-type="float" office:value="3.97552103996277" calcext:value-type="float">
            <text:p>3.97552103996277</text:p>
          </table:table-cell>
          <table:table-cell table:style-name="ce2" office:value-type="float" office:value="0.174554352474591" calcext:value-type="float">
            <text:p>0.174554352474591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o', 'kernel': 'linear', 'shrinking': True}</text:p>
          </table:table-cell>
          <table:table-cell table:style-name="ce3" office:value-type="float" office:value="0.677999438044394" calcext:value-type="float">
            <text:p>0.677999438044394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0601461495222" calcext:value-type="float">
            <text:p>0.67060146149522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2328386765709" calcext:value-type="float">
            <text:p>0.712328386765709</text:p>
          </table:table-cell>
          <table:table-cell table:style-name="ce3" office:value-type="float" office:value="0.0413591935225895" calcext:value-type="float">
            <text:p>0.0413591935225895</text:p>
          </table:table-cell>
          <table:table-cell table:style-name="ce3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float" office:value="20.0364801883698" calcext:value-type="float">
            <text:p>20.0364801883698</text:p>
          </table:table-cell>
          <table:table-cell table:style-name="ce2" office:value-type="float" office:value="0.656211985755823" calcext:value-type="float">
            <text:p>0.656211985755823</text:p>
          </table:table-cell>
          <table:table-cell table:style-name="ce2" office:value-type="float" office:value="3.95632662773132" calcext:value-type="float">
            <text:p>3.95632662773132</text:p>
          </table:table-cell>
          <table:table-cell table:style-name="ce2" office:value-type="float" office:value="0.159112221666175" calcext:value-type="float">
            <text:p>0.159112221666175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o', 'kernel': 'linear', 'shrinking': False}</text:p>
          </table:table-cell>
          <table:table-cell table:style-name="ce3" office:value-type="float" office:value="0.677999438044394" calcext:value-type="float">
            <text:p>0.677999438044394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0601461495222" calcext:value-type="float">
            <text:p>0.67060146149522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2328386765709" calcext:value-type="float">
            <text:p>0.712328386765709</text:p>
          </table:table-cell>
          <table:table-cell table:style-name="ce3" office:value-type="float" office:value="0.0413591935225895" calcext:value-type="float">
            <text:p>0.0413591935225895</text:p>
          </table:table-cell>
          <table:table-cell table:style-name="ce3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float" office:value="19.3741784095764" calcext:value-type="float">
            <text:p>19.3741784095764</text:p>
          </table:table-cell>
          <table:table-cell table:style-name="ce2" office:value-type="float" office:value="0.663083690683603" calcext:value-type="float">
            <text:p>0.663083690683603</text:p>
          </table:table-cell>
          <table:table-cell table:style-name="ce2" office:value-type="float" office:value="3.91870803833008" calcext:value-type="float">
            <text:p>3.91870803833008</text:p>
          </table:table-cell>
          <table:table-cell table:style-name="ce2" office:value-type="float" office:value="0.154133550823315" calcext:value-type="float">
            <text:p>0.154133550823315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r', 'kernel': 'linear', 'shrinking': True}</text:p>
          </table:table-cell>
          <table:table-cell table:style-name="ce3" office:value-type="float" office:value="0.677999438044394" calcext:value-type="float">
            <text:p>0.677999438044394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0601461495222" calcext:value-type="float">
            <text:p>0.67060146149522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2328386765709" calcext:value-type="float">
            <text:p>0.712328386765709</text:p>
          </table:table-cell>
          <table:table-cell table:style-name="ce3" office:value-type="float" office:value="0.0413591935225895" calcext:value-type="float">
            <text:p>0.0413591935225895</text:p>
          </table:table-cell>
          <table:table-cell table:style-name="ce3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float" office:value="19.8402839183807" calcext:value-type="float">
            <text:p>19.8402839183807</text:p>
          </table:table-cell>
          <table:table-cell table:style-name="ce2" office:value-type="float" office:value="0.661716740324591" calcext:value-type="float">
            <text:p>0.661716740324591</text:p>
          </table:table-cell>
          <table:table-cell table:style-name="ce2" office:value-type="float" office:value="3.92332587242126" calcext:value-type="float">
            <text:p>3.92332587242126</text:p>
          </table:table-cell>
          <table:table-cell table:style-name="ce2" office:value-type="float" office:value="0.165829738568619" calcext:value-type="float">
            <text:p>0.165829738568619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r', 'kernel': 'linear', 'shrinking': False}</text:p>
          </table:table-cell>
          <table:table-cell table:style-name="ce3" office:value-type="float" office:value="0.677999438044394" calcext:value-type="float">
            <text:p>0.677999438044394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0601461495222" calcext:value-type="float">
            <text:p>0.67060146149522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2328386765709" calcext:value-type="float">
            <text:p>0.712328386765709</text:p>
          </table:table-cell>
          <table:table-cell table:style-name="ce3" office:value-type="float" office:value="0.0413591935225895" calcext:value-type="float">
            <text:p>0.0413591935225895</text:p>
          </table:table-cell>
          <table:table-cell table:style-name="ce3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float" office:value="19.4112051010132" calcext:value-type="float">
            <text:p>19.4112051010132</text:p>
          </table:table-cell>
          <table:table-cell table:style-name="ce2" office:value-type="float" office:value="0.624851604311084" calcext:value-type="float">
            <text:p>0.624851604311084</text:p>
          </table:table-cell>
          <table:table-cell table:style-name="ce2" office:value-type="float" office:value="3.92539191246033" calcext:value-type="float">
            <text:p>3.92539191246033</text:p>
          </table:table-cell>
          <table:table-cell table:style-name="ce2" office:value-type="float" office:value="0.164597293267858" calcext:value-type="float">
            <text:p>0.16459729326785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linear', 'shrinking': Tru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68353007307476" calcext:value-type="float">
            <text:p>0.668353007307476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171012504065" calcext:value-type="float">
            <text:p>0.71171012504065</text:p>
          </table:table-cell>
          <table:table-cell table:style-name="ce3" office:value-type="float" office:value="0.0414976532091191" calcext:value-type="float">
            <text:p>0.0414976532091191</text:p>
          </table:table-cell>
          <table:table-cell table:style-name="ce3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office:value-type="float" office:value="19.9491948604584" calcext:value-type="float">
            <text:p>19.9491948604584</text:p>
          </table:table-cell>
          <table:table-cell table:style-name="ce2" office:value-type="float" office:value="0.697837434644095" calcext:value-type="float">
            <text:p>0.697837434644095</text:p>
          </table:table-cell>
          <table:table-cell table:style-name="ce2" office:value-type="float" office:value="3.90804862976074" calcext:value-type="float">
            <text:p>3.90804862976074</text:p>
          </table:table-cell>
          <table:table-cell table:style-name="ce2" office:value-type="float" office:value="0.164584095578384" calcext:value-type="float">
            <text:p>0.16458409557838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linear', 'shrinking': Fals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68353007307476" calcext:value-type="float">
            <text:p>0.668353007307476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171012504065" calcext:value-type="float">
            <text:p>0.71171012504065</text:p>
          </table:table-cell>
          <table:table-cell table:style-name="ce3" office:value-type="float" office:value="0.0414976532091191" calcext:value-type="float">
            <text:p>0.0414976532091191</text:p>
          </table:table-cell>
          <table:table-cell table:style-name="ce3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float" office:value="19.4174719810486" calcext:value-type="float">
            <text:p>19.4174719810486</text:p>
          </table:table-cell>
          <table:table-cell table:style-name="ce2" office:value-type="float" office:value="0.602486758377251" calcext:value-type="float">
            <text:p>0.602486758377251</text:p>
          </table:table-cell>
          <table:table-cell table:style-name="ce2" office:value-type="float" office:value="3.95812044143677" calcext:value-type="float">
            <text:p>3.95812044143677</text:p>
          </table:table-cell>
          <table:table-cell table:style-name="ce2" office:value-type="float" office:value="0.185077865996378" calcext:value-type="float">
            <text:p>0.18507786599637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linear', 'shrinking': Tru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68353007307476" calcext:value-type="float">
            <text:p>0.668353007307476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171012504065" calcext:value-type="float">
            <text:p>0.71171012504065</text:p>
          </table:table-cell>
          <table:table-cell table:style-name="ce3" office:value-type="float" office:value="0.0414976532091191" calcext:value-type="float">
            <text:p>0.0414976532091191</text:p>
          </table:table-cell>
          <table:table-cell table:style-name="ce3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float" office:value="20.0428576946259" calcext:value-type="float">
            <text:p>20.0428576946259</text:p>
          </table:table-cell>
          <table:table-cell table:style-name="ce2" office:value-type="float" office:value="0.639872539363419" calcext:value-type="float">
            <text:p>0.639872539363419</text:p>
          </table:table-cell>
          <table:table-cell table:style-name="ce2" office:value-type="float" office:value="3.94729208946228" calcext:value-type="float">
            <text:p>3.94729208946228</text:p>
          </table:table-cell>
          <table:table-cell table:style-name="ce2" office:value-type="float" office:value="0.153519214595629" calcext:value-type="float">
            <text:p>0.153519214595629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linear', 'shrinking': Fals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68353007307476" calcext:value-type="float">
            <text:p>0.668353007307476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171012504065" calcext:value-type="float">
            <text:p>0.71171012504065</text:p>
          </table:table-cell>
          <table:table-cell table:style-name="ce3" office:value-type="float" office:value="0.0414976532091191" calcext:value-type="float">
            <text:p>0.0414976532091191</text:p>
          </table:table-cell>
          <table:table-cell table:style-name="ce3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office:value-type="float" office:value="19.5010652065277" calcext:value-type="float">
            <text:p>19.5010652065277</text:p>
          </table:table-cell>
          <table:table-cell table:style-name="ce2" office:value-type="float" office:value="0.650449704079934" calcext:value-type="float">
            <text:p>0.650449704079934</text:p>
          </table:table-cell>
          <table:table-cell table:style-name="ce2" office:value-type="float" office:value="3.92125825881958" calcext:value-type="float">
            <text:p>3.92125825881958</text:p>
          </table:table-cell>
          <table:table-cell table:style-name="ce2" office:value-type="float" office:value="0.157752460056973" calcext:value-type="float">
            <text:p>0.15775246005697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o', 'kernel': 'linear', 'shrinking': Tru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0938729623384" calcext:value-type="float">
            <text:p>0.770938729623384</text:p>
          </table:table-cell>
          <table:table-cell table:style-name="ce3" office:value-type="float" office:value="0.666385609893198" calcext:value-type="float">
            <text:p>0.666385609893198</text:p>
          </table:table-cell>
          <table:table-cell table:style-name="ce3" office:value-type="float" office:value="0.689994378864531" calcext:value-type="float">
            <text:p>0.689994378864531</text:p>
          </table:table-cell>
          <table:table-cell table:style-name="ce3" office:value-type="float" office:value="0.710529702386227" calcext:value-type="float">
            <text:p>0.710529702386227</text:p>
          </table:table-cell>
          <table:table-cell table:style-name="ce3" office:value-type="float" office:value="0.0415473442445377" calcext:value-type="float">
            <text:p>0.0415473442445377</text:p>
          </table:table-cell>
          <table:table-cell table:style-name="ce3"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office:value-type="float" office:value="19.9663796901703" calcext:value-type="float">
            <text:p>19.9663796901703</text:p>
          </table:table-cell>
          <table:table-cell table:style-name="ce2" office:value-type="float" office:value="0.66466360136848" calcext:value-type="float">
            <text:p>0.66466360136848</text:p>
          </table:table-cell>
          <table:table-cell table:style-name="ce2" office:value-type="float" office:value="3.92792563438416" calcext:value-type="float">
            <text:p>3.92792563438416</text:p>
          </table:table-cell>
          <table:table-cell table:style-name="ce2" office:value-type="float" office:value="0.158649686380455" calcext:value-type="float">
            <text:p>0.158649686380455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o', 'kernel': 'linear', 'shrinking': Fals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0938729623384" calcext:value-type="float">
            <text:p>0.770938729623384</text:p>
          </table:table-cell>
          <table:table-cell table:style-name="ce3" office:value-type="float" office:value="0.666385609893198" calcext:value-type="float">
            <text:p>0.666385609893198</text:p>
          </table:table-cell>
          <table:table-cell table:style-name="ce3" office:value-type="float" office:value="0.689994378864531" calcext:value-type="float">
            <text:p>0.689994378864531</text:p>
          </table:table-cell>
          <table:table-cell table:style-name="ce3" office:value-type="float" office:value="0.710529702386227" calcext:value-type="float">
            <text:p>0.710529702386227</text:p>
          </table:table-cell>
          <table:table-cell table:style-name="ce3" office:value-type="float" office:value="0.0415473442445377" calcext:value-type="float">
            <text:p>0.0415473442445377</text:p>
          </table:table-cell>
          <table:table-cell table:style-name="ce3"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office:value-type="float" office:value="19.4438305854797" calcext:value-type="float">
            <text:p>19.4438305854797</text:p>
          </table:table-cell>
          <table:table-cell table:style-name="ce2" office:value-type="float" office:value="0.570810876096079" calcext:value-type="float">
            <text:p>0.570810876096079</text:p>
          </table:table-cell>
          <table:table-cell table:style-name="ce2" office:value-type="float" office:value="3.93076515197754" calcext:value-type="float">
            <text:p>3.93076515197754</text:p>
          </table:table-cell>
          <table:table-cell table:style-name="ce2" office:value-type="float" office:value="0.168870647621899" calcext:value-type="float">
            <text:p>0.168870647621899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r', 'kernel': 'linear', 'shrinking': Tru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0938729623384" calcext:value-type="float">
            <text:p>0.770938729623384</text:p>
          </table:table-cell>
          <table:table-cell table:style-name="ce3" office:value-type="float" office:value="0.666385609893198" calcext:value-type="float">
            <text:p>0.666385609893198</text:p>
          </table:table-cell>
          <table:table-cell table:style-name="ce3" office:value-type="float" office:value="0.689994378864531" calcext:value-type="float">
            <text:p>0.689994378864531</text:p>
          </table:table-cell>
          <table:table-cell table:style-name="ce3" office:value-type="float" office:value="0.710529702386227" calcext:value-type="float">
            <text:p>0.710529702386227</text:p>
          </table:table-cell>
          <table:table-cell table:style-name="ce3" office:value-type="float" office:value="0.0415473442445377" calcext:value-type="float">
            <text:p>0.0415473442445377</text:p>
          </table:table-cell>
          <table:table-cell table:style-name="ce3"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float" office:value="20.088659620285" calcext:value-type="float">
            <text:p>20.088659620285</text:p>
          </table:table-cell>
          <table:table-cell table:style-name="ce2" office:value-type="float" office:value="0.634902265868819" calcext:value-type="float">
            <text:p>0.634902265868819</text:p>
          </table:table-cell>
          <table:table-cell table:style-name="ce2" office:value-type="float" office:value="3.89950160980225" calcext:value-type="float">
            <text:p>3.89950160980225</text:p>
          </table:table-cell>
          <table:table-cell table:style-name="ce2" office:value-type="float" office:value="0.137292698504465" calcext:value-type="float">
            <text:p>0.137292698504465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r', 'kernel': 'linear', 'shrinking': Fals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8735244519393" calcext:value-type="float">
            <text:p>0.748735244519393</text:p>
          </table:table-cell>
          <table:table-cell table:style-name="ce3" office:value-type="float" office:value="0.770938729623384" calcext:value-type="float">
            <text:p>0.770938729623384</text:p>
          </table:table-cell>
          <table:table-cell table:style-name="ce3" office:value-type="float" office:value="0.666385609893198" calcext:value-type="float">
            <text:p>0.666385609893198</text:p>
          </table:table-cell>
          <table:table-cell table:style-name="ce3" office:value-type="float" office:value="0.689994378864531" calcext:value-type="float">
            <text:p>0.689994378864531</text:p>
          </table:table-cell>
          <table:table-cell table:style-name="ce3" office:value-type="float" office:value="0.710529702386227" calcext:value-type="float">
            <text:p>0.710529702386227</text:p>
          </table:table-cell>
          <table:table-cell table:style-name="ce3" office:value-type="float" office:value="0.0415473442445377" calcext:value-type="float">
            <text:p>0.0415473442445377</text:p>
          </table:table-cell>
          <table:table-cell table:style-name="ce3"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float" office:value="38.730216550827" calcext:value-type="float">
            <text:p>38.730216550827</text:p>
          </table:table-cell>
          <table:table-cell table:style-name="ce2" office:value-type="float" office:value="0.617163805665461" calcext:value-type="float">
            <text:p>0.617163805665461</text:p>
          </table:table-cell>
          <table:table-cell table:style-name="ce2" office:value-type="float" office:value="6.30960884094238" calcext:value-type="float">
            <text:p>6.30960884094238</text:p>
          </table:table-cell>
          <table:table-cell table:style-name="ce2" office:value-type="float" office:value="0.238998536611785" calcext:value-type="float">
            <text:p>0.238998536611785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o', 'kernel': 'sigmoid', 'shrinking': True}</text:p>
          </table:table-cell>
          <table:table-cell table:style-name="ce3" office:value-type="float" office:value="0.347288564203428" calcext:value-type="float">
            <text:p>0.347288564203428</text:p>
          </table:table-cell>
          <table:table-cell table:style-name="ce3" office:value-type="float" office:value="0.413153456998314" calcext:value-type="float">
            <text:p>0.413153456998314</text:p>
          </table:table-cell>
          <table:table-cell table:style-name="ce3" office:value-type="float" office:value="0.426925238898257" calcext:value-type="float">
            <text:p>0.426925238898257</text:p>
          </table:table-cell>
          <table:table-cell table:style-name="ce3" office:value-type="float" office:value="0.489881956155143" calcext:value-type="float">
            <text:p>0.489881956155143</text:p>
          </table:table-cell>
          <table:table-cell table:style-name="ce3" office:value-type="float" office:value="0.483136593591906" calcext:value-type="float">
            <text:p>0.483136593591906</text:p>
          </table:table-cell>
          <table:table-cell table:style-name="ce3" office:value-type="float" office:value="0.43207716196941" calcext:value-type="float">
            <text:p>0.43207716196941</text:p>
          </table:table-cell>
          <table:table-cell table:style-name="ce3" office:value-type="float" office:value="0.0520042594808405" calcext:value-type="float">
            <text:p>0.0520042594808405</text:p>
          </table:table-cell>
          <table:table-cell table:style-name="ce3"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float" office:value="37.3784730434418" calcext:value-type="float">
            <text:p>37.3784730434418</text:p>
          </table:table-cell>
          <table:table-cell table:style-name="ce2" office:value-type="float" office:value="0.673189778363683" calcext:value-type="float">
            <text:p>0.673189778363683</text:p>
          </table:table-cell>
          <table:table-cell table:style-name="ce2" office:value-type="float" office:value="6.43283877372742" calcext:value-type="float">
            <text:p>6.43283877372742</text:p>
          </table:table-cell>
          <table:table-cell table:style-name="ce2" office:value-type="float" office:value="0.220319020477199" calcext:value-type="float">
            <text:p>0.22031902047719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o', 'kernel': 'sigmoid', 'shrinking': False}</text:p>
          </table:table-cell>
          <table:table-cell table:style-name="ce3" office:value-type="float" office:value="0.347288564203428" calcext:value-type="float">
            <text:p>0.347288564203428</text:p>
          </table:table-cell>
          <table:table-cell table:style-name="ce3" office:value-type="float" office:value="0.413153456998314" calcext:value-type="float">
            <text:p>0.413153456998314</text:p>
          </table:table-cell>
          <table:table-cell table:style-name="ce3" office:value-type="float" office:value="0.426925238898257" calcext:value-type="float">
            <text:p>0.426925238898257</text:p>
          </table:table-cell>
          <table:table-cell table:style-name="ce3" office:value-type="float" office:value="0.489881956155143" calcext:value-type="float">
            <text:p>0.489881956155143</text:p>
          </table:table-cell>
          <table:table-cell table:style-name="ce3" office:value-type="float" office:value="0.483136593591906" calcext:value-type="float">
            <text:p>0.483136593591906</text:p>
          </table:table-cell>
          <table:table-cell table:style-name="ce3" office:value-type="float" office:value="0.43207716196941" calcext:value-type="float">
            <text:p>0.43207716196941</text:p>
          </table:table-cell>
          <table:table-cell table:style-name="ce3" office:value-type="float" office:value="0.0520042594808405" calcext:value-type="float">
            <text:p>0.0520042594808405</text:p>
          </table:table-cell>
          <table:table-cell table:style-name="ce3"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office:value-type="float" office:value="38.81919465065" calcext:value-type="float">
            <text:p>38.81919465065</text:p>
          </table:table-cell>
          <table:table-cell table:style-name="ce2" office:value-type="float" office:value="0.718991941431937" calcext:value-type="float">
            <text:p>0.718991941431937</text:p>
          </table:table-cell>
          <table:table-cell table:style-name="ce2" office:value-type="float" office:value="6.41186299324036" calcext:value-type="float">
            <text:p>6.41186299324036</text:p>
          </table:table-cell>
          <table:table-cell table:style-name="ce2" office:value-type="float" office:value="0.206688041792412" calcext:value-type="float">
            <text:p>0.20668804179241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r', 'kernel': 'sigmoid', 'shrinking': True}</text:p>
          </table:table-cell>
          <table:table-cell table:style-name="ce3" office:value-type="float" office:value="0.347288564203428" calcext:value-type="float">
            <text:p>0.347288564203428</text:p>
          </table:table-cell>
          <table:table-cell table:style-name="ce3" office:value-type="float" office:value="0.413153456998314" calcext:value-type="float">
            <text:p>0.413153456998314</text:p>
          </table:table-cell>
          <table:table-cell table:style-name="ce3" office:value-type="float" office:value="0.426925238898257" calcext:value-type="float">
            <text:p>0.426925238898257</text:p>
          </table:table-cell>
          <table:table-cell table:style-name="ce3" office:value-type="float" office:value="0.489881956155143" calcext:value-type="float">
            <text:p>0.489881956155143</text:p>
          </table:table-cell>
          <table:table-cell table:style-name="ce3" office:value-type="float" office:value="0.483136593591906" calcext:value-type="float">
            <text:p>0.483136593591906</text:p>
          </table:table-cell>
          <table:table-cell table:style-name="ce3" office:value-type="float" office:value="0.43207716196941" calcext:value-type="float">
            <text:p>0.43207716196941</text:p>
          </table:table-cell>
          <table:table-cell table:style-name="ce3" office:value-type="float" office:value="0.0520042594808405" calcext:value-type="float">
            <text:p>0.0520042594808405</text:p>
          </table:table-cell>
          <table:table-cell table:style-name="ce3"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office:value-type="float" office:value="37.4986000537872" calcext:value-type="float">
            <text:p>37.4986000537872</text:p>
          </table:table-cell>
          <table:table-cell table:style-name="ce2" office:value-type="float" office:value="0.716535307012666" calcext:value-type="float">
            <text:p>0.716535307012666</text:p>
          </table:table-cell>
          <table:table-cell table:style-name="ce2" office:value-type="float" office:value="6.26104755401611" calcext:value-type="float">
            <text:p>6.26104755401611</text:p>
          </table:table-cell>
          <table:table-cell table:style-name="ce2" office:value-type="float" office:value="0.141240322906013" calcext:value-type="float">
            <text:p>0.141240322906013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r', 'kernel': 'sigmoid', 'shrinking': False}</text:p>
          </table:table-cell>
          <table:table-cell table:style-name="ce3" office:value-type="float" office:value="0.347288564203428" calcext:value-type="float">
            <text:p>0.347288564203428</text:p>
          </table:table-cell>
          <table:table-cell table:style-name="ce3" office:value-type="float" office:value="0.413153456998314" calcext:value-type="float">
            <text:p>0.413153456998314</text:p>
          </table:table-cell>
          <table:table-cell table:style-name="ce3" office:value-type="float" office:value="0.426925238898257" calcext:value-type="float">
            <text:p>0.426925238898257</text:p>
          </table:table-cell>
          <table:table-cell table:style-name="ce3" office:value-type="float" office:value="0.489881956155143" calcext:value-type="float">
            <text:p>0.489881956155143</text:p>
          </table:table-cell>
          <table:table-cell table:style-name="ce3" office:value-type="float" office:value="0.483136593591906" calcext:value-type="float">
            <text:p>0.483136593591906</text:p>
          </table:table-cell>
          <table:table-cell table:style-name="ce3" office:value-type="float" office:value="0.43207716196941" calcext:value-type="float">
            <text:p>0.43207716196941</text:p>
          </table:table-cell>
          <table:table-cell table:style-name="ce3" office:value-type="float" office:value="0.0520042594808405" calcext:value-type="float">
            <text:p>0.0520042594808405</text:p>
          </table:table-cell>
          <table:table-cell table:style-name="ce3"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float" office:value="26.657729101181" calcext:value-type="float">
            <text:p>26.657729101181</text:p>
          </table:table-cell>
          <table:table-cell table:style-name="ce2" office:value-type="float" office:value="0.673751305499595" calcext:value-type="float">
            <text:p>0.673751305499595</text:p>
          </table:table-cell>
          <table:table-cell table:style-name="ce2" office:value-type="float" office:value="5.0920051574707" calcext:value-type="float">
            <text:p>5.0920051574707</text:p>
          </table:table-cell>
          <table:table-cell table:style-name="ce2" office:value-type="float" office:value="0.210419679532223" calcext:value-type="float">
            <text:p>0.210419679532223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o', 'kernel': 'sigmoid', 'shrinking': True}</text:p>
          </table:table-cell>
          <table:table-cell table:style-name="ce3" office:value-type="float" office:value="0.638381567856139" calcext:value-type="float">
            <text:p>0.638381567856139</text:p>
          </table:table-cell>
          <table:table-cell table:style-name="ce3" office:value-type="float" office:value="0.732996065205172" calcext:value-type="float">
            <text:p>0.732996065205172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11262598000683" calcext:value-type="float">
            <text:p>0.711262598000683</text:p>
          </table:table-cell>
          <table:table-cell table:style-name="ce3" office:value-type="float" office:value="0.0447905309076157" calcext:value-type="float">
            <text:p>0.0447905309076157</text:p>
          </table:table-cell>
          <table:table-cell table:style-name="ce3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float" office:value="26.1657011032105" calcext:value-type="float">
            <text:p>26.1657011032105</text:p>
          </table:table-cell>
          <table:table-cell table:style-name="ce2" office:value-type="float" office:value="0.64289179654564" calcext:value-type="float">
            <text:p>0.64289179654564</text:p>
          </table:table-cell>
          <table:table-cell table:style-name="ce2" office:value-type="float" office:value="5.11595845222473" calcext:value-type="float">
            <text:p>5.11595845222473</text:p>
          </table:table-cell>
          <table:table-cell table:style-name="ce2" office:value-type="float" office:value="0.242869319488699" calcext:value-type="float">
            <text:p>0.242869319488699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o', 'kernel': 'sigmoid', 'shrinking': False}</text:p>
          </table:table-cell>
          <table:table-cell table:style-name="ce3" office:value-type="float" office:value="0.638381567856139" calcext:value-type="float">
            <text:p>0.638381567856139</text:p>
          </table:table-cell>
          <table:table-cell table:style-name="ce3" office:value-type="float" office:value="0.732996065205172" calcext:value-type="float">
            <text:p>0.732996065205172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11262598000683" calcext:value-type="float">
            <text:p>0.711262598000683</text:p>
          </table:table-cell>
          <table:table-cell table:style-name="ce3" office:value-type="float" office:value="0.0447905309076157" calcext:value-type="float">
            <text:p>0.0447905309076157</text:p>
          </table:table-cell>
          <table:table-cell table:style-name="ce3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float" office:value="27.244340801239" calcext:value-type="float">
            <text:p>27.244340801239</text:p>
          </table:table-cell>
          <table:table-cell table:style-name="ce2" office:value-type="float" office:value="1.21880379947776" calcext:value-type="float">
            <text:p>1.21880379947776</text:p>
          </table:table-cell>
          <table:table-cell table:style-name="ce2" office:value-type="float" office:value="5.11119575500488" calcext:value-type="float">
            <text:p>5.11119575500488</text:p>
          </table:table-cell>
          <table:table-cell table:style-name="ce2" office:value-type="float" office:value="0.28964602918817" calcext:value-type="float">
            <text:p>0.2896460291881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r', 'kernel': 'sigmoid', 'shrinking': True}</text:p>
          </table:table-cell>
          <table:table-cell table:style-name="ce3" office:value-type="float" office:value="0.638381567856139" calcext:value-type="float">
            <text:p>0.638381567856139</text:p>
          </table:table-cell>
          <table:table-cell table:style-name="ce3" office:value-type="float" office:value="0.732996065205172" calcext:value-type="float">
            <text:p>0.732996065205172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11262598000683" calcext:value-type="float">
            <text:p>0.711262598000683</text:p>
          </table:table-cell>
          <table:table-cell table:style-name="ce3" office:value-type="float" office:value="0.0447905309076157" calcext:value-type="float">
            <text:p>0.0447905309076157</text:p>
          </table:table-cell>
          <table:table-cell table:style-name="ce3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office:value-type="float" office:value="27.4631854057312" calcext:value-type="float">
            <text:p>27.4631854057312</text:p>
          </table:table-cell>
          <table:table-cell table:style-name="ce2" office:value-type="float" office:value="1.3049542467957" calcext:value-type="float">
            <text:p>1.3049542467957</text:p>
          </table:table-cell>
          <table:table-cell table:style-name="ce2" office:value-type="float" office:value="5.20906362533569" calcext:value-type="float">
            <text:p>5.20906362533569</text:p>
          </table:table-cell>
          <table:table-cell table:style-name="ce2" office:value-type="float" office:value="0.301339764115398" calcext:value-type="float">
            <text:p>0.30133976411539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r', 'kernel': 'sigmoid', 'shrinking': False}</text:p>
          </table:table-cell>
          <table:table-cell table:style-name="ce3" office:value-type="float" office:value="0.638381567856139" calcext:value-type="float">
            <text:p>0.638381567856139</text:p>
          </table:table-cell>
          <table:table-cell table:style-name="ce3" office:value-type="float" office:value="0.732996065205172" calcext:value-type="float">
            <text:p>0.732996065205172</text:p>
          </table:table-cell>
          <table:table-cell table:style-name="ce3" office:value-type="float" office:value="0.775154581225408" calcext:value-type="float">
            <text:p>0.775154581225408</text:p>
          </table:table-cell>
          <table:table-cell table:style-name="ce3" office:value-type="float" office:value="0.698426082068578" calcext:value-type="float">
            <text:p>0.698426082068578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11262598000683" calcext:value-type="float">
            <text:p>0.711262598000683</text:p>
          </table:table-cell>
          <table:table-cell table:style-name="ce3" office:value-type="float" office:value="0.0447905309076157" calcext:value-type="float">
            <text:p>0.0447905309076157</text:p>
          </table:table-cell>
          <table:table-cell table:style-name="ce3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office:value-type="float" office:value="24.6342436313629" calcext:value-type="float">
            <text:p>24.6342436313629</text:p>
          </table:table-cell>
          <table:table-cell table:style-name="ce2" office:value-type="float" office:value="0.999693623008971" calcext:value-type="float">
            <text:p>0.999693623008971</text:p>
          </table:table-cell>
          <table:table-cell table:style-name="ce2" office:value-type="float" office:value="4.64970655441284" calcext:value-type="float">
            <text:p>4.64970655441284</text:p>
          </table:table-cell>
          <table:table-cell table:style-name="ce2" office:value-type="float" office:value="0.17354464236856" calcext:value-type="float">
            <text:p>0.17354464236856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sigmoid', 'shrinking': True}</text:p>
          </table:table-cell>
          <table:table-cell table:style-name="ce3" office:value-type="float" office:value="0.656926102837876" calcext:value-type="float">
            <text:p>0.656926102837876</text:p>
          </table:table-cell>
          <table:table-cell table:style-name="ce3" office:value-type="float" office:value="0.738336143901068" calcext:value-type="float">
            <text:p>0.738336143901068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5289488476672" calcext:value-type="float">
            <text:p>0.715289488476672</text:p>
          </table:table-cell>
          <table:table-cell table:style-name="ce3" office:value-type="float" office:value="0.717051325120695" calcext:value-type="float">
            <text:p>0.717051325120695</text:p>
          </table:table-cell>
          <table:table-cell table:style-name="ce3" office:value-type="float" office:value="0.0412833887149794" calcext:value-type="float">
            <text:p>0.0412833887149794</text:p>
          </table:table-cell>
          <table:table-cell table:style-name="ce3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float" office:value="24.651787519455" calcext:value-type="float">
            <text:p>24.651787519455</text:p>
          </table:table-cell>
          <table:table-cell table:style-name="ce2" office:value-type="float" office:value="0.529575877358471" calcext:value-type="float">
            <text:p>0.529575877358471</text:p>
          </table:table-cell>
          <table:table-cell table:style-name="ce2" office:value-type="float" office:value="4.72893476486206" calcext:value-type="float">
            <text:p>4.72893476486206</text:p>
          </table:table-cell>
          <table:table-cell table:style-name="ce2" office:value-type="float" office:value="0.229135857349729" calcext:value-type="float">
            <text:p>0.229135857349729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sigmoid', 'shrinking': False}</text:p>
          </table:table-cell>
          <table:table-cell table:style-name="ce3" office:value-type="float" office:value="0.656926102837876" calcext:value-type="float">
            <text:p>0.656926102837876</text:p>
          </table:table-cell>
          <table:table-cell table:style-name="ce3" office:value-type="float" office:value="0.738336143901068" calcext:value-type="float">
            <text:p>0.738336143901068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5289488476672" calcext:value-type="float">
            <text:p>0.715289488476672</text:p>
          </table:table-cell>
          <table:table-cell table:style-name="ce3" office:value-type="float" office:value="0.717051325120695" calcext:value-type="float">
            <text:p>0.717051325120695</text:p>
          </table:table-cell>
          <table:table-cell table:style-name="ce3" office:value-type="float" office:value="0.0412833887149794" calcext:value-type="float">
            <text:p>0.0412833887149794</text:p>
          </table:table-cell>
          <table:table-cell table:style-name="ce3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float" office:value="25.6885245323181" calcext:value-type="float">
            <text:p>25.6885245323181</text:p>
          </table:table-cell>
          <table:table-cell table:style-name="ce2" office:value-type="float" office:value="0.683438851483381" calcext:value-type="float">
            <text:p>0.683438851483381</text:p>
          </table:table-cell>
          <table:table-cell table:style-name="ce2" office:value-type="float" office:value="5.1093861579895" calcext:value-type="float">
            <text:p>5.1093861579895</text:p>
          </table:table-cell>
          <table:table-cell table:style-name="ce2" office:value-type="float" office:value="0.205544246033739" calcext:value-type="float">
            <text:p>0.205544246033739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sigmoid', 'shrinking': True}</text:p>
          </table:table-cell>
          <table:table-cell table:style-name="ce3" office:value-type="float" office:value="0.656926102837876" calcext:value-type="float">
            <text:p>0.656926102837876</text:p>
          </table:table-cell>
          <table:table-cell table:style-name="ce3" office:value-type="float" office:value="0.738336143901068" calcext:value-type="float">
            <text:p>0.738336143901068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5289488476672" calcext:value-type="float">
            <text:p>0.715289488476672</text:p>
          </table:table-cell>
          <table:table-cell table:style-name="ce3" office:value-type="float" office:value="0.717051325120695" calcext:value-type="float">
            <text:p>0.717051325120695</text:p>
          </table:table-cell>
          <table:table-cell table:style-name="ce3" office:value-type="float" office:value="0.0412833887149794" calcext:value-type="float">
            <text:p>0.0412833887149794</text:p>
          </table:table-cell>
          <table:table-cell table:style-name="ce3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office:value-type="float" office:value="24.209708738327" calcext:value-type="float">
            <text:p>24.209708738327</text:p>
          </table:table-cell>
          <table:table-cell table:style-name="ce2" office:value-type="float" office:value="1.43410903975864" calcext:value-type="float">
            <text:p>1.43410903975864</text:p>
          </table:table-cell>
          <table:table-cell table:style-name="ce2" office:value-type="float" office:value="4.80444388389587" calcext:value-type="float">
            <text:p>4.80444388389587</text:p>
          </table:table-cell>
          <table:table-cell table:style-name="ce2" office:value-type="float" office:value="0.190072903108688" calcext:value-type="float">
            <text:p>0.190072903108688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sigmoid', 'shrinking': False}</text:p>
          </table:table-cell>
          <table:table-cell table:style-name="ce3" office:value-type="float" office:value="0.656926102837876" calcext:value-type="float">
            <text:p>0.656926102837876</text:p>
          </table:table-cell>
          <table:table-cell table:style-name="ce3" office:value-type="float" office:value="0.738336143901068" calcext:value-type="float">
            <text:p>0.738336143901068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5289488476672" calcext:value-type="float">
            <text:p>0.715289488476672</text:p>
          </table:table-cell>
          <table:table-cell table:style-name="ce3" office:value-type="float" office:value="0.717051325120695" calcext:value-type="float">
            <text:p>0.717051325120695</text:p>
          </table:table-cell>
          <table:table-cell table:style-name="ce3" office:value-type="float" office:value="0.0412833887149794" calcext:value-type="float">
            <text:p>0.0412833887149794</text:p>
          </table:table-cell>
          <table:table-cell table:style-name="ce3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float" office:value="22.2207538604736" calcext:value-type="float">
            <text:p>22.2207538604736</text:p>
          </table:table-cell>
          <table:table-cell table:style-name="ce2" office:value-type="float" office:value="0.561421466433143" calcext:value-type="float">
            <text:p>0.561421466433143</text:p>
          </table:table-cell>
          <table:table-cell table:style-name="ce2" office:value-type="float" office:value="4.44107623100281" calcext:value-type="float">
            <text:p>4.44107623100281</text:p>
          </table:table-cell>
          <table:table-cell table:style-name="ce2" office:value-type="float" office:value="0.19305839214335" calcext:value-type="float">
            <text:p>0.19305839214335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o', 'kernel': 'sigmoid', 'shrinking': True}</text:p>
          </table:table-cell>
          <table:table-cell table:style-name="ce3" office:value-type="float" office:value="0.663669570103962" calcext:value-type="float">
            <text:p>0.663669570103962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1916807195053" calcext:value-type="float">
            <text:p>0.711916807195053</text:p>
          </table:table-cell>
          <table:table-cell table:style-name="ce3" office:value-type="float" office:value="0.719243188894317" calcext:value-type="float">
            <text:p>0.719243188894317</text:p>
          </table:table-cell>
          <table:table-cell table:style-name="ce3" office:value-type="float" office:value="0.0413489639343221" calcext:value-type="float">
            <text:p>0.0413489639343221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float" office:value="22.1473108291626" calcext:value-type="float">
            <text:p>22.1473108291626</text:p>
          </table:table-cell>
          <table:table-cell table:style-name="ce2" office:value-type="float" office:value="0.650084358146981" calcext:value-type="float">
            <text:p>0.650084358146981</text:p>
          </table:table-cell>
          <table:table-cell table:style-name="ce2" office:value-type="float" office:value="4.40613398551941" calcext:value-type="float">
            <text:p>4.40613398551941</text:p>
          </table:table-cell>
          <table:table-cell table:style-name="ce2" office:value-type="float" office:value="0.17230652767997" calcext:value-type="float">
            <text:p>0.17230652767997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o', 'kernel': 'sigmoid', 'shrinking': False}</text:p>
          </table:table-cell>
          <table:table-cell table:style-name="ce3" office:value-type="float" office:value="0.663669570103962" calcext:value-type="float">
            <text:p>0.663669570103962</text:p>
          </table:table-cell>
          <table:table-cell table:style-name="ce3" office:value-type="float" office:value="0.743957279370433" calcext:value-type="float">
            <text:p>0.743957279370433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1916807195053" calcext:value-type="float">
            <text:p>0.711916807195053</text:p>
          </table:table-cell>
          <table:table-cell table:style-name="ce3" office:value-type="float" office:value="0.719299400249011" calcext:value-type="float">
            <text:p>0.719299400249011</text:p>
          </table:table-cell>
          <table:table-cell table:style-name="ce3" office:value-type="float" office:value="0.0413823185086923" calcext:value-type="float">
            <text:p>0.0413823185086923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office:value-type="float" office:value="22.7260085105896" calcext:value-type="float">
            <text:p>22.7260085105896</text:p>
          </table:table-cell>
          <table:table-cell table:style-name="ce2" office:value-type="float" office:value="0.870563736383966" calcext:value-type="float">
            <text:p>0.870563736383966</text:p>
          </table:table-cell>
          <table:table-cell table:style-name="ce2" office:value-type="float" office:value="4.45890045166016" calcext:value-type="float">
            <text:p>4.45890045166016</text:p>
          </table:table-cell>
          <table:table-cell table:style-name="ce2" office:value-type="float" office:value="0.194426341754974" calcext:value-type="float">
            <text:p>0.194426341754974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r', 'kernel': 'sigmoid', 'shrinking': True}</text:p>
          </table:table-cell>
          <table:table-cell table:style-name="ce3" office:value-type="float" office:value="0.663669570103962" calcext:value-type="float">
            <text:p>0.663669570103962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1916807195053" calcext:value-type="float">
            <text:p>0.711916807195053</text:p>
          </table:table-cell>
          <table:table-cell table:style-name="ce3" office:value-type="float" office:value="0.719243188894317" calcext:value-type="float">
            <text:p>0.719243188894317</text:p>
          </table:table-cell>
          <table:table-cell table:style-name="ce3" office:value-type="float" office:value="0.0413489639343221" calcext:value-type="float">
            <text:p>0.0413489639343221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float" office:value="23.0926478385925" calcext:value-type="float">
            <text:p>23.0926478385925</text:p>
          </table:table-cell>
          <table:table-cell table:style-name="ce2" office:value-type="float" office:value="0.880332227444332" calcext:value-type="float">
            <text:p>0.880332227444332</text:p>
          </table:table-cell>
          <table:table-cell table:style-name="ce2" office:value-type="float" office:value="4.71279511451721" calcext:value-type="float">
            <text:p>4.71279511451721</text:p>
          </table:table-cell>
          <table:table-cell table:style-name="ce2" office:value-type="float" office:value="0.262171658945456" calcext:value-type="float">
            <text:p>0.26217165894545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r', 'kernel': 'sigmoid', 'shrinking': False}</text:p>
          </table:table-cell>
          <table:table-cell table:style-name="ce3" office:value-type="float" office:value="0.663669570103962" calcext:value-type="float">
            <text:p>0.663669570103962</text:p>
          </table:table-cell>
          <table:table-cell table:style-name="ce3" office:value-type="float" office:value="0.743957279370433" calcext:value-type="float">
            <text:p>0.743957279370433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1916807195053" calcext:value-type="float">
            <text:p>0.711916807195053</text:p>
          </table:table-cell>
          <table:table-cell table:style-name="ce3" office:value-type="float" office:value="0.719299400249011" calcext:value-type="float">
            <text:p>0.719299400249011</text:p>
          </table:table-cell>
          <table:table-cell table:style-name="ce3" office:value-type="float" office:value="0.0413823185086923" calcext:value-type="float">
            <text:p>0.0413823185086923</text:p>
          </table:table-cell>
          <table:table-cell table:style-name="ce3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float" office:value="22.0740144252777" calcext:value-type="float">
            <text:p>22.0740144252777</text:p>
          </table:table-cell>
          <table:table-cell table:style-name="ce2" office:value-type="float" office:value="0.609855840437161" calcext:value-type="float">
            <text:p>0.609855840437161</text:p>
          </table:table-cell>
          <table:table-cell table:style-name="ce2" office:value-type="float" office:value="4.56944999694824" calcext:value-type="float">
            <text:p>4.56944999694824</text:p>
          </table:table-cell>
          <table:table-cell table:style-name="ce2" office:value-type="float" office:value="0.210056824830365" calcext:value-type="float">
            <text:p>0.210056824830365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o', 'kernel': 'sigmoid', 'shrinking': Tru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578414839798" calcext:value-type="float">
            <text:p>0.749578414839798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1491453552348" calcext:value-type="float">
            <text:p>0.721491453552348</text:p>
          </table:table-cell>
          <table:table-cell table:style-name="ce3" office:value-type="float" office:value="0.0413711180375144" calcext:value-type="float">
            <text:p>0.0413711180375144</text:p>
          </table:table-cell>
          <table:table-cell table:style-name="ce3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float" office:value="21.9557670593262" calcext:value-type="float">
            <text:p>21.9557670593262</text:p>
          </table:table-cell>
          <table:table-cell table:style-name="ce2" office:value-type="float" office:value="1.12041038137179" calcext:value-type="float">
            <text:p>1.12041038137179</text:p>
          </table:table-cell>
          <table:table-cell table:style-name="ce2" office:value-type="float" office:value="4.48672599792481" calcext:value-type="float">
            <text:p>4.48672599792481</text:p>
          </table:table-cell>
          <table:table-cell table:style-name="ce2" office:value-type="float" office:value="0.160459636563188" calcext:value-type="float">
            <text:p>0.160459636563188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o', 'kernel': 'sigmoid', 'shrinking': False}</text:p>
          </table:table-cell>
          <table:table-cell table:style-name="ce3" office:value-type="float" office:value="0.667322281539758" calcext:value-type="float">
            <text:p>0.667322281539758</text:p>
          </table:table-cell>
          <table:table-cell table:style-name="ce3" office:value-type="float" office:value="0.749859471613266" calcext:value-type="float">
            <text:p>0.749859471613266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1491437758205" calcext:value-type="float">
            <text:p>0.721491437758205</text:p>
          </table:table-cell>
          <table:table-cell table:style-name="ce3" office:value-type="float" office:value="0.0412860202946479" calcext:value-type="float">
            <text:p>0.0412860202946479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office:value-type="float" office:value="21.5367922306061" calcext:value-type="float">
            <text:p>21.5367922306061</text:p>
          </table:table-cell>
          <table:table-cell table:style-name="ce2" office:value-type="float" office:value="0.834368016517557" calcext:value-type="float">
            <text:p>0.834368016517557</text:p>
          </table:table-cell>
          <table:table-cell table:style-name="ce2" office:value-type="float" office:value="4.36409635543823" calcext:value-type="float">
            <text:p>4.36409635543823</text:p>
          </table:table-cell>
          <table:table-cell table:style-name="ce2" office:value-type="float" office:value="0.196969520612967" calcext:value-type="float">
            <text:p>0.19696952061296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r', 'kernel': 'sigmoid', 'shrinking': Tru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578414839798" calcext:value-type="float">
            <text:p>0.749578414839798</text:p>
          </table:table-cell>
          <table:table-cell table:style-name="ce3" office:value-type="float" office:value="0.784710511523328" calcext:value-type="float">
            <text:p>0.78471051152332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1491453552348" calcext:value-type="float">
            <text:p>0.721491453552348</text:p>
          </table:table-cell>
          <table:table-cell table:style-name="ce3" office:value-type="float" office:value="0.0413711180375144" calcext:value-type="float">
            <text:p>0.0413711180375144</text:p>
          </table:table-cell>
          <table:table-cell table:style-name="ce3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office:value-type="float" office:value="21.6926687717438" calcext:value-type="float">
            <text:p>21.6926687717438</text:p>
          </table:table-cell>
          <table:table-cell table:style-name="ce2" office:value-type="float" office:value="0.955308144886135" calcext:value-type="float">
            <text:p>0.955308144886135</text:p>
          </table:table-cell>
          <table:table-cell table:style-name="ce2" office:value-type="float" office:value="4.38140158653259" calcext:value-type="float">
            <text:p>4.38140158653259</text:p>
          </table:table-cell>
          <table:table-cell table:style-name="ce2" office:value-type="float" office:value="0.101603371646444" calcext:value-type="float">
            <text:p>0.10160337164644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r', 'kernel': 'sigmoid', 'shrinking': False}</text:p>
          </table:table-cell>
          <table:table-cell table:style-name="ce3" office:value-type="float" office:value="0.667322281539758" calcext:value-type="float">
            <text:p>0.667322281539758</text:p>
          </table:table-cell>
          <table:table-cell table:style-name="ce3" office:value-type="float" office:value="0.749859471613266" calcext:value-type="float">
            <text:p>0.749859471613266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94772344013491" calcext:value-type="float">
            <text:p>0.694772344013491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1491437758205" calcext:value-type="float">
            <text:p>0.721491437758205</text:p>
          </table:table-cell>
          <table:table-cell table:style-name="ce3" office:value-type="float" office:value="0.0412860202946479" calcext:value-type="float">
            <text:p>0.0412860202946479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0.796918964386" calcext:value-type="float">
            <text:p>20.796918964386</text:p>
          </table:table-cell>
          <table:table-cell table:style-name="ce2" office:value-type="float" office:value="0.533832177853012" calcext:value-type="float">
            <text:p>0.533832177853012</text:p>
          </table:table-cell>
          <table:table-cell table:style-name="ce2" office:value-type="float" office:value="4.25359306335449" calcext:value-type="float">
            <text:p>4.25359306335449</text:p>
          </table:table-cell>
          <table:table-cell table:style-name="ce2" office:value-type="float" office:value="0.160326124531995" calcext:value-type="float">
            <text:p>0.160326124531995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o', 'kernel': 'sigmoid', 'shrinking': True}</text:p>
          </table:table-cell>
          <table:table-cell table:style-name="ce3" office:value-type="float" office:value="0.670694015172801" calcext:value-type="float">
            <text:p>0.670694015172801</text:p>
          </table:table-cell>
          <table:table-cell table:style-name="ce3" office:value-type="float" office:value="0.75238898257448" calcext:value-type="float">
            <text:p>0.75238898257448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3322091062395" calcext:value-type="float">
            <text:p>0.713322091062395</text:p>
          </table:table-cell>
          <table:table-cell table:style-name="ce3" office:value-type="float" office:value="0.72272789803175" calcext:value-type="float">
            <text:p>0.72272789803175</text:p>
          </table:table-cell>
          <table:table-cell table:style-name="ce3" office:value-type="float" office:value="0.0414409954330619" calcext:value-type="float">
            <text:p>0.0414409954330619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office:value-type="float" office:value="21.5068159580231" calcext:value-type="float">
            <text:p>21.5068159580231</text:p>
          </table:table-cell>
          <table:table-cell table:style-name="ce2" office:value-type="float" office:value="0.745060417345794" calcext:value-type="float">
            <text:p>0.745060417345794</text:p>
          </table:table-cell>
          <table:table-cell table:style-name="ce2" office:value-type="float" office:value="4.25952010154724" calcext:value-type="float">
            <text:p>4.25952010154724</text:p>
          </table:table-cell>
          <table:table-cell table:style-name="ce2" office:value-type="float" office:value="0.181821603556549" calcext:value-type="float">
            <text:p>0.18182160355654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o', 'kernel': 'sigmoid', 'shrinking': False}</text:p>
          </table:table-cell>
          <table:table-cell table:style-name="ce3" office:value-type="float" office:value="0.670694015172801" calcext:value-type="float">
            <text:p>0.670694015172801</text:p>
          </table:table-cell>
          <table:table-cell table:style-name="ce3" office:value-type="float" office:value="0.75238898257448" calcext:value-type="float">
            <text:p>0.75238898257448</text:p>
          </table:table-cell>
          <table:table-cell table:style-name="ce3" office:value-type="float" office:value="0.785834738617201" calcext:value-type="float">
            <text:p>0.785834738617201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3322091062395" calcext:value-type="float">
            <text:p>0.713322091062395</text:p>
          </table:table-cell>
          <table:table-cell table:style-name="ce3" office:value-type="float" office:value="0.722784109386443" calcext:value-type="float">
            <text:p>0.722784109386443</text:p>
          </table:table-cell>
          <table:table-cell table:style-name="ce3" office:value-type="float" office:value="0.0415262782606889" calcext:value-type="float">
            <text:p>0.0415262782606889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office:value-type="float" office:value="21.0168154716492" calcext:value-type="float">
            <text:p>21.0168154716492</text:p>
          </table:table-cell>
          <table:table-cell table:style-name="ce2" office:value-type="float" office:value="0.804398963907942" calcext:value-type="float">
            <text:p>0.804398963907942</text:p>
          </table:table-cell>
          <table:table-cell table:style-name="ce2" office:value-type="float" office:value="4.24265575408936" calcext:value-type="float">
            <text:p>4.24265575408936</text:p>
          </table:table-cell>
          <table:table-cell table:style-name="ce2" office:value-type="float" office:value="0.192820917685418" calcext:value-type="float">
            <text:p>0.192820917685418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r', 'kernel': 'sigmoid', 'shrinking': True}</text:p>
          </table:table-cell>
          <table:table-cell table:style-name="ce3" office:value-type="float" office:value="0.670694015172801" calcext:value-type="float">
            <text:p>0.670694015172801</text:p>
          </table:table-cell>
          <table:table-cell table:style-name="ce3" office:value-type="float" office:value="0.75238898257448" calcext:value-type="float">
            <text:p>0.75238898257448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3322091062395" calcext:value-type="float">
            <text:p>0.713322091062395</text:p>
          </table:table-cell>
          <table:table-cell table:style-name="ce3" office:value-type="float" office:value="0.72272789803175" calcext:value-type="float">
            <text:p>0.72272789803175</text:p>
          </table:table-cell>
          <table:table-cell table:style-name="ce3" office:value-type="float" office:value="0.0414409954330619" calcext:value-type="float">
            <text:p>0.0414409954330619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office:value-type="float" office:value="21.3057248592377" calcext:value-type="float">
            <text:p>21.3057248592377</text:p>
          </table:table-cell>
          <table:table-cell table:style-name="ce2" office:value-type="float" office:value="0.606763764040382" calcext:value-type="float">
            <text:p>0.606763764040382</text:p>
          </table:table-cell>
          <table:table-cell table:style-name="ce2" office:value-type="float" office:value="4.24614901542664" calcext:value-type="float">
            <text:p>4.24614901542664</text:p>
          </table:table-cell>
          <table:table-cell table:style-name="ce2" office:value-type="float" office:value="0.180317272443641" calcext:value-type="float">
            <text:p>0.180317272443641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r', 'kernel': 'sigmoid', 'shrinking': False}</text:p>
          </table:table-cell>
          <table:table-cell table:style-name="ce3" office:value-type="float" office:value="0.670694015172801" calcext:value-type="float">
            <text:p>0.670694015172801</text:p>
          </table:table-cell>
          <table:table-cell table:style-name="ce3" office:value-type="float" office:value="0.75238898257448" calcext:value-type="float">
            <text:p>0.75238898257448</text:p>
          </table:table-cell>
          <table:table-cell table:style-name="ce3" office:value-type="float" office:value="0.785834738617201" calcext:value-type="float">
            <text:p>0.785834738617201</text:p>
          </table:table-cell>
          <table:table-cell table:style-name="ce3" office:value-type="float" office:value="0.69168071950534" calcext:value-type="float">
            <text:p>0.69168071950534</text:p>
          </table:table-cell>
          <table:table-cell table:style-name="ce3" office:value-type="float" office:value="0.713322091062395" calcext:value-type="float">
            <text:p>0.713322091062395</text:p>
          </table:table-cell>
          <table:table-cell table:style-name="ce3" office:value-type="float" office:value="0.722784109386443" calcext:value-type="float">
            <text:p>0.722784109386443</text:p>
          </table:table-cell>
          <table:table-cell table:style-name="ce3" office:value-type="float" office:value="0.0415262782606889" calcext:value-type="float">
            <text:p>0.0415262782606889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office:value-type="float" office:value="20.59044880867" calcext:value-type="float">
            <text:p>20.59044880867</text:p>
          </table:table-cell>
          <table:table-cell table:style-name="ce2" office:value-type="float" office:value="0.358258677332361" calcext:value-type="float">
            <text:p>0.358258677332361</text:p>
          </table:table-cell>
          <table:table-cell table:style-name="ce2" office:value-type="float" office:value="4.19072642326355" calcext:value-type="float">
            <text:p>4.19072642326355</text:p>
          </table:table-cell>
          <table:table-cell table:style-name="ce2" office:value-type="float" office:value="0.160021017571478" calcext:value-type="float">
            <text:p>0.16002101757147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o', 'kernel': 'sigmoid', 'shrinking': True}</text:p>
          </table:table-cell>
          <table:table-cell table:style-name="ce3" office:value-type="float" office:value="0.674627704411352" calcext:value-type="float">
            <text:p>0.674627704411352</text:p>
          </table:table-cell>
          <table:table-cell table:style-name="ce3" office:value-type="float" office:value="0.752107925801012" calcext:value-type="float">
            <text:p>0.752107925801012</text:p>
          </table:table-cell>
          <table:table-cell table:style-name="ce3" office:value-type="float" office:value="0.784991568296796" calcext:value-type="float">
            <text:p>0.784991568296796</text:p>
          </table:table-cell>
          <table:table-cell table:style-name="ce3" office:value-type="float" office:value="0.689151208544126" calcext:value-type="float">
            <text:p>0.689151208544126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1940717948038" calcext:value-type="float">
            <text:p>0.721940717948038</text:p>
          </table:table-cell>
          <table:table-cell table:style-name="ce3" office:value-type="float" office:value="0.0409173816400903" calcext:value-type="float">
            <text:p>0.0409173816400903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20.7334007740021" calcext:value-type="float">
            <text:p>20.7334007740021</text:p>
          </table:table-cell>
          <table:table-cell table:style-name="ce2" office:value-type="float" office:value="0.905583847219783" calcext:value-type="float">
            <text:p>0.905583847219783</text:p>
          </table:table-cell>
          <table:table-cell table:style-name="ce2" office:value-type="float" office:value="4.1538384437561" calcext:value-type="float">
            <text:p>4.1538384437561</text:p>
          </table:table-cell>
          <table:table-cell table:style-name="ce2" office:value-type="float" office:value="0.157436625944775" calcext:value-type="float">
            <text:p>0.15743662594477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o', 'kernel': 'sigmoid', 'shrinking': False}</text:p>
          </table:table-cell>
          <table:table-cell table:style-name="ce3" office:value-type="float" office:value="0.674627704411352" calcext:value-type="float">
            <text:p>0.674627704411352</text:p>
          </table:table-cell>
          <table:table-cell table:style-name="ce3" office:value-type="float" office:value="0.752670039347948" calcext:value-type="float">
            <text:p>0.752670039347948</text:p>
          </table:table-cell>
          <table:table-cell table:style-name="ce3" office:value-type="float" office:value="0.784991568296796" calcext:value-type="float">
            <text:p>0.784991568296796</text:p>
          </table:table-cell>
          <table:table-cell table:style-name="ce3" office:value-type="float" office:value="0.689151208544126" calcext:value-type="float">
            <text:p>0.689151208544126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2053140657425" calcext:value-type="float">
            <text:p>0.722053140657425</text:p>
          </table:table-cell>
          <table:table-cell table:style-name="ce3" office:value-type="float" office:value="0.0410008004095786" calcext:value-type="float">
            <text:p>0.0410008004095786</text:p>
          </table:table-cell>
          <table:table-cell table:style-name="ce3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float" office:value="20.0443607807159" calcext:value-type="float">
            <text:p>20.0443607807159</text:p>
          </table:table-cell>
          <table:table-cell table:style-name="ce2" office:value-type="float" office:value="0.638184946493584" calcext:value-type="float">
            <text:p>0.638184946493584</text:p>
          </table:table-cell>
          <table:table-cell table:style-name="ce2" office:value-type="float" office:value="4.17922697067261" calcext:value-type="float">
            <text:p>4.17922697067261</text:p>
          </table:table-cell>
          <table:table-cell table:style-name="ce2" office:value-type="float" office:value="0.171000688877735" calcext:value-type="float">
            <text:p>0.17100068887773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r', 'kernel': 'sigmoid', 'shrinking': True}</text:p>
          </table:table-cell>
          <table:table-cell table:style-name="ce3" office:value-type="float" office:value="0.674627704411352" calcext:value-type="float">
            <text:p>0.674627704411352</text:p>
          </table:table-cell>
          <table:table-cell table:style-name="ce3" office:value-type="float" office:value="0.752107925801012" calcext:value-type="float">
            <text:p>0.752107925801012</text:p>
          </table:table-cell>
          <table:table-cell table:style-name="ce3" office:value-type="float" office:value="0.784991568296796" calcext:value-type="float">
            <text:p>0.784991568296796</text:p>
          </table:table-cell>
          <table:table-cell table:style-name="ce3" office:value-type="float" office:value="0.689151208544126" calcext:value-type="float">
            <text:p>0.689151208544126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1940717948038" calcext:value-type="float">
            <text:p>0.721940717948038</text:p>
          </table:table-cell>
          <table:table-cell table:style-name="ce3" office:value-type="float" office:value="0.0409173816400903" calcext:value-type="float">
            <text:p>0.0409173816400903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office:value-type="float" office:value="20.4624765872955" calcext:value-type="float">
            <text:p>20.4624765872955</text:p>
          </table:table-cell>
          <table:table-cell table:style-name="ce2" office:value-type="float" office:value="0.707166303114484" calcext:value-type="float">
            <text:p>0.707166303114484</text:p>
          </table:table-cell>
          <table:table-cell table:style-name="ce2" office:value-type="float" office:value="4.18752279281616" calcext:value-type="float">
            <text:p>4.18752279281616</text:p>
          </table:table-cell>
          <table:table-cell table:style-name="ce2" office:value-type="float" office:value="0.175489145928406" calcext:value-type="float">
            <text:p>0.175489145928406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r', 'kernel': 'sigmoid', 'shrinking': False}</text:p>
          </table:table-cell>
          <table:table-cell table:style-name="ce3" office:value-type="float" office:value="0.674627704411352" calcext:value-type="float">
            <text:p>0.674627704411352</text:p>
          </table:table-cell>
          <table:table-cell table:style-name="ce3" office:value-type="float" office:value="0.752670039347948" calcext:value-type="float">
            <text:p>0.752670039347948</text:p>
          </table:table-cell>
          <table:table-cell table:style-name="ce3" office:value-type="float" office:value="0.784991568296796" calcext:value-type="float">
            <text:p>0.784991568296796</text:p>
          </table:table-cell>
          <table:table-cell table:style-name="ce3" office:value-type="float" office:value="0.689151208544126" calcext:value-type="float">
            <text:p>0.689151208544126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2053140657425" calcext:value-type="float">
            <text:p>0.722053140657425</text:p>
          </table:table-cell>
          <table:table-cell table:style-name="ce3" office:value-type="float" office:value="0.0410008004095786" calcext:value-type="float">
            <text:p>0.0410008004095786</text:p>
          </table:table-cell>
          <table:table-cell table:style-name="ce3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office:value-type="float" office:value="19.9313730716705" calcext:value-type="float">
            <text:p>19.9313730716705</text:p>
          </table:table-cell>
          <table:table-cell table:style-name="ce2" office:value-type="float" office:value="0.723794095384653" calcext:value-type="float">
            <text:p>0.723794095384653</text:p>
          </table:table-cell>
          <table:table-cell table:style-name="ce2" office:value-type="float" office:value="4.20636649131775" calcext:value-type="float">
            <text:p>4.20636649131775</text:p>
          </table:table-cell>
          <table:table-cell table:style-name="ce2" office:value-type="float" office:value="0.179728585174835" calcext:value-type="float">
            <text:p>0.179728585174835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o', 'kernel': 'sigmoid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6115795390669" calcext:value-type="float">
            <text:p>0.786115795390669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71079258010118" calcext:value-type="float">
            <text:p>0.71079258010118</text:p>
          </table:table-cell>
          <table:table-cell table:style-name="ce3" office:value-type="float" office:value="0.722671370794197" calcext:value-type="float">
            <text:p>0.722671370794197</text:p>
          </table:table-cell>
          <table:table-cell table:style-name="ce3" office:value-type="float" office:value="0.0412106173653343" calcext:value-type="float">
            <text:p>0.0412106173653343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office:value-type="float" office:value="20.5674983978271" calcext:value-type="float">
            <text:p>20.5674983978271</text:p>
          </table:table-cell>
          <table:table-cell table:style-name="ce2" office:value-type="float" office:value="0.721646737273331" calcext:value-type="float">
            <text:p>0.721646737273331</text:p>
          </table:table-cell>
          <table:table-cell table:style-name="ce2" office:value-type="float" office:value="4.22087955474854" calcext:value-type="float">
            <text:p>4.22087955474854</text:p>
          </table:table-cell>
          <table:table-cell table:style-name="ce2" office:value-type="float" office:value="0.168349012976759" calcext:value-type="float">
            <text:p>0.168349012976759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o', 'kernel': 'sigmoid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6396852164137" calcext:value-type="float">
            <text:p>0.786396852164137</text:p>
          </table:table-cell>
          <table:table-cell table:style-name="ce3" office:value-type="float" office:value="0.687464867903317" calcext:value-type="float">
            <text:p>0.687464867903317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2840004858279" calcext:value-type="float">
            <text:p>0.722840004858279</text:p>
          </table:table-cell>
          <table:table-cell table:style-name="ce3" office:value-type="float" office:value="0.0412327719489978" calcext:value-type="float">
            <text:p>0.0412327719489978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float" office:value="19.8587369441986" calcext:value-type="float">
            <text:p>19.8587369441986</text:p>
          </table:table-cell>
          <table:table-cell table:style-name="ce2" office:value-type="float" office:value="0.561758789099731" calcext:value-type="float">
            <text:p>0.561758789099731</text:p>
          </table:table-cell>
          <table:table-cell table:style-name="ce2" office:value-type="float" office:value="4.1826265335083" calcext:value-type="float">
            <text:p>4.1826265335083</text:p>
          </table:table-cell>
          <table:table-cell table:style-name="ce2" office:value-type="float" office:value="0.154425607972337" calcext:value-type="float">
            <text:p>0.154425607972337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r', 'kernel': 'sigmoid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6115795390669" calcext:value-type="float">
            <text:p>0.786115795390669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71079258010118" calcext:value-type="float">
            <text:p>0.71079258010118</text:p>
          </table:table-cell>
          <table:table-cell table:style-name="ce3" office:value-type="float" office:value="0.722671370794197" calcext:value-type="float">
            <text:p>0.722671370794197</text:p>
          </table:table-cell>
          <table:table-cell table:style-name="ce3" office:value-type="float" office:value="0.0412106173653343" calcext:value-type="float">
            <text:p>0.0412106173653343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office:value-type="float" office:value="20.5525734424591" calcext:value-type="float">
            <text:p>20.5525734424591</text:p>
          </table:table-cell>
          <table:table-cell table:style-name="ce2" office:value-type="float" office:value="0.717537115088952" calcext:value-type="float">
            <text:p>0.717537115088952</text:p>
          </table:table-cell>
          <table:table-cell table:style-name="ce2" office:value-type="float" office:value="4.1542911529541" calcext:value-type="float">
            <text:p>4.1542911529541</text:p>
          </table:table-cell>
          <table:table-cell table:style-name="ce2" office:value-type="float" office:value="0.160943849885601" calcext:value-type="float">
            <text:p>0.160943849885601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r', 'kernel': 'sigmoid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6396852164137" calcext:value-type="float">
            <text:p>0.786396852164137</text:p>
          </table:table-cell>
          <table:table-cell table:style-name="ce3" office:value-type="float" office:value="0.687464867903317" calcext:value-type="float">
            <text:p>0.687464867903317</text:p>
          </table:table-cell>
          <table:table-cell table:style-name="ce3" office:value-type="float" office:value="0.711073636874649" calcext:value-type="float">
            <text:p>0.711073636874649</text:p>
          </table:table-cell>
          <table:table-cell table:style-name="ce3" office:value-type="float" office:value="0.722840004858279" calcext:value-type="float">
            <text:p>0.722840004858279</text:p>
          </table:table-cell>
          <table:table-cell table:style-name="ce3" office:value-type="float" office:value="0.0412327719489978" calcext:value-type="float">
            <text:p>0.0412327719489978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19.518630361557" calcext:value-type="float">
            <text:p>19.518630361557</text:p>
          </table:table-cell>
          <table:table-cell table:style-name="ce2" office:value-type="float" office:value="0.651653415345449" calcext:value-type="float">
            <text:p>0.651653415345449</text:p>
          </table:table-cell>
          <table:table-cell table:style-name="ce2" office:value-type="float" office:value="4.0863543510437" calcext:value-type="float">
            <text:p>4.0863543510437</text:p>
          </table:table-cell>
          <table:table-cell table:style-name="ce2" office:value-type="float" office:value="0.17263198017523" calcext:value-type="float">
            <text:p>0.17263198017523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o', 'kernel': 'sigmoid', 'shrinking': True}</text:p>
          </table:table-cell>
          <table:table-cell table:style-name="ce3" office:value-type="float" office:value="0.678280415847148" calcext:value-type="float">
            <text:p>0.678280415847148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2052935333567" calcext:value-type="float">
            <text:p>0.722052935333567</text:p>
          </table:table-cell>
          <table:table-cell table:style-name="ce3" office:value-type="float" office:value="0.0410630979692008" calcext:value-type="float">
            <text:p>0.0410630979692008</text:p>
          </table:table-cell>
          <table:table-cell table:style-name="ce3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float" office:value="20.2214235782623" calcext:value-type="float">
            <text:p>20.2214235782623</text:p>
          </table:table-cell>
          <table:table-cell table:style-name="ce2" office:value-type="float" office:value="0.670586669047755" calcext:value-type="float">
            <text:p>0.670586669047755</text:p>
          </table:table-cell>
          <table:table-cell table:style-name="ce2" office:value-type="float" office:value="4.17217783927918" calcext:value-type="float">
            <text:p>4.17217783927918</text:p>
          </table:table-cell>
          <table:table-cell table:style-name="ce2" office:value-type="float" office:value="0.194607076682259" calcext:value-type="float">
            <text:p>0.194607076682259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o', 'kernel': 'sigmoid', 'shrinking': False}</text:p>
          </table:table-cell>
          <table:table-cell table:style-name="ce3" office:value-type="float" office:value="0.678280415847148" calcext:value-type="float">
            <text:p>0.678280415847148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705733558178752" calcext:value-type="float">
            <text:p>0.705733558178752</text:p>
          </table:table-cell>
          <table:table-cell table:style-name="ce3" office:value-type="float" office:value="0.721884301269486" calcext:value-type="float">
            <text:p>0.721884301269486</text:p>
          </table:table-cell>
          <table:table-cell table:style-name="ce3" office:value-type="float" office:value="0.0409994871085512" calcext:value-type="float">
            <text:p>0.0409994871085512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office:value-type="float" office:value="19.6402073860168" calcext:value-type="float">
            <text:p>19.6402073860168</text:p>
          </table:table-cell>
          <table:table-cell table:style-name="ce2" office:value-type="float" office:value="0.559487459211667" calcext:value-type="float">
            <text:p>0.559487459211667</text:p>
          </table:table-cell>
          <table:table-cell table:style-name="ce2" office:value-type="float" office:value="4.22357745170593" calcext:value-type="float">
            <text:p>4.22357745170593</text:p>
          </table:table-cell>
          <table:table-cell table:style-name="ce2" office:value-type="float" office:value="0.261653331774915" calcext:value-type="float">
            <text:p>0.26165333177491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r', 'kernel': 'sigmoid', 'shrinking': True}</text:p>
          </table:table-cell>
          <table:table-cell table:style-name="ce3" office:value-type="float" office:value="0.678280415847148" calcext:value-type="float">
            <text:p>0.678280415847148</text:p>
          </table:table-cell>
          <table:table-cell table:style-name="ce3" office:value-type="float" office:value="0.753513209668353" calcext:value-type="float">
            <text:p>0.753513209668353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70601461495222" calcext:value-type="float">
            <text:p>0.70601461495222</text:p>
          </table:table-cell>
          <table:table-cell table:style-name="ce3" office:value-type="float" office:value="0.722052935333567" calcext:value-type="float">
            <text:p>0.722052935333567</text:p>
          </table:table-cell>
          <table:table-cell table:style-name="ce3" office:value-type="float" office:value="0.0410630979692008" calcext:value-type="float">
            <text:p>0.0410630979692008</text:p>
          </table:table-cell>
          <table:table-cell table:style-name="ce3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20.6854538440704" calcext:value-type="float">
            <text:p>20.6854538440704</text:p>
          </table:table-cell>
          <table:table-cell table:style-name="ce2" office:value-type="float" office:value="0.758067539284107" calcext:value-type="float">
            <text:p>0.758067539284107</text:p>
          </table:table-cell>
          <table:table-cell table:style-name="ce2" office:value-type="float" office:value="4.15575156211853" calcext:value-type="float">
            <text:p>4.15575156211853</text:p>
          </table:table-cell>
          <table:table-cell table:style-name="ce2" office:value-type="float" office:value="0.175818929628013" calcext:value-type="float">
            <text:p>0.175818929628013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r', 'kernel': 'sigmoid', 'shrinking': False}</text:p>
          </table:table-cell>
          <table:table-cell table:style-name="ce3" office:value-type="float" office:value="0.678280415847148" calcext:value-type="float">
            <text:p>0.678280415847148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705733558178752" calcext:value-type="float">
            <text:p>0.705733558178752</text:p>
          </table:table-cell>
          <table:table-cell table:style-name="ce3" office:value-type="float" office:value="0.721884301269486" calcext:value-type="float">
            <text:p>0.721884301269486</text:p>
          </table:table-cell>
          <table:table-cell table:style-name="ce3" office:value-type="float" office:value="0.0409994871085512" calcext:value-type="float">
            <text:p>0.0409994871085512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office:value-type="float" office:value="19.6554342269897" calcext:value-type="float">
            <text:p>19.6554342269897</text:p>
          </table:table-cell>
          <table:table-cell table:style-name="ce2" office:value-type="float" office:value="0.752367694525698" calcext:value-type="float">
            <text:p>0.752367694525698</text:p>
          </table:table-cell>
          <table:table-cell table:style-name="ce2" office:value-type="float" office:value="4.11245708465576" calcext:value-type="float">
            <text:p>4.11245708465576</text:p>
          </table:table-cell>
          <table:table-cell table:style-name="ce2" office:value-type="float" office:value="0.142463117663804" calcext:value-type="float">
            <text:p>0.14246311766380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o', 'kernel': 'sigmoid', 'shrinking': True}</text:p>
          </table:table-cell>
          <table:table-cell table:style-name="ce3" office:value-type="float" office:value="0.679685304860916" calcext:value-type="float">
            <text:p>0.679685304860916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23233294811419" calcext:value-type="float">
            <text:p>0.723233294811419</text:p>
          </table:table-cell>
          <table:table-cell table:style-name="ce3" office:value-type="float" office:value="0.04147153530831" calcext:value-type="float">
            <text:p>0.04147153530831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20.2952596187592" calcext:value-type="float">
            <text:p>20.2952596187592</text:p>
          </table:table-cell>
          <table:table-cell table:style-name="ce2" office:value-type="float" office:value="0.982349803702267" calcext:value-type="float">
            <text:p>0.982349803702267</text:p>
          </table:table-cell>
          <table:table-cell table:style-name="ce2" office:value-type="float" office:value="4.0495698928833" calcext:value-type="float">
            <text:p>4.0495698928833</text:p>
          </table:table-cell>
          <table:table-cell table:style-name="ce2" office:value-type="float" office:value="0.184163363353414" calcext:value-type="float">
            <text:p>0.18416336335341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o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6677908937605" calcext:value-type="float">
            <text:p>0.786677908937605</text:p>
          </table:table-cell>
          <table:table-cell table:style-name="ce3" office:value-type="float" office:value="0.688308038223721" calcext:value-type="float">
            <text:p>0.688308038223721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23120887896174" calcext:value-type="float">
            <text:p>0.723120887896174</text:p>
          </table:table-cell>
          <table:table-cell table:style-name="ce3" office:value-type="float" office:value="0.0415365369561862" calcext:value-type="float">
            <text:p>0.0415365369561862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float" office:value="19.500044965744" calcext:value-type="float">
            <text:p>19.500044965744</text:p>
          </table:table-cell>
          <table:table-cell table:style-name="ce2" office:value-type="float" office:value="0.761834575428203" calcext:value-type="float">
            <text:p>0.761834575428203</text:p>
          </table:table-cell>
          <table:table-cell table:style-name="ce2" office:value-type="float" office:value="4.11203756332398" calcext:value-type="float">
            <text:p>4.11203756332398</text:p>
          </table:table-cell>
          <table:table-cell table:style-name="ce2" office:value-type="float" office:value="0.197360688482603" calcext:value-type="float">
            <text:p>0.19736068848260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r', 'kernel': 'sigmoid', 'shrinking': True}</text:p>
          </table:table-cell>
          <table:table-cell table:style-name="ce3" office:value-type="float" office:value="0.679685304860916" calcext:value-type="float">
            <text:p>0.679685304860916</text:p>
          </table:table-cell>
          <table:table-cell table:style-name="ce3" office:value-type="float" office:value="0.756323777403035" calcext:value-type="float">
            <text:p>0.75632377740303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23233294811419" calcext:value-type="float">
            <text:p>0.723233294811419</text:p>
          </table:table-cell>
          <table:table-cell table:style-name="ce3" office:value-type="float" office:value="0.04147153530831" calcext:value-type="float">
            <text:p>0.04147153530831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office:value-type="float" office:value="20.1080294132233" calcext:value-type="float">
            <text:p>20.1080294132233</text:p>
          </table:table-cell>
          <table:table-cell table:style-name="ce2" office:value-type="float" office:value="0.761682417109389" calcext:value-type="float">
            <text:p>0.761682417109389</text:p>
          </table:table-cell>
          <table:table-cell table:style-name="ce2" office:value-type="float" office:value="4.06553406715393" calcext:value-type="float">
            <text:p>4.06553406715393</text:p>
          </table:table-cell>
          <table:table-cell table:style-name="ce2" office:value-type="float" office:value="0.170260047658261" calcext:value-type="float">
            <text:p>0.170260047658261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r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6677908937605" calcext:value-type="float">
            <text:p>0.786677908937605</text:p>
          </table:table-cell>
          <table:table-cell table:style-name="ce3" office:value-type="float" office:value="0.688308038223721" calcext:value-type="float">
            <text:p>0.688308038223721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23120887896174" calcext:value-type="float">
            <text:p>0.723120887896174</text:p>
          </table:table-cell>
          <table:table-cell table:style-name="ce3" office:value-type="float" office:value="0.0415365369561862" calcext:value-type="float">
            <text:p>0.0415365369561862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19.8677343845367" calcext:value-type="float">
            <text:p>19.8677343845367</text:p>
          </table:table-cell>
          <table:table-cell table:style-name="ce2" office:value-type="float" office:value="0.533169151010091" calcext:value-type="float">
            <text:p>0.533169151010091</text:p>
          </table:table-cell>
          <table:table-cell table:style-name="ce2" office:value-type="float" office:value="4.06854968070984" calcext:value-type="float">
            <text:p>4.06854968070984</text:p>
          </table:table-cell>
          <table:table-cell table:style-name="ce2" office:value-type="float" office:value="0.164978262149016" calcext:value-type="float">
            <text:p>0.16497826214901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o', 'kernel': 'sigmoid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4148397976391" calcext:value-type="float">
            <text:p>0.784148397976391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2126594477957" calcext:value-type="float">
            <text:p>0.72126594477957</text:p>
          </table:table-cell>
          <table:table-cell table:style-name="ce3" office:value-type="float" office:value="0.0417313499384739" calcext:value-type="float">
            <text:p>0.0417313499384739</text:p>
          </table:table-cell>
          <table:table-cell table:style-name="ce3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float" office:value="20.5634320735931" calcext:value-type="float">
            <text:p>20.5634320735931</text:p>
          </table:table-cell>
          <table:table-cell table:style-name="ce2" office:value-type="float" office:value="0.360616051697798" calcext:value-type="float">
            <text:p>0.360616051697798</text:p>
          </table:table-cell>
          <table:table-cell table:style-name="ce2" office:value-type="float" office:value="4.06987638473511" calcext:value-type="float">
            <text:p>4.06987638473511</text:p>
          </table:table-cell>
          <table:table-cell table:style-name="ce2" office:value-type="float" office:value="0.190023319705148" calcext:value-type="float">
            <text:p>0.19002331970514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o', 'kernel': 'sigmoid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6885890949972" calcext:value-type="float">
            <text:p>0.75688589094997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21322140340121" calcext:value-type="float">
            <text:p>0.721322140340121</text:p>
          </table:table-cell>
          <table:table-cell table:style-name="ce3" office:value-type="float" office:value="0.041694800795042" calcext:value-type="float">
            <text:p>0.041694800795042</text:p>
          </table:table-cell>
          <table:table-cell table:style-name="ce3"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office:value-type="float" office:value="20.2293119430542" calcext:value-type="float">
            <text:p>20.2293119430542</text:p>
          </table:table-cell>
          <table:table-cell table:style-name="ce2" office:value-type="float" office:value="0.657637589364541" calcext:value-type="float">
            <text:p>0.657637589364541</text:p>
          </table:table-cell>
          <table:table-cell table:style-name="ce2" office:value-type="float" office:value="4.0901716709137" calcext:value-type="float">
            <text:p>4.0901716709137</text:p>
          </table:table-cell>
          <table:table-cell table:style-name="ce2" office:value-type="float" office:value="0.171804794380786" calcext:value-type="float">
            <text:p>0.17180479438078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r', 'kernel': 'sigmoid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4148397976391" calcext:value-type="float">
            <text:p>0.784148397976391</text:p>
          </table:table-cell>
          <table:table-cell table:style-name="ce3" office:value-type="float" office:value="0.68690275435638" calcext:value-type="float">
            <text:p>0.68690275435638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2126594477957" calcext:value-type="float">
            <text:p>0.72126594477957</text:p>
          </table:table-cell>
          <table:table-cell table:style-name="ce3" office:value-type="float" office:value="0.0417313499384739" calcext:value-type="float">
            <text:p>0.0417313499384739</text:p>
          </table:table-cell>
          <table:table-cell table:style-name="ce3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office:value-type="float" office:value="20.5412715435028" calcext:value-type="float">
            <text:p>20.5412715435028</text:p>
          </table:table-cell>
          <table:table-cell table:style-name="ce2" office:value-type="float" office:value="0.845670181247322" calcext:value-type="float">
            <text:p>0.845670181247322</text:p>
          </table:table-cell>
          <table:table-cell table:style-name="ce2" office:value-type="float" office:value="4.04817934036255" calcext:value-type="float">
            <text:p>4.04817934036255</text:p>
          </table:table-cell>
          <table:table-cell table:style-name="ce2" office:value-type="float" office:value="0.181316041322255" calcext:value-type="float">
            <text:p>0.181316041322255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r', 'kernel': 'sigmoid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6885890949972" calcext:value-type="float">
            <text:p>0.756885890949972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21322140340121" calcext:value-type="float">
            <text:p>0.721322140340121</text:p>
          </table:table-cell>
          <table:table-cell table:style-name="ce3" office:value-type="float" office:value="0.041694800795042" calcext:value-type="float">
            <text:p>0.041694800795042</text:p>
          </table:table-cell>
          <table:table-cell table:style-name="ce3"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float" office:value="19.9994663715363" calcext:value-type="float">
            <text:p>19.9994663715363</text:p>
          </table:table-cell>
          <table:table-cell table:style-name="ce2" office:value-type="float" office:value="1.02015845777999" calcext:value-type="float">
            <text:p>1.02015845777999</text:p>
          </table:table-cell>
          <table:table-cell table:style-name="ce2" office:value-type="float" office:value="4.04822225570679" calcext:value-type="float">
            <text:p>4.04822225570679</text:p>
          </table:table-cell>
          <table:table-cell table:style-name="ce2" office:value-type="float" office:value="0.151063410016729" calcext:value-type="float">
            <text:p>0.151063410016729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o', 'kernel': 'sigmoid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3249016301293" calcext:value-type="float">
            <text:p>0.683249016301293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20197913246248" calcext:value-type="float">
            <text:p>0.720197913246248</text:p>
          </table:table-cell>
          <table:table-cell table:style-name="ce3" office:value-type="float" office:value="0.042619056508567" calcext:value-type="float">
            <text:p>0.042619056508567</text:p>
          </table:table-cell>
          <table:table-cell table:style-name="ce3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float" office:value="20.1281128406525" calcext:value-type="float">
            <text:p>20.1281128406525</text:p>
          </table:table-cell>
          <table:table-cell table:style-name="ce2" office:value-type="float" office:value="0.784415066472993" calcext:value-type="float">
            <text:p>0.784415066472993</text:p>
          </table:table-cell>
          <table:table-cell table:style-name="ce2" office:value-type="float" office:value="4.03482336997986" calcext:value-type="float">
            <text:p>4.03482336997986</text:p>
          </table:table-cell>
          <table:table-cell table:style-name="ce2" office:value-type="float" office:value="0.176761715081994" calcext:value-type="float">
            <text:p>0.176761715081994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o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6042720629567" calcext:value-type="float">
            <text:p>0.756042720629567</text:p>
          </table:table-cell>
          <table:table-cell table:style-name="ce3" office:value-type="float" office:value="0.784148397976391" calcext:value-type="float">
            <text:p>0.784148397976391</text:p>
          </table:table-cell>
          <table:table-cell table:style-name="ce3" office:value-type="float" office:value="0.684654300168634" calcext:value-type="float">
            <text:p>0.684654300168634</text:p>
          </table:table-cell>
          <table:table-cell table:style-name="ce3" office:value-type="float" office:value="0.696739741427768" calcext:value-type="float">
            <text:p>0.696739741427768</text:p>
          </table:table-cell>
          <table:table-cell table:style-name="ce3" office:value-type="float" office:value="0.720197897452105" calcext:value-type="float">
            <text:p>0.720197897452105</text:p>
          </table:table-cell>
          <table:table-cell table:style-name="ce3" office:value-type="float" office:value="0.042076752829389" calcext:value-type="float">
            <text:p>0.042076752829389</text:p>
          </table:table-cell>
          <table:table-cell table:style-name="ce3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office:value-type="float" office:value="19.149211359024" calcext:value-type="float">
            <text:p>19.149211359024</text:p>
          </table:table-cell>
          <table:table-cell table:style-name="ce2" office:value-type="float" office:value="0.665188433338796" calcext:value-type="float">
            <text:p>0.665188433338796</text:p>
          </table:table-cell>
          <table:table-cell table:style-name="ce2" office:value-type="float" office:value="4.01480860710144" calcext:value-type="float">
            <text:p>4.01480860710144</text:p>
          </table:table-cell>
          <table:table-cell table:style-name="ce2" office:value-type="float" office:value="0.159573930353586" calcext:value-type="float">
            <text:p>0.15957393035358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r', 'kernel': 'sigmoid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442945474986" calcext:value-type="float">
            <text:p>0.78442945474986</text:p>
          </table:table-cell>
          <table:table-cell table:style-name="ce3" office:value-type="float" office:value="0.683249016301293" calcext:value-type="float">
            <text:p>0.683249016301293</text:p>
          </table:table-cell>
          <table:table-cell table:style-name="ce3" office:value-type="float" office:value="0.697020798201237" calcext:value-type="float">
            <text:p>0.697020798201237</text:p>
          </table:table-cell>
          <table:table-cell table:style-name="ce3" office:value-type="float" office:value="0.720197913246248" calcext:value-type="float">
            <text:p>0.720197913246248</text:p>
          </table:table-cell>
          <table:table-cell table:style-name="ce3" office:value-type="float" office:value="0.042619056508567" calcext:value-type="float">
            <text:p>0.042619056508567</text:p>
          </table:table-cell>
          <table:table-cell table:style-name="ce3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office:value-type="float" office:value="20.178933763504" calcext:value-type="float">
            <text:p>20.178933763504</text:p>
          </table:table-cell>
          <table:table-cell table:style-name="ce2" office:value-type="float" office:value="0.703052733680963" calcext:value-type="float">
            <text:p>0.703052733680963</text:p>
          </table:table-cell>
          <table:table-cell table:style-name="ce2" office:value-type="float" office:value="4.0429262638092" calcext:value-type="float">
            <text:p>4.0429262638092</text:p>
          </table:table-cell>
          <table:table-cell table:style-name="ce2" office:value-type="float" office:value="0.179723438619234" calcext:value-type="float">
            <text:p>0.179723438619234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r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6042720629567" calcext:value-type="float">
            <text:p>0.756042720629567</text:p>
          </table:table-cell>
          <table:table-cell table:style-name="ce3" office:value-type="float" office:value="0.784148397976391" calcext:value-type="float">
            <text:p>0.784148397976391</text:p>
          </table:table-cell>
          <table:table-cell table:style-name="ce3" office:value-type="float" office:value="0.684654300168634" calcext:value-type="float">
            <text:p>0.684654300168634</text:p>
          </table:table-cell>
          <table:table-cell table:style-name="ce3" office:value-type="float" office:value="0.696739741427768" calcext:value-type="float">
            <text:p>0.696739741427768</text:p>
          </table:table-cell>
          <table:table-cell table:style-name="ce3" office:value-type="float" office:value="0.720197897452105" calcext:value-type="float">
            <text:p>0.720197897452105</text:p>
          </table:table-cell>
          <table:table-cell table:style-name="ce3" office:value-type="float" office:value="0.042076752829389" calcext:value-type="float">
            <text:p>0.042076752829389</text:p>
          </table:table-cell>
          <table:table-cell table:style-name="ce3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19.1152228355408" calcext:value-type="float">
            <text:p>19.1152228355408</text:p>
          </table:table-cell>
          <table:table-cell table:style-name="ce2" office:value-type="float" office:value="0.700755003303506" calcext:value-type="float">
            <text:p>0.700755003303506</text:p>
          </table:table-cell>
          <table:table-cell table:style-name="ce2" office:value-type="float" office:value="4.04183750152588" calcext:value-type="float">
            <text:p>4.04183750152588</text:p>
          </table:table-cell>
          <table:table-cell table:style-name="ce2" office:value-type="float" office:value="0.178806224217284" calcext:value-type="float">
            <text:p>0.178806224217284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o', 'kernel': 'sigmoid', 'shrinking': True}</text:p>
          </table:table-cell>
          <table:table-cell table:style-name="ce3" office:value-type="float" office:value="0.679685304860916" calcext:value-type="float">
            <text:p>0.679685304860916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3086003372681" calcext:value-type="float">
            <text:p>0.693086003372681</text:p>
          </table:table-cell>
          <table:table-cell table:style-name="ce3" office:value-type="float" office:value="0.717949427470216" calcext:value-type="float">
            <text:p>0.717949427470216</text:p>
          </table:table-cell>
          <table:table-cell table:style-name="ce3" office:value-type="float" office:value="0.0419801172456445" calcext:value-type="float">
            <text:p>0.0419801172456445</text:p>
          </table:table-cell>
          <table:table-cell table:style-name="ce3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office:value-type="float" office:value="20.1584696769714" calcext:value-type="float">
            <text:p>20.1584696769714</text:p>
          </table:table-cell>
          <table:table-cell table:style-name="ce2" office:value-type="float" office:value="0.537204234126566" calcext:value-type="float">
            <text:p>0.537204234126566</text:p>
          </table:table-cell>
          <table:table-cell table:style-name="ce2" office:value-type="float" office:value="4.01834816932678" calcext:value-type="float">
            <text:p>4.01834816932678</text:p>
          </table:table-cell>
          <table:table-cell table:style-name="ce2" office:value-type="float" office:value="0.180603868951114" calcext:value-type="float">
            <text:p>0.180603868951114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o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1899943788645" calcext:value-type="float">
            <text:p>0.781899943788645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8848824939457" calcext:value-type="float">
            <text:p>0.718848824939457</text:p>
          </table:table-cell>
          <table:table-cell table:style-name="ce3" office:value-type="float" office:value="0.0417864660108027" calcext:value-type="float">
            <text:p>0.0417864660108027</text:p>
          </table:table-cell>
          <table:table-cell table:style-name="ce3"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float" office:value="19.077578496933" calcext:value-type="float">
            <text:p>19.077578496933</text:p>
          </table:table-cell>
          <table:table-cell table:style-name="ce2" office:value-type="float" office:value="0.654409076142919" calcext:value-type="float">
            <text:p>0.654409076142919</text:p>
          </table:table-cell>
          <table:table-cell table:style-name="ce2" office:value-type="float" office:value="4.0246235370636" calcext:value-type="float">
            <text:p>4.0246235370636</text:p>
          </table:table-cell>
          <table:table-cell table:style-name="ce2" office:value-type="float" office:value="0.190939136520342" calcext:value-type="float">
            <text:p>0.190939136520342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r', 'kernel': 'sigmoid', 'shrinking': True}</text:p>
          </table:table-cell>
          <table:table-cell table:style-name="ce3" office:value-type="float" office:value="0.679685304860916" calcext:value-type="float">
            <text:p>0.679685304860916</text:p>
          </table:table-cell>
          <table:table-cell table:style-name="ce3" office:value-type="float" office:value="0.754637436762226" calcext:value-type="float">
            <text:p>0.754637436762226</text:p>
          </table:table-cell>
          <table:table-cell table:style-name="ce3" office:value-type="float" office:value="0.781337830241709" calcext:value-type="float">
            <text:p>0.781337830241709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3086003372681" calcext:value-type="float">
            <text:p>0.693086003372681</text:p>
          </table:table-cell>
          <table:table-cell table:style-name="ce3" office:value-type="float" office:value="0.717949427470216" calcext:value-type="float">
            <text:p>0.717949427470216</text:p>
          </table:table-cell>
          <table:table-cell table:style-name="ce3" office:value-type="float" office:value="0.0419801172456445" calcext:value-type="float">
            <text:p>0.0419801172456445</text:p>
          </table:table-cell>
          <table:table-cell table:style-name="ce3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office:value-type="float" office:value="20.232466506958" calcext:value-type="float">
            <text:p>20.232466506958</text:p>
          </table:table-cell>
          <table:table-cell table:style-name="ce2" office:value-type="float" office:value="0.533038063292234" calcext:value-type="float">
            <text:p>0.533038063292234</text:p>
          </table:table-cell>
          <table:table-cell table:style-name="ce2" office:value-type="float" office:value="3.99913115501404" calcext:value-type="float">
            <text:p>3.99913115501404</text:p>
          </table:table-cell>
          <table:table-cell table:style-name="ce2" office:value-type="float" office:value="0.15246672362184" calcext:value-type="float">
            <text:p>0.15246672362184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r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5480607082631" calcext:value-type="float">
            <text:p>0.755480607082631</text:p>
          </table:table-cell>
          <table:table-cell table:style-name="ce3" office:value-type="float" office:value="0.781899943788645" calcext:value-type="float">
            <text:p>0.781899943788645</text:p>
          </table:table-cell>
          <table:table-cell table:style-name="ce3" office:value-type="float" office:value="0.684092186621698" calcext:value-type="float">
            <text:p>0.684092186621698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18848824939457" calcext:value-type="float">
            <text:p>0.718848824939457</text:p>
          </table:table-cell>
          <table:table-cell table:style-name="ce3" office:value-type="float" office:value="0.0417864660108027" calcext:value-type="float">
            <text:p>0.0417864660108027</text:p>
          </table:table-cell>
          <table:table-cell table:style-name="ce3"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float" office:value="18.9825088024139" calcext:value-type="float">
            <text:p>18.9825088024139</text:p>
          </table:table-cell>
          <table:table-cell table:style-name="ce2" office:value-type="float" office:value="0.629971066258353" calcext:value-type="float">
            <text:p>0.629971066258353</text:p>
          </table:table-cell>
          <table:table-cell table:style-name="ce2" office:value-type="float" office:value="3.96202445030212" calcext:value-type="float">
            <text:p>3.96202445030212</text:p>
          </table:table-cell>
          <table:table-cell table:style-name="ce2" office:value-type="float" office:value="0.166987660139691" calcext:value-type="float">
            <text:p>0.16698766013969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sigmoid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80157391793142" calcext:value-type="float">
            <text:p>0.680157391793142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668402285033" calcext:value-type="float">
            <text:p>0.717668402285033</text:p>
          </table:table-cell>
          <table:table-cell table:style-name="ce3" office:value-type="float" office:value="0.0418132962262162" calcext:value-type="float">
            <text:p>0.0418132962262162</text:p>
          </table:table-cell>
          <table:table-cell table:style-name="ce3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20.2615299224854" calcext:value-type="float">
            <text:p>20.2615299224854</text:p>
          </table:table-cell>
          <table:table-cell table:style-name="ce2" office:value-type="float" office:value="0.759863451753746" calcext:value-type="float">
            <text:p>0.759863451753746</text:p>
          </table:table-cell>
          <table:table-cell table:style-name="ce2" office:value-type="float" office:value="3.97531318664551" calcext:value-type="float">
            <text:p>3.97531318664551</text:p>
          </table:table-cell>
          <table:table-cell table:style-name="ce2" office:value-type="float" office:value="0.168223502769722" calcext:value-type="float">
            <text:p>0.168223502769722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sigmoid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0719505340079" calcext:value-type="float">
            <text:p>0.68071950534007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7949459058502" calcext:value-type="float">
            <text:p>0.717949459058502</text:p>
          </table:table-cell>
          <table:table-cell table:style-name="ce3" office:value-type="float" office:value="0.0420813353311442" calcext:value-type="float">
            <text:p>0.0420813353311442</text:p>
          </table:table-cell>
          <table:table-cell table:style-name="ce3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office:value-type="float" office:value="18.9944082736969" calcext:value-type="float">
            <text:p>18.9944082736969</text:p>
          </table:table-cell>
          <table:table-cell table:style-name="ce2" office:value-type="float" office:value="0.623553723878572" calcext:value-type="float">
            <text:p>0.623553723878572</text:p>
          </table:table-cell>
          <table:table-cell table:style-name="ce2" office:value-type="float" office:value="3.98325595855713" calcext:value-type="float">
            <text:p>3.98325595855713</text:p>
          </table:table-cell>
          <table:table-cell table:style-name="ce2" office:value-type="float" office:value="0.170448771973524" calcext:value-type="float">
            <text:p>0.170448771973524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sigmoid', 'shrinking': Tru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79932546374368" calcext:value-type="float">
            <text:p>0.779932546374368</text:p>
          </table:table-cell>
          <table:table-cell table:style-name="ce3" office:value-type="float" office:value="0.680157391793142" calcext:value-type="float">
            <text:p>0.680157391793142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17668402285033" calcext:value-type="float">
            <text:p>0.717668402285033</text:p>
          </table:table-cell>
          <table:table-cell table:style-name="ce3" office:value-type="float" office:value="0.0418132962262162" calcext:value-type="float">
            <text:p>0.0418132962262162</text:p>
          </table:table-cell>
          <table:table-cell table:style-name="ce3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float" office:value="20.2848537445068" calcext:value-type="float">
            <text:p>20.2848537445068</text:p>
          </table:table-cell>
          <table:table-cell table:style-name="ce2" office:value-type="float" office:value="0.817658065941124" calcext:value-type="float">
            <text:p>0.817658065941124</text:p>
          </table:table-cell>
          <table:table-cell table:style-name="ce2" office:value-type="float" office:value="3.98526105880737" calcext:value-type="float">
            <text:p>3.98526105880737</text:p>
          </table:table-cell>
          <table:table-cell table:style-name="ce2" office:value-type="float" office:value="0.180125816544773" calcext:value-type="float">
            <text:p>0.180125816544773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sigmoid', 'shrinking': False}</text:p>
          </table:table-cell>
          <table:table-cell table:style-name="ce3" office:value-type="float" office:value="0.679123349255409" calcext:value-type="float">
            <text:p>0.679123349255409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80719505340079" calcext:value-type="float">
            <text:p>0.680719505340079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7949459058502" calcext:value-type="float">
            <text:p>0.717949459058502</text:p>
          </table:table-cell>
          <table:table-cell table:style-name="ce3" office:value-type="float" office:value="0.0420813353311442" calcext:value-type="float">
            <text:p>0.0420813353311442</text:p>
          </table:table-cell>
          <table:table-cell table:style-name="ce3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office:value-type="float" office:value="19.0147850990295" calcext:value-type="float">
            <text:p>19.0147850990295</text:p>
          </table:table-cell>
          <table:table-cell table:style-name="ce2" office:value-type="float" office:value="0.76112670507669" calcext:value-type="float">
            <text:p>0.76112670507669</text:p>
          </table:table-cell>
          <table:table-cell table:style-name="ce2" office:value-type="float" office:value="3.96266212463379" calcext:value-type="float">
            <text:p>3.96266212463379</text:p>
          </table:table-cell>
          <table:table-cell table:style-name="ce2" office:value-type="float" office:value="0.177543147507437" calcext:value-type="float">
            <text:p>0.17754314750743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o', 'kernel': 'sigmoid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6206938651285" calcext:value-type="float">
            <text:p>0.716206938651285</text:p>
          </table:table-cell>
          <table:table-cell table:style-name="ce3" office:value-type="float" office:value="0.0416602764786446" calcext:value-type="float">
            <text:p>0.0416602764786446</text:p>
          </table:table-cell>
          <table:table-cell table:style-name="ce3"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office:value-type="float" office:value="20.3878529548645" calcext:value-type="float">
            <text:p>20.3878529548645</text:p>
          </table:table-cell>
          <table:table-cell table:style-name="ce2" office:value-type="float" office:value="0.896205611896417" calcext:value-type="float">
            <text:p>0.896205611896417</text:p>
          </table:table-cell>
          <table:table-cell table:style-name="ce2" office:value-type="float" office:value="3.97281761169434" calcext:value-type="float">
            <text:p>3.97281761169434</text:p>
          </table:table-cell>
          <table:table-cell table:style-name="ce2" office:value-type="float" office:value="0.143411185084476" calcext:value-type="float">
            <text:p>0.14341118508447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o', 'kernel': 'sigmoid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78808319280495" calcext:value-type="float">
            <text:p>0.778808319280495</text:p>
          </table:table-cell>
          <table:table-cell table:style-name="ce3" office:value-type="float" office:value="0.680719505340079" calcext:value-type="float">
            <text:p>0.680719505340079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6094515941897" calcext:value-type="float">
            <text:p>0.716094515941897</text:p>
          </table:table-cell>
          <table:table-cell table:style-name="ce3" office:value-type="float" office:value="0.0416231447253554" calcext:value-type="float">
            <text:p>0.0416231447253554</text:p>
          </table:table-cell>
          <table:table-cell table:style-name="ce3"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office:value-type="float" office:value="19.0750127315521" calcext:value-type="float">
            <text:p>19.0750127315521</text:p>
          </table:table-cell>
          <table:table-cell table:style-name="ce2" office:value-type="float" office:value="0.79490439114533" calcext:value-type="float">
            <text:p>0.79490439114533</text:p>
          </table:table-cell>
          <table:table-cell table:style-name="ce2" office:value-type="float" office:value="3.94324178695679" calcext:value-type="float">
            <text:p>3.94324178695679</text:p>
          </table:table-cell>
          <table:table-cell table:style-name="ce2" office:value-type="float" office:value="0.171126142320152" calcext:value-type="float">
            <text:p>0.171126142320152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r', 'kernel': 'sigmoid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79089376053963" calcext:value-type="float">
            <text:p>0.779089376053963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6206938651285" calcext:value-type="float">
            <text:p>0.716206938651285</text:p>
          </table:table-cell>
          <table:table-cell table:style-name="ce3" office:value-type="float" office:value="0.0416602764786446" calcext:value-type="float">
            <text:p>0.0416602764786446</text:p>
          </table:table-cell>
          <table:table-cell table:style-name="ce3"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float" office:value="20.3660098552704" calcext:value-type="float">
            <text:p>20.3660098552704</text:p>
          </table:table-cell>
          <table:table-cell table:style-name="ce2" office:value-type="float" office:value="0.856933330872443" calcext:value-type="float">
            <text:p>0.856933330872443</text:p>
          </table:table-cell>
          <table:table-cell table:style-name="ce2" office:value-type="float" office:value="3.96023993492126" calcext:value-type="float">
            <text:p>3.96023993492126</text:p>
          </table:table-cell>
          <table:table-cell table:style-name="ce2" office:value-type="float" office:value="0.169254167723138" calcext:value-type="float">
            <text:p>0.169254167723138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r', 'kernel': 'sigmoid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2951096121417" calcext:value-type="float">
            <text:p>0.752951096121417</text:p>
          </table:table-cell>
          <table:table-cell table:style-name="ce3" office:value-type="float" office:value="0.778808319280495" calcext:value-type="float">
            <text:p>0.778808319280495</text:p>
          </table:table-cell>
          <table:table-cell table:style-name="ce3" office:value-type="float" office:value="0.680719505340079" calcext:value-type="float">
            <text:p>0.680719505340079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6094515941897" calcext:value-type="float">
            <text:p>0.716094515941897</text:p>
          </table:table-cell>
          <table:table-cell table:style-name="ce3" office:value-type="float" office:value="0.0416231447253554" calcext:value-type="float">
            <text:p>0.0416231447253554</text:p>
          </table:table-cell>
          <table:table-cell table:style-name="ce3"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float" office:value="19.0612041473389" calcext:value-type="float">
            <text:p>19.0612041473389</text:p>
          </table:table-cell>
          <table:table-cell table:style-name="ce2" office:value-type="float" office:value="0.627802448637319" calcext:value-type="float">
            <text:p>0.627802448637319</text:p>
          </table:table-cell>
          <table:table-cell table:style-name="ce2" office:value-type="float" office:value="3.94183340072632" calcext:value-type="float">
            <text:p>3.94183340072632</text:p>
          </table:table-cell>
          <table:table-cell table:style-name="ce2" office:value-type="float" office:value="0.164190503867584" calcext:value-type="float">
            <text:p>0.164190503867584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o', 'kernel': 'sigmoid', 'shrinking': Tru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0983698707139" calcext:value-type="float">
            <text:p>0.750983698707139</text:p>
          </table:table-cell>
          <table:table-cell table:style-name="ce3" office:value-type="float" office:value="0.777121978639685" calcext:value-type="float">
            <text:p>0.777121978639685</text:p>
          </table:table-cell>
          <table:table-cell table:style-name="ce3" office:value-type="float" office:value="0.680157391793142" calcext:value-type="float">
            <text:p>0.68015739179314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5588566367226" calcext:value-type="float">
            <text:p>0.715588566367226</text:p>
          </table:table-cell>
          <table:table-cell table:style-name="ce3" office:value-type="float" office:value="0.0406068913182039" calcext:value-type="float">
            <text:p>0.0406068913182039</text:p>
          </table:table-cell>
          <table:table-cell table:style-name="ce3"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office:value-type="float" office:value="20.3731928348541" calcext:value-type="float">
            <text:p>20.3731928348541</text:p>
          </table:table-cell>
          <table:table-cell table:style-name="ce2" office:value-type="float" office:value="0.596354748549165" calcext:value-type="float">
            <text:p>0.596354748549165</text:p>
          </table:table-cell>
          <table:table-cell table:style-name="ce2" office:value-type="float" office:value="3.92953915596008" calcext:value-type="float">
            <text:p>3.92953915596008</text:p>
          </table:table-cell>
          <table:table-cell table:style-name="ce2" office:value-type="float" office:value="0.161914222958697" calcext:value-type="float">
            <text:p>0.161914222958697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o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2107925801012" calcext:value-type="float">
            <text:p>0.752107925801012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876335019674" calcext:value-type="float">
            <text:p>0.679876335019674</text:p>
          </table:table-cell>
          <table:table-cell table:style-name="ce3" office:value-type="float" office:value="0.690556492411467" calcext:value-type="float">
            <text:p>0.690556492411467</text:p>
          </table:table-cell>
          <table:table-cell table:style-name="ce3" office:value-type="float" office:value="0.715757200431306" calcext:value-type="float">
            <text:p>0.715757200431306</text:p>
          </table:table-cell>
          <table:table-cell table:style-name="ce3" office:value-type="float" office:value="0.040734849574079" calcext:value-type="float">
            <text:p>0.040734849574079</text:p>
          </table:table-cell>
          <table:table-cell table:style-name="ce3"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office:value-type="float" office:value="19.0755970478058" calcext:value-type="float">
            <text:p>19.0755970478058</text:p>
          </table:table-cell>
          <table:table-cell table:style-name="ce2" office:value-type="float" office:value="0.665033658573767" calcext:value-type="float">
            <text:p>0.665033658573767</text:p>
          </table:table-cell>
          <table:table-cell table:style-name="ce2" office:value-type="float" office:value="3.93209629058838" calcext:value-type="float">
            <text:p>3.93209629058838</text:p>
          </table:table-cell>
          <table:table-cell table:style-name="ce2" office:value-type="float" office:value="0.15881703322486" calcext:value-type="float">
            <text:p>0.1588170332248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r', 'kernel': 'sigmoid', 'shrinking': Tru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0983698707139" calcext:value-type="float">
            <text:p>0.750983698707139</text:p>
          </table:table-cell>
          <table:table-cell table:style-name="ce3" office:value-type="float" office:value="0.777121978639685" calcext:value-type="float">
            <text:p>0.777121978639685</text:p>
          </table:table-cell>
          <table:table-cell table:style-name="ce3" office:value-type="float" office:value="0.680157391793142" calcext:value-type="float">
            <text:p>0.680157391793142</text:p>
          </table:table-cell>
          <table:table-cell table:style-name="ce3" office:value-type="float" office:value="0.690275435637999" calcext:value-type="float">
            <text:p>0.690275435637999</text:p>
          </table:table-cell>
          <table:table-cell table:style-name="ce3" office:value-type="float" office:value="0.715588566367226" calcext:value-type="float">
            <text:p>0.715588566367226</text:p>
          </table:table-cell>
          <table:table-cell table:style-name="ce3" office:value-type="float" office:value="0.0406068913182039" calcext:value-type="float">
            <text:p>0.0406068913182039</text:p>
          </table:table-cell>
          <table:table-cell table:style-name="ce3"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office:value-type="float" office:value="20.3342615604401" calcext:value-type="float">
            <text:p>20.3342615604401</text:p>
          </table:table-cell>
          <table:table-cell table:style-name="ce2" office:value-type="float" office:value="0.590300535021714" calcext:value-type="float">
            <text:p>0.590300535021714</text:p>
          </table:table-cell>
          <table:table-cell table:style-name="ce2" office:value-type="float" office:value="3.92826471328735" calcext:value-type="float">
            <text:p>3.92826471328735</text:p>
          </table:table-cell>
          <table:table-cell table:style-name="ce2" office:value-type="float" office:value="0.170193997946353" calcext:value-type="float">
            <text:p>0.170193997946353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r', 'kernel': 'sigmoid', 'shrinking': False}</text:p>
          </table:table-cell>
          <table:table-cell table:style-name="ce3" office:value-type="float" office:value="0.679404327058162" calcext:value-type="float">
            <text:p>0.679404327058162</text:p>
          </table:table-cell>
          <table:table-cell table:style-name="ce3" office:value-type="float" office:value="0.752107925801012" calcext:value-type="float">
            <text:p>0.752107925801012</text:p>
          </table:table-cell>
          <table:table-cell table:style-name="ce3" office:value-type="float" office:value="0.776840921866217" calcext:value-type="float">
            <text:p>0.776840921866217</text:p>
          </table:table-cell>
          <table:table-cell table:style-name="ce3" office:value-type="float" office:value="0.679876335019674" calcext:value-type="float">
            <text:p>0.679876335019674</text:p>
          </table:table-cell>
          <table:table-cell table:style-name="ce3" office:value-type="float" office:value="0.690556492411467" calcext:value-type="float">
            <text:p>0.690556492411467</text:p>
          </table:table-cell>
          <table:table-cell table:style-name="ce3" office:value-type="float" office:value="0.715757200431306" calcext:value-type="float">
            <text:p>0.715757200431306</text:p>
          </table:table-cell>
          <table:table-cell table:style-name="ce3" office:value-type="float" office:value="0.040734849574079" calcext:value-type="float">
            <text:p>0.040734849574079</text:p>
          </table:table-cell>
          <table:table-cell table:style-name="ce3"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office:value-type="float" office:value="19.1049712181091" calcext:value-type="float">
            <text:p>19.1049712181091</text:p>
          </table:table-cell>
          <table:table-cell table:style-name="ce2" office:value-type="float" office:value="0.563726980253663" calcext:value-type="float">
            <text:p>0.563726980253663</text:p>
          </table:table-cell>
          <table:table-cell table:style-name="ce2" office:value-type="float" office:value="4.07815942764282" calcext:value-type="float">
            <text:p>4.07815942764282</text:p>
          </table:table-cell>
          <table:table-cell table:style-name="ce2" office:value-type="float" office:value="0.376953955908787" calcext:value-type="float">
            <text:p>0.376953955908787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o', 'kernel': 'sigmoid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8471051152333" calcext:value-type="float">
            <text:p>0.678471051152333</text:p>
          </table:table-cell>
          <table:table-cell table:style-name="ce3" office:value-type="float" office:value="0.686621697582912" calcext:value-type="float">
            <text:p>0.686621697582912</text:p>
          </table:table-cell>
          <table:table-cell table:style-name="ce3" office:value-type="float" office:value="0.71367742769007" calcext:value-type="float">
            <text:p>0.71367742769007</text:p>
          </table:table-cell>
          <table:table-cell table:style-name="ce3" office:value-type="float" office:value="0.0408239959433772" calcext:value-type="float">
            <text:p>0.0408239959433772</text:p>
          </table:table-cell>
          <table:table-cell table:style-name="ce3"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float" office:value="20.5158528327942" calcext:value-type="float">
            <text:p>20.5158528327942</text:p>
          </table:table-cell>
          <table:table-cell table:style-name="ce2" office:value-type="float" office:value="0.997727049397934" calcext:value-type="float">
            <text:p>0.997727049397934</text:p>
          </table:table-cell>
          <table:table-cell table:style-name="ce2" office:value-type="float" office:value="3.94276919364929" calcext:value-type="float">
            <text:p>3.94276919364929</text:p>
          </table:table-cell>
          <table:table-cell table:style-name="ce2" office:value-type="float" office:value="0.179924845835956" calcext:value-type="float">
            <text:p>0.17992484583595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o', 'kernel': 'sigmoid', 'shrinking': Fals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5716694772344" calcext:value-type="float">
            <text:p>0.775716694772344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713059165965012" calcext:value-type="float">
            <text:p>0.713059165965012</text:p>
          </table:table-cell>
          <table:table-cell table:style-name="ce3" office:value-type="float" office:value="0.0407290254633861" calcext:value-type="float">
            <text:p>0.0407290254633861</text:p>
          </table:table-cell>
          <table:table-cell table:style-name="ce3"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office:value-type="float" office:value="19.579806470871" calcext:value-type="float">
            <text:p>19.579806470871</text:p>
          </table:table-cell>
          <table:table-cell table:style-name="ce2" office:value-type="float" office:value="0.555008930008869" calcext:value-type="float">
            <text:p>0.555008930008869</text:p>
          </table:table-cell>
          <table:table-cell table:style-name="ce2" office:value-type="float" office:value="4.03266572952271" calcext:value-type="float">
            <text:p>4.03266572952271</text:p>
          </table:table-cell>
          <table:table-cell table:style-name="ce2" office:value-type="float" office:value="0.108153565234761" calcext:value-type="float">
            <text:p>0.108153565234761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r', 'kernel': 'sigmoid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48454187745925" calcext:value-type="float">
            <text:p>0.748454187745925</text:p>
          </table:table-cell>
          <table:table-cell table:style-name="ce3" office:value-type="float" office:value="0.776278808319281" calcext:value-type="float">
            <text:p>0.776278808319281</text:p>
          </table:table-cell>
          <table:table-cell table:style-name="ce3" office:value-type="float" office:value="0.678471051152333" calcext:value-type="float">
            <text:p>0.678471051152333</text:p>
          </table:table-cell>
          <table:table-cell table:style-name="ce3" office:value-type="float" office:value="0.686621697582912" calcext:value-type="float">
            <text:p>0.686621697582912</text:p>
          </table:table-cell>
          <table:table-cell table:style-name="ce3" office:value-type="float" office:value="0.71367742769007" calcext:value-type="float">
            <text:p>0.71367742769007</text:p>
          </table:table-cell>
          <table:table-cell table:style-name="ce3" office:value-type="float" office:value="0.0408239959433772" calcext:value-type="float">
            <text:p>0.0408239959433772</text:p>
          </table:table-cell>
          <table:table-cell table:style-name="ce3"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float" office:value="21.8266489028931" calcext:value-type="float">
            <text:p>21.8266489028931</text:p>
          </table:table-cell>
          <table:table-cell table:style-name="ce2" office:value-type="float" office:value="1.08718937263689" calcext:value-type="float">
            <text:p>1.08718937263689</text:p>
          </table:table-cell>
          <table:table-cell table:style-name="ce2" office:value-type="float" office:value="4.00558123588562" calcext:value-type="float">
            <text:p>4.00558123588562</text:p>
          </table:table-cell>
          <table:table-cell table:style-name="ce2" office:value-type="float" office:value="0.119985616942722" calcext:value-type="float">
            <text:p>0.119985616942722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r', 'kernel': 'sigmoid', 'shrinking': Fals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5716694772344" calcext:value-type="float">
            <text:p>0.775716694772344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87183811129848" calcext:value-type="float">
            <text:p>0.687183811129848</text:p>
          </table:table-cell>
          <table:table-cell table:style-name="ce3" office:value-type="float" office:value="0.713059165965012" calcext:value-type="float">
            <text:p>0.713059165965012</text:p>
          </table:table-cell>
          <table:table-cell table:style-name="ce3" office:value-type="float" office:value="0.0407290254633861" calcext:value-type="float">
            <text:p>0.0407290254633861</text:p>
          </table:table-cell>
          <table:table-cell table:style-name="ce3"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float" office:value="20.0592144966125" calcext:value-type="float">
            <text:p>20.0592144966125</text:p>
          </table:table-cell>
          <table:table-cell table:style-name="ce2" office:value-type="float" office:value="1.03375412706417" calcext:value-type="float">
            <text:p>1.03375412706417</text:p>
          </table:table-cell>
          <table:table-cell table:style-name="ce2" office:value-type="float" office:value="3.95986609458923" calcext:value-type="float">
            <text:p>3.95986609458923</text:p>
          </table:table-cell>
          <table:table-cell table:style-name="ce2" office:value-type="float" office:value="0.156014744380188" calcext:value-type="float">
            <text:p>0.15601474438018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o', 'kernel': 'sigmoid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46205733558179" calcext:value-type="float">
            <text:p>0.746205733558179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4373243395166" calcext:value-type="float">
            <text:p>0.684373243395166</text:p>
          </table:table-cell>
          <table:table-cell table:style-name="ce3" office:value-type="float" office:value="0.711766225836343" calcext:value-type="float">
            <text:p>0.711766225836343</text:p>
          </table:table-cell>
          <table:table-cell table:style-name="ce3" office:value-type="float" office:value="0.0406862807418233" calcext:value-type="float">
            <text:p>0.0406862807418233</text:p>
          </table:table-cell>
          <table:table-cell table:style-name="ce3"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float" office:value="21.7451566696167" calcext:value-type="float">
            <text:p>21.7451566696167</text:p>
          </table:table-cell>
          <table:table-cell table:style-name="ce2" office:value-type="float" office:value="0.800945597782446" calcext:value-type="float">
            <text:p>0.800945597782446</text:p>
          </table:table-cell>
          <table:table-cell table:style-name="ce2" office:value-type="float" office:value="4.07804164886475" calcext:value-type="float">
            <text:p>4.07804164886475</text:p>
          </table:table-cell>
          <table:table-cell table:style-name="ce2" office:value-type="float" office:value="0.25968578792583" calcext:value-type="float">
            <text:p>0.25968578792583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o', 'kernel': 'sigmoid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4935356942102" calcext:value-type="float">
            <text:p>0.684935356942102</text:p>
          </table:table-cell>
          <table:table-cell table:style-name="ce3" office:value-type="float" office:value="0.711541380417569" calcext:value-type="float">
            <text:p>0.711541380417569</text:p>
          </table:table-cell>
          <table:table-cell table:style-name="ce3" office:value-type="float" office:value="0.0402094693018629" calcext:value-type="float">
            <text:p>0.0402094693018629</text:p>
          </table:table-cell>
          <table:table-cell table:style-name="ce3"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19.8454778194428" calcext:value-type="float">
            <text:p>19.8454778194428</text:p>
          </table:table-cell>
          <table:table-cell table:style-name="ce2" office:value-type="float" office:value="1.43175146631797" calcext:value-type="float">
            <text:p>1.43175146631797</text:p>
          </table:table-cell>
          <table:table-cell table:style-name="ce2" office:value-type="float" office:value="3.96624331474304" calcext:value-type="float">
            <text:p>3.96624331474304</text:p>
          </table:table-cell>
          <table:table-cell table:style-name="ce2" office:value-type="float" office:value="0.0858851320837105" calcext:value-type="float">
            <text:p>0.0858851320837105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r', 'kernel': 'sigmoid', 'shrinking': Tru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46205733558179" calcext:value-type="float">
            <text:p>0.746205733558179</text:p>
          </table:table-cell>
          <table:table-cell table:style-name="ce3" office:value-type="float" office:value="0.774311410905003" calcext:value-type="float">
            <text:p>0.774311410905003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4373243395166" calcext:value-type="float">
            <text:p>0.684373243395166</text:p>
          </table:table-cell>
          <table:table-cell table:style-name="ce3" office:value-type="float" office:value="0.711766225836343" calcext:value-type="float">
            <text:p>0.711766225836343</text:p>
          </table:table-cell>
          <table:table-cell table:style-name="ce3" office:value-type="float" office:value="0.0406862807418233" calcext:value-type="float">
            <text:p>0.0406862807418233</text:p>
          </table:table-cell>
          <table:table-cell table:style-name="ce3"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float" office:value="20.5693610191345" calcext:value-type="float">
            <text:p>20.5693610191345</text:p>
          </table:table-cell>
          <table:table-cell table:style-name="ce2" office:value-type="float" office:value="1.12809632983553" calcext:value-type="float">
            <text:p>1.12809632983553</text:p>
          </table:table-cell>
          <table:table-cell table:style-name="ce2" office:value-type="float" office:value="3.89960231781006" calcext:value-type="float">
            <text:p>3.89960231781006</text:p>
          </table:table-cell>
          <table:table-cell table:style-name="ce2" office:value-type="float" office:value="0.167432329270085" calcext:value-type="float">
            <text:p>0.167432329270085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r', 'kernel': 'sigmoid', 'shrinking': False}</text:p>
          </table:table-cell>
          <table:table-cell table:style-name="ce3" office:value-type="float" office:value="0.678842371452655" calcext:value-type="float">
            <text:p>0.678842371452655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4935356942102" calcext:value-type="float">
            <text:p>0.684935356942102</text:p>
          </table:table-cell>
          <table:table-cell table:style-name="ce3" office:value-type="float" office:value="0.711541380417569" calcext:value-type="float">
            <text:p>0.711541380417569</text:p>
          </table:table-cell>
          <table:table-cell table:style-name="ce3" office:value-type="float" office:value="0.0402094693018629" calcext:value-type="float">
            <text:p>0.0402094693018629</text:p>
          </table:table-cell>
          <table:table-cell table:style-name="ce3"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19.360246181488" calcext:value-type="float">
            <text:p>19.360246181488</text:p>
          </table:table-cell>
          <table:table-cell table:style-name="ce2" office:value-type="float" office:value="0.618487138772309" calcext:value-type="float">
            <text:p>0.618487138772309</text:p>
          </table:table-cell>
          <table:table-cell table:style-name="ce2" office:value-type="float" office:value="4.00297594070435" calcext:value-type="float">
            <text:p>4.00297594070435</text:p>
          </table:table-cell>
          <table:table-cell table:style-name="ce2" office:value-type="float" office:value="0.284746090242766" calcext:value-type="float">
            <text:p>0.284746090242766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sigmoid', 'shrinking': Tru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4519392917369" calcext:value-type="float">
            <text:p>0.744519392917369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10979377429633" calcext:value-type="float">
            <text:p>0.710979377429633</text:p>
          </table:table-cell>
          <table:table-cell table:style-name="ce3" office:value-type="float" office:value="0.0397682323512265" calcext:value-type="float">
            <text:p>0.0397682323512265</text:p>
          </table:table-cell>
          <table:table-cell table:style-name="ce3"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float" office:value="21.1288191318512" calcext:value-type="float">
            <text:p>21.1288191318512</text:p>
          </table:table-cell>
          <table:table-cell table:style-name="ce2" office:value-type="float" office:value="1.17078558851078" calcext:value-type="float">
            <text:p>1.17078558851078</text:p>
          </table:table-cell>
          <table:table-cell table:style-name="ce2" office:value-type="float" office:value="4.01887269020081" calcext:value-type="float">
            <text:p>4.01887269020081</text:p>
          </table:table-cell>
          <table:table-cell table:style-name="ce2" office:value-type="float" office:value="0.240311216504618" calcext:value-type="float">
            <text:p>0.24031121650461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sigmoid', 'shrinking': Fals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4519392917369" calcext:value-type="float">
            <text:p>0.744519392917369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710923181869082" calcext:value-type="float">
            <text:p>0.710923181869082</text:p>
          </table:table-cell>
          <table:table-cell table:style-name="ce3" office:value-type="float" office:value="0.0400748157098288" calcext:value-type="float">
            <text:p>0.0400748157098288</text:p>
          </table:table-cell>
          <table:table-cell table:style-name="ce3" office:value-type="float" office:value="211" calcext:value-type="float">
            <text:p>211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float" office:value="20.1928751468658" calcext:value-type="float">
            <text:p>20.1928751468658</text:p>
          </table:table-cell>
          <table:table-cell table:style-name="ce2" office:value-type="float" office:value="0.765155797001704" calcext:value-type="float">
            <text:p>0.765155797001704</text:p>
          </table:table-cell>
          <table:table-cell table:style-name="ce2" office:value-type="float" office:value="4.17059450149536" calcext:value-type="float">
            <text:p>4.17059450149536</text:p>
          </table:table-cell>
          <table:table-cell table:style-name="ce2" office:value-type="float" office:value="0.167139345001523" calcext:value-type="float">
            <text:p>0.167139345001523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sigmoid', 'shrinking': Tru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4519392917369" calcext:value-type="float">
            <text:p>0.744519392917369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686059584035975" calcext:value-type="float">
            <text:p>0.686059584035975</text:p>
          </table:table-cell>
          <table:table-cell table:style-name="ce3" office:value-type="float" office:value="0.710979377429633" calcext:value-type="float">
            <text:p>0.710979377429633</text:p>
          </table:table-cell>
          <table:table-cell table:style-name="ce3" office:value-type="float" office:value="0.0397682323512265" calcext:value-type="float">
            <text:p>0.0397682323512265</text:p>
          </table:table-cell>
          <table:table-cell table:style-name="ce3"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float" office:value="21.8532260894775" calcext:value-type="float">
            <text:p>21.8532260894775</text:p>
          </table:table-cell>
          <table:table-cell table:style-name="ce2" office:value-type="float" office:value="0.767079590302344" calcext:value-type="float">
            <text:p>0.767079590302344</text:p>
          </table:table-cell>
          <table:table-cell table:style-name="ce2" office:value-type="float" office:value="3.94413709640503" calcext:value-type="float">
            <text:p>3.94413709640503</text:p>
          </table:table-cell>
          <table:table-cell table:style-name="ce2" office:value-type="float" office:value="0.159451178655304" calcext:value-type="float">
            <text:p>0.15945117865530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sigmoid', 'shrinking': False}</text:p>
          </table:table-cell>
          <table:table-cell table:style-name="ce3" office:value-type="float" office:value="0.676594549030627" calcext:value-type="float">
            <text:p>0.676594549030627</text:p>
          </table:table-cell>
          <table:table-cell table:style-name="ce3" office:value-type="float" office:value="0.744519392917369" calcext:value-type="float">
            <text:p>0.744519392917369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5098369870714" calcext:value-type="float">
            <text:p>0.675098369870714</text:p>
          </table:table-cell>
          <table:table-cell table:style-name="ce3" office:value-type="float" office:value="0.685778527262507" calcext:value-type="float">
            <text:p>0.685778527262507</text:p>
          </table:table-cell>
          <table:table-cell table:style-name="ce3" office:value-type="float" office:value="0.710923181869082" calcext:value-type="float">
            <text:p>0.710923181869082</text:p>
          </table:table-cell>
          <table:table-cell table:style-name="ce3" office:value-type="float" office:value="0.0400748157098288" calcext:value-type="float">
            <text:p>0.0400748157098288</text:p>
          </table:table-cell>
          <table:table-cell table:style-name="ce3" office:value-type="float" office:value="211" calcext:value-type="float">
            <text:p>211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float" office:value="20.4166742801666" calcext:value-type="float">
            <text:p>20.4166742801666</text:p>
          </table:table-cell>
          <table:table-cell table:style-name="ce2" office:value-type="float" office:value="1.2416387813101" calcext:value-type="float">
            <text:p>1.2416387813101</text:p>
          </table:table-cell>
          <table:table-cell table:style-name="ce2" office:value-type="float" office:value="3.95244922637939" calcext:value-type="float">
            <text:p>3.95244922637939</text:p>
          </table:table-cell>
          <table:table-cell table:style-name="ce2" office:value-type="float" office:value="0.136040699843781" calcext:value-type="float">
            <text:p>0.13604069984378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o', 'kernel': 'sigmoid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83249016301293" calcext:value-type="float">
            <text:p>0.683249016301293</text:p>
          </table:table-cell>
          <table:table-cell table:style-name="ce3" office:value-type="float" office:value="0.709349279731803" calcext:value-type="float">
            <text:p>0.709349279731803</text:p>
          </table:table-cell>
          <table:table-cell table:style-name="ce3" office:value-type="float" office:value="0.0398309358397275" calcext:value-type="float">
            <text:p>0.0398309358397275</text:p>
          </table:table-cell>
          <table:table-cell table:style-name="ce3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float" office:value="21.1027902126312" calcext:value-type="float">
            <text:p>21.1027902126312</text:p>
          </table:table-cell>
          <table:table-cell table:style-name="ce2" office:value-type="float" office:value="0.823756948977943" calcext:value-type="float">
            <text:p>0.823756948977943</text:p>
          </table:table-cell>
          <table:table-cell table:style-name="ce2" office:value-type="float" office:value="3.89381699562073" calcext:value-type="float">
            <text:p>3.89381699562073</text:p>
          </table:table-cell>
          <table:table-cell table:style-name="ce2" office:value-type="float" office:value="0.177641773686069" calcext:value-type="float">
            <text:p>0.177641773686069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o', 'kernel': 'sigmoid', 'shrinking': Fals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283305227656" calcext:value-type="float">
            <text:p>0.74283305227656</text:p>
          </table:table-cell>
          <table:table-cell table:style-name="ce3" office:value-type="float" office:value="0.769814502529511" calcext:value-type="float">
            <text:p>0.769814502529511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84935356942102" calcext:value-type="float">
            <text:p>0.684935356942102</text:p>
          </table:table-cell>
          <table:table-cell table:style-name="ce3" office:value-type="float" office:value="0.709068191370049" calcext:value-type="float">
            <text:p>0.709068191370049</text:p>
          </table:table-cell>
          <table:table-cell table:style-name="ce3" office:value-type="float" office:value="0.0397670394402682" calcext:value-type="float">
            <text:p>0.0397670394402682</text:p>
          </table:table-cell>
          <table:table-cell table:style-name="ce3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float" office:value="19.536572265625" calcext:value-type="float">
            <text:p>19.536572265625</text:p>
          </table:table-cell>
          <table:table-cell table:style-name="ce2" office:value-type="float" office:value="0.926081761745671" calcext:value-type="float">
            <text:p>0.926081761745671</text:p>
          </table:table-cell>
          <table:table-cell table:style-name="ce2" office:value-type="float" office:value="3.92617030143738" calcext:value-type="float">
            <text:p>3.92617030143738</text:p>
          </table:table-cell>
          <table:table-cell table:style-name="ce2" office:value-type="float" office:value="0.113028861141889" calcext:value-type="float">
            <text:p>0.113028861141889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r', 'kernel': 'sigmoid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73412029229904" calcext:value-type="float">
            <text:p>0.673412029229904</text:p>
          </table:table-cell>
          <table:table-cell table:style-name="ce3" office:value-type="float" office:value="0.683249016301293" calcext:value-type="float">
            <text:p>0.683249016301293</text:p>
          </table:table-cell>
          <table:table-cell table:style-name="ce3" office:value-type="float" office:value="0.709349279731803" calcext:value-type="float">
            <text:p>0.709349279731803</text:p>
          </table:table-cell>
          <table:table-cell table:style-name="ce3" office:value-type="float" office:value="0.0398309358397275" calcext:value-type="float">
            <text:p>0.0398309358397275</text:p>
          </table:table-cell>
          <table:table-cell table:style-name="ce3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float" office:value="21.1202188491821" calcext:value-type="float">
            <text:p>21.1202188491821</text:p>
          </table:table-cell>
          <table:table-cell table:style-name="ce2" office:value-type="float" office:value="0.975807762189816" calcext:value-type="float">
            <text:p>0.975807762189816</text:p>
          </table:table-cell>
          <table:table-cell table:style-name="ce2" office:value-type="float" office:value="3.85651712417603" calcext:value-type="float">
            <text:p>3.85651712417603</text:p>
          </table:table-cell>
          <table:table-cell table:style-name="ce2" office:value-type="float" office:value="0.169282680267297" calcext:value-type="float">
            <text:p>0.169282680267297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sigmoi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r', 'kernel': 'sigmoid', 'shrinking': False}</text:p>
          </table:table-cell>
          <table:table-cell table:style-name="ce3" office:value-type="float" office:value="0.67687552683338" calcext:value-type="float">
            <text:p>0.67687552683338</text:p>
          </table:table-cell>
          <table:table-cell table:style-name="ce3" office:value-type="float" office:value="0.74283305227656" calcext:value-type="float">
            <text:p>0.74283305227656</text:p>
          </table:table-cell>
          <table:table-cell table:style-name="ce3" office:value-type="float" office:value="0.769814502529511" calcext:value-type="float">
            <text:p>0.769814502529511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84935356942102" calcext:value-type="float">
            <text:p>0.684935356942102</text:p>
          </table:table-cell>
          <table:table-cell table:style-name="ce3" office:value-type="float" office:value="0.709068191370049" calcext:value-type="float">
            <text:p>0.709068191370049</text:p>
          </table:table-cell>
          <table:table-cell table:style-name="ce3" office:value-type="float" office:value="0.0397670394402682" calcext:value-type="float">
            <text:p>0.0397670394402682</text:p>
          </table:table-cell>
          <table:table-cell table:style-name="ce3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41.9808825969696" calcext:value-type="float">
            <text:p>41.9808825969696</text:p>
          </table:table-cell>
          <table:table-cell table:style-name="ce2" office:value-type="float" office:value="0.724523399117539" calcext:value-type="float">
            <text:p>0.724523399117539</text:p>
          </table:table-cell>
          <table:table-cell table:style-name="ce2" office:value-type="float" office:value="6.32634692192078" calcext:value-type="float">
            <text:p>6.32634692192078</text:p>
          </table:table-cell>
          <table:table-cell table:style-name="ce2" office:value-type="float" office:value="0.261615716072405" calcext:value-type="float">
            <text:p>0.261615716072405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o', 'kernel': 'rbf', 'shrinking': Tru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float" office:value="40.5569863796234" calcext:value-type="float">
            <text:p>40.5569863796234</text:p>
          </table:table-cell>
          <table:table-cell table:style-name="ce2" office:value-type="float" office:value="1.00778816978025" calcext:value-type="float">
            <text:p>1.00778816978025</text:p>
          </table:table-cell>
          <table:table-cell table:style-name="ce2" office:value-type="float" office:value="6.31221652030945" calcext:value-type="float">
            <text:p>6.31221652030945</text:p>
          </table:table-cell>
          <table:table-cell table:style-name="ce2" office:value-type="float" office:value="0.166164246308794" calcext:value-type="float">
            <text:p>0.166164246308794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o', 'kernel': 'rbf', 'shrinking': Fals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float" office:value="41.9009812355042" calcext:value-type="float">
            <text:p>41.9009812355042</text:p>
          </table:table-cell>
          <table:table-cell table:style-name="ce2" office:value-type="float" office:value="0.929163767303617" calcext:value-type="float">
            <text:p>0.929163767303617</text:p>
          </table:table-cell>
          <table:table-cell table:style-name="ce2" office:value-type="float" office:value="6.29731106758118" calcext:value-type="float">
            <text:p>6.29731106758118</text:p>
          </table:table-cell>
          <table:table-cell table:style-name="ce2" office:value-type="float" office:value="0.157181449226939" calcext:value-type="float">
            <text:p>0.15718144922693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01, 'decision_function_shape': 'ovr', 'kernel': 'rbf', 'shrinking': Tru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float" office:value="40.1025286197662" calcext:value-type="float">
            <text:p>40.1025286197662</text:p>
          </table:table-cell>
          <table:table-cell table:style-name="ce2" office:value-type="float" office:value="0.971606522578476" calcext:value-type="float">
            <text:p>0.971606522578476</text:p>
          </table:table-cell>
          <table:table-cell table:style-name="ce2" office:value-type="float" office:value="6.31331467628479" calcext:value-type="float">
            <text:p>6.31331467628479</text:p>
          </table:table-cell>
          <table:table-cell table:style-name="ce2" office:value-type="float" office:value="0.221723621952187" calcext:value-type="float">
            <text:p>0.221723621952187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01, 'decision_function_shape': 'ovr', 'kernel': 'rbf', 'shrinking': Fals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35.6998465538025" calcext:value-type="float">
            <text:p>35.6998465538025</text:p>
          </table:table-cell>
          <table:table-cell table:style-name="ce2" office:value-type="float" office:value="1.06917040694855" calcext:value-type="float">
            <text:p>1.06917040694855</text:p>
          </table:table-cell>
          <table:table-cell table:style-name="ce2" office:value-type="float" office:value="5.78244814872742" calcext:value-type="float">
            <text:p>5.78244814872742</text:p>
          </table:table-cell>
          <table:table-cell table:style-name="ce2" office:value-type="float" office:value="0.172306418045307" calcext:value-type="float">
            <text:p>0.17230641804530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o', 'kernel': 'rbf', 'shrinking': True}</text:p>
          </table:table-cell>
          <table:table-cell table:style-name="ce3" office:value-type="float" office:value="0.57094689519528" calcext:value-type="float">
            <text:p>0.57094689519528</text:p>
          </table:table-cell>
          <table:table-cell table:style-name="ce3" office:value-type="float" office:value="0.671725688589095" calcext:value-type="float">
            <text:p>0.671725688589095</text:p>
          </table:table-cell>
          <table:table-cell table:style-name="ce3" office:value-type="float" office:value="0.70292299044407" calcext:value-type="float">
            <text:p>0.70292299044407</text:p>
          </table:table-cell>
          <table:table-cell table:style-name="ce3" office:value-type="float" office:value="0.669758291174817" calcext:value-type="float">
            <text:p>0.669758291174817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658877406020506" calcext:value-type="float">
            <text:p>0.658877406020506</text:p>
          </table:table-cell>
          <table:table-cell table:style-name="ce3" office:value-type="float" office:value="0.0455225545764266" calcext:value-type="float">
            <text:p>0.0455225545764266</text:p>
          </table:table-cell>
          <table:table-cell table:style-name="ce3"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float" office:value="34.8095386505127" calcext:value-type="float">
            <text:p>34.8095386505127</text:p>
          </table:table-cell>
          <table:table-cell table:style-name="ce2" office:value-type="float" office:value="0.930742457706933" calcext:value-type="float">
            <text:p>0.930742457706933</text:p>
          </table:table-cell>
          <table:table-cell table:style-name="ce2" office:value-type="float" office:value="5.84761958122253" calcext:value-type="float">
            <text:p>5.84761958122253</text:p>
          </table:table-cell>
          <table:table-cell table:style-name="ce2" office:value-type="float" office:value="0.163498509953077" calcext:value-type="float">
            <text:p>0.16349850995307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o', 'kernel': 'rbf', 'shrinking': False}</text:p>
          </table:table-cell>
          <table:table-cell table:style-name="ce3" office:value-type="float" office:value="0.57094689519528" calcext:value-type="float">
            <text:p>0.57094689519528</text:p>
          </table:table-cell>
          <table:table-cell table:style-name="ce3" office:value-type="float" office:value="0.671725688589095" calcext:value-type="float">
            <text:p>0.671725688589095</text:p>
          </table:table-cell>
          <table:table-cell table:style-name="ce3" office:value-type="float" office:value="0.70292299044407" calcext:value-type="float">
            <text:p>0.70292299044407</text:p>
          </table:table-cell>
          <table:table-cell table:style-name="ce3" office:value-type="float" office:value="0.669758291174817" calcext:value-type="float">
            <text:p>0.669758291174817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658877406020506" calcext:value-type="float">
            <text:p>0.658877406020506</text:p>
          </table:table-cell>
          <table:table-cell table:style-name="ce3" office:value-type="float" office:value="0.0455225545764266" calcext:value-type="float">
            <text:p>0.0455225545764266</text:p>
          </table:table-cell>
          <table:table-cell table:style-name="ce3"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float" office:value="36.1143239974976" calcext:value-type="float">
            <text:p>36.1143239974976</text:p>
          </table:table-cell>
          <table:table-cell table:style-name="ce2" office:value-type="float" office:value="1.21154708731802" calcext:value-type="float">
            <text:p>1.21154708731802</text:p>
          </table:table-cell>
          <table:table-cell table:style-name="ce2" office:value-type="float" office:value="5.77713003158569" calcext:value-type="float">
            <text:p>5.77713003158569</text:p>
          </table:table-cell>
          <table:table-cell table:style-name="ce2" office:value-type="float" office:value="0.253783303789453" calcext:value-type="float">
            <text:p>0.253783303789453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11, 'decision_function_shape': 'ovr', 'kernel': 'rbf', 'shrinking': True}</text:p>
          </table:table-cell>
          <table:table-cell table:style-name="ce3" office:value-type="float" office:value="0.57094689519528" calcext:value-type="float">
            <text:p>0.57094689519528</text:p>
          </table:table-cell>
          <table:table-cell table:style-name="ce3" office:value-type="float" office:value="0.671725688589095" calcext:value-type="float">
            <text:p>0.671725688589095</text:p>
          </table:table-cell>
          <table:table-cell table:style-name="ce3" office:value-type="float" office:value="0.70292299044407" calcext:value-type="float">
            <text:p>0.70292299044407</text:p>
          </table:table-cell>
          <table:table-cell table:style-name="ce3" office:value-type="float" office:value="0.669758291174817" calcext:value-type="float">
            <text:p>0.669758291174817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658877406020506" calcext:value-type="float">
            <text:p>0.658877406020506</text:p>
          </table:table-cell>
          <table:table-cell table:style-name="ce3" office:value-type="float" office:value="0.0455225545764266" calcext:value-type="float">
            <text:p>0.0455225545764266</text:p>
          </table:table-cell>
          <table:table-cell table:style-name="ce3"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float" office:value="36.4270891666412" calcext:value-type="float">
            <text:p>36.4270891666412</text:p>
          </table:table-cell>
          <table:table-cell table:style-name="ce2" office:value-type="float" office:value="0.935236509950911" calcext:value-type="float">
            <text:p>0.935236509950911</text:p>
          </table:table-cell>
          <table:table-cell table:style-name="ce2" office:value-type="float" office:value="6.05891976356506" calcext:value-type="float">
            <text:p>6.05891976356506</text:p>
          </table:table-cell>
          <table:table-cell table:style-name="ce2" office:value-type="float" office:value="0.193531889659308" calcext:value-type="float">
            <text:p>0.19353188965930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11, 'decision_function_shape': 'ovr', 'kernel': 'rbf', 'shrinking': False}</text:p>
          </table:table-cell>
          <table:table-cell table:style-name="ce3" office:value-type="float" office:value="0.57094689519528" calcext:value-type="float">
            <text:p>0.57094689519528</text:p>
          </table:table-cell>
          <table:table-cell table:style-name="ce3" office:value-type="float" office:value="0.671725688589095" calcext:value-type="float">
            <text:p>0.671725688589095</text:p>
          </table:table-cell>
          <table:table-cell table:style-name="ce3" office:value-type="float" office:value="0.70292299044407" calcext:value-type="float">
            <text:p>0.70292299044407</text:p>
          </table:table-cell>
          <table:table-cell table:style-name="ce3" office:value-type="float" office:value="0.669758291174817" calcext:value-type="float">
            <text:p>0.669758291174817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658877406020506" calcext:value-type="float">
            <text:p>0.658877406020506</text:p>
          </table:table-cell>
          <table:table-cell table:style-name="ce3" office:value-type="float" office:value="0.0455225545764266" calcext:value-type="float">
            <text:p>0.0455225545764266</text:p>
          </table:table-cell>
          <table:table-cell table:style-name="ce3"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float" office:value="34.19699010849" calcext:value-type="float">
            <text:p>34.19699010849</text:p>
          </table:table-cell>
          <table:table-cell table:style-name="ce2" office:value-type="float" office:value="0.842777709042205" calcext:value-type="float">
            <text:p>0.842777709042205</text:p>
          </table:table-cell>
          <table:table-cell table:style-name="ce2" office:value-type="float" office:value="5.66692519187927" calcext:value-type="float">
            <text:p>5.66692519187927</text:p>
          </table:table-cell>
          <table:table-cell table:style-name="ce2" office:value-type="float" office:value="0.140409904698131" calcext:value-type="float">
            <text:p>0.140409904698131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rbf', 'shrinking': True}</text:p>
          </table:table-cell>
          <table:table-cell table:style-name="ce3" office:value-type="float" office:value="0.62742343354875" calcext:value-type="float">
            <text:p>0.62742343354875</text:p>
          </table:table-cell>
          <table:table-cell table:style-name="ce3" office:value-type="float" office:value="0.727655986509275" calcext:value-type="float">
            <text:p>0.727655986509275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95896571107364" calcext:value-type="float">
            <text:p>0.695896571107364</text:p>
          </table:table-cell>
          <table:table-cell table:style-name="ce3" office:value-type="float" office:value="0.712197863968522" calcext:value-type="float">
            <text:p>0.712197863968522</text:p>
          </table:table-cell>
          <table:table-cell table:style-name="ce3" office:value-type="float" office:value="0.707047362370233" calcext:value-type="float">
            <text:p>0.707047362370233</text:p>
          </table:table-cell>
          <table:table-cell table:style-name="ce3" office:value-type="float" office:value="0.0472071620639745" calcext:value-type="float">
            <text:p>0.0472071620639745</text:p>
          </table:table-cell>
          <table:table-cell table:style-name="ce3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float" office:value="33.1298578262329" calcext:value-type="float">
            <text:p>33.1298578262329</text:p>
          </table:table-cell>
          <table:table-cell table:style-name="ce2" office:value-type="float" office:value="1.51403454341204" calcext:value-type="float">
            <text:p>1.51403454341204</text:p>
          </table:table-cell>
          <table:table-cell table:style-name="ce2" office:value-type="float" office:value="5.53121571540833" calcext:value-type="float">
            <text:p>5.53121571540833</text:p>
          </table:table-cell>
          <table:table-cell table:style-name="ce2" office:value-type="float" office:value="0.142022800620286" calcext:value-type="float">
            <text:p>0.142022800620286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o', 'kernel': 'rbf', 'shrinking': False}</text:p>
          </table:table-cell>
          <table:table-cell table:style-name="ce3" office:value-type="float" office:value="0.62742343354875" calcext:value-type="float">
            <text:p>0.62742343354875</text:p>
          </table:table-cell>
          <table:table-cell table:style-name="ce3" office:value-type="float" office:value="0.727655986509275" calcext:value-type="float">
            <text:p>0.727655986509275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95896571107364" calcext:value-type="float">
            <text:p>0.695896571107364</text:p>
          </table:table-cell>
          <table:table-cell table:style-name="ce3" office:value-type="float" office:value="0.712197863968522" calcext:value-type="float">
            <text:p>0.712197863968522</text:p>
          </table:table-cell>
          <table:table-cell table:style-name="ce3" office:value-type="float" office:value="0.707047362370233" calcext:value-type="float">
            <text:p>0.707047362370233</text:p>
          </table:table-cell>
          <table:table-cell table:style-name="ce3" office:value-type="float" office:value="0.0472071620639745" calcext:value-type="float">
            <text:p>0.0472071620639745</text:p>
          </table:table-cell>
          <table:table-cell table:style-name="ce3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float" office:value="32.9547614097595" calcext:value-type="float">
            <text:p>32.9547614097595</text:p>
          </table:table-cell>
          <table:table-cell table:style-name="ce2" office:value-type="float" office:value="0.936311562228494" calcext:value-type="float">
            <text:p>0.936311562228494</text:p>
          </table:table-cell>
          <table:table-cell table:style-name="ce2" office:value-type="float" office:value="5.59924521446228" calcext:value-type="float">
            <text:p>5.59924521446228</text:p>
          </table:table-cell>
          <table:table-cell table:style-name="ce2" office:value-type="float" office:value="0.164499457133022" calcext:value-type="float">
            <text:p>0.16449945713302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rbf', 'shrinking': True}</text:p>
          </table:table-cell>
          <table:table-cell table:style-name="ce3" office:value-type="float" office:value="0.62742343354875" calcext:value-type="float">
            <text:p>0.62742343354875</text:p>
          </table:table-cell>
          <table:table-cell table:style-name="ce3" office:value-type="float" office:value="0.727655986509275" calcext:value-type="float">
            <text:p>0.727655986509275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95896571107364" calcext:value-type="float">
            <text:p>0.695896571107364</text:p>
          </table:table-cell>
          <table:table-cell table:style-name="ce3" office:value-type="float" office:value="0.712197863968522" calcext:value-type="float">
            <text:p>0.712197863968522</text:p>
          </table:table-cell>
          <table:table-cell table:style-name="ce3" office:value-type="float" office:value="0.707047362370233" calcext:value-type="float">
            <text:p>0.707047362370233</text:p>
          </table:table-cell>
          <table:table-cell table:style-name="ce3" office:value-type="float" office:value="0.0472071620639745" calcext:value-type="float">
            <text:p>0.0472071620639745</text:p>
          </table:table-cell>
          <table:table-cell table:style-name="ce3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office:value-type="float" office:value="32.6218650817871" calcext:value-type="float">
            <text:p>32.6218650817871</text:p>
          </table:table-cell>
          <table:table-cell table:style-name="ce2" office:value-type="float" office:value="1.18698147229555" calcext:value-type="float">
            <text:p>1.18698147229555</text:p>
          </table:table-cell>
          <table:table-cell table:style-name="ce2" office:value-type="float" office:value="5.56858310699463" calcext:value-type="float">
            <text:p>5.56858310699463</text:p>
          </table:table-cell>
          <table:table-cell table:style-name="ce2" office:value-type="float" office:value="0.22752336498792" calcext:value-type="float">
            <text:p>0.2275233649879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21000001, 'decision_function_shape': 'ovr', 'kernel': 'rbf', 'shrinking': False}</text:p>
          </table:table-cell>
          <table:table-cell table:style-name="ce3" office:value-type="float" office:value="0.62742343354875" calcext:value-type="float">
            <text:p>0.62742343354875</text:p>
          </table:table-cell>
          <table:table-cell table:style-name="ce3" office:value-type="float" office:value="0.727655986509275" calcext:value-type="float">
            <text:p>0.727655986509275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95896571107364" calcext:value-type="float">
            <text:p>0.695896571107364</text:p>
          </table:table-cell>
          <table:table-cell table:style-name="ce3" office:value-type="float" office:value="0.712197863968522" calcext:value-type="float">
            <text:p>0.712197863968522</text:p>
          </table:table-cell>
          <table:table-cell table:style-name="ce3" office:value-type="float" office:value="0.707047362370233" calcext:value-type="float">
            <text:p>0.707047362370233</text:p>
          </table:table-cell>
          <table:table-cell table:style-name="ce3" office:value-type="float" office:value="0.0472071620639745" calcext:value-type="float">
            <text:p>0.0472071620639745</text:p>
          </table:table-cell>
          <table:table-cell table:style-name="ce3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office:value-type="float" office:value="32.0037843704224" calcext:value-type="float">
            <text:p>32.0037843704224</text:p>
          </table:table-cell>
          <table:table-cell table:style-name="ce2" office:value-type="float" office:value="0.754902923585388" calcext:value-type="float">
            <text:p>0.754902923585388</text:p>
          </table:table-cell>
          <table:table-cell table:style-name="ce2" office:value-type="float" office:value="5.36524538993835" calcext:value-type="float">
            <text:p>5.36524538993835</text:p>
          </table:table-cell>
          <table:table-cell table:style-name="ce2" office:value-type="float" office:value="0.139110613503548" calcext:value-type="float">
            <text:p>0.13911061350354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o', 'kernel': 'rbf', 'shrinking': True}</text:p>
          </table:table-cell>
          <table:table-cell table:style-name="ce3" office:value-type="float" office:value="0.642034279291936" calcext:value-type="float">
            <text:p>0.642034279291936</text:p>
          </table:table-cell>
          <table:table-cell table:style-name="ce3" office:value-type="float" office:value="0.735525576166386" calcext:value-type="float">
            <text:p>0.735525576166386</text:p>
          </table:table-cell>
          <table:table-cell table:style-name="ce3" office:value-type="float" office:value="0.774873524451939" calcext:value-type="float">
            <text:p>0.774873524451939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1635750421585" calcext:value-type="float">
            <text:p>0.711635750421585</text:p>
          </table:table-cell>
          <table:table-cell table:style-name="ce3" office:value-type="float" office:value="0.712330408416004" calcext:value-type="float">
            <text:p>0.712330408416004</text:p>
          </table:table-cell>
          <table:table-cell table:style-name="ce3" office:value-type="float" office:value="0.0438387366332046" calcext:value-type="float">
            <text:p>0.0438387366332046</text:p>
          </table:table-cell>
          <table:table-cell table:style-name="ce3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office:value-type="float" office:value="31.0092764377594" calcext:value-type="float">
            <text:p>31.0092764377594</text:p>
          </table:table-cell>
          <table:table-cell table:style-name="ce2" office:value-type="float" office:value="0.94877126641907" calcext:value-type="float">
            <text:p>0.94877126641907</text:p>
          </table:table-cell>
          <table:table-cell table:style-name="ce2" office:value-type="float" office:value="5.34903492927551" calcext:value-type="float">
            <text:p>5.34903492927551</text:p>
          </table:table-cell>
          <table:table-cell table:style-name="ce2" office:value-type="float" office:value="0.201246519716448" calcext:value-type="float">
            <text:p>0.20124651971644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o', 'kernel': 'rbf', 'shrinking': False}</text:p>
          </table:table-cell>
          <table:table-cell table:style-name="ce3" office:value-type="float" office:value="0.642034279291936" calcext:value-type="float">
            <text:p>0.642034279291936</text:p>
          </table:table-cell>
          <table:table-cell table:style-name="ce3" office:value-type="float" office:value="0.735525576166386" calcext:value-type="float">
            <text:p>0.735525576166386</text:p>
          </table:table-cell>
          <table:table-cell table:style-name="ce3" office:value-type="float" office:value="0.774873524451939" calcext:value-type="float">
            <text:p>0.774873524451939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1635750421585" calcext:value-type="float">
            <text:p>0.711635750421585</text:p>
          </table:table-cell>
          <table:table-cell table:style-name="ce3" office:value-type="float" office:value="0.712330408416004" calcext:value-type="float">
            <text:p>0.712330408416004</text:p>
          </table:table-cell>
          <table:table-cell table:style-name="ce3" office:value-type="float" office:value="0.0438387366332046" calcext:value-type="float">
            <text:p>0.0438387366332046</text:p>
          </table:table-cell>
          <table:table-cell table:style-name="ce3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office:value-type="float" office:value="31.719535112381" calcext:value-type="float">
            <text:p>31.719535112381</text:p>
          </table:table-cell>
          <table:table-cell table:style-name="ce2" office:value-type="float" office:value="1.08650378246394" calcext:value-type="float">
            <text:p>1.08650378246394</text:p>
          </table:table-cell>
          <table:table-cell table:style-name="ce2" office:value-type="float" office:value="5.39086747169495" calcext:value-type="float">
            <text:p>5.39086747169495</text:p>
          </table:table-cell>
          <table:table-cell table:style-name="ce2" office:value-type="float" office:value="0.157439418091588" calcext:value-type="float">
            <text:p>0.15743941809158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31, 'decision_function_shape': 'ovr', 'kernel': 'rbf', 'shrinking': True}</text:p>
          </table:table-cell>
          <table:table-cell table:style-name="ce3" office:value-type="float" office:value="0.642034279291936" calcext:value-type="float">
            <text:p>0.642034279291936</text:p>
          </table:table-cell>
          <table:table-cell table:style-name="ce3" office:value-type="float" office:value="0.735525576166386" calcext:value-type="float">
            <text:p>0.735525576166386</text:p>
          </table:table-cell>
          <table:table-cell table:style-name="ce3" office:value-type="float" office:value="0.774873524451939" calcext:value-type="float">
            <text:p>0.774873524451939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1635750421585" calcext:value-type="float">
            <text:p>0.711635750421585</text:p>
          </table:table-cell>
          <table:table-cell table:style-name="ce3" office:value-type="float" office:value="0.712330408416004" calcext:value-type="float">
            <text:p>0.712330408416004</text:p>
          </table:table-cell>
          <table:table-cell table:style-name="ce3" office:value-type="float" office:value="0.0438387366332046" calcext:value-type="float">
            <text:p>0.0438387366332046</text:p>
          </table:table-cell>
          <table:table-cell table:style-name="ce3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office:value-type="float" office:value="30.9147511959076" calcext:value-type="float">
            <text:p>30.9147511959076</text:p>
          </table:table-cell>
          <table:table-cell table:style-name="ce2" office:value-type="float" office:value="0.860812864200943" calcext:value-type="float">
            <text:p>0.860812864200943</text:p>
          </table:table-cell>
          <table:table-cell table:style-name="ce2" office:value-type="float" office:value="5.3695324420929" calcext:value-type="float">
            <text:p>5.3695324420929</text:p>
          </table:table-cell>
          <table:table-cell table:style-name="ce2" office:value-type="float" office:value="0.151557214041706" calcext:value-type="float">
            <text:p>0.15155721404170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31, 'decision_function_shape': 'ovr', 'kernel': 'rbf', 'shrinking': False}</text:p>
          </table:table-cell>
          <table:table-cell table:style-name="ce3" office:value-type="float" office:value="0.642034279291936" calcext:value-type="float">
            <text:p>0.642034279291936</text:p>
          </table:table-cell>
          <table:table-cell table:style-name="ce3" office:value-type="float" office:value="0.735525576166386" calcext:value-type="float">
            <text:p>0.735525576166386</text:p>
          </table:table-cell>
          <table:table-cell table:style-name="ce3" office:value-type="float" office:value="0.774873524451939" calcext:value-type="float">
            <text:p>0.774873524451939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1635750421585" calcext:value-type="float">
            <text:p>0.711635750421585</text:p>
          </table:table-cell>
          <table:table-cell table:style-name="ce3" office:value-type="float" office:value="0.712330408416004" calcext:value-type="float">
            <text:p>0.712330408416004</text:p>
          </table:table-cell>
          <table:table-cell table:style-name="ce3" office:value-type="float" office:value="0.0438387366332046" calcext:value-type="float">
            <text:p>0.0438387366332046</text:p>
          </table:table-cell>
          <table:table-cell table:style-name="ce3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office:value-type="float" office:value="31.0360339641571" calcext:value-type="float">
            <text:p>31.0360339641571</text:p>
          </table:table-cell>
          <table:table-cell table:style-name="ce2" office:value-type="float" office:value="0.91942544681131" calcext:value-type="float">
            <text:p>0.91942544681131</text:p>
          </table:table-cell>
          <table:table-cell table:style-name="ce2" office:value-type="float" office:value="5.33437728881836" calcext:value-type="float">
            <text:p>5.33437728881836</text:p>
          </table:table-cell>
          <table:table-cell table:style-name="ce2" office:value-type="float" office:value="0.188840796270141" calcext:value-type="float">
            <text:p>0.188840796270141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o', 'kernel': 'rbf', 'shrinking': True}</text:p>
          </table:table-cell>
          <table:table-cell table:style-name="ce3" office:value-type="float" office:value="0.649901657769036" calcext:value-type="float">
            <text:p>0.649901657769036</text:p>
          </table:table-cell>
          <table:table-cell table:style-name="ce3" office:value-type="float" office:value="0.736930860033727" calcext:value-type="float">
            <text:p>0.736930860033727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14165261382799" calcext:value-type="float">
            <text:p>0.714165261382799</text:p>
          </table:table-cell>
          <table:table-cell table:style-name="ce3" office:value-type="float" office:value="0.715252956624071" calcext:value-type="float">
            <text:p>0.715252956624071</text:p>
          </table:table-cell>
          <table:table-cell table:style-name="ce3" office:value-type="float" office:value="0.0422064356228571" calcext:value-type="float">
            <text:p>0.0422064356228571</text:p>
          </table:table-cell>
          <table:table-cell table:style-name="ce3"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office:value-type="float" office:value="30.3973219871521" calcext:value-type="float">
            <text:p>30.3973219871521</text:p>
          </table:table-cell>
          <table:table-cell table:style-name="ce2" office:value-type="float" office:value="0.897682535909831" calcext:value-type="float">
            <text:p>0.897682535909831</text:p>
          </table:table-cell>
          <table:table-cell table:style-name="ce2" office:value-type="float" office:value="5.38454284667969" calcext:value-type="float">
            <text:p>5.38454284667969</text:p>
          </table:table-cell>
          <table:table-cell table:style-name="ce2" office:value-type="float" office:value="0.169513673791923" calcext:value-type="float">
            <text:p>0.169513673791923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o', 'kernel': 'rbf', 'shrinking': False}</text:p>
          </table:table-cell>
          <table:table-cell table:style-name="ce3" office:value-type="float" office:value="0.649901657769036" calcext:value-type="float">
            <text:p>0.649901657769036</text:p>
          </table:table-cell>
          <table:table-cell table:style-name="ce3" office:value-type="float" office:value="0.736930860033727" calcext:value-type="float">
            <text:p>0.736930860033727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14165261382799" calcext:value-type="float">
            <text:p>0.714165261382799</text:p>
          </table:table-cell>
          <table:table-cell table:style-name="ce3" office:value-type="float" office:value="0.715252956624071" calcext:value-type="float">
            <text:p>0.715252956624071</text:p>
          </table:table-cell>
          <table:table-cell table:style-name="ce3" office:value-type="float" office:value="0.0422064356228571" calcext:value-type="float">
            <text:p>0.0422064356228571</text:p>
          </table:table-cell>
          <table:table-cell table:style-name="ce3"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31.0043537139893" calcext:value-type="float">
            <text:p>31.0043537139893</text:p>
          </table:table-cell>
          <table:table-cell table:style-name="ce2" office:value-type="float" office:value="0.82174873556046" calcext:value-type="float">
            <text:p>0.82174873556046</text:p>
          </table:table-cell>
          <table:table-cell table:style-name="ce2" office:value-type="float" office:value="5.3046706199646" calcext:value-type="float">
            <text:p>5.3046706199646</text:p>
          </table:table-cell>
          <table:table-cell table:style-name="ce2" office:value-type="float" office:value="0.132708878273571" calcext:value-type="float">
            <text:p>0.132708878273571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41, 'decision_function_shape': 'ovr', 'kernel': 'rbf', 'shrinking': True}</text:p>
          </table:table-cell>
          <table:table-cell table:style-name="ce3" office:value-type="float" office:value="0.649901657769036" calcext:value-type="float">
            <text:p>0.649901657769036</text:p>
          </table:table-cell>
          <table:table-cell table:style-name="ce3" office:value-type="float" office:value="0.736930860033727" calcext:value-type="float">
            <text:p>0.736930860033727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14165261382799" calcext:value-type="float">
            <text:p>0.714165261382799</text:p>
          </table:table-cell>
          <table:table-cell table:style-name="ce3" office:value-type="float" office:value="0.715252956624071" calcext:value-type="float">
            <text:p>0.715252956624071</text:p>
          </table:table-cell>
          <table:table-cell table:style-name="ce3" office:value-type="float" office:value="0.0422064356228571" calcext:value-type="float">
            <text:p>0.0422064356228571</text:p>
          </table:table-cell>
          <table:table-cell table:style-name="ce3"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office:value-type="float" office:value="30.2124139785767" calcext:value-type="float">
            <text:p>30.2124139785767</text:p>
          </table:table-cell>
          <table:table-cell table:style-name="ce2" office:value-type="float" office:value="1.02581705037007" calcext:value-type="float">
            <text:p>1.02581705037007</text:p>
          </table:table-cell>
          <table:table-cell table:style-name="ce2" office:value-type="float" office:value="5.21383848190308" calcext:value-type="float">
            <text:p>5.21383848190308</text:p>
          </table:table-cell>
          <table:table-cell table:style-name="ce2" office:value-type="float" office:value="0.177290478004794" calcext:value-type="float">
            <text:p>0.17729047800479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41, 'decision_function_shape': 'ovr', 'kernel': 'rbf', 'shrinking': False}</text:p>
          </table:table-cell>
          <table:table-cell table:style-name="ce3" office:value-type="float" office:value="0.649901657769036" calcext:value-type="float">
            <text:p>0.649901657769036</text:p>
          </table:table-cell>
          <table:table-cell table:style-name="ce3" office:value-type="float" office:value="0.736930860033727" calcext:value-type="float">
            <text:p>0.736930860033727</text:p>
          </table:table-cell>
          <table:table-cell table:style-name="ce3" office:value-type="float" office:value="0.777403035413154" calcext:value-type="float">
            <text:p>0.777403035413154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14165261382799" calcext:value-type="float">
            <text:p>0.714165261382799</text:p>
          </table:table-cell>
          <table:table-cell table:style-name="ce3" office:value-type="float" office:value="0.715252956624071" calcext:value-type="float">
            <text:p>0.715252956624071</text:p>
          </table:table-cell>
          <table:table-cell table:style-name="ce3" office:value-type="float" office:value="0.0422064356228571" calcext:value-type="float">
            <text:p>0.0422064356228571</text:p>
          </table:table-cell>
          <table:table-cell table:style-name="ce3"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30.359445810318" calcext:value-type="float">
            <text:p>30.359445810318</text:p>
          </table:table-cell>
          <table:table-cell table:style-name="ce2" office:value-type="float" office:value="0.938432091382487" calcext:value-type="float">
            <text:p>0.938432091382487</text:p>
          </table:table-cell>
          <table:table-cell table:style-name="ce2" office:value-type="float" office:value="5.30841884613037" calcext:value-type="float">
            <text:p>5.30841884613037</text:p>
          </table:table-cell>
          <table:table-cell table:style-name="ce2" office:value-type="float" office:value="0.163848606743671" calcext:value-type="float">
            <text:p>0.163848606743671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o', 'kernel': 'rbf', 'shrinking': True}</text:p>
          </table:table-cell>
          <table:table-cell table:style-name="ce3" office:value-type="float" office:value="0.65805001404889" calcext:value-type="float">
            <text:p>0.65805001404889</text:p>
          </table:table-cell>
          <table:table-cell table:style-name="ce3" office:value-type="float" office:value="0.74114671163575" calcext:value-type="float">
            <text:p>0.7411467116357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3041034288926" calcext:value-type="float">
            <text:p>0.713041034288926</text:p>
          </table:table-cell>
          <table:table-cell table:style-name="ce3" office:value-type="float" office:value="0.717219896008204" calcext:value-type="float">
            <text:p>0.717219896008204</text:p>
          </table:table-cell>
          <table:table-cell table:style-name="ce3" office:value-type="float" office:value="0.0418623147972347" calcext:value-type="float">
            <text:p>0.0418623147972347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office:value-type="float" office:value="29.85931391716" calcext:value-type="float">
            <text:p>29.85931391716</text:p>
          </table:table-cell>
          <table:table-cell table:style-name="ce2" office:value-type="float" office:value="0.771379190219998" calcext:value-type="float">
            <text:p>0.771379190219998</text:p>
          </table:table-cell>
          <table:table-cell table:style-name="ce2" office:value-type="float" office:value="5.28338809013367" calcext:value-type="float">
            <text:p>5.28338809013367</text:p>
          </table:table-cell>
          <table:table-cell table:style-name="ce2" office:value-type="float" office:value="0.16828851795242" calcext:value-type="float">
            <text:p>0.16828851795242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o', 'kernel': 'rbf', 'shrinking': False}</text:p>
          </table:table-cell>
          <table:table-cell table:style-name="ce3" office:value-type="float" office:value="0.65805001404889" calcext:value-type="float">
            <text:p>0.65805001404889</text:p>
          </table:table-cell>
          <table:table-cell table:style-name="ce3" office:value-type="float" office:value="0.74114671163575" calcext:value-type="float">
            <text:p>0.7411467116357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3041034288926" calcext:value-type="float">
            <text:p>0.713041034288926</text:p>
          </table:table-cell>
          <table:table-cell table:style-name="ce3" office:value-type="float" office:value="0.717219896008204" calcext:value-type="float">
            <text:p>0.717219896008204</text:p>
          </table:table-cell>
          <table:table-cell table:style-name="ce3" office:value-type="float" office:value="0.0418623147972347" calcext:value-type="float">
            <text:p>0.0418623147972347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office:value-type="float" office:value="30.4693962097168" calcext:value-type="float">
            <text:p>30.4693962097168</text:p>
          </table:table-cell>
          <table:table-cell table:style-name="ce2" office:value-type="float" office:value="0.91436349880535" calcext:value-type="float">
            <text:p>0.91436349880535</text:p>
          </table:table-cell>
          <table:table-cell table:style-name="ce2" office:value-type="float" office:value="5.2743866443634" calcext:value-type="float">
            <text:p>5.2743866443634</text:p>
          </table:table-cell>
          <table:table-cell table:style-name="ce2" office:value-type="float" office:value="0.183739404284832" calcext:value-type="float">
            <text:p>0.183739404284832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51, 'decision_function_shape': 'ovr', 'kernel': 'rbf', 'shrinking': True}</text:p>
          </table:table-cell>
          <table:table-cell table:style-name="ce3" office:value-type="float" office:value="0.65805001404889" calcext:value-type="float">
            <text:p>0.65805001404889</text:p>
          </table:table-cell>
          <table:table-cell table:style-name="ce3" office:value-type="float" office:value="0.74114671163575" calcext:value-type="float">
            <text:p>0.7411467116357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3041034288926" calcext:value-type="float">
            <text:p>0.713041034288926</text:p>
          </table:table-cell>
          <table:table-cell table:style-name="ce3" office:value-type="float" office:value="0.717219896008204" calcext:value-type="float">
            <text:p>0.717219896008204</text:p>
          </table:table-cell>
          <table:table-cell table:style-name="ce3" office:value-type="float" office:value="0.0418623147972347" calcext:value-type="float">
            <text:p>0.0418623147972347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office:value-type="float" office:value="30.0421174526215" calcext:value-type="float">
            <text:p>30.0421174526215</text:p>
          </table:table-cell>
          <table:table-cell table:style-name="ce2" office:value-type="float" office:value="0.872563573468576" calcext:value-type="float">
            <text:p>0.872563573468576</text:p>
          </table:table-cell>
          <table:table-cell table:style-name="ce2" office:value-type="float" office:value="5.30534272193909" calcext:value-type="float">
            <text:p>5.30534272193909</text:p>
          </table:table-cell>
          <table:table-cell table:style-name="ce2" office:value-type="float" office:value="0.169286615678827" calcext:value-type="float">
            <text:p>0.16928661567882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51, 'decision_function_shape': 'ovr', 'kernel': 'rbf', 'shrinking': False}</text:p>
          </table:table-cell>
          <table:table-cell table:style-name="ce3" office:value-type="float" office:value="0.65805001404889" calcext:value-type="float">
            <text:p>0.65805001404889</text:p>
          </table:table-cell>
          <table:table-cell table:style-name="ce3" office:value-type="float" office:value="0.74114671163575" calcext:value-type="float">
            <text:p>0.74114671163575</text:p>
          </table:table-cell>
          <table:table-cell table:style-name="ce3" office:value-type="float" office:value="0.781056773468241" calcext:value-type="float">
            <text:p>0.781056773468241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3041034288926" calcext:value-type="float">
            <text:p>0.713041034288926</text:p>
          </table:table-cell>
          <table:table-cell table:style-name="ce3" office:value-type="float" office:value="0.717219896008204" calcext:value-type="float">
            <text:p>0.717219896008204</text:p>
          </table:table-cell>
          <table:table-cell table:style-name="ce3" office:value-type="float" office:value="0.0418623147972347" calcext:value-type="float">
            <text:p>0.0418623147972347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office:value-type="float" office:value="30.4204988479614" calcext:value-type="float">
            <text:p>30.4204988479614</text:p>
          </table:table-cell>
          <table:table-cell table:style-name="ce2" office:value-type="float" office:value="0.88667292166179" calcext:value-type="float">
            <text:p>0.88667292166179</text:p>
          </table:table-cell>
          <table:table-cell table:style-name="ce2" office:value-type="float" office:value="5.24773955345154" calcext:value-type="float">
            <text:p>5.24773955345154</text:p>
          </table:table-cell>
          <table:table-cell table:style-name="ce2" office:value-type="float" office:value="0.167016030345665" calcext:value-type="float">
            <text:p>0.16701603034566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o', 'kernel': 'rbf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83024170882518" calcext:value-type="float">
            <text:p>0.78302417088251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9917740944783" calcext:value-type="float">
            <text:p>0.719917740944783</text:p>
          </table:table-cell>
          <table:table-cell table:style-name="ce3" office:value-type="float" office:value="0.0412186222869463" calcext:value-type="float">
            <text:p>0.0412186222869463</text:p>
          </table:table-cell>
          <table:table-cell table:style-name="ce3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float" office:value="29.7991881370544" calcext:value-type="float">
            <text:p>29.7991881370544</text:p>
          </table:table-cell>
          <table:table-cell table:style-name="ce2" office:value-type="float" office:value="0.955831140805859" calcext:value-type="float">
            <text:p>0.955831140805859</text:p>
          </table:table-cell>
          <table:table-cell table:style-name="ce2" office:value-type="float" office:value="5.17820920944214" calcext:value-type="float">
            <text:p>5.17820920944214</text:p>
          </table:table-cell>
          <table:table-cell table:style-name="ce2" office:value-type="float" office:value="0.123370902625735" calcext:value-type="float">
            <text:p>0.12337090262573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o', 'kernel': 'rbf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83024170882518" calcext:value-type="float">
            <text:p>0.78302417088251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9917740944783" calcext:value-type="float">
            <text:p>0.719917740944783</text:p>
          </table:table-cell>
          <table:table-cell table:style-name="ce3" office:value-type="float" office:value="0.0412186222869463" calcext:value-type="float">
            <text:p>0.0412186222869463</text:p>
          </table:table-cell>
          <table:table-cell table:style-name="ce3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office:value-type="float" office:value="30.3219556331635" calcext:value-type="float">
            <text:p>30.3219556331635</text:p>
          </table:table-cell>
          <table:table-cell table:style-name="ce2" office:value-type="float" office:value="0.913877083793932" calcext:value-type="float">
            <text:p>0.913877083793932</text:p>
          </table:table-cell>
          <table:table-cell table:style-name="ce2" office:value-type="float" office:value="5.2419352054596" calcext:value-type="float">
            <text:p>5.2419352054596</text:p>
          </table:table-cell>
          <table:table-cell table:style-name="ce2" office:value-type="float" office:value="0.179641933803196" calcext:value-type="float">
            <text:p>0.179641933803196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61, 'decision_function_shape': 'ovr', 'kernel': 'rbf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83024170882518" calcext:value-type="float">
            <text:p>0.78302417088251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9917740944783" calcext:value-type="float">
            <text:p>0.719917740944783</text:p>
          </table:table-cell>
          <table:table-cell table:style-name="ce3" office:value-type="float" office:value="0.0412186222869463" calcext:value-type="float">
            <text:p>0.0412186222869463</text:p>
          </table:table-cell>
          <table:table-cell table:style-name="ce3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office:value-type="float" office:value="29.7726800441742" calcext:value-type="float">
            <text:p>29.7726800441742</text:p>
          </table:table-cell>
          <table:table-cell table:style-name="ce2" office:value-type="float" office:value="0.852139940702436" calcext:value-type="float">
            <text:p>0.852139940702436</text:p>
          </table:table-cell>
          <table:table-cell table:style-name="ce2" office:value-type="float" office:value="5.26519074440003" calcext:value-type="float">
            <text:p>5.26519074440003</text:p>
          </table:table-cell>
          <table:table-cell table:style-name="ce2" office:value-type="float" office:value="0.167988654611374" calcext:value-type="float">
            <text:p>0.16798865461137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61, 'decision_function_shape': 'ovr', 'kernel': 'rbf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362563237774" calcext:value-type="float">
            <text:p>0.745362563237774</text:p>
          </table:table-cell>
          <table:table-cell table:style-name="ce3" office:value-type="float" office:value="0.783024170882518" calcext:value-type="float">
            <text:p>0.783024170882518</text:p>
          </table:table-cell>
          <table:table-cell table:style-name="ce3" office:value-type="float" office:value="0.695053400786959" calcext:value-type="float">
            <text:p>0.695053400786959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19917740944783" calcext:value-type="float">
            <text:p>0.719917740944783</text:p>
          </table:table-cell>
          <table:table-cell table:style-name="ce3" office:value-type="float" office:value="0.0412186222869463" calcext:value-type="float">
            <text:p>0.0412186222869463</text:p>
          </table:table-cell>
          <table:table-cell table:style-name="ce3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office:value-type="float" office:value="30.1449155807495" calcext:value-type="float">
            <text:p>30.1449155807495</text:p>
          </table:table-cell>
          <table:table-cell table:style-name="ce2" office:value-type="float" office:value="0.900362947615299" calcext:value-type="float">
            <text:p>0.900362947615299</text:p>
          </table:table-cell>
          <table:table-cell table:style-name="ce2" office:value-type="float" office:value="5.26337475776672" calcext:value-type="float">
            <text:p>5.26337475776672</text:p>
          </table:table-cell>
          <table:table-cell table:style-name="ce2" office:value-type="float" office:value="0.154422840322988" calcext:value-type="float">
            <text:p>0.154422840322988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o', 'kernel': 'rbf', 'shrinking': Tru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016301292861" calcext:value-type="float">
            <text:p>0.749016301292861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21547664907041" calcext:value-type="float">
            <text:p>0.721547664907041</text:p>
          </table:table-cell>
          <table:table-cell table:style-name="ce3" office:value-type="float" office:value="0.0415739056820355" calcext:value-type="float">
            <text:p>0.0415739056820355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office:value-type="float" office:value="30.0133484363556" calcext:value-type="float">
            <text:p>30.0133484363556</text:p>
          </table:table-cell>
          <table:table-cell table:style-name="ce2" office:value-type="float" office:value="0.788123203522868" calcext:value-type="float">
            <text:p>0.788123203522868</text:p>
          </table:table-cell>
          <table:table-cell table:style-name="ce2" office:value-type="float" office:value="5.31540536880493" calcext:value-type="float">
            <text:p>5.31540536880493</text:p>
          </table:table-cell>
          <table:table-cell table:style-name="ce2" office:value-type="float" office:value="0.169389566636342" calcext:value-type="float">
            <text:p>0.169389566636342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o', 'kernel': 'rbf', 'shrinking': Fals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016301292861" calcext:value-type="float">
            <text:p>0.749016301292861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21547664907041" calcext:value-type="float">
            <text:p>0.721547664907041</text:p>
          </table:table-cell>
          <table:table-cell table:style-name="ce3" office:value-type="float" office:value="0.0415739056820355" calcext:value-type="float">
            <text:p>0.0415739056820355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30.4292348384857" calcext:value-type="float">
            <text:p>30.4292348384857</text:p>
          </table:table-cell>
          <table:table-cell table:style-name="ce2" office:value-type="float" office:value="0.917011000566896" calcext:value-type="float">
            <text:p>0.917011000566896</text:p>
          </table:table-cell>
          <table:table-cell table:style-name="ce2" office:value-type="float" office:value="5.3008960723877" calcext:value-type="float">
            <text:p>5.3008960723877</text:p>
          </table:table-cell>
          <table:table-cell table:style-name="ce2" office:value-type="float" office:value="0.162632436546631" calcext:value-type="float">
            <text:p>0.162632436546631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71, 'decision_function_shape': 'ovr', 'kernel': 'rbf', 'shrinking': Tru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016301292861" calcext:value-type="float">
            <text:p>0.749016301292861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21547664907041" calcext:value-type="float">
            <text:p>0.721547664907041</text:p>
          </table:table-cell>
          <table:table-cell table:style-name="ce3" office:value-type="float" office:value="0.0415739056820355" calcext:value-type="float">
            <text:p>0.0415739056820355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office:value-type="float" office:value="29.9435955524445" calcext:value-type="float">
            <text:p>29.9435955524445</text:p>
          </table:table-cell>
          <table:table-cell table:style-name="ce2" office:value-type="float" office:value="0.964870586462081" calcext:value-type="float">
            <text:p>0.964870586462081</text:p>
          </table:table-cell>
          <table:table-cell table:style-name="ce2" office:value-type="float" office:value="5.27556719779968" calcext:value-type="float">
            <text:p>5.27556719779968</text:p>
          </table:table-cell>
          <table:table-cell table:style-name="ce2" office:value-type="float" office:value="0.168413441202621" calcext:value-type="float">
            <text:p>0.168413441202621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71, 'decision_function_shape': 'ovr', 'kernel': 'rbf', 'shrinking': False}</text:p>
          </table:table-cell>
          <table:table-cell table:style-name="ce3" office:value-type="float" office:value="0.667041303737005" calcext:value-type="float">
            <text:p>0.667041303737005</text:p>
          </table:table-cell>
          <table:table-cell table:style-name="ce3" office:value-type="float" office:value="0.749016301292861" calcext:value-type="float">
            <text:p>0.749016301292861</text:p>
          </table:table-cell>
          <table:table-cell table:style-name="ce3" office:value-type="float" office:value="0.785272625070264" calcext:value-type="float">
            <text:p>0.785272625070264</text:p>
          </table:table-cell>
          <table:table-cell table:style-name="ce3" office:value-type="float" office:value="0.693648116919618" calcext:value-type="float">
            <text:p>0.693648116919618</text:p>
          </table:table-cell>
          <table:table-cell table:style-name="ce3" office:value-type="float" office:value="0.712759977515458" calcext:value-type="float">
            <text:p>0.712759977515458</text:p>
          </table:table-cell>
          <table:table-cell table:style-name="ce3" office:value-type="float" office:value="0.721547664907041" calcext:value-type="float">
            <text:p>0.721547664907041</text:p>
          </table:table-cell>
          <table:table-cell table:style-name="ce3" office:value-type="float" office:value="0.0415739056820355" calcext:value-type="float">
            <text:p>0.0415739056820355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office:value-type="float" office:value="30.3136067867279" calcext:value-type="float">
            <text:p>30.3136067867279</text:p>
          </table:table-cell>
          <table:table-cell table:style-name="ce2" office:value-type="float" office:value="0.863647394984713" calcext:value-type="float">
            <text:p>0.863647394984713</text:p>
          </table:table-cell>
          <table:table-cell table:style-name="ce2" office:value-type="float" office:value="5.19607949256897" calcext:value-type="float">
            <text:p>5.19607949256897</text:p>
          </table:table-cell>
          <table:table-cell table:style-name="ce2" office:value-type="float" office:value="0.164099788562449" calcext:value-type="float">
            <text:p>0.164099788562449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o', 'kernel': 'rbf', 'shrinking': True}</text:p>
          </table:table-cell>
          <table:table-cell table:style-name="ce3" office:value-type="float" office:value="0.669851081764541" calcext:value-type="float">
            <text:p>0.669851081764541</text:p>
          </table:table-cell>
          <table:table-cell table:style-name="ce3" office:value-type="float" office:value="0.751545812254075" calcext:value-type="float">
            <text:p>0.751545812254075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23233847606421" calcext:value-type="float">
            <text:p>0.723233847606421</text:p>
          </table:table-cell>
          <table:table-cell table:style-name="ce3" office:value-type="float" office:value="0.0418242885117567" calcext:value-type="float">
            <text:p>0.041824288511756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office:value-type="float" office:value="29.7712550163269" calcext:value-type="float">
            <text:p>29.7712550163269</text:p>
          </table:table-cell>
          <table:table-cell table:style-name="ce2" office:value-type="float" office:value="0.832437237735348" calcext:value-type="float">
            <text:p>0.832437237735348</text:p>
          </table:table-cell>
          <table:table-cell table:style-name="ce2" office:value-type="float" office:value="5.25090098381043" calcext:value-type="float">
            <text:p>5.25090098381043</text:p>
          </table:table-cell>
          <table:table-cell table:style-name="ce2" office:value-type="float" office:value="0.14649547439447" calcext:value-type="float">
            <text:p>0.14649547439447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o', 'kernel': 'rbf', 'shrinking': False}</text:p>
          </table:table-cell>
          <table:table-cell table:style-name="ce3" office:value-type="float" office:value="0.669851081764541" calcext:value-type="float">
            <text:p>0.669851081764541</text:p>
          </table:table-cell>
          <table:table-cell table:style-name="ce3" office:value-type="float" office:value="0.751545812254075" calcext:value-type="float">
            <text:p>0.751545812254075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23233847606421" calcext:value-type="float">
            <text:p>0.723233847606421</text:p>
          </table:table-cell>
          <table:table-cell table:style-name="ce3" office:value-type="float" office:value="0.0418242885117567" calcext:value-type="float">
            <text:p>0.041824288511756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office:value-type="float" office:value="30.2487357139587" calcext:value-type="float">
            <text:p>30.2487357139587</text:p>
          </table:table-cell>
          <table:table-cell table:style-name="ce2" office:value-type="float" office:value="0.959482783066221" calcext:value-type="float">
            <text:p>0.959482783066221</text:p>
          </table:table-cell>
          <table:table-cell table:style-name="ce2" office:value-type="float" office:value="5.28842959403992" calcext:value-type="float">
            <text:p>5.28842959403992</text:p>
          </table:table-cell>
          <table:table-cell table:style-name="ce2" office:value-type="float" office:value="0.148697349600978" calcext:value-type="float">
            <text:p>0.148697349600978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81, 'decision_function_shape': 'ovr', 'kernel': 'rbf', 'shrinking': True}</text:p>
          </table:table-cell>
          <table:table-cell table:style-name="ce3" office:value-type="float" office:value="0.669851081764541" calcext:value-type="float">
            <text:p>0.669851081764541</text:p>
          </table:table-cell>
          <table:table-cell table:style-name="ce3" office:value-type="float" office:value="0.751545812254075" calcext:value-type="float">
            <text:p>0.751545812254075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23233847606421" calcext:value-type="float">
            <text:p>0.723233847606421</text:p>
          </table:table-cell>
          <table:table-cell table:style-name="ce3" office:value-type="float" office:value="0.0418242885117567" calcext:value-type="float">
            <text:p>0.041824288511756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float" office:value="29.941185426712" calcext:value-type="float">
            <text:p>29.941185426712</text:p>
          </table:table-cell>
          <table:table-cell table:style-name="ce2" office:value-type="float" office:value="0.673838872989599" calcext:value-type="float">
            <text:p>0.673838872989599</text:p>
          </table:table-cell>
          <table:table-cell table:style-name="ce2" office:value-type="float" office:value="5.2498375415802" calcext:value-type="float">
            <text:p>5.2498375415802</text:p>
          </table:table-cell>
          <table:table-cell table:style-name="ce2" office:value-type="float" office:value="0.161884873080315" calcext:value-type="float">
            <text:p>0.16188487308031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81, 'decision_function_shape': 'ovr', 'kernel': 'rbf', 'shrinking': False}</text:p>
          </table:table-cell>
          <table:table-cell table:style-name="ce3" office:value-type="float" office:value="0.669851081764541" calcext:value-type="float">
            <text:p>0.669851081764541</text:p>
          </table:table-cell>
          <table:table-cell table:style-name="ce3" office:value-type="float" office:value="0.751545812254075" calcext:value-type="float">
            <text:p>0.751545812254075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4727374929736" calcext:value-type="float">
            <text:p>0.714727374929736</text:p>
          </table:table-cell>
          <table:table-cell table:style-name="ce3" office:value-type="float" office:value="0.723233847606421" calcext:value-type="float">
            <text:p>0.723233847606421</text:p>
          </table:table-cell>
          <table:table-cell table:style-name="ce3" office:value-type="float" office:value="0.0418242885117567" calcext:value-type="float">
            <text:p>0.041824288511756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office:value-type="float" office:value="30.6341909408569" calcext:value-type="float">
            <text:p>30.6341909408569</text:p>
          </table:table-cell>
          <table:table-cell table:style-name="ce2" office:value-type="float" office:value="0.763734151897455" calcext:value-type="float">
            <text:p>0.763734151897455</text:p>
          </table:table-cell>
          <table:table-cell table:style-name="ce2" office:value-type="float" office:value="5.29658622741699" calcext:value-type="float">
            <text:p>5.29658622741699</text:p>
          </table:table-cell>
          <table:table-cell table:style-name="ce2" office:value-type="float" office:value="0.149872598092471" calcext:value-type="float">
            <text:p>0.149872598092471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o', 'kernel': 'rbf', 'shrinking': True}</text:p>
          </table:table-cell>
          <table:table-cell table:style-name="ce3" office:value-type="float" office:value="0.674065748805844" calcext:value-type="float">
            <text:p>0.67406574880584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5570545250141" calcext:value-type="float">
            <text:p>0.715570545250141</text:p>
          </table:table-cell>
          <table:table-cell table:style-name="ce3" office:value-type="float" office:value="0.724526471852231" calcext:value-type="float">
            <text:p>0.724526471852231</text:p>
          </table:table-cell>
          <table:table-cell table:style-name="ce3" office:value-type="float" office:value="0.040876841290885" calcext:value-type="float">
            <text:p>0.04087684129088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office:value-type="float" office:value="30.0025671958923" calcext:value-type="float">
            <text:p>30.0025671958923</text:p>
          </table:table-cell>
          <table:table-cell table:style-name="ce2" office:value-type="float" office:value="0.92280003426193" calcext:value-type="float">
            <text:p>0.92280003426193</text:p>
          </table:table-cell>
          <table:table-cell table:style-name="ce2" office:value-type="float" office:value="5.30156598091125" calcext:value-type="float">
            <text:p>5.30156598091125</text:p>
          </table:table-cell>
          <table:table-cell table:style-name="ce2" office:value-type="float" office:value="0.170000906265556" calcext:value-type="float">
            <text:p>0.170000906265556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o', 'kernel': 'rbf', 'shrinking': False}</text:p>
          </table:table-cell>
          <table:table-cell table:style-name="ce3" office:value-type="float" office:value="0.674065748805844" calcext:value-type="float">
            <text:p>0.67406574880584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5570545250141" calcext:value-type="float">
            <text:p>0.715570545250141</text:p>
          </table:table-cell>
          <table:table-cell table:style-name="ce3" office:value-type="float" office:value="0.724526471852231" calcext:value-type="float">
            <text:p>0.724526471852231</text:p>
          </table:table-cell>
          <table:table-cell table:style-name="ce3" office:value-type="float" office:value="0.040876841290885" calcext:value-type="float">
            <text:p>0.04087684129088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office:value-type="float" office:value="30.519146156311" calcext:value-type="float">
            <text:p>30.519146156311</text:p>
          </table:table-cell>
          <table:table-cell table:style-name="ce2" office:value-type="float" office:value="0.918860936975624" calcext:value-type="float">
            <text:p>0.918860936975624</text:p>
          </table:table-cell>
          <table:table-cell table:style-name="ce2" office:value-type="float" office:value="5.22991609573364" calcext:value-type="float">
            <text:p>5.22991609573364</text:p>
          </table:table-cell>
          <table:table-cell table:style-name="ce2" office:value-type="float" office:value="0.124247879953578" calcext:value-type="float">
            <text:p>0.124247879953578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0.91, 'decision_function_shape': 'ovr', 'kernel': 'rbf', 'shrinking': True}</text:p>
          </table:table-cell>
          <table:table-cell table:style-name="ce3" office:value-type="float" office:value="0.674065748805844" calcext:value-type="float">
            <text:p>0.67406574880584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5570545250141" calcext:value-type="float">
            <text:p>0.715570545250141</text:p>
          </table:table-cell>
          <table:table-cell table:style-name="ce3" office:value-type="float" office:value="0.724526471852231" calcext:value-type="float">
            <text:p>0.724526471852231</text:p>
          </table:table-cell>
          <table:table-cell table:style-name="ce3" office:value-type="float" office:value="0.040876841290885" calcext:value-type="float">
            <text:p>0.04087684129088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30.0234584331512" calcext:value-type="float">
            <text:p>30.0234584331512</text:p>
          </table:table-cell>
          <table:table-cell table:style-name="ce2" office:value-type="float" office:value="0.829169899278429" calcext:value-type="float">
            <text:p>0.829169899278429</text:p>
          </table:table-cell>
          <table:table-cell table:style-name="ce2" office:value-type="float" office:value="5.23200297355652" calcext:value-type="float">
            <text:p>5.23200297355652</text:p>
          </table:table-cell>
          <table:table-cell table:style-name="ce2" office:value-type="float" office:value="0.166846848109309" calcext:value-type="float">
            <text:p>0.166846848109309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0.91, 'decision_function_shape': 'ovr', 'kernel': 'rbf', 'shrinking': False}</text:p>
          </table:table-cell>
          <table:table-cell table:style-name="ce3" office:value-type="float" office:value="0.674065748805844" calcext:value-type="float">
            <text:p>0.674065748805844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6958965711074" calcext:value-type="float">
            <text:p>0.786958965711074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15570545250141" calcext:value-type="float">
            <text:p>0.715570545250141</text:p>
          </table:table-cell>
          <table:table-cell table:style-name="ce3" office:value-type="float" office:value="0.724526471852231" calcext:value-type="float">
            <text:p>0.724526471852231</text:p>
          </table:table-cell>
          <table:table-cell table:style-name="ce3" office:value-type="float" office:value="0.040876841290885" calcext:value-type="float">
            <text:p>0.04087684129088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30.5217331409454" calcext:value-type="float">
            <text:p>30.5217331409454</text:p>
          </table:table-cell>
          <table:table-cell table:style-name="ce2" office:value-type="float" office:value="0.769918468663392" calcext:value-type="float">
            <text:p>0.769918468663392</text:p>
          </table:table-cell>
          <table:table-cell table:style-name="ce2" office:value-type="float" office:value="5.30290493965149" calcext:value-type="float">
            <text:p>5.30290493965149</text:p>
          </table:table-cell>
          <table:table-cell table:style-name="ce2" office:value-type="float" office:value="0.176980779100687" calcext:value-type="float">
            <text:p>0.17698077910068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o', 'kernel': 'rbf', 'shrinking': True}</text:p>
          </table:table-cell>
          <table:table-cell table:style-name="ce3" office:value-type="float" office:value="0.675470637819612" calcext:value-type="float">
            <text:p>0.675470637819612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752107925801" calcext:value-type="float">
            <text:p>0.78752107925801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3851856625193" calcext:value-type="float">
            <text:p>0.723851856625193</text:p>
          </table:table-cell>
          <table:table-cell table:style-name="ce3" office:value-type="float" office:value="0.0413459994444594" calcext:value-type="float">
            <text:p>0.0413459994444594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office:value-type="float" office:value="30.1384136199951" calcext:value-type="float">
            <text:p>30.1384136199951</text:p>
          </table:table-cell>
          <table:table-cell table:style-name="ce2" office:value-type="float" office:value="0.59777928663906" calcext:value-type="float">
            <text:p>0.59777928663906</text:p>
          </table:table-cell>
          <table:table-cell table:style-name="ce2" office:value-type="float" office:value="5.27333521842957" calcext:value-type="float">
            <text:p>5.27333521842957</text:p>
          </table:table-cell>
          <table:table-cell table:style-name="ce2" office:value-type="float" office:value="0.165993498550828" calcext:value-type="float">
            <text:p>0.16599349855082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o', 'kernel': 'rbf', 'shrinking': False}</text:p>
          </table:table-cell>
          <table:table-cell table:style-name="ce3" office:value-type="float" office:value="0.675470637819612" calcext:value-type="float">
            <text:p>0.675470637819612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752107925801" calcext:value-type="float">
            <text:p>0.78752107925801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3851856625193" calcext:value-type="float">
            <text:p>0.723851856625193</text:p>
          </table:table-cell>
          <table:table-cell table:style-name="ce3" office:value-type="float" office:value="0.0413459994444594" calcext:value-type="float">
            <text:p>0.0413459994444594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office:value-type="float" office:value="30.8118677616119" calcext:value-type="float">
            <text:p>30.8118677616119</text:p>
          </table:table-cell>
          <table:table-cell table:style-name="ce2" office:value-type="float" office:value="0.741162528265031" calcext:value-type="float">
            <text:p>0.741162528265031</text:p>
          </table:table-cell>
          <table:table-cell table:style-name="ce2" office:value-type="float" office:value="5.30242104530335" calcext:value-type="float">
            <text:p>5.30242104530335</text:p>
          </table:table-cell>
          <table:table-cell table:style-name="ce2" office:value-type="float" office:value="0.199117277285688" calcext:value-type="float">
            <text:p>0.19911727728568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01, 'decision_function_shape': 'ovr', 'kernel': 'rbf', 'shrinking': True}</text:p>
          </table:table-cell>
          <table:table-cell table:style-name="ce3" office:value-type="float" office:value="0.675470637819612" calcext:value-type="float">
            <text:p>0.675470637819612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752107925801" calcext:value-type="float">
            <text:p>0.78752107925801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3851856625193" calcext:value-type="float">
            <text:p>0.723851856625193</text:p>
          </table:table-cell>
          <table:table-cell table:style-name="ce3" office:value-type="float" office:value="0.0413459994444594" calcext:value-type="float">
            <text:p>0.0413459994444594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office:value-type="float" office:value="30.0880909919739" calcext:value-type="float">
            <text:p>30.0880909919739</text:p>
          </table:table-cell>
          <table:table-cell table:style-name="ce2" office:value-type="float" office:value="0.752172872337913" calcext:value-type="float">
            <text:p>0.752172872337913</text:p>
          </table:table-cell>
          <table:table-cell table:style-name="ce2" office:value-type="float" office:value="5.26890711784363" calcext:value-type="float">
            <text:p>5.26890711784363</text:p>
          </table:table-cell>
          <table:table-cell table:style-name="ce2" office:value-type="float" office:value="0.207069447785461" calcext:value-type="float">
            <text:p>0.207069447785461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01, 'decision_function_shape': 'ovr', 'kernel': 'rbf', 'shrinking': False}</text:p>
          </table:table-cell>
          <table:table-cell table:style-name="ce3" office:value-type="float" office:value="0.675470637819612" calcext:value-type="float">
            <text:p>0.675470637819612</text:p>
          </table:table-cell>
          <table:table-cell table:style-name="ce3" office:value-type="float" office:value="0.753232152894885" calcext:value-type="float">
            <text:p>0.753232152894885</text:p>
          </table:table-cell>
          <table:table-cell table:style-name="ce3" office:value-type="float" office:value="0.78752107925801" calcext:value-type="float">
            <text:p>0.78752107925801</text:p>
          </table:table-cell>
          <table:table-cell table:style-name="ce3" office:value-type="float" office:value="0.689432265317594" calcext:value-type="float">
            <text:p>0.689432265317594</text:p>
          </table:table-cell>
          <table:table-cell table:style-name="ce3" office:value-type="float" office:value="0.713603147835863" calcext:value-type="float">
            <text:p>0.713603147835863</text:p>
          </table:table-cell>
          <table:table-cell table:style-name="ce3" office:value-type="float" office:value="0.723851856625193" calcext:value-type="float">
            <text:p>0.723851856625193</text:p>
          </table:table-cell>
          <table:table-cell table:style-name="ce3" office:value-type="float" office:value="0.0413459994444594" calcext:value-type="float">
            <text:p>0.0413459994444594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office:value-type="float" office:value="31.5859508514404" calcext:value-type="float">
            <text:p>31.5859508514404</text:p>
          </table:table-cell>
          <table:table-cell table:style-name="ce2" office:value-type="float" office:value="0.831572384980051" calcext:value-type="float">
            <text:p>0.831572384980051</text:p>
          </table:table-cell>
          <table:table-cell table:style-name="ce2" office:value-type="float" office:value="5.27901334762573" calcext:value-type="float">
            <text:p>5.27901334762573</text:p>
          </table:table-cell>
          <table:table-cell table:style-name="ce2" office:value-type="float" office:value="0.161462912321583" calcext:value-type="float">
            <text:p>0.16146291232158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o', 'kernel': 'rbf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88926363125351" calcext:value-type="float">
            <text:p>0.788926363125351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23908020597458" calcext:value-type="float">
            <text:p>0.723908020597458</text:p>
          </table:table-cell>
          <table:table-cell table:style-name="ce3" office:value-type="float" office:value="0.0420112641765148" calcext:value-type="float">
            <text:p>0.0420112641765148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float" office:value="30.2089593887329" calcext:value-type="float">
            <text:p>30.2089593887329</text:p>
          </table:table-cell>
          <table:table-cell table:style-name="ce2" office:value-type="float" office:value="0.752601713088787" calcext:value-type="float">
            <text:p>0.752601713088787</text:p>
          </table:table-cell>
          <table:table-cell table:style-name="ce2" office:value-type="float" office:value="5.25059237480164" calcext:value-type="float">
            <text:p>5.25059237480164</text:p>
          </table:table-cell>
          <table:table-cell table:style-name="ce2" office:value-type="float" office:value="0.164042042432109" calcext:value-type="float">
            <text:p>0.164042042432109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o', 'kernel': 'rbf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88926363125351" calcext:value-type="float">
            <text:p>0.788926363125351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23908020597458" calcext:value-type="float">
            <text:p>0.723908020597458</text:p>
          </table:table-cell>
          <table:table-cell table:style-name="ce3" office:value-type="float" office:value="0.0420112641765148" calcext:value-type="float">
            <text:p>0.0420112641765148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office:value-type="float" office:value="31.3853718280792" calcext:value-type="float">
            <text:p>31.3853718280792</text:p>
          </table:table-cell>
          <table:table-cell table:style-name="ce2" office:value-type="float" office:value="0.798165888400107" calcext:value-type="float">
            <text:p>0.798165888400107</text:p>
          </table:table-cell>
          <table:table-cell table:style-name="ce2" office:value-type="float" office:value="5.30989103317261" calcext:value-type="float">
            <text:p>5.30989103317261</text:p>
          </table:table-cell>
          <table:table-cell table:style-name="ce2" office:value-type="float" office:value="0.188784302331973" calcext:value-type="float">
            <text:p>0.18878430233197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11, 'decision_function_shape': 'ovr', 'kernel': 'rbf', 'shrinking': Tru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88926363125351" calcext:value-type="float">
            <text:p>0.788926363125351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23908020597458" calcext:value-type="float">
            <text:p>0.723908020597458</text:p>
          </table:table-cell>
          <table:table-cell table:style-name="ce3" office:value-type="float" office:value="0.0420112641765148" calcext:value-type="float">
            <text:p>0.0420112641765148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office:value-type="float" office:value="30.2051201820374" calcext:value-type="float">
            <text:p>30.2051201820374</text:p>
          </table:table-cell>
          <table:table-cell table:style-name="ce2" office:value-type="float" office:value="0.922086177128363" calcext:value-type="float">
            <text:p>0.922086177128363</text:p>
          </table:table-cell>
          <table:table-cell table:style-name="ce2" office:value-type="float" office:value="5.31423325538635" calcext:value-type="float">
            <text:p>5.31423325538635</text:p>
          </table:table-cell>
          <table:table-cell table:style-name="ce2" office:value-type="float" office:value="0.163565214258481" calcext:value-type="float">
            <text:p>0.163565214258481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11, 'decision_function_shape': 'ovr', 'kernel': 'rbf', 'shrinking': False}</text:p>
          </table:table-cell>
          <table:table-cell table:style-name="ce3" office:value-type="float" office:value="0.676313571227873" calcext:value-type="float">
            <text:p>0.676313571227873</text:p>
          </table:table-cell>
          <table:table-cell table:style-name="ce3" office:value-type="float" office:value="0.754356379988758" calcext:value-type="float">
            <text:p>0.754356379988758</text:p>
          </table:table-cell>
          <table:table-cell table:style-name="ce3" office:value-type="float" office:value="0.788926363125351" calcext:value-type="float">
            <text:p>0.788926363125351</text:p>
          </table:table-cell>
          <table:table-cell table:style-name="ce3" office:value-type="float" office:value="0.68858909499719" calcext:value-type="float">
            <text:p>0.68858909499719</text:p>
          </table:table-cell>
          <table:table-cell table:style-name="ce3" office:value-type="float" office:value="0.711354693648117" calcext:value-type="float">
            <text:p>0.711354693648117</text:p>
          </table:table-cell>
          <table:table-cell table:style-name="ce3" office:value-type="float" office:value="0.723908020597458" calcext:value-type="float">
            <text:p>0.723908020597458</text:p>
          </table:table-cell>
          <table:table-cell table:style-name="ce3" office:value-type="float" office:value="0.0420112641765148" calcext:value-type="float">
            <text:p>0.0420112641765148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office:value-type="float" office:value="32.0829082012177" calcext:value-type="float">
            <text:p>32.0829082012177</text:p>
          </table:table-cell>
          <table:table-cell table:style-name="ce2" office:value-type="float" office:value="0.824076060914417" calcext:value-type="float">
            <text:p>0.824076060914417</text:p>
          </table:table-cell>
          <table:table-cell table:style-name="ce2" office:value-type="float" office:value="5.2980339050293" calcext:value-type="float">
            <text:p>5.2980339050293</text:p>
          </table:table-cell>
          <table:table-cell table:style-name="ce2" office:value-type="float" office:value="0.157655661376357" calcext:value-type="float">
            <text:p>0.157655661376357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o', 'kernel': 'rbf', 'shrinking': Tru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87745924676785" calcext:value-type="float">
            <text:p>0.687745924676785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3289632519256" calcext:value-type="float">
            <text:p>0.723289632519256</text:p>
          </table:table-cell>
          <table:table-cell table:style-name="ce3" office:value-type="float" office:value="0.0416722698522818" calcext:value-type="float">
            <text:p>0.041672269852281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office:value-type="float" office:value="30.4547863006592" calcext:value-type="float">
            <text:p>30.4547863006592</text:p>
          </table:table-cell>
          <table:table-cell table:style-name="ce2" office:value-type="float" office:value="0.814532177416226" calcext:value-type="float">
            <text:p>0.814532177416226</text:p>
          </table:table-cell>
          <table:table-cell table:style-name="ce2" office:value-type="float" office:value="5.31289892196655" calcext:value-type="float">
            <text:p>5.31289892196655</text:p>
          </table:table-cell>
          <table:table-cell table:style-name="ce2" office:value-type="float" office:value="0.197209971767329" calcext:value-type="float">
            <text:p>0.197209971767329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o', 'kernel': 'rbf', 'shrinking': Fals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87745924676785" calcext:value-type="float">
            <text:p>0.687745924676785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3289632519256" calcext:value-type="float">
            <text:p>0.723289632519256</text:p>
          </table:table-cell>
          <table:table-cell table:style-name="ce3" office:value-type="float" office:value="0.0416722698522818" calcext:value-type="float">
            <text:p>0.041672269852281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32.0184782981873" calcext:value-type="float">
            <text:p>32.0184782981873</text:p>
          </table:table-cell>
          <table:table-cell table:style-name="ce2" office:value-type="float" office:value="0.797251335261253" calcext:value-type="float">
            <text:p>0.797251335261253</text:p>
          </table:table-cell>
          <table:table-cell table:style-name="ce2" office:value-type="float" office:value="5.2625036239624" calcext:value-type="float">
            <text:p>5.2625036239624</text:p>
          </table:table-cell>
          <table:table-cell table:style-name="ce2" office:value-type="float" office:value="0.173914162678607" calcext:value-type="float">
            <text:p>0.173914162678607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21, 'decision_function_shape': 'ovr', 'kernel': 'rbf', 'shrinking': Tru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87745924676785" calcext:value-type="float">
            <text:p>0.687745924676785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3289632519256" calcext:value-type="float">
            <text:p>0.723289632519256</text:p>
          </table:table-cell>
          <table:table-cell table:style-name="ce3" office:value-type="float" office:value="0.0416722698522818" calcext:value-type="float">
            <text:p>0.041672269852281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office:value-type="float" office:value="30.4411688327789" calcext:value-type="float">
            <text:p>30.4411688327789</text:p>
          </table:table-cell>
          <table:table-cell table:style-name="ce2" office:value-type="float" office:value="0.786390057014705" calcext:value-type="float">
            <text:p>0.786390057014705</text:p>
          </table:table-cell>
          <table:table-cell table:style-name="ce2" office:value-type="float" office:value="5.25049858093262" calcext:value-type="float">
            <text:p>5.25049858093262</text:p>
          </table:table-cell>
          <table:table-cell table:style-name="ce2" office:value-type="float" office:value="0.168416323110101" calcext:value-type="float">
            <text:p>0.168416323110101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21, 'decision_function_shape': 'ovr', 'kernel': 'rbf', 'shrinking': False}</text:p>
          </table:table-cell>
          <table:table-cell table:style-name="ce3" office:value-type="float" office:value="0.677437482438887" calcext:value-type="float">
            <text:p>0.677437482438887</text:p>
          </table:table-cell>
          <table:table-cell table:style-name="ce3" office:value-type="float" office:value="0.755199550309162" calcext:value-type="float">
            <text:p>0.755199550309162</text:p>
          </table:table-cell>
          <table:table-cell table:style-name="ce3" office:value-type="float" office:value="0.787240022484542" calcext:value-type="float">
            <text:p>0.787240022484542</text:p>
          </table:table-cell>
          <table:table-cell table:style-name="ce3" office:value-type="float" office:value="0.687745924676785" calcext:value-type="float">
            <text:p>0.687745924676785</text:p>
          </table:table-cell>
          <table:table-cell table:style-name="ce3" office:value-type="float" office:value="0.708825182686903" calcext:value-type="float">
            <text:p>0.708825182686903</text:p>
          </table:table-cell>
          <table:table-cell table:style-name="ce3" office:value-type="float" office:value="0.723289632519256" calcext:value-type="float">
            <text:p>0.723289632519256</text:p>
          </table:table-cell>
          <table:table-cell table:style-name="ce3" office:value-type="float" office:value="0.0416722698522818" calcext:value-type="float">
            <text:p>0.041672269852281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32.2474597930908" calcext:value-type="float">
            <text:p>32.2474597930908</text:p>
          </table:table-cell>
          <table:table-cell table:style-name="ce2" office:value-type="float" office:value="0.77571518010889" calcext:value-type="float">
            <text:p>0.77571518010889</text:p>
          </table:table-cell>
          <table:table-cell table:style-name="ce2" office:value-type="float" office:value="5.31064534187317" calcext:value-type="float">
            <text:p>5.31064534187317</text:p>
          </table:table-cell>
          <table:table-cell table:style-name="ce2" office:value-type="float" office:value="0.182629435763008" calcext:value-type="float">
            <text:p>0.182629435763008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rbf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5497470489039" calcext:value-type="float">
            <text:p>0.685497470489039</text:p>
          </table:table-cell>
          <table:table-cell table:style-name="ce3" office:value-type="float" office:value="0.706295671725689" calcext:value-type="float">
            <text:p>0.706295671725689</text:p>
          </table:table-cell>
          <table:table-cell table:style-name="ce3" office:value-type="float" office:value="0.722502610376973" calcext:value-type="float">
            <text:p>0.722502610376973</text:p>
          </table:table-cell>
          <table:table-cell table:style-name="ce3" office:value-type="float" office:value="0.0417163638089592" calcext:value-type="float">
            <text:p>0.0417163638089592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office:value-type="float" office:value="30.632258939743" calcext:value-type="float">
            <text:p>30.632258939743</text:p>
          </table:table-cell>
          <table:table-cell table:style-name="ce2" office:value-type="float" office:value="0.791404141831871" calcext:value-type="float">
            <text:p>0.791404141831871</text:p>
          </table:table-cell>
          <table:table-cell table:style-name="ce2" office:value-type="float" office:value="5.36624331474304" calcext:value-type="float">
            <text:p>5.36624331474304</text:p>
          </table:table-cell>
          <table:table-cell table:style-name="ce2" office:value-type="float" office:value="0.165480141123695" calcext:value-type="float">
            <text:p>0.16548014112369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o', 'kernel': 'rbf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5497470489039" calcext:value-type="float">
            <text:p>0.685497470489039</text:p>
          </table:table-cell>
          <table:table-cell table:style-name="ce3" office:value-type="float" office:value="0.706295671725689" calcext:value-type="float">
            <text:p>0.706295671725689</text:p>
          </table:table-cell>
          <table:table-cell table:style-name="ce3" office:value-type="float" office:value="0.722502610376973" calcext:value-type="float">
            <text:p>0.722502610376973</text:p>
          </table:table-cell>
          <table:table-cell table:style-name="ce3" office:value-type="float" office:value="0.0417163638089592" calcext:value-type="float">
            <text:p>0.0417163638089592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office:value-type="float" office:value="32.4026413917542" calcext:value-type="float">
            <text:p>32.4026413917542</text:p>
          </table:table-cell>
          <table:table-cell table:style-name="ce2" office:value-type="float" office:value="0.874707723321567" calcext:value-type="float">
            <text:p>0.874707723321567</text:p>
          </table:table-cell>
          <table:table-cell table:style-name="ce2" office:value-type="float" office:value="5.30282545089722" calcext:value-type="float">
            <text:p>5.30282545089722</text:p>
          </table:table-cell>
          <table:table-cell table:style-name="ce2" office:value-type="float" office:value="0.189801822842127" calcext:value-type="float">
            <text:p>0.189801822842127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rbf', 'shrinking': Tru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5497470489039" calcext:value-type="float">
            <text:p>0.685497470489039</text:p>
          </table:table-cell>
          <table:table-cell table:style-name="ce3" office:value-type="float" office:value="0.706295671725689" calcext:value-type="float">
            <text:p>0.706295671725689</text:p>
          </table:table-cell>
          <table:table-cell table:style-name="ce3" office:value-type="float" office:value="0.722502610376973" calcext:value-type="float">
            <text:p>0.722502610376973</text:p>
          </table:table-cell>
          <table:table-cell table:style-name="ce3" office:value-type="float" office:value="0.0417163638089592" calcext:value-type="float">
            <text:p>0.0417163638089592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30.5448995113373" calcext:value-type="float">
            <text:p>30.5448995113373</text:p>
          </table:table-cell>
          <table:table-cell table:style-name="ce2" office:value-type="float" office:value="0.819568758607448" calcext:value-type="float">
            <text:p>0.819568758607448</text:p>
          </table:table-cell>
          <table:table-cell table:style-name="ce2" office:value-type="float" office:value="5.30415329933167" calcext:value-type="float">
            <text:p>5.30415329933167</text:p>
          </table:table-cell>
          <table:table-cell table:style-name="ce2" office:value-type="float" office:value="0.185565645863369" calcext:value-type="float">
            <text:p>0.185565645863369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3100001, 'decision_function_shape': 'ovr', 'kernel': 'rbf', 'shrinking': False}</text:p>
          </table:table-cell>
          <table:table-cell table:style-name="ce3" office:value-type="float" office:value="0.678561393649902" calcext:value-type="float">
            <text:p>0.678561393649902</text:p>
          </table:table-cell>
          <table:table-cell table:style-name="ce3" office:value-type="float" office:value="0.756604834176504" calcext:value-type="float">
            <text:p>0.756604834176504</text:p>
          </table:table-cell>
          <table:table-cell table:style-name="ce3" office:value-type="float" office:value="0.785553681843732" calcext:value-type="float">
            <text:p>0.785553681843732</text:p>
          </table:table-cell>
          <table:table-cell table:style-name="ce3" office:value-type="float" office:value="0.685497470489039" calcext:value-type="float">
            <text:p>0.685497470489039</text:p>
          </table:table-cell>
          <table:table-cell table:style-name="ce3" office:value-type="float" office:value="0.706295671725689" calcext:value-type="float">
            <text:p>0.706295671725689</text:p>
          </table:table-cell>
          <table:table-cell table:style-name="ce3" office:value-type="float" office:value="0.722502610376973" calcext:value-type="float">
            <text:p>0.722502610376973</text:p>
          </table:table-cell>
          <table:table-cell table:style-name="ce3" office:value-type="float" office:value="0.0417163638089592" calcext:value-type="float">
            <text:p>0.0417163638089592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office:value-type="float" office:value="32.9332460403442" calcext:value-type="float">
            <text:p>32.9332460403442</text:p>
          </table:table-cell>
          <table:table-cell table:style-name="ce2" office:value-type="float" office:value="1.24032190682901" calcext:value-type="float">
            <text:p>1.24032190682901</text:p>
          </table:table-cell>
          <table:table-cell table:style-name="ce2" office:value-type="float" office:value="5.31373224258423" calcext:value-type="float">
            <text:p>5.31373224258423</text:p>
          </table:table-cell>
          <table:table-cell table:style-name="ce2" office:value-type="float" office:value="0.158847902002137" calcext:value-type="float">
            <text:p>0.15884790200213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o', 'kernel': 'rbf', 'shrinking': True}</text:p>
          </table:table-cell>
          <table:table-cell table:style-name="ce3" office:value-type="float" office:value="0.681371171677437" calcext:value-type="float">
            <text:p>0.681371171677437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721265802632283" calcext:value-type="float">
            <text:p>0.721265802632283</text:p>
          </table:table-cell>
          <table:table-cell table:style-name="ce3" office:value-type="float" office:value="0.0415459075456908" calcext:value-type="float">
            <text:p>0.0415459075456908</text:p>
          </table:table-cell>
          <table:table-cell table:style-name="ce3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office:value-type="float" office:value="30.7464134216309" calcext:value-type="float">
            <text:p>30.7464134216309</text:p>
          </table:table-cell>
          <table:table-cell table:style-name="ce2" office:value-type="float" office:value="0.685055846666875" calcext:value-type="float">
            <text:p>0.685055846666875</text:p>
          </table:table-cell>
          <table:table-cell table:style-name="ce2" office:value-type="float" office:value="5.29036931991577" calcext:value-type="float">
            <text:p>5.29036931991577</text:p>
          </table:table-cell>
          <table:table-cell table:style-name="ce2" office:value-type="float" office:value="0.159321316951239" calcext:value-type="float">
            <text:p>0.15932131695123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o', 'kernel': 'rbf', 'shrinking': False}</text:p>
          </table:table-cell>
          <table:table-cell table:style-name="ce3" office:value-type="float" office:value="0.681371171677437" calcext:value-type="float">
            <text:p>0.681371171677437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721265802632283" calcext:value-type="float">
            <text:p>0.721265802632283</text:p>
          </table:table-cell>
          <table:table-cell table:style-name="ce3" office:value-type="float" office:value="0.0415459075456908" calcext:value-type="float">
            <text:p>0.0415459075456908</text:p>
          </table:table-cell>
          <table:table-cell table:style-name="ce3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office:value-type="float" office:value="32.9358835697174" calcext:value-type="float">
            <text:p>32.9358835697174</text:p>
          </table:table-cell>
          <table:table-cell table:style-name="ce2" office:value-type="float" office:value="1.20378227711973" calcext:value-type="float">
            <text:p>1.20378227711973</text:p>
          </table:table-cell>
          <table:table-cell table:style-name="ce2" office:value-type="float" office:value="5.30565614700317" calcext:value-type="float">
            <text:p>5.30565614700317</text:p>
          </table:table-cell>
          <table:table-cell table:style-name="ce2" office:value-type="float" office:value="0.181973175855607" calcext:value-type="float">
            <text:p>0.18197317585560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41, 'decision_function_shape': 'ovr', 'kernel': 'rbf', 'shrinking': True}</text:p>
          </table:table-cell>
          <table:table-cell table:style-name="ce3" office:value-type="float" office:value="0.681371171677437" calcext:value-type="float">
            <text:p>0.681371171677437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721265802632283" calcext:value-type="float">
            <text:p>0.721265802632283</text:p>
          </table:table-cell>
          <table:table-cell table:style-name="ce3" office:value-type="float" office:value="0.0415459075456908" calcext:value-type="float">
            <text:p>0.0415459075456908</text:p>
          </table:table-cell>
          <table:table-cell table:style-name="ce3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office:value-type="float" office:value="30.7722202777863" calcext:value-type="float">
            <text:p>30.7722202777863</text:p>
          </table:table-cell>
          <table:table-cell table:style-name="ce2" office:value-type="float" office:value="0.818749387275331" calcext:value-type="float">
            <text:p>0.818749387275331</text:p>
          </table:table-cell>
          <table:table-cell table:style-name="ce2" office:value-type="float" office:value="5.33116164207459" calcext:value-type="float">
            <text:p>5.33116164207459</text:p>
          </table:table-cell>
          <table:table-cell table:style-name="ce2" office:value-type="float" office:value="0.160939555792658" calcext:value-type="float">
            <text:p>0.160939555792658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41, 'decision_function_shape': 'ovr', 'kernel': 'rbf', 'shrinking': False}</text:p>
          </table:table-cell>
          <table:table-cell table:style-name="ce3" office:value-type="float" office:value="0.681371171677437" calcext:value-type="float">
            <text:p>0.681371171677437</text:p>
          </table:table-cell>
          <table:table-cell table:style-name="ce3" office:value-type="float" office:value="0.75716694772344" calcext:value-type="float">
            <text:p>0.75716694772344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1843732433952" calcext:value-type="float">
            <text:p>0.681843732433952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721265802632283" calcext:value-type="float">
            <text:p>0.721265802632283</text:p>
          </table:table-cell>
          <table:table-cell table:style-name="ce3" office:value-type="float" office:value="0.0415459075456908" calcext:value-type="float">
            <text:p>0.0415459075456908</text:p>
          </table:table-cell>
          <table:table-cell table:style-name="ce3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34.3582137107849" calcext:value-type="float">
            <text:p>34.3582137107849</text:p>
          </table:table-cell>
          <table:table-cell table:style-name="ce2" office:value-type="float" office:value="1.31052941448895" calcext:value-type="float">
            <text:p>1.31052941448895</text:p>
          </table:table-cell>
          <table:table-cell table:style-name="ce2" office:value-type="float" office:value="5.29210801124573" calcext:value-type="float">
            <text:p>5.29210801124573</text:p>
          </table:table-cell>
          <table:table-cell table:style-name="ce2" office:value-type="float" office:value="0.176071646428835" calcext:value-type="float">
            <text:p>0.176071646428835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o', 'kernel': 'rbf', 'shrinking': True}</text:p>
          </table:table-cell>
          <table:table-cell table:style-name="ce3" office:value-type="float" office:value="0.681652149480191" calcext:value-type="float">
            <text:p>0.681652149480191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8212478920742" calcext:value-type="float">
            <text:p>0.68212478920742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21209575483447" calcext:value-type="float">
            <text:p>0.721209575483447</text:p>
          </table:table-cell>
          <table:table-cell table:style-name="ce3" office:value-type="float" office:value="0.0417022919916177" calcext:value-type="float">
            <text:p>0.0417022919916177</text:p>
          </table:table-cell>
          <table:table-cell table:style-name="ce3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office:value-type="float" office:value="30.8755103111267" calcext:value-type="float">
            <text:p>30.8755103111267</text:p>
          </table:table-cell>
          <table:table-cell table:style-name="ce2" office:value-type="float" office:value="0.787581475416695" calcext:value-type="float">
            <text:p>0.787581475416695</text:p>
          </table:table-cell>
          <table:table-cell table:style-name="ce2" office:value-type="float" office:value="5.28566980361939" calcext:value-type="float">
            <text:p>5.28566980361939</text:p>
          </table:table-cell>
          <table:table-cell table:style-name="ce2" office:value-type="float" office:value="0.17317030650274" calcext:value-type="float">
            <text:p>0.17317030650274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o', 'kernel': 'rbf', 'shrinking': False}</text:p>
          </table:table-cell>
          <table:table-cell table:style-name="ce3" office:value-type="float" office:value="0.681652149480191" calcext:value-type="float">
            <text:p>0.681652149480191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8212478920742" calcext:value-type="float">
            <text:p>0.68212478920742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21209575483447" calcext:value-type="float">
            <text:p>0.721209575483447</text:p>
          </table:table-cell>
          <table:table-cell table:style-name="ce3" office:value-type="float" office:value="0.0417022919916177" calcext:value-type="float">
            <text:p>0.0417022919916177</text:p>
          </table:table-cell>
          <table:table-cell table:style-name="ce3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office:value-type="float" office:value="34.4192267894745" calcext:value-type="float">
            <text:p>34.4192267894745</text:p>
          </table:table-cell>
          <table:table-cell table:style-name="ce2" office:value-type="float" office:value="1.48223259911874" calcext:value-type="float">
            <text:p>1.48223259911874</text:p>
          </table:table-cell>
          <table:table-cell table:style-name="ce2" office:value-type="float" office:value="5.36297736167908" calcext:value-type="float">
            <text:p>5.36297736167908</text:p>
          </table:table-cell>
          <table:table-cell table:style-name="ce2" office:value-type="float" office:value="0.182522576243006" calcext:value-type="float">
            <text:p>0.18252257624300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51, 'decision_function_shape': 'ovr', 'kernel': 'rbf', 'shrinking': True}</text:p>
          </table:table-cell>
          <table:table-cell table:style-name="ce3" office:value-type="float" office:value="0.681652149480191" calcext:value-type="float">
            <text:p>0.681652149480191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8212478920742" calcext:value-type="float">
            <text:p>0.68212478920742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21209575483447" calcext:value-type="float">
            <text:p>0.721209575483447</text:p>
          </table:table-cell>
          <table:table-cell table:style-name="ce3" office:value-type="float" office:value="0.0417022919916177" calcext:value-type="float">
            <text:p>0.0417022919916177</text:p>
          </table:table-cell>
          <table:table-cell table:style-name="ce3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office:value-type="float" office:value="30.8214520931244" calcext:value-type="float">
            <text:p>30.8214520931244</text:p>
          </table:table-cell>
          <table:table-cell table:style-name="ce2" office:value-type="float" office:value="0.721962819856797" calcext:value-type="float">
            <text:p>0.721962819856797</text:p>
          </table:table-cell>
          <table:table-cell table:style-name="ce2" office:value-type="float" office:value="5.33783874511719" calcext:value-type="float">
            <text:p>5.33783874511719</text:p>
          </table:table-cell>
          <table:table-cell table:style-name="ce2" office:value-type="float" office:value="0.166583322637876" calcext:value-type="float">
            <text:p>0.16658332263787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51, 'decision_function_shape': 'ovr', 'kernel': 'rbf', 'shrinking': False}</text:p>
          </table:table-cell>
          <table:table-cell table:style-name="ce3" office:value-type="float" office:value="0.681652149480191" calcext:value-type="float">
            <text:p>0.681652149480191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586284429455" calcext:value-type="float">
            <text:p>0.783586284429455</text:p>
          </table:table-cell>
          <table:table-cell table:style-name="ce3" office:value-type="float" office:value="0.68212478920742" calcext:value-type="float">
            <text:p>0.68212478920742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21209575483447" calcext:value-type="float">
            <text:p>0.721209575483447</text:p>
          </table:table-cell>
          <table:table-cell table:style-name="ce3" office:value-type="float" office:value="0.0417022919916177" calcext:value-type="float">
            <text:p>0.0417022919916177</text:p>
          </table:table-cell>
          <table:table-cell table:style-name="ce3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office:value-type="float" office:value="36.033510684967" calcext:value-type="float">
            <text:p>36.033510684967</text:p>
          </table:table-cell>
          <table:table-cell table:style-name="ce2" office:value-type="float" office:value="1.39220628388326" calcext:value-type="float">
            <text:p>1.39220628388326</text:p>
          </table:table-cell>
          <table:table-cell table:style-name="ce2" office:value-type="float" office:value="5.35123772621155" calcext:value-type="float">
            <text:p>5.35123772621155</text:p>
          </table:table-cell>
          <table:table-cell table:style-name="ce2" office:value-type="float" office:value="0.232814485510857" calcext:value-type="float">
            <text:p>0.232814485510857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o', 'kernel': 'rbf', 'shrinking': True}</text:p>
          </table:table-cell>
          <table:table-cell table:style-name="ce3" office:value-type="float" office:value="0.681933127282945" calcext:value-type="float">
            <text:p>0.681933127282945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0438448566611" calcext:value-type="float">
            <text:p>0.680438448566611</text:p>
          </table:table-cell>
          <table:table-cell table:style-name="ce3" office:value-type="float" office:value="0.700955593029792" calcext:value-type="float">
            <text:p>0.700955593029792</text:p>
          </table:table-cell>
          <table:table-cell table:style-name="ce3" office:value-type="float" office:value="0.720816080206449" calcext:value-type="float">
            <text:p>0.720816080206449</text:p>
          </table:table-cell>
          <table:table-cell table:style-name="ce3" office:value-type="float" office:value="0.0419129277001264" calcext:value-type="float">
            <text:p>0.0419129277001264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float" office:value="30.9096093654633" calcext:value-type="float">
            <text:p>30.9096093654633</text:p>
          </table:table-cell>
          <table:table-cell table:style-name="ce2" office:value-type="float" office:value="0.822347665698899" calcext:value-type="float">
            <text:p>0.822347665698899</text:p>
          </table:table-cell>
          <table:table-cell table:style-name="ce2" office:value-type="float" office:value="5.30233731269837" calcext:value-type="float">
            <text:p>5.30233731269837</text:p>
          </table:table-cell>
          <table:table-cell table:style-name="ce2" office:value-type="float" office:value="0.148057800821081" calcext:value-type="float">
            <text:p>0.148057800821081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o', 'kernel': 'rbf', 'shrinking': False}</text:p>
          </table:table-cell>
          <table:table-cell table:style-name="ce3" office:value-type="float" office:value="0.681933127282945" calcext:value-type="float">
            <text:p>0.681933127282945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0438448566611" calcext:value-type="float">
            <text:p>0.680438448566611</text:p>
          </table:table-cell>
          <table:table-cell table:style-name="ce3" office:value-type="float" office:value="0.700955593029792" calcext:value-type="float">
            <text:p>0.700955593029792</text:p>
          </table:table-cell>
          <table:table-cell table:style-name="ce3" office:value-type="float" office:value="0.720816080206449" calcext:value-type="float">
            <text:p>0.720816080206449</text:p>
          </table:table-cell>
          <table:table-cell table:style-name="ce3" office:value-type="float" office:value="0.0419129277001264" calcext:value-type="float">
            <text:p>0.0419129277001264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office:value-type="float" office:value="35.9742948055267" calcext:value-type="float">
            <text:p>35.9742948055267</text:p>
          </table:table-cell>
          <table:table-cell table:style-name="ce2" office:value-type="float" office:value="1.30510305660352" calcext:value-type="float">
            <text:p>1.30510305660352</text:p>
          </table:table-cell>
          <table:table-cell table:style-name="ce2" office:value-type="float" office:value="5.32126579284668" calcext:value-type="float">
            <text:p>5.32126579284668</text:p>
          </table:table-cell>
          <table:table-cell table:style-name="ce2" office:value-type="float" office:value="0.142770553503116" calcext:value-type="float">
            <text:p>0.14277055350311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61, 'decision_function_shape': 'ovr', 'kernel': 'rbf', 'shrinking': True}</text:p>
          </table:table-cell>
          <table:table-cell table:style-name="ce3" office:value-type="float" office:value="0.681933127282945" calcext:value-type="float">
            <text:p>0.681933127282945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0438448566611" calcext:value-type="float">
            <text:p>0.680438448566611</text:p>
          </table:table-cell>
          <table:table-cell table:style-name="ce3" office:value-type="float" office:value="0.700955593029792" calcext:value-type="float">
            <text:p>0.700955593029792</text:p>
          </table:table-cell>
          <table:table-cell table:style-name="ce3" office:value-type="float" office:value="0.720816080206449" calcext:value-type="float">
            <text:p>0.720816080206449</text:p>
          </table:table-cell>
          <table:table-cell table:style-name="ce3" office:value-type="float" office:value="0.0419129277001264" calcext:value-type="float">
            <text:p>0.0419129277001264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office:value-type="float" office:value="30.9192419052124" calcext:value-type="float">
            <text:p>30.9192419052124</text:p>
          </table:table-cell>
          <table:table-cell table:style-name="ce2" office:value-type="float" office:value="0.807559536658395" calcext:value-type="float">
            <text:p>0.807559536658395</text:p>
          </table:table-cell>
          <table:table-cell table:style-name="ce2" office:value-type="float" office:value="5.31361465454102" calcext:value-type="float">
            <text:p>5.31361465454102</text:p>
          </table:table-cell>
          <table:table-cell table:style-name="ce2" office:value-type="float" office:value="0.179178382525033" calcext:value-type="float">
            <text:p>0.179178382525033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61, 'decision_function_shape': 'ovr', 'kernel': 'rbf', 'shrinking': False}</text:p>
          </table:table-cell>
          <table:table-cell table:style-name="ce3" office:value-type="float" office:value="0.681933127282945" calcext:value-type="float">
            <text:p>0.681933127282945</text:p>
          </table:table-cell>
          <table:table-cell table:style-name="ce3" office:value-type="float" office:value="0.757448004496908" calcext:value-type="float">
            <text:p>0.757448004496908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80438448566611" calcext:value-type="float">
            <text:p>0.680438448566611</text:p>
          </table:table-cell>
          <table:table-cell table:style-name="ce3" office:value-type="float" office:value="0.700955593029792" calcext:value-type="float">
            <text:p>0.700955593029792</text:p>
          </table:table-cell>
          <table:table-cell table:style-name="ce3" office:value-type="float" office:value="0.720816080206449" calcext:value-type="float">
            <text:p>0.720816080206449</text:p>
          </table:table-cell>
          <table:table-cell table:style-name="ce3" office:value-type="float" office:value="0.0419129277001264" calcext:value-type="float">
            <text:p>0.0419129277001264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office:value-type="float" office:value="37.2658836364746" calcext:value-type="float">
            <text:p>37.2658836364746</text:p>
          </table:table-cell>
          <table:table-cell table:style-name="ce2" office:value-type="float" office:value="1.30176183659606" calcext:value-type="float">
            <text:p>1.30176183659606</text:p>
          </table:table-cell>
          <table:table-cell table:style-name="ce2" office:value-type="float" office:value="5.3287239074707" calcext:value-type="float">
            <text:p>5.3287239074707</text:p>
          </table:table-cell>
          <table:table-cell table:style-name="ce2" office:value-type="float" office:value="0.187933286525915" calcext:value-type="float">
            <text:p>0.187933286525915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o', 'kernel': 'rbf', 'shrinking': True}</text:p>
          </table:table-cell>
          <table:table-cell table:style-name="ce3" office:value-type="float" office:value="0.682495082888452" calcext:value-type="float">
            <text:p>0.682495082888452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78752107925801" calcext:value-type="float">
            <text:p>0.678752107925801</text:p>
          </table:table-cell>
          <table:table-cell table:style-name="ce3" office:value-type="float" office:value="0.700112422709387" calcext:value-type="float">
            <text:p>0.700112422709387</text:p>
          </table:table-cell>
          <table:table-cell table:style-name="ce3" office:value-type="float" office:value="0.720647414554082" calcext:value-type="float">
            <text:p>0.720647414554082</text:p>
          </table:table-cell>
          <table:table-cell table:style-name="ce3" office:value-type="float" office:value="0.0424188550270842" calcext:value-type="float">
            <text:p>0.0424188550270842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office:value-type="float" office:value="30.9811300754547" calcext:value-type="float">
            <text:p>30.9811300754547</text:p>
          </table:table-cell>
          <table:table-cell table:style-name="ce2" office:value-type="float" office:value="0.74789456748802" calcext:value-type="float">
            <text:p>0.74789456748802</text:p>
          </table:table-cell>
          <table:table-cell table:style-name="ce2" office:value-type="float" office:value="5.31145310401917" calcext:value-type="float">
            <text:p>5.31145310401917</text:p>
          </table:table-cell>
          <table:table-cell table:style-name="ce2" office:value-type="float" office:value="0.180512851692541" calcext:value-type="float">
            <text:p>0.180512851692541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o', 'kernel': 'rbf', 'shrinking': False}</text:p>
          </table:table-cell>
          <table:table-cell table:style-name="ce3" office:value-type="float" office:value="0.682495082888452" calcext:value-type="float">
            <text:p>0.682495082888452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78752107925801" calcext:value-type="float">
            <text:p>0.678752107925801</text:p>
          </table:table-cell>
          <table:table-cell table:style-name="ce3" office:value-type="float" office:value="0.700112422709387" calcext:value-type="float">
            <text:p>0.700112422709387</text:p>
          </table:table-cell>
          <table:table-cell table:style-name="ce3" office:value-type="float" office:value="0.720647414554082" calcext:value-type="float">
            <text:p>0.720647414554082</text:p>
          </table:table-cell>
          <table:table-cell table:style-name="ce3" office:value-type="float" office:value="0.0424188550270842" calcext:value-type="float">
            <text:p>0.0424188550270842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37.1616155147553" calcext:value-type="float">
            <text:p>37.1616155147553</text:p>
          </table:table-cell>
          <table:table-cell table:style-name="ce2" office:value-type="float" office:value="1.27751898799435" calcext:value-type="float">
            <text:p>1.27751898799435</text:p>
          </table:table-cell>
          <table:table-cell table:style-name="ce2" office:value-type="float" office:value="5.2817729473114" calcext:value-type="float">
            <text:p>5.2817729473114</text:p>
          </table:table-cell>
          <table:table-cell table:style-name="ce2" office:value-type="float" office:value="0.190872673216174" calcext:value-type="float">
            <text:p>0.190872673216174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71, 'decision_function_shape': 'ovr', 'kernel': 'rbf', 'shrinking': True}</text:p>
          </table:table-cell>
          <table:table-cell table:style-name="ce3" office:value-type="float" office:value="0.682495082888452" calcext:value-type="float">
            <text:p>0.682495082888452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78752107925801" calcext:value-type="float">
            <text:p>0.678752107925801</text:p>
          </table:table-cell>
          <table:table-cell table:style-name="ce3" office:value-type="float" office:value="0.700112422709387" calcext:value-type="float">
            <text:p>0.700112422709387</text:p>
          </table:table-cell>
          <table:table-cell table:style-name="ce3" office:value-type="float" office:value="0.720647414554082" calcext:value-type="float">
            <text:p>0.720647414554082</text:p>
          </table:table-cell>
          <table:table-cell table:style-name="ce3" office:value-type="float" office:value="0.0424188550270842" calcext:value-type="float">
            <text:p>0.0424188550270842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office:value-type="float" office:value="31.1705552577972" calcext:value-type="float">
            <text:p>31.1705552577972</text:p>
          </table:table-cell>
          <table:table-cell table:style-name="ce2" office:value-type="float" office:value="0.913475012324185" calcext:value-type="float">
            <text:p>0.913475012324185</text:p>
          </table:table-cell>
          <table:table-cell table:style-name="ce2" office:value-type="float" office:value="5.32898440361023" calcext:value-type="float">
            <text:p>5.32898440361023</text:p>
          </table:table-cell>
          <table:table-cell table:style-name="ce2" office:value-type="float" office:value="0.172296286427084" calcext:value-type="float">
            <text:p>0.172296286427084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71, 'decision_function_shape': 'ovr', 'kernel': 'rbf', 'shrinking': False}</text:p>
          </table:table-cell>
          <table:table-cell table:style-name="ce3" office:value-type="float" office:value="0.682495082888452" calcext:value-type="float">
            <text:p>0.682495082888452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3305227655987" calcext:value-type="float">
            <text:p>0.783305227655987</text:p>
          </table:table-cell>
          <table:table-cell table:style-name="ce3" office:value-type="float" office:value="0.678752107925801" calcext:value-type="float">
            <text:p>0.678752107925801</text:p>
          </table:table-cell>
          <table:table-cell table:style-name="ce3" office:value-type="float" office:value="0.700112422709387" calcext:value-type="float">
            <text:p>0.700112422709387</text:p>
          </table:table-cell>
          <table:table-cell table:style-name="ce3" office:value-type="float" office:value="0.720647414554082" calcext:value-type="float">
            <text:p>0.720647414554082</text:p>
          </table:table-cell>
          <table:table-cell table:style-name="ce3" office:value-type="float" office:value="0.0424188550270842" calcext:value-type="float">
            <text:p>0.0424188550270842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office:value-type="float" office:value="38.3164990901947" calcext:value-type="float">
            <text:p>38.3164990901947</text:p>
          </table:table-cell>
          <table:table-cell table:style-name="ce2" office:value-type="float" office:value="0.927829208757224" calcext:value-type="float">
            <text:p>0.927829208757224</text:p>
          </table:table-cell>
          <table:table-cell table:style-name="ce2" office:value-type="float" office:value="5.34398293495178" calcext:value-type="float">
            <text:p>5.34398293495178</text:p>
          </table:table-cell>
          <table:table-cell table:style-name="ce2" office:value-type="float" office:value="0.187408858311134" calcext:value-type="float">
            <text:p>0.18740885831113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rbf', 'shrinking': True}</text:p>
          </table:table-cell>
          <table:table-cell table:style-name="ce3" office:value-type="float" office:value="0.683338016296713" calcext:value-type="float">
            <text:p>0.683338016296713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98707138842046" calcext:value-type="float">
            <text:p>0.698707138842046</text:p>
          </table:table-cell>
          <table:table-cell table:style-name="ce3" office:value-type="float" office:value="0.720197676334104" calcext:value-type="float">
            <text:p>0.720197676334104</text:p>
          </table:table-cell>
          <table:table-cell table:style-name="ce3" office:value-type="float" office:value="0.0424669365659312" calcext:value-type="float">
            <text:p>0.0424669365659312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office:value-type="float" office:value="31.189376115799" calcext:value-type="float">
            <text:p>31.189376115799</text:p>
          </table:table-cell>
          <table:table-cell table:style-name="ce2" office:value-type="float" office:value="0.804225435744348" calcext:value-type="float">
            <text:p>0.804225435744348</text:p>
          </table:table-cell>
          <table:table-cell table:style-name="ce2" office:value-type="float" office:value="5.31439452171326" calcext:value-type="float">
            <text:p>5.31439452171326</text:p>
          </table:table-cell>
          <table:table-cell table:style-name="ce2" office:value-type="float" office:value="0.177089207907795" calcext:value-type="float">
            <text:p>0.177089207907795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o', 'kernel': 'rbf', 'shrinking': False}</text:p>
          </table:table-cell>
          <table:table-cell table:style-name="ce3" office:value-type="float" office:value="0.683338016296713" calcext:value-type="float">
            <text:p>0.683338016296713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98707138842046" calcext:value-type="float">
            <text:p>0.698707138842046</text:p>
          </table:table-cell>
          <table:table-cell table:style-name="ce3" office:value-type="float" office:value="0.720197676334104" calcext:value-type="float">
            <text:p>0.720197676334104</text:p>
          </table:table-cell>
          <table:table-cell table:style-name="ce3" office:value-type="float" office:value="0.0424669365659312" calcext:value-type="float">
            <text:p>0.0424669365659312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office:value-type="float" office:value="38.2748039245605" calcext:value-type="float">
            <text:p>38.2748039245605</text:p>
          </table:table-cell>
          <table:table-cell table:style-name="ce2" office:value-type="float" office:value="0.839663332184934" calcext:value-type="float">
            <text:p>0.839663332184934</text:p>
          </table:table-cell>
          <table:table-cell table:style-name="ce2" office:value-type="float" office:value="5.31655077934265" calcext:value-type="float">
            <text:p>5.31655077934265</text:p>
          </table:table-cell>
          <table:table-cell table:style-name="ce2" office:value-type="float" office:value="0.160715903355846" calcext:value-type="float">
            <text:p>0.160715903355846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rbf', 'shrinking': True}</text:p>
          </table:table-cell>
          <table:table-cell table:style-name="ce3" office:value-type="float" office:value="0.683338016296713" calcext:value-type="float">
            <text:p>0.683338016296713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98707138842046" calcext:value-type="float">
            <text:p>0.698707138842046</text:p>
          </table:table-cell>
          <table:table-cell table:style-name="ce3" office:value-type="float" office:value="0.720197676334104" calcext:value-type="float">
            <text:p>0.720197676334104</text:p>
          </table:table-cell>
          <table:table-cell table:style-name="ce3" office:value-type="float" office:value="0.0424669365659312" calcext:value-type="float">
            <text:p>0.0424669365659312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float" office:value="31.123993396759" calcext:value-type="float">
            <text:p>31.123993396759</text:p>
          </table:table-cell>
          <table:table-cell table:style-name="ce2" office:value-type="float" office:value="0.874266880039272" calcext:value-type="float">
            <text:p>0.874266880039272</text:p>
          </table:table-cell>
          <table:table-cell table:style-name="ce2" office:value-type="float" office:value="5.32292337417603" calcext:value-type="float">
            <text:p>5.32292337417603</text:p>
          </table:table-cell>
          <table:table-cell table:style-name="ce2" office:value-type="float" office:value="0.197758368374649" calcext:value-type="float">
            <text:p>0.197758368374649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8100001, 'decision_function_shape': 'ovr', 'kernel': 'rbf', 'shrinking': False}</text:p>
          </table:table-cell>
          <table:table-cell table:style-name="ce3" office:value-type="float" office:value="0.683338016296713" calcext:value-type="float">
            <text:p>0.683338016296713</text:p>
          </table:table-cell>
          <table:table-cell table:style-name="ce3" office:value-type="float" office:value="0.758572231590781" calcext:value-type="float">
            <text:p>0.758572231590781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7627880831928" calcext:value-type="float">
            <text:p>0.677627880831928</text:p>
          </table:table-cell>
          <table:table-cell table:style-name="ce3" office:value-type="float" office:value="0.698707138842046" calcext:value-type="float">
            <text:p>0.698707138842046</text:p>
          </table:table-cell>
          <table:table-cell table:style-name="ce3" office:value-type="float" office:value="0.720197676334104" calcext:value-type="float">
            <text:p>0.720197676334104</text:p>
          </table:table-cell>
          <table:table-cell table:style-name="ce3" office:value-type="float" office:value="0.0424669365659312" calcext:value-type="float">
            <text:p>0.0424669365659312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office:value-type="float" office:value="38.3744848251343" calcext:value-type="float">
            <text:p>38.3744848251343</text:p>
          </table:table-cell>
          <table:table-cell table:style-name="ce2" office:value-type="float" office:value="0.849720232704816" calcext:value-type="float">
            <text:p>0.849720232704816</text:p>
          </table:table-cell>
          <table:table-cell table:style-name="ce2" office:value-type="float" office:value="5.3057014465332" calcext:value-type="float">
            <text:p>5.3057014465332</text:p>
          </table:table-cell>
          <table:table-cell table:style-name="ce2" office:value-type="float" office:value="0.169024418432023" calcext:value-type="float">
            <text:p>0.16902441843202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o', 'kernel': 'rbf', 'shrinking': True}</text:p>
          </table:table-cell>
          <table:table-cell table:style-name="ce3" office:value-type="float" office:value="0.682776060691205" calcext:value-type="float">
            <text:p>0.682776060691205</text:p>
          </table:table-cell>
          <table:table-cell table:style-name="ce3" office:value-type="float" office:value="0.759134345137718" calcext:value-type="float">
            <text:p>0.759134345137718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6784710511523" calcext:value-type="float">
            <text:p>0.676784710511523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9804228439534" calcext:value-type="float">
            <text:p>0.719804228439534</text:p>
          </table:table-cell>
          <table:table-cell table:style-name="ce3" office:value-type="float" office:value="0.0429504655478092" calcext:value-type="float">
            <text:p>0.0429504655478092</text:p>
          </table:table-cell>
          <table:table-cell table:style-name="ce3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office:value-type="float" office:value="31.4171989440918" calcext:value-type="float">
            <text:p>31.4171989440918</text:p>
          </table:table-cell>
          <table:table-cell table:style-name="ce2" office:value-type="float" office:value="0.846383754346555" calcext:value-type="float">
            <text:p>0.846383754346555</text:p>
          </table:table-cell>
          <table:table-cell table:style-name="ce2" office:value-type="float" office:value="5.32306694984436" calcext:value-type="float">
            <text:p>5.32306694984436</text:p>
          </table:table-cell>
          <table:table-cell table:style-name="ce2" office:value-type="float" office:value="0.181453304174032" calcext:value-type="float">
            <text:p>0.181453304174032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o', 'kernel': 'rbf', 'shrinking': False}</text:p>
          </table:table-cell>
          <table:table-cell table:style-name="ce3" office:value-type="float" office:value="0.682776060691205" calcext:value-type="float">
            <text:p>0.682776060691205</text:p>
          </table:table-cell>
          <table:table-cell table:style-name="ce3" office:value-type="float" office:value="0.759134345137718" calcext:value-type="float">
            <text:p>0.759134345137718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6784710511523" calcext:value-type="float">
            <text:p>0.676784710511523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9804228439534" calcext:value-type="float">
            <text:p>0.719804228439534</text:p>
          </table:table-cell>
          <table:table-cell table:style-name="ce3" office:value-type="float" office:value="0.0429504655478092" calcext:value-type="float">
            <text:p>0.0429504655478092</text:p>
          </table:table-cell>
          <table:table-cell table:style-name="ce3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office:value-type="float" office:value="38.4347596645355" calcext:value-type="float">
            <text:p>38.4347596645355</text:p>
          </table:table-cell>
          <table:table-cell table:style-name="ce2" office:value-type="float" office:value="0.873594381257389" calcext:value-type="float">
            <text:p>0.873594381257389</text:p>
          </table:table-cell>
          <table:table-cell table:style-name="ce2" office:value-type="float" office:value="5.31974029541016" calcext:value-type="float">
            <text:p>5.31974029541016</text:p>
          </table:table-cell>
          <table:table-cell table:style-name="ce2" office:value-type="float" office:value="0.172795385977023" calcext:value-type="float">
            <text:p>0.17279538597702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{'C': 1.91, 'decision_function_shape': 'ovr', 'kernel': 'rbf', 'shrinking': True}</text:p>
          </table:table-cell>
          <table:table-cell table:style-name="ce3" office:value-type="float" office:value="0.682776060691205" calcext:value-type="float">
            <text:p>0.682776060691205</text:p>
          </table:table-cell>
          <table:table-cell table:style-name="ce3" office:value-type="float" office:value="0.759134345137718" calcext:value-type="float">
            <text:p>0.759134345137718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6784710511523" calcext:value-type="float">
            <text:p>0.676784710511523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9804228439534" calcext:value-type="float">
            <text:p>0.719804228439534</text:p>
          </table:table-cell>
          <table:table-cell table:style-name="ce3" office:value-type="float" office:value="0.0429504655478092" calcext:value-type="float">
            <text:p>0.0429504655478092</text:p>
          </table:table-cell>
          <table:table-cell table:style-name="ce3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office:value-type="float" office:value="31.3139348983765" calcext:value-type="float">
            <text:p>31.3139348983765</text:p>
          </table:table-cell>
          <table:table-cell table:style-name="ce2" office:value-type="float" office:value="0.766014875829863" calcext:value-type="float">
            <text:p>0.766014875829863</text:p>
          </table:table-cell>
          <table:table-cell table:style-name="ce2" office:value-type="float" office:value="5.32875089645386" calcext:value-type="float">
            <text:p>5.32875089645386</text:p>
          </table:table-cell>
          <table:table-cell table:style-name="ce2" office:value-type="float" office:value="0.183292002965356" calcext:value-type="float">
            <text:p>0.183292002965356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rbf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{'C': 1.91, 'decision_function_shape': 'ovr', 'kernel': 'rbf', 'shrinking': False}</text:p>
          </table:table-cell>
          <table:table-cell table:style-name="ce3" office:value-type="float" office:value="0.682776060691205" calcext:value-type="float">
            <text:p>0.682776060691205</text:p>
          </table:table-cell>
          <table:table-cell table:style-name="ce3" office:value-type="float" office:value="0.759134345137718" calcext:value-type="float">
            <text:p>0.759134345137718</text:p>
          </table:table-cell>
          <table:table-cell table:style-name="ce3" office:value-type="float" office:value="0.78274311410905" calcext:value-type="float">
            <text:p>0.78274311410905</text:p>
          </table:table-cell>
          <table:table-cell table:style-name="ce3" office:value-type="float" office:value="0.676784710511523" calcext:value-type="float">
            <text:p>0.676784710511523</text:p>
          </table:table-cell>
          <table:table-cell table:style-name="ce3" office:value-type="float" office:value="0.697582911748173" calcext:value-type="float">
            <text:p>0.697582911748173</text:p>
          </table:table-cell>
          <table:table-cell table:style-name="ce3" office:value-type="float" office:value="0.719804228439534" calcext:value-type="float">
            <text:p>0.719804228439534</text:p>
          </table:table-cell>
          <table:table-cell table:style-name="ce3" office:value-type="float" office:value="0.0429504655478092" calcext:value-type="float">
            <text:p>0.0429504655478092</text:p>
          </table:table-cell>
          <table:table-cell table:style-name="ce3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38.8068884849548" calcext:value-type="float">
            <text:p>38.8068884849548</text:p>
          </table:table-cell>
          <table:table-cell table:style-name="ce2" office:value-type="float" office:value="0.793271341049811" calcext:value-type="float">
            <text:p>0.793271341049811</text:p>
          </table:table-cell>
          <table:table-cell table:style-name="ce2" office:value-type="float" office:value="5.95668592453003" calcext:value-type="float">
            <text:p>5.95668592453003</text:p>
          </table:table-cell>
          <table:table-cell table:style-name="ce2" office:value-type="float" office:value="0.173061243326182" calcext:value-type="float">
            <text:p>0.17306124332618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01, 'decision_function_shape': 'ovo', 'degree': 2, 'kernel': 'poly', 'shrinking': Tru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office:value-type="float" office:value="37.3940612316132" calcext:value-type="float">
            <text:p>37.3940612316132</text:p>
          </table:table-cell>
          <table:table-cell table:style-name="ce2" office:value-type="float" office:value="0.799525974916909" calcext:value-type="float">
            <text:p>0.799525974916909</text:p>
          </table:table-cell>
          <table:table-cell table:style-name="ce2" office:value-type="float" office:value="5.93888449668884" calcext:value-type="float">
            <text:p>5.93888449668884</text:p>
          </table:table-cell>
          <table:table-cell table:style-name="ce2" office:value-type="float" office:value="0.165906670302971" calcext:value-type="float">
            <text:p>0.165906670302971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01, 'decision_function_shape': 'ovo', 'degree': 2, 'kernel': 'poly', 'shrinking': Fals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office:value-type="float" office:value="41.881648683548" calcext:value-type="float">
            <text:p>41.881648683548</text:p>
          </table:table-cell>
          <table:table-cell table:style-name="ce2" office:value-type="float" office:value="0.83791132317648" calcext:value-type="float">
            <text:p>0.83791132317648</text:p>
          </table:table-cell>
          <table:table-cell table:style-name="ce2" office:value-type="float" office:value="6.11002473831177" calcext:value-type="float">
            <text:p>6.11002473831177</text:p>
          </table:table-cell>
          <table:table-cell table:style-name="ce2" office:value-type="float" office:value="0.188104323423762" calcext:value-type="float">
            <text:p>0.18810432342376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01, 'decision_function_shape': 'ovo', 'degree': 3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office:value-type="float" office:value="41.1274412631989" calcext:value-type="float">
            <text:p>41.1274412631989</text:p>
          </table:table-cell>
          <table:table-cell table:style-name="ce2" office:value-type="float" office:value="0.748241114998207" calcext:value-type="float">
            <text:p>0.748241114998207</text:p>
          </table:table-cell>
          <table:table-cell table:style-name="ce2" office:value-type="float" office:value="6.16992697715759" calcext:value-type="float">
            <text:p>6.16992697715759</text:p>
          </table:table-cell>
          <table:table-cell table:style-name="ce2" office:value-type="float" office:value="0.227333070360856" calcext:value-type="float">
            <text:p>0.227333070360856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01, 'decision_function_shape': 'ovo', 'degree': 3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office:value-type="float" office:value="43.1842003822327" calcext:value-type="float">
            <text:p>43.1842003822327</text:p>
          </table:table-cell>
          <table:table-cell table:style-name="ce2" office:value-type="float" office:value="0.742868597145832" calcext:value-type="float">
            <text:p>0.742868597145832</text:p>
          </table:table-cell>
          <table:table-cell table:style-name="ce2" office:value-type="float" office:value="6.20237822532654" calcext:value-type="float">
            <text:p>6.20237822532654</text:p>
          </table:table-cell>
          <table:table-cell table:style-name="ce2" office:value-type="float" office:value="0.214839770243949" calcext:value-type="float">
            <text:p>0.21483977024394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01, 'decision_function_shape': 'ovo', 'degree': 4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43.6510323524475" calcext:value-type="float">
            <text:p>43.6510323524475</text:p>
          </table:table-cell>
          <table:table-cell table:style-name="ce2" office:value-type="float" office:value="0.856094904836268" calcext:value-type="float">
            <text:p>0.856094904836268</text:p>
          </table:table-cell>
          <table:table-cell table:style-name="ce2" office:value-type="float" office:value="6.24906053543091" calcext:value-type="float">
            <text:p>6.24906053543091</text:p>
          </table:table-cell>
          <table:table-cell table:style-name="ce2" office:value-type="float" office:value="0.195707938794183" calcext:value-type="float">
            <text:p>0.195707938794183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01, 'decision_function_shape': 'ovo', 'degree': 4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office:value-type="float" office:value="43.1807686328888" calcext:value-type="float">
            <text:p>43.1807686328888</text:p>
          </table:table-cell>
          <table:table-cell table:style-name="ce2" office:value-type="float" office:value="0.82378361003162" calcext:value-type="float">
            <text:p>0.82378361003162</text:p>
          </table:table-cell>
          <table:table-cell table:style-name="ce2" office:value-type="float" office:value="6.23437042236328" calcext:value-type="float">
            <text:p>6.23437042236328</text:p>
          </table:table-cell>
          <table:table-cell table:style-name="ce2" office:value-type="float" office:value="0.207404637435088" calcext:value-type="float">
            <text:p>0.207404637435088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01, 'decision_function_shape': 'ovo', 'degree': 5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office:value-type="float" office:value="44.1540453910828" calcext:value-type="float">
            <text:p>44.1540453910828</text:p>
          </table:table-cell>
          <table:table-cell table:style-name="ce2" office:value-type="float" office:value="0.930234198703933" calcext:value-type="float">
            <text:p>0.930234198703933</text:p>
          </table:table-cell>
          <table:table-cell table:style-name="ce2" office:value-type="float" office:value="6.26013479232788" calcext:value-type="float">
            <text:p>6.26013479232788</text:p>
          </table:table-cell>
          <table:table-cell table:style-name="ce2" office:value-type="float" office:value="0.19284599503846" calcext:value-type="float">
            <text:p>0.19284599503846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01, 'decision_function_shape': 'ovo', 'degree': 5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office:value-type="float" office:value="43.4873963356018" calcext:value-type="float">
            <text:p>43.4873963356018</text:p>
          </table:table-cell>
          <table:table-cell table:style-name="ce2" office:value-type="float" office:value="0.775311216297259" calcext:value-type="float">
            <text:p>0.775311216297259</text:p>
          </table:table-cell>
          <table:table-cell table:style-name="ce2" office:value-type="float" office:value="6.26064643859863" calcext:value-type="float">
            <text:p>6.26064643859863</text:p>
          </table:table-cell>
          <table:table-cell table:style-name="ce2" office:value-type="float" office:value="0.20131703901261" calcext:value-type="float">
            <text:p>0.20131703901261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01, 'decision_function_shape': 'ovo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office:value-type="float" office:value="44.3219326496124" calcext:value-type="float">
            <text:p>44.3219326496124</text:p>
          </table:table-cell>
          <table:table-cell table:style-name="ce2" office:value-type="float" office:value="0.744961798176595" calcext:value-type="float">
            <text:p>0.744961798176595</text:p>
          </table:table-cell>
          <table:table-cell table:style-name="ce2" office:value-type="float" office:value="6.35032005310059" calcext:value-type="float">
            <text:p>6.35032005310059</text:p>
          </table:table-cell>
          <table:table-cell table:style-name="ce2" office:value-type="float" office:value="0.284579037759487" calcext:value-type="float">
            <text:p>0.284579037759487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01, 'decision_function_shape': 'ovo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43.2867663383484" calcext:value-type="float">
            <text:p>43.2867663383484</text:p>
          </table:table-cell>
          <table:table-cell table:style-name="ce2" office:value-type="float" office:value="0.931875178460088" calcext:value-type="float">
            <text:p>0.931875178460088</text:p>
          </table:table-cell>
          <table:table-cell table:style-name="ce2" office:value-type="float" office:value="6.42096557617188" calcext:value-type="float">
            <text:p>6.42096557617188</text:p>
          </table:table-cell>
          <table:table-cell table:style-name="ce2" office:value-type="float" office:value="0.178952357608457" calcext:value-type="float">
            <text:p>0.178952357608457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01, 'decision_function_shape': 'ovo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office:value-type="float" office:value="44.4175377845764" calcext:value-type="float">
            <text:p>44.4175377845764</text:p>
          </table:table-cell>
          <table:table-cell table:style-name="ce2" office:value-type="float" office:value="0.815688093191745" calcext:value-type="float">
            <text:p>0.815688093191745</text:p>
          </table:table-cell>
          <table:table-cell table:style-name="ce2" office:value-type="float" office:value="6.39897217750549" calcext:value-type="float">
            <text:p>6.39897217750549</text:p>
          </table:table-cell>
          <table:table-cell table:style-name="ce2" office:value-type="float" office:value="0.21429569469076" calcext:value-type="float">
            <text:p>0.21429569469076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01, 'decision_function_shape': 'ovo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office:value-type="float" office:value="38.9729707241058" calcext:value-type="float">
            <text:p>38.9729707241058</text:p>
          </table:table-cell>
          <table:table-cell table:style-name="ce2" office:value-type="float" office:value="0.803134547325927" calcext:value-type="float">
            <text:p>0.803134547325927</text:p>
          </table:table-cell>
          <table:table-cell table:style-name="ce2" office:value-type="float" office:value="6.06767334938049" calcext:value-type="float">
            <text:p>6.06767334938049</text:p>
          </table:table-cell>
          <table:table-cell table:style-name="ce2" office:value-type="float" office:value="0.16272308537509" calcext:value-type="float">
            <text:p>0.1627230853750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01, 'decision_function_shape': 'ovr', 'degree': 2, 'kernel': 'poly', 'shrinking': Tru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office:value-type="float" office:value="37.6372871875763" calcext:value-type="float">
            <text:p>37.6372871875763</text:p>
          </table:table-cell>
          <table:table-cell table:style-name="ce2" office:value-type="float" office:value="0.825885026802549" calcext:value-type="float">
            <text:p>0.825885026802549</text:p>
          </table:table-cell>
          <table:table-cell table:style-name="ce2" office:value-type="float" office:value="5.99034309387207" calcext:value-type="float">
            <text:p>5.99034309387207</text:p>
          </table:table-cell>
          <table:table-cell table:style-name="ce2" office:value-type="float" office:value="0.173606183325445" calcext:value-type="float">
            <text:p>0.173606183325445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01, 'decision_function_shape': 'ovr', 'degree': 2, 'kernel': 'poly', 'shrinking': False}</text:p>
          </table:table-cell>
          <table:table-cell table:style-name="ce3" office:value-type="float" office:value="0.287721270019668" calcext:value-type="float">
            <text:p>0.287721270019668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61117410342" calcext:value-type="float">
            <text:p>0.287561117410342</text:p>
          </table:table-cell>
          <table:table-cell table:style-name="ce3" office:value-type="float" office:value="0.000194959940842947" calcext:value-type="float">
            <text:p>0.000194959940842947</text:p>
          </table:table-cell>
          <table:table-cell table:style-name="ce3" office:value-type="float" office:value="669" calcext:value-type="float">
            <text:p>669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office:value-type="float" office:value="42.3603199481964" calcext:value-type="float">
            <text:p>42.3603199481964</text:p>
          </table:table-cell>
          <table:table-cell table:style-name="ce2" office:value-type="float" office:value="1.0212245475372" calcext:value-type="float">
            <text:p>1.0212245475372</text:p>
          </table:table-cell>
          <table:table-cell table:style-name="ce2" office:value-type="float" office:value="6.27872490882874" calcext:value-type="float">
            <text:p>6.27872490882874</text:p>
          </table:table-cell>
          <table:table-cell table:style-name="ce2" office:value-type="float" office:value="0.13650264437819" calcext:value-type="float">
            <text:p>0.1365026443781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01, 'decision_function_shape': 'ovr', 'degree': 3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41.5044023036957" calcext:value-type="float">
            <text:p>41.5044023036957</text:p>
          </table:table-cell>
          <table:table-cell table:style-name="ce2" office:value-type="float" office:value="0.961831916926115" calcext:value-type="float">
            <text:p>0.961831916926115</text:p>
          </table:table-cell>
          <table:table-cell table:style-name="ce2" office:value-type="float" office:value="6.24732427597046" calcext:value-type="float">
            <text:p>6.24732427597046</text:p>
          </table:table-cell>
          <table:table-cell table:style-name="ce2" office:value-type="float" office:value="0.0794097532644359" calcext:value-type="float">
            <text:p>0.0794097532644359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01, 'decision_function_shape': 'ovr', 'degree': 3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office:value-type="float" office:value="44.688711977005" calcext:value-type="float">
            <text:p>44.688711977005</text:p>
          </table:table-cell>
          <table:table-cell table:style-name="ce2" office:value-type="float" office:value="1.05795683226784" calcext:value-type="float">
            <text:p>1.05795683226784</text:p>
          </table:table-cell>
          <table:table-cell table:style-name="ce2" office:value-type="float" office:value="6.35207347869873" calcext:value-type="float">
            <text:p>6.35207347869873</text:p>
          </table:table-cell>
          <table:table-cell table:style-name="ce2" office:value-type="float" office:value="0.184308124134098" calcext:value-type="float">
            <text:p>0.184308124134098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01, 'decision_function_shape': 'ovr', 'degree': 4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office:value-type="float" office:value="44.8613166809082" calcext:value-type="float">
            <text:p>44.8613166809082</text:p>
          </table:table-cell>
          <table:table-cell table:style-name="ce2" office:value-type="float" office:value="0.407794600902915" calcext:value-type="float">
            <text:p>0.407794600902915</text:p>
          </table:table-cell>
          <table:table-cell table:style-name="ce2" office:value-type="float" office:value="6.35222911834717" calcext:value-type="float">
            <text:p>6.35222911834717</text:p>
          </table:table-cell>
          <table:table-cell table:style-name="ce2" office:value-type="float" office:value="0.237553915155822" calcext:value-type="float">
            <text:p>0.23755391515582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01, 'decision_function_shape': 'ovr', 'degree': 4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2" office:value-type="float" office:value="43.8255227565765" calcext:value-type="float">
            <text:p>43.8255227565765</text:p>
          </table:table-cell>
          <table:table-cell table:style-name="ce2" office:value-type="float" office:value="0.89580204977912" calcext:value-type="float">
            <text:p>0.89580204977912</text:p>
          </table:table-cell>
          <table:table-cell table:style-name="ce2" office:value-type="float" office:value="6.35885605812073" calcext:value-type="float">
            <text:p>6.35885605812073</text:p>
          </table:table-cell>
          <table:table-cell table:style-name="ce2" office:value-type="float" office:value="0.215661803904708" calcext:value-type="float">
            <text:p>0.215661803904708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01, 'decision_function_shape': 'ovr', 'degree': 5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office:value-type="float" office:value="44.997550535202" calcext:value-type="float">
            <text:p>44.997550535202</text:p>
          </table:table-cell>
          <table:table-cell table:style-name="ce2" office:value-type="float" office:value="1.16532352316668" calcext:value-type="float">
            <text:p>1.16532352316668</text:p>
          </table:table-cell>
          <table:table-cell table:style-name="ce2" office:value-type="float" office:value="6.4739511013031" calcext:value-type="float">
            <text:p>6.4739511013031</text:p>
          </table:table-cell>
          <table:table-cell table:style-name="ce2" office:value-type="float" office:value="0.214409257456691" calcext:value-type="float">
            <text:p>0.214409257456691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01, 'decision_function_shape': 'ovr', 'degree': 5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float" office:value="44.5411591529846" calcext:value-type="float">
            <text:p>44.5411591529846</text:p>
          </table:table-cell>
          <table:table-cell table:style-name="ce2" office:value-type="float" office:value="0.903116958341481" calcext:value-type="float">
            <text:p>0.903116958341481</text:p>
          </table:table-cell>
          <table:table-cell table:style-name="ce2" office:value-type="float" office:value="6.54826817512512" calcext:value-type="float">
            <text:p>6.54826817512512</text:p>
          </table:table-cell>
          <table:table-cell table:style-name="ce2" office:value-type="float" office:value="0.33593780063308" calcext:value-type="float">
            <text:p>0.33593780063308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01, 'decision_function_shape': 'ovr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2" office:value-type="float" office:value="45.3068711280823" calcext:value-type="float">
            <text:p>45.3068711280823</text:p>
          </table:table-cell>
          <table:table-cell table:style-name="ce2" office:value-type="float" office:value="1.28325831056405" calcext:value-type="float">
            <text:p>1.28325831056405</text:p>
          </table:table-cell>
          <table:table-cell table:style-name="ce2" office:value-type="float" office:value="6.49480481147766" calcext:value-type="float">
            <text:p>6.49480481147766</text:p>
          </table:table-cell>
          <table:table-cell table:style-name="ce2" office:value-type="float" office:value="0.10733046983282" calcext:value-type="float">
            <text:p>0.1073304698328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01, 'decision_function_shape': 'ovr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2" office:value-type="float" office:value="44.3774876594543" calcext:value-type="float">
            <text:p>44.3774876594543</text:p>
          </table:table-cell>
          <table:table-cell table:style-name="ce2" office:value-type="float" office:value="0.48759696678" calcext:value-type="float">
            <text:p>0.48759696678</text:p>
          </table:table-cell>
          <table:table-cell table:style-name="ce2" office:value-type="float" office:value="6.69370741844177" calcext:value-type="float">
            <text:p>6.69370741844177</text:p>
          </table:table-cell>
          <table:table-cell table:style-name="ce2" office:value-type="float" office:value="0.452293987454182" calcext:value-type="float">
            <text:p>0.452293987454182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01, 'decision_function_shape': 'ovr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45.673308134079" calcext:value-type="float">
            <text:p>45.673308134079</text:p>
          </table:table-cell>
          <table:table-cell table:style-name="ce2" office:value-type="float" office:value="1.03631813162874" calcext:value-type="float">
            <text:p>1.03631813162874</text:p>
          </table:table-cell>
          <table:table-cell table:style-name="ce2" office:value-type="float" office:value="6.55077285766602" calcext:value-type="float">
            <text:p>6.55077285766602</text:p>
          </table:table-cell>
          <table:table-cell table:style-name="ce2" office:value-type="float" office:value="0.130507924965011" calcext:value-type="float">
            <text:p>0.130507924965011</text:p>
          </table:table-cell>
          <table:table-cell table:style-name="ce2" office:value-type="float" office:value="0.00999999977648258" calcext:value-type="float">
            <text:p>0.0099999997764825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01, 'decision_function_shape': 'ovr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" office:value-type="float" office:value="37.2202961444855" calcext:value-type="float">
            <text:p>37.2202961444855</text:p>
          </table:table-cell>
          <table:table-cell table:style-name="ce2" office:value-type="float" office:value="1.25749874056415" calcext:value-type="float">
            <text:p>1.25749874056415</text:p>
          </table:table-cell>
          <table:table-cell table:style-name="ce2" office:value-type="float" office:value="6.07683453559875" calcext:value-type="float">
            <text:p>6.07683453559875</text:p>
          </table:table-cell>
          <table:table-cell table:style-name="ce2" office:value-type="float" office:value="0.413404314130146" calcext:value-type="float">
            <text:p>0.413404314130146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11, 'decision_function_shape': 'ovo', 'degree': 2, 'kernel': 'poly', 'shrinking': True}</text:p>
          </table:table-cell>
          <table:table-cell table:style-name="ce3" office:value-type="float" office:value="0.436920483281821" calcext:value-type="float">
            <text:p>0.436920483281821</text:p>
          </table:table-cell>
          <table:table-cell table:style-name="ce3" office:value-type="float" office:value="0.528105677346824" calcext:value-type="float">
            <text:p>0.528105677346824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42439572793704" calcext:value-type="float">
            <text:p>0.542439572793704</text:p>
          </table:table-cell>
          <table:table-cell table:style-name="ce3" office:value-type="float" office:value="0.539347948285554" calcext:value-type="float">
            <text:p>0.539347948285554</text:p>
          </table:table-cell>
          <table:table-cell table:style-name="ce3" office:value-type="float" office:value="0.522066502502345" calcext:value-type="float">
            <text:p>0.522066502502345</text:p>
          </table:table-cell>
          <table:table-cell table:style-name="ce3" office:value-type="float" office:value="0.0440870096626482" calcext:value-type="float">
            <text:p>0.0440870096626482</text:p>
          </table:table-cell>
          <table:table-cell table:style-name="ce3"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float" office:value="36.1590599536896" calcext:value-type="float">
            <text:p>36.1590599536896</text:p>
          </table:table-cell>
          <table:table-cell table:style-name="ce2" office:value-type="float" office:value="0.874358737980797" calcext:value-type="float">
            <text:p>0.874358737980797</text:p>
          </table:table-cell>
          <table:table-cell table:style-name="ce2" office:value-type="float" office:value="5.95103964805603" calcext:value-type="float">
            <text:p>5.95103964805603</text:p>
          </table:table-cell>
          <table:table-cell table:style-name="ce2" office:value-type="float" office:value="0.28995911162414" calcext:value-type="float">
            <text:p>0.28995911162414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11, 'decision_function_shape': 'ovo', 'degree': 2, 'kernel': 'poly', 'shrinking': False}</text:p>
          </table:table-cell>
          <table:table-cell table:style-name="ce3" office:value-type="float" office:value="0.436920483281821" calcext:value-type="float">
            <text:p>0.436920483281821</text:p>
          </table:table-cell>
          <table:table-cell table:style-name="ce3" office:value-type="float" office:value="0.528105677346824" calcext:value-type="float">
            <text:p>0.528105677346824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42439572793704" calcext:value-type="float">
            <text:p>0.542439572793704</text:p>
          </table:table-cell>
          <table:table-cell table:style-name="ce3" office:value-type="float" office:value="0.539347948285554" calcext:value-type="float">
            <text:p>0.539347948285554</text:p>
          </table:table-cell>
          <table:table-cell table:style-name="ce3" office:value-type="float" office:value="0.522066502502345" calcext:value-type="float">
            <text:p>0.522066502502345</text:p>
          </table:table-cell>
          <table:table-cell table:style-name="ce3" office:value-type="float" office:value="0.0440870096626482" calcext:value-type="float">
            <text:p>0.0440870096626482</text:p>
          </table:table-cell>
          <table:table-cell table:style-name="ce3"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43.4523771762848" calcext:value-type="float">
            <text:p>43.4523771762848</text:p>
          </table:table-cell>
          <table:table-cell table:style-name="ce2" office:value-type="float" office:value="0.984843910393237" calcext:value-type="float">
            <text:p>0.984843910393237</text:p>
          </table:table-cell>
          <table:table-cell table:style-name="ce2" office:value-type="float" office:value="6.15644550323486" calcext:value-type="float">
            <text:p>6.15644550323486</text:p>
          </table:table-cell>
          <table:table-cell table:style-name="ce2" office:value-type="float" office:value="0.197886697154906" calcext:value-type="float">
            <text:p>0.197886697154906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11, 'decision_function_shape': 'ovo', 'degree': 3, 'kernel': 'poly', 'shrinking': True}</text:p>
          </table:table-cell>
          <table:table-cell table:style-name="ce3" office:value-type="float" office:value="0.305422871593144" calcext:value-type="float">
            <text:p>0.305422871593144</text:p>
          </table:table-cell>
          <table:table-cell table:style-name="ce3" office:value-type="float" office:value="0.311691961776279" calcext:value-type="float">
            <text:p>0.311691961776279</text:p>
          </table:table-cell>
          <table:table-cell table:number-columns-repeated="2" table:style-name="ce3" office:value-type="float" office:value="0.311129848229342" calcext:value-type="float">
            <text:p>0.311129848229342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0606777803733" calcext:value-type="float">
            <text:p>0.310606777803733</text:p>
          </table:table-cell>
          <table:table-cell table:style-name="ce3" office:value-type="float" office:value="0.00275375984130525" calcext:value-type="float">
            <text:p>0.00275375984130525</text:p>
          </table:table-cell>
          <table:table-cell table:style-name="ce3"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office:value-type="float" office:value="42.3123995304108" calcext:value-type="float">
            <text:p>42.3123995304108</text:p>
          </table:table-cell>
          <table:table-cell table:style-name="ce2" office:value-type="float" office:value="1.34068687342256" calcext:value-type="float">
            <text:p>1.34068687342256</text:p>
          </table:table-cell>
          <table:table-cell table:style-name="ce2" office:value-type="float" office:value="6.31772422790527" calcext:value-type="float">
            <text:p>6.31772422790527</text:p>
          </table:table-cell>
          <table:table-cell table:style-name="ce2" office:value-type="float" office:value="0.0843374748757075" calcext:value-type="float">
            <text:p>0.0843374748757075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11, 'decision_function_shape': 'ovo', 'degree': 3, 'kernel': 'poly', 'shrinking': False}</text:p>
          </table:table-cell>
          <table:table-cell table:style-name="ce3" office:value-type="float" office:value="0.305422871593144" calcext:value-type="float">
            <text:p>0.305422871593144</text:p>
          </table:table-cell>
          <table:table-cell table:style-name="ce3" office:value-type="float" office:value="0.311691961776279" calcext:value-type="float">
            <text:p>0.311691961776279</text:p>
          </table:table-cell>
          <table:table-cell table:number-columns-repeated="2" table:style-name="ce3" office:value-type="float" office:value="0.311129848229342" calcext:value-type="float">
            <text:p>0.311129848229342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0606777803733" calcext:value-type="float">
            <text:p>0.310606777803733</text:p>
          </table:table-cell>
          <table:table-cell table:style-name="ce3" office:value-type="float" office:value="0.00275375984130525" calcext:value-type="float">
            <text:p>0.00275375984130525</text:p>
          </table:table-cell>
          <table:table-cell table:style-name="ce3"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" office:value-type="float" office:value="44.3567429542542" calcext:value-type="float">
            <text:p>44.3567429542542</text:p>
          </table:table-cell>
          <table:table-cell table:style-name="ce2" office:value-type="float" office:value="1.16897189285905" calcext:value-type="float">
            <text:p>1.16897189285905</text:p>
          </table:table-cell>
          <table:table-cell table:style-name="ce2" office:value-type="float" office:value="6.36737117767334" calcext:value-type="float">
            <text:p>6.36737117767334</text:p>
          </table:table-cell>
          <table:table-cell table:style-name="ce2" office:value-type="float" office:value="0.105081771854207" calcext:value-type="float">
            <text:p>0.10508177185420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11, 'decision_function_shape': 'ovo', 'degree': 4, 'kernel': 'poly', 'shrinking': True}</text:p>
          </table:table-cell>
          <table:table-cell table:style-name="ce3" office:value-type="float" office:value="0.288002247822422" calcext:value-type="float">
            <text:p>0.288002247822422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98369744361" calcext:value-type="float">
            <text:p>0.287898369744361</text:p>
          </table:table-cell>
          <table:table-cell table:style-name="ce3" office:value-type="float" office:value="0.00041537022051061" calcext:value-type="float">
            <text:p>0.00041537022051061</text:p>
          </table:table-cell>
          <table:table-cell table:style-name="ce3"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2" office:value-type="float" office:value="44.8201384067535" calcext:value-type="float">
            <text:p>44.8201384067535</text:p>
          </table:table-cell>
          <table:table-cell table:style-name="ce2" office:value-type="float" office:value="1.28028533100737" calcext:value-type="float">
            <text:p>1.28028533100737</text:p>
          </table:table-cell>
          <table:table-cell table:style-name="ce2" office:value-type="float" office:value="6.38684802055359" calcext:value-type="float">
            <text:p>6.38684802055359</text:p>
          </table:table-cell>
          <table:table-cell table:style-name="ce2" office:value-type="float" office:value="0.166426959267593" calcext:value-type="float">
            <text:p>0.166426959267593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11, 'decision_function_shape': 'ovo', 'degree': 4, 'kernel': 'poly', 'shrinking': False}</text:p>
          </table:table-cell>
          <table:table-cell table:style-name="ce3" office:value-type="float" office:value="0.288002247822422" calcext:value-type="float">
            <text:p>0.288002247822422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98369744361" calcext:value-type="float">
            <text:p>0.287898369744361</text:p>
          </table:table-cell>
          <table:table-cell table:style-name="ce3" office:value-type="float" office:value="0.00041537022051061" calcext:value-type="float">
            <text:p>0.00041537022051061</text:p>
          </table:table-cell>
          <table:table-cell table:style-name="ce3"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float" office:value="44.1864941596985" calcext:value-type="float">
            <text:p>44.1864941596985</text:p>
          </table:table-cell>
          <table:table-cell table:style-name="ce2" office:value-type="float" office:value="0.421757887328533" calcext:value-type="float">
            <text:p>0.421757887328533</text:p>
          </table:table-cell>
          <table:table-cell table:style-name="ce2" office:value-type="float" office:value="6.43956279754639" calcext:value-type="float">
            <text:p>6.43956279754639</text:p>
          </table:table-cell>
          <table:table-cell table:style-name="ce2" office:value-type="float" office:value="0.248641296882111" calcext:value-type="float">
            <text:p>0.248641296882111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11, 'decision_function_shape': 'ovo', 'degree': 5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office:value-type="float" office:value="45.4004121780396" calcext:value-type="float">
            <text:p>45.4004121780396</text:p>
          </table:table-cell>
          <table:table-cell table:style-name="ce2" office:value-type="float" office:value="0.988678785676517" calcext:value-type="float">
            <text:p>0.988678785676517</text:p>
          </table:table-cell>
          <table:table-cell table:style-name="ce2" office:value-type="float" office:value="6.33627862930298" calcext:value-type="float">
            <text:p>6.33627862930298</text:p>
          </table:table-cell>
          <table:table-cell table:style-name="ce2" office:value-type="float" office:value="0.205062436249971" calcext:value-type="float">
            <text:p>0.205062436249971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11, 'decision_function_shape': 'ovo', 'degree': 5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office:value-type="float" office:value="44.3440742969513" calcext:value-type="float">
            <text:p>44.3440742969513</text:p>
          </table:table-cell>
          <table:table-cell table:style-name="ce2" office:value-type="float" office:value="1.0028047800654" calcext:value-type="float">
            <text:p>1.0028047800654</text:p>
          </table:table-cell>
          <table:table-cell table:style-name="ce2" office:value-type="float" office:value="6.40099596977234" calcext:value-type="float">
            <text:p>6.40099596977234</text:p>
          </table:table-cell>
          <table:table-cell table:style-name="ce2" office:value-type="float" office:value="0.132544032984732" calcext:value-type="float">
            <text:p>0.132544032984732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11, 'decision_function_shape': 'ovo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office:value-type="float" office:value="45.7820911407471" calcext:value-type="float">
            <text:p>45.7820911407471</text:p>
          </table:table-cell>
          <table:table-cell table:style-name="ce2" office:value-type="float" office:value="1.143983129257" calcext:value-type="float">
            <text:p>1.143983129257</text:p>
          </table:table-cell>
          <table:table-cell table:style-name="ce2" office:value-type="float" office:value="6.28991522789002" calcext:value-type="float">
            <text:p>6.28991522789002</text:p>
          </table:table-cell>
          <table:table-cell table:style-name="ce2" office:value-type="float" office:value="0.190289473350848" calcext:value-type="float">
            <text:p>0.19028947335084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11, 'decision_function_shape': 'ovo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2" office:value-type="float" office:value="43.8448081016541" calcext:value-type="float">
            <text:p>43.8448081016541</text:p>
          </table:table-cell>
          <table:table-cell table:style-name="ce2" office:value-type="float" office:value="0.972112023764554" calcext:value-type="float">
            <text:p>0.972112023764554</text:p>
          </table:table-cell>
          <table:table-cell table:style-name="ce2" office:value-type="float" office:value="6.30763301849365" calcext:value-type="float">
            <text:p>6.30763301849365</text:p>
          </table:table-cell>
          <table:table-cell table:style-name="ce2" office:value-type="float" office:value="0.195758663222538" calcext:value-type="float">
            <text:p>0.19575866322253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11, 'decision_function_shape': 'ovo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45.4565012454987" calcext:value-type="float">
            <text:p>45.4565012454987</text:p>
          </table:table-cell>
          <table:table-cell table:style-name="ce2" office:value-type="float" office:value="0.894746081051557" calcext:value-type="float">
            <text:p>0.894746081051557</text:p>
          </table:table-cell>
          <table:table-cell table:style-name="ce2" office:value-type="float" office:value="6.26461796760559" calcext:value-type="float">
            <text:p>6.26461796760559</text:p>
          </table:table-cell>
          <table:table-cell table:style-name="ce2" office:value-type="float" office:value="0.201694426722547" calcext:value-type="float">
            <text:p>0.20169442672254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11, 'decision_function_shape': 'ovo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" office:value-type="float" office:value="36.8635971546173" calcext:value-type="float">
            <text:p>36.8635971546173</text:p>
          </table:table-cell>
          <table:table-cell table:style-name="ce2" office:value-type="float" office:value="0.617977628807886" calcext:value-type="float">
            <text:p>0.617977628807886</text:p>
          </table:table-cell>
          <table:table-cell table:style-name="ce2" office:value-type="float" office:value="5.82477035522461" calcext:value-type="float">
            <text:p>5.82477035522461</text:p>
          </table:table-cell>
          <table:table-cell table:style-name="ce2" office:value-type="float" office:value="0.283299678284558" calcext:value-type="float">
            <text:p>0.28329967828455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11, 'decision_function_shape': 'ovr', 'degree': 2, 'kernel': 'poly', 'shrinking': True}</text:p>
          </table:table-cell>
          <table:table-cell table:style-name="ce3" office:value-type="float" office:value="0.436920483281821" calcext:value-type="float">
            <text:p>0.436920483281821</text:p>
          </table:table-cell>
          <table:table-cell table:style-name="ce3" office:value-type="float" office:value="0.528105677346824" calcext:value-type="float">
            <text:p>0.528105677346824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42439572793704" calcext:value-type="float">
            <text:p>0.542439572793704</text:p>
          </table:table-cell>
          <table:table-cell table:style-name="ce3" office:value-type="float" office:value="0.539347948285554" calcext:value-type="float">
            <text:p>0.539347948285554</text:p>
          </table:table-cell>
          <table:table-cell table:style-name="ce3" office:value-type="float" office:value="0.522066502502345" calcext:value-type="float">
            <text:p>0.522066502502345</text:p>
          </table:table-cell>
          <table:table-cell table:style-name="ce3" office:value-type="float" office:value="0.0440870096626482" calcext:value-type="float">
            <text:p>0.0440870096626482</text:p>
          </table:table-cell>
          <table:table-cell table:style-name="ce3"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office:value-type="float" office:value="35.6743558883667" calcext:value-type="float">
            <text:p>35.6743558883667</text:p>
          </table:table-cell>
          <table:table-cell table:style-name="ce2" office:value-type="float" office:value="1.01855570104413" calcext:value-type="float">
            <text:p>1.01855570104413</text:p>
          </table:table-cell>
          <table:table-cell table:style-name="ce2" office:value-type="float" office:value="5.77945098876953" calcext:value-type="float">
            <text:p>5.77945098876953</text:p>
          </table:table-cell>
          <table:table-cell table:style-name="ce2" office:value-type="float" office:value="0.125987612747594" calcext:value-type="float">
            <text:p>0.125987612747594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11, 'decision_function_shape': 'ovr', 'degree': 2, 'kernel': 'poly', 'shrinking': False}</text:p>
          </table:table-cell>
          <table:table-cell table:style-name="ce3" office:value-type="float" office:value="0.436920483281821" calcext:value-type="float">
            <text:p>0.436920483281821</text:p>
          </table:table-cell>
          <table:table-cell table:style-name="ce3" office:value-type="float" office:value="0.528105677346824" calcext:value-type="float">
            <text:p>0.528105677346824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42439572793704" calcext:value-type="float">
            <text:p>0.542439572793704</text:p>
          </table:table-cell>
          <table:table-cell table:style-name="ce3" office:value-type="float" office:value="0.539347948285554" calcext:value-type="float">
            <text:p>0.539347948285554</text:p>
          </table:table-cell>
          <table:table-cell table:style-name="ce3" office:value-type="float" office:value="0.522066502502345" calcext:value-type="float">
            <text:p>0.522066502502345</text:p>
          </table:table-cell>
          <table:table-cell table:style-name="ce3" office:value-type="float" office:value="0.0440870096626482" calcext:value-type="float">
            <text:p>0.0440870096626482</text:p>
          </table:table-cell>
          <table:table-cell table:style-name="ce3"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office:value-type="float" office:value="42.8575355529785" calcext:value-type="float">
            <text:p>42.8575355529785</text:p>
          </table:table-cell>
          <table:table-cell table:style-name="ce2" office:value-type="float" office:value="0.940648562240608" calcext:value-type="float">
            <text:p>0.940648562240608</text:p>
          </table:table-cell>
          <table:table-cell table:style-name="ce2" office:value-type="float" office:value="6.14831027984619" calcext:value-type="float">
            <text:p>6.14831027984619</text:p>
          </table:table-cell>
          <table:table-cell table:style-name="ce2" office:value-type="float" office:value="0.178385620900289" calcext:value-type="float">
            <text:p>0.178385620900289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11, 'decision_function_shape': 'ovr', 'degree': 3, 'kernel': 'poly', 'shrinking': True}</text:p>
          </table:table-cell>
          <table:table-cell table:style-name="ce3" office:value-type="float" office:value="0.305422871593144" calcext:value-type="float">
            <text:p>0.305422871593144</text:p>
          </table:table-cell>
          <table:table-cell table:style-name="ce3" office:value-type="float" office:value="0.311691961776279" calcext:value-type="float">
            <text:p>0.311691961776279</text:p>
          </table:table-cell>
          <table:table-cell table:number-columns-repeated="2" table:style-name="ce3" office:value-type="float" office:value="0.311129848229342" calcext:value-type="float">
            <text:p>0.311129848229342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0606777803733" calcext:value-type="float">
            <text:p>0.310606777803733</text:p>
          </table:table-cell>
          <table:table-cell table:style-name="ce3" office:value-type="float" office:value="0.00275375984130525" calcext:value-type="float">
            <text:p>0.00275375984130525</text:p>
          </table:table-cell>
          <table:table-cell table:style-name="ce3"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2" office:value-type="float" office:value="41.6419419288635" calcext:value-type="float">
            <text:p>41.6419419288635</text:p>
          </table:table-cell>
          <table:table-cell table:style-name="ce2" office:value-type="float" office:value="0.798737025019266" calcext:value-type="float">
            <text:p>0.798737025019266</text:p>
          </table:table-cell>
          <table:table-cell table:style-name="ce2" office:value-type="float" office:value="6.12593288421631" calcext:value-type="float">
            <text:p>6.12593288421631</text:p>
          </table:table-cell>
          <table:table-cell table:style-name="ce2" office:value-type="float" office:value="0.205470728438382" calcext:value-type="float">
            <text:p>0.205470728438382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11, 'decision_function_shape': 'ovr', 'degree': 3, 'kernel': 'poly', 'shrinking': False}</text:p>
          </table:table-cell>
          <table:table-cell table:style-name="ce3" office:value-type="float" office:value="0.305422871593144" calcext:value-type="float">
            <text:p>0.305422871593144</text:p>
          </table:table-cell>
          <table:table-cell table:style-name="ce3" office:value-type="float" office:value="0.311691961776279" calcext:value-type="float">
            <text:p>0.311691961776279</text:p>
          </table:table-cell>
          <table:table-cell table:number-columns-repeated="2" table:style-name="ce3" office:value-type="float" office:value="0.311129848229342" calcext:value-type="float">
            <text:p>0.311129848229342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0606777803733" calcext:value-type="float">
            <text:p>0.310606777803733</text:p>
          </table:table-cell>
          <table:table-cell table:style-name="ce3" office:value-type="float" office:value="0.00275375984130525" calcext:value-type="float">
            <text:p>0.00275375984130525</text:p>
          </table:table-cell>
          <table:table-cell table:style-name="ce3"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float" office:value="43.6389657020569" calcext:value-type="float">
            <text:p>43.6389657020569</text:p>
          </table:table-cell>
          <table:table-cell table:style-name="ce2" office:value-type="float" office:value="1.02571290234284" calcext:value-type="float">
            <text:p>1.02571290234284</text:p>
          </table:table-cell>
          <table:table-cell table:style-name="ce2" office:value-type="float" office:value="6.35616450309753" calcext:value-type="float">
            <text:p>6.35616450309753</text:p>
          </table:table-cell>
          <table:table-cell table:style-name="ce2" office:value-type="float" office:value="0.193283007242718" calcext:value-type="float">
            <text:p>0.193283007242718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11, 'decision_function_shape': 'ovr', 'degree': 4, 'kernel': 'poly', 'shrinking': True}</text:p>
          </table:table-cell>
          <table:table-cell table:style-name="ce3" office:value-type="float" office:value="0.288002247822422" calcext:value-type="float">
            <text:p>0.288002247822422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98369744361" calcext:value-type="float">
            <text:p>0.287898369744361</text:p>
          </table:table-cell>
          <table:table-cell table:style-name="ce3" office:value-type="float" office:value="0.00041537022051061" calcext:value-type="float">
            <text:p>0.00041537022051061</text:p>
          </table:table-cell>
          <table:table-cell table:style-name="ce3"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2" office:value-type="float" office:value="44.4260078907013" calcext:value-type="float">
            <text:p>44.4260078907013</text:p>
          </table:table-cell>
          <table:table-cell table:style-name="ce2" office:value-type="float" office:value="1.08180172137102" calcext:value-type="float">
            <text:p>1.08180172137102</text:p>
          </table:table-cell>
          <table:table-cell table:style-name="ce2" office:value-type="float" office:value="6.2380763053894" calcext:value-type="float">
            <text:p>6.2380763053894</text:p>
          </table:table-cell>
          <table:table-cell table:style-name="ce2" office:value-type="float" office:value="0.222789880616872" calcext:value-type="float">
            <text:p>0.222789880616872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11, 'decision_function_shape': 'ovr', 'degree': 4, 'kernel': 'poly', 'shrinking': False}</text:p>
          </table:table-cell>
          <table:table-cell table:style-name="ce3" office:value-type="float" office:value="0.288002247822422" calcext:value-type="float">
            <text:p>0.288002247822422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98369744361" calcext:value-type="float">
            <text:p>0.287898369744361</text:p>
          </table:table-cell>
          <table:table-cell table:style-name="ce3" office:value-type="float" office:value="0.00041537022051061" calcext:value-type="float">
            <text:p>0.00041537022051061</text:p>
          </table:table-cell>
          <table:table-cell table:style-name="ce3"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2" office:value-type="float" office:value="43.7275120735169" calcext:value-type="float">
            <text:p>43.7275120735169</text:p>
          </table:table-cell>
          <table:table-cell table:style-name="ce2" office:value-type="float" office:value="0.813878535659581" calcext:value-type="float">
            <text:p>0.813878535659581</text:p>
          </table:table-cell>
          <table:table-cell table:style-name="ce2" office:value-type="float" office:value="6.31958346366882" calcext:value-type="float">
            <text:p>6.31958346366882</text:p>
          </table:table-cell>
          <table:table-cell table:style-name="ce2" office:value-type="float" office:value="0.221055965693781" calcext:value-type="float">
            <text:p>0.221055965693781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11, 'decision_function_shape': 'ovr', 'degree': 5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office:value-type="float" office:value="44.8618581295013" calcext:value-type="float">
            <text:p>44.8618581295013</text:p>
          </table:table-cell>
          <table:table-cell table:style-name="ce2" office:value-type="float" office:value="1.03080839035525" calcext:value-type="float">
            <text:p>1.03080839035525</text:p>
          </table:table-cell>
          <table:table-cell table:style-name="ce2" office:value-type="float" office:value="6.29251251220703" calcext:value-type="float">
            <text:p>6.29251251220703</text:p>
          </table:table-cell>
          <table:table-cell table:style-name="ce2" office:value-type="float" office:value="0.21523280656542" calcext:value-type="float">
            <text:p>0.21523280656542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11, 'decision_function_shape': 'ovr', 'degree': 5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office:value-type="float" office:value="44.1761389732361" calcext:value-type="float">
            <text:p>44.1761389732361</text:p>
          </table:table-cell>
          <table:table-cell table:style-name="ce2" office:value-type="float" office:value="0.649153681993601" calcext:value-type="float">
            <text:p>0.649153681993601</text:p>
          </table:table-cell>
          <table:table-cell table:style-name="ce2" office:value-type="float" office:value="6.60807361602783" calcext:value-type="float">
            <text:p>6.60807361602783</text:p>
          </table:table-cell>
          <table:table-cell table:style-name="ce2" office:value-type="float" office:value="0.331913918907377" calcext:value-type="float">
            <text:p>0.331913918907377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11, 'decision_function_shape': 'ovr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float" office:value="45.4197133541107" calcext:value-type="float">
            <text:p>45.4197133541107</text:p>
          </table:table-cell>
          <table:table-cell table:style-name="ce2" office:value-type="float" office:value="1.06477893203807" calcext:value-type="float">
            <text:p>1.06477893203807</text:p>
          </table:table-cell>
          <table:table-cell table:style-name="ce2" office:value-type="float" office:value="6.32724623680115" calcext:value-type="float">
            <text:p>6.32724623680115</text:p>
          </table:table-cell>
          <table:table-cell table:style-name="ce2" office:value-type="float" office:value="0.263169831043784" calcext:value-type="float">
            <text:p>0.263169831043784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11, 'decision_function_shape': 'ovr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2" office:value-type="float" office:value="44.0473318576813" calcext:value-type="float">
            <text:p>44.0473318576813</text:p>
          </table:table-cell>
          <table:table-cell table:style-name="ce2" office:value-type="float" office:value="1.29004266415178" calcext:value-type="float">
            <text:p>1.29004266415178</text:p>
          </table:table-cell>
          <table:table-cell table:style-name="ce2" office:value-type="float" office:value="6.5419602394104" calcext:value-type="float">
            <text:p>6.5419602394104</text:p>
          </table:table-cell>
          <table:table-cell table:style-name="ce2" office:value-type="float" office:value="0.285313712207131" calcext:value-type="float">
            <text:p>0.285313712207131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11, 'decision_function_shape': 'ovr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2" office:value-type="float" office:value="45.5488793373108" calcext:value-type="float">
            <text:p>45.5488793373108</text:p>
          </table:table-cell>
          <table:table-cell table:style-name="ce2" office:value-type="float" office:value="1.2381015184813" calcext:value-type="float">
            <text:p>1.2381015184813</text:p>
          </table:table-cell>
          <table:table-cell table:style-name="ce2" office:value-type="float" office:value="6.44508595466614" calcext:value-type="float">
            <text:p>6.44508595466614</text:p>
          </table:table-cell>
          <table:table-cell table:style-name="ce2" office:value-type="float" office:value="0.155875127546164" calcext:value-type="float">
            <text:p>0.155875127546164</text:p>
          </table:table-cell>
          <table:table-cell table:style-name="ce2" office:value-type="float" office:value="0.109999999403954" calcext:value-type="float">
            <text:p>0.10999999940395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11, 'decision_function_shape': 'ovr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office:value-type="float" office:value="35.3602034568787" calcext:value-type="float">
            <text:p>35.3602034568787</text:p>
          </table:table-cell>
          <table:table-cell table:style-name="ce2" office:value-type="float" office:value="0.848041478036943" calcext:value-type="float">
            <text:p>0.848041478036943</text:p>
          </table:table-cell>
          <table:table-cell table:style-name="ce2" office:value-type="float" office:value="5.54224214553833" calcext:value-type="float">
            <text:p>5.54224214553833</text:p>
          </table:table-cell>
          <table:table-cell table:style-name="ce2" office:value-type="float" office:value="0.234338586001997" calcext:value-type="float">
            <text:p>0.23433858600199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21000001, 'decision_function_shape': 'ovo', 'degree': 2, 'kernel': 'poly', 'shrinking': True}</text:p>
          </table:table-cell>
          <table:table-cell table:style-name="ce3" office:value-type="float" office:value="0.513908401236302" calcext:value-type="float">
            <text:p>0.513908401236302</text:p>
          </table:table-cell>
          <table:table-cell table:style-name="ce3" office:value-type="float" office:value="0.62619449128724" calcext:value-type="float">
            <text:p>0.62619449128724</text:p>
          </table:table-cell>
          <table:table-cell table:style-name="ce3" office:value-type="float" office:value="0.658234963462619" calcext:value-type="float">
            <text:p>0.658234963462619</text:p>
          </table:table-cell>
          <table:table-cell table:style-name="ce3" office:value-type="float" office:value="0.61495222034851" calcext:value-type="float">
            <text:p>0.6149522203485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08852506554175" calcext:value-type="float">
            <text:p>0.608852506554175</text:p>
          </table:table-cell>
          <table:table-cell table:style-name="ce3" office:value-type="float" office:value="0.0495585579099385" calcext:value-type="float">
            <text:p>0.0495585579099385</text:p>
          </table:table-cell>
          <table:table-cell table:style-name="ce3"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2" office:value-type="float" office:value="34.6632023334503" calcext:value-type="float">
            <text:p>34.6632023334503</text:p>
          </table:table-cell>
          <table:table-cell table:style-name="ce2" office:value-type="float" office:value="1.11161353740138" calcext:value-type="float">
            <text:p>1.11161353740138</text:p>
          </table:table-cell>
          <table:table-cell table:style-name="ce2" office:value-type="float" office:value="5.55181641578674" calcext:value-type="float">
            <text:p>5.55181641578674</text:p>
          </table:table-cell>
          <table:table-cell table:style-name="ce2" office:value-type="float" office:value="0.167319552260785" calcext:value-type="float">
            <text:p>0.167319552260785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21000001, 'decision_function_shape': 'ovo', 'degree': 2, 'kernel': 'poly', 'shrinking': False}</text:p>
          </table:table-cell>
          <table:table-cell table:style-name="ce3" office:value-type="float" office:value="0.513908401236302" calcext:value-type="float">
            <text:p>0.513908401236302</text:p>
          </table:table-cell>
          <table:table-cell table:style-name="ce3" office:value-type="float" office:value="0.62619449128724" calcext:value-type="float">
            <text:p>0.62619449128724</text:p>
          </table:table-cell>
          <table:table-cell table:style-name="ce3" office:value-type="float" office:value="0.658234963462619" calcext:value-type="float">
            <text:p>0.658234963462619</text:p>
          </table:table-cell>
          <table:table-cell table:style-name="ce3" office:value-type="float" office:value="0.61495222034851" calcext:value-type="float">
            <text:p>0.6149522203485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08852506554175" calcext:value-type="float">
            <text:p>0.608852506554175</text:p>
          </table:table-cell>
          <table:table-cell table:style-name="ce3" office:value-type="float" office:value="0.0495585579099385" calcext:value-type="float">
            <text:p>0.0495585579099385</text:p>
          </table:table-cell>
          <table:table-cell table:style-name="ce3"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float" office:value="42.5878524780273" calcext:value-type="float">
            <text:p>42.5878524780273</text:p>
          </table:table-cell>
          <table:table-cell table:style-name="ce2" office:value-type="float" office:value="0.318574499476181" calcext:value-type="float">
            <text:p>0.318574499476181</text:p>
          </table:table-cell>
          <table:table-cell table:style-name="ce2" office:value-type="float" office:value="6.18070878982544" calcext:value-type="float">
            <text:p>6.18070878982544</text:p>
          </table:table-cell>
          <table:table-cell table:style-name="ce2" office:value-type="float" office:value="0.192220066958894" calcext:value-type="float">
            <text:p>0.192220066958894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21000001, 'decision_function_shape': 'ovo', 'degree': 3, 'kernel': 'poly', 'shrinking': True}</text:p>
          </table:table-cell>
          <table:table-cell table:style-name="ce3" office:value-type="float" office:value="0.342230963753863" calcext:value-type="float">
            <text:p>0.342230963753863</text:p>
          </table:table-cell>
          <table:table-cell table:style-name="ce3" office:value-type="float" office:value="0.37858347386172" calcext:value-type="float">
            <text:p>0.37858347386172</text:p>
          </table:table-cell>
          <table:table-cell table:style-name="ce3" office:value-type="float" office:value="0.376897133220911" calcext:value-type="float">
            <text:p>0.376897133220911</text:p>
          </table:table-cell>
          <table:table-cell table:style-name="ce3" office:value-type="float" office:value="0.368746486790332" calcext:value-type="float">
            <text:p>0.368746486790332</text:p>
          </table:table-cell>
          <table:table-cell table:style-name="ce3" office:value-type="float" office:value="0.3690275435638" calcext:value-type="float">
            <text:p>0.3690275435638</text:p>
          </table:table-cell>
          <table:table-cell table:style-name="ce3" office:value-type="float" office:value="0.367097120238125" calcext:value-type="float">
            <text:p>0.367097120238125</text:p>
          </table:table-cell>
          <table:table-cell table:style-name="ce3" office:value-type="float" office:value="0.0130594736231494" calcext:value-type="float">
            <text:p>0.0130594736231494</text:p>
          </table:table-cell>
          <table:table-cell table:style-name="ce3"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41.8881546974182" calcext:value-type="float">
            <text:p>41.8881546974182</text:p>
          </table:table-cell>
          <table:table-cell table:style-name="ce2" office:value-type="float" office:value="1.08907605673543" calcext:value-type="float">
            <text:p>1.08907605673543</text:p>
          </table:table-cell>
          <table:table-cell table:style-name="ce2" office:value-type="float" office:value="6.16762537956238" calcext:value-type="float">
            <text:p>6.16762537956238</text:p>
          </table:table-cell>
          <table:table-cell table:style-name="ce2" office:value-type="float" office:value="0.163415170346832" calcext:value-type="float">
            <text:p>0.16341517034683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21000001, 'decision_function_shape': 'ovo', 'degree': 3, 'kernel': 'poly', 'shrinking': False}</text:p>
          </table:table-cell>
          <table:table-cell table:style-name="ce3" office:value-type="float" office:value="0.342230963753863" calcext:value-type="float">
            <text:p>0.342230963753863</text:p>
          </table:table-cell>
          <table:table-cell table:style-name="ce3" office:value-type="float" office:value="0.37858347386172" calcext:value-type="float">
            <text:p>0.37858347386172</text:p>
          </table:table-cell>
          <table:table-cell table:style-name="ce3" office:value-type="float" office:value="0.376897133220911" calcext:value-type="float">
            <text:p>0.376897133220911</text:p>
          </table:table-cell>
          <table:table-cell table:style-name="ce3" office:value-type="float" office:value="0.368746486790332" calcext:value-type="float">
            <text:p>0.368746486790332</text:p>
          </table:table-cell>
          <table:table-cell table:style-name="ce3" office:value-type="float" office:value="0.3690275435638" calcext:value-type="float">
            <text:p>0.3690275435638</text:p>
          </table:table-cell>
          <table:table-cell table:style-name="ce3" office:value-type="float" office:value="0.367097120238125" calcext:value-type="float">
            <text:p>0.367097120238125</text:p>
          </table:table-cell>
          <table:table-cell table:style-name="ce3" office:value-type="float" office:value="0.0130594736231494" calcext:value-type="float">
            <text:p>0.0130594736231494</text:p>
          </table:table-cell>
          <table:table-cell table:style-name="ce3"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office:value-type="float" office:value="44.3907481193543" calcext:value-type="float">
            <text:p>44.3907481193543</text:p>
          </table:table-cell>
          <table:table-cell table:style-name="ce2" office:value-type="float" office:value="1.06423726756292" calcext:value-type="float">
            <text:p>1.06423726756292</text:p>
          </table:table-cell>
          <table:table-cell table:style-name="ce2" office:value-type="float" office:value="6.34230427742004" calcext:value-type="float">
            <text:p>6.34230427742004</text:p>
          </table:table-cell>
          <table:table-cell table:style-name="ce2" office:value-type="float" office:value="0.189524721054432" calcext:value-type="float">
            <text:p>0.18952472105443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21000001, 'decision_function_shape': 'ovo', 'degree': 4, 'kernel': 'poly', 'shrinking': True}</text:p>
          </table:table-cell>
          <table:table-cell table:style-name="ce3" office:value-type="float" office:value="0.298679404327058" calcext:value-type="float">
            <text:p>0.298679404327058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6795952782462" calcext:value-type="float">
            <text:p>0.296795952782462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128236121173" calcext:value-type="float">
            <text:p>0.298128236121173</text:p>
          </table:table-cell>
          <table:table-cell table:style-name="ce3" office:value-type="float" office:value="0.00068334581425574" calcext:value-type="float">
            <text:p>0.00068334581425574</text:p>
          </table:table-cell>
          <table:table-cell table:style-name="ce3"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2" office:value-type="float" office:value="44.8235075950623" calcext:value-type="float">
            <text:p>44.8235075950623</text:p>
          </table:table-cell>
          <table:table-cell table:style-name="ce2" office:value-type="float" office:value="0.827661019387342" calcext:value-type="float">
            <text:p>0.827661019387342</text:p>
          </table:table-cell>
          <table:table-cell table:style-name="ce2" office:value-type="float" office:value="6.33532075881958" calcext:value-type="float">
            <text:p>6.33532075881958</text:p>
          </table:table-cell>
          <table:table-cell table:style-name="ce2" office:value-type="float" office:value="0.240498600156732" calcext:value-type="float">
            <text:p>0.240498600156732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21000001, 'decision_function_shape': 'ovo', 'degree': 4, 'kernel': 'poly', 'shrinking': False}</text:p>
          </table:table-cell>
          <table:table-cell table:style-name="ce3" office:value-type="float" office:value="0.298679404327058" calcext:value-type="float">
            <text:p>0.298679404327058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6795952782462" calcext:value-type="float">
            <text:p>0.296795952782462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128236121173" calcext:value-type="float">
            <text:p>0.298128236121173</text:p>
          </table:table-cell>
          <table:table-cell table:style-name="ce3" office:value-type="float" office:value="0.00068334581425574" calcext:value-type="float">
            <text:p>0.00068334581425574</text:p>
          </table:table-cell>
          <table:table-cell table:style-name="ce3"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44.0103531360626" calcext:value-type="float">
            <text:p>44.0103531360626</text:p>
          </table:table-cell>
          <table:table-cell table:style-name="ce2" office:value-type="float" office:value="0.672269881663116" calcext:value-type="float">
            <text:p>0.672269881663116</text:p>
          </table:table-cell>
          <table:table-cell table:style-name="ce2" office:value-type="float" office:value="6.42806725502014" calcext:value-type="float">
            <text:p>6.42806725502014</text:p>
          </table:table-cell>
          <table:table-cell table:style-name="ce2" office:value-type="float" office:value="0.201585221347897" calcext:value-type="float">
            <text:p>0.20158522134789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21000001, 'decision_function_shape': 'ovo', 'degree': 5, 'kernel': 'poly', 'shrinking': Tru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number-columns-repeated="3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29038384664" calcext:value-type="float">
            <text:p>0.288629038384664</text:p>
          </table:table-cell>
          <table:table-cell table:style-name="ce3" office:value-type="float" office:value="0.000403990391660276" calcext:value-type="float">
            <text:p>0.000403990391660276</text:p>
          </table:table-cell>
          <table:table-cell table:style-name="ce3"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float" office:value="45.4736372947693" calcext:value-type="float">
            <text:p>45.4736372947693</text:p>
          </table:table-cell>
          <table:table-cell table:style-name="ce2" office:value-type="float" office:value="0.899294084421803" calcext:value-type="float">
            <text:p>0.899294084421803</text:p>
          </table:table-cell>
          <table:table-cell table:style-name="ce2" office:value-type="float" office:value="6.43909540176392" calcext:value-type="float">
            <text:p>6.43909540176392</text:p>
          </table:table-cell>
          <table:table-cell table:style-name="ce2" office:value-type="float" office:value="0.190520450139575" calcext:value-type="float">
            <text:p>0.190520450139575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21000001, 'decision_function_shape': 'ovo', 'degree': 5, 'kernel': 'poly', 'shrinking': Fals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number-columns-repeated="3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29038384664" calcext:value-type="float">
            <text:p>0.288629038384664</text:p>
          </table:table-cell>
          <table:table-cell table:style-name="ce3" office:value-type="float" office:value="0.000403990391660276" calcext:value-type="float">
            <text:p>0.000403990391660276</text:p>
          </table:table-cell>
          <table:table-cell table:style-name="ce3"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office:value-type="float" office:value="44.1597309589386" calcext:value-type="float">
            <text:p>44.1597309589386</text:p>
          </table:table-cell>
          <table:table-cell table:style-name="ce2" office:value-type="float" office:value="0.95116412169719" calcext:value-type="float">
            <text:p>0.95116412169719</text:p>
          </table:table-cell>
          <table:table-cell table:style-name="ce2" office:value-type="float" office:value="6.45929617881775" calcext:value-type="float">
            <text:p>6.45929617881775</text:p>
          </table:table-cell>
          <table:table-cell table:style-name="ce2" office:value-type="float" office:value="0.185572411334727" calcext:value-type="float">
            <text:p>0.18557241133472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21000001, 'decision_function_shape': 'ovo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office:value-type="float" office:value="45.9947938919067" calcext:value-type="float">
            <text:p>45.9947938919067</text:p>
          </table:table-cell>
          <table:table-cell table:style-name="ce2" office:value-type="float" office:value="0.884673939613796" calcext:value-type="float">
            <text:p>0.884673939613796</text:p>
          </table:table-cell>
          <table:table-cell table:style-name="ce2" office:value-type="float" office:value="7.0396776676178" calcext:value-type="float">
            <text:p>7.0396776676178</text:p>
          </table:table-cell>
          <table:table-cell table:style-name="ce2" office:value-type="float" office:value="0.272533575028497" calcext:value-type="float">
            <text:p>0.27253357502849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21000001, 'decision_function_shape': 'ovo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office:value-type="float" office:value="44.6789167404175" calcext:value-type="float">
            <text:p>44.6789167404175</text:p>
          </table:table-cell>
          <table:table-cell table:style-name="ce2" office:value-type="float" office:value="0.563696164952752" calcext:value-type="float">
            <text:p>0.563696164952752</text:p>
          </table:table-cell>
          <table:table-cell table:style-name="ce2" office:value-type="float" office:value="6.50380253791809" calcext:value-type="float">
            <text:p>6.50380253791809</text:p>
          </table:table-cell>
          <table:table-cell table:style-name="ce2" office:value-type="float" office:value="0.29292495968144" calcext:value-type="float">
            <text:p>0.29292495968144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21000001, 'decision_function_shape': 'ovo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" office:value-type="float" office:value="46.5714334964752" calcext:value-type="float">
            <text:p>46.5714334964752</text:p>
          </table:table-cell>
          <table:table-cell table:style-name="ce2" office:value-type="float" office:value="1.13343134408514" calcext:value-type="float">
            <text:p>1.13343134408514</text:p>
          </table:table-cell>
          <table:table-cell table:style-name="ce2" office:value-type="float" office:value="6.47403483390808" calcext:value-type="float">
            <text:p>6.47403483390808</text:p>
          </table:table-cell>
          <table:table-cell table:style-name="ce2" office:value-type="float" office:value="0.182007050373141" calcext:value-type="float">
            <text:p>0.182007050373141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21000001, 'decision_function_shape': 'ovo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35.0430404186249" calcext:value-type="float">
            <text:p>35.0430404186249</text:p>
          </table:table-cell>
          <table:table-cell table:style-name="ce2" office:value-type="float" office:value="0.754021188398563" calcext:value-type="float">
            <text:p>0.754021188398563</text:p>
          </table:table-cell>
          <table:table-cell table:style-name="ce2" office:value-type="float" office:value="5.64016962051392" calcext:value-type="float">
            <text:p>5.64016962051392</text:p>
          </table:table-cell>
          <table:table-cell table:style-name="ce2" office:value-type="float" office:value="0.214294282116401" calcext:value-type="float">
            <text:p>0.214294282116401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21000001, 'decision_function_shape': 'ovr', 'degree': 2, 'kernel': 'poly', 'shrinking': True}</text:p>
          </table:table-cell>
          <table:table-cell table:style-name="ce3" office:value-type="float" office:value="0.513908401236302" calcext:value-type="float">
            <text:p>0.513908401236302</text:p>
          </table:table-cell>
          <table:table-cell table:style-name="ce3" office:value-type="float" office:value="0.62619449128724" calcext:value-type="float">
            <text:p>0.62619449128724</text:p>
          </table:table-cell>
          <table:table-cell table:style-name="ce3" office:value-type="float" office:value="0.658234963462619" calcext:value-type="float">
            <text:p>0.658234963462619</text:p>
          </table:table-cell>
          <table:table-cell table:style-name="ce3" office:value-type="float" office:value="0.61495222034851" calcext:value-type="float">
            <text:p>0.6149522203485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08852506554175" calcext:value-type="float">
            <text:p>0.608852506554175</text:p>
          </table:table-cell>
          <table:table-cell table:style-name="ce3" office:value-type="float" office:value="0.0495585579099385" calcext:value-type="float">
            <text:p>0.0495585579099385</text:p>
          </table:table-cell>
          <table:table-cell table:style-name="ce3"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office:value-type="float" office:value="34.727029466629" calcext:value-type="float">
            <text:p>34.727029466629</text:p>
          </table:table-cell>
          <table:table-cell table:style-name="ce2" office:value-type="float" office:value="0.963271791469339" calcext:value-type="float">
            <text:p>0.963271791469339</text:p>
          </table:table-cell>
          <table:table-cell table:style-name="ce2" office:value-type="float" office:value="5.60982732772827" calcext:value-type="float">
            <text:p>5.60982732772827</text:p>
          </table:table-cell>
          <table:table-cell table:style-name="ce2" office:value-type="float" office:value="0.206508066649588" calcext:value-type="float">
            <text:p>0.206508066649588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21000001, 'decision_function_shape': 'ovr', 'degree': 2, 'kernel': 'poly', 'shrinking': False}</text:p>
          </table:table-cell>
          <table:table-cell table:style-name="ce3" office:value-type="float" office:value="0.513908401236302" calcext:value-type="float">
            <text:p>0.513908401236302</text:p>
          </table:table-cell>
          <table:table-cell table:style-name="ce3" office:value-type="float" office:value="0.62619449128724" calcext:value-type="float">
            <text:p>0.62619449128724</text:p>
          </table:table-cell>
          <table:table-cell table:style-name="ce3" office:value-type="float" office:value="0.658234963462619" calcext:value-type="float">
            <text:p>0.658234963462619</text:p>
          </table:table-cell>
          <table:table-cell table:style-name="ce3" office:value-type="float" office:value="0.61495222034851" calcext:value-type="float">
            <text:p>0.6149522203485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08852506554175" calcext:value-type="float">
            <text:p>0.608852506554175</text:p>
          </table:table-cell>
          <table:table-cell table:style-name="ce3" office:value-type="float" office:value="0.0495585579099385" calcext:value-type="float">
            <text:p>0.0495585579099385</text:p>
          </table:table-cell>
          <table:table-cell table:style-name="ce3"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43.768351316452" calcext:value-type="float">
            <text:p>43.768351316452</text:p>
          </table:table-cell>
          <table:table-cell table:style-name="ce2" office:value-type="float" office:value="1.2893193177457" calcext:value-type="float">
            <text:p>1.2893193177457</text:p>
          </table:table-cell>
          <table:table-cell table:style-name="ce2" office:value-type="float" office:value="6.27878952026367" calcext:value-type="float">
            <text:p>6.27878952026367</text:p>
          </table:table-cell>
          <table:table-cell table:style-name="ce2" office:value-type="float" office:value="0.206553813675108" calcext:value-type="float">
            <text:p>0.206553813675108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21000001, 'decision_function_shape': 'ovr', 'degree': 3, 'kernel': 'poly', 'shrinking': True}</text:p>
          </table:table-cell>
          <table:table-cell table:style-name="ce3" office:value-type="float" office:value="0.342230963753863" calcext:value-type="float">
            <text:p>0.342230963753863</text:p>
          </table:table-cell>
          <table:table-cell table:style-name="ce3" office:value-type="float" office:value="0.37858347386172" calcext:value-type="float">
            <text:p>0.37858347386172</text:p>
          </table:table-cell>
          <table:table-cell table:style-name="ce3" office:value-type="float" office:value="0.376897133220911" calcext:value-type="float">
            <text:p>0.376897133220911</text:p>
          </table:table-cell>
          <table:table-cell table:style-name="ce3" office:value-type="float" office:value="0.368746486790332" calcext:value-type="float">
            <text:p>0.368746486790332</text:p>
          </table:table-cell>
          <table:table-cell table:style-name="ce3" office:value-type="float" office:value="0.3690275435638" calcext:value-type="float">
            <text:p>0.3690275435638</text:p>
          </table:table-cell>
          <table:table-cell table:style-name="ce3" office:value-type="float" office:value="0.367097120238125" calcext:value-type="float">
            <text:p>0.367097120238125</text:p>
          </table:table-cell>
          <table:table-cell table:style-name="ce3" office:value-type="float" office:value="0.0130594736231494" calcext:value-type="float">
            <text:p>0.0130594736231494</text:p>
          </table:table-cell>
          <table:table-cell table:style-name="ce3"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office:value-type="float" office:value="42.3710043907166" calcext:value-type="float">
            <text:p>42.3710043907166</text:p>
          </table:table-cell>
          <table:table-cell table:style-name="ce2" office:value-type="float" office:value="0.289133477319607" calcext:value-type="float">
            <text:p>0.289133477319607</text:p>
          </table:table-cell>
          <table:table-cell table:style-name="ce2" office:value-type="float" office:value="6.48159523010254" calcext:value-type="float">
            <text:p>6.48159523010254</text:p>
          </table:table-cell>
          <table:table-cell table:style-name="ce2" office:value-type="float" office:value="0.367586389612569" calcext:value-type="float">
            <text:p>0.367586389612569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21000001, 'decision_function_shape': 'ovr', 'degree': 3, 'kernel': 'poly', 'shrinking': False}</text:p>
          </table:table-cell>
          <table:table-cell table:style-name="ce3" office:value-type="float" office:value="0.342230963753863" calcext:value-type="float">
            <text:p>0.342230963753863</text:p>
          </table:table-cell>
          <table:table-cell table:style-name="ce3" office:value-type="float" office:value="0.37858347386172" calcext:value-type="float">
            <text:p>0.37858347386172</text:p>
          </table:table-cell>
          <table:table-cell table:style-name="ce3" office:value-type="float" office:value="0.376897133220911" calcext:value-type="float">
            <text:p>0.376897133220911</text:p>
          </table:table-cell>
          <table:table-cell table:style-name="ce3" office:value-type="float" office:value="0.368746486790332" calcext:value-type="float">
            <text:p>0.368746486790332</text:p>
          </table:table-cell>
          <table:table-cell table:style-name="ce3" office:value-type="float" office:value="0.3690275435638" calcext:value-type="float">
            <text:p>0.3690275435638</text:p>
          </table:table-cell>
          <table:table-cell table:style-name="ce3" office:value-type="float" office:value="0.367097120238125" calcext:value-type="float">
            <text:p>0.367097120238125</text:p>
          </table:table-cell>
          <table:table-cell table:style-name="ce3" office:value-type="float" office:value="0.0130594736231494" calcext:value-type="float">
            <text:p>0.0130594736231494</text:p>
          </table:table-cell>
          <table:table-cell table:style-name="ce3"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2" office:value-type="float" office:value="44.8652946472168" calcext:value-type="float">
            <text:p>44.8652946472168</text:p>
          </table:table-cell>
          <table:table-cell table:style-name="ce2" office:value-type="float" office:value="1.45740310643982" calcext:value-type="float">
            <text:p>1.45740310643982</text:p>
          </table:table-cell>
          <table:table-cell table:style-name="ce2" office:value-type="float" office:value="6.34484143257141" calcext:value-type="float">
            <text:p>6.34484143257141</text:p>
          </table:table-cell>
          <table:table-cell table:style-name="ce2" office:value-type="float" office:value="0.229295870688759" calcext:value-type="float">
            <text:p>0.229295870688759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21000001, 'decision_function_shape': 'ovr', 'degree': 4, 'kernel': 'poly', 'shrinking': True}</text:p>
          </table:table-cell>
          <table:table-cell table:style-name="ce3" office:value-type="float" office:value="0.298679404327058" calcext:value-type="float">
            <text:p>0.298679404327058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6795952782462" calcext:value-type="float">
            <text:p>0.296795952782462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128236121173" calcext:value-type="float">
            <text:p>0.298128236121173</text:p>
          </table:table-cell>
          <table:table-cell table:style-name="ce3" office:value-type="float" office:value="0.00068334581425574" calcext:value-type="float">
            <text:p>0.00068334581425574</text:p>
          </table:table-cell>
          <table:table-cell table:style-name="ce3"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float" office:value="45.3623215675354" calcext:value-type="float">
            <text:p>45.3623215675354</text:p>
          </table:table-cell>
          <table:table-cell table:style-name="ce2" office:value-type="float" office:value="1.61061061650684" calcext:value-type="float">
            <text:p>1.61061061650684</text:p>
          </table:table-cell>
          <table:table-cell table:style-name="ce2" office:value-type="float" office:value="6.51367793083191" calcext:value-type="float">
            <text:p>6.51367793083191</text:p>
          </table:table-cell>
          <table:table-cell table:style-name="ce2" office:value-type="float" office:value="0.161742366247484" calcext:value-type="float">
            <text:p>0.161742366247484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21000001, 'decision_function_shape': 'ovr', 'degree': 4, 'kernel': 'poly', 'shrinking': False}</text:p>
          </table:table-cell>
          <table:table-cell table:style-name="ce3" office:value-type="float" office:value="0.298679404327058" calcext:value-type="float">
            <text:p>0.298679404327058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6795952782462" calcext:value-type="float">
            <text:p>0.296795952782462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128236121173" calcext:value-type="float">
            <text:p>0.298128236121173</text:p>
          </table:table-cell>
          <table:table-cell table:style-name="ce3" office:value-type="float" office:value="0.00068334581425574" calcext:value-type="float">
            <text:p>0.00068334581425574</text:p>
          </table:table-cell>
          <table:table-cell table:style-name="ce3"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office:value-type="float" office:value="44.2958428382874" calcext:value-type="float">
            <text:p>44.2958428382874</text:p>
          </table:table-cell>
          <table:table-cell table:style-name="ce2" office:value-type="float" office:value="0.753973779079037" calcext:value-type="float">
            <text:p>0.753973779079037</text:p>
          </table:table-cell>
          <table:table-cell table:style-name="ce2" office:value-type="float" office:value="6.50538582801819" calcext:value-type="float">
            <text:p>6.50538582801819</text:p>
          </table:table-cell>
          <table:table-cell table:style-name="ce2" office:value-type="float" office:value="0.23186262018341" calcext:value-type="float">
            <text:p>0.23186262018341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21000001, 'decision_function_shape': 'ovr', 'degree': 5, 'kernel': 'poly', 'shrinking': Tru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number-columns-repeated="3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29038384664" calcext:value-type="float">
            <text:p>0.288629038384664</text:p>
          </table:table-cell>
          <table:table-cell table:style-name="ce3" office:value-type="float" office:value="0.000403990391660276" calcext:value-type="float">
            <text:p>0.000403990391660276</text:p>
          </table:table-cell>
          <table:table-cell table:style-name="ce3"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2" office:value-type="float" office:value="46.3034246444702" calcext:value-type="float">
            <text:p>46.3034246444702</text:p>
          </table:table-cell>
          <table:table-cell table:style-name="ce2" office:value-type="float" office:value="1.04171219026728" calcext:value-type="float">
            <text:p>1.04171219026728</text:p>
          </table:table-cell>
          <table:table-cell table:style-name="ce2" office:value-type="float" office:value="6.3948634147644" calcext:value-type="float">
            <text:p>6.3948634147644</text:p>
          </table:table-cell>
          <table:table-cell table:style-name="ce2" office:value-type="float" office:value="0.227774593942918" calcext:value-type="float">
            <text:p>0.227774593942918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21000001, 'decision_function_shape': 'ovr', 'degree': 5, 'kernel': 'poly', 'shrinking': Fals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number-columns-repeated="3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29038384664" calcext:value-type="float">
            <text:p>0.288629038384664</text:p>
          </table:table-cell>
          <table:table-cell table:style-name="ce3" office:value-type="float" office:value="0.000403990391660276" calcext:value-type="float">
            <text:p>0.000403990391660276</text:p>
          </table:table-cell>
          <table:table-cell table:style-name="ce3"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2" office:value-type="float" office:value="45.9823652267456" calcext:value-type="float">
            <text:p>45.9823652267456</text:p>
          </table:table-cell>
          <table:table-cell table:style-name="ce2" office:value-type="float" office:value="0.861710580150618" calcext:value-type="float">
            <text:p>0.861710580150618</text:p>
          </table:table-cell>
          <table:table-cell table:style-name="ce2" office:value-type="float" office:value="6.5878849029541" calcext:value-type="float">
            <text:p>6.5878849029541</text:p>
          </table:table-cell>
          <table:table-cell table:style-name="ce2" office:value-type="float" office:value="0.252678340667378" calcext:value-type="float">
            <text:p>0.252678340667378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21000001, 'decision_function_shape': 'ovr', 'degree': 6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office:value-type="float" office:value="46.2115365982056" calcext:value-type="float">
            <text:p>46.2115365982056</text:p>
          </table:table-cell>
          <table:table-cell table:style-name="ce2" office:value-type="float" office:value="1.52782304190859" calcext:value-type="float">
            <text:p>1.52782304190859</text:p>
          </table:table-cell>
          <table:table-cell table:style-name="ce2" office:value-type="float" office:value="6.62181606292725" calcext:value-type="float">
            <text:p>6.62181606292725</text:p>
          </table:table-cell>
          <table:table-cell table:style-name="ce2" office:value-type="float" office:value="0.262325186519517" calcext:value-type="float">
            <text:p>0.262325186519517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21000001, 'decision_function_shape': 'ovr', 'degree': 6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float" office:value="44.4830614089966" calcext:value-type="float">
            <text:p>44.4830614089966</text:p>
          </table:table-cell>
          <table:table-cell table:style-name="ce2" office:value-type="float" office:value="0.986602358561925" calcext:value-type="float">
            <text:p>0.986602358561925</text:p>
          </table:table-cell>
          <table:table-cell table:style-name="ce2" office:value-type="float" office:value="6.40357341766358" calcext:value-type="float">
            <text:p>6.40357341766358</text:p>
          </table:table-cell>
          <table:table-cell table:style-name="ce2" office:value-type="float" office:value="0.248097985739894" calcext:value-type="float">
            <text:p>0.248097985739894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21000001, 'decision_function_shape': 'ovr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office:value-type="float" office:value="45.983846616745" calcext:value-type="float">
            <text:p>45.983846616745</text:p>
          </table:table-cell>
          <table:table-cell table:style-name="ce2" office:value-type="float" office:value="1.13511169283498" calcext:value-type="float">
            <text:p>1.13511169283498</text:p>
          </table:table-cell>
          <table:table-cell table:style-name="ce2" office:value-type="float" office:value="6.45911731719971" calcext:value-type="float">
            <text:p>6.45911731719971</text:p>
          </table:table-cell>
          <table:table-cell table:style-name="ce2" office:value-type="float" office:value="0.248375440396976" calcext:value-type="float">
            <text:p>0.248375440396976</text:p>
          </table:table-cell>
          <table:table-cell table:style-name="ce2" office:value-type="float" office:value="0.21000000834465" calcext:value-type="float">
            <text:p>0.2100000083446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21000001, 'decision_function_shape': 'ovr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number-columns-repeated="2"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448710495097" calcext:value-type="float">
            <text:p>0.287448710495097</text:p>
          </table:table-cell>
          <table:table-cell table:style-name="ce3" office:value-type="float" office:value="0.000108934169748275" calcext:value-type="float">
            <text:p>0.000108934169748275</text:p>
          </table:table-cell>
          <table:table-cell table:style-name="ce3"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office:value-type="float" office:value="34.3470272541046" calcext:value-type="float">
            <text:p>34.3470272541046</text:p>
          </table:table-cell>
          <table:table-cell table:style-name="ce2" office:value-type="float" office:value="0.655420995018589" calcext:value-type="float">
            <text:p>0.655420995018589</text:p>
          </table:table-cell>
          <table:table-cell table:style-name="ce2" office:value-type="float" office:value="5.47032480239868" calcext:value-type="float">
            <text:p>5.47032480239868</text:p>
          </table:table-cell>
          <table:table-cell table:style-name="ce2" office:value-type="float" office:value="0.211756555009312" calcext:value-type="float">
            <text:p>0.211756555009312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31, 'decision_function_shape': 'ovo', 'degree': 2, 'kernel': 'poly', 'shrinking': True}</text:p>
          </table:table-cell>
          <table:table-cell table:style-name="ce3" office:value-type="float" office:value="0.568137117167744" calcext:value-type="float">
            <text:p>0.568137117167744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701798763350197" calcext:value-type="float">
            <text:p>0.701798763350197</text:p>
          </table:table-cell>
          <table:table-cell table:style-name="ce3" office:value-type="float" office:value="0.645868465430017" calcext:value-type="float">
            <text:p>0.645868465430017</text:p>
          </table:table-cell>
          <table:table-cell table:style-name="ce3" office:value-type="float" office:value="0.67566048341765" calcext:value-type="float">
            <text:p>0.67566048341765</text:p>
          </table:table-cell>
          <table:table-cell table:style-name="ce3" office:value-type="float" office:value="0.653368851201958" calcext:value-type="float">
            <text:p>0.653368851201958</text:p>
          </table:table-cell>
          <table:table-cell table:style-name="ce3" office:value-type="float" office:value="0.0461465989256644" calcext:value-type="float">
            <text:p>0.0461465989256644</text:p>
          </table:table-cell>
          <table:table-cell table:style-name="ce3"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2" office:value-type="float" office:value="33.516889667511" calcext:value-type="float">
            <text:p>33.516889667511</text:p>
          </table:table-cell>
          <table:table-cell table:style-name="ce2" office:value-type="float" office:value="0.708925633044855" calcext:value-type="float">
            <text:p>0.708925633044855</text:p>
          </table:table-cell>
          <table:table-cell table:style-name="ce2" office:value-type="float" office:value="5.48757395744324" calcext:value-type="float">
            <text:p>5.48757395744324</text:p>
          </table:table-cell>
          <table:table-cell table:style-name="ce2" office:value-type="float" office:value="0.191287534046206" calcext:value-type="float">
            <text:p>0.19128753404620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31, 'decision_function_shape': 'ovo', 'degree': 2, 'kernel': 'poly', 'shrinking': False}</text:p>
          </table:table-cell>
          <table:table-cell table:style-name="ce3" office:value-type="float" office:value="0.568137117167744" calcext:value-type="float">
            <text:p>0.568137117167744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701798763350197" calcext:value-type="float">
            <text:p>0.701798763350197</text:p>
          </table:table-cell>
          <table:table-cell table:style-name="ce3" office:value-type="float" office:value="0.645868465430017" calcext:value-type="float">
            <text:p>0.645868465430017</text:p>
          </table:table-cell>
          <table:table-cell table:style-name="ce3" office:value-type="float" office:value="0.67566048341765" calcext:value-type="float">
            <text:p>0.67566048341765</text:p>
          </table:table-cell>
          <table:table-cell table:style-name="ce3" office:value-type="float" office:value="0.653368851201958" calcext:value-type="float">
            <text:p>0.653368851201958</text:p>
          </table:table-cell>
          <table:table-cell table:style-name="ce3" office:value-type="float" office:value="0.0461465989256644" calcext:value-type="float">
            <text:p>0.0461465989256644</text:p>
          </table:table-cell>
          <table:table-cell table:style-name="ce3"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2" office:value-type="float" office:value="42.3561670780182" calcext:value-type="float">
            <text:p>42.3561670780182</text:p>
          </table:table-cell>
          <table:table-cell table:style-name="ce2" office:value-type="float" office:value="0.736845935632488" calcext:value-type="float">
            <text:p>0.736845935632488</text:p>
          </table:table-cell>
          <table:table-cell table:style-name="ce2" office:value-type="float" office:value="6.22651786804199" calcext:value-type="float">
            <text:p>6.22651786804199</text:p>
          </table:table-cell>
          <table:table-cell table:style-name="ce2" office:value-type="float" office:value="0.201468589409298" calcext:value-type="float">
            <text:p>0.20146858940929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31, 'decision_function_shape': 'ovo', 'degree': 3, 'kernel': 'poly', 'shrinking': True}</text:p>
          </table:table-cell>
          <table:table-cell table:style-name="ce3" office:value-type="float" office:value="0.376229277887047" calcext:value-type="float">
            <text:p>0.376229277887047</text:p>
          </table:table-cell>
          <table:table-cell table:style-name="ce3" office:value-type="float" office:value="0.422147273749297" calcext:value-type="float">
            <text:p>0.422147273749297</text:p>
          </table:table-cell>
          <table:table-cell table:style-name="ce3" office:value-type="float" office:value="0.438729623383924" calcext:value-type="float">
            <text:p>0.438729623383924</text:p>
          </table:table-cell>
          <table:table-cell table:style-name="ce3" office:value-type="float" office:value="0.41849353569421" calcext:value-type="float">
            <text:p>0.41849353569421</text:p>
          </table:table-cell>
          <table:table-cell table:style-name="ce3" office:value-type="float" office:value="0.416807195053401" calcext:value-type="float">
            <text:p>0.416807195053401</text:p>
          </table:table-cell>
          <table:table-cell table:style-name="ce3" office:value-type="float" office:value="0.414481381153576" calcext:value-type="float">
            <text:p>0.414481381153576</text:p>
          </table:table-cell>
          <table:table-cell table:style-name="ce3" office:value-type="float" office:value="0.0206469046552673" calcext:value-type="float">
            <text:p>0.0206469046552673</text:p>
          </table:table-cell>
          <table:table-cell table:style-name="ce3"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float" office:value="41.7614709377289" calcext:value-type="float">
            <text:p>41.7614709377289</text:p>
          </table:table-cell>
          <table:table-cell table:style-name="ce2" office:value-type="float" office:value="0.383661256670102" calcext:value-type="float">
            <text:p>0.383661256670102</text:p>
          </table:table-cell>
          <table:table-cell table:style-name="ce2" office:value-type="float" office:value="6.18654808998108" calcext:value-type="float">
            <text:p>6.18654808998108</text:p>
          </table:table-cell>
          <table:table-cell table:style-name="ce2" office:value-type="float" office:value="0.163023128934316" calcext:value-type="float">
            <text:p>0.16302312893431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31, 'decision_function_shape': 'ovo', 'degree': 3, 'kernel': 'poly', 'shrinking': False}</text:p>
          </table:table-cell>
          <table:table-cell table:style-name="ce3" office:value-type="float" office:value="0.376229277887047" calcext:value-type="float">
            <text:p>0.376229277887047</text:p>
          </table:table-cell>
          <table:table-cell table:style-name="ce3" office:value-type="float" office:value="0.422147273749297" calcext:value-type="float">
            <text:p>0.422147273749297</text:p>
          </table:table-cell>
          <table:table-cell table:style-name="ce3" office:value-type="float" office:value="0.438729623383924" calcext:value-type="float">
            <text:p>0.438729623383924</text:p>
          </table:table-cell>
          <table:table-cell table:style-name="ce3" office:value-type="float" office:value="0.41849353569421" calcext:value-type="float">
            <text:p>0.41849353569421</text:p>
          </table:table-cell>
          <table:table-cell table:style-name="ce3" office:value-type="float" office:value="0.416807195053401" calcext:value-type="float">
            <text:p>0.416807195053401</text:p>
          </table:table-cell>
          <table:table-cell table:style-name="ce3" office:value-type="float" office:value="0.414481381153576" calcext:value-type="float">
            <text:p>0.414481381153576</text:p>
          </table:table-cell>
          <table:table-cell table:style-name="ce3" office:value-type="float" office:value="0.0206469046552673" calcext:value-type="float">
            <text:p>0.0206469046552673</text:p>
          </table:table-cell>
          <table:table-cell table:style-name="ce3"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44.6986260414124" calcext:value-type="float">
            <text:p>44.6986260414124</text:p>
          </table:table-cell>
          <table:table-cell table:style-name="ce2" office:value-type="float" office:value="0.780560524052501" calcext:value-type="float">
            <text:p>0.780560524052501</text:p>
          </table:table-cell>
          <table:table-cell table:style-name="ce2" office:value-type="float" office:value="6.7167263507843" calcext:value-type="float">
            <text:p>6.7167263507843</text:p>
          </table:table-cell>
          <table:table-cell table:style-name="ce2" office:value-type="float" office:value="0.506882813398708" calcext:value-type="float">
            <text:p>0.50688281339870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31, 'decision_function_shape': 'ovo', 'degree': 4, 'kernel': 'poly', 'shrinking': True}</text:p>
          </table:table-cell>
          <table:table-cell table:style-name="ce3" office:value-type="float" office:value="0.309075583028941" calcext:value-type="float">
            <text:p>0.309075583028941</text:p>
          </table:table-cell>
          <table:table-cell table:style-name="ce3" office:value-type="float" office:value="0.316188870151771" calcext:value-type="float">
            <text:p>0.316188870151771</text:p>
          </table:table-cell>
          <table:table-cell table:style-name="ce3" office:value-type="float" office:value="0.315626756604834" calcext:value-type="float">
            <text:p>0.315626756604834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13473351569251" calcext:value-type="float">
            <text:p>0.313473351569251</text:p>
          </table:table-cell>
          <table:table-cell table:style-name="ce3" office:value-type="float" office:value="0.00302393043393121" calcext:value-type="float">
            <text:p>0.00302393043393121</text:p>
          </table:table-cell>
          <table:table-cell table:style-name="ce3"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office:value-type="float" office:value="45.5928850650787" calcext:value-type="float">
            <text:p>45.5928850650787</text:p>
          </table:table-cell>
          <table:table-cell table:style-name="ce2" office:value-type="float" office:value="0.846398380642392" calcext:value-type="float">
            <text:p>0.846398380642392</text:p>
          </table:table-cell>
          <table:table-cell table:style-name="ce2" office:value-type="float" office:value="6.43172011375427" calcext:value-type="float">
            <text:p>6.43172011375427</text:p>
          </table:table-cell>
          <table:table-cell table:style-name="ce2" office:value-type="float" office:value="0.237217257672169" calcext:value-type="float">
            <text:p>0.237217257672169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31, 'decision_function_shape': 'ovo', 'degree': 4, 'kernel': 'poly', 'shrinking': False}</text:p>
          </table:table-cell>
          <table:table-cell table:style-name="ce3" office:value-type="float" office:value="0.309075583028941" calcext:value-type="float">
            <text:p>0.309075583028941</text:p>
          </table:table-cell>
          <table:table-cell table:style-name="ce3" office:value-type="float" office:value="0.316188870151771" calcext:value-type="float">
            <text:p>0.316188870151771</text:p>
          </table:table-cell>
          <table:table-cell table:style-name="ce3" office:value-type="float" office:value="0.315626756604834" calcext:value-type="float">
            <text:p>0.315626756604834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13473351569251" calcext:value-type="float">
            <text:p>0.313473351569251</text:p>
          </table:table-cell>
          <table:table-cell table:style-name="ce3" office:value-type="float" office:value="0.00302393043393121" calcext:value-type="float">
            <text:p>0.00302393043393121</text:p>
          </table:table-cell>
          <table:table-cell table:style-name="ce3"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2" office:value-type="float" office:value="45.0004613876343" calcext:value-type="float">
            <text:p>45.0004613876343</text:p>
          </table:table-cell>
          <table:table-cell table:style-name="ce2" office:value-type="float" office:value="0.549255816873886" calcext:value-type="float">
            <text:p>0.549255816873886</text:p>
          </table:table-cell>
          <table:table-cell table:style-name="ce2" office:value-type="float" office:value="6.45646753311157" calcext:value-type="float">
            <text:p>6.45646753311157</text:p>
          </table:table-cell>
          <table:table-cell table:style-name="ce2" office:value-type="float" office:value="0.199423570708634" calcext:value-type="float">
            <text:p>0.199423570708634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31, 'decision_function_shape': 'ovo', 'degree': 5, 'kernel': 'poly', 'shrinking': True}</text:p>
          </table:table-cell>
          <table:table-cell table:style-name="ce3" office:value-type="float" office:value="0.292778870469233" calcext:value-type="float">
            <text:p>0.292778870469233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style-name="ce3" office:value-type="float" office:value="0.290612703766161" calcext:value-type="float">
            <text:p>0.290612703766161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188910742718" calcext:value-type="float">
            <text:p>0.29188910742718</text:p>
          </table:table-cell>
          <table:table-cell table:style-name="ce3" office:value-type="float" office:value="0.000999848790248558" calcext:value-type="float">
            <text:p>0.000999848790248558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office:value-type="float" office:value="46.2946596622467" calcext:value-type="float">
            <text:p>46.2946596622467</text:p>
          </table:table-cell>
          <table:table-cell table:style-name="ce2" office:value-type="float" office:value="0.761023921125338" calcext:value-type="float">
            <text:p>0.761023921125338</text:p>
          </table:table-cell>
          <table:table-cell table:style-name="ce2" office:value-type="float" office:value="6.50722103118897" calcext:value-type="float">
            <text:p>6.50722103118897</text:p>
          </table:table-cell>
          <table:table-cell table:style-name="ce2" office:value-type="float" office:value="0.350675125492825" calcext:value-type="float">
            <text:p>0.350675125492825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31, 'decision_function_shape': 'ovo', 'degree': 5, 'kernel': 'poly', 'shrinking': False}</text:p>
          </table:table-cell>
          <table:table-cell table:style-name="ce3" office:value-type="float" office:value="0.292778870469233" calcext:value-type="float">
            <text:p>0.292778870469233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style-name="ce3" office:value-type="float" office:value="0.290612703766161" calcext:value-type="float">
            <text:p>0.290612703766161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188910742718" calcext:value-type="float">
            <text:p>0.29188910742718</text:p>
          </table:table-cell>
          <table:table-cell table:style-name="ce3" office:value-type="float" office:value="0.000999848790248558" calcext:value-type="float">
            <text:p>0.000999848790248558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45.6178906440735" calcext:value-type="float">
            <text:p>45.6178906440735</text:p>
          </table:table-cell>
          <table:table-cell table:style-name="ce2" office:value-type="float" office:value="0.714450401482001" calcext:value-type="float">
            <text:p>0.714450401482001</text:p>
          </table:table-cell>
          <table:table-cell table:style-name="ce2" office:value-type="float" office:value="6.57712864875794" calcext:value-type="float">
            <text:p>6.57712864875794</text:p>
          </table:table-cell>
          <table:table-cell table:style-name="ce2" office:value-type="float" office:value="0.194696086716126" calcext:value-type="float">
            <text:p>0.19469608671612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31, 'decision_function_shape': 'ovo', 'degree': 6, 'kernel': 'poly', 'shrinking': Tru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57282702997" calcext:value-type="float">
            <text:p>0.28857282702997</text:p>
          </table:table-cell>
          <table:table-cell table:style-name="ce3" office:value-type="float" office:value="0.000453448318062495" calcext:value-type="float">
            <text:p>0.000453448318062495</text:p>
          </table:table-cell>
          <table:table-cell table:style-name="ce3"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2" office:value-type="float" office:value="47.738555765152" calcext:value-type="float">
            <text:p>47.738555765152</text:p>
          </table:table-cell>
          <table:table-cell table:style-name="ce2" office:value-type="float" office:value="0.831856987522031" calcext:value-type="float">
            <text:p>0.831856987522031</text:p>
          </table:table-cell>
          <table:table-cell table:style-name="ce2" office:value-type="float" office:value="6.61536736488342" calcext:value-type="float">
            <text:p>6.61536736488342</text:p>
          </table:table-cell>
          <table:table-cell table:style-name="ce2" office:value-type="float" office:value="0.167378604862469" calcext:value-type="float">
            <text:p>0.167378604862469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31, 'decision_function_shape': 'ovo', 'degree': 6, 'kernel': 'poly', 'shrinking': Fals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57282702997" calcext:value-type="float">
            <text:p>0.28857282702997</text:p>
          </table:table-cell>
          <table:table-cell table:style-name="ce3" office:value-type="float" office:value="0.000453448318062495" calcext:value-type="float">
            <text:p>0.000453448318062495</text:p>
          </table:table-cell>
          <table:table-cell table:style-name="ce3"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office:value-type="float" office:value="44.6019211292267" calcext:value-type="float">
            <text:p>44.6019211292267</text:p>
          </table:table-cell>
          <table:table-cell table:style-name="ce2" office:value-type="float" office:value="0.624254752660466" calcext:value-type="float">
            <text:p>0.624254752660466</text:p>
          </table:table-cell>
          <table:table-cell table:style-name="ce2" office:value-type="float" office:value="6.73631200790405" calcext:value-type="float">
            <text:p>6.73631200790405</text:p>
          </table:table-cell>
          <table:table-cell table:style-name="ce2" office:value-type="float" office:value="0.215904090428051" calcext:value-type="float">
            <text:p>0.215904090428051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31, 'decision_function_shape': 'ovo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office:value-type="float" office:value="46.5965235233307" calcext:value-type="float">
            <text:p>46.5965235233307</text:p>
          </table:table-cell>
          <table:table-cell table:style-name="ce2" office:value-type="float" office:value="1.03055118429163" calcext:value-type="float">
            <text:p>1.03055118429163</text:p>
          </table:table-cell>
          <table:table-cell table:style-name="ce2" office:value-type="float" office:value="6.36065530776978" calcext:value-type="float">
            <text:p>6.36065530776978</text:p>
          </table:table-cell>
          <table:table-cell table:style-name="ce2" office:value-type="float" office:value="0.220416442717575" calcext:value-type="float">
            <text:p>0.220416442717575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31, 'decision_function_shape': 'ovo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office:value-type="float" office:value="34.5687599182129" calcext:value-type="float">
            <text:p>34.5687599182129</text:p>
          </table:table-cell>
          <table:table-cell table:style-name="ce2" office:value-type="float" office:value="0.737964869120749" calcext:value-type="float">
            <text:p>0.737964869120749</text:p>
          </table:table-cell>
          <table:table-cell table:style-name="ce2" office:value-type="float" office:value="5.49442238807678" calcext:value-type="float">
            <text:p>5.49442238807678</text:p>
          </table:table-cell>
          <table:table-cell table:style-name="ce2" office:value-type="float" office:value="0.180584506316831" calcext:value-type="float">
            <text:p>0.180584506316831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31, 'decision_function_shape': 'ovr', 'degree': 2, 'kernel': 'poly', 'shrinking': True}</text:p>
          </table:table-cell>
          <table:table-cell table:style-name="ce3" office:value-type="float" office:value="0.568137117167744" calcext:value-type="float">
            <text:p>0.568137117167744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701798763350197" calcext:value-type="float">
            <text:p>0.701798763350197</text:p>
          </table:table-cell>
          <table:table-cell table:style-name="ce3" office:value-type="float" office:value="0.645868465430017" calcext:value-type="float">
            <text:p>0.645868465430017</text:p>
          </table:table-cell>
          <table:table-cell table:style-name="ce3" office:value-type="float" office:value="0.67566048341765" calcext:value-type="float">
            <text:p>0.67566048341765</text:p>
          </table:table-cell>
          <table:table-cell table:style-name="ce3" office:value-type="float" office:value="0.653368851201958" calcext:value-type="float">
            <text:p>0.653368851201958</text:p>
          </table:table-cell>
          <table:table-cell table:style-name="ce3" office:value-type="float" office:value="0.0461465989256644" calcext:value-type="float">
            <text:p>0.0461465989256644</text:p>
          </table:table-cell>
          <table:table-cell table:style-name="ce3"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34.1696848869324" calcext:value-type="float">
            <text:p>34.1696848869324</text:p>
          </table:table-cell>
          <table:table-cell table:style-name="ce2" office:value-type="float" office:value="1.05727123331378" calcext:value-type="float">
            <text:p>1.05727123331378</text:p>
          </table:table-cell>
          <table:table-cell table:style-name="ce2" office:value-type="float" office:value="5.45642151832581" calcext:value-type="float">
            <text:p>5.45642151832581</text:p>
          </table:table-cell>
          <table:table-cell table:style-name="ce2" office:value-type="float" office:value="0.138741830163611" calcext:value-type="float">
            <text:p>0.138741830163611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31, 'decision_function_shape': 'ovr', 'degree': 2, 'kernel': 'poly', 'shrinking': False}</text:p>
          </table:table-cell>
          <table:table-cell table:style-name="ce3" office:value-type="float" office:value="0.568137117167744" calcext:value-type="float">
            <text:p>0.568137117167744</text:p>
          </table:table-cell>
          <table:table-cell table:style-name="ce3" office:value-type="float" office:value="0.675379426644182" calcext:value-type="float">
            <text:p>0.675379426644182</text:p>
          </table:table-cell>
          <table:table-cell table:style-name="ce3" office:value-type="float" office:value="0.701798763350197" calcext:value-type="float">
            <text:p>0.701798763350197</text:p>
          </table:table-cell>
          <table:table-cell table:style-name="ce3" office:value-type="float" office:value="0.645868465430017" calcext:value-type="float">
            <text:p>0.645868465430017</text:p>
          </table:table-cell>
          <table:table-cell table:style-name="ce3" office:value-type="float" office:value="0.67566048341765" calcext:value-type="float">
            <text:p>0.67566048341765</text:p>
          </table:table-cell>
          <table:table-cell table:style-name="ce3" office:value-type="float" office:value="0.653368851201958" calcext:value-type="float">
            <text:p>0.653368851201958</text:p>
          </table:table-cell>
          <table:table-cell table:style-name="ce3" office:value-type="float" office:value="0.0461465989256644" calcext:value-type="float">
            <text:p>0.0461465989256644</text:p>
          </table:table-cell>
          <table:table-cell table:style-name="ce3"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2" office:value-type="float" office:value="42.8641179561615" calcext:value-type="float">
            <text:p>42.8641179561615</text:p>
          </table:table-cell>
          <table:table-cell table:style-name="ce2" office:value-type="float" office:value="0.550362944604804" calcext:value-type="float">
            <text:p>0.550362944604804</text:p>
          </table:table-cell>
          <table:table-cell table:style-name="ce2" office:value-type="float" office:value="6.15921950340271" calcext:value-type="float">
            <text:p>6.15921950340271</text:p>
          </table:table-cell>
          <table:table-cell table:style-name="ce2" office:value-type="float" office:value="0.297326901899786" calcext:value-type="float">
            <text:p>0.29732690189978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31, 'decision_function_shape': 'ovr', 'degree': 3, 'kernel': 'poly', 'shrinking': True}</text:p>
          </table:table-cell>
          <table:table-cell table:style-name="ce3" office:value-type="float" office:value="0.376229277887047" calcext:value-type="float">
            <text:p>0.376229277887047</text:p>
          </table:table-cell>
          <table:table-cell table:style-name="ce3" office:value-type="float" office:value="0.422147273749297" calcext:value-type="float">
            <text:p>0.422147273749297</text:p>
          </table:table-cell>
          <table:table-cell table:style-name="ce3" office:value-type="float" office:value="0.438729623383924" calcext:value-type="float">
            <text:p>0.438729623383924</text:p>
          </table:table-cell>
          <table:table-cell table:style-name="ce3" office:value-type="float" office:value="0.41849353569421" calcext:value-type="float">
            <text:p>0.41849353569421</text:p>
          </table:table-cell>
          <table:table-cell table:style-name="ce3" office:value-type="float" office:value="0.416807195053401" calcext:value-type="float">
            <text:p>0.416807195053401</text:p>
          </table:table-cell>
          <table:table-cell table:style-name="ce3" office:value-type="float" office:value="0.414481381153576" calcext:value-type="float">
            <text:p>0.414481381153576</text:p>
          </table:table-cell>
          <table:table-cell table:style-name="ce3" office:value-type="float" office:value="0.0206469046552673" calcext:value-type="float">
            <text:p>0.0206469046552673</text:p>
          </table:table-cell>
          <table:table-cell table:style-name="ce3"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office:value-type="float" office:value="41.9885722637177" calcext:value-type="float">
            <text:p>41.9885722637177</text:p>
          </table:table-cell>
          <table:table-cell table:style-name="ce2" office:value-type="float" office:value="0.786198678757127" calcext:value-type="float">
            <text:p>0.786198678757127</text:p>
          </table:table-cell>
          <table:table-cell table:style-name="ce2" office:value-type="float" office:value="6.23092603683472" calcext:value-type="float">
            <text:p>6.23092603683472</text:p>
          </table:table-cell>
          <table:table-cell table:style-name="ce2" office:value-type="float" office:value="0.190562633813078" calcext:value-type="float">
            <text:p>0.19056263381307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31, 'decision_function_shape': 'ovr', 'degree': 3, 'kernel': 'poly', 'shrinking': False}</text:p>
          </table:table-cell>
          <table:table-cell table:style-name="ce3" office:value-type="float" office:value="0.376229277887047" calcext:value-type="float">
            <text:p>0.376229277887047</text:p>
          </table:table-cell>
          <table:table-cell table:style-name="ce3" office:value-type="float" office:value="0.422147273749297" calcext:value-type="float">
            <text:p>0.422147273749297</text:p>
          </table:table-cell>
          <table:table-cell table:style-name="ce3" office:value-type="float" office:value="0.438729623383924" calcext:value-type="float">
            <text:p>0.438729623383924</text:p>
          </table:table-cell>
          <table:table-cell table:style-name="ce3" office:value-type="float" office:value="0.41849353569421" calcext:value-type="float">
            <text:p>0.41849353569421</text:p>
          </table:table-cell>
          <table:table-cell table:style-name="ce3" office:value-type="float" office:value="0.416807195053401" calcext:value-type="float">
            <text:p>0.416807195053401</text:p>
          </table:table-cell>
          <table:table-cell table:style-name="ce3" office:value-type="float" office:value="0.414481381153576" calcext:value-type="float">
            <text:p>0.414481381153576</text:p>
          </table:table-cell>
          <table:table-cell table:style-name="ce3" office:value-type="float" office:value="0.0206469046552673" calcext:value-type="float">
            <text:p>0.0206469046552673</text:p>
          </table:table-cell>
          <table:table-cell table:style-name="ce3"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2" office:value-type="float" office:value="44.4356810092926" calcext:value-type="float">
            <text:p>44.4356810092926</text:p>
          </table:table-cell>
          <table:table-cell table:style-name="ce2" office:value-type="float" office:value="1.28415136813184" calcext:value-type="float">
            <text:p>1.28415136813184</text:p>
          </table:table-cell>
          <table:table-cell table:style-name="ce2" office:value-type="float" office:value="6.34322791099548" calcext:value-type="float">
            <text:p>6.34322791099548</text:p>
          </table:table-cell>
          <table:table-cell table:style-name="ce2" office:value-type="float" office:value="0.165259905024503" calcext:value-type="float">
            <text:p>0.165259905024503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31, 'decision_function_shape': 'ovr', 'degree': 4, 'kernel': 'poly', 'shrinking': True}</text:p>
          </table:table-cell>
          <table:table-cell table:style-name="ce3" office:value-type="float" office:value="0.309075583028941" calcext:value-type="float">
            <text:p>0.309075583028941</text:p>
          </table:table-cell>
          <table:table-cell table:style-name="ce3" office:value-type="float" office:value="0.316188870151771" calcext:value-type="float">
            <text:p>0.316188870151771</text:p>
          </table:table-cell>
          <table:table-cell table:style-name="ce3" office:value-type="float" office:value="0.315626756604834" calcext:value-type="float">
            <text:p>0.315626756604834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13473351569251" calcext:value-type="float">
            <text:p>0.313473351569251</text:p>
          </table:table-cell>
          <table:table-cell table:style-name="ce3" office:value-type="float" office:value="0.00302393043393121" calcext:value-type="float">
            <text:p>0.00302393043393121</text:p>
          </table:table-cell>
          <table:table-cell table:style-name="ce3"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2" office:value-type="float" office:value="44.5127153396606" calcext:value-type="float">
            <text:p>44.5127153396606</text:p>
          </table:table-cell>
          <table:table-cell table:style-name="ce2" office:value-type="float" office:value="0.711865241781349" calcext:value-type="float">
            <text:p>0.711865241781349</text:p>
          </table:table-cell>
          <table:table-cell table:style-name="ce2" office:value-type="float" office:value="6.41392068862915" calcext:value-type="float">
            <text:p>6.41392068862915</text:p>
          </table:table-cell>
          <table:table-cell table:style-name="ce2" office:value-type="float" office:value="0.209359222486686" calcext:value-type="float">
            <text:p>0.209359222486686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31, 'decision_function_shape': 'ovr', 'degree': 4, 'kernel': 'poly', 'shrinking': False}</text:p>
          </table:table-cell>
          <table:table-cell table:style-name="ce3" office:value-type="float" office:value="0.309075583028941" calcext:value-type="float">
            <text:p>0.309075583028941</text:p>
          </table:table-cell>
          <table:table-cell table:style-name="ce3" office:value-type="float" office:value="0.316188870151771" calcext:value-type="float">
            <text:p>0.316188870151771</text:p>
          </table:table-cell>
          <table:table-cell table:style-name="ce3" office:value-type="float" office:value="0.315626756604834" calcext:value-type="float">
            <text:p>0.315626756604834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13473351569251" calcext:value-type="float">
            <text:p>0.313473351569251</text:p>
          </table:table-cell>
          <table:table-cell table:style-name="ce3" office:value-type="float" office:value="0.00302393043393121" calcext:value-type="float">
            <text:p>0.00302393043393121</text:p>
          </table:table-cell>
          <table:table-cell table:style-name="ce3"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44.2827773094177" calcext:value-type="float">
            <text:p>44.2827773094177</text:p>
          </table:table-cell>
          <table:table-cell table:style-name="ce2" office:value-type="float" office:value="1.0912287260381" calcext:value-type="float">
            <text:p>1.0912287260381</text:p>
          </table:table-cell>
          <table:table-cell table:style-name="ce2" office:value-type="float" office:value="6.43863062858582" calcext:value-type="float">
            <text:p>6.43863062858582</text:p>
          </table:table-cell>
          <table:table-cell table:style-name="ce2" office:value-type="float" office:value="0.212201454989152" calcext:value-type="float">
            <text:p>0.212201454989152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31, 'decision_function_shape': 'ovr', 'degree': 5, 'kernel': 'poly', 'shrinking': True}</text:p>
          </table:table-cell>
          <table:table-cell table:style-name="ce3" office:value-type="float" office:value="0.292778870469233" calcext:value-type="float">
            <text:p>0.292778870469233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style-name="ce3" office:value-type="float" office:value="0.290612703766161" calcext:value-type="float">
            <text:p>0.290612703766161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188910742718" calcext:value-type="float">
            <text:p>0.29188910742718</text:p>
          </table:table-cell>
          <table:table-cell table:style-name="ce3" office:value-type="float" office:value="0.000999848790248558" calcext:value-type="float">
            <text:p>0.000999848790248558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office:value-type="float" office:value="45.9094900608063" calcext:value-type="float">
            <text:p>45.9094900608063</text:p>
          </table:table-cell>
          <table:table-cell table:style-name="ce2" office:value-type="float" office:value="1.18928948400767" calcext:value-type="float">
            <text:p>1.18928948400767</text:p>
          </table:table-cell>
          <table:table-cell table:style-name="ce2" office:value-type="float" office:value="6.39166054725647" calcext:value-type="float">
            <text:p>6.39166054725647</text:p>
          </table:table-cell>
          <table:table-cell table:style-name="ce2" office:value-type="float" office:value="0.166779227141389" calcext:value-type="float">
            <text:p>0.166779227141389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31, 'decision_function_shape': 'ovr', 'degree': 5, 'kernel': 'poly', 'shrinking': False}</text:p>
          </table:table-cell>
          <table:table-cell table:style-name="ce3" office:value-type="float" office:value="0.292778870469233" calcext:value-type="float">
            <text:p>0.292778870469233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style-name="ce3" office:value-type="float" office:value="0.290612703766161" calcext:value-type="float">
            <text:p>0.290612703766161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188910742718" calcext:value-type="float">
            <text:p>0.29188910742718</text:p>
          </table:table-cell>
          <table:table-cell table:style-name="ce3" office:value-type="float" office:value="0.000999848790248558" calcext:value-type="float">
            <text:p>0.000999848790248558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office:value-type="float" office:value="44.2791825771332" calcext:value-type="float">
            <text:p>44.2791825771332</text:p>
          </table:table-cell>
          <table:table-cell table:style-name="ce2" office:value-type="float" office:value="1.03990791535252" calcext:value-type="float">
            <text:p>1.03990791535252</text:p>
          </table:table-cell>
          <table:table-cell table:style-name="ce2" office:value-type="float" office:value="6.3602433681488" calcext:value-type="float">
            <text:p>6.3602433681488</text:p>
          </table:table-cell>
          <table:table-cell table:style-name="ce2" office:value-type="float" office:value="0.175726334276835" calcext:value-type="float">
            <text:p>0.175726334276835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31, 'decision_function_shape': 'ovr', 'degree': 6, 'kernel': 'poly', 'shrinking': Tru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57282702997" calcext:value-type="float">
            <text:p>0.28857282702997</text:p>
          </table:table-cell>
          <table:table-cell table:style-name="ce3" office:value-type="float" office:value="0.000453448318062495" calcext:value-type="float">
            <text:p>0.000453448318062495</text:p>
          </table:table-cell>
          <table:table-cell table:style-name="ce3"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office:value-type="float" office:value="46.5338781833649" calcext:value-type="float">
            <text:p>46.5338781833649</text:p>
          </table:table-cell>
          <table:table-cell table:style-name="ce2" office:value-type="float" office:value="0.882685568900686" calcext:value-type="float">
            <text:p>0.882685568900686</text:p>
          </table:table-cell>
          <table:table-cell table:style-name="ce2" office:value-type="float" office:value="6.53135061264038" calcext:value-type="float">
            <text:p>6.53135061264038</text:p>
          </table:table-cell>
          <table:table-cell table:style-name="ce2" office:value-type="float" office:value="0.203575938852792" calcext:value-type="float">
            <text:p>0.203575938852792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31, 'decision_function_shape': 'ovr', 'degree': 6, 'kernel': 'poly', 'shrinking': False}</text:p>
          </table:table-cell>
          <table:table-cell table:style-name="ce3" office:value-type="float" office:value="0.28940713683619" calcext:value-type="float">
            <text:p>0.2894071368361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57282702997" calcext:value-type="float">
            <text:p>0.28857282702997</text:p>
          </table:table-cell>
          <table:table-cell table:style-name="ce3" office:value-type="float" office:value="0.000453448318062495" calcext:value-type="float">
            <text:p>0.000453448318062495</text:p>
          </table:table-cell>
          <table:table-cell table:style-name="ce3"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office:value-type="float" office:value="44.7131562709808" calcext:value-type="float">
            <text:p>44.7131562709808</text:p>
          </table:table-cell>
          <table:table-cell table:style-name="ce2" office:value-type="float" office:value="1.095486848635" calcext:value-type="float">
            <text:p>1.095486848635</text:p>
          </table:table-cell>
          <table:table-cell table:style-name="ce2" office:value-type="float" office:value="6.47789287567139" calcext:value-type="float">
            <text:p>6.47789287567139</text:p>
          </table:table-cell>
          <table:table-cell table:style-name="ce2" office:value-type="float" office:value="0.19639745652368" calcext:value-type="float">
            <text:p>0.19639745652368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31, 'decision_function_shape': 'ovr', 'degree': 7, 'kernel': 'poly', 'shrinking': Tru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float" office:value="45.1880301475525" calcext:value-type="float">
            <text:p>45.1880301475525</text:p>
          </table:table-cell>
          <table:table-cell table:style-name="ce2" office:value-type="float" office:value="0.915016190686134" calcext:value-type="float">
            <text:p>0.915016190686134</text:p>
          </table:table-cell>
          <table:table-cell table:style-name="ce2" office:value-type="float" office:value="6.28294496536255" calcext:value-type="float">
            <text:p>6.28294496536255</text:p>
          </table:table-cell>
          <table:table-cell table:style-name="ce2" office:value-type="float" office:value="0.178453986686327" calcext:value-type="float">
            <text:p>0.178453986686327</text:p>
          </table:table-cell>
          <table:table-cell table:style-name="ce2" office:value-type="float" office:value="0.310000002384186" calcext:value-type="float">
            <text:p>0.3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31, 'decision_function_shape': 'ovr', 'degree': 7, 'kernel': 'poly', 'shrinking': False}</text:p>
          </table:table-cell>
          <table:table-cell table:style-name="ce3" office:value-type="float" office:value="0.287440292216915" calcext:value-type="float">
            <text:p>0.287440292216915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802136031478" calcext:value-type="float">
            <text:p>0.287802136031478</text:p>
          </table:table-cell>
          <table:table-cell table:style-name="ce3" office:value-type="float" office:value="0.287240022484542" calcext:value-type="float">
            <text:p>0.287240022484542</text:p>
          </table:table-cell>
          <table:table-cell table:style-name="ce3" office:value-type="float" office:value="0.28752107925801" calcext:value-type="float">
            <text:p>0.28752107925801</text:p>
          </table:table-cell>
          <table:table-cell table:style-name="ce3" office:value-type="float" office:value="0.287504921849791" calcext:value-type="float">
            <text:p>0.287504921849791</text:p>
          </table:table-cell>
          <table:table-cell table:style-name="ce3" office:value-type="float" office:value="0.000180669342519362" calcext:value-type="float">
            <text:p>0.000180669342519362</text:p>
          </table:table-cell>
          <table:table-cell table:style-name="ce3" office:value-type="float" office:value="677" calcext:value-type="float">
            <text:p>677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office:value-type="float" office:value="33.336682510376" calcext:value-type="float">
            <text:p>33.336682510376</text:p>
          </table:table-cell>
          <table:table-cell table:style-name="ce2" office:value-type="float" office:value="0.742395965499857" calcext:value-type="float">
            <text:p>0.742395965499857</text:p>
          </table:table-cell>
          <table:table-cell table:style-name="ce2" office:value-type="float" office:value="5.32498326301575" calcext:value-type="float">
            <text:p>5.32498326301575</text:p>
          </table:table-cell>
          <table:table-cell table:style-name="ce2" office:value-type="float" office:value="0.19520933368312" calcext:value-type="float">
            <text:p>0.19520933368312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41, 'decision_function_shape': 'ovo', 'degree': 2, 'kernel': 'poly', 'shrinking': True}</text:p>
          </table:table-cell>
          <table:table-cell table:style-name="ce3" office:value-type="float" office:value="0.603821298117449" calcext:value-type="float">
            <text:p>0.60382129811744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36649803260259" calcext:value-type="float">
            <text:p>0.736649803260259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695615514333896" calcext:value-type="float">
            <text:p>0.695615514333896</text:p>
          </table:table-cell>
          <table:table-cell table:style-name="ce3" office:value-type="float" office:value="0.681247677273855" calcext:value-type="float">
            <text:p>0.681247677273855</text:p>
          </table:table-cell>
          <table:table-cell table:style-name="ce3" office:value-type="float" office:value="0.0448622243204721" calcext:value-type="float">
            <text:p>0.0448622243204721</text:p>
          </table:table-cell>
          <table:table-cell table:style-name="ce3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office:value-type="float" office:value="33.2924780845642" calcext:value-type="float">
            <text:p>33.2924780845642</text:p>
          </table:table-cell>
          <table:table-cell table:style-name="ce2" office:value-type="float" office:value="1.02299496703193" calcext:value-type="float">
            <text:p>1.02299496703193</text:p>
          </table:table-cell>
          <table:table-cell table:style-name="ce2" office:value-type="float" office:value="5.38243441581726" calcext:value-type="float">
            <text:p>5.38243441581726</text:p>
          </table:table-cell>
          <table:table-cell table:style-name="ce2" office:value-type="float" office:value="0.167570507725629" calcext:value-type="float">
            <text:p>0.167570507725629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41, 'decision_function_shape': 'ovo', 'degree': 2, 'kernel': 'poly', 'shrinking': False}</text:p>
          </table:table-cell>
          <table:table-cell table:style-name="ce3" office:value-type="float" office:value="0.603821298117449" calcext:value-type="float">
            <text:p>0.60382129811744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36649803260259" calcext:value-type="float">
            <text:p>0.736649803260259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695615514333896" calcext:value-type="float">
            <text:p>0.695615514333896</text:p>
          </table:table-cell>
          <table:table-cell table:style-name="ce3" office:value-type="float" office:value="0.681247677273855" calcext:value-type="float">
            <text:p>0.681247677273855</text:p>
          </table:table-cell>
          <table:table-cell table:style-name="ce3" office:value-type="float" office:value="0.0448622243204721" calcext:value-type="float">
            <text:p>0.0448622243204721</text:p>
          </table:table-cell>
          <table:table-cell table:style-name="ce3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2" office:value-type="float" office:value="42.0203423500061" calcext:value-type="float">
            <text:p>42.0203423500061</text:p>
          </table:table-cell>
          <table:table-cell table:style-name="ce2" office:value-type="float" office:value="0.847428115064268" calcext:value-type="float">
            <text:p>0.847428115064268</text:p>
          </table:table-cell>
          <table:table-cell table:style-name="ce2" office:value-type="float" office:value="6.02725095748901" calcext:value-type="float">
            <text:p>6.02725095748901</text:p>
          </table:table-cell>
          <table:table-cell table:style-name="ce2" office:value-type="float" office:value="0.22637048344989" calcext:value-type="float">
            <text:p>0.22637048344989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41, 'decision_function_shape': 'ovo', 'degree': 3, 'kernel': 'poly', 'shrinking': True}</text:p>
          </table:table-cell>
          <table:table-cell table:style-name="ce3" office:value-type="float" office:value="0.40236021354313" calcext:value-type="float">
            <text:p>0.40236021354313</text:p>
          </table:table-cell>
          <table:table-cell table:style-name="ce3" office:value-type="float" office:value="0.468240584598089" calcext:value-type="float">
            <text:p>0.468240584598089</text:p>
          </table:table-cell>
          <table:table-cell table:style-name="ce3" office:value-type="float" office:value="0.48566610455312" calcext:value-type="float">
            <text:p>0.48566610455312</text:p>
          </table:table-cell>
          <table:table-cell table:style-name="ce3" office:value-type="float" office:value="0.452220348510399" calcext:value-type="float">
            <text:p>0.452220348510399</text:p>
          </table:table-cell>
          <table:table-cell table:style-name="ce3" office:value-type="float" office:value="0.454187745924677" calcext:value-type="float">
            <text:p>0.454187745924677</text:p>
          </table:table-cell>
          <table:table-cell table:style-name="ce3" office:value-type="float" office:value="0.452534999425883" calcext:value-type="float">
            <text:p>0.452534999425883</text:p>
          </table:table-cell>
          <table:table-cell table:style-name="ce3" office:value-type="float" office:value="0.0278017094694604" calcext:value-type="float">
            <text:p>0.0278017094694604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office:value-type="float" office:value="41.4855720043182" calcext:value-type="float">
            <text:p>41.4855720043182</text:p>
          </table:table-cell>
          <table:table-cell table:style-name="ce2" office:value-type="float" office:value="0.595759520489171" calcext:value-type="float">
            <text:p>0.595759520489171</text:p>
          </table:table-cell>
          <table:table-cell table:style-name="ce2" office:value-type="float" office:value="6.1103807926178" calcext:value-type="float">
            <text:p>6.1103807926178</text:p>
          </table:table-cell>
          <table:table-cell table:style-name="ce2" office:value-type="float" office:value="0.288024354795364" calcext:value-type="float">
            <text:p>0.28802435479536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41, 'decision_function_shape': 'ovo', 'degree': 3, 'kernel': 'poly', 'shrinking': False}</text:p>
          </table:table-cell>
          <table:table-cell table:style-name="ce3" office:value-type="float" office:value="0.40236021354313" calcext:value-type="float">
            <text:p>0.40236021354313</text:p>
          </table:table-cell>
          <table:table-cell table:style-name="ce3" office:value-type="float" office:value="0.468240584598089" calcext:value-type="float">
            <text:p>0.468240584598089</text:p>
          </table:table-cell>
          <table:table-cell table:style-name="ce3" office:value-type="float" office:value="0.48566610455312" calcext:value-type="float">
            <text:p>0.48566610455312</text:p>
          </table:table-cell>
          <table:table-cell table:style-name="ce3" office:value-type="float" office:value="0.452220348510399" calcext:value-type="float">
            <text:p>0.452220348510399</text:p>
          </table:table-cell>
          <table:table-cell table:style-name="ce3" office:value-type="float" office:value="0.454187745924677" calcext:value-type="float">
            <text:p>0.454187745924677</text:p>
          </table:table-cell>
          <table:table-cell table:style-name="ce3" office:value-type="float" office:value="0.452534999425883" calcext:value-type="float">
            <text:p>0.452534999425883</text:p>
          </table:table-cell>
          <table:table-cell table:style-name="ce3" office:value-type="float" office:value="0.0278017094694604" calcext:value-type="float">
            <text:p>0.0278017094694604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44.6295937538147" calcext:value-type="float">
            <text:p>44.6295937538147</text:p>
          </table:table-cell>
          <table:table-cell table:style-name="ce2" office:value-type="float" office:value="1.20752258778394" calcext:value-type="float">
            <text:p>1.20752258778394</text:p>
          </table:table-cell>
          <table:table-cell table:style-name="ce2" office:value-type="float" office:value="6.37487726211548" calcext:value-type="float">
            <text:p>6.37487726211548</text:p>
          </table:table-cell>
          <table:table-cell table:style-name="ce2" office:value-type="float" office:value="0.205348910858856" calcext:value-type="float">
            <text:p>0.205348910858856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41, 'decision_function_shape': 'ovo', 'degree': 4, 'kernel': 'poly', 'shrinking': True}</text:p>
          </table:table-cell>
          <table:table-cell table:style-name="ce3" office:value-type="float" office:value="0.319471761730823" calcext:value-type="float">
            <text:p>0.319471761730823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37549184935357" calcext:value-type="float">
            <text:p>0.337549184935357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34738617200675" calcext:value-type="float">
            <text:p>0.334738617200675</text:p>
          </table:table-cell>
          <table:table-cell table:style-name="ce3" office:value-type="float" office:value="0.331797668816092" calcext:value-type="float">
            <text:p>0.331797668816092</text:p>
          </table:table-cell>
          <table:table-cell table:style-name="ce3" office:value-type="float" office:value="0.00709148022157684" calcext:value-type="float">
            <text:p>0.00709148022157684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2" office:value-type="float" office:value="44.6284864902496" calcext:value-type="float">
            <text:p>44.6284864902496</text:p>
          </table:table-cell>
          <table:table-cell table:style-name="ce2" office:value-type="float" office:value="1.31504921702218" calcext:value-type="float">
            <text:p>1.31504921702218</text:p>
          </table:table-cell>
          <table:table-cell table:style-name="ce2" office:value-type="float" office:value="6.37021985054016" calcext:value-type="float">
            <text:p>6.37021985054016</text:p>
          </table:table-cell>
          <table:table-cell table:style-name="ce2" office:value-type="float" office:value="0.15840293354327" calcext:value-type="float">
            <text:p>0.1584029335432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41, 'decision_function_shape': 'ovo', 'degree': 4, 'kernel': 'poly', 'shrinking': False}</text:p>
          </table:table-cell>
          <table:table-cell table:style-name="ce3" office:value-type="float" office:value="0.319471761730823" calcext:value-type="float">
            <text:p>0.319471761730823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37549184935357" calcext:value-type="float">
            <text:p>0.337549184935357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34738617200675" calcext:value-type="float">
            <text:p>0.334738617200675</text:p>
          </table:table-cell>
          <table:table-cell table:style-name="ce3" office:value-type="float" office:value="0.331797668816092" calcext:value-type="float">
            <text:p>0.331797668816092</text:p>
          </table:table-cell>
          <table:table-cell table:style-name="ce3" office:value-type="float" office:value="0.00709148022157684" calcext:value-type="float">
            <text:p>0.00709148022157684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2" office:value-type="float" office:value="44.4202315807343" calcext:value-type="float">
            <text:p>44.4202315807343</text:p>
          </table:table-cell>
          <table:table-cell table:style-name="ce2" office:value-type="float" office:value="0.902003266460256" calcext:value-type="float">
            <text:p>0.902003266460256</text:p>
          </table:table-cell>
          <table:table-cell table:style-name="ce2" office:value-type="float" office:value="6.4553653717041" calcext:value-type="float">
            <text:p>6.4553653717041</text:p>
          </table:table-cell>
          <table:table-cell table:style-name="ce2" office:value-type="float" office:value="0.251474434183017" calcext:value-type="float">
            <text:p>0.25147443418301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41, 'decision_function_shape': 'ovo', 'degree': 5, 'kernel': 'poly', 'shrinking': True}</text:p>
          </table:table-cell>
          <table:table-cell table:style-name="ce3" office:value-type="float" office:value="0.298398426524305" calcext:value-type="float">
            <text:p>0.298398426524305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6514896008994" calcext:value-type="float">
            <text:p>0.296514896008994</text:p>
          </table:table-cell>
          <table:table-cell table:style-name="ce3" office:value-type="float" office:value="0.297453715658992" calcext:value-type="float">
            <text:p>0.297453715658992</text:p>
          </table:table-cell>
          <table:table-cell table:style-name="ce3" office:value-type="float" office:value="0.00117320762846157" calcext:value-type="float">
            <text:p>0.00117320762846157</text:p>
          </table:table-cell>
          <table:table-cell table:style-name="ce3"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2" office:value-type="float" office:value="45.556892156601" calcext:value-type="float">
            <text:p>45.556892156601</text:p>
          </table:table-cell>
          <table:table-cell table:style-name="ce2" office:value-type="float" office:value="1.03371850018003" calcext:value-type="float">
            <text:p>1.03371850018003</text:p>
          </table:table-cell>
          <table:table-cell table:style-name="ce2" office:value-type="float" office:value="6.34071745872498" calcext:value-type="float">
            <text:p>6.34071745872498</text:p>
          </table:table-cell>
          <table:table-cell table:style-name="ce2" office:value-type="float" office:value="0.230200429713956" calcext:value-type="float">
            <text:p>0.230200429713956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41, 'decision_function_shape': 'ovo', 'degree': 5, 'kernel': 'poly', 'shrinking': False}</text:p>
          </table:table-cell>
          <table:table-cell table:style-name="ce3" office:value-type="float" office:value="0.298398426524305" calcext:value-type="float">
            <text:p>0.298398426524305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6514896008994" calcext:value-type="float">
            <text:p>0.296514896008994</text:p>
          </table:table-cell>
          <table:table-cell table:style-name="ce3" office:value-type="float" office:value="0.297453715658992" calcext:value-type="float">
            <text:p>0.297453715658992</text:p>
          </table:table-cell>
          <table:table-cell table:style-name="ce3" office:value-type="float" office:value="0.00117320762846157" calcext:value-type="float">
            <text:p>0.00117320762846157</text:p>
          </table:table-cell>
          <table:table-cell table:style-name="ce3"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43.9198881626129" calcext:value-type="float">
            <text:p>43.9198881626129</text:p>
          </table:table-cell>
          <table:table-cell table:style-name="ce2" office:value-type="float" office:value="0.717568031144073" calcext:value-type="float">
            <text:p>0.717568031144073</text:p>
          </table:table-cell>
          <table:table-cell table:style-name="ce2" office:value-type="float" office:value="6.34840703010559" calcext:value-type="float">
            <text:p>6.34840703010559</text:p>
          </table:table-cell>
          <table:table-cell table:style-name="ce2" office:value-type="float" office:value="0.228050435436425" calcext:value-type="float">
            <text:p>0.228050435436425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41, 'decision_function_shape': 'ovo', 'degree': 6, 'kernel': 'poly', 'shrinking': True}</text:p>
          </table:table-cell>
          <table:table-cell table:style-name="ce3" office:value-type="float" office:value="0.290812025849958" calcext:value-type="float">
            <text:p>0.290812025849958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style-name="ce3" office:value-type="float" office:value="0.288926363125351" calcext:value-type="float">
            <text:p>0.288926363125351</text:p>
          </table:table-cell>
          <table:table-cell table:style-name="ce3" office:value-type="float" office:value="0.29003424328129" calcext:value-type="float">
            <text:p>0.29003424328129</text:p>
          </table:table-cell>
          <table:table-cell table:style-name="ce3" office:value-type="float" office:value="0.000736377169049357" calcext:value-type="float">
            <text:p>0.000736377169049357</text:p>
          </table:table-cell>
          <table:table-cell table:style-name="ce3"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46.0966953754425" calcext:value-type="float">
            <text:p>46.0966953754425</text:p>
          </table:table-cell>
          <table:table-cell table:style-name="ce2" office:value-type="float" office:value="0.731001750530863" calcext:value-type="float">
            <text:p>0.731001750530863</text:p>
          </table:table-cell>
          <table:table-cell table:style-name="ce2" office:value-type="float" office:value="6.39771552085877" calcext:value-type="float">
            <text:p>6.39771552085877</text:p>
          </table:table-cell>
          <table:table-cell table:style-name="ce2" office:value-type="float" office:value="0.277097116936301" calcext:value-type="float">
            <text:p>0.277097116936301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41, 'decision_function_shape': 'ovo', 'degree': 6, 'kernel': 'poly', 'shrinking': False}</text:p>
          </table:table-cell>
          <table:table-cell table:style-name="ce3" office:value-type="float" office:value="0.290812025849958" calcext:value-type="float">
            <text:p>0.290812025849958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style-name="ce3" office:value-type="float" office:value="0.288926363125351" calcext:value-type="float">
            <text:p>0.288926363125351</text:p>
          </table:table-cell>
          <table:table-cell table:style-name="ce3" office:value-type="float" office:value="0.29003424328129" calcext:value-type="float">
            <text:p>0.29003424328129</text:p>
          </table:table-cell>
          <table:table-cell table:style-name="ce3" office:value-type="float" office:value="0.000736377169049357" calcext:value-type="float">
            <text:p>0.000736377169049357</text:p>
          </table:table-cell>
          <table:table-cell table:style-name="ce3"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2" office:value-type="float" office:value="44.8171570777893" calcext:value-type="float">
            <text:p>44.8171570777893</text:p>
          </table:table-cell>
          <table:table-cell table:style-name="ce2" office:value-type="float" office:value="0.804054404585846" calcext:value-type="float">
            <text:p>0.804054404585846</text:p>
          </table:table-cell>
          <table:table-cell table:style-name="ce2" office:value-type="float" office:value="6.527476978302" calcext:value-type="float">
            <text:p>6.527476978302</text:p>
          </table:table-cell>
          <table:table-cell table:style-name="ce2" office:value-type="float" office:value="0.220566031343947" calcext:value-type="float">
            <text:p>0.22056603134394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41, 'decision_function_shape': 'ovo', 'degree': 7, 'kernel': 'poly', 'shrinking': True}</text:p>
          </table:table-cell>
          <table:table-cell table:style-name="ce3" office:value-type="float" office:value="0.288564203427929" calcext:value-type="float">
            <text:p>0.28856420342792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404240348318" calcext:value-type="float">
            <text:p>0.288404240348318</text:p>
          </table:table-cell>
          <table:table-cell table:style-name="ce3" office:value-type="float" office:value="0.000194921037024353" calcext:value-type="float">
            <text:p>0.000194921037024353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45.6804030418396" calcext:value-type="float">
            <text:p>45.6804030418396</text:p>
          </table:table-cell>
          <table:table-cell table:style-name="ce2" office:value-type="float" office:value="1.43218695712644" calcext:value-type="float">
            <text:p>1.43218695712644</text:p>
          </table:table-cell>
          <table:table-cell table:style-name="ce2" office:value-type="float" office:value="6.350079870224" calcext:value-type="float">
            <text:p>6.350079870224</text:p>
          </table:table-cell>
          <table:table-cell table:style-name="ce2" office:value-type="float" office:value="0.165585687600005" calcext:value-type="float">
            <text:p>0.165585687600005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41, 'decision_function_shape': 'ovo', 'degree': 7, 'kernel': 'poly', 'shrinking': False}</text:p>
          </table:table-cell>
          <table:table-cell table:style-name="ce3" office:value-type="float" office:value="0.288564203427929" calcext:value-type="float">
            <text:p>0.28856420342792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404240348318" calcext:value-type="float">
            <text:p>0.288404240348318</text:p>
          </table:table-cell>
          <table:table-cell table:style-name="ce3" office:value-type="float" office:value="0.000194921037024353" calcext:value-type="float">
            <text:p>0.000194921037024353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2" office:value-type="float" office:value="33.8644005775452" calcext:value-type="float">
            <text:p>33.8644005775452</text:p>
          </table:table-cell>
          <table:table-cell table:style-name="ce2" office:value-type="float" office:value="0.559230274974841" calcext:value-type="float">
            <text:p>0.559230274974841</text:p>
          </table:table-cell>
          <table:table-cell table:style-name="ce2" office:value-type="float" office:value="5.40037622451782" calcext:value-type="float">
            <text:p>5.40037622451782</text:p>
          </table:table-cell>
          <table:table-cell table:style-name="ce2" office:value-type="float" office:value="0.263155658250736" calcext:value-type="float">
            <text:p>0.263155658250736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41, 'decision_function_shape': 'ovr', 'degree': 2, 'kernel': 'poly', 'shrinking': True}</text:p>
          </table:table-cell>
          <table:table-cell table:style-name="ce3" office:value-type="float" office:value="0.603821298117449" calcext:value-type="float">
            <text:p>0.60382129811744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36649803260259" calcext:value-type="float">
            <text:p>0.736649803260259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695615514333896" calcext:value-type="float">
            <text:p>0.695615514333896</text:p>
          </table:table-cell>
          <table:table-cell table:style-name="ce3" office:value-type="float" office:value="0.681247677273855" calcext:value-type="float">
            <text:p>0.681247677273855</text:p>
          </table:table-cell>
          <table:table-cell table:style-name="ce3" office:value-type="float" office:value="0.0448622243204721" calcext:value-type="float">
            <text:p>0.0448622243204721</text:p>
          </table:table-cell>
          <table:table-cell table:style-name="ce3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2" office:value-type="float" office:value="32.9271286964417" calcext:value-type="float">
            <text:p>32.9271286964417</text:p>
          </table:table-cell>
          <table:table-cell table:style-name="ce2" office:value-type="float" office:value="0.798158945685142" calcext:value-type="float">
            <text:p>0.798158945685142</text:p>
          </table:table-cell>
          <table:table-cell table:style-name="ce2" office:value-type="float" office:value="5.35620708465576" calcext:value-type="float">
            <text:p>5.35620708465576</text:p>
          </table:table-cell>
          <table:table-cell table:style-name="ce2" office:value-type="float" office:value="0.204876865366202" calcext:value-type="float">
            <text:p>0.204876865366202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41, 'decision_function_shape': 'ovr', 'degree': 2, 'kernel': 'poly', 'shrinking': False}</text:p>
          </table:table-cell>
          <table:table-cell table:style-name="ce3" office:value-type="float" office:value="0.603821298117449" calcext:value-type="float">
            <text:p>0.603821298117449</text:p>
          </table:table-cell>
          <table:table-cell table:style-name="ce3" office:value-type="float" office:value="0.704609331084879" calcext:value-type="float">
            <text:p>0.704609331084879</text:p>
          </table:table-cell>
          <table:table-cell table:style-name="ce3" office:value-type="float" office:value="0.736649803260259" calcext:value-type="float">
            <text:p>0.736649803260259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695615514333896" calcext:value-type="float">
            <text:p>0.695615514333896</text:p>
          </table:table-cell>
          <table:table-cell table:style-name="ce3" office:value-type="float" office:value="0.681247677273855" calcext:value-type="float">
            <text:p>0.681247677273855</text:p>
          </table:table-cell>
          <table:table-cell table:style-name="ce3" office:value-type="float" office:value="0.0448622243204721" calcext:value-type="float">
            <text:p>0.0448622243204721</text:p>
          </table:table-cell>
          <table:table-cell table:style-name="ce3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41.9035629272461" calcext:value-type="float">
            <text:p>41.9035629272461</text:p>
          </table:table-cell>
          <table:table-cell table:style-name="ce2" office:value-type="float" office:value="1.03166610488469" calcext:value-type="float">
            <text:p>1.03166610488469</text:p>
          </table:table-cell>
          <table:table-cell table:style-name="ce2" office:value-type="float" office:value="6.01938238143921" calcext:value-type="float">
            <text:p>6.01938238143921</text:p>
          </table:table-cell>
          <table:table-cell table:style-name="ce2" office:value-type="float" office:value="0.163704653690952" calcext:value-type="float">
            <text:p>0.163704653690952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41, 'decision_function_shape': 'ovr', 'degree': 3, 'kernel': 'poly', 'shrinking': True}</text:p>
          </table:table-cell>
          <table:table-cell table:style-name="ce3" office:value-type="float" office:value="0.40236021354313" calcext:value-type="float">
            <text:p>0.40236021354313</text:p>
          </table:table-cell>
          <table:table-cell table:style-name="ce3" office:value-type="float" office:value="0.468240584598089" calcext:value-type="float">
            <text:p>0.468240584598089</text:p>
          </table:table-cell>
          <table:table-cell table:style-name="ce3" office:value-type="float" office:value="0.48566610455312" calcext:value-type="float">
            <text:p>0.48566610455312</text:p>
          </table:table-cell>
          <table:table-cell table:style-name="ce3" office:value-type="float" office:value="0.452220348510399" calcext:value-type="float">
            <text:p>0.452220348510399</text:p>
          </table:table-cell>
          <table:table-cell table:style-name="ce3" office:value-type="float" office:value="0.454187745924677" calcext:value-type="float">
            <text:p>0.454187745924677</text:p>
          </table:table-cell>
          <table:table-cell table:style-name="ce3" office:value-type="float" office:value="0.452534999425883" calcext:value-type="float">
            <text:p>0.452534999425883</text:p>
          </table:table-cell>
          <table:table-cell table:style-name="ce3" office:value-type="float" office:value="0.0278017094694604" calcext:value-type="float">
            <text:p>0.0278017094694604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2" office:value-type="float" office:value="41.0470905303955" calcext:value-type="float">
            <text:p>41.0470905303955</text:p>
          </table:table-cell>
          <table:table-cell table:style-name="ce2" office:value-type="float" office:value="0.817119008679981" calcext:value-type="float">
            <text:p>0.817119008679981</text:p>
          </table:table-cell>
          <table:table-cell table:style-name="ce2" office:value-type="float" office:value="6.01876473426819" calcext:value-type="float">
            <text:p>6.01876473426819</text:p>
          </table:table-cell>
          <table:table-cell table:style-name="ce2" office:value-type="float" office:value="0.224529077250495" calcext:value-type="float">
            <text:p>0.224529077250495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41, 'decision_function_shape': 'ovr', 'degree': 3, 'kernel': 'poly', 'shrinking': False}</text:p>
          </table:table-cell>
          <table:table-cell table:style-name="ce3" office:value-type="float" office:value="0.40236021354313" calcext:value-type="float">
            <text:p>0.40236021354313</text:p>
          </table:table-cell>
          <table:table-cell table:style-name="ce3" office:value-type="float" office:value="0.468240584598089" calcext:value-type="float">
            <text:p>0.468240584598089</text:p>
          </table:table-cell>
          <table:table-cell table:style-name="ce3" office:value-type="float" office:value="0.48566610455312" calcext:value-type="float">
            <text:p>0.48566610455312</text:p>
          </table:table-cell>
          <table:table-cell table:style-name="ce3" office:value-type="float" office:value="0.452220348510399" calcext:value-type="float">
            <text:p>0.452220348510399</text:p>
          </table:table-cell>
          <table:table-cell table:style-name="ce3" office:value-type="float" office:value="0.454187745924677" calcext:value-type="float">
            <text:p>0.454187745924677</text:p>
          </table:table-cell>
          <table:table-cell table:style-name="ce3" office:value-type="float" office:value="0.452534999425883" calcext:value-type="float">
            <text:p>0.452534999425883</text:p>
          </table:table-cell>
          <table:table-cell table:style-name="ce3" office:value-type="float" office:value="0.0278017094694604" calcext:value-type="float">
            <text:p>0.0278017094694604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2" office:value-type="float" office:value="44.6630346775055" calcext:value-type="float">
            <text:p>44.6630346775055</text:p>
          </table:table-cell>
          <table:table-cell table:style-name="ce2" office:value-type="float" office:value="1.11914171663081" calcext:value-type="float">
            <text:p>1.11914171663081</text:p>
          </table:table-cell>
          <table:table-cell table:style-name="ce2" office:value-type="float" office:value="6.39991116523743" calcext:value-type="float">
            <text:p>6.39991116523743</text:p>
          </table:table-cell>
          <table:table-cell table:style-name="ce2" office:value-type="float" office:value="0.197368619320459" calcext:value-type="float">
            <text:p>0.197368619320459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41, 'decision_function_shape': 'ovr', 'degree': 4, 'kernel': 'poly', 'shrinking': True}</text:p>
          </table:table-cell>
          <table:table-cell table:style-name="ce3" office:value-type="float" office:value="0.319471761730823" calcext:value-type="float">
            <text:p>0.319471761730823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37549184935357" calcext:value-type="float">
            <text:p>0.337549184935357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34738617200675" calcext:value-type="float">
            <text:p>0.334738617200675</text:p>
          </table:table-cell>
          <table:table-cell table:style-name="ce3" office:value-type="float" office:value="0.331797668816092" calcext:value-type="float">
            <text:p>0.331797668816092</text:p>
          </table:table-cell>
          <table:table-cell table:style-name="ce3" office:value-type="float" office:value="0.00709148022157684" calcext:value-type="float">
            <text:p>0.00709148022157684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45.1648251533508" calcext:value-type="float">
            <text:p>45.1648251533508</text:p>
          </table:table-cell>
          <table:table-cell table:style-name="ce2" office:value-type="float" office:value="0.873482091216757" calcext:value-type="float">
            <text:p>0.873482091216757</text:p>
          </table:table-cell>
          <table:table-cell table:style-name="ce2" office:value-type="float" office:value="6.41377744674683" calcext:value-type="float">
            <text:p>6.41377744674683</text:p>
          </table:table-cell>
          <table:table-cell table:style-name="ce2" office:value-type="float" office:value="0.225927657367582" calcext:value-type="float">
            <text:p>0.225927657367582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41, 'decision_function_shape': 'ovr', 'degree': 4, 'kernel': 'poly', 'shrinking': False}</text:p>
          </table:table-cell>
          <table:table-cell table:style-name="ce3" office:value-type="float" office:value="0.319471761730823" calcext:value-type="float">
            <text:p>0.319471761730823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37549184935357" calcext:value-type="float">
            <text:p>0.337549184935357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34738617200675" calcext:value-type="float">
            <text:p>0.334738617200675</text:p>
          </table:table-cell>
          <table:table-cell table:style-name="ce3" office:value-type="float" office:value="0.331797668816092" calcext:value-type="float">
            <text:p>0.331797668816092</text:p>
          </table:table-cell>
          <table:table-cell table:style-name="ce3" office:value-type="float" office:value="0.00709148022157684" calcext:value-type="float">
            <text:p>0.00709148022157684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2" office:value-type="float" office:value="44.514181137085" calcext:value-type="float">
            <text:p>44.514181137085</text:p>
          </table:table-cell>
          <table:table-cell table:style-name="ce2" office:value-type="float" office:value="1.2202447205179" calcext:value-type="float">
            <text:p>1.2202447205179</text:p>
          </table:table-cell>
          <table:table-cell table:style-name="ce2" office:value-type="float" office:value="6.46037840843201" calcext:value-type="float">
            <text:p>6.46037840843201</text:p>
          </table:table-cell>
          <table:table-cell table:style-name="ce2" office:value-type="float" office:value="0.177535421841877" calcext:value-type="float">
            <text:p>0.17753542184187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41, 'decision_function_shape': 'ovr', 'degree': 5, 'kernel': 'poly', 'shrinking': True}</text:p>
          </table:table-cell>
          <table:table-cell table:style-name="ce3" office:value-type="float" office:value="0.298398426524305" calcext:value-type="float">
            <text:p>0.298398426524305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6514896008994" calcext:value-type="float">
            <text:p>0.296514896008994</text:p>
          </table:table-cell>
          <table:table-cell table:style-name="ce3" office:value-type="float" office:value="0.297453715658992" calcext:value-type="float">
            <text:p>0.297453715658992</text:p>
          </table:table-cell>
          <table:table-cell table:style-name="ce3" office:value-type="float" office:value="0.00117320762846157" calcext:value-type="float">
            <text:p>0.00117320762846157</text:p>
          </table:table-cell>
          <table:table-cell table:style-name="ce3"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45.8750948905945" calcext:value-type="float">
            <text:p>45.8750948905945</text:p>
          </table:table-cell>
          <table:table-cell table:style-name="ce2" office:value-type="float" office:value="1.19703357719062" calcext:value-type="float">
            <text:p>1.19703357719062</text:p>
          </table:table-cell>
          <table:table-cell table:style-name="ce2" office:value-type="float" office:value="6.38373103141785" calcext:value-type="float">
            <text:p>6.38373103141785</text:p>
          </table:table-cell>
          <table:table-cell table:style-name="ce2" office:value-type="float" office:value="0.175573636327844" calcext:value-type="float">
            <text:p>0.17557363632784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41, 'decision_function_shape': 'ovr', 'degree': 5, 'kernel': 'poly', 'shrinking': False}</text:p>
          </table:table-cell>
          <table:table-cell table:style-name="ce3" office:value-type="float" office:value="0.298398426524305" calcext:value-type="float">
            <text:p>0.298398426524305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6514896008994" calcext:value-type="float">
            <text:p>0.296514896008994</text:p>
          </table:table-cell>
          <table:table-cell table:style-name="ce3" office:value-type="float" office:value="0.297453715658992" calcext:value-type="float">
            <text:p>0.297453715658992</text:p>
          </table:table-cell>
          <table:table-cell table:style-name="ce3" office:value-type="float" office:value="0.00117320762846157" calcext:value-type="float">
            <text:p>0.00117320762846157</text:p>
          </table:table-cell>
          <table:table-cell table:style-name="ce3" office:value-type="float" office:value="617" calcext:value-type="float">
            <text:p>617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office:value-type="float" office:value="44.0441914081573" calcext:value-type="float">
            <text:p>44.0441914081573</text:p>
          </table:table-cell>
          <table:table-cell table:style-name="ce2" office:value-type="float" office:value="0.964053120331193" calcext:value-type="float">
            <text:p>0.964053120331193</text:p>
          </table:table-cell>
          <table:table-cell table:style-name="ce2" office:value-type="float" office:value="6.35459017753601" calcext:value-type="float">
            <text:p>6.35459017753601</text:p>
          </table:table-cell>
          <table:table-cell table:style-name="ce2" office:value-type="float" office:value="0.202904113137733" calcext:value-type="float">
            <text:p>0.202904113137733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41, 'decision_function_shape': 'ovr', 'degree': 6, 'kernel': 'poly', 'shrinking': True}</text:p>
          </table:table-cell>
          <table:table-cell table:style-name="ce3" office:value-type="float" office:value="0.290812025849958" calcext:value-type="float">
            <text:p>0.290812025849958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style-name="ce3" office:value-type="float" office:value="0.288926363125351" calcext:value-type="float">
            <text:p>0.288926363125351</text:p>
          </table:table-cell>
          <table:table-cell table:style-name="ce3" office:value-type="float" office:value="0.29003424328129" calcext:value-type="float">
            <text:p>0.29003424328129</text:p>
          </table:table-cell>
          <table:table-cell table:style-name="ce3" office:value-type="float" office:value="0.000736377169049357" calcext:value-type="float">
            <text:p>0.000736377169049357</text:p>
          </table:table-cell>
          <table:table-cell table:style-name="ce3"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2" office:value-type="float" office:value="45.5962299823761" calcext:value-type="float">
            <text:p>45.5962299823761</text:p>
          </table:table-cell>
          <table:table-cell table:style-name="ce2" office:value-type="float" office:value="0.722865992157317" calcext:value-type="float">
            <text:p>0.722865992157317</text:p>
          </table:table-cell>
          <table:table-cell table:style-name="ce2" office:value-type="float" office:value="6.33037075996399" calcext:value-type="float">
            <text:p>6.33037075996399</text:p>
          </table:table-cell>
          <table:table-cell table:style-name="ce2" office:value-type="float" office:value="0.23746055966569" calcext:value-type="float">
            <text:p>0.23746055966569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41, 'decision_function_shape': 'ovr', 'degree': 6, 'kernel': 'poly', 'shrinking': False}</text:p>
          </table:table-cell>
          <table:table-cell table:style-name="ce3" office:value-type="float" office:value="0.290812025849958" calcext:value-type="float">
            <text:p>0.290812025849958</text:p>
          </table:table-cell>
          <table:table-cell table:style-name="ce3" office:value-type="float" office:value="0.290893760539629" calcext:value-type="float">
            <text:p>0.290893760539629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style-name="ce3" office:value-type="float" office:value="0.288926363125351" calcext:value-type="float">
            <text:p>0.288926363125351</text:p>
          </table:table-cell>
          <table:table-cell table:style-name="ce3" office:value-type="float" office:value="0.29003424328129" calcext:value-type="float">
            <text:p>0.29003424328129</text:p>
          </table:table-cell>
          <table:table-cell table:style-name="ce3" office:value-type="float" office:value="0.000736377169049357" calcext:value-type="float">
            <text:p>0.000736377169049357</text:p>
          </table:table-cell>
          <table:table-cell table:style-name="ce3"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44.5785470962524" calcext:value-type="float">
            <text:p>44.5785470962524</text:p>
          </table:table-cell>
          <table:table-cell table:style-name="ce2" office:value-type="float" office:value="0.800727134548937" calcext:value-type="float">
            <text:p>0.800727134548937</text:p>
          </table:table-cell>
          <table:table-cell table:style-name="ce2" office:value-type="float" office:value="6.51706161499024" calcext:value-type="float">
            <text:p>6.51706161499024</text:p>
          </table:table-cell>
          <table:table-cell table:style-name="ce2" office:value-type="float" office:value="0.324836380758997" calcext:value-type="float">
            <text:p>0.324836380758997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41, 'decision_function_shape': 'ovr', 'degree': 7, 'kernel': 'poly', 'shrinking': True}</text:p>
          </table:table-cell>
          <table:table-cell table:style-name="ce3" office:value-type="float" office:value="0.288564203427929" calcext:value-type="float">
            <text:p>0.28856420342792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404240348318" calcext:value-type="float">
            <text:p>0.288404240348318</text:p>
          </table:table-cell>
          <table:table-cell table:style-name="ce3" office:value-type="float" office:value="0.000194921037024353" calcext:value-type="float">
            <text:p>0.000194921037024353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2" office:value-type="float" office:value="45.9060351848602" calcext:value-type="float">
            <text:p>45.9060351848602</text:p>
          </table:table-cell>
          <table:table-cell table:style-name="ce2" office:value-type="float" office:value="1.22675080136894" calcext:value-type="float">
            <text:p>1.22675080136894</text:p>
          </table:table-cell>
          <table:table-cell table:style-name="ce2" office:value-type="float" office:value="6.35866641998291" calcext:value-type="float">
            <text:p>6.35866641998291</text:p>
          </table:table-cell>
          <table:table-cell table:style-name="ce2" office:value-type="float" office:value="0.162438438083054" calcext:value-type="float">
            <text:p>0.162438438083054</text:p>
          </table:table-cell>
          <table:table-cell table:style-name="ce2" office:value-type="float" office:value="0.409999996423721" calcext:value-type="float">
            <text:p>0.40999999642372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41, 'decision_function_shape': 'ovr', 'degree': 7, 'kernel': 'poly', 'shrinking': False}</text:p>
          </table:table-cell>
          <table:table-cell table:style-name="ce3" office:value-type="float" office:value="0.288564203427929" calcext:value-type="float">
            <text:p>0.288564203427929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645306351883" calcext:value-type="float">
            <text:p>0.288645306351883</text:p>
          </table:table-cell>
          <table:table-cell table:style-name="ce3" office:value-type="float" office:value="0.288083192804947" calcext:value-type="float">
            <text:p>0.288083192804947</text:p>
          </table:table-cell>
          <table:table-cell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8404240348318" calcext:value-type="float">
            <text:p>0.288404240348318</text:p>
          </table:table-cell>
          <table:table-cell table:style-name="ce3" office:value-type="float" office:value="0.000194921037024353" calcext:value-type="float">
            <text:p>0.000194921037024353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33.6227499008179" calcext:value-type="float">
            <text:p>33.6227499008179</text:p>
          </table:table-cell>
          <table:table-cell table:style-name="ce2" office:value-type="float" office:value="0.850314772819231" calcext:value-type="float">
            <text:p>0.850314772819231</text:p>
          </table:table-cell>
          <table:table-cell table:style-name="ce2" office:value-type="float" office:value="5.36003584861755" calcext:value-type="float">
            <text:p>5.36003584861755</text:p>
          </table:table-cell>
          <table:table-cell table:style-name="ce2" office:value-type="float" office:value="0.176563279745709" calcext:value-type="float">
            <text:p>0.17656327974570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51, 'decision_function_shape': 'ovo', 'degree': 2, 'kernel': 'poly', 'shrinking': True}</text:p>
          </table:table-cell>
          <table:table-cell table:style-name="ce3" office:value-type="float" office:value="0.631076144984546" calcext:value-type="float">
            <text:p>0.631076144984546</text:p>
          </table:table-cell>
          <table:table-cell table:style-name="ce3" office:value-type="float" office:value="0.722596964586847" calcext:value-type="float">
            <text:p>0.722596964586847</text:p>
          </table:table-cell>
          <table:table-cell table:style-name="ce3" office:value-type="float" office:value="0.760258572231591" calcext:value-type="float">
            <text:p>0.760258572231591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699121356034571" calcext:value-type="float">
            <text:p>0.699121356034571</text:p>
          </table:table-cell>
          <table:table-cell table:style-name="ce3" office:value-type="float" office:value="0.0432086659041406" calcext:value-type="float">
            <text:p>0.0432086659041406</text:p>
          </table:table-cell>
          <table:table-cell table:style-name="ce3"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2" office:value-type="float" office:value="33.0342388153076" calcext:value-type="float">
            <text:p>33.0342388153076</text:p>
          </table:table-cell>
          <table:table-cell table:style-name="ce2" office:value-type="float" office:value="0.978042471568176" calcext:value-type="float">
            <text:p>0.978042471568176</text:p>
          </table:table-cell>
          <table:table-cell table:style-name="ce2" office:value-type="float" office:value="5.38242969512939" calcext:value-type="float">
            <text:p>5.38242969512939</text:p>
          </table:table-cell>
          <table:table-cell table:style-name="ce2" office:value-type="float" office:value="0.172384819535684" calcext:value-type="float">
            <text:p>0.172384819535684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51, 'decision_function_shape': 'ovo', 'degree': 2, 'kernel': 'poly', 'shrinking': False}</text:p>
          </table:table-cell>
          <table:table-cell table:style-name="ce3" office:value-type="float" office:value="0.631076144984546" calcext:value-type="float">
            <text:p>0.631076144984546</text:p>
          </table:table-cell>
          <table:table-cell table:style-name="ce3" office:value-type="float" office:value="0.722596964586847" calcext:value-type="float">
            <text:p>0.722596964586847</text:p>
          </table:table-cell>
          <table:table-cell table:style-name="ce3" office:value-type="float" office:value="0.760258572231591" calcext:value-type="float">
            <text:p>0.760258572231591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699121356034571" calcext:value-type="float">
            <text:p>0.699121356034571</text:p>
          </table:table-cell>
          <table:table-cell table:style-name="ce3" office:value-type="float" office:value="0.0432086659041406" calcext:value-type="float">
            <text:p>0.0432086659041406</text:p>
          </table:table-cell>
          <table:table-cell table:style-name="ce3"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office:value-type="float" office:value="41.9486722946167" calcext:value-type="float">
            <text:p>41.9486722946167</text:p>
          </table:table-cell>
          <table:table-cell table:style-name="ce2" office:value-type="float" office:value="1.13176828407215" calcext:value-type="float">
            <text:p>1.13176828407215</text:p>
          </table:table-cell>
          <table:table-cell table:style-name="ce2" office:value-type="float" office:value="5.94042992591858" calcext:value-type="float">
            <text:p>5.94042992591858</text:p>
          </table:table-cell>
          <table:table-cell table:style-name="ce2" office:value-type="float" office:value="0.196932645431887" calcext:value-type="float">
            <text:p>0.19693264543188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51, 'decision_function_shape': 'ovo', 'degree': 3, 'kernel': 'poly', 'shrinking': True}</text:p>
          </table:table-cell>
          <table:table-cell table:style-name="ce3" office:value-type="float" office:value="0.428491149199213" calcext:value-type="float">
            <text:p>0.428491149199213</text:p>
          </table:table-cell>
          <table:table-cell table:style-name="ce3" office:value-type="float" office:value="0.503372681281619" calcext:value-type="float">
            <text:p>0.503372681281619</text:p>
          </table:table-cell>
          <table:table-cell table:style-name="ce3" office:value-type="float" office:value="0.524732996065205" calcext:value-type="float">
            <text:p>0.524732996065205</text:p>
          </table:table-cell>
          <table:table-cell table:style-name="ce3" office:value-type="float" office:value="0.47920179876335" calcext:value-type="float">
            <text:p>0.47920179876335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851923276476" calcext:value-type="float">
            <text:p>0.4851923276476</text:p>
          </table:table-cell>
          <table:table-cell table:style-name="ce3" office:value-type="float" office:value="0.0321546497511034" calcext:value-type="float">
            <text:p>0.0321546497511034</text:p>
          </table:table-cell>
          <table:table-cell table:style-name="ce3"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2" office:value-type="float" office:value="40.6719585895538" calcext:value-type="float">
            <text:p>40.6719585895538</text:p>
          </table:table-cell>
          <table:table-cell table:style-name="ce2" office:value-type="float" office:value="0.991463266244115" calcext:value-type="float">
            <text:p>0.991463266244115</text:p>
          </table:table-cell>
          <table:table-cell table:style-name="ce2" office:value-type="float" office:value="5.92030248641968" calcext:value-type="float">
            <text:p>5.92030248641968</text:p>
          </table:table-cell>
          <table:table-cell table:style-name="ce2" office:value-type="float" office:value="0.194230537339477" calcext:value-type="float">
            <text:p>0.19423053733947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51, 'decision_function_shape': 'ovo', 'degree': 3, 'kernel': 'poly', 'shrinking': False}</text:p>
          </table:table-cell>
          <table:table-cell table:style-name="ce3" office:value-type="float" office:value="0.428491149199213" calcext:value-type="float">
            <text:p>0.428491149199213</text:p>
          </table:table-cell>
          <table:table-cell table:style-name="ce3" office:value-type="float" office:value="0.503372681281619" calcext:value-type="float">
            <text:p>0.503372681281619</text:p>
          </table:table-cell>
          <table:table-cell table:style-name="ce3" office:value-type="float" office:value="0.524732996065205" calcext:value-type="float">
            <text:p>0.524732996065205</text:p>
          </table:table-cell>
          <table:table-cell table:style-name="ce3" office:value-type="float" office:value="0.47920179876335" calcext:value-type="float">
            <text:p>0.47920179876335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851923276476" calcext:value-type="float">
            <text:p>0.4851923276476</text:p>
          </table:table-cell>
          <table:table-cell table:style-name="ce3" office:value-type="float" office:value="0.0321546497511034" calcext:value-type="float">
            <text:p>0.0321546497511034</text:p>
          </table:table-cell>
          <table:table-cell table:style-name="ce3"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office:value-type="float" office:value="44.1404568195343" calcext:value-type="float">
            <text:p>44.1404568195343</text:p>
          </table:table-cell>
          <table:table-cell table:style-name="ce2" office:value-type="float" office:value="1.23028314894517" calcext:value-type="float">
            <text:p>1.23028314894517</text:p>
          </table:table-cell>
          <table:table-cell table:style-name="ce2" office:value-type="float" office:value="6.23144130706787" calcext:value-type="float">
            <text:p>6.23144130706787</text:p>
          </table:table-cell>
          <table:table-cell table:style-name="ce2" office:value-type="float" office:value="0.191079627053188" calcext:value-type="float">
            <text:p>0.191079627053188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51, 'decision_function_shape': 'ovo', 'degree': 4, 'kernel': 'poly', 'shrinking': True}</text:p>
          </table:table-cell>
          <table:table-cell table:style-name="ce3" office:value-type="float" office:value="0.331272829446474" calcext:value-type="float">
            <text:p>0.331272829446474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59752670039348" calcext:value-type="float">
            <text:p>0.359752670039348</text:p>
          </table:table-cell>
          <table:table-cell table:style-name="ce3" office:value-type="float" office:value="0.345699831365936" calcext:value-type="float">
            <text:p>0.345699831365936</text:p>
          </table:table-cell>
          <table:table-cell table:style-name="ce3" office:value-type="float" office:value="0.350196739741428" calcext:value-type="float">
            <text:p>0.350196739741428</text:p>
          </table:table-cell>
          <table:table-cell table:style-name="ce3" office:value-type="float" office:value="0.348716623224877" calcext:value-type="float">
            <text:p>0.348716623224877</text:p>
          </table:table-cell>
          <table:table-cell table:style-name="ce3" office:value-type="float" office:value="0.0100048577648916" calcext:value-type="float">
            <text:p>0.0100048577648916</text:p>
          </table:table-cell>
          <table:table-cell table:style-name="ce3"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float" office:value="45.3854479312897" calcext:value-type="float">
            <text:p>45.3854479312897</text:p>
          </table:table-cell>
          <table:table-cell table:style-name="ce2" office:value-type="float" office:value="0.935814563380977" calcext:value-type="float">
            <text:p>0.935814563380977</text:p>
          </table:table-cell>
          <table:table-cell table:style-name="ce2" office:value-type="float" office:value="6.48142170906067" calcext:value-type="float">
            <text:p>6.48142170906067</text:p>
          </table:table-cell>
          <table:table-cell table:style-name="ce2" office:value-type="float" office:value="0.240271711751441" calcext:value-type="float">
            <text:p>0.240271711751441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51, 'decision_function_shape': 'ovo', 'degree': 4, 'kernel': 'poly', 'shrinking': False}</text:p>
          </table:table-cell>
          <table:table-cell table:style-name="ce3" office:value-type="float" office:value="0.331272829446474" calcext:value-type="float">
            <text:p>0.331272829446474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59752670039348" calcext:value-type="float">
            <text:p>0.359752670039348</text:p>
          </table:table-cell>
          <table:table-cell table:style-name="ce3" office:value-type="float" office:value="0.345699831365936" calcext:value-type="float">
            <text:p>0.345699831365936</text:p>
          </table:table-cell>
          <table:table-cell table:style-name="ce3" office:value-type="float" office:value="0.350196739741428" calcext:value-type="float">
            <text:p>0.350196739741428</text:p>
          </table:table-cell>
          <table:table-cell table:style-name="ce3" office:value-type="float" office:value="0.348716623224877" calcext:value-type="float">
            <text:p>0.348716623224877</text:p>
          </table:table-cell>
          <table:table-cell table:style-name="ce3" office:value-type="float" office:value="0.0100048577648916" calcext:value-type="float">
            <text:p>0.0100048577648916</text:p>
          </table:table-cell>
          <table:table-cell table:style-name="ce3"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2" office:value-type="float" office:value="44.934149646759" calcext:value-type="float">
            <text:p>44.934149646759</text:p>
          </table:table-cell>
          <table:table-cell table:style-name="ce2" office:value-type="float" office:value="0.889484236519909" calcext:value-type="float">
            <text:p>0.889484236519909</text:p>
          </table:table-cell>
          <table:table-cell table:style-name="ce2" office:value-type="float" office:value="6.62341146469116" calcext:value-type="float">
            <text:p>6.62341146469116</text:p>
          </table:table-cell>
          <table:table-cell table:style-name="ce2" office:value-type="float" office:value="0.198814722364089" calcext:value-type="float">
            <text:p>0.19881472236408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51, 'decision_function_shape': 'ovo', 'degree': 5, 'kernel': 'poly', 'shrinking': Tru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6632939853851" calcext:value-type="float">
            <text:p>0.306632939853851</text:p>
          </table:table-cell>
          <table:table-cell table:style-name="ce3" office:value-type="float" office:value="0.304592210233941" calcext:value-type="float">
            <text:p>0.304592210233941</text:p>
          </table:table-cell>
          <table:table-cell table:style-name="ce3" office:value-type="float" office:value="0.00210606019438597" calcext:value-type="float">
            <text:p>0.00210606019438597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2" office:value-type="float" office:value="45.5389137268066" calcext:value-type="float">
            <text:p>45.5389137268066</text:p>
          </table:table-cell>
          <table:table-cell table:style-name="ce2" office:value-type="float" office:value="0.973834278773333" calcext:value-type="float">
            <text:p>0.973834278773333</text:p>
          </table:table-cell>
          <table:table-cell table:style-name="ce2" office:value-type="float" office:value="6.32952094078064" calcext:value-type="float">
            <text:p>6.32952094078064</text:p>
          </table:table-cell>
          <table:table-cell table:style-name="ce2" office:value-type="float" office:value="0.253281745416229" calcext:value-type="float">
            <text:p>0.25328174541622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51, 'decision_function_shape': 'ovo', 'degree': 5, 'kernel': 'poly', 'shrinking': Fals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6632939853851" calcext:value-type="float">
            <text:p>0.306632939853851</text:p>
          </table:table-cell>
          <table:table-cell table:style-name="ce3" office:value-type="float" office:value="0.304592210233941" calcext:value-type="float">
            <text:p>0.304592210233941</text:p>
          </table:table-cell>
          <table:table-cell table:style-name="ce3" office:value-type="float" office:value="0.00210606019438597" calcext:value-type="float">
            <text:p>0.00210606019438597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2" office:value-type="float" office:value="43.8684169769287" calcext:value-type="float">
            <text:p>43.8684169769287</text:p>
          </table:table-cell>
          <table:table-cell table:style-name="ce2" office:value-type="float" office:value="1.11609974908914" calcext:value-type="float">
            <text:p>1.11609974908914</text:p>
          </table:table-cell>
          <table:table-cell table:style-name="ce2" office:value-type="float" office:value="6.30877504348755" calcext:value-type="float">
            <text:p>6.30877504348755</text:p>
          </table:table-cell>
          <table:table-cell table:style-name="ce2" office:value-type="float" office:value="0.195335501874689" calcext:value-type="float">
            <text:p>0.19533550187468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51, 'decision_function_shape': 'ovo', 'degree': 6, 'kernel': 'poly', 'shrinking': True}</text:p>
          </table:table-cell>
          <table:table-cell table:style-name="ce3" office:value-type="float" office:value="0.293902781680247" calcext:value-type="float">
            <text:p>0.293902781680247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2732214571013" calcext:value-type="float">
            <text:p>0.292732214571013</text:p>
          </table:table-cell>
          <table:table-cell table:style-name="ce3" office:value-type="float" office:value="0.000995137528478762" calcext:value-type="float">
            <text:p>0.000995137528478762</text:p>
          </table:table-cell>
          <table:table-cell table:style-name="ce3"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2" office:value-type="float" office:value="45.8182530403137" calcext:value-type="float">
            <text:p>45.8182530403137</text:p>
          </table:table-cell>
          <table:table-cell table:style-name="ce2" office:value-type="float" office:value="1.47545445251201" calcext:value-type="float">
            <text:p>1.47545445251201</text:p>
          </table:table-cell>
          <table:table-cell table:style-name="ce2" office:value-type="float" office:value="6.3452169418335" calcext:value-type="float">
            <text:p>6.3452169418335</text:p>
          </table:table-cell>
          <table:table-cell table:style-name="ce2" office:value-type="float" office:value="0.204798021978718" calcext:value-type="float">
            <text:p>0.204798021978718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51, 'decision_function_shape': 'ovo', 'degree': 6, 'kernel': 'poly', 'shrinking': False}</text:p>
          </table:table-cell>
          <table:table-cell table:style-name="ce3" office:value-type="float" office:value="0.293902781680247" calcext:value-type="float">
            <text:p>0.293902781680247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2732214571013" calcext:value-type="float">
            <text:p>0.292732214571013</text:p>
          </table:table-cell>
          <table:table-cell table:style-name="ce3" office:value-type="float" office:value="0.000995137528478762" calcext:value-type="float">
            <text:p>0.000995137528478762</text:p>
          </table:table-cell>
          <table:table-cell table:style-name="ce3"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float" office:value="43.6930407047272" calcext:value-type="float">
            <text:p>43.6930407047272</text:p>
          </table:table-cell>
          <table:table-cell table:style-name="ce2" office:value-type="float" office:value="0.732958163960954" calcext:value-type="float">
            <text:p>0.732958163960954</text:p>
          </table:table-cell>
          <table:table-cell table:style-name="ce2" office:value-type="float" office:value="6.29906806945801" calcext:value-type="float">
            <text:p>6.29906806945801</text:p>
          </table:table-cell>
          <table:table-cell table:style-name="ce2" office:value-type="float" office:value="0.261712332418175" calcext:value-type="float">
            <text:p>0.261712332418175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51, 'decision_function_shape': 'ovo', 'degree': 7, 'kernel': 'poly', 'shrinking': True}</text:p>
          </table:table-cell>
          <table:table-cell table:style-name="ce3" office:value-type="float" office:value="0.290531048047204" calcext:value-type="float">
            <text:p>0.290531048047204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number-columns-repeated="2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9359722819109" calcext:value-type="float">
            <text:p>0.289359722819109</text:p>
          </table:table-cell>
          <table:table-cell table:style-name="ce3" office:value-type="float" office:value="0.000859049036467001" calcext:value-type="float">
            <text:p>0.000859049036467001</text:p>
          </table:table-cell>
          <table:table-cell table:style-name="ce3"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office:value-type="float" office:value="46.1001622200012" calcext:value-type="float">
            <text:p>46.1001622200012</text:p>
          </table:table-cell>
          <table:table-cell table:style-name="ce2" office:value-type="float" office:value="0.954184345114047" calcext:value-type="float">
            <text:p>0.954184345114047</text:p>
          </table:table-cell>
          <table:table-cell table:style-name="ce2" office:value-type="float" office:value="6.42753520011902" calcext:value-type="float">
            <text:p>6.42753520011902</text:p>
          </table:table-cell>
          <table:table-cell table:style-name="ce2" office:value-type="float" office:value="0.167623356439909" calcext:value-type="float">
            <text:p>0.167623356439909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51, 'decision_function_shape': 'ovo', 'degree': 7, 'kernel': 'poly', 'shrinking': False}</text:p>
          </table:table-cell>
          <table:table-cell table:style-name="ce3" office:value-type="float" office:value="0.290531048047204" calcext:value-type="float">
            <text:p>0.290531048047204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number-columns-repeated="2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9359722819109" calcext:value-type="float">
            <text:p>0.289359722819109</text:p>
          </table:table-cell>
          <table:table-cell table:style-name="ce3" office:value-type="float" office:value="0.000859049036467001" calcext:value-type="float">
            <text:p>0.000859049036467001</text:p>
          </table:table-cell>
          <table:table-cell table:style-name="ce3"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3.9255656719208" calcext:value-type="float">
            <text:p>33.9255656719208</text:p>
          </table:table-cell>
          <table:table-cell table:style-name="ce2" office:value-type="float" office:value="0.745455917400442" calcext:value-type="float">
            <text:p>0.745455917400442</text:p>
          </table:table-cell>
          <table:table-cell table:style-name="ce2" office:value-type="float" office:value="5.4871349811554" calcext:value-type="float">
            <text:p>5.4871349811554</text:p>
          </table:table-cell>
          <table:table-cell table:style-name="ce2" office:value-type="float" office:value="0.200739848898403" calcext:value-type="float">
            <text:p>0.200739848898403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51, 'decision_function_shape': 'ovr', 'degree': 2, 'kernel': 'poly', 'shrinking': True}</text:p>
          </table:table-cell>
          <table:table-cell table:style-name="ce3" office:value-type="float" office:value="0.631076144984546" calcext:value-type="float">
            <text:p>0.631076144984546</text:p>
          </table:table-cell>
          <table:table-cell table:style-name="ce3" office:value-type="float" office:value="0.722596964586847" calcext:value-type="float">
            <text:p>0.722596964586847</text:p>
          </table:table-cell>
          <table:table-cell table:style-name="ce3" office:value-type="float" office:value="0.760258572231591" calcext:value-type="float">
            <text:p>0.760258572231591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699121356034571" calcext:value-type="float">
            <text:p>0.699121356034571</text:p>
          </table:table-cell>
          <table:table-cell table:style-name="ce3" office:value-type="float" office:value="0.0432086659041406" calcext:value-type="float">
            <text:p>0.0432086659041406</text:p>
          </table:table-cell>
          <table:table-cell table:style-name="ce3"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2" office:value-type="float" office:value="32.8089755535126" calcext:value-type="float">
            <text:p>32.8089755535126</text:p>
          </table:table-cell>
          <table:table-cell table:style-name="ce2" office:value-type="float" office:value="0.929716661102624" calcext:value-type="float">
            <text:p>0.929716661102624</text:p>
          </table:table-cell>
          <table:table-cell table:style-name="ce2" office:value-type="float" office:value="5.36407008171082" calcext:value-type="float">
            <text:p>5.36407008171082</text:p>
          </table:table-cell>
          <table:table-cell table:style-name="ce2" office:value-type="float" office:value="0.133340893990427" calcext:value-type="float">
            <text:p>0.13334089399042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51, 'decision_function_shape': 'ovr', 'degree': 2, 'kernel': 'poly', 'shrinking': False}</text:p>
          </table:table-cell>
          <table:table-cell table:style-name="ce3" office:value-type="float" office:value="0.631076144984546" calcext:value-type="float">
            <text:p>0.631076144984546</text:p>
          </table:table-cell>
          <table:table-cell table:style-name="ce3" office:value-type="float" office:value="0.722596964586847" calcext:value-type="float">
            <text:p>0.722596964586847</text:p>
          </table:table-cell>
          <table:table-cell table:style-name="ce3" office:value-type="float" office:value="0.760258572231591" calcext:value-type="float">
            <text:p>0.760258572231591</text:p>
          </table:table-cell>
          <table:table-cell table:style-name="ce3" office:value-type="float" office:value="0.679033164699269" calcext:value-type="float">
            <text:p>0.679033164699269</text:p>
          </table:table-cell>
          <table:table-cell table:style-name="ce3" office:value-type="float" office:value="0.702641933670602" calcext:value-type="float">
            <text:p>0.702641933670602</text:p>
          </table:table-cell>
          <table:table-cell table:style-name="ce3" office:value-type="float" office:value="0.699121356034571" calcext:value-type="float">
            <text:p>0.699121356034571</text:p>
          </table:table-cell>
          <table:table-cell table:style-name="ce3" office:value-type="float" office:value="0.0432086659041406" calcext:value-type="float">
            <text:p>0.0432086659041406</text:p>
          </table:table-cell>
          <table:table-cell table:style-name="ce3"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2" office:value-type="float" office:value="42.1724488735199" calcext:value-type="float">
            <text:p>42.1724488735199</text:p>
          </table:table-cell>
          <table:table-cell table:style-name="ce2" office:value-type="float" office:value="1.03136169308392" calcext:value-type="float">
            <text:p>1.03136169308392</text:p>
          </table:table-cell>
          <table:table-cell table:style-name="ce2" office:value-type="float" office:value="5.99428286552429" calcext:value-type="float">
            <text:p>5.99428286552429</text:p>
          </table:table-cell>
          <table:table-cell table:style-name="ce2" office:value-type="float" office:value="0.228056308474216" calcext:value-type="float">
            <text:p>0.228056308474216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51, 'decision_function_shape': 'ovr', 'degree': 3, 'kernel': 'poly', 'shrinking': True}</text:p>
          </table:table-cell>
          <table:table-cell table:style-name="ce3" office:value-type="float" office:value="0.428491149199213" calcext:value-type="float">
            <text:p>0.428491149199213</text:p>
          </table:table-cell>
          <table:table-cell table:style-name="ce3" office:value-type="float" office:value="0.503372681281619" calcext:value-type="float">
            <text:p>0.503372681281619</text:p>
          </table:table-cell>
          <table:table-cell table:style-name="ce3" office:value-type="float" office:value="0.524732996065205" calcext:value-type="float">
            <text:p>0.524732996065205</text:p>
          </table:table-cell>
          <table:table-cell table:style-name="ce3" office:value-type="float" office:value="0.47920179876335" calcext:value-type="float">
            <text:p>0.47920179876335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851923276476" calcext:value-type="float">
            <text:p>0.4851923276476</text:p>
          </table:table-cell>
          <table:table-cell table:style-name="ce3" office:value-type="float" office:value="0.0321546497511034" calcext:value-type="float">
            <text:p>0.0321546497511034</text:p>
          </table:table-cell>
          <table:table-cell table:style-name="ce3"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office:value-type="float" office:value="40.7131019592285" calcext:value-type="float">
            <text:p>40.7131019592285</text:p>
          </table:table-cell>
          <table:table-cell table:style-name="ce2" office:value-type="float" office:value="0.842526895317006" calcext:value-type="float">
            <text:p>0.842526895317006</text:p>
          </table:table-cell>
          <table:table-cell table:style-name="ce2" office:value-type="float" office:value="5.96802139282227" calcext:value-type="float">
            <text:p>5.96802139282227</text:p>
          </table:table-cell>
          <table:table-cell table:style-name="ce2" office:value-type="float" office:value="0.202882157529896" calcext:value-type="float">
            <text:p>0.202882157529896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51, 'decision_function_shape': 'ovr', 'degree': 3, 'kernel': 'poly', 'shrinking': False}</text:p>
          </table:table-cell>
          <table:table-cell table:style-name="ce3" office:value-type="float" office:value="0.428491149199213" calcext:value-type="float">
            <text:p>0.428491149199213</text:p>
          </table:table-cell>
          <table:table-cell table:style-name="ce3" office:value-type="float" office:value="0.503372681281619" calcext:value-type="float">
            <text:p>0.503372681281619</text:p>
          </table:table-cell>
          <table:table-cell table:style-name="ce3" office:value-type="float" office:value="0.524732996065205" calcext:value-type="float">
            <text:p>0.524732996065205</text:p>
          </table:table-cell>
          <table:table-cell table:style-name="ce3" office:value-type="float" office:value="0.47920179876335" calcext:value-type="float">
            <text:p>0.47920179876335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851923276476" calcext:value-type="float">
            <text:p>0.4851923276476</text:p>
          </table:table-cell>
          <table:table-cell table:style-name="ce3" office:value-type="float" office:value="0.0321546497511034" calcext:value-type="float">
            <text:p>0.0321546497511034</text:p>
          </table:table-cell>
          <table:table-cell table:style-name="ce3"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2" office:value-type="float" office:value="43.9901519775391" calcext:value-type="float">
            <text:p>43.9901519775391</text:p>
          </table:table-cell>
          <table:table-cell table:style-name="ce2" office:value-type="float" office:value="1.06095047816253" calcext:value-type="float">
            <text:p>1.06095047816253</text:p>
          </table:table-cell>
          <table:table-cell table:style-name="ce2" office:value-type="float" office:value="6.22347989082337" calcext:value-type="float">
            <text:p>6.22347989082337</text:p>
          </table:table-cell>
          <table:table-cell table:style-name="ce2" office:value-type="float" office:value="0.187775179933914" calcext:value-type="float">
            <text:p>0.187775179933914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51, 'decision_function_shape': 'ovr', 'degree': 4, 'kernel': 'poly', 'shrinking': True}</text:p>
          </table:table-cell>
          <table:table-cell table:style-name="ce3" office:value-type="float" office:value="0.331272829446474" calcext:value-type="float">
            <text:p>0.331272829446474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59752670039348" calcext:value-type="float">
            <text:p>0.359752670039348</text:p>
          </table:table-cell>
          <table:table-cell table:style-name="ce3" office:value-type="float" office:value="0.345699831365936" calcext:value-type="float">
            <text:p>0.345699831365936</text:p>
          </table:table-cell>
          <table:table-cell table:style-name="ce3" office:value-type="float" office:value="0.350196739741428" calcext:value-type="float">
            <text:p>0.350196739741428</text:p>
          </table:table-cell>
          <table:table-cell table:style-name="ce3" office:value-type="float" office:value="0.348716623224877" calcext:value-type="float">
            <text:p>0.348716623224877</text:p>
          </table:table-cell>
          <table:table-cell table:style-name="ce3" office:value-type="float" office:value="0.0100048577648916" calcext:value-type="float">
            <text:p>0.0100048577648916</text:p>
          </table:table-cell>
          <table:table-cell table:style-name="ce3"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2" office:value-type="float" office:value="45.3888246536255" calcext:value-type="float">
            <text:p>45.3888246536255</text:p>
          </table:table-cell>
          <table:table-cell table:style-name="ce2" office:value-type="float" office:value="0.61552427155015" calcext:value-type="float">
            <text:p>0.61552427155015</text:p>
          </table:table-cell>
          <table:table-cell table:style-name="ce2" office:value-type="float" office:value="6.47570743560791" calcext:value-type="float">
            <text:p>6.47570743560791</text:p>
          </table:table-cell>
          <table:table-cell table:style-name="ce2" office:value-type="float" office:value="0.363288766973303" calcext:value-type="float">
            <text:p>0.363288766973303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51, 'decision_function_shape': 'ovr', 'degree': 4, 'kernel': 'poly', 'shrinking': False}</text:p>
          </table:table-cell>
          <table:table-cell table:style-name="ce3" office:value-type="float" office:value="0.331272829446474" calcext:value-type="float">
            <text:p>0.331272829446474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59752670039348" calcext:value-type="float">
            <text:p>0.359752670039348</text:p>
          </table:table-cell>
          <table:table-cell table:style-name="ce3" office:value-type="float" office:value="0.345699831365936" calcext:value-type="float">
            <text:p>0.345699831365936</text:p>
          </table:table-cell>
          <table:table-cell table:style-name="ce3" office:value-type="float" office:value="0.350196739741428" calcext:value-type="float">
            <text:p>0.350196739741428</text:p>
          </table:table-cell>
          <table:table-cell table:style-name="ce3" office:value-type="float" office:value="0.348716623224877" calcext:value-type="float">
            <text:p>0.348716623224877</text:p>
          </table:table-cell>
          <table:table-cell table:style-name="ce3" office:value-type="float" office:value="0.0100048577648916" calcext:value-type="float">
            <text:p>0.0100048577648916</text:p>
          </table:table-cell>
          <table:table-cell table:style-name="ce3"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2" office:value-type="float" office:value="44.9246517658234" calcext:value-type="float">
            <text:p>44.9246517658234</text:p>
          </table:table-cell>
          <table:table-cell table:style-name="ce2" office:value-type="float" office:value="0.805293574604977" calcext:value-type="float">
            <text:p>0.805293574604977</text:p>
          </table:table-cell>
          <table:table-cell table:style-name="ce2" office:value-type="float" office:value="6.63494777679443" calcext:value-type="float">
            <text:p>6.63494777679443</text:p>
          </table:table-cell>
          <table:table-cell table:style-name="ce2" office:value-type="float" office:value="0.220028755803182" calcext:value-type="float">
            <text:p>0.220028755803182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51, 'decision_function_shape': 'ovr', 'degree': 5, 'kernel': 'poly', 'shrinking': Tru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6632939853851" calcext:value-type="float">
            <text:p>0.306632939853851</text:p>
          </table:table-cell>
          <table:table-cell table:style-name="ce3" office:value-type="float" office:value="0.304592210233941" calcext:value-type="float">
            <text:p>0.304592210233941</text:p>
          </table:table-cell>
          <table:table-cell table:style-name="ce3" office:value-type="float" office:value="0.00210606019438597" calcext:value-type="float">
            <text:p>0.00210606019438597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2" office:value-type="float" office:value="45.3994611740112" calcext:value-type="float">
            <text:p>45.3994611740112</text:p>
          </table:table-cell>
          <table:table-cell table:style-name="ce2" office:value-type="float" office:value="0.850107346463367" calcext:value-type="float">
            <text:p>0.850107346463367</text:p>
          </table:table-cell>
          <table:table-cell table:style-name="ce2" office:value-type="float" office:value="6.31879134178162" calcext:value-type="float">
            <text:p>6.31879134178162</text:p>
          </table:table-cell>
          <table:table-cell table:style-name="ce2" office:value-type="float" office:value="0.232493952733857" calcext:value-type="float">
            <text:p>0.232493952733857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51, 'decision_function_shape': 'ovr', 'degree': 5, 'kernel': 'poly', 'shrinking': Fals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6632939853851" calcext:value-type="float">
            <text:p>0.306632939853851</text:p>
          </table:table-cell>
          <table:table-cell table:style-name="ce3" office:value-type="float" office:value="0.304592210233941" calcext:value-type="float">
            <text:p>0.304592210233941</text:p>
          </table:table-cell>
          <table:table-cell table:style-name="ce3" office:value-type="float" office:value="0.00210606019438597" calcext:value-type="float">
            <text:p>0.00210606019438597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44.6628183364868" calcext:value-type="float">
            <text:p>44.6628183364868</text:p>
          </table:table-cell>
          <table:table-cell table:style-name="ce2" office:value-type="float" office:value="1.22242397934758" calcext:value-type="float">
            <text:p>1.22242397934758</text:p>
          </table:table-cell>
          <table:table-cell table:style-name="ce2" office:value-type="float" office:value="6.40624732971191" calcext:value-type="float">
            <text:p>6.40624732971191</text:p>
          </table:table-cell>
          <table:table-cell table:style-name="ce2" office:value-type="float" office:value="0.185700504482998" calcext:value-type="float">
            <text:p>0.185700504482998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51, 'decision_function_shape': 'ovr', 'degree': 6, 'kernel': 'poly', 'shrinking': True}</text:p>
          </table:table-cell>
          <table:table-cell table:style-name="ce3" office:value-type="float" office:value="0.293902781680247" calcext:value-type="float">
            <text:p>0.293902781680247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2732214571013" calcext:value-type="float">
            <text:p>0.292732214571013</text:p>
          </table:table-cell>
          <table:table-cell table:style-name="ce3" office:value-type="float" office:value="0.000995137528478762" calcext:value-type="float">
            <text:p>0.000995137528478762</text:p>
          </table:table-cell>
          <table:table-cell table:style-name="ce3"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45.6714539527893" calcext:value-type="float">
            <text:p>45.6714539527893</text:p>
          </table:table-cell>
          <table:table-cell table:style-name="ce2" office:value-type="float" office:value="1.33622691395945" calcext:value-type="float">
            <text:p>1.33622691395945</text:p>
          </table:table-cell>
          <table:table-cell table:style-name="ce2" office:value-type="float" office:value="6.32289705276489" calcext:value-type="float">
            <text:p>6.32289705276489</text:p>
          </table:table-cell>
          <table:table-cell table:style-name="ce2" office:value-type="float" office:value="0.163511630972473" calcext:value-type="float">
            <text:p>0.163511630972473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51, 'decision_function_shape': 'ovr', 'degree': 6, 'kernel': 'poly', 'shrinking': False}</text:p>
          </table:table-cell>
          <table:table-cell table:style-name="ce3" office:value-type="float" office:value="0.293902781680247" calcext:value-type="float">
            <text:p>0.293902781680247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2017987633502" calcext:value-type="float">
            <text:p>0.292017987633502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2732214571013" calcext:value-type="float">
            <text:p>0.292732214571013</text:p>
          </table:table-cell>
          <table:table-cell table:style-name="ce3" office:value-type="float" office:value="0.000995137528478762" calcext:value-type="float">
            <text:p>0.000995137528478762</text:p>
          </table:table-cell>
          <table:table-cell table:style-name="ce3"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2" office:value-type="float" office:value="43.8323407173157" calcext:value-type="float">
            <text:p>43.8323407173157</text:p>
          </table:table-cell>
          <table:table-cell table:style-name="ce2" office:value-type="float" office:value="1.10730051549271" calcext:value-type="float">
            <text:p>1.10730051549271</text:p>
          </table:table-cell>
          <table:table-cell table:style-name="ce2" office:value-type="float" office:value="6.32251558303833" calcext:value-type="float">
            <text:p>6.32251558303833</text:p>
          </table:table-cell>
          <table:table-cell table:style-name="ce2" office:value-type="float" office:value="0.199209992990794" calcext:value-type="float">
            <text:p>0.199209992990794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51, 'decision_function_shape': 'ovr', 'degree': 7, 'kernel': 'poly', 'shrinking': True}</text:p>
          </table:table-cell>
          <table:table-cell table:style-name="ce3" office:value-type="float" office:value="0.290531048047204" calcext:value-type="float">
            <text:p>0.290531048047204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number-columns-repeated="2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9359722819109" calcext:value-type="float">
            <text:p>0.289359722819109</text:p>
          </table:table-cell>
          <table:table-cell table:style-name="ce3" office:value-type="float" office:value="0.000859049036467001" calcext:value-type="float">
            <text:p>0.000859049036467001</text:p>
          </table:table-cell>
          <table:table-cell table:style-name="ce3"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office:value-type="float" office:value="46.0468880176544" calcext:value-type="float">
            <text:p>46.0468880176544</text:p>
          </table:table-cell>
          <table:table-cell table:style-name="ce2" office:value-type="float" office:value="1.01816854233563" calcext:value-type="float">
            <text:p>1.01816854233563</text:p>
          </table:table-cell>
          <table:table-cell table:style-name="ce2" office:value-type="float" office:value="6.39296708106995" calcext:value-type="float">
            <text:p>6.39296708106995</text:p>
          </table:table-cell>
          <table:table-cell table:style-name="ce2" office:value-type="float" office:value="0.183891667307708" calcext:value-type="float">
            <text:p>0.183891667307708</text:p>
          </table:table-cell>
          <table:table-cell table:style-name="ce2" office:value-type="float" office:value="0.509999990463257" calcext:value-type="float">
            <text:p>0.50999999046325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51, 'decision_function_shape': 'ovr', 'degree': 7, 'kernel': 'poly', 'shrinking': False}</text:p>
          </table:table-cell>
          <table:table-cell table:style-name="ce3" office:value-type="float" office:value="0.290531048047204" calcext:value-type="float">
            <text:p>0.290531048047204</text:p>
          </table:table-cell>
          <table:table-cell table:number-columns-repeated="2" table:style-name="ce3" office:value-type="float" office:value="0.289769533445756" calcext:value-type="float">
            <text:p>0.289769533445756</text:p>
          </table:table-cell>
          <table:table-cell table:number-columns-repeated="2" table:style-name="ce3" office:value-type="float" office:value="0.288364249578415" calcext:value-type="float">
            <text:p>0.288364249578415</text:p>
          </table:table-cell>
          <table:table-cell table:style-name="ce3" office:value-type="float" office:value="0.289359722819109" calcext:value-type="float">
            <text:p>0.289359722819109</text:p>
          </table:table-cell>
          <table:table-cell table:style-name="ce3" office:value-type="float" office:value="0.000859049036467001" calcext:value-type="float">
            <text:p>0.000859049036467001</text:p>
          </table:table-cell>
          <table:table-cell table:style-name="ce3"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2" office:value-type="float" office:value="34.1048419952393" calcext:value-type="float">
            <text:p>34.1048419952393</text:p>
          </table:table-cell>
          <table:table-cell table:style-name="ce2" office:value-type="float" office:value="0.716297098429632" calcext:value-type="float">
            <text:p>0.716297098429632</text:p>
          </table:table-cell>
          <table:table-cell table:style-name="ce2" office:value-type="float" office:value="5.48657474517822" calcext:value-type="float">
            <text:p>5.48657474517822</text:p>
          </table:table-cell>
          <table:table-cell table:style-name="ce2" office:value-type="float" office:value="0.197251665747368" calcext:value-type="float">
            <text:p>0.19725166574736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61, 'decision_function_shape': 'ovo', 'degree': 2, 'kernel': 'poly', 'shrinking': True}</text:p>
          </table:table-cell>
          <table:table-cell table:style-name="ce3" office:value-type="float" office:value="0.640629390278168" calcext:value-type="float">
            <text:p>0.640629390278168</text:p>
          </table:table-cell>
          <table:table-cell table:style-name="ce3" office:value-type="float" office:value="0.734120292299044" calcext:value-type="float">
            <text:p>0.734120292299044</text:p>
          </table:table-cell>
          <table:table-cell table:style-name="ce3" office:value-type="float" office:value="0.767284991568297" calcext:value-type="float">
            <text:p>0.767284991568297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0674536256324" calcext:value-type="float">
            <text:p>0.700674536256324</text:p>
          </table:table-cell>
          <table:table-cell table:style-name="ce3" office:value-type="float" office:value="0.704854377212463" calcext:value-type="float">
            <text:p>0.704854377212463</text:p>
          </table:table-cell>
          <table:table-cell table:style-name="ce3" office:value-type="float" office:value="0.0434485874868615" calcext:value-type="float">
            <text:p>0.043448587486861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2" office:value-type="float" office:value="32.8571707725525" calcext:value-type="float">
            <text:p>32.8571707725525</text:p>
          </table:table-cell>
          <table:table-cell table:style-name="ce2" office:value-type="float" office:value="0.873936329719261" calcext:value-type="float">
            <text:p>0.873936329719261</text:p>
          </table:table-cell>
          <table:table-cell table:style-name="ce2" office:value-type="float" office:value="5.3621913433075" calcext:value-type="float">
            <text:p>5.3621913433075</text:p>
          </table:table-cell>
          <table:table-cell table:style-name="ce2" office:value-type="float" office:value="0.136963501829857" calcext:value-type="float">
            <text:p>0.136963501829857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61, 'decision_function_shape': 'ovo', 'degree': 2, 'kernel': 'poly', 'shrinking': False}</text:p>
          </table:table-cell>
          <table:table-cell table:style-name="ce3" office:value-type="float" office:value="0.640629390278168" calcext:value-type="float">
            <text:p>0.640629390278168</text:p>
          </table:table-cell>
          <table:table-cell table:style-name="ce3" office:value-type="float" office:value="0.734120292299044" calcext:value-type="float">
            <text:p>0.734120292299044</text:p>
          </table:table-cell>
          <table:table-cell table:style-name="ce3" office:value-type="float" office:value="0.767284991568297" calcext:value-type="float">
            <text:p>0.767284991568297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0674536256324" calcext:value-type="float">
            <text:p>0.700674536256324</text:p>
          </table:table-cell>
          <table:table-cell table:style-name="ce3" office:value-type="float" office:value="0.704854377212463" calcext:value-type="float">
            <text:p>0.704854377212463</text:p>
          </table:table-cell>
          <table:table-cell table:style-name="ce3" office:value-type="float" office:value="0.0434485874868615" calcext:value-type="float">
            <text:p>0.043448587486861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2" office:value-type="float" office:value="42.4276957511902" calcext:value-type="float">
            <text:p>42.4276957511902</text:p>
          </table:table-cell>
          <table:table-cell table:style-name="ce2" office:value-type="float" office:value="0.628874068865793" calcext:value-type="float">
            <text:p>0.628874068865793</text:p>
          </table:table-cell>
          <table:table-cell table:style-name="ce2" office:value-type="float" office:value="5.99317288398743" calcext:value-type="float">
            <text:p>5.99317288398743</text:p>
          </table:table-cell>
          <table:table-cell table:style-name="ce2" office:value-type="float" office:value="0.271855853279214" calcext:value-type="float">
            <text:p>0.27185585327921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61, 'decision_function_shape': 'ovo', 'degree': 3, 'kernel': 'poly', 'shrinking': True}</text:p>
          </table:table-cell>
          <table:table-cell table:style-name="ce3" office:value-type="float" office:value="0.449564484405732" calcext:value-type="float">
            <text:p>0.449564484405732</text:p>
          </table:table-cell>
          <table:table-cell table:style-name="ce3" office:value-type="float" office:value="0.529510961214165" calcext:value-type="float">
            <text:p>0.529510961214165</text:p>
          </table:table-cell>
          <table:table-cell table:style-name="ce3" office:value-type="float" office:value="0.561270376616077" calcext:value-type="float">
            <text:p>0.561270376616077</text:p>
          </table:table-cell>
          <table:table-cell table:style-name="ce3" office:value-type="float" office:value="0.50955593029792" calcext:value-type="float">
            <text:p>0.50955593029792</text:p>
          </table:table-cell>
          <table:table-cell table:style-name="ce3" office:value-type="float" office:value="0.523608768971332" calcext:value-type="float">
            <text:p>0.523608768971332</text:p>
          </table:table-cell>
          <table:table-cell table:style-name="ce3" office:value-type="float" office:value="0.514702104301045" calcext:value-type="float">
            <text:p>0.514702104301045</text:p>
          </table:table-cell>
          <table:table-cell table:style-name="ce3" office:value-type="float" office:value="0.0367059328652082" calcext:value-type="float">
            <text:p>0.0367059328652082</text:p>
          </table:table-cell>
          <table:table-cell table:style-name="ce3"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2" office:value-type="float" office:value="40.892453289032" calcext:value-type="float">
            <text:p>40.892453289032</text:p>
          </table:table-cell>
          <table:table-cell table:style-name="ce2" office:value-type="float" office:value="0.952467923646101" calcext:value-type="float">
            <text:p>0.952467923646101</text:p>
          </table:table-cell>
          <table:table-cell table:style-name="ce2" office:value-type="float" office:value="5.9530571937561" calcext:value-type="float">
            <text:p>5.9530571937561</text:p>
          </table:table-cell>
          <table:table-cell table:style-name="ce2" office:value-type="float" office:value="0.188544713118214" calcext:value-type="float">
            <text:p>0.18854471311821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61, 'decision_function_shape': 'ovo', 'degree': 3, 'kernel': 'poly', 'shrinking': False}</text:p>
          </table:table-cell>
          <table:table-cell table:style-name="ce3" office:value-type="float" office:value="0.449564484405732" calcext:value-type="float">
            <text:p>0.449564484405732</text:p>
          </table:table-cell>
          <table:table-cell table:style-name="ce3" office:value-type="float" office:value="0.529510961214165" calcext:value-type="float">
            <text:p>0.529510961214165</text:p>
          </table:table-cell>
          <table:table-cell table:style-name="ce3" office:value-type="float" office:value="0.561270376616077" calcext:value-type="float">
            <text:p>0.561270376616077</text:p>
          </table:table-cell>
          <table:table-cell table:style-name="ce3" office:value-type="float" office:value="0.50955593029792" calcext:value-type="float">
            <text:p>0.50955593029792</text:p>
          </table:table-cell>
          <table:table-cell table:style-name="ce3" office:value-type="float" office:value="0.523608768971332" calcext:value-type="float">
            <text:p>0.523608768971332</text:p>
          </table:table-cell>
          <table:table-cell table:style-name="ce3" office:value-type="float" office:value="0.514702104301045" calcext:value-type="float">
            <text:p>0.514702104301045</text:p>
          </table:table-cell>
          <table:table-cell table:style-name="ce3" office:value-type="float" office:value="0.0367059328652082" calcext:value-type="float">
            <text:p>0.0367059328652082</text:p>
          </table:table-cell>
          <table:table-cell table:style-name="ce3"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2" office:value-type="float" office:value="44.4324924945831" calcext:value-type="float">
            <text:p>44.4324924945831</text:p>
          </table:table-cell>
          <table:table-cell table:style-name="ce2" office:value-type="float" office:value="1.09852176144968" calcext:value-type="float">
            <text:p>1.09852176144968</text:p>
          </table:table-cell>
          <table:table-cell table:style-name="ce2" office:value-type="float" office:value="6.23092555999756" calcext:value-type="float">
            <text:p>6.23092555999756</text:p>
          </table:table-cell>
          <table:table-cell table:style-name="ce2" office:value-type="float" office:value="0.188806254413028" calcext:value-type="float">
            <text:p>0.18880625441302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61, 'decision_function_shape': 'ovo', 'degree': 4, 'kernel': 'poly', 'shrinking': True}</text:p>
          </table:table-cell>
          <table:table-cell table:style-name="ce3" office:value-type="float" office:value="0.345040741781399" calcext:value-type="float">
            <text:p>0.345040741781399</text:p>
          </table:table-cell>
          <table:table-cell table:style-name="ce3" office:value-type="float" office:value="0.381675098369871" calcext:value-type="float">
            <text:p>0.381675098369871</text:p>
          </table:table-cell>
          <table:table-cell table:style-name="ce3" office:value-type="float" office:value="0.381394041596403" calcext:value-type="float">
            <text:p>0.381394041596403</text:p>
          </table:table-cell>
          <table:table-cell table:style-name="ce3" office:value-type="float" office:value="0.35947161326588" calcext:value-type="float">
            <text:p>0.35947161326588</text:p>
          </table:table-cell>
          <table:table-cell table:style-name="ce3" office:value-type="float" office:value="0.368465430016863" calcext:value-type="float">
            <text:p>0.368465430016863</text:p>
          </table:table-cell>
          <table:table-cell table:style-name="ce3" office:value-type="float" office:value="0.367209385006083" calcext:value-type="float">
            <text:p>0.367209385006083</text:p>
          </table:table-cell>
          <table:table-cell table:style-name="ce3" office:value-type="float" office:value="0.0138806401055893" calcext:value-type="float">
            <text:p>0.0138806401055893</text:p>
          </table:table-cell>
          <table:table-cell table:style-name="ce3" office:value-type="float" office:value="457" calcext:value-type="float">
            <text:p>457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2" office:value-type="float" office:value="45.0878398418427" calcext:value-type="float">
            <text:p>45.0878398418427</text:p>
          </table:table-cell>
          <table:table-cell table:style-name="ce2" office:value-type="float" office:value="0.318436943947847" calcext:value-type="float">
            <text:p>0.318436943947847</text:p>
          </table:table-cell>
          <table:table-cell table:style-name="ce2" office:value-type="float" office:value="6.4181037902832" calcext:value-type="float">
            <text:p>6.4181037902832</text:p>
          </table:table-cell>
          <table:table-cell table:style-name="ce2" office:value-type="float" office:value="0.347091591366154" calcext:value-type="float">
            <text:p>0.34709159136615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61, 'decision_function_shape': 'ovo', 'degree': 4, 'kernel': 'poly', 'shrinking': False}</text:p>
          </table:table-cell>
          <table:table-cell table:style-name="ce3" office:value-type="float" office:value="0.345040741781399" calcext:value-type="float">
            <text:p>0.345040741781399</text:p>
          </table:table-cell>
          <table:table-cell table:style-name="ce3" office:value-type="float" office:value="0.381675098369871" calcext:value-type="float">
            <text:p>0.381675098369871</text:p>
          </table:table-cell>
          <table:table-cell table:style-name="ce3" office:value-type="float" office:value="0.381394041596403" calcext:value-type="float">
            <text:p>0.381394041596403</text:p>
          </table:table-cell>
          <table:table-cell table:style-name="ce3" office:value-type="float" office:value="0.35947161326588" calcext:value-type="float">
            <text:p>0.35947161326588</text:p>
          </table:table-cell>
          <table:table-cell table:style-name="ce3" office:value-type="float" office:value="0.368465430016863" calcext:value-type="float">
            <text:p>0.368465430016863</text:p>
          </table:table-cell>
          <table:table-cell table:style-name="ce3" office:value-type="float" office:value="0.367209385006083" calcext:value-type="float">
            <text:p>0.367209385006083</text:p>
          </table:table-cell>
          <table:table-cell table:style-name="ce3" office:value-type="float" office:value="0.0138806401055893" calcext:value-type="float">
            <text:p>0.0138806401055893</text:p>
          </table:table-cell>
          <table:table-cell table:style-name="ce3" office:value-type="float" office:value="457" calcext:value-type="float">
            <text:p>457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44.9288625240326" calcext:value-type="float">
            <text:p>44.9288625240326</text:p>
          </table:table-cell>
          <table:table-cell table:style-name="ce2" office:value-type="float" office:value="0.835499907789377" calcext:value-type="float">
            <text:p>0.835499907789377</text:p>
          </table:table-cell>
          <table:table-cell table:style-name="ce2" office:value-type="float" office:value="6.54810833930969" calcext:value-type="float">
            <text:p>6.54810833930969</text:p>
          </table:table-cell>
          <table:table-cell table:style-name="ce2" office:value-type="float" office:value="0.288568661027166" calcext:value-type="float">
            <text:p>0.288568661027166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61, 'decision_function_shape': 'ovo', 'degree': 5, 'kernel': 'poly', 'shrinking': True}</text:p>
          </table:table-cell>
          <table:table-cell table:style-name="ce3" office:value-type="float" office:value="0.308513627423434" calcext:value-type="float">
            <text:p>0.308513627423434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15064643057898" calcext:value-type="float">
            <text:p>0.315064643057898</text:p>
          </table:table-cell>
          <table:table-cell table:style-name="ce3" office:value-type="float" office:value="0.309724564362001" calcext:value-type="float">
            <text:p>0.309724564362001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3023692319987" calcext:value-type="float">
            <text:p>0.313023692319987</text:p>
          </table:table-cell>
          <table:table-cell table:style-name="ce3" office:value-type="float" office:value="0.0035252747863305" calcext:value-type="float">
            <text:p>0.0035252747863305</text:p>
          </table:table-cell>
          <table:table-cell table:style-name="ce3"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2" office:value-type="float" office:value="45.6762057304382" calcext:value-type="float">
            <text:p>45.6762057304382</text:p>
          </table:table-cell>
          <table:table-cell table:style-name="ce2" office:value-type="float" office:value="1.06816192719399" calcext:value-type="float">
            <text:p>1.06816192719399</text:p>
          </table:table-cell>
          <table:table-cell table:style-name="ce2" office:value-type="float" office:value="6.3781765460968" calcext:value-type="float">
            <text:p>6.3781765460968</text:p>
          </table:table-cell>
          <table:table-cell table:style-name="ce2" office:value-type="float" office:value="0.228095156987914" calcext:value-type="float">
            <text:p>0.22809515698791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61, 'decision_function_shape': 'ovo', 'degree': 5, 'kernel': 'poly', 'shrinking': False}</text:p>
          </table:table-cell>
          <table:table-cell table:style-name="ce3" office:value-type="float" office:value="0.308513627423434" calcext:value-type="float">
            <text:p>0.308513627423434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15064643057898" calcext:value-type="float">
            <text:p>0.315064643057898</text:p>
          </table:table-cell>
          <table:table-cell table:style-name="ce3" office:value-type="float" office:value="0.309724564362001" calcext:value-type="float">
            <text:p>0.309724564362001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3023692319987" calcext:value-type="float">
            <text:p>0.313023692319987</text:p>
          </table:table-cell>
          <table:table-cell table:style-name="ce3" office:value-type="float" office:value="0.0035252747863305" calcext:value-type="float">
            <text:p>0.0035252747863305</text:p>
          </table:table-cell>
          <table:table-cell table:style-name="ce3"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2" office:value-type="float" office:value="44.6913412094116" calcext:value-type="float">
            <text:p>44.6913412094116</text:p>
          </table:table-cell>
          <table:table-cell table:style-name="ce2" office:value-type="float" office:value="1.19764842296415" calcext:value-type="float">
            <text:p>1.19764842296415</text:p>
          </table:table-cell>
          <table:table-cell table:style-name="ce2" office:value-type="float" office:value="6.40826358795166" calcext:value-type="float">
            <text:p>6.40826358795166</text:p>
          </table:table-cell>
          <table:table-cell table:style-name="ce2" office:value-type="float" office:value="0.211472116404435" calcext:value-type="float">
            <text:p>0.21147211640443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61, 'decision_function_shape': 'ovo', 'degree': 6, 'kernel': 'poly', 'shrinking': True}</text:p>
          </table:table-cell>
          <table:table-cell table:style-name="ce3" office:value-type="float" office:value="0.298117448721551" calcext:value-type="float">
            <text:p>0.298117448721551</text:p>
          </table:table-cell>
          <table:table-cell table:style-name="ce3" office:value-type="float" office:value="0.29707700955593" calcext:value-type="float">
            <text:p>0.29707700955593</text:p>
          </table:table-cell>
          <table:table-cell table:style-name="ce3" office:value-type="float" office:value="0.296233839235526" calcext:value-type="float">
            <text:p>0.296233839235526</text:p>
          </table:table-cell>
          <table:table-cell table:style-name="ce3" office:value-type="float" office:value="0.29398538504778" calcext:value-type="float">
            <text:p>0.29398538504778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6160870295182" calcext:value-type="float">
            <text:p>0.296160870295182</text:p>
          </table:table-cell>
          <table:table-cell table:style-name="ce3" office:value-type="float" office:value="0.00141412736183027" calcext:value-type="float">
            <text:p>0.00141412736183027</text:p>
          </table:table-cell>
          <table:table-cell table:style-name="ce3"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2" office:value-type="float" office:value="46.1597725868225" calcext:value-type="float">
            <text:p>46.1597725868225</text:p>
          </table:table-cell>
          <table:table-cell table:style-name="ce2" office:value-type="float" office:value="0.816782191967202" calcext:value-type="float">
            <text:p>0.816782191967202</text:p>
          </table:table-cell>
          <table:table-cell table:style-name="ce2" office:value-type="float" office:value="6.40006656646729" calcext:value-type="float">
            <text:p>6.40006656646729</text:p>
          </table:table-cell>
          <table:table-cell table:style-name="ce2" office:value-type="float" office:value="0.241664169799806" calcext:value-type="float">
            <text:p>0.241664169799806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61, 'decision_function_shape': 'ovo', 'degree': 6, 'kernel': 'poly', 'shrinking': False}</text:p>
          </table:table-cell>
          <table:table-cell table:style-name="ce3" office:value-type="float" office:value="0.298117448721551" calcext:value-type="float">
            <text:p>0.298117448721551</text:p>
          </table:table-cell>
          <table:table-cell table:style-name="ce3" office:value-type="float" office:value="0.29707700955593" calcext:value-type="float">
            <text:p>0.29707700955593</text:p>
          </table:table-cell>
          <table:table-cell table:style-name="ce3" office:value-type="float" office:value="0.296233839235526" calcext:value-type="float">
            <text:p>0.296233839235526</text:p>
          </table:table-cell>
          <table:table-cell table:style-name="ce3" office:value-type="float" office:value="0.29398538504778" calcext:value-type="float">
            <text:p>0.29398538504778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6160870295182" calcext:value-type="float">
            <text:p>0.296160870295182</text:p>
          </table:table-cell>
          <table:table-cell table:style-name="ce3" office:value-type="float" office:value="0.00141412736183027" calcext:value-type="float">
            <text:p>0.00141412736183027</text:p>
          </table:table-cell>
          <table:table-cell table:style-name="ce3"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2" office:value-type="float" office:value="44.0262718677521" calcext:value-type="float">
            <text:p>44.0262718677521</text:p>
          </table:table-cell>
          <table:table-cell table:style-name="ce2" office:value-type="float" office:value="0.961471340780678" calcext:value-type="float">
            <text:p>0.961471340780678</text:p>
          </table:table-cell>
          <table:table-cell table:style-name="ce2" office:value-type="float" office:value="6.3342839717865" calcext:value-type="float">
            <text:p>6.3342839717865</text:p>
          </table:table-cell>
          <table:table-cell table:style-name="ce2" office:value-type="float" office:value="0.207844837319388" calcext:value-type="float">
            <text:p>0.20784483731938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61, 'decision_function_shape': 'ovo', 'degree': 7, 'kernel': 'poly', 'shrinking': True}</text:p>
          </table:table-cell>
          <table:table-cell table:style-name="ce3" office:value-type="float" office:value="0.292497892666479" calcext:value-type="float">
            <text:p>0.292497892666479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0331646992693" calcext:value-type="float">
            <text:p>0.29033164699269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0050590219224" calcext:value-type="float">
            <text:p>0.290050590219224</text:p>
          </table:table-cell>
          <table:table-cell table:style-name="ce3" office:value-type="float" office:value="0.291158375610305" calcext:value-type="float">
            <text:p>0.291158375610305</text:p>
          </table:table-cell>
          <table:table-cell table:style-name="ce3" office:value-type="float" office:value="0.000898884990444562" calcext:value-type="float">
            <text:p>0.000898884990444562</text:p>
          </table:table-cell>
          <table:table-cell table:style-name="ce3"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2" office:value-type="float" office:value="45.868590927124" calcext:value-type="float">
            <text:p>45.868590927124</text:p>
          </table:table-cell>
          <table:table-cell table:style-name="ce2" office:value-type="float" office:value="1.18841027246933" calcext:value-type="float">
            <text:p>1.18841027246933</text:p>
          </table:table-cell>
          <table:table-cell table:style-name="ce2" office:value-type="float" office:value="6.41119451522827" calcext:value-type="float">
            <text:p>6.41119451522827</text:p>
          </table:table-cell>
          <table:table-cell table:style-name="ce2" office:value-type="float" office:value="0.138605512029608" calcext:value-type="float">
            <text:p>0.13860551202960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61, 'decision_function_shape': 'ovo', 'degree': 7, 'kernel': 'poly', 'shrinking': False}</text:p>
          </table:table-cell>
          <table:table-cell table:style-name="ce3" office:value-type="float" office:value="0.292497892666479" calcext:value-type="float">
            <text:p>0.292497892666479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0331646992693" calcext:value-type="float">
            <text:p>0.29033164699269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0050590219224" calcext:value-type="float">
            <text:p>0.290050590219224</text:p>
          </table:table-cell>
          <table:table-cell table:style-name="ce3" office:value-type="float" office:value="0.291158375610305" calcext:value-type="float">
            <text:p>0.291158375610305</text:p>
          </table:table-cell>
          <table:table-cell table:style-name="ce3" office:value-type="float" office:value="0.000898884990444562" calcext:value-type="float">
            <text:p>0.000898884990444562</text:p>
          </table:table-cell>
          <table:table-cell table:style-name="ce3"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2" office:value-type="float" office:value="33.9111706256866" calcext:value-type="float">
            <text:p>33.9111706256866</text:p>
          </table:table-cell>
          <table:table-cell table:style-name="ce2" office:value-type="float" office:value="0.696306441017497" calcext:value-type="float">
            <text:p>0.696306441017497</text:p>
          </table:table-cell>
          <table:table-cell table:style-name="ce2" office:value-type="float" office:value="5.41314120292664" calcext:value-type="float">
            <text:p>5.41314120292664</text:p>
          </table:table-cell>
          <table:table-cell table:style-name="ce2" office:value-type="float" office:value="0.279398853680965" calcext:value-type="float">
            <text:p>0.27939885368096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61, 'decision_function_shape': 'ovr', 'degree': 2, 'kernel': 'poly', 'shrinking': True}</text:p>
          </table:table-cell>
          <table:table-cell table:style-name="ce3" office:value-type="float" office:value="0.640629390278168" calcext:value-type="float">
            <text:p>0.640629390278168</text:p>
          </table:table-cell>
          <table:table-cell table:style-name="ce3" office:value-type="float" office:value="0.734120292299044" calcext:value-type="float">
            <text:p>0.734120292299044</text:p>
          </table:table-cell>
          <table:table-cell table:style-name="ce3" office:value-type="float" office:value="0.767284991568297" calcext:value-type="float">
            <text:p>0.767284991568297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0674536256324" calcext:value-type="float">
            <text:p>0.700674536256324</text:p>
          </table:table-cell>
          <table:table-cell table:style-name="ce3" office:value-type="float" office:value="0.704854377212463" calcext:value-type="float">
            <text:p>0.704854377212463</text:p>
          </table:table-cell>
          <table:table-cell table:style-name="ce3" office:value-type="float" office:value="0.0434485874868615" calcext:value-type="float">
            <text:p>0.043448587486861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2" office:value-type="float" office:value="32.8466522216797" calcext:value-type="float">
            <text:p>32.8466522216797</text:p>
          </table:table-cell>
          <table:table-cell table:style-name="ce2" office:value-type="float" office:value="0.886968027312703" calcext:value-type="float">
            <text:p>0.886968027312703</text:p>
          </table:table-cell>
          <table:table-cell table:style-name="ce2" office:value-type="float" office:value="5.3615514755249" calcext:value-type="float">
            <text:p>5.3615514755249</text:p>
          </table:table-cell>
          <table:table-cell table:style-name="ce2" office:value-type="float" office:value="0.16623498142907" calcext:value-type="float">
            <text:p>0.16623498142907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61, 'decision_function_shape': 'ovr', 'degree': 2, 'kernel': 'poly', 'shrinking': False}</text:p>
          </table:table-cell>
          <table:table-cell table:style-name="ce3" office:value-type="float" office:value="0.640629390278168" calcext:value-type="float">
            <text:p>0.640629390278168</text:p>
          </table:table-cell>
          <table:table-cell table:style-name="ce3" office:value-type="float" office:value="0.734120292299044" calcext:value-type="float">
            <text:p>0.734120292299044</text:p>
          </table:table-cell>
          <table:table-cell table:style-name="ce3" office:value-type="float" office:value="0.767284991568297" calcext:value-type="float">
            <text:p>0.767284991568297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0674536256324" calcext:value-type="float">
            <text:p>0.700674536256324</text:p>
          </table:table-cell>
          <table:table-cell table:style-name="ce3" office:value-type="float" office:value="0.704854377212463" calcext:value-type="float">
            <text:p>0.704854377212463</text:p>
          </table:table-cell>
          <table:table-cell table:style-name="ce3" office:value-type="float" office:value="0.0434485874868615" calcext:value-type="float">
            <text:p>0.043448587486861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2" office:value-type="float" office:value="42.9368552207947" calcext:value-type="float">
            <text:p>42.9368552207947</text:p>
          </table:table-cell>
          <table:table-cell table:style-name="ce2" office:value-type="float" office:value="0.455454355536455" calcext:value-type="float">
            <text:p>0.455454355536455</text:p>
          </table:table-cell>
          <table:table-cell table:style-name="ce2" office:value-type="float" office:value="6.44141464233398" calcext:value-type="float">
            <text:p>6.44141464233398</text:p>
          </table:table-cell>
          <table:table-cell table:style-name="ce2" office:value-type="float" office:value="0.737581053353789" calcext:value-type="float">
            <text:p>0.737581053353789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61, 'decision_function_shape': 'ovr', 'degree': 3, 'kernel': 'poly', 'shrinking': True}</text:p>
          </table:table-cell>
          <table:table-cell table:style-name="ce3" office:value-type="float" office:value="0.449564484405732" calcext:value-type="float">
            <text:p>0.449564484405732</text:p>
          </table:table-cell>
          <table:table-cell table:style-name="ce3" office:value-type="float" office:value="0.529510961214165" calcext:value-type="float">
            <text:p>0.529510961214165</text:p>
          </table:table-cell>
          <table:table-cell table:style-name="ce3" office:value-type="float" office:value="0.561270376616077" calcext:value-type="float">
            <text:p>0.561270376616077</text:p>
          </table:table-cell>
          <table:table-cell table:style-name="ce3" office:value-type="float" office:value="0.50955593029792" calcext:value-type="float">
            <text:p>0.50955593029792</text:p>
          </table:table-cell>
          <table:table-cell table:style-name="ce3" office:value-type="float" office:value="0.523608768971332" calcext:value-type="float">
            <text:p>0.523608768971332</text:p>
          </table:table-cell>
          <table:table-cell table:style-name="ce3" office:value-type="float" office:value="0.514702104301045" calcext:value-type="float">
            <text:p>0.514702104301045</text:p>
          </table:table-cell>
          <table:table-cell table:style-name="ce3" office:value-type="float" office:value="0.0367059328652082" calcext:value-type="float">
            <text:p>0.0367059328652082</text:p>
          </table:table-cell>
          <table:table-cell table:style-name="ce3"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2" office:value-type="float" office:value="42.6823349475861" calcext:value-type="float">
            <text:p>42.6823349475861</text:p>
          </table:table-cell>
          <table:table-cell table:style-name="ce2" office:value-type="float" office:value="0.958887297253389" calcext:value-type="float">
            <text:p>0.958887297253389</text:p>
          </table:table-cell>
          <table:table-cell table:style-name="ce2" office:value-type="float" office:value="6.31525831222534" calcext:value-type="float">
            <text:p>6.31525831222534</text:p>
          </table:table-cell>
          <table:table-cell table:style-name="ce2" office:value-type="float" office:value="0.215719158167408" calcext:value-type="float">
            <text:p>0.215719158167408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61, 'decision_function_shape': 'ovr', 'degree': 3, 'kernel': 'poly', 'shrinking': False}</text:p>
          </table:table-cell>
          <table:table-cell table:style-name="ce3" office:value-type="float" office:value="0.449564484405732" calcext:value-type="float">
            <text:p>0.449564484405732</text:p>
          </table:table-cell>
          <table:table-cell table:style-name="ce3" office:value-type="float" office:value="0.529510961214165" calcext:value-type="float">
            <text:p>0.529510961214165</text:p>
          </table:table-cell>
          <table:table-cell table:style-name="ce3" office:value-type="float" office:value="0.561270376616077" calcext:value-type="float">
            <text:p>0.561270376616077</text:p>
          </table:table-cell>
          <table:table-cell table:style-name="ce3" office:value-type="float" office:value="0.50955593029792" calcext:value-type="float">
            <text:p>0.50955593029792</text:p>
          </table:table-cell>
          <table:table-cell table:style-name="ce3" office:value-type="float" office:value="0.523608768971332" calcext:value-type="float">
            <text:p>0.523608768971332</text:p>
          </table:table-cell>
          <table:table-cell table:style-name="ce3" office:value-type="float" office:value="0.514702104301045" calcext:value-type="float">
            <text:p>0.514702104301045</text:p>
          </table:table-cell>
          <table:table-cell table:style-name="ce3" office:value-type="float" office:value="0.0367059328652082" calcext:value-type="float">
            <text:p>0.0367059328652082</text:p>
          </table:table-cell>
          <table:table-cell table:style-name="ce3" office:value-type="float" office:value="357" calcext:value-type="float">
            <text:p>357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47.0273339271545" calcext:value-type="float">
            <text:p>47.0273339271545</text:p>
          </table:table-cell>
          <table:table-cell table:style-name="ce2" office:value-type="float" office:value="1.06802527686698" calcext:value-type="float">
            <text:p>1.06802527686698</text:p>
          </table:table-cell>
          <table:table-cell table:style-name="ce2" office:value-type="float" office:value="6.49093704223633" calcext:value-type="float">
            <text:p>6.49093704223633</text:p>
          </table:table-cell>
          <table:table-cell table:style-name="ce2" office:value-type="float" office:value="0.320172589362425" calcext:value-type="float">
            <text:p>0.320172589362425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61, 'decision_function_shape': 'ovr', 'degree': 4, 'kernel': 'poly', 'shrinking': True}</text:p>
          </table:table-cell>
          <table:table-cell table:style-name="ce3" office:value-type="float" office:value="0.345040741781399" calcext:value-type="float">
            <text:p>0.345040741781399</text:p>
          </table:table-cell>
          <table:table-cell table:style-name="ce3" office:value-type="float" office:value="0.381675098369871" calcext:value-type="float">
            <text:p>0.381675098369871</text:p>
          </table:table-cell>
          <table:table-cell table:style-name="ce3" office:value-type="float" office:value="0.381394041596403" calcext:value-type="float">
            <text:p>0.381394041596403</text:p>
          </table:table-cell>
          <table:table-cell table:style-name="ce3" office:value-type="float" office:value="0.35947161326588" calcext:value-type="float">
            <text:p>0.35947161326588</text:p>
          </table:table-cell>
          <table:table-cell table:style-name="ce3" office:value-type="float" office:value="0.368465430016863" calcext:value-type="float">
            <text:p>0.368465430016863</text:p>
          </table:table-cell>
          <table:table-cell table:style-name="ce3" office:value-type="float" office:value="0.367209385006083" calcext:value-type="float">
            <text:p>0.367209385006083</text:p>
          </table:table-cell>
          <table:table-cell table:style-name="ce3" office:value-type="float" office:value="0.0138806401055893" calcext:value-type="float">
            <text:p>0.0138806401055893</text:p>
          </table:table-cell>
          <table:table-cell table:style-name="ce3" office:value-type="float" office:value="457" calcext:value-type="float">
            <text:p>457</text:p>
          </table:table-cell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2" office:value-type="float" office:value="46.6159092903137" calcext:value-type="float">
            <text:p>46.6159092903137</text:p>
          </table:table-cell>
          <table:table-cell table:style-name="ce2" office:value-type="float" office:value="1.74961332002839" calcext:value-type="float">
            <text:p>1.74961332002839</text:p>
          </table:table-cell>
          <table:table-cell table:style-name="ce2" office:value-type="float" office:value="6.53978695869446" calcext:value-type="float">
            <text:p>6.53978695869446</text:p>
          </table:table-cell>
          <table:table-cell table:style-name="ce2" office:value-type="float" office:value="0.155749925019364" calcext:value-type="float">
            <text:p>0.155749925019364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61, 'decision_function_shape': 'ovr', 'degree': 4, 'kernel': 'poly', 'shrinking': False}</text:p>
          </table:table-cell>
          <table:table-cell table:style-name="ce3" office:value-type="float" office:value="0.345040741781399" calcext:value-type="float">
            <text:p>0.345040741781399</text:p>
          </table:table-cell>
          <table:table-cell table:style-name="ce3" office:value-type="float" office:value="0.381675098369871" calcext:value-type="float">
            <text:p>0.381675098369871</text:p>
          </table:table-cell>
          <table:table-cell table:style-name="ce3" office:value-type="float" office:value="0.381394041596403" calcext:value-type="float">
            <text:p>0.381394041596403</text:p>
          </table:table-cell>
          <table:table-cell table:style-name="ce3" office:value-type="float" office:value="0.35947161326588" calcext:value-type="float">
            <text:p>0.35947161326588</text:p>
          </table:table-cell>
          <table:table-cell table:style-name="ce3" office:value-type="float" office:value="0.368465430016863" calcext:value-type="float">
            <text:p>0.368465430016863</text:p>
          </table:table-cell>
          <table:table-cell table:style-name="ce3" office:value-type="float" office:value="0.367209385006083" calcext:value-type="float">
            <text:p>0.367209385006083</text:p>
          </table:table-cell>
          <table:table-cell table:style-name="ce3" office:value-type="float" office:value="0.0138806401055893" calcext:value-type="float">
            <text:p>0.0138806401055893</text:p>
          </table:table-cell>
          <table:table-cell table:style-name="ce3" office:value-type="float" office:value="457" calcext:value-type="float">
            <text:p>457</text:p>
          </table:table-cell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2" office:value-type="float" office:value="46.2484258651733" calcext:value-type="float">
            <text:p>46.2484258651733</text:p>
          </table:table-cell>
          <table:table-cell table:style-name="ce2" office:value-type="float" office:value="1.516935840158" calcext:value-type="float">
            <text:p>1.516935840158</text:p>
          </table:table-cell>
          <table:table-cell table:style-name="ce2" office:value-type="float" office:value="6.58772959709168" calcext:value-type="float">
            <text:p>6.58772959709168</text:p>
          </table:table-cell>
          <table:table-cell table:style-name="ce2" office:value-type="float" office:value="0.208484884896543" calcext:value-type="float">
            <text:p>0.208484884896543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61, 'decision_function_shape': 'ovr', 'degree': 5, 'kernel': 'poly', 'shrinking': True}</text:p>
          </table:table-cell>
          <table:table-cell table:style-name="ce3" office:value-type="float" office:value="0.308513627423434" calcext:value-type="float">
            <text:p>0.308513627423434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15064643057898" calcext:value-type="float">
            <text:p>0.315064643057898</text:p>
          </table:table-cell>
          <table:table-cell table:style-name="ce3" office:value-type="float" office:value="0.309724564362001" calcext:value-type="float">
            <text:p>0.309724564362001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3023692319987" calcext:value-type="float">
            <text:p>0.313023692319987</text:p>
          </table:table-cell>
          <table:table-cell table:style-name="ce3" office:value-type="float" office:value="0.0035252747863305" calcext:value-type="float">
            <text:p>0.0035252747863305</text:p>
          </table:table-cell>
          <table:table-cell table:style-name="ce3"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2" office:value-type="float" office:value="47.6472663402557" calcext:value-type="float">
            <text:p>47.6472663402557</text:p>
          </table:table-cell>
          <table:table-cell table:style-name="ce2" office:value-type="float" office:value="1.22837736597308" calcext:value-type="float">
            <text:p>1.22837736597308</text:p>
          </table:table-cell>
          <table:table-cell table:style-name="ce2" office:value-type="float" office:value="6.65504579544067" calcext:value-type="float">
            <text:p>6.65504579544067</text:p>
          </table:table-cell>
          <table:table-cell table:style-name="ce2" office:value-type="float" office:value="0.343636112257723" calcext:value-type="float">
            <text:p>0.343636112257723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61, 'decision_function_shape': 'ovr', 'degree': 5, 'kernel': 'poly', 'shrinking': False}</text:p>
          </table:table-cell>
          <table:table-cell table:style-name="ce3" office:value-type="float" office:value="0.308513627423434" calcext:value-type="float">
            <text:p>0.308513627423434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15064643057898" calcext:value-type="float">
            <text:p>0.315064643057898</text:p>
          </table:table-cell>
          <table:table-cell table:style-name="ce3" office:value-type="float" office:value="0.309724564362001" calcext:value-type="float">
            <text:p>0.309724564362001</text:p>
          </table:table-cell>
          <table:table-cell table:style-name="ce3" office:value-type="float" office:value="0.313659359190557" calcext:value-type="float">
            <text:p>0.313659359190557</text:p>
          </table:table-cell>
          <table:table-cell table:style-name="ce3" office:value-type="float" office:value="0.313023692319987" calcext:value-type="float">
            <text:p>0.313023692319987</text:p>
          </table:table-cell>
          <table:table-cell table:style-name="ce3" office:value-type="float" office:value="0.0035252747863305" calcext:value-type="float">
            <text:p>0.0035252747863305</text:p>
          </table:table-cell>
          <table:table-cell table:style-name="ce3"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2" office:value-type="float" office:value="46.2663554191589" calcext:value-type="float">
            <text:p>46.2663554191589</text:p>
          </table:table-cell>
          <table:table-cell table:style-name="ce2" office:value-type="float" office:value="1.83109919827524" calcext:value-type="float">
            <text:p>1.83109919827524</text:p>
          </table:table-cell>
          <table:table-cell table:style-name="ce2" office:value-type="float" office:value="6.69809474945068" calcext:value-type="float">
            <text:p>6.69809474945068</text:p>
          </table:table-cell>
          <table:table-cell table:style-name="ce2" office:value-type="float" office:value="0.318153032040269" calcext:value-type="float">
            <text:p>0.318153032040269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61, 'decision_function_shape': 'ovr', 'degree': 6, 'kernel': 'poly', 'shrinking': True}</text:p>
          </table:table-cell>
          <table:table-cell table:style-name="ce3" office:value-type="float" office:value="0.298117448721551" calcext:value-type="float">
            <text:p>0.298117448721551</text:p>
          </table:table-cell>
          <table:table-cell table:style-name="ce3" office:value-type="float" office:value="0.29707700955593" calcext:value-type="float">
            <text:p>0.29707700955593</text:p>
          </table:table-cell>
          <table:table-cell table:style-name="ce3" office:value-type="float" office:value="0.296233839235526" calcext:value-type="float">
            <text:p>0.296233839235526</text:p>
          </table:table-cell>
          <table:table-cell table:style-name="ce3" office:value-type="float" office:value="0.29398538504778" calcext:value-type="float">
            <text:p>0.29398538504778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6160870295182" calcext:value-type="float">
            <text:p>0.296160870295182</text:p>
          </table:table-cell>
          <table:table-cell table:style-name="ce3" office:value-type="float" office:value="0.00141412736183027" calcext:value-type="float">
            <text:p>0.00141412736183027</text:p>
          </table:table-cell>
          <table:table-cell table:style-name="ce3"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2" office:value-type="float" office:value="47.5612330913544" calcext:value-type="float">
            <text:p>47.5612330913544</text:p>
          </table:table-cell>
          <table:table-cell table:style-name="ce2" office:value-type="float" office:value="1.32694570727016" calcext:value-type="float">
            <text:p>1.32694570727016</text:p>
          </table:table-cell>
          <table:table-cell table:style-name="ce2" office:value-type="float" office:value="6.59849033355713" calcext:value-type="float">
            <text:p>6.59849033355713</text:p>
          </table:table-cell>
          <table:table-cell table:style-name="ce2" office:value-type="float" office:value="0.260051357373943" calcext:value-type="float">
            <text:p>0.260051357373943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61, 'decision_function_shape': 'ovr', 'degree': 6, 'kernel': 'poly', 'shrinking': False}</text:p>
          </table:table-cell>
          <table:table-cell table:style-name="ce3" office:value-type="float" office:value="0.298117448721551" calcext:value-type="float">
            <text:p>0.298117448721551</text:p>
          </table:table-cell>
          <table:table-cell table:style-name="ce3" office:value-type="float" office:value="0.29707700955593" calcext:value-type="float">
            <text:p>0.29707700955593</text:p>
          </table:table-cell>
          <table:table-cell table:style-name="ce3" office:value-type="float" office:value="0.296233839235526" calcext:value-type="float">
            <text:p>0.296233839235526</text:p>
          </table:table-cell>
          <table:table-cell table:style-name="ce3" office:value-type="float" office:value="0.29398538504778" calcext:value-type="float">
            <text:p>0.29398538504778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6160870295182" calcext:value-type="float">
            <text:p>0.296160870295182</text:p>
          </table:table-cell>
          <table:table-cell table:style-name="ce3" office:value-type="float" office:value="0.00141412736183027" calcext:value-type="float">
            <text:p>0.00141412736183027</text:p>
          </table:table-cell>
          <table:table-cell table:style-name="ce3"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2" office:value-type="float" office:value="46.5918821334839" calcext:value-type="float">
            <text:p>46.5918821334839</text:p>
          </table:table-cell>
          <table:table-cell table:style-name="ce2" office:value-type="float" office:value="1.12184415467089" calcext:value-type="float">
            <text:p>1.12184415467089</text:p>
          </table:table-cell>
          <table:table-cell table:style-name="ce2" office:value-type="float" office:value="6.64182844161987" calcext:value-type="float">
            <text:p>6.64182844161987</text:p>
          </table:table-cell>
          <table:table-cell table:style-name="ce2" office:value-type="float" office:value="0.257507677666422" calcext:value-type="float">
            <text:p>0.257507677666422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61, 'decision_function_shape': 'ovr', 'degree': 7, 'kernel': 'poly', 'shrinking': True}</text:p>
          </table:table-cell>
          <table:table-cell table:style-name="ce3" office:value-type="float" office:value="0.292497892666479" calcext:value-type="float">
            <text:p>0.292497892666479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0331646992693" calcext:value-type="float">
            <text:p>0.29033164699269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0050590219224" calcext:value-type="float">
            <text:p>0.290050590219224</text:p>
          </table:table-cell>
          <table:table-cell table:style-name="ce3" office:value-type="float" office:value="0.291158375610305" calcext:value-type="float">
            <text:p>0.291158375610305</text:p>
          </table:table-cell>
          <table:table-cell table:style-name="ce3" office:value-type="float" office:value="0.000898884990444562" calcext:value-type="float">
            <text:p>0.000898884990444562</text:p>
          </table:table-cell>
          <table:table-cell table:style-name="ce3"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2" office:value-type="float" office:value="47.7110614776611" calcext:value-type="float">
            <text:p>47.7110614776611</text:p>
          </table:table-cell>
          <table:table-cell table:style-name="ce2" office:value-type="float" office:value="1.49167856355264" calcext:value-type="float">
            <text:p>1.49167856355264</text:p>
          </table:table-cell>
          <table:table-cell table:style-name="ce2" office:value-type="float" office:value="6.50062804222107" calcext:value-type="float">
            <text:p>6.50062804222107</text:p>
          </table:table-cell>
          <table:table-cell table:style-name="ce2" office:value-type="float" office:value="0.161900495078893" calcext:value-type="float">
            <text:p>0.161900495078893</text:p>
          </table:table-cell>
          <table:table-cell table:style-name="ce2" office:value-type="float" office:value="0.610000014305115" calcext:value-type="float">
            <text:p>0.610000014305115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61, 'decision_function_shape': 'ovr', 'degree': 7, 'kernel': 'poly', 'shrinking': False}</text:p>
          </table:table-cell>
          <table:table-cell table:style-name="ce3" office:value-type="float" office:value="0.292497892666479" calcext:value-type="float">
            <text:p>0.292497892666479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0331646992693" calcext:value-type="float">
            <text:p>0.290331646992693</text:p>
          </table:table-cell>
          <table:table-cell table:style-name="ce3" office:value-type="float" office:value="0.291174817313097" calcext:value-type="float">
            <text:p>0.291174817313097</text:p>
          </table:table-cell>
          <table:table-cell table:style-name="ce3" office:value-type="float" office:value="0.290050590219224" calcext:value-type="float">
            <text:p>0.290050590219224</text:p>
          </table:table-cell>
          <table:table-cell table:style-name="ce3" office:value-type="float" office:value="0.291158375610305" calcext:value-type="float">
            <text:p>0.291158375610305</text:p>
          </table:table-cell>
          <table:table-cell table:style-name="ce3" office:value-type="float" office:value="0.000898884990444562" calcext:value-type="float">
            <text:p>0.000898884990444562</text:p>
          </table:table-cell>
          <table:table-cell table:style-name="ce3"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2" office:value-type="float" office:value="34.6399742126465" calcext:value-type="float">
            <text:p>34.6399742126465</text:p>
          </table:table-cell>
          <table:table-cell table:style-name="ce2" office:value-type="float" office:value="0.668179288896668" calcext:value-type="float">
            <text:p>0.668179288896668</text:p>
          </table:table-cell>
          <table:table-cell table:style-name="ce2" office:value-type="float" office:value="5.43209056854248" calcext:value-type="float">
            <text:p>5.43209056854248</text:p>
          </table:table-cell>
          <table:table-cell table:style-name="ce2" office:value-type="float" office:value="0.19539288237576" calcext:value-type="float">
            <text:p>0.19539288237576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71, 'decision_function_shape': 'ovo', 'degree': 2, 'kernel': 'poly', 'shrinking': True}</text:p>
          </table:table-cell>
          <table:table-cell table:style-name="ce3" office:value-type="float" office:value="0.648496768755268" calcext:value-type="float">
            <text:p>0.648496768755268</text:p>
          </table:table-cell>
          <table:table-cell table:style-name="ce3" office:value-type="float" office:value="0.737492973580663" calcext:value-type="float">
            <text:p>0.737492973580663</text:p>
          </table:table-cell>
          <table:table-cell table:style-name="ce3" office:value-type="float" office:value="0.77150084317032" calcext:value-type="float">
            <text:p>0.77150084317032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08057982193999" calcext:value-type="float">
            <text:p>0.708057982193999</text:p>
          </table:table-cell>
          <table:table-cell table:style-name="ce3" office:value-type="float" office:value="0.0428660362454421" calcext:value-type="float">
            <text:p>0.0428660362454421</text:p>
          </table:table-cell>
          <table:table-cell table:style-name="ce3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33.9363629341126" calcext:value-type="float">
            <text:p>33.9363629341126</text:p>
          </table:table-cell>
          <table:table-cell table:style-name="ce2" office:value-type="float" office:value="1.07852848081255" calcext:value-type="float">
            <text:p>1.07852848081255</text:p>
          </table:table-cell>
          <table:table-cell table:style-name="ce2" office:value-type="float" office:value="5.44158310890198" calcext:value-type="float">
            <text:p>5.44158310890198</text:p>
          </table:table-cell>
          <table:table-cell table:style-name="ce2" office:value-type="float" office:value="0.201800566005403" calcext:value-type="float">
            <text:p>0.201800566005403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71, 'decision_function_shape': 'ovo', 'degree': 2, 'kernel': 'poly', 'shrinking': False}</text:p>
          </table:table-cell>
          <table:table-cell table:style-name="ce3" office:value-type="float" office:value="0.648496768755268" calcext:value-type="float">
            <text:p>0.648496768755268</text:p>
          </table:table-cell>
          <table:table-cell table:style-name="ce3" office:value-type="float" office:value="0.737492973580663" calcext:value-type="float">
            <text:p>0.737492973580663</text:p>
          </table:table-cell>
          <table:table-cell table:style-name="ce3" office:value-type="float" office:value="0.77150084317032" calcext:value-type="float">
            <text:p>0.77150084317032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08057982193999" calcext:value-type="float">
            <text:p>0.708057982193999</text:p>
          </table:table-cell>
          <table:table-cell table:style-name="ce3" office:value-type="float" office:value="0.0428660362454421" calcext:value-type="float">
            <text:p>0.0428660362454421</text:p>
          </table:table-cell>
          <table:table-cell table:style-name="ce3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2" office:value-type="float" office:value="44.5282089233399" calcext:value-type="float">
            <text:p>44.5282089233399</text:p>
          </table:table-cell>
          <table:table-cell table:style-name="ce2" office:value-type="float" office:value="1.14789531097545" calcext:value-type="float">
            <text:p>1.14789531097545</text:p>
          </table:table-cell>
          <table:table-cell table:style-name="ce2" office:value-type="float" office:value="5.97097563743591" calcext:value-type="float">
            <text:p>5.97097563743591</text:p>
          </table:table-cell>
          <table:table-cell table:style-name="ce2" office:value-type="float" office:value="0.257051969418997" calcext:value-type="float">
            <text:p>0.257051969418997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71, 'decision_function_shape': 'ovo', 'degree': 3, 'kernel': 'poly', 'shrinking': True}</text:p>
          </table:table-cell>
          <table:table-cell table:style-name="ce3" office:value-type="float" office:value="0.473166619837033" calcext:value-type="float">
            <text:p>0.473166619837033</text:p>
          </table:table-cell>
          <table:table-cell table:style-name="ce3" office:value-type="float" office:value="0.562675660483418" calcext:value-type="float">
            <text:p>0.562675660483418</text:p>
          </table:table-cell>
          <table:table-cell table:style-name="ce3" office:value-type="float" office:value="0.589094997189432" calcext:value-type="float">
            <text:p>0.589094997189432</text:p>
          </table:table-cell>
          <table:table-cell table:style-name="ce3" office:value-type="float" office:value="0.529792017987634" calcext:value-type="float">
            <text:p>0.529792017987634</text:p>
          </table:table-cell>
          <table:table-cell table:style-name="ce3" office:value-type="float" office:value="0.547217537942664" calcext:value-type="float">
            <text:p>0.547217537942664</text:p>
          </table:table-cell>
          <table:table-cell table:style-name="ce3" office:value-type="float" office:value="0.540389366688036" calcext:value-type="float">
            <text:p>0.540389366688036</text:p>
          </table:table-cell>
          <table:table-cell table:style-name="ce3" office:value-type="float" office:value="0.0388503352624584" calcext:value-type="float">
            <text:p>0.0388503352624584</text:p>
          </table:table-cell>
          <table:table-cell table:style-name="ce3"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2" office:value-type="float" office:value="41.6513771057129" calcext:value-type="float">
            <text:p>41.6513771057129</text:p>
          </table:table-cell>
          <table:table-cell table:style-name="ce2" office:value-type="float" office:value="0.777149780728958" calcext:value-type="float">
            <text:p>0.777149780728958</text:p>
          </table:table-cell>
          <table:table-cell table:style-name="ce2" office:value-type="float" office:value="5.92149901390076" calcext:value-type="float">
            <text:p>5.92149901390076</text:p>
          </table:table-cell>
          <table:table-cell table:style-name="ce2" office:value-type="float" office:value="0.233267107542485" calcext:value-type="float">
            <text:p>0.233267107542485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71, 'decision_function_shape': 'ovo', 'degree': 3, 'kernel': 'poly', 'shrinking': False}</text:p>
          </table:table-cell>
          <table:table-cell table:style-name="ce3" office:value-type="float" office:value="0.473166619837033" calcext:value-type="float">
            <text:p>0.473166619837033</text:p>
          </table:table-cell>
          <table:table-cell table:style-name="ce3" office:value-type="float" office:value="0.562675660483418" calcext:value-type="float">
            <text:p>0.562675660483418</text:p>
          </table:table-cell>
          <table:table-cell table:style-name="ce3" office:value-type="float" office:value="0.589094997189432" calcext:value-type="float">
            <text:p>0.589094997189432</text:p>
          </table:table-cell>
          <table:table-cell table:style-name="ce3" office:value-type="float" office:value="0.529792017987634" calcext:value-type="float">
            <text:p>0.529792017987634</text:p>
          </table:table-cell>
          <table:table-cell table:style-name="ce3" office:value-type="float" office:value="0.547217537942664" calcext:value-type="float">
            <text:p>0.547217537942664</text:p>
          </table:table-cell>
          <table:table-cell table:style-name="ce3" office:value-type="float" office:value="0.540389366688036" calcext:value-type="float">
            <text:p>0.540389366688036</text:p>
          </table:table-cell>
          <table:table-cell table:style-name="ce3" office:value-type="float" office:value="0.0388503352624584" calcext:value-type="float">
            <text:p>0.0388503352624584</text:p>
          </table:table-cell>
          <table:table-cell table:style-name="ce3"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2" office:value-type="float" office:value="45.2742318153381" calcext:value-type="float">
            <text:p>45.2742318153381</text:p>
          </table:table-cell>
          <table:table-cell table:style-name="ce2" office:value-type="float" office:value="0.968480824321816" calcext:value-type="float">
            <text:p>0.968480824321816</text:p>
          </table:table-cell>
          <table:table-cell table:style-name="ce2" office:value-type="float" office:value="6.33667216300964" calcext:value-type="float">
            <text:p>6.33667216300964</text:p>
          </table:table-cell>
          <table:table-cell table:style-name="ce2" office:value-type="float" office:value="0.209377588031334" calcext:value-type="float">
            <text:p>0.20937758803133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71, 'decision_function_shape': 'ovo', 'degree': 4, 'kernel': 'poly', 'shrinking': True}</text:p>
          </table:table-cell>
          <table:table-cell table:style-name="ce3" office:value-type="float" office:value="0.358527676313571" calcext:value-type="float">
            <text:p>0.358527676313571</text:p>
          </table:table-cell>
          <table:table-cell table:style-name="ce3" office:value-type="float" office:value="0.39769533445756" calcext:value-type="float">
            <text:p>0.39769533445756</text:p>
          </table:table-cell>
          <table:table-cell table:style-name="ce3" office:value-type="float" office:value="0.401349072512648" calcext:value-type="float">
            <text:p>0.401349072512648</text:p>
          </table:table-cell>
          <table:table-cell table:style-name="ce3" office:value-type="float" office:value="0.376335019673974" calcext:value-type="float">
            <text:p>0.376335019673974</text:p>
          </table:table-cell>
          <table:table-cell table:style-name="ce3" office:value-type="float" office:value="0.380831928049466" calcext:value-type="float">
            <text:p>0.380831928049466</text:p>
          </table:table-cell>
          <table:table-cell table:style-name="ce3" office:value-type="float" office:value="0.382947806201444" calcext:value-type="float">
            <text:p>0.382947806201444</text:p>
          </table:table-cell>
          <table:table-cell table:style-name="ce3" office:value-type="float" office:value="0.0154960951292464" calcext:value-type="float">
            <text:p>0.0154960951292464</text:p>
          </table:table-cell>
          <table:table-cell table:style-name="ce3"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2" office:value-type="float" office:value="45.5147165775299" calcext:value-type="float">
            <text:p>45.5147165775299</text:p>
          </table:table-cell>
          <table:table-cell table:style-name="ce2" office:value-type="float" office:value="0.816998501486037" calcext:value-type="float">
            <text:p>0.816998501486037</text:p>
          </table:table-cell>
          <table:table-cell table:style-name="ce2" office:value-type="float" office:value="6.55324554443359" calcext:value-type="float">
            <text:p>6.55324554443359</text:p>
          </table:table-cell>
          <table:table-cell table:style-name="ce2" office:value-type="float" office:value="0.214238817928813" calcext:value-type="float">
            <text:p>0.214238817928813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71, 'decision_function_shape': 'ovo', 'degree': 4, 'kernel': 'poly', 'shrinking': False}</text:p>
          </table:table-cell>
          <table:table-cell table:style-name="ce3" office:value-type="float" office:value="0.358527676313571" calcext:value-type="float">
            <text:p>0.358527676313571</text:p>
          </table:table-cell>
          <table:table-cell table:style-name="ce3" office:value-type="float" office:value="0.39769533445756" calcext:value-type="float">
            <text:p>0.39769533445756</text:p>
          </table:table-cell>
          <table:table-cell table:style-name="ce3" office:value-type="float" office:value="0.401349072512648" calcext:value-type="float">
            <text:p>0.401349072512648</text:p>
          </table:table-cell>
          <table:table-cell table:style-name="ce3" office:value-type="float" office:value="0.376335019673974" calcext:value-type="float">
            <text:p>0.376335019673974</text:p>
          </table:table-cell>
          <table:table-cell table:style-name="ce3" office:value-type="float" office:value="0.380831928049466" calcext:value-type="float">
            <text:p>0.380831928049466</text:p>
          </table:table-cell>
          <table:table-cell table:style-name="ce3" office:value-type="float" office:value="0.382947806201444" calcext:value-type="float">
            <text:p>0.382947806201444</text:p>
          </table:table-cell>
          <table:table-cell table:style-name="ce3" office:value-type="float" office:value="0.0154960951292464" calcext:value-type="float">
            <text:p>0.0154960951292464</text:p>
          </table:table-cell>
          <table:table-cell table:style-name="ce3"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2" office:value-type="float" office:value="44.914816904068" calcext:value-type="float">
            <text:p>44.914816904068</text:p>
          </table:table-cell>
          <table:table-cell table:style-name="ce2" office:value-type="float" office:value="1.11524276492392" calcext:value-type="float">
            <text:p>1.11524276492392</text:p>
          </table:table-cell>
          <table:table-cell table:style-name="ce2" office:value-type="float" office:value="6.3835638999939" calcext:value-type="float">
            <text:p>6.3835638999939</text:p>
          </table:table-cell>
          <table:table-cell table:style-name="ce2" office:value-type="float" office:value="0.223203351076335" calcext:value-type="float">
            <text:p>0.223203351076335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71, 'decision_function_shape': 'ovo', 'degree': 5, 'kernel': 'poly', 'shrinking': True}</text:p>
          </table:table-cell>
          <table:table-cell table:style-name="ce3" office:value-type="float" office:value="0.313852205675752" calcext:value-type="float">
            <text:p>0.313852205675752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17032040472175" calcext:value-type="float">
            <text:p>0.317032040472175</text:p>
          </table:table-cell>
          <table:table-cell table:style-name="ce3" office:value-type="float" office:value="0.322934232715008" calcext:value-type="float">
            <text:p>0.322934232715008</text:p>
          </table:table-cell>
          <table:table-cell table:style-name="ce3" office:value-type="float" office:value="0.322466899819805" calcext:value-type="float">
            <text:p>0.322466899819805</text:p>
          </table:table-cell>
          <table:table-cell table:style-name="ce3" office:value-type="float" office:value="0.00628004491860751" calcext:value-type="float">
            <text:p>0.00628004491860751</text:p>
          </table:table-cell>
          <table:table-cell table:style-name="ce3"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2" office:value-type="float" office:value="45.6342037200928" calcext:value-type="float">
            <text:p>45.6342037200928</text:p>
          </table:table-cell>
          <table:table-cell table:style-name="ce2" office:value-type="float" office:value="0.780052112415016" calcext:value-type="float">
            <text:p>0.780052112415016</text:p>
          </table:table-cell>
          <table:table-cell table:style-name="ce2" office:value-type="float" office:value="6.26584243774414" calcext:value-type="float">
            <text:p>6.26584243774414</text:p>
          </table:table-cell>
          <table:table-cell table:style-name="ce2" office:value-type="float" office:value="0.217116337714436" calcext:value-type="float">
            <text:p>0.217116337714436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71, 'decision_function_shape': 'ovo', 'degree': 5, 'kernel': 'poly', 'shrinking': False}</text:p>
          </table:table-cell>
          <table:table-cell table:style-name="ce3" office:value-type="float" office:value="0.313852205675752" calcext:value-type="float">
            <text:p>0.313852205675752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17032040472175" calcext:value-type="float">
            <text:p>0.317032040472175</text:p>
          </table:table-cell>
          <table:table-cell table:style-name="ce3" office:value-type="float" office:value="0.322934232715008" calcext:value-type="float">
            <text:p>0.322934232715008</text:p>
          </table:table-cell>
          <table:table-cell table:style-name="ce3" office:value-type="float" office:value="0.322466899819805" calcext:value-type="float">
            <text:p>0.322466899819805</text:p>
          </table:table-cell>
          <table:table-cell table:style-name="ce3" office:value-type="float" office:value="0.00628004491860751" calcext:value-type="float">
            <text:p>0.00628004491860751</text:p>
          </table:table-cell>
          <table:table-cell table:style-name="ce3"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2" office:value-type="float" office:value="44.3011407852173" calcext:value-type="float">
            <text:p>44.3011407852173</text:p>
          </table:table-cell>
          <table:table-cell table:style-name="ce2" office:value-type="float" office:value="1.24918530470352" calcext:value-type="float">
            <text:p>1.24918530470352</text:p>
          </table:table-cell>
          <table:table-cell table:style-name="ce2" office:value-type="float" office:value="6.30829424858093" calcext:value-type="float">
            <text:p>6.30829424858093</text:p>
          </table:table-cell>
          <table:table-cell table:style-name="ce2" office:value-type="float" office:value="0.162601899649763" calcext:value-type="float">
            <text:p>0.162601899649763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71, 'decision_function_shape': 'ovo', 'degree': 6, 'kernel': 'poly', 'shrinking': True}</text:p>
          </table:table-cell>
          <table:table-cell table:style-name="ce3" office:value-type="float" office:value="0.300927226749087" calcext:value-type="float">
            <text:p>0.300927226749087</text:p>
          </table:table-cell>
          <table:table-cell table:style-name="ce3" office:value-type="float" office:value="0.303822372119168" calcext:value-type="float">
            <text:p>0.303822372119168</text:p>
          </table:table-cell>
          <table:table-cell table:style-name="ce3" office:value-type="float" office:value="0.300449690837549" calcext:value-type="float">
            <text:p>0.300449690837549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1163522921487" calcext:value-type="float">
            <text:p>0.301163522921487</text:p>
          </table:table-cell>
          <table:table-cell table:style-name="ce3" office:value-type="float" office:value="0.0017759299364811" calcext:value-type="float">
            <text:p>0.0017759299364811</text:p>
          </table:table-cell>
          <table:table-cell table:style-name="ce3"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2" office:value-type="float" office:value="46.5473442554474" calcext:value-type="float">
            <text:p>46.5473442554474</text:p>
          </table:table-cell>
          <table:table-cell table:style-name="ce2" office:value-type="float" office:value="1.0944695843627" calcext:value-type="float">
            <text:p>1.0944695843627</text:p>
          </table:table-cell>
          <table:table-cell table:style-name="ce2" office:value-type="float" office:value="6.41356167793274" calcext:value-type="float">
            <text:p>6.41356167793274</text:p>
          </table:table-cell>
          <table:table-cell table:style-name="ce2" office:value-type="float" office:value="0.205491905954767" calcext:value-type="float">
            <text:p>0.205491905954767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71, 'decision_function_shape': 'ovo', 'degree': 6, 'kernel': 'poly', 'shrinking': False}</text:p>
          </table:table-cell>
          <table:table-cell table:style-name="ce3" office:value-type="float" office:value="0.300927226749087" calcext:value-type="float">
            <text:p>0.300927226749087</text:p>
          </table:table-cell>
          <table:table-cell table:style-name="ce3" office:value-type="float" office:value="0.303822372119168" calcext:value-type="float">
            <text:p>0.303822372119168</text:p>
          </table:table-cell>
          <table:table-cell table:style-name="ce3" office:value-type="float" office:value="0.300449690837549" calcext:value-type="float">
            <text:p>0.300449690837549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1163522921487" calcext:value-type="float">
            <text:p>0.301163522921487</text:p>
          </table:table-cell>
          <table:table-cell table:style-name="ce3" office:value-type="float" office:value="0.0017759299364811" calcext:value-type="float">
            <text:p>0.0017759299364811</text:p>
          </table:table-cell>
          <table:table-cell table:style-name="ce3"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2" office:value-type="float" office:value="44.2993343830109" calcext:value-type="float">
            <text:p>44.2993343830109</text:p>
          </table:table-cell>
          <table:table-cell table:style-name="ce2" office:value-type="float" office:value="0.779681271628888" calcext:value-type="float">
            <text:p>0.779681271628888</text:p>
          </table:table-cell>
          <table:table-cell table:style-name="ce2" office:value-type="float" office:value="6.39945783615112" calcext:value-type="float">
            <text:p>6.39945783615112</text:p>
          </table:table-cell>
          <table:table-cell table:style-name="ce2" office:value-type="float" office:value="0.316989074957198" calcext:value-type="float">
            <text:p>0.316989074957198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71, 'decision_function_shape': 'ovo', 'degree': 7, 'kernel': 'poly', 'shrinking': True}</text:p>
          </table:table-cell>
          <table:table-cell table:style-name="ce3" office:value-type="float" office:value="0.294745715088508" calcext:value-type="float">
            <text:p>0.294745715088508</text:p>
          </table:table-cell>
          <table:table-cell table:style-name="ce3" office:value-type="float" office:value="0.294547498594716" calcext:value-type="float">
            <text:p>0.294547498594716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2580101180438" calcext:value-type="float">
            <text:p>0.292580101180438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3687760218376" calcext:value-type="float">
            <text:p>0.293687760218376</text:p>
          </table:table-cell>
          <table:table-cell table:style-name="ce3" office:value-type="float" office:value="0.000831011587376073" calcext:value-type="float">
            <text:p>0.000831011587376073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2" office:value-type="float" office:value="46.1657771587372" calcext:value-type="float">
            <text:p>46.1657771587372</text:p>
          </table:table-cell>
          <table:table-cell table:style-name="ce2" office:value-type="float" office:value="0.922311318246233" calcext:value-type="float">
            <text:p>0.922311318246233</text:p>
          </table:table-cell>
          <table:table-cell table:style-name="ce2" office:value-type="float" office:value="6.36390872001648" calcext:value-type="float">
            <text:p>6.36390872001648</text:p>
          </table:table-cell>
          <table:table-cell table:style-name="ce2" office:value-type="float" office:value="0.253753626888484" calcext:value-type="float">
            <text:p>0.25375362688848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71, 'decision_function_shape': 'ovo', 'degree': 7, 'kernel': 'poly', 'shrinking': False}</text:p>
          </table:table-cell>
          <table:table-cell table:style-name="ce3" office:value-type="float" office:value="0.294745715088508" calcext:value-type="float">
            <text:p>0.294745715088508</text:p>
          </table:table-cell>
          <table:table-cell table:style-name="ce3" office:value-type="float" office:value="0.294547498594716" calcext:value-type="float">
            <text:p>0.294547498594716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2580101180438" calcext:value-type="float">
            <text:p>0.292580101180438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3687760218376" calcext:value-type="float">
            <text:p>0.293687760218376</text:p>
          </table:table-cell>
          <table:table-cell table:style-name="ce3" office:value-type="float" office:value="0.000831011587376073" calcext:value-type="float">
            <text:p>0.000831011587376073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33.9325779914856" calcext:value-type="float">
            <text:p>33.9325779914856</text:p>
          </table:table-cell>
          <table:table-cell table:style-name="ce2" office:value-type="float" office:value="1.02330034998238" calcext:value-type="float">
            <text:p>1.02330034998238</text:p>
          </table:table-cell>
          <table:table-cell table:style-name="ce2" office:value-type="float" office:value="5.34294953346253" calcext:value-type="float">
            <text:p>5.34294953346253</text:p>
          </table:table-cell>
          <table:table-cell table:style-name="ce2" office:value-type="float" office:value="0.155738450285038" calcext:value-type="float">
            <text:p>0.155738450285038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71, 'decision_function_shape': 'ovr', 'degree': 2, 'kernel': 'poly', 'shrinking': True}</text:p>
          </table:table-cell>
          <table:table-cell table:style-name="ce3" office:value-type="float" office:value="0.648496768755268" calcext:value-type="float">
            <text:p>0.648496768755268</text:p>
          </table:table-cell>
          <table:table-cell table:style-name="ce3" office:value-type="float" office:value="0.737492973580663" calcext:value-type="float">
            <text:p>0.737492973580663</text:p>
          </table:table-cell>
          <table:table-cell table:style-name="ce3" office:value-type="float" office:value="0.77150084317032" calcext:value-type="float">
            <text:p>0.77150084317032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08057982193999" calcext:value-type="float">
            <text:p>0.708057982193999</text:p>
          </table:table-cell>
          <table:table-cell table:style-name="ce3" office:value-type="float" office:value="0.0428660362454421" calcext:value-type="float">
            <text:p>0.0428660362454421</text:p>
          </table:table-cell>
          <table:table-cell table:style-name="ce3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office:value-type="float" office:value="32.6769665718079" calcext:value-type="float">
            <text:p>32.6769665718079</text:p>
          </table:table-cell>
          <table:table-cell table:style-name="ce2" office:value-type="float" office:value="1.11164731754037" calcext:value-type="float">
            <text:p>1.11164731754037</text:p>
          </table:table-cell>
          <table:table-cell table:style-name="ce2" office:value-type="float" office:value="5.28784794807434" calcext:value-type="float">
            <text:p>5.28784794807434</text:p>
          </table:table-cell>
          <table:table-cell table:style-name="ce2" office:value-type="float" office:value="0.108778544452113" calcext:value-type="float">
            <text:p>0.108778544452113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71, 'decision_function_shape': 'ovr', 'degree': 2, 'kernel': 'poly', 'shrinking': False}</text:p>
          </table:table-cell>
          <table:table-cell table:style-name="ce3" office:value-type="float" office:value="0.648496768755268" calcext:value-type="float">
            <text:p>0.648496768755268</text:p>
          </table:table-cell>
          <table:table-cell table:style-name="ce3" office:value-type="float" office:value="0.737492973580663" calcext:value-type="float">
            <text:p>0.737492973580663</text:p>
          </table:table-cell>
          <table:table-cell table:style-name="ce3" office:value-type="float" office:value="0.77150084317032" calcext:value-type="float">
            <text:p>0.77150084317032</text:p>
          </table:table-cell>
          <table:table-cell table:style-name="ce3" office:value-type="float" office:value="0.681562675660484" calcext:value-type="float">
            <text:p>0.681562675660484</text:p>
          </table:table-cell>
          <table:table-cell table:style-name="ce3" office:value-type="float" office:value="0.70123664980326" calcext:value-type="float">
            <text:p>0.70123664980326</text:p>
          </table:table-cell>
          <table:table-cell table:style-name="ce3" office:value-type="float" office:value="0.708057982193999" calcext:value-type="float">
            <text:p>0.708057982193999</text:p>
          </table:table-cell>
          <table:table-cell table:style-name="ce3" office:value-type="float" office:value="0.0428660362454421" calcext:value-type="float">
            <text:p>0.0428660362454421</text:p>
          </table:table-cell>
          <table:table-cell table:style-name="ce3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office:value-type="float" office:value="43.0477473735809" calcext:value-type="float">
            <text:p>43.0477473735809</text:p>
          </table:table-cell>
          <table:table-cell table:style-name="ce2" office:value-type="float" office:value="0.791012247262963" calcext:value-type="float">
            <text:p>0.791012247262963</text:p>
          </table:table-cell>
          <table:table-cell table:style-name="ce2" office:value-type="float" office:value="6.00041379928589" calcext:value-type="float">
            <text:p>6.00041379928589</text:p>
          </table:table-cell>
          <table:table-cell table:style-name="ce2" office:value-type="float" office:value="0.234267940342815" calcext:value-type="float">
            <text:p>0.234267940342815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71, 'decision_function_shape': 'ovr', 'degree': 3, 'kernel': 'poly', 'shrinking': True}</text:p>
          </table:table-cell>
          <table:table-cell table:style-name="ce3" office:value-type="float" office:value="0.473166619837033" calcext:value-type="float">
            <text:p>0.473166619837033</text:p>
          </table:table-cell>
          <table:table-cell table:style-name="ce3" office:value-type="float" office:value="0.562675660483418" calcext:value-type="float">
            <text:p>0.562675660483418</text:p>
          </table:table-cell>
          <table:table-cell table:style-name="ce3" office:value-type="float" office:value="0.589094997189432" calcext:value-type="float">
            <text:p>0.589094997189432</text:p>
          </table:table-cell>
          <table:table-cell table:style-name="ce3" office:value-type="float" office:value="0.529792017987634" calcext:value-type="float">
            <text:p>0.529792017987634</text:p>
          </table:table-cell>
          <table:table-cell table:style-name="ce3" office:value-type="float" office:value="0.547217537942664" calcext:value-type="float">
            <text:p>0.547217537942664</text:p>
          </table:table-cell>
          <table:table-cell table:style-name="ce3" office:value-type="float" office:value="0.540389366688036" calcext:value-type="float">
            <text:p>0.540389366688036</text:p>
          </table:table-cell>
          <table:table-cell table:style-name="ce3" office:value-type="float" office:value="0.0388503352624584" calcext:value-type="float">
            <text:p>0.0388503352624584</text:p>
          </table:table-cell>
          <table:table-cell table:style-name="ce3"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2" office:value-type="float" office:value="41.0079381465912" calcext:value-type="float">
            <text:p>41.0079381465912</text:p>
          </table:table-cell>
          <table:table-cell table:style-name="ce2" office:value-type="float" office:value="0.592788730971017" calcext:value-type="float">
            <text:p>0.592788730971017</text:p>
          </table:table-cell>
          <table:table-cell table:style-name="ce2" office:value-type="float" office:value="5.99410262107849" calcext:value-type="float">
            <text:p>5.99410262107849</text:p>
          </table:table-cell>
          <table:table-cell table:style-name="ce2" office:value-type="float" office:value="0.158477308472208" calcext:value-type="float">
            <text:p>0.158477308472208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71, 'decision_function_shape': 'ovr', 'degree': 3, 'kernel': 'poly', 'shrinking': False}</text:p>
          </table:table-cell>
          <table:table-cell table:style-name="ce3" office:value-type="float" office:value="0.473166619837033" calcext:value-type="float">
            <text:p>0.473166619837033</text:p>
          </table:table-cell>
          <table:table-cell table:style-name="ce3" office:value-type="float" office:value="0.562675660483418" calcext:value-type="float">
            <text:p>0.562675660483418</text:p>
          </table:table-cell>
          <table:table-cell table:style-name="ce3" office:value-type="float" office:value="0.589094997189432" calcext:value-type="float">
            <text:p>0.589094997189432</text:p>
          </table:table-cell>
          <table:table-cell table:style-name="ce3" office:value-type="float" office:value="0.529792017987634" calcext:value-type="float">
            <text:p>0.529792017987634</text:p>
          </table:table-cell>
          <table:table-cell table:style-name="ce3" office:value-type="float" office:value="0.547217537942664" calcext:value-type="float">
            <text:p>0.547217537942664</text:p>
          </table:table-cell>
          <table:table-cell table:style-name="ce3" office:value-type="float" office:value="0.540389366688036" calcext:value-type="float">
            <text:p>0.540389366688036</text:p>
          </table:table-cell>
          <table:table-cell table:style-name="ce3" office:value-type="float" office:value="0.0388503352624584" calcext:value-type="float">
            <text:p>0.0388503352624584</text:p>
          </table:table-cell>
          <table:table-cell table:style-name="ce3"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office:value-type="float" office:value="45.0250568389893" calcext:value-type="float">
            <text:p>45.0250568389893</text:p>
          </table:table-cell>
          <table:table-cell table:style-name="ce2" office:value-type="float" office:value="0.707918702212031" calcext:value-type="float">
            <text:p>0.707918702212031</text:p>
          </table:table-cell>
          <table:table-cell table:style-name="ce2" office:value-type="float" office:value="6.46129431724548" calcext:value-type="float">
            <text:p>6.46129431724548</text:p>
          </table:table-cell>
          <table:table-cell table:style-name="ce2" office:value-type="float" office:value="0.401508583999994" calcext:value-type="float">
            <text:p>0.40150858399999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71, 'decision_function_shape': 'ovr', 'degree': 4, 'kernel': 'poly', 'shrinking': True}</text:p>
          </table:table-cell>
          <table:table-cell table:style-name="ce3" office:value-type="float" office:value="0.358527676313571" calcext:value-type="float">
            <text:p>0.358527676313571</text:p>
          </table:table-cell>
          <table:table-cell table:style-name="ce3" office:value-type="float" office:value="0.39769533445756" calcext:value-type="float">
            <text:p>0.39769533445756</text:p>
          </table:table-cell>
          <table:table-cell table:style-name="ce3" office:value-type="float" office:value="0.401349072512648" calcext:value-type="float">
            <text:p>0.401349072512648</text:p>
          </table:table-cell>
          <table:table-cell table:style-name="ce3" office:value-type="float" office:value="0.376335019673974" calcext:value-type="float">
            <text:p>0.376335019673974</text:p>
          </table:table-cell>
          <table:table-cell table:style-name="ce3" office:value-type="float" office:value="0.380831928049466" calcext:value-type="float">
            <text:p>0.380831928049466</text:p>
          </table:table-cell>
          <table:table-cell table:style-name="ce3" office:value-type="float" office:value="0.382947806201444" calcext:value-type="float">
            <text:p>0.382947806201444</text:p>
          </table:table-cell>
          <table:table-cell table:style-name="ce3" office:value-type="float" office:value="0.0154960951292464" calcext:value-type="float">
            <text:p>0.0154960951292464</text:p>
          </table:table-cell>
          <table:table-cell table:style-name="ce3"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45.1872447967529" calcext:value-type="float">
            <text:p>45.1872447967529</text:p>
          </table:table-cell>
          <table:table-cell table:style-name="ce2" office:value-type="float" office:value="0.73463119304525" calcext:value-type="float">
            <text:p>0.73463119304525</text:p>
          </table:table-cell>
          <table:table-cell table:style-name="ce2" office:value-type="float" office:value="6.63071360588074" calcext:value-type="float">
            <text:p>6.63071360588074</text:p>
          </table:table-cell>
          <table:table-cell table:style-name="ce2" office:value-type="float" office:value="0.485172495604246" calcext:value-type="float">
            <text:p>0.485172495604246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71, 'decision_function_shape': 'ovr', 'degree': 4, 'kernel': 'poly', 'shrinking': False}</text:p>
          </table:table-cell>
          <table:table-cell table:style-name="ce3" office:value-type="float" office:value="0.358527676313571" calcext:value-type="float">
            <text:p>0.358527676313571</text:p>
          </table:table-cell>
          <table:table-cell table:style-name="ce3" office:value-type="float" office:value="0.39769533445756" calcext:value-type="float">
            <text:p>0.39769533445756</text:p>
          </table:table-cell>
          <table:table-cell table:style-name="ce3" office:value-type="float" office:value="0.401349072512648" calcext:value-type="float">
            <text:p>0.401349072512648</text:p>
          </table:table-cell>
          <table:table-cell table:style-name="ce3" office:value-type="float" office:value="0.376335019673974" calcext:value-type="float">
            <text:p>0.376335019673974</text:p>
          </table:table-cell>
          <table:table-cell table:style-name="ce3" office:value-type="float" office:value="0.380831928049466" calcext:value-type="float">
            <text:p>0.380831928049466</text:p>
          </table:table-cell>
          <table:table-cell table:style-name="ce3" office:value-type="float" office:value="0.382947806201444" calcext:value-type="float">
            <text:p>0.382947806201444</text:p>
          </table:table-cell>
          <table:table-cell table:style-name="ce3" office:value-type="float" office:value="0.0154960951292464" calcext:value-type="float">
            <text:p>0.0154960951292464</text:p>
          </table:table-cell>
          <table:table-cell table:style-name="ce3"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2" office:value-type="float" office:value="44.9326756477356" calcext:value-type="float">
            <text:p>44.9326756477356</text:p>
          </table:table-cell>
          <table:table-cell table:style-name="ce2" office:value-type="float" office:value="1.05350373386928" calcext:value-type="float">
            <text:p>1.05350373386928</text:p>
          </table:table-cell>
          <table:table-cell table:style-name="ce2" office:value-type="float" office:value="6.74319996833801" calcext:value-type="float">
            <text:p>6.74319996833801</text:p>
          </table:table-cell>
          <table:table-cell table:style-name="ce2" office:value-type="float" office:value="0.261166610387462" calcext:value-type="float">
            <text:p>0.261166610387462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71, 'decision_function_shape': 'ovr', 'degree': 5, 'kernel': 'poly', 'shrinking': True}</text:p>
          </table:table-cell>
          <table:table-cell table:style-name="ce3" office:value-type="float" office:value="0.313852205675752" calcext:value-type="float">
            <text:p>0.313852205675752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17032040472175" calcext:value-type="float">
            <text:p>0.317032040472175</text:p>
          </table:table-cell>
          <table:table-cell table:style-name="ce3" office:value-type="float" office:value="0.322934232715008" calcext:value-type="float">
            <text:p>0.322934232715008</text:p>
          </table:table-cell>
          <table:table-cell table:style-name="ce3" office:value-type="float" office:value="0.322466899819805" calcext:value-type="float">
            <text:p>0.322466899819805</text:p>
          </table:table-cell>
          <table:table-cell table:style-name="ce3" office:value-type="float" office:value="0.00628004491860751" calcext:value-type="float">
            <text:p>0.00628004491860751</text:p>
          </table:table-cell>
          <table:table-cell table:style-name="ce3"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office:value-type="float" office:value="46.4977787971497" calcext:value-type="float">
            <text:p>46.4977787971497</text:p>
          </table:table-cell>
          <table:table-cell table:style-name="ce2" office:value-type="float" office:value="1.07743584930955" calcext:value-type="float">
            <text:p>1.07743584930955</text:p>
          </table:table-cell>
          <table:table-cell table:style-name="ce2" office:value-type="float" office:value="6.43032999038696" calcext:value-type="float">
            <text:p>6.43032999038696</text:p>
          </table:table-cell>
          <table:table-cell table:style-name="ce2" office:value-type="float" office:value="0.195478661004434" calcext:value-type="float">
            <text:p>0.195478661004434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71, 'decision_function_shape': 'ovr', 'degree': 5, 'kernel': 'poly', 'shrinking': False}</text:p>
          </table:table-cell>
          <table:table-cell table:style-name="ce3" office:value-type="float" office:value="0.313852205675752" calcext:value-type="float">
            <text:p>0.313852205675752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28555368184373" calcext:value-type="float">
            <text:p>0.328555368184373</text:p>
          </table:table-cell>
          <table:table-cell table:style-name="ce3" office:value-type="float" office:value="0.317032040472175" calcext:value-type="float">
            <text:p>0.317032040472175</text:p>
          </table:table-cell>
          <table:table-cell table:style-name="ce3" office:value-type="float" office:value="0.322934232715008" calcext:value-type="float">
            <text:p>0.322934232715008</text:p>
          </table:table-cell>
          <table:table-cell table:style-name="ce3" office:value-type="float" office:value="0.322466899819805" calcext:value-type="float">
            <text:p>0.322466899819805</text:p>
          </table:table-cell>
          <table:table-cell table:style-name="ce3" office:value-type="float" office:value="0.00628004491860751" calcext:value-type="float">
            <text:p>0.00628004491860751</text:p>
          </table:table-cell>
          <table:table-cell table:style-name="ce3"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5.0321889877319" calcext:value-type="float">
            <text:p>45.0321889877319</text:p>
          </table:table-cell>
          <table:table-cell table:style-name="ce2" office:value-type="float" office:value="0.753734225701914" calcext:value-type="float">
            <text:p>0.753734225701914</text:p>
          </table:table-cell>
          <table:table-cell table:style-name="ce2" office:value-type="float" office:value="6.59711847305298" calcext:value-type="float">
            <text:p>6.59711847305298</text:p>
          </table:table-cell>
          <table:table-cell table:style-name="ce2" office:value-type="float" office:value="0.308925489199022" calcext:value-type="float">
            <text:p>0.308925489199022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71, 'decision_function_shape': 'ovr', 'degree': 6, 'kernel': 'poly', 'shrinking': True}</text:p>
          </table:table-cell>
          <table:table-cell table:style-name="ce3" office:value-type="float" office:value="0.300927226749087" calcext:value-type="float">
            <text:p>0.300927226749087</text:p>
          </table:table-cell>
          <table:table-cell table:style-name="ce3" office:value-type="float" office:value="0.303822372119168" calcext:value-type="float">
            <text:p>0.303822372119168</text:p>
          </table:table-cell>
          <table:table-cell table:style-name="ce3" office:value-type="float" office:value="0.300449690837549" calcext:value-type="float">
            <text:p>0.300449690837549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1163522921487" calcext:value-type="float">
            <text:p>0.301163522921487</text:p>
          </table:table-cell>
          <table:table-cell table:style-name="ce3" office:value-type="float" office:value="0.0017759299364811" calcext:value-type="float">
            <text:p>0.0017759299364811</text:p>
          </table:table-cell>
          <table:table-cell table:style-name="ce3"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2" office:value-type="float" office:value="47.1524138450623" calcext:value-type="float">
            <text:p>47.1524138450623</text:p>
          </table:table-cell>
          <table:table-cell table:style-name="ce2" office:value-type="float" office:value="0.976801817918079" calcext:value-type="float">
            <text:p>0.976801817918079</text:p>
          </table:table-cell>
          <table:table-cell table:style-name="ce2" office:value-type="float" office:value="6.43047413825989" calcext:value-type="float">
            <text:p>6.43047413825989</text:p>
          </table:table-cell>
          <table:table-cell table:style-name="ce2" office:value-type="float" office:value="0.204619777640452" calcext:value-type="float">
            <text:p>0.204619777640452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71, 'decision_function_shape': 'ovr', 'degree': 6, 'kernel': 'poly', 'shrinking': False}</text:p>
          </table:table-cell>
          <table:table-cell table:style-name="ce3" office:value-type="float" office:value="0.300927226749087" calcext:value-type="float">
            <text:p>0.300927226749087</text:p>
          </table:table-cell>
          <table:table-cell table:style-name="ce3" office:value-type="float" office:value="0.303822372119168" calcext:value-type="float">
            <text:p>0.303822372119168</text:p>
          </table:table-cell>
          <table:table-cell table:style-name="ce3" office:value-type="float" office:value="0.300449690837549" calcext:value-type="float">
            <text:p>0.300449690837549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1163522921487" calcext:value-type="float">
            <text:p>0.301163522921487</text:p>
          </table:table-cell>
          <table:table-cell table:style-name="ce3" office:value-type="float" office:value="0.0017759299364811" calcext:value-type="float">
            <text:p>0.0017759299364811</text:p>
          </table:table-cell>
          <table:table-cell table:style-name="ce3" office:value-type="float" office:value="605" calcext:value-type="float">
            <text:p>605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office:value-type="float" office:value="45.3326421737671" calcext:value-type="float">
            <text:p>45.3326421737671</text:p>
          </table:table-cell>
          <table:table-cell table:style-name="ce2" office:value-type="float" office:value="0.980013764382447" calcext:value-type="float">
            <text:p>0.980013764382447</text:p>
          </table:table-cell>
          <table:table-cell table:style-name="ce2" office:value-type="float" office:value="6.58398170471191" calcext:value-type="float">
            <text:p>6.58398170471191</text:p>
          </table:table-cell>
          <table:table-cell table:style-name="ce2" office:value-type="float" office:value="0.242138805252779" calcext:value-type="float">
            <text:p>0.242138805252779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71, 'decision_function_shape': 'ovr', 'degree': 7, 'kernel': 'poly', 'shrinking': True}</text:p>
          </table:table-cell>
          <table:table-cell table:style-name="ce3" office:value-type="float" office:value="0.294745715088508" calcext:value-type="float">
            <text:p>0.294745715088508</text:p>
          </table:table-cell>
          <table:table-cell table:style-name="ce3" office:value-type="float" office:value="0.294547498594716" calcext:value-type="float">
            <text:p>0.294547498594716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2580101180438" calcext:value-type="float">
            <text:p>0.292580101180438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3687760218376" calcext:value-type="float">
            <text:p>0.293687760218376</text:p>
          </table:table-cell>
          <table:table-cell table:style-name="ce3" office:value-type="float" office:value="0.000831011587376073" calcext:value-type="float">
            <text:p>0.000831011587376073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2" office:value-type="float" office:value="47.2101892471313" calcext:value-type="float">
            <text:p>47.2101892471313</text:p>
          </table:table-cell>
          <table:table-cell table:style-name="ce2" office:value-type="float" office:value="1.70385682552092" calcext:value-type="float">
            <text:p>1.70385682552092</text:p>
          </table:table-cell>
          <table:table-cell table:style-name="ce2" office:value-type="float" office:value="6.59145102500916" calcext:value-type="float">
            <text:p>6.59145102500916</text:p>
          </table:table-cell>
          <table:table-cell table:style-name="ce2" office:value-type="float" office:value="0.124268784411837" calcext:value-type="float">
            <text:p>0.124268784411837</text:p>
          </table:table-cell>
          <table:table-cell table:style-name="ce2" office:value-type="float" office:value="0.709999978542328" calcext:value-type="float">
            <text:p>0.709999978542328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71, 'decision_function_shape': 'ovr', 'degree': 7, 'kernel': 'poly', 'shrinking': False}</text:p>
          </table:table-cell>
          <table:table-cell table:style-name="ce3" office:value-type="float" office:value="0.294745715088508" calcext:value-type="float">
            <text:p>0.294745715088508</text:p>
          </table:table-cell>
          <table:table-cell table:style-name="ce3" office:value-type="float" office:value="0.294547498594716" calcext:value-type="float">
            <text:p>0.294547498594716</text:p>
          </table:table-cell>
          <table:table-cell table:style-name="ce3" office:value-type="float" office:value="0.293423271500843" calcext:value-type="float">
            <text:p>0.293423271500843</text:p>
          </table:table-cell>
          <table:table-cell table:style-name="ce3" office:value-type="float" office:value="0.292580101180438" calcext:value-type="float">
            <text:p>0.292580101180438</text:p>
          </table:table-cell>
          <table:table-cell table:style-name="ce3" office:value-type="float" office:value="0.293142214727375" calcext:value-type="float">
            <text:p>0.293142214727375</text:p>
          </table:table-cell>
          <table:table-cell table:style-name="ce3" office:value-type="float" office:value="0.293687760218376" calcext:value-type="float">
            <text:p>0.293687760218376</text:p>
          </table:table-cell>
          <table:table-cell table:style-name="ce3" office:value-type="float" office:value="0.000831011587376073" calcext:value-type="float">
            <text:p>0.000831011587376073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2" office:value-type="float" office:value="35.8359867572784" calcext:value-type="float">
            <text:p>35.8359867572784</text:p>
          </table:table-cell>
          <table:table-cell table:style-name="ce2" office:value-type="float" office:value="0.799832390662855" calcext:value-type="float">
            <text:p>0.799832390662855</text:p>
          </table:table-cell>
          <table:table-cell table:style-name="ce2" office:value-type="float" office:value="5.45880665779114" calcext:value-type="float">
            <text:p>5.45880665779114</text:p>
          </table:table-cell>
          <table:table-cell table:style-name="ce2" office:value-type="float" office:value="0.214530038938625" calcext:value-type="float">
            <text:p>0.21453003893862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81, 'decision_function_shape': 'ovo', 'degree': 2, 'kernel': 'poly', 'shrinking': True}</text:p>
          </table:table-cell>
          <table:table-cell table:style-name="ce3" office:value-type="float" office:value="0.653273391402079" calcext:value-type="float">
            <text:p>0.653273391402079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09069518078055" calcext:value-type="float">
            <text:p>0.709069518078055</text:p>
          </table:table-cell>
          <table:table-cell table:style-name="ce3" office:value-type="float" office:value="0.0422586477494824" calcext:value-type="float">
            <text:p>0.0422586477494824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2" office:value-type="float" office:value="34.1589901447296" calcext:value-type="float">
            <text:p>34.1589901447296</text:p>
          </table:table-cell>
          <table:table-cell table:style-name="ce2" office:value-type="float" office:value="0.551970793150394" calcext:value-type="float">
            <text:p>0.551970793150394</text:p>
          </table:table-cell>
          <table:table-cell table:style-name="ce2" office:value-type="float" office:value="5.36281747817993" calcext:value-type="float">
            <text:p>5.36281747817993</text:p>
          </table:table-cell>
          <table:table-cell table:style-name="ce2" office:value-type="float" office:value="0.136238042178205" calcext:value-type="float">
            <text:p>0.13623804217820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81, 'decision_function_shape': 'ovo', 'degree': 2, 'kernel': 'poly', 'shrinking': False}</text:p>
          </table:table-cell>
          <table:table-cell table:style-name="ce3" office:value-type="float" office:value="0.653273391402079" calcext:value-type="float">
            <text:p>0.653273391402079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09069518078055" calcext:value-type="float">
            <text:p>0.709069518078055</text:p>
          </table:table-cell>
          <table:table-cell table:style-name="ce3" office:value-type="float" office:value="0.0422586477494824" calcext:value-type="float">
            <text:p>0.0422586477494824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2" office:value-type="float" office:value="44.6482498645783" calcext:value-type="float">
            <text:p>44.6482498645783</text:p>
          </table:table-cell>
          <table:table-cell table:style-name="ce2" office:value-type="float" office:value="0.803957481772617" calcext:value-type="float">
            <text:p>0.803957481772617</text:p>
          </table:table-cell>
          <table:table-cell table:style-name="ce2" office:value-type="float" office:value="6.06150784492493" calcext:value-type="float">
            <text:p>6.06150784492493</text:p>
          </table:table-cell>
          <table:table-cell table:style-name="ce2" office:value-type="float" office:value="0.169058977185898" calcext:value-type="float">
            <text:p>0.169058977185898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81, 'decision_function_shape': 'ovo', 'degree': 3, 'kernel': 'poly', 'shrinking': True}</text:p>
          </table:table-cell>
          <table:table-cell table:style-name="ce3" office:value-type="float" office:value="0.491711154818769" calcext:value-type="float">
            <text:p>0.491711154818769</text:p>
          </table:table-cell>
          <table:table-cell table:style-name="ce3" office:value-type="float" office:value="0.587689713322091" calcext:value-type="float">
            <text:p>0.587689713322091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543844856661046" calcext:value-type="float">
            <text:p>0.543844856661046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6006229841738" calcext:value-type="float">
            <text:p>0.56006229841738</text:p>
          </table:table-cell>
          <table:table-cell table:style-name="ce3" office:value-type="float" office:value="0.0414022038728088" calcext:value-type="float">
            <text:p>0.0414022038728088</text:p>
          </table:table-cell>
          <table:table-cell table:style-name="ce3"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42.3823080539703" calcext:value-type="float">
            <text:p>42.3823080539703</text:p>
          </table:table-cell>
          <table:table-cell table:style-name="ce2" office:value-type="float" office:value="0.762375802990941" calcext:value-type="float">
            <text:p>0.762375802990941</text:p>
          </table:table-cell>
          <table:table-cell table:style-name="ce2" office:value-type="float" office:value="6.15613512992859" calcext:value-type="float">
            <text:p>6.15613512992859</text:p>
          </table:table-cell>
          <table:table-cell table:style-name="ce2" office:value-type="float" office:value="0.449730784319733" calcext:value-type="float">
            <text:p>0.449730784319733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81, 'decision_function_shape': 'ovo', 'degree': 3, 'kernel': 'poly', 'shrinking': False}</text:p>
          </table:table-cell>
          <table:table-cell table:style-name="ce3" office:value-type="float" office:value="0.491711154818769" calcext:value-type="float">
            <text:p>0.491711154818769</text:p>
          </table:table-cell>
          <table:table-cell table:style-name="ce3" office:value-type="float" office:value="0.587689713322091" calcext:value-type="float">
            <text:p>0.587689713322091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543844856661046" calcext:value-type="float">
            <text:p>0.543844856661046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6006229841738" calcext:value-type="float">
            <text:p>0.56006229841738</text:p>
          </table:table-cell>
          <table:table-cell table:style-name="ce3" office:value-type="float" office:value="0.0414022038728088" calcext:value-type="float">
            <text:p>0.0414022038728088</text:p>
          </table:table-cell>
          <table:table-cell table:style-name="ce3"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2" office:value-type="float" office:value="46.5004341602325" calcext:value-type="float">
            <text:p>46.5004341602325</text:p>
          </table:table-cell>
          <table:table-cell table:style-name="ce2" office:value-type="float" office:value="0.974661234266553" calcext:value-type="float">
            <text:p>0.974661234266553</text:p>
          </table:table-cell>
          <table:table-cell table:style-name="ce2" office:value-type="float" office:value="6.59999332427979" calcext:value-type="float">
            <text:p>6.59999332427979</text:p>
          </table:table-cell>
          <table:table-cell table:style-name="ce2" office:value-type="float" office:value="0.212737866219034" calcext:value-type="float">
            <text:p>0.212737866219034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81, 'decision_function_shape': 'ovo', 'degree': 4, 'kernel': 'poly', 'shrinking': True}</text:p>
          </table:table-cell>
          <table:table-cell table:style-name="ce3" office:value-type="float" office:value="0.370609721831975" calcext:value-type="float">
            <text:p>0.370609721831975</text:p>
          </table:table-cell>
          <table:table-cell table:style-name="ce3" office:value-type="float" office:value="0.41540191118606" calcext:value-type="float">
            <text:p>0.41540191118606</text:p>
          </table:table-cell>
          <table:table-cell table:style-name="ce3" office:value-type="float" office:value="0.42327150084317" calcext:value-type="float">
            <text:p>0.42327150084317</text:p>
          </table:table-cell>
          <table:table-cell table:style-name="ce3" office:value-type="float" office:value="0.390387858347386" calcext:value-type="float">
            <text:p>0.390387858347386</text:p>
          </table:table-cell>
          <table:table-cell table:style-name="ce3" office:value-type="float" office:value="0.394041596402473" calcext:value-type="float">
            <text:p>0.394041596402473</text:p>
          </table:table-cell>
          <table:table-cell table:style-name="ce3" office:value-type="float" office:value="0.398742517722213" calcext:value-type="float">
            <text:p>0.398742517722213</text:p>
          </table:table-cell>
          <table:table-cell table:style-name="ce3" office:value-type="float" office:value="0.0187753008106768" calcext:value-type="float">
            <text:p>0.0187753008106768</text:p>
          </table:table-cell>
          <table:table-cell table:style-name="ce3"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46.4722659111023" calcext:value-type="float">
            <text:p>46.4722659111023</text:p>
          </table:table-cell>
          <table:table-cell table:style-name="ce2" office:value-type="float" office:value="0.4149435147615" calcext:value-type="float">
            <text:p>0.4149435147615</text:p>
          </table:table-cell>
          <table:table-cell table:style-name="ce2" office:value-type="float" office:value="6.56206278800964" calcext:value-type="float">
            <text:p>6.56206278800964</text:p>
          </table:table-cell>
          <table:table-cell table:style-name="ce2" office:value-type="float" office:value="0.287787377496336" calcext:value-type="float">
            <text:p>0.287787377496336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81, 'decision_function_shape': 'ovo', 'degree': 4, 'kernel': 'poly', 'shrinking': False}</text:p>
          </table:table-cell>
          <table:table-cell table:style-name="ce3" office:value-type="float" office:value="0.370609721831975" calcext:value-type="float">
            <text:p>0.370609721831975</text:p>
          </table:table-cell>
          <table:table-cell table:style-name="ce3" office:value-type="float" office:value="0.41540191118606" calcext:value-type="float">
            <text:p>0.41540191118606</text:p>
          </table:table-cell>
          <table:table-cell table:style-name="ce3" office:value-type="float" office:value="0.42327150084317" calcext:value-type="float">
            <text:p>0.42327150084317</text:p>
          </table:table-cell>
          <table:table-cell table:style-name="ce3" office:value-type="float" office:value="0.390387858347386" calcext:value-type="float">
            <text:p>0.390387858347386</text:p>
          </table:table-cell>
          <table:table-cell table:style-name="ce3" office:value-type="float" office:value="0.394041596402473" calcext:value-type="float">
            <text:p>0.394041596402473</text:p>
          </table:table-cell>
          <table:table-cell table:style-name="ce3" office:value-type="float" office:value="0.398742517722213" calcext:value-type="float">
            <text:p>0.398742517722213</text:p>
          </table:table-cell>
          <table:table-cell table:style-name="ce3" office:value-type="float" office:value="0.0187753008106768" calcext:value-type="float">
            <text:p>0.0187753008106768</text:p>
          </table:table-cell>
          <table:table-cell table:style-name="ce3"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office:value-type="float" office:value="46.1963710784912" calcext:value-type="float">
            <text:p>46.1963710784912</text:p>
          </table:table-cell>
          <table:table-cell table:style-name="ce2" office:value-type="float" office:value="1.04574397050858" calcext:value-type="float">
            <text:p>1.04574397050858</text:p>
          </table:table-cell>
          <table:table-cell table:style-name="ce2" office:value-type="float" office:value="6.59943189620972" calcext:value-type="float">
            <text:p>6.59943189620972</text:p>
          </table:table-cell>
          <table:table-cell table:style-name="ce2" office:value-type="float" office:value="0.181032055448385" calcext:value-type="float">
            <text:p>0.18103205544838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81, 'decision_function_shape': 'ovo', 'degree': 5, 'kernel': 'poly', 'shrinking': True}</text:p>
          </table:table-cell>
          <table:table-cell table:style-name="ce3" office:value-type="float" office:value="0.321157628547345" calcext:value-type="float">
            <text:p>0.321157628547345</text:p>
          </table:table-cell>
          <table:table-cell table:style-name="ce3" office:value-type="float" office:value="0.338954468802698" calcext:value-type="float">
            <text:p>0.338954468802698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24901630129286" calcext:value-type="float">
            <text:p>0.324901630129286</text:p>
          </table:table-cell>
          <table:table-cell table:style-name="ce3" office:value-type="float" office:value="0.331928049465992" calcext:value-type="float">
            <text:p>0.331928049465992</text:p>
          </table:table-cell>
          <table:table-cell table:style-name="ce3" office:value-type="float" office:value="0.33112303779491" calcext:value-type="float">
            <text:p>0.33112303779491</text:p>
          </table:table-cell>
          <table:table-cell table:style-name="ce3" office:value-type="float" office:value="0.00716941840475151" calcext:value-type="float">
            <text:p>0.00716941840475151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office:value-type="float" office:value="47.4250028133392" calcext:value-type="float">
            <text:p>47.4250028133392</text:p>
          </table:table-cell>
          <table:table-cell table:style-name="ce2" office:value-type="float" office:value="1.31758877834861" calcext:value-type="float">
            <text:p>1.31758877834861</text:p>
          </table:table-cell>
          <table:table-cell table:style-name="ce2" office:value-type="float" office:value="6.43660850524902" calcext:value-type="float">
            <text:p>6.43660850524902</text:p>
          </table:table-cell>
          <table:table-cell table:style-name="ce2" office:value-type="float" office:value="0.182065506865772" calcext:value-type="float">
            <text:p>0.182065506865772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81, 'decision_function_shape': 'ovo', 'degree': 5, 'kernel': 'poly', 'shrinking': False}</text:p>
          </table:table-cell>
          <table:table-cell table:style-name="ce3" office:value-type="float" office:value="0.321157628547345" calcext:value-type="float">
            <text:p>0.321157628547345</text:p>
          </table:table-cell>
          <table:table-cell table:style-name="ce3" office:value-type="float" office:value="0.338954468802698" calcext:value-type="float">
            <text:p>0.338954468802698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24901630129286" calcext:value-type="float">
            <text:p>0.324901630129286</text:p>
          </table:table-cell>
          <table:table-cell table:style-name="ce3" office:value-type="float" office:value="0.331928049465992" calcext:value-type="float">
            <text:p>0.331928049465992</text:p>
          </table:table-cell>
          <table:table-cell table:style-name="ce3" office:value-type="float" office:value="0.33112303779491" calcext:value-type="float">
            <text:p>0.33112303779491</text:p>
          </table:table-cell>
          <table:table-cell table:style-name="ce3" office:value-type="float" office:value="0.00716941840475151" calcext:value-type="float">
            <text:p>0.00716941840475151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office:value-type="float" office:value="45.8645352840424" calcext:value-type="float">
            <text:p>45.8645352840424</text:p>
          </table:table-cell>
          <table:table-cell table:style-name="ce2" office:value-type="float" office:value="0.988440399224449" calcext:value-type="float">
            <text:p>0.988440399224449</text:p>
          </table:table-cell>
          <table:table-cell table:style-name="ce2" office:value-type="float" office:value="6.45597538948059" calcext:value-type="float">
            <text:p>6.45597538948059</text:p>
          </table:table-cell>
          <table:table-cell table:style-name="ce2" office:value-type="float" office:value="0.200545304841725" calcext:value-type="float">
            <text:p>0.20054530484172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81, 'decision_function_shape': 'ovo', 'degree': 6, 'kernel': 'poly', 'shrinking': Tru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487326700741" calcext:value-type="float">
            <text:p>0.30487326700741</text:p>
          </table:table-cell>
          <table:table-cell table:style-name="ce3" office:value-type="float" office:value="0.00253063975517088" calcext:value-type="float">
            <text:p>0.0025306397551708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office:value-type="float" office:value="47.7623361110687" calcext:value-type="float">
            <text:p>47.7623361110687</text:p>
          </table:table-cell>
          <table:table-cell table:style-name="ce2" office:value-type="float" office:value="1.3623823404493" calcext:value-type="float">
            <text:p>1.3623823404493</text:p>
          </table:table-cell>
          <table:table-cell table:style-name="ce2" office:value-type="float" office:value="6.48315768241882" calcext:value-type="float">
            <text:p>6.48315768241882</text:p>
          </table:table-cell>
          <table:table-cell table:style-name="ce2" office:value-type="float" office:value="0.221829309184186" calcext:value-type="float">
            <text:p>0.221829309184186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81, 'decision_function_shape': 'ovo', 'degree': 6, 'kernel': 'poly', 'shrinking': Fals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487326700741" calcext:value-type="float">
            <text:p>0.30487326700741</text:p>
          </table:table-cell>
          <table:table-cell table:style-name="ce3" office:value-type="float" office:value="0.00253063975517088" calcext:value-type="float">
            <text:p>0.0025306397551708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2" office:value-type="float" office:value="45.7176731586456" calcext:value-type="float">
            <text:p>45.7176731586456</text:p>
          </table:table-cell>
          <table:table-cell table:style-name="ce2" office:value-type="float" office:value="1.36627526781621" calcext:value-type="float">
            <text:p>1.36627526781621</text:p>
          </table:table-cell>
          <table:table-cell table:style-name="ce2" office:value-type="float" office:value="6.60964651107788" calcext:value-type="float">
            <text:p>6.60964651107788</text:p>
          </table:table-cell>
          <table:table-cell table:style-name="ce2" office:value-type="float" office:value="0.218662233024226" calcext:value-type="float">
            <text:p>0.218662233024226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81, 'decision_function_shape': 'ovo', 'degree': 7, 'kernel': 'poly', 'shrinking': True}</text:p>
          </table:table-cell>
          <table:table-cell table:style-name="ce3" office:value-type="float" office:value="0.297836470918797" calcext:value-type="float">
            <text:p>0.297836470918797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5711195251775" calcext:value-type="float">
            <text:p>0.295711195251775</text:p>
          </table:table-cell>
          <table:table-cell table:style-name="ce3" office:value-type="float" office:value="0.00224924352468779" calcext:value-type="float">
            <text:p>0.00224924352468779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office:value-type="float" office:value="46.7785163879395" calcext:value-type="float">
            <text:p>46.7785163879395</text:p>
          </table:table-cell>
          <table:table-cell table:style-name="ce2" office:value-type="float" office:value="1.06543882147947" calcext:value-type="float">
            <text:p>1.06543882147947</text:p>
          </table:table-cell>
          <table:table-cell table:style-name="ce2" office:value-type="float" office:value="6.57603330612183" calcext:value-type="float">
            <text:p>6.57603330612183</text:p>
          </table:table-cell>
          <table:table-cell table:style-name="ce2" office:value-type="float" office:value="0.108067342714648" calcext:value-type="float">
            <text:p>0.108067342714648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81, 'decision_function_shape': 'ovo', 'degree': 7, 'kernel': 'poly', 'shrinking': False}</text:p>
          </table:table-cell>
          <table:table-cell table:style-name="ce3" office:value-type="float" office:value="0.297836470918797" calcext:value-type="float">
            <text:p>0.297836470918797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5711195251775" calcext:value-type="float">
            <text:p>0.295711195251775</text:p>
          </table:table-cell>
          <table:table-cell table:style-name="ce3" office:value-type="float" office:value="0.00224924352468779" calcext:value-type="float">
            <text:p>0.00224924352468779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office:value-type="float" office:value="35.585989189148" calcext:value-type="float">
            <text:p>35.585989189148</text:p>
          </table:table-cell>
          <table:table-cell table:style-name="ce2" office:value-type="float" office:value="0.775110310901926" calcext:value-type="float">
            <text:p>0.775110310901926</text:p>
          </table:table-cell>
          <table:table-cell table:style-name="ce2" office:value-type="float" office:value="5.48071579933167" calcext:value-type="float">
            <text:p>5.48071579933167</text:p>
          </table:table-cell>
          <table:table-cell table:style-name="ce2" office:value-type="float" office:value="0.246455292785591" calcext:value-type="float">
            <text:p>0.246455292785591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81, 'decision_function_shape': 'ovr', 'degree': 2, 'kernel': 'poly', 'shrinking': True}</text:p>
          </table:table-cell>
          <table:table-cell table:style-name="ce3" office:value-type="float" office:value="0.653273391402079" calcext:value-type="float">
            <text:p>0.653273391402079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09069518078055" calcext:value-type="float">
            <text:p>0.709069518078055</text:p>
          </table:table-cell>
          <table:table-cell table:style-name="ce3" office:value-type="float" office:value="0.0422586477494824" calcext:value-type="float">
            <text:p>0.0422586477494824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office:value-type="float" office:value="33.578400850296" calcext:value-type="float">
            <text:p>33.578400850296</text:p>
          </table:table-cell>
          <table:table-cell table:style-name="ce2" office:value-type="float" office:value="0.77117392344389" calcext:value-type="float">
            <text:p>0.77117392344389</text:p>
          </table:table-cell>
          <table:table-cell table:style-name="ce2" office:value-type="float" office:value="5.55902070999146" calcext:value-type="float">
            <text:p>5.55902070999146</text:p>
          </table:table-cell>
          <table:table-cell table:style-name="ce2" office:value-type="float" office:value="0.192705517414176" calcext:value-type="float">
            <text:p>0.192705517414176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81, 'decision_function_shape': 'ovr', 'degree': 2, 'kernel': 'poly', 'shrinking': False}</text:p>
          </table:table-cell>
          <table:table-cell table:style-name="ce3" office:value-type="float" office:value="0.653273391402079" calcext:value-type="float">
            <text:p>0.653273391402079</text:p>
          </table:table-cell>
          <table:table-cell table:style-name="ce3" office:value-type="float" office:value="0.740022484541878" calcext:value-type="float">
            <text:p>0.740022484541878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81000562113547" calcext:value-type="float">
            <text:p>0.681000562113547</text:p>
          </table:table-cell>
          <table:table-cell table:style-name="ce3" office:value-type="float" office:value="0.698988195615514" calcext:value-type="float">
            <text:p>0.698988195615514</text:p>
          </table:table-cell>
          <table:table-cell table:style-name="ce3" office:value-type="float" office:value="0.709069518078055" calcext:value-type="float">
            <text:p>0.709069518078055</text:p>
          </table:table-cell>
          <table:table-cell table:style-name="ce3" office:value-type="float" office:value="0.0422586477494824" calcext:value-type="float">
            <text:p>0.0422586477494824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office:value-type="float" office:value="44.5690336704254" calcext:value-type="float">
            <text:p>44.5690336704254</text:p>
          </table:table-cell>
          <table:table-cell table:style-name="ce2" office:value-type="float" office:value="0.850309961238495" calcext:value-type="float">
            <text:p>0.850309961238495</text:p>
          </table:table-cell>
          <table:table-cell table:style-name="ce2" office:value-type="float" office:value="5.97707114219666" calcext:value-type="float">
            <text:p>5.97707114219666</text:p>
          </table:table-cell>
          <table:table-cell table:style-name="ce2" office:value-type="float" office:value="0.245768506984867" calcext:value-type="float">
            <text:p>0.245768506984867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81, 'decision_function_shape': 'ovr', 'degree': 3, 'kernel': 'poly', 'shrinking': True}</text:p>
          </table:table-cell>
          <table:table-cell table:style-name="ce3" office:value-type="float" office:value="0.491711154818769" calcext:value-type="float">
            <text:p>0.491711154818769</text:p>
          </table:table-cell>
          <table:table-cell table:style-name="ce3" office:value-type="float" office:value="0.587689713322091" calcext:value-type="float">
            <text:p>0.587689713322091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543844856661046" calcext:value-type="float">
            <text:p>0.543844856661046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6006229841738" calcext:value-type="float">
            <text:p>0.56006229841738</text:p>
          </table:table-cell>
          <table:table-cell table:style-name="ce3" office:value-type="float" office:value="0.0414022038728088" calcext:value-type="float">
            <text:p>0.0414022038728088</text:p>
          </table:table-cell>
          <table:table-cell table:style-name="ce3"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2" office:value-type="float" office:value="41.9747131347656" calcext:value-type="float">
            <text:p>41.9747131347656</text:p>
          </table:table-cell>
          <table:table-cell table:style-name="ce2" office:value-type="float" office:value="0.582109875704715" calcext:value-type="float">
            <text:p>0.582109875704715</text:p>
          </table:table-cell>
          <table:table-cell table:style-name="ce2" office:value-type="float" office:value="6.03547163009644" calcext:value-type="float">
            <text:p>6.03547163009644</text:p>
          </table:table-cell>
          <table:table-cell table:style-name="ce2" office:value-type="float" office:value="0.188346845802155" calcext:value-type="float">
            <text:p>0.18834684580215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81, 'decision_function_shape': 'ovr', 'degree': 3, 'kernel': 'poly', 'shrinking': False}</text:p>
          </table:table-cell>
          <table:table-cell table:style-name="ce3" office:value-type="float" office:value="0.491711154818769" calcext:value-type="float">
            <text:p>0.491711154818769</text:p>
          </table:table-cell>
          <table:table-cell table:style-name="ce3" office:value-type="float" office:value="0.587689713322091" calcext:value-type="float">
            <text:p>0.587689713322091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543844856661046" calcext:value-type="float">
            <text:p>0.543844856661046</text:p>
          </table:table-cell>
          <table:table-cell table:style-name="ce3" office:value-type="float" office:value="0.563518830803822" calcext:value-type="float">
            <text:p>0.563518830803822</text:p>
          </table:table-cell>
          <table:table-cell table:style-name="ce3" office:value-type="float" office:value="0.56006229841738" calcext:value-type="float">
            <text:p>0.56006229841738</text:p>
          </table:table-cell>
          <table:table-cell table:style-name="ce3" office:value-type="float" office:value="0.0414022038728088" calcext:value-type="float">
            <text:p>0.0414022038728088</text:p>
          </table:table-cell>
          <table:table-cell table:style-name="ce3"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2" office:value-type="float" office:value="46.0371862888336" calcext:value-type="float">
            <text:p>46.0371862888336</text:p>
          </table:table-cell>
          <table:table-cell table:style-name="ce2" office:value-type="float" office:value="0.724372239902249" calcext:value-type="float">
            <text:p>0.724372239902249</text:p>
          </table:table-cell>
          <table:table-cell table:style-name="ce2" office:value-type="float" office:value="6.47003374099731" calcext:value-type="float">
            <text:p>6.47003374099731</text:p>
          </table:table-cell>
          <table:table-cell table:style-name="ce2" office:value-type="float" office:value="0.246370291676149" calcext:value-type="float">
            <text:p>0.246370291676149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81, 'decision_function_shape': 'ovr', 'degree': 4, 'kernel': 'poly', 'shrinking': True}</text:p>
          </table:table-cell>
          <table:table-cell table:style-name="ce3" office:value-type="float" office:value="0.370609721831975" calcext:value-type="float">
            <text:p>0.370609721831975</text:p>
          </table:table-cell>
          <table:table-cell table:style-name="ce3" office:value-type="float" office:value="0.41540191118606" calcext:value-type="float">
            <text:p>0.41540191118606</text:p>
          </table:table-cell>
          <table:table-cell table:style-name="ce3" office:value-type="float" office:value="0.42327150084317" calcext:value-type="float">
            <text:p>0.42327150084317</text:p>
          </table:table-cell>
          <table:table-cell table:style-name="ce3" office:value-type="float" office:value="0.390387858347386" calcext:value-type="float">
            <text:p>0.390387858347386</text:p>
          </table:table-cell>
          <table:table-cell table:style-name="ce3" office:value-type="float" office:value="0.394041596402473" calcext:value-type="float">
            <text:p>0.394041596402473</text:p>
          </table:table-cell>
          <table:table-cell table:style-name="ce3" office:value-type="float" office:value="0.398742517722213" calcext:value-type="float">
            <text:p>0.398742517722213</text:p>
          </table:table-cell>
          <table:table-cell table:style-name="ce3" office:value-type="float" office:value="0.0187753008106768" calcext:value-type="float">
            <text:p>0.0187753008106768</text:p>
          </table:table-cell>
          <table:table-cell table:style-name="ce3"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office:value-type="float" office:value="45.8468993663788" calcext:value-type="float">
            <text:p>45.8468993663788</text:p>
          </table:table-cell>
          <table:table-cell table:style-name="ce2" office:value-type="float" office:value="0.69130112079094" calcext:value-type="float">
            <text:p>0.69130112079094</text:p>
          </table:table-cell>
          <table:table-cell table:style-name="ce2" office:value-type="float" office:value="6.59269776344299" calcext:value-type="float">
            <text:p>6.59269776344299</text:p>
          </table:table-cell>
          <table:table-cell table:style-name="ce2" office:value-type="float" office:value="0.276606398172966" calcext:value-type="float">
            <text:p>0.276606398172966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81, 'decision_function_shape': 'ovr', 'degree': 4, 'kernel': 'poly', 'shrinking': False}</text:p>
          </table:table-cell>
          <table:table-cell table:style-name="ce3" office:value-type="float" office:value="0.370609721831975" calcext:value-type="float">
            <text:p>0.370609721831975</text:p>
          </table:table-cell>
          <table:table-cell table:style-name="ce3" office:value-type="float" office:value="0.41540191118606" calcext:value-type="float">
            <text:p>0.41540191118606</text:p>
          </table:table-cell>
          <table:table-cell table:style-name="ce3" office:value-type="float" office:value="0.42327150084317" calcext:value-type="float">
            <text:p>0.42327150084317</text:p>
          </table:table-cell>
          <table:table-cell table:style-name="ce3" office:value-type="float" office:value="0.390387858347386" calcext:value-type="float">
            <text:p>0.390387858347386</text:p>
          </table:table-cell>
          <table:table-cell table:style-name="ce3" office:value-type="float" office:value="0.394041596402473" calcext:value-type="float">
            <text:p>0.394041596402473</text:p>
          </table:table-cell>
          <table:table-cell table:style-name="ce3" office:value-type="float" office:value="0.398742517722213" calcext:value-type="float">
            <text:p>0.398742517722213</text:p>
          </table:table-cell>
          <table:table-cell table:style-name="ce3" office:value-type="float" office:value="0.0187753008106768" calcext:value-type="float">
            <text:p>0.0187753008106768</text:p>
          </table:table-cell>
          <table:table-cell table:style-name="ce3"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45.6712882041931" calcext:value-type="float">
            <text:p>45.6712882041931</text:p>
          </table:table-cell>
          <table:table-cell table:style-name="ce2" office:value-type="float" office:value="0.76426214852934" calcext:value-type="float">
            <text:p>0.76426214852934</text:p>
          </table:table-cell>
          <table:table-cell table:style-name="ce2" office:value-type="float" office:value="6.76370739936829" calcext:value-type="float">
            <text:p>6.76370739936829</text:p>
          </table:table-cell>
          <table:table-cell table:style-name="ce2" office:value-type="float" office:value="0.162121544694432" calcext:value-type="float">
            <text:p>0.162121544694432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81, 'decision_function_shape': 'ovr', 'degree': 5, 'kernel': 'poly', 'shrinking': True}</text:p>
          </table:table-cell>
          <table:table-cell table:style-name="ce3" office:value-type="float" office:value="0.321157628547345" calcext:value-type="float">
            <text:p>0.321157628547345</text:p>
          </table:table-cell>
          <table:table-cell table:style-name="ce3" office:value-type="float" office:value="0.338954468802698" calcext:value-type="float">
            <text:p>0.338954468802698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24901630129286" calcext:value-type="float">
            <text:p>0.324901630129286</text:p>
          </table:table-cell>
          <table:table-cell table:style-name="ce3" office:value-type="float" office:value="0.331928049465992" calcext:value-type="float">
            <text:p>0.331928049465992</text:p>
          </table:table-cell>
          <table:table-cell table:style-name="ce3" office:value-type="float" office:value="0.33112303779491" calcext:value-type="float">
            <text:p>0.33112303779491</text:p>
          </table:table-cell>
          <table:table-cell table:style-name="ce3" office:value-type="float" office:value="0.00716941840475151" calcext:value-type="float">
            <text:p>0.00716941840475151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office:value-type="float" office:value="46.6526612281799" calcext:value-type="float">
            <text:p>46.6526612281799</text:p>
          </table:table-cell>
          <table:table-cell table:style-name="ce2" office:value-type="float" office:value="0.837006695200302" calcext:value-type="float">
            <text:p>0.837006695200302</text:p>
          </table:table-cell>
          <table:table-cell table:style-name="ce2" office:value-type="float" office:value="6.47654623985291" calcext:value-type="float">
            <text:p>6.47654623985291</text:p>
          </table:table-cell>
          <table:table-cell table:style-name="ce2" office:value-type="float" office:value="0.242749015713452" calcext:value-type="float">
            <text:p>0.242749015713452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81, 'decision_function_shape': 'ovr', 'degree': 5, 'kernel': 'poly', 'shrinking': False}</text:p>
          </table:table-cell>
          <table:table-cell table:style-name="ce3" office:value-type="float" office:value="0.321157628547345" calcext:value-type="float">
            <text:p>0.321157628547345</text:p>
          </table:table-cell>
          <table:table-cell table:style-name="ce3" office:value-type="float" office:value="0.338954468802698" calcext:value-type="float">
            <text:p>0.338954468802698</text:p>
          </table:table-cell>
          <table:table-cell table:style-name="ce3" office:value-type="float" office:value="0.33867341202923" calcext:value-type="float">
            <text:p>0.33867341202923</text:p>
          </table:table-cell>
          <table:table-cell table:style-name="ce3" office:value-type="float" office:value="0.324901630129286" calcext:value-type="float">
            <text:p>0.324901630129286</text:p>
          </table:table-cell>
          <table:table-cell table:style-name="ce3" office:value-type="float" office:value="0.331928049465992" calcext:value-type="float">
            <text:p>0.331928049465992</text:p>
          </table:table-cell>
          <table:table-cell table:style-name="ce3" office:value-type="float" office:value="0.33112303779491" calcext:value-type="float">
            <text:p>0.33112303779491</text:p>
          </table:table-cell>
          <table:table-cell table:style-name="ce3" office:value-type="float" office:value="0.00716941840475151" calcext:value-type="float">
            <text:p>0.00716941840475151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2" office:value-type="float" office:value="45.6976615428925" calcext:value-type="float">
            <text:p>45.6976615428925</text:p>
          </table:table-cell>
          <table:table-cell table:style-name="ce2" office:value-type="float" office:value="0.786115907293099" calcext:value-type="float">
            <text:p>0.786115907293099</text:p>
          </table:table-cell>
          <table:table-cell table:style-name="ce2" office:value-type="float" office:value="6.54654898643494" calcext:value-type="float">
            <text:p>6.54654898643494</text:p>
          </table:table-cell>
          <table:table-cell table:style-name="ce2" office:value-type="float" office:value="0.239258527592001" calcext:value-type="float">
            <text:p>0.239258527592001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81, 'decision_function_shape': 'ovr', 'degree': 6, 'kernel': 'poly', 'shrinking': Tru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487326700741" calcext:value-type="float">
            <text:p>0.30487326700741</text:p>
          </table:table-cell>
          <table:table-cell table:style-name="ce3" office:value-type="float" office:value="0.00253063975517088" calcext:value-type="float">
            <text:p>0.0025306397551708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2" office:value-type="float" office:value="47.2878327846527" calcext:value-type="float">
            <text:p>47.2878327846527</text:p>
          </table:table-cell>
          <table:table-cell table:style-name="ce2" office:value-type="float" office:value="1.12039359156845" calcext:value-type="float">
            <text:p>1.12039359156845</text:p>
          </table:table-cell>
          <table:table-cell table:style-name="ce2" office:value-type="float" office:value="6.52921175956726" calcext:value-type="float">
            <text:p>6.52921175956726</text:p>
          </table:table-cell>
          <table:table-cell table:style-name="ce2" office:value-type="float" office:value="0.203934297579491" calcext:value-type="float">
            <text:p>0.203934297579491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81, 'decision_function_shape': 'ovr', 'degree': 6, 'kernel': 'poly', 'shrinking': False}</text:p>
          </table:table-cell>
          <table:table-cell table:style-name="ce3" office:value-type="float" office:value="0.304579938184883" calcext:value-type="float">
            <text:p>0.30457993818488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00730747611017" calcext:value-type="float">
            <text:p>0.300730747611017</text:p>
          </table:table-cell>
          <table:table-cell table:style-name="ce3" office:value-type="float" office:value="0.304665542439573" calcext:value-type="float">
            <text:p>0.304665542439573</text:p>
          </table:table-cell>
          <table:table-cell table:style-name="ce3" office:value-type="float" office:value="0.30487326700741" calcext:value-type="float">
            <text:p>0.30487326700741</text:p>
          </table:table-cell>
          <table:table-cell table:style-name="ce3" office:value-type="float" office:value="0.00253063975517088" calcext:value-type="float">
            <text:p>0.0025306397551708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2" office:value-type="float" office:value="45.5623974323273" calcext:value-type="float">
            <text:p>45.5623974323273</text:p>
          </table:table-cell>
          <table:table-cell table:style-name="ce2" office:value-type="float" office:value="0.869277272168971" calcext:value-type="float">
            <text:p>0.869277272168971</text:p>
          </table:table-cell>
          <table:table-cell table:style-name="ce2" office:value-type="float" office:value="6.44773626327515" calcext:value-type="float">
            <text:p>6.44773626327515</text:p>
          </table:table-cell>
          <table:table-cell table:style-name="ce2" office:value-type="float" office:value="0.19811668220365" calcext:value-type="float">
            <text:p>0.19811668220365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81, 'decision_function_shape': 'ovr', 'degree': 7, 'kernel': 'poly', 'shrinking': True}</text:p>
          </table:table-cell>
          <table:table-cell table:style-name="ce3" office:value-type="float" office:value="0.297836470918797" calcext:value-type="float">
            <text:p>0.297836470918797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5711195251775" calcext:value-type="float">
            <text:p>0.295711195251775</text:p>
          </table:table-cell>
          <table:table-cell table:style-name="ce3" office:value-type="float" office:value="0.00224924352468779" calcext:value-type="float">
            <text:p>0.00224924352468779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2" office:value-type="float" office:value="46.9805325984955" calcext:value-type="float">
            <text:p>46.9805325984955</text:p>
          </table:table-cell>
          <table:table-cell table:style-name="ce2" office:value-type="float" office:value="1.05620525019453" calcext:value-type="float">
            <text:p>1.05620525019453</text:p>
          </table:table-cell>
          <table:table-cell table:style-name="ce2" office:value-type="float" office:value="6.47586431503296" calcext:value-type="float">
            <text:p>6.47586431503296</text:p>
          </table:table-cell>
          <table:table-cell table:style-name="ce2" office:value-type="float" office:value="0.247346990580031" calcext:value-type="float">
            <text:p>0.247346990580031</text:p>
          </table:table-cell>
          <table:table-cell table:style-name="ce2" office:value-type="float" office:value="0.810000002384186" calcext:value-type="float">
            <text:p>0.81000000238418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81, 'decision_function_shape': 'ovr', 'degree': 7, 'kernel': 'poly', 'shrinking': False}</text:p>
          </table:table-cell>
          <table:table-cell table:style-name="ce3" office:value-type="float" office:value="0.297836470918797" calcext:value-type="float">
            <text:p>0.297836470918797</text:p>
          </table:table-cell>
          <table:table-cell table:style-name="ce3" office:value-type="float" office:value="0.297920179876335" calcext:value-type="float">
            <text:p>0.297920179876335</text:p>
          </table:table-cell>
          <table:table-cell table:style-name="ce3" office:value-type="float" office:value="0.295390668915121" calcext:value-type="float">
            <text:p>0.295390668915121</text:p>
          </table:table-cell>
          <table:table-cell table:style-name="ce3" office:value-type="float" office:value="0.291736930860034" calcext:value-type="float">
            <text:p>0.291736930860034</text:p>
          </table:table-cell>
          <table:table-cell table:style-name="ce3" office:value-type="float" office:value="0.295671725688589" calcext:value-type="float">
            <text:p>0.295671725688589</text:p>
          </table:table-cell>
          <table:table-cell table:style-name="ce3" office:value-type="float" office:value="0.295711195251775" calcext:value-type="float">
            <text:p>0.295711195251775</text:p>
          </table:table-cell>
          <table:table-cell table:style-name="ce3" office:value-type="float" office:value="0.00224924352468779" calcext:value-type="float">
            <text:p>0.00224924352468779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37.7791694641113" calcext:value-type="float">
            <text:p>37.7791694641113</text:p>
          </table:table-cell>
          <table:table-cell table:style-name="ce2" office:value-type="float" office:value="1.25183535967906" calcext:value-type="float">
            <text:p>1.25183535967906</text:p>
          </table:table-cell>
          <table:table-cell table:style-name="ce2" office:value-type="float" office:value="5.31024651527405" calcext:value-type="float">
            <text:p>5.31024651527405</text:p>
          </table:table-cell>
          <table:table-cell table:style-name="ce2" office:value-type="float" office:value="0.192622945054647" calcext:value-type="float">
            <text:p>0.192622945054647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91, 'decision_function_shape': 'ovo', 'degree': 2, 'kernel': 'poly', 'shrinking': True}</text:p>
          </table:table-cell>
          <table:table-cell table:style-name="ce3" office:value-type="float" office:value="0.657207080640629" calcext:value-type="float">
            <text:p>0.657207080640629</text:p>
          </table:table-cell>
          <table:table-cell table:style-name="ce3" office:value-type="float" office:value="0.741989881956155" calcext:value-type="float">
            <text:p>0.741989881956155</text:p>
          </table:table-cell>
          <table:table-cell table:style-name="ce3" office:value-type="float" office:value="0.771219786396852" calcext:value-type="float">
            <text:p>0.771219786396852</text:p>
          </table:table-cell>
          <table:table-cell table:style-name="ce3" office:value-type="float" office:value="0.678189994378865" calcext:value-type="float">
            <text:p>0.678189994378865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09294142378828" calcext:value-type="float">
            <text:p>0.709294142378828</text:p>
          </table:table-cell>
          <table:table-cell table:style-name="ce3" office:value-type="float" office:value="0.041749193216836" calcext:value-type="float">
            <text:p>0.041749193216836</text:p>
          </table:table-cell>
          <table:table-cell table:style-name="ce3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2" office:value-type="float" office:value="33.762820482254" calcext:value-type="float">
            <text:p>33.762820482254</text:p>
          </table:table-cell>
          <table:table-cell table:style-name="ce2" office:value-type="float" office:value="0.797164010555474" calcext:value-type="float">
            <text:p>0.797164010555474</text:p>
          </table:table-cell>
          <table:table-cell table:style-name="ce2" office:value-type="float" office:value="5.28613047599793" calcext:value-type="float">
            <text:p>5.28613047599793</text:p>
          </table:table-cell>
          <table:table-cell table:style-name="ce2" office:value-type="float" office:value="0.193316755705634" calcext:value-type="float">
            <text:p>0.19331675570563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91, 'decision_function_shape': 'ovo', 'degree': 2, 'kernel': 'poly', 'shrinking': False}</text:p>
          </table:table-cell>
          <table:table-cell table:style-name="ce3" office:value-type="float" office:value="0.657207080640629" calcext:value-type="float">
            <text:p>0.657207080640629</text:p>
          </table:table-cell>
          <table:table-cell table:style-name="ce3" office:value-type="float" office:value="0.741989881956155" calcext:value-type="float">
            <text:p>0.741989881956155</text:p>
          </table:table-cell>
          <table:table-cell table:style-name="ce3" office:value-type="float" office:value="0.771219786396852" calcext:value-type="float">
            <text:p>0.771219786396852</text:p>
          </table:table-cell>
          <table:table-cell table:style-name="ce3" office:value-type="float" office:value="0.678189994378865" calcext:value-type="float">
            <text:p>0.678189994378865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09294142378828" calcext:value-type="float">
            <text:p>0.709294142378828</text:p>
          </table:table-cell>
          <table:table-cell table:style-name="ce3" office:value-type="float" office:value="0.041749193216836" calcext:value-type="float">
            <text:p>0.041749193216836</text:p>
          </table:table-cell>
          <table:table-cell table:style-name="ce3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office:value-type="float" office:value="45.5035648822784" calcext:value-type="float">
            <text:p>45.5035648822784</text:p>
          </table:table-cell>
          <table:table-cell table:style-name="ce2" office:value-type="float" office:value="0.719678467990413" calcext:value-type="float">
            <text:p>0.719678467990413</text:p>
          </table:table-cell>
          <table:table-cell table:style-name="ce2" office:value-type="float" office:value="6.09226489067078" calcext:value-type="float">
            <text:p>6.09226489067078</text:p>
          </table:table-cell>
          <table:table-cell table:style-name="ce2" office:value-type="float" office:value="0.196362558483182" calcext:value-type="float">
            <text:p>0.196362558483182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91, 'decision_function_shape': 'ovo', 'degree': 3, 'kernel': 'poly', 'shrinking': True}</text:p>
          </table:table-cell>
          <table:table-cell table:style-name="ce3" office:value-type="float" office:value="0.508850800786738" calcext:value-type="float">
            <text:p>0.508850800786738</text:p>
          </table:table-cell>
          <table:table-cell table:style-name="ce3" office:value-type="float" office:value="0.604834176503654" calcext:value-type="float">
            <text:p>0.604834176503654</text:p>
          </table:table-cell>
          <table:table-cell table:style-name="ce3" office:value-type="float" office:value="0.630129286115795" calcext:value-type="float">
            <text:p>0.630129286115795</text:p>
          </table:table-cell>
          <table:table-cell table:style-name="ce3" office:value-type="float" office:value="0.555368184373243" calcext:value-type="float">
            <text:p>0.555368184373243</text:p>
          </table:table-cell>
          <table:table-cell table:style-name="ce3" office:value-type="float" office:value="0.578133783024171" calcext:value-type="float">
            <text:p>0.578133783024171</text:p>
          </table:table-cell>
          <table:table-cell table:style-name="ce3" office:value-type="float" office:value="0.57546324616072" calcext:value-type="float">
            <text:p>0.57546324616072</text:p>
          </table:table-cell>
          <table:table-cell table:style-name="ce3" office:value-type="float" office:value="0.0417113620675774" calcext:value-type="float">
            <text:p>0.0417113620675774</text:p>
          </table:table-cell>
          <table:table-cell table:style-name="ce3" office:value-type="float" office:value="341" calcext:value-type="float">
            <text:p>341</text:p>
          </table:table-cell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office:value-type="float" office:value="42.2733397960663" calcext:value-type="float">
            <text:p>42.2733397960663</text:p>
          </table:table-cell>
          <table:table-cell table:style-name="ce2" office:value-type="float" office:value="0.768424663740401" calcext:value-type="float">
            <text:p>0.768424663740401</text:p>
          </table:table-cell>
          <table:table-cell table:style-name="ce2" office:value-type="float" office:value="6.16402425765991" calcext:value-type="float">
            <text:p>6.16402425765991</text:p>
          </table:table-cell>
          <table:table-cell table:style-name="ce2" office:value-type="float" office:value="0.261648415075927" calcext:value-type="float">
            <text:p>0.261648415075927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91, 'decision_function_shape': 'ovo', 'degree': 3, 'kernel': 'poly', 'shrinking': False}</text:p>
          </table:table-cell>
          <table:table-cell table:style-name="ce3" office:value-type="float" office:value="0.508850800786738" calcext:value-type="float">
            <text:p>0.508850800786738</text:p>
          </table:table-cell>
          <table:table-cell table:style-name="ce3" office:value-type="float" office:value="0.604834176503654" calcext:value-type="float">
            <text:p>0.604834176503654</text:p>
          </table:table-cell>
          <table:table-cell table:style-name="ce3" office:value-type="float" office:value="0.630129286115795" calcext:value-type="float">
            <text:p>0.630129286115795</text:p>
          </table:table-cell>
          <table:table-cell table:style-name="ce3" office:value-type="float" office:value="0.555368184373243" calcext:value-type="float">
            <text:p>0.555368184373243</text:p>
          </table:table-cell>
          <table:table-cell table:style-name="ce3" office:value-type="float" office:value="0.578133783024171" calcext:value-type="float">
            <text:p>0.578133783024171</text:p>
          </table:table-cell>
          <table:table-cell table:style-name="ce3" office:value-type="float" office:value="0.57546324616072" calcext:value-type="float">
            <text:p>0.57546324616072</text:p>
          </table:table-cell>
          <table:table-cell table:style-name="ce3" office:value-type="float" office:value="0.0417113620675774" calcext:value-type="float">
            <text:p>0.0417113620675774</text:p>
          </table:table-cell>
          <table:table-cell table:style-name="ce3" office:value-type="float" office:value="341" calcext:value-type="float">
            <text:p>341</text:p>
          </table:table-cell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2" office:value-type="float" office:value="47.3021696090698" calcext:value-type="float">
            <text:p>47.3021696090698</text:p>
          </table:table-cell>
          <table:table-cell table:style-name="ce2" office:value-type="float" office:value="0.5957786536746" calcext:value-type="float">
            <text:p>0.5957786536746</text:p>
          </table:table-cell>
          <table:table-cell table:style-name="ce2" office:value-type="float" office:value="6.4378849029541" calcext:value-type="float">
            <text:p>6.4378849029541</text:p>
          </table:table-cell>
          <table:table-cell table:style-name="ce2" office:value-type="float" office:value="0.290957037808279" calcext:value-type="float">
            <text:p>0.290957037808279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91, 'decision_function_shape': 'ovo', 'degree': 4, 'kernel': 'poly', 'shrinking': True}</text:p>
          </table:table-cell>
          <table:table-cell table:style-name="ce3" office:value-type="float" office:value="0.381848833942119" calcext:value-type="float">
            <text:p>0.381848833942119</text:p>
          </table:table-cell>
          <table:table-cell table:style-name="ce3" office:value-type="float" office:value="0.4345137717819" calcext:value-type="float">
            <text:p>0.4345137717819</text:p>
          </table:table-cell>
          <table:table-cell table:style-name="ce3" office:value-type="float" office:value="0.443226531759415" calcext:value-type="float">
            <text:p>0.443226531759415</text:p>
          </table:table-cell>
          <table:table-cell table:style-name="ce3" office:value-type="float" office:value="0.40415964024733" calcext:value-type="float">
            <text:p>0.40415964024733</text:p>
          </table:table-cell>
          <table:table-cell table:style-name="ce3" office:value-type="float" office:value="0.407813378302417" calcext:value-type="float">
            <text:p>0.407813378302417</text:p>
          </table:table-cell>
          <table:table-cell table:style-name="ce3" office:value-type="float" office:value="0.414312431206636" calcext:value-type="float">
            <text:p>0.414312431206636</text:p>
          </table:table-cell>
          <table:table-cell table:style-name="ce3" office:value-type="float" office:value="0.0221057520662927" calcext:value-type="float">
            <text:p>0.0221057520662927</text:p>
          </table:table-cell>
          <table:table-cell table:style-name="ce3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2" office:value-type="float" office:value="47.3434021949768" calcext:value-type="float">
            <text:p>47.3434021949768</text:p>
          </table:table-cell>
          <table:table-cell table:style-name="ce2" office:value-type="float" office:value="0.793611042384157" calcext:value-type="float">
            <text:p>0.793611042384157</text:p>
          </table:table-cell>
          <table:table-cell table:style-name="ce2" office:value-type="float" office:value="6.82976751327515" calcext:value-type="float">
            <text:p>6.82976751327515</text:p>
          </table:table-cell>
          <table:table-cell table:style-name="ce2" office:value-type="float" office:value="0.235135664186686" calcext:value-type="float">
            <text:p>0.235135664186686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91, 'decision_function_shape': 'ovo', 'degree': 4, 'kernel': 'poly', 'shrinking': False}</text:p>
          </table:table-cell>
          <table:table-cell table:style-name="ce3" office:value-type="float" office:value="0.381848833942119" calcext:value-type="float">
            <text:p>0.381848833942119</text:p>
          </table:table-cell>
          <table:table-cell table:style-name="ce3" office:value-type="float" office:value="0.4345137717819" calcext:value-type="float">
            <text:p>0.4345137717819</text:p>
          </table:table-cell>
          <table:table-cell table:style-name="ce3" office:value-type="float" office:value="0.443226531759415" calcext:value-type="float">
            <text:p>0.443226531759415</text:p>
          </table:table-cell>
          <table:table-cell table:style-name="ce3" office:value-type="float" office:value="0.40415964024733" calcext:value-type="float">
            <text:p>0.40415964024733</text:p>
          </table:table-cell>
          <table:table-cell table:style-name="ce3" office:value-type="float" office:value="0.407813378302417" calcext:value-type="float">
            <text:p>0.407813378302417</text:p>
          </table:table-cell>
          <table:table-cell table:style-name="ce3" office:value-type="float" office:value="0.414312431206636" calcext:value-type="float">
            <text:p>0.414312431206636</text:p>
          </table:table-cell>
          <table:table-cell table:style-name="ce3" office:value-type="float" office:value="0.0221057520662927" calcext:value-type="float">
            <text:p>0.0221057520662927</text:p>
          </table:table-cell>
          <table:table-cell table:style-name="ce3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2" office:value-type="float" office:value="47.4176634311676" calcext:value-type="float">
            <text:p>47.4176634311676</text:p>
          </table:table-cell>
          <table:table-cell table:style-name="ce2" office:value-type="float" office:value="1.32027588170484" calcext:value-type="float">
            <text:p>1.32027588170484</text:p>
          </table:table-cell>
          <table:table-cell table:style-name="ce2" office:value-type="float" office:value="6.61589460372925" calcext:value-type="float">
            <text:p>6.61589460372925</text:p>
          </table:table-cell>
          <table:table-cell table:style-name="ce2" office:value-type="float" office:value="0.202343828133533" calcext:value-type="float">
            <text:p>0.20234382813353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91, 'decision_function_shape': 'ovo', 'degree': 5, 'kernel': 'poly', 'shrinking': True}</text:p>
          </table:table-cell>
          <table:table-cell table:style-name="ce3" office:value-type="float" office:value="0.327620118010677" calcext:value-type="float">
            <text:p>0.327620118010677</text:p>
          </table:table-cell>
          <table:table-cell table:style-name="ce3" office:value-type="float" office:value="0.351320966835301" calcext:value-type="float">
            <text:p>0.351320966835301</text:p>
          </table:table-cell>
          <table:table-cell table:style-name="ce3" office:value-type="float" office:value="0.349072512647555" calcext:value-type="float">
            <text:p>0.349072512647555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41202922990444" calcext:value-type="float">
            <text:p>0.341202922990444</text:p>
          </table:table-cell>
          <table:table-cell table:style-name="ce3" office:value-type="float" office:value="0.339835434507138" calcext:value-type="float">
            <text:p>0.339835434507138</text:p>
          </table:table-cell>
          <table:table-cell table:style-name="ce3" office:value-type="float" office:value="0.00965231967804695" calcext:value-type="float">
            <text:p>0.00965231967804695</text:p>
          </table:table-cell>
          <table:table-cell table:style-name="ce3"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2" office:value-type="float" office:value="48.1117406845093" calcext:value-type="float">
            <text:p>48.1117406845093</text:p>
          </table:table-cell>
          <table:table-cell table:style-name="ce2" office:value-type="float" office:value="1.33843379565666" calcext:value-type="float">
            <text:p>1.33843379565666</text:p>
          </table:table-cell>
          <table:table-cell table:style-name="ce2" office:value-type="float" office:value="6.65503258705139" calcext:value-type="float">
            <text:p>6.65503258705139</text:p>
          </table:table-cell>
          <table:table-cell table:style-name="ce2" office:value-type="float" office:value="0.132758754009285" calcext:value-type="float">
            <text:p>0.13275875400928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91, 'decision_function_shape': 'ovo', 'degree': 5, 'kernel': 'poly', 'shrinking': False}</text:p>
          </table:table-cell>
          <table:table-cell table:style-name="ce3" office:value-type="float" office:value="0.327620118010677" calcext:value-type="float">
            <text:p>0.327620118010677</text:p>
          </table:table-cell>
          <table:table-cell table:style-name="ce3" office:value-type="float" office:value="0.351320966835301" calcext:value-type="float">
            <text:p>0.351320966835301</text:p>
          </table:table-cell>
          <table:table-cell table:style-name="ce3" office:value-type="float" office:value="0.349072512647555" calcext:value-type="float">
            <text:p>0.349072512647555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41202922990444" calcext:value-type="float">
            <text:p>0.341202922990444</text:p>
          </table:table-cell>
          <table:table-cell table:style-name="ce3" office:value-type="float" office:value="0.339835434507138" calcext:value-type="float">
            <text:p>0.339835434507138</text:p>
          </table:table-cell>
          <table:table-cell table:style-name="ce3" office:value-type="float" office:value="0.00965231967804695" calcext:value-type="float">
            <text:p>0.00965231967804695</text:p>
          </table:table-cell>
          <table:table-cell table:style-name="ce3"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2" office:value-type="float" office:value="46.2570940494537" calcext:value-type="float">
            <text:p>46.2570940494537</text:p>
          </table:table-cell>
          <table:table-cell table:style-name="ce2" office:value-type="float" office:value="0.806786886023916" calcext:value-type="float">
            <text:p>0.806786886023916</text:p>
          </table:table-cell>
          <table:table-cell table:style-name="ce2" office:value-type="float" office:value="6.51936826705933" calcext:value-type="float">
            <text:p>6.51936826705933</text:p>
          </table:table-cell>
          <table:table-cell table:style-name="ce2" office:value-type="float" office:value="0.238616720186586" calcext:value-type="float">
            <text:p>0.238616720186586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91, 'decision_function_shape': 'ovo', 'degree': 6, 'kernel': 'poly', 'shrinking': True}</text:p>
          </table:table-cell>
          <table:table-cell table:style-name="ce3" office:value-type="float" office:value="0.307389716212419" calcext:value-type="float">
            <text:p>0.307389716212419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10005621135469" calcext:value-type="float">
            <text:p>0.310005621135469</text:p>
          </table:table-cell>
          <table:table-cell table:style-name="ce3" office:value-type="float" office:value="0.310044553697796" calcext:value-type="float">
            <text:p>0.310044553697796</text:p>
          </table:table-cell>
          <table:table-cell table:style-name="ce3" office:value-type="float" office:value="0.00365272516234041" calcext:value-type="float">
            <text:p>0.00365272516234041</text:p>
          </table:table-cell>
          <table:table-cell table:style-name="ce3"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7.6790820598602" calcext:value-type="float">
            <text:p>47.6790820598602</text:p>
          </table:table-cell>
          <table:table-cell table:style-name="ce2" office:value-type="float" office:value="0.843029018037009" calcext:value-type="float">
            <text:p>0.843029018037009</text:p>
          </table:table-cell>
          <table:table-cell table:style-name="ce2" office:value-type="float" office:value="6.65284957885742" calcext:value-type="float">
            <text:p>6.65284957885742</text:p>
          </table:table-cell>
          <table:table-cell table:style-name="ce2" office:value-type="float" office:value="0.318541721193388" calcext:value-type="float">
            <text:p>0.318541721193388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91, 'decision_function_shape': 'ovo', 'degree': 6, 'kernel': 'poly', 'shrinking': False}</text:p>
          </table:table-cell>
          <table:table-cell table:style-name="ce3" office:value-type="float" office:value="0.307389716212419" calcext:value-type="float">
            <text:p>0.307389716212419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10005621135469" calcext:value-type="float">
            <text:p>0.310005621135469</text:p>
          </table:table-cell>
          <table:table-cell table:style-name="ce3" office:value-type="float" office:value="0.310044553697796" calcext:value-type="float">
            <text:p>0.310044553697796</text:p>
          </table:table-cell>
          <table:table-cell table:style-name="ce3" office:value-type="float" office:value="0.00365272516234041" calcext:value-type="float">
            <text:p>0.00365272516234041</text:p>
          </table:table-cell>
          <table:table-cell table:style-name="ce3"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2" office:value-type="float" office:value="46.0132363319397" calcext:value-type="float">
            <text:p>46.0132363319397</text:p>
          </table:table-cell>
          <table:table-cell table:style-name="ce2" office:value-type="float" office:value="0.766076694357085" calcext:value-type="float">
            <text:p>0.766076694357085</text:p>
          </table:table-cell>
          <table:table-cell table:style-name="ce2" office:value-type="float" office:value="6.50837378501892" calcext:value-type="float">
            <text:p>6.50837378501892</text:p>
          </table:table-cell>
          <table:table-cell table:style-name="ce2" office:value-type="float" office:value="0.242509619533602" calcext:value-type="float">
            <text:p>0.242509619533602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91, 'decision_function_shape': 'ovo', 'degree': 7, 'kernel': 'poly', 'shrinking': True}</text:p>
          </table:table-cell>
          <table:table-cell table:style-name="ce3" office:value-type="float" office:value="0.30036527114358" calcext:value-type="float">
            <text:p>0.30036527114358</text:p>
          </table:table-cell>
          <table:table-cell table:style-name="ce3" office:value-type="float" office:value="0.30185497470489" calcext:value-type="float">
            <text:p>0.30185497470489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5109612141653" calcext:value-type="float">
            <text:p>0.295109612141653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802677612639" calcext:value-type="float">
            <text:p>0.298802677612639</text:p>
          </table:table-cell>
          <table:table-cell table:style-name="ce3" office:value-type="float" office:value="0.00227426145884193" calcext:value-type="float">
            <text:p>0.00227426145884193</text:p>
          </table:table-cell>
          <table:table-cell table:style-name="ce3"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2" office:value-type="float" office:value="47.3216591358185" calcext:value-type="float">
            <text:p>47.3216591358185</text:p>
          </table:table-cell>
          <table:table-cell table:style-name="ce2" office:value-type="float" office:value="0.995710507718455" calcext:value-type="float">
            <text:p>0.995710507718455</text:p>
          </table:table-cell>
          <table:table-cell table:style-name="ce2" office:value-type="float" office:value="6.51774783134461" calcext:value-type="float">
            <text:p>6.51774783134461</text:p>
          </table:table-cell>
          <table:table-cell table:style-name="ce2" office:value-type="float" office:value="0.195526380539003" calcext:value-type="float">
            <text:p>0.19552638053900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91, 'decision_function_shape': 'ovo', 'degree': 7, 'kernel': 'poly', 'shrinking': False}</text:p>
          </table:table-cell>
          <table:table-cell table:style-name="ce3" office:value-type="float" office:value="0.30036527114358" calcext:value-type="float">
            <text:p>0.30036527114358</text:p>
          </table:table-cell>
          <table:table-cell table:style-name="ce3" office:value-type="float" office:value="0.30185497470489" calcext:value-type="float">
            <text:p>0.30185497470489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5109612141653" calcext:value-type="float">
            <text:p>0.295109612141653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802677612639" calcext:value-type="float">
            <text:p>0.298802677612639</text:p>
          </table:table-cell>
          <table:table-cell table:style-name="ce3" office:value-type="float" office:value="0.00227426145884193" calcext:value-type="float">
            <text:p>0.00227426145884193</text:p>
          </table:table-cell>
          <table:table-cell table:style-name="ce3"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2" office:value-type="float" office:value="37.9015542507172" calcext:value-type="float">
            <text:p>37.9015542507172</text:p>
          </table:table-cell>
          <table:table-cell table:style-name="ce2" office:value-type="float" office:value="0.974807118211697" calcext:value-type="float">
            <text:p>0.974807118211697</text:p>
          </table:table-cell>
          <table:table-cell table:style-name="ce2" office:value-type="float" office:value="5.44355554580689" calcext:value-type="float">
            <text:p>5.44355554580689</text:p>
          </table:table-cell>
          <table:table-cell table:style-name="ce2" office:value-type="float" office:value="0.202770168409065" calcext:value-type="float">
            <text:p>0.20277016840906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91, 'decision_function_shape': 'ovr', 'degree': 2, 'kernel': 'poly', 'shrinking': True}</text:p>
          </table:table-cell>
          <table:table-cell table:style-name="ce3" office:value-type="float" office:value="0.657207080640629" calcext:value-type="float">
            <text:p>0.657207080640629</text:p>
          </table:table-cell>
          <table:table-cell table:style-name="ce3" office:value-type="float" office:value="0.741989881956155" calcext:value-type="float">
            <text:p>0.741989881956155</text:p>
          </table:table-cell>
          <table:table-cell table:style-name="ce3" office:value-type="float" office:value="0.771219786396852" calcext:value-type="float">
            <text:p>0.771219786396852</text:p>
          </table:table-cell>
          <table:table-cell table:style-name="ce3" office:value-type="float" office:value="0.678189994378865" calcext:value-type="float">
            <text:p>0.678189994378865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09294142378828" calcext:value-type="float">
            <text:p>0.709294142378828</text:p>
          </table:table-cell>
          <table:table-cell table:style-name="ce3" office:value-type="float" office:value="0.041749193216836" calcext:value-type="float">
            <text:p>0.041749193216836</text:p>
          </table:table-cell>
          <table:table-cell table:style-name="ce3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2" office:value-type="float" office:value="33.9576961517334" calcext:value-type="float">
            <text:p>33.9576961517334</text:p>
          </table:table-cell>
          <table:table-cell table:style-name="ce2" office:value-type="float" office:value="0.906212912792649" calcext:value-type="float">
            <text:p>0.906212912792649</text:p>
          </table:table-cell>
          <table:table-cell table:style-name="ce2" office:value-type="float" office:value="5.47884521484375" calcext:value-type="float">
            <text:p>5.47884521484375</text:p>
          </table:table-cell>
          <table:table-cell table:style-name="ce2" office:value-type="float" office:value="0.189481095886121" calcext:value-type="float">
            <text:p>0.189481095886121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0.91, 'decision_function_shape': 'ovr', 'degree': 2, 'kernel': 'poly', 'shrinking': False}</text:p>
          </table:table-cell>
          <table:table-cell table:style-name="ce3" office:value-type="float" office:value="0.657207080640629" calcext:value-type="float">
            <text:p>0.657207080640629</text:p>
          </table:table-cell>
          <table:table-cell table:style-name="ce3" office:value-type="float" office:value="0.741989881956155" calcext:value-type="float">
            <text:p>0.741989881956155</text:p>
          </table:table-cell>
          <table:table-cell table:style-name="ce3" office:value-type="float" office:value="0.771219786396852" calcext:value-type="float">
            <text:p>0.771219786396852</text:p>
          </table:table-cell>
          <table:table-cell table:style-name="ce3" office:value-type="float" office:value="0.678189994378865" calcext:value-type="float">
            <text:p>0.678189994378865</text:p>
          </table:table-cell>
          <table:table-cell table:style-name="ce3" office:value-type="float" office:value="0.697863968521641" calcext:value-type="float">
            <text:p>0.697863968521641</text:p>
          </table:table-cell>
          <table:table-cell table:style-name="ce3" office:value-type="float" office:value="0.709294142378828" calcext:value-type="float">
            <text:p>0.709294142378828</text:p>
          </table:table-cell>
          <table:table-cell table:style-name="ce3" office:value-type="float" office:value="0.041749193216836" calcext:value-type="float">
            <text:p>0.041749193216836</text:p>
          </table:table-cell>
          <table:table-cell table:style-name="ce3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5.5210433483124" calcext:value-type="float">
            <text:p>45.5210433483124</text:p>
          </table:table-cell>
          <table:table-cell table:style-name="ce2" office:value-type="float" office:value="0.767216071498998" calcext:value-type="float">
            <text:p>0.767216071498998</text:p>
          </table:table-cell>
          <table:table-cell table:style-name="ce2" office:value-type="float" office:value="6.04068388938904" calcext:value-type="float">
            <text:p>6.04068388938904</text:p>
          </table:table-cell>
          <table:table-cell table:style-name="ce2" office:value-type="float" office:value="0.204581996712243" calcext:value-type="float">
            <text:p>0.20458199671224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91, 'decision_function_shape': 'ovr', 'degree': 3, 'kernel': 'poly', 'shrinking': True}</text:p>
          </table:table-cell>
          <table:table-cell table:style-name="ce3" office:value-type="float" office:value="0.508850800786738" calcext:value-type="float">
            <text:p>0.508850800786738</text:p>
          </table:table-cell>
          <table:table-cell table:style-name="ce3" office:value-type="float" office:value="0.604834176503654" calcext:value-type="float">
            <text:p>0.604834176503654</text:p>
          </table:table-cell>
          <table:table-cell table:style-name="ce3" office:value-type="float" office:value="0.630129286115795" calcext:value-type="float">
            <text:p>0.630129286115795</text:p>
          </table:table-cell>
          <table:table-cell table:style-name="ce3" office:value-type="float" office:value="0.555368184373243" calcext:value-type="float">
            <text:p>0.555368184373243</text:p>
          </table:table-cell>
          <table:table-cell table:style-name="ce3" office:value-type="float" office:value="0.578133783024171" calcext:value-type="float">
            <text:p>0.578133783024171</text:p>
          </table:table-cell>
          <table:table-cell table:style-name="ce3" office:value-type="float" office:value="0.57546324616072" calcext:value-type="float">
            <text:p>0.57546324616072</text:p>
          </table:table-cell>
          <table:table-cell table:style-name="ce3" office:value-type="float" office:value="0.0417113620675774" calcext:value-type="float">
            <text:p>0.0417113620675774</text:p>
          </table:table-cell>
          <table:table-cell table:style-name="ce3" office:value-type="float" office:value="341" calcext:value-type="float">
            <text:p>341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2" office:value-type="float" office:value="42.2407567977905" calcext:value-type="float">
            <text:p>42.2407567977905</text:p>
          </table:table-cell>
          <table:table-cell table:style-name="ce2" office:value-type="float" office:value="0.756579243712093" calcext:value-type="float">
            <text:p>0.756579243712093</text:p>
          </table:table-cell>
          <table:table-cell table:style-name="ce2" office:value-type="float" office:value="6.07385869026184" calcext:value-type="float">
            <text:p>6.07385869026184</text:p>
          </table:table-cell>
          <table:table-cell table:style-name="ce2" office:value-type="float" office:value="0.217324549051704" calcext:value-type="float">
            <text:p>0.21732454905170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0.91, 'decision_function_shape': 'ovr', 'degree': 3, 'kernel': 'poly', 'shrinking': False}</text:p>
          </table:table-cell>
          <table:table-cell table:style-name="ce3" office:value-type="float" office:value="0.508850800786738" calcext:value-type="float">
            <text:p>0.508850800786738</text:p>
          </table:table-cell>
          <table:table-cell table:style-name="ce3" office:value-type="float" office:value="0.604834176503654" calcext:value-type="float">
            <text:p>0.604834176503654</text:p>
          </table:table-cell>
          <table:table-cell table:style-name="ce3" office:value-type="float" office:value="0.630129286115795" calcext:value-type="float">
            <text:p>0.630129286115795</text:p>
          </table:table-cell>
          <table:table-cell table:style-name="ce3" office:value-type="float" office:value="0.555368184373243" calcext:value-type="float">
            <text:p>0.555368184373243</text:p>
          </table:table-cell>
          <table:table-cell table:style-name="ce3" office:value-type="float" office:value="0.578133783024171" calcext:value-type="float">
            <text:p>0.578133783024171</text:p>
          </table:table-cell>
          <table:table-cell table:style-name="ce3" office:value-type="float" office:value="0.57546324616072" calcext:value-type="float">
            <text:p>0.57546324616072</text:p>
          </table:table-cell>
          <table:table-cell table:style-name="ce3" office:value-type="float" office:value="0.0417113620675774" calcext:value-type="float">
            <text:p>0.0417113620675774</text:p>
          </table:table-cell>
          <table:table-cell table:style-name="ce3" office:value-type="float" office:value="341" calcext:value-type="float">
            <text:p>341</text:p>
          </table:table-cell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2" office:value-type="float" office:value="47.0571815490723" calcext:value-type="float">
            <text:p>47.0571815490723</text:p>
          </table:table-cell>
          <table:table-cell table:style-name="ce2" office:value-type="float" office:value="0.715584862799159" calcext:value-type="float">
            <text:p>0.715584862799159</text:p>
          </table:table-cell>
          <table:table-cell table:style-name="ce2" office:value-type="float" office:value="6.34660139083862" calcext:value-type="float">
            <text:p>6.34660139083862</text:p>
          </table:table-cell>
          <table:table-cell table:style-name="ce2" office:value-type="float" office:value="0.204242068608655" calcext:value-type="float">
            <text:p>0.20424206860865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91, 'decision_function_shape': 'ovr', 'degree': 4, 'kernel': 'poly', 'shrinking': True}</text:p>
          </table:table-cell>
          <table:table-cell table:style-name="ce3" office:value-type="float" office:value="0.381848833942119" calcext:value-type="float">
            <text:p>0.381848833942119</text:p>
          </table:table-cell>
          <table:table-cell table:style-name="ce3" office:value-type="float" office:value="0.4345137717819" calcext:value-type="float">
            <text:p>0.4345137717819</text:p>
          </table:table-cell>
          <table:table-cell table:style-name="ce3" office:value-type="float" office:value="0.443226531759415" calcext:value-type="float">
            <text:p>0.443226531759415</text:p>
          </table:table-cell>
          <table:table-cell table:style-name="ce3" office:value-type="float" office:value="0.40415964024733" calcext:value-type="float">
            <text:p>0.40415964024733</text:p>
          </table:table-cell>
          <table:table-cell table:style-name="ce3" office:value-type="float" office:value="0.407813378302417" calcext:value-type="float">
            <text:p>0.407813378302417</text:p>
          </table:table-cell>
          <table:table-cell table:style-name="ce3" office:value-type="float" office:value="0.414312431206636" calcext:value-type="float">
            <text:p>0.414312431206636</text:p>
          </table:table-cell>
          <table:table-cell table:style-name="ce3" office:value-type="float" office:value="0.0221057520662927" calcext:value-type="float">
            <text:p>0.0221057520662927</text:p>
          </table:table-cell>
          <table:table-cell table:style-name="ce3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2" office:value-type="float" office:value="46.0146643638611" calcext:value-type="float">
            <text:p>46.0146643638611</text:p>
          </table:table-cell>
          <table:table-cell table:style-name="ce2" office:value-type="float" office:value="0.74841802097656" calcext:value-type="float">
            <text:p>0.74841802097656</text:p>
          </table:table-cell>
          <table:table-cell table:style-name="ce2" office:value-type="float" office:value="6.46960611343384" calcext:value-type="float">
            <text:p>6.46960611343384</text:p>
          </table:table-cell>
          <table:table-cell table:style-name="ce2" office:value-type="float" office:value="0.270197908562935" calcext:value-type="float">
            <text:p>0.27019790856293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0.91, 'decision_function_shape': 'ovr', 'degree': 4, 'kernel': 'poly', 'shrinking': False}</text:p>
          </table:table-cell>
          <table:table-cell table:style-name="ce3" office:value-type="float" office:value="0.381848833942119" calcext:value-type="float">
            <text:p>0.381848833942119</text:p>
          </table:table-cell>
          <table:table-cell table:style-name="ce3" office:value-type="float" office:value="0.4345137717819" calcext:value-type="float">
            <text:p>0.4345137717819</text:p>
          </table:table-cell>
          <table:table-cell table:style-name="ce3" office:value-type="float" office:value="0.443226531759415" calcext:value-type="float">
            <text:p>0.443226531759415</text:p>
          </table:table-cell>
          <table:table-cell table:style-name="ce3" office:value-type="float" office:value="0.40415964024733" calcext:value-type="float">
            <text:p>0.40415964024733</text:p>
          </table:table-cell>
          <table:table-cell table:style-name="ce3" office:value-type="float" office:value="0.407813378302417" calcext:value-type="float">
            <text:p>0.407813378302417</text:p>
          </table:table-cell>
          <table:table-cell table:style-name="ce3" office:value-type="float" office:value="0.414312431206636" calcext:value-type="float">
            <text:p>0.414312431206636</text:p>
          </table:table-cell>
          <table:table-cell table:style-name="ce3" office:value-type="float" office:value="0.0221057520662927" calcext:value-type="float">
            <text:p>0.0221057520662927</text:p>
          </table:table-cell>
          <table:table-cell table:style-name="ce3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2" office:value-type="float" office:value="46.4585596561432" calcext:value-type="float">
            <text:p>46.4585596561432</text:p>
          </table:table-cell>
          <table:table-cell table:style-name="ce2" office:value-type="float" office:value="0.771007369417416" calcext:value-type="float">
            <text:p>0.771007369417416</text:p>
          </table:table-cell>
          <table:table-cell table:style-name="ce2" office:value-type="float" office:value="6.59667448997498" calcext:value-type="float">
            <text:p>6.59667448997498</text:p>
          </table:table-cell>
          <table:table-cell table:style-name="ce2" office:value-type="float" office:value="0.179606195627743" calcext:value-type="float">
            <text:p>0.17960619562774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91, 'decision_function_shape': 'ovr', 'degree': 5, 'kernel': 'poly', 'shrinking': True}</text:p>
          </table:table-cell>
          <table:table-cell table:style-name="ce3" office:value-type="float" office:value="0.327620118010677" calcext:value-type="float">
            <text:p>0.327620118010677</text:p>
          </table:table-cell>
          <table:table-cell table:style-name="ce3" office:value-type="float" office:value="0.351320966835301" calcext:value-type="float">
            <text:p>0.351320966835301</text:p>
          </table:table-cell>
          <table:table-cell table:style-name="ce3" office:value-type="float" office:value="0.349072512647555" calcext:value-type="float">
            <text:p>0.349072512647555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41202922990444" calcext:value-type="float">
            <text:p>0.341202922990444</text:p>
          </table:table-cell>
          <table:table-cell table:style-name="ce3" office:value-type="float" office:value="0.339835434507138" calcext:value-type="float">
            <text:p>0.339835434507138</text:p>
          </table:table-cell>
          <table:table-cell table:style-name="ce3" office:value-type="float" office:value="0.00965231967804695" calcext:value-type="float">
            <text:p>0.00965231967804695</text:p>
          </table:table-cell>
          <table:table-cell table:style-name="ce3"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2" office:value-type="float" office:value="46.7602609157562" calcext:value-type="float">
            <text:p>46.7602609157562</text:p>
          </table:table-cell>
          <table:table-cell table:style-name="ce2" office:value-type="float" office:value="0.859386773028272" calcext:value-type="float">
            <text:p>0.859386773028272</text:p>
          </table:table-cell>
          <table:table-cell table:style-name="ce2" office:value-type="float" office:value="6.48142948150635" calcext:value-type="float">
            <text:p>6.48142948150635</text:p>
          </table:table-cell>
          <table:table-cell table:style-name="ce2" office:value-type="float" office:value="0.21284470095234" calcext:value-type="float">
            <text:p>0.2128447009523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0.91, 'decision_function_shape': 'ovr', 'degree': 5, 'kernel': 'poly', 'shrinking': False}</text:p>
          </table:table-cell>
          <table:table-cell table:style-name="ce3" office:value-type="float" office:value="0.327620118010677" calcext:value-type="float">
            <text:p>0.327620118010677</text:p>
          </table:table-cell>
          <table:table-cell table:style-name="ce3" office:value-type="float" office:value="0.351320966835301" calcext:value-type="float">
            <text:p>0.351320966835301</text:p>
          </table:table-cell>
          <table:table-cell table:style-name="ce3" office:value-type="float" office:value="0.349072512647555" calcext:value-type="float">
            <text:p>0.349072512647555</text:p>
          </table:table-cell>
          <table:table-cell table:style-name="ce3" office:value-type="float" office:value="0.329960652051714" calcext:value-type="float">
            <text:p>0.329960652051714</text:p>
          </table:table-cell>
          <table:table-cell table:style-name="ce3" office:value-type="float" office:value="0.341202922990444" calcext:value-type="float">
            <text:p>0.341202922990444</text:p>
          </table:table-cell>
          <table:table-cell table:style-name="ce3" office:value-type="float" office:value="0.339835434507138" calcext:value-type="float">
            <text:p>0.339835434507138</text:p>
          </table:table-cell>
          <table:table-cell table:style-name="ce3" office:value-type="float" office:value="0.00965231967804695" calcext:value-type="float">
            <text:p>0.00965231967804695</text:p>
          </table:table-cell>
          <table:table-cell table:style-name="ce3"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2" office:value-type="float" office:value="46.1941668510437" calcext:value-type="float">
            <text:p>46.1941668510437</text:p>
          </table:table-cell>
          <table:table-cell table:style-name="ce2" office:value-type="float" office:value="1.08457064618174" calcext:value-type="float">
            <text:p>1.08457064618174</text:p>
          </table:table-cell>
          <table:table-cell table:style-name="ce2" office:value-type="float" office:value="6.51110153198242" calcext:value-type="float">
            <text:p>6.51110153198242</text:p>
          </table:table-cell>
          <table:table-cell table:style-name="ce2" office:value-type="float" office:value="0.245794866451324" calcext:value-type="float">
            <text:p>0.245794866451324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91, 'decision_function_shape': 'ovr', 'degree': 6, 'kernel': 'poly', 'shrinking': True}</text:p>
          </table:table-cell>
          <table:table-cell table:style-name="ce3" office:value-type="float" office:value="0.307389716212419" calcext:value-type="float">
            <text:p>0.307389716212419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10005621135469" calcext:value-type="float">
            <text:p>0.310005621135469</text:p>
          </table:table-cell>
          <table:table-cell table:style-name="ce3" office:value-type="float" office:value="0.310044553697796" calcext:value-type="float">
            <text:p>0.310044553697796</text:p>
          </table:table-cell>
          <table:table-cell table:style-name="ce3" office:value-type="float" office:value="0.00365272516234041" calcext:value-type="float">
            <text:p>0.00365272516234041</text:p>
          </table:table-cell>
          <table:table-cell table:style-name="ce3"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2" office:value-type="float" office:value="47.1443472862244" calcext:value-type="float">
            <text:p>47.1443472862244</text:p>
          </table:table-cell>
          <table:table-cell table:style-name="ce2" office:value-type="float" office:value="0.851878970671605" calcext:value-type="float">
            <text:p>0.851878970671605</text:p>
          </table:table-cell>
          <table:table-cell table:style-name="ce2" office:value-type="float" office:value="6.5725688457489" calcext:value-type="float">
            <text:p>6.5725688457489</text:p>
          </table:table-cell>
          <table:table-cell table:style-name="ce2" office:value-type="float" office:value="0.246519190029753" calcext:value-type="float">
            <text:p>0.246519190029753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0.91, 'decision_function_shape': 'ovr', 'degree': 6, 'kernel': 'poly', 'shrinking': False}</text:p>
          </table:table-cell>
          <table:table-cell table:style-name="ce3" office:value-type="float" office:value="0.307389716212419" calcext:value-type="float">
            <text:p>0.307389716212419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0567734682406" calcext:value-type="float">
            <text:p>0.310567734682406</text:p>
          </table:table-cell>
          <table:table-cell table:style-name="ce3" office:value-type="float" office:value="0.305789769533446" calcext:value-type="float">
            <text:p>0.305789769533446</text:p>
          </table:table-cell>
          <table:table-cell table:style-name="ce3" office:value-type="float" office:value="0.310005621135469" calcext:value-type="float">
            <text:p>0.310005621135469</text:p>
          </table:table-cell>
          <table:table-cell table:style-name="ce3" office:value-type="float" office:value="0.310044553697796" calcext:value-type="float">
            <text:p>0.310044553697796</text:p>
          </table:table-cell>
          <table:table-cell table:style-name="ce3" office:value-type="float" office:value="0.00365272516234041" calcext:value-type="float">
            <text:p>0.00365272516234041</text:p>
          </table:table-cell>
          <table:table-cell table:style-name="ce3"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2" office:value-type="float" office:value="45.8290936470032" calcext:value-type="float">
            <text:p>45.8290936470032</text:p>
          </table:table-cell>
          <table:table-cell table:style-name="ce2" office:value-type="float" office:value="0.81376187596809" calcext:value-type="float">
            <text:p>0.81376187596809</text:p>
          </table:table-cell>
          <table:table-cell table:style-name="ce2" office:value-type="float" office:value="6.54999446868897" calcext:value-type="float">
            <text:p>6.54999446868897</text:p>
          </table:table-cell>
          <table:table-cell table:style-name="ce2" office:value-type="float" office:value="0.259447983929545" calcext:value-type="float">
            <text:p>0.259447983929545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91, 'decision_function_shape': 'ovr', 'degree': 7, 'kernel': 'poly', 'shrinking': True}</text:p>
          </table:table-cell>
          <table:table-cell table:style-name="ce3" office:value-type="float" office:value="0.30036527114358" calcext:value-type="float">
            <text:p>0.30036527114358</text:p>
          </table:table-cell>
          <table:table-cell table:style-name="ce3" office:value-type="float" office:value="0.30185497470489" calcext:value-type="float">
            <text:p>0.30185497470489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5109612141653" calcext:value-type="float">
            <text:p>0.295109612141653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802677612639" calcext:value-type="float">
            <text:p>0.298802677612639</text:p>
          </table:table-cell>
          <table:table-cell table:style-name="ce3" office:value-type="float" office:value="0.00227426145884193" calcext:value-type="float">
            <text:p>0.00227426145884193</text:p>
          </table:table-cell>
          <table:table-cell table:style-name="ce3"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2" office:value-type="float" office:value="47.0746207714081" calcext:value-type="float">
            <text:p>47.0746207714081</text:p>
          </table:table-cell>
          <table:table-cell table:style-name="ce2" office:value-type="float" office:value="0.962985297829881" calcext:value-type="float">
            <text:p>0.962985297829881</text:p>
          </table:table-cell>
          <table:table-cell table:style-name="ce2" office:value-type="float" office:value="6.47946376800537" calcext:value-type="float">
            <text:p>6.47946376800537</text:p>
          </table:table-cell>
          <table:table-cell table:style-name="ce2" office:value-type="float" office:value="0.179801077688309" calcext:value-type="float">
            <text:p>0.179801077688309</text:p>
          </table:table-cell>
          <table:table-cell table:style-name="ce2" office:value-type="float" office:value="0.910000026226044" calcext:value-type="float">
            <text:p>0.91000002622604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0.91, 'decision_function_shape': 'ovr', 'degree': 7, 'kernel': 'poly', 'shrinking': False}</text:p>
          </table:table-cell>
          <table:table-cell table:style-name="ce3" office:value-type="float" office:value="0.30036527114358" calcext:value-type="float">
            <text:p>0.30036527114358</text:p>
          </table:table-cell>
          <table:table-cell table:style-name="ce3" office:value-type="float" office:value="0.30185497470489" calcext:value-type="float">
            <text:p>0.30185497470489</text:p>
          </table:table-cell>
          <table:table-cell table:style-name="ce3" office:value-type="float" office:value="0.298201236649803" calcext:value-type="float">
            <text:p>0.298201236649803</text:p>
          </table:table-cell>
          <table:table-cell table:style-name="ce3" office:value-type="float" office:value="0.295109612141653" calcext:value-type="float">
            <text:p>0.295109612141653</text:p>
          </table:table-cell>
          <table:table-cell table:style-name="ce3" office:value-type="float" office:value="0.298482293423272" calcext:value-type="float">
            <text:p>0.298482293423272</text:p>
          </table:table-cell>
          <table:table-cell table:style-name="ce3" office:value-type="float" office:value="0.298802677612639" calcext:value-type="float">
            <text:p>0.298802677612639</text:p>
          </table:table-cell>
          <table:table-cell table:style-name="ce3" office:value-type="float" office:value="0.00227426145884193" calcext:value-type="float">
            <text:p>0.00227426145884193</text:p>
          </table:table-cell>
          <table:table-cell table:style-name="ce3"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2" office:value-type="float" office:value="39.7592288970947" calcext:value-type="float">
            <text:p>39.7592288970947</text:p>
          </table:table-cell>
          <table:table-cell table:style-name="ce2" office:value-type="float" office:value="1.04625017368548" calcext:value-type="float">
            <text:p>1.04625017368548</text:p>
          </table:table-cell>
          <table:table-cell table:style-name="ce2" office:value-type="float" office:value="5.40019493103027" calcext:value-type="float">
            <text:p>5.40019493103027</text:p>
          </table:table-cell>
          <table:table-cell table:style-name="ce2" office:value-type="float" office:value="0.189198387341906" calcext:value-type="float">
            <text:p>0.18919838734190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01, 'decision_function_shape': 'ovo', 'degree': 2, 'kernel': 'poly', 'shrinking': True}</text:p>
          </table:table-cell>
          <table:table-cell table:style-name="ce3" office:value-type="float" office:value="0.660859792076426" calcext:value-type="float">
            <text:p>0.660859792076426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7908937605396" calcext:value-type="float">
            <text:p>0.677908937605396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10867854986393" calcext:value-type="float">
            <text:p>0.710867854986393</text:p>
          </table:table-cell>
          <table:table-cell table:style-name="ce3" office:value-type="float" office:value="0.0415017271864346" calcext:value-type="float">
            <text:p>0.0415017271864346</text:p>
          </table:table-cell>
          <table:table-cell table:style-name="ce3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2" office:value-type="float" office:value="33.5492667675018" calcext:value-type="float">
            <text:p>33.5492667675018</text:p>
          </table:table-cell>
          <table:table-cell table:style-name="ce2" office:value-type="float" office:value="0.726271791445539" calcext:value-type="float">
            <text:p>0.726271791445539</text:p>
          </table:table-cell>
          <table:table-cell table:style-name="ce2" office:value-type="float" office:value="5.43669128417969" calcext:value-type="float">
            <text:p>5.43669128417969</text:p>
          </table:table-cell>
          <table:table-cell table:style-name="ce2" office:value-type="float" office:value="0.201399480247922" calcext:value-type="float">
            <text:p>0.201399480247922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01, 'decision_function_shape': 'ovo', 'degree': 2, 'kernel': 'poly', 'shrinking': False}</text:p>
          </table:table-cell>
          <table:table-cell table:style-name="ce3" office:value-type="float" office:value="0.660859792076426" calcext:value-type="float">
            <text:p>0.660859792076426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7908937605396" calcext:value-type="float">
            <text:p>0.677908937605396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10867854986393" calcext:value-type="float">
            <text:p>0.710867854986393</text:p>
          </table:table-cell>
          <table:table-cell table:style-name="ce3" office:value-type="float" office:value="0.0415017271864346" calcext:value-type="float">
            <text:p>0.0415017271864346</text:p>
          </table:table-cell>
          <table:table-cell table:style-name="ce3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2" office:value-type="float" office:value="46.0319063663483" calcext:value-type="float">
            <text:p>46.0319063663483</text:p>
          </table:table-cell>
          <table:table-cell table:style-name="ce2" office:value-type="float" office:value="0.718570489745545" calcext:value-type="float">
            <text:p>0.718570489745545</text:p>
          </table:table-cell>
          <table:table-cell table:style-name="ce2" office:value-type="float" office:value="6.03216037750244" calcext:value-type="float">
            <text:p>6.03216037750244</text:p>
          </table:table-cell>
          <table:table-cell table:style-name="ce2" office:value-type="float" office:value="0.229875494766005" calcext:value-type="float">
            <text:p>0.229875494766005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01, 'decision_function_shape': 'ovo', 'degree': 3, 'kernel': 'poly', 'shrinking': True}</text:p>
          </table:table-cell>
          <table:table-cell table:style-name="ce3" office:value-type="float" office:value="0.521775779713403" calcext:value-type="float">
            <text:p>0.521775779713403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644463181562676" calcext:value-type="float">
            <text:p>0.644463181562676</text:p>
          </table:table-cell>
          <table:table-cell table:style-name="ce3" office:value-type="float" office:value="0.569702079820124" calcext:value-type="float">
            <text:p>0.569702079820124</text:p>
          </table:table-cell>
          <table:table-cell table:style-name="ce3" office:value-type="float" office:value="0.586003372681282" calcext:value-type="float">
            <text:p>0.586003372681282</text:p>
          </table:table-cell>
          <table:table-cell table:style-name="ce3" office:value-type="float" office:value="0.587098270051731" calcext:value-type="float">
            <text:p>0.587098270051731</text:p>
          </table:table-cell>
          <table:table-cell table:style-name="ce3" office:value-type="float" office:value="0.0413790261059424" calcext:value-type="float">
            <text:p>0.0413790261059424</text:p>
          </table:table-cell>
          <table:table-cell table:style-name="ce3"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2" office:value-type="float" office:value="42.3762475013733" calcext:value-type="float">
            <text:p>42.3762475013733</text:p>
          </table:table-cell>
          <table:table-cell table:style-name="ce2" office:value-type="float" office:value="0.719106086608751" calcext:value-type="float">
            <text:p>0.719106086608751</text:p>
          </table:table-cell>
          <table:table-cell table:style-name="ce2" office:value-type="float" office:value="6.02546906471252" calcext:value-type="float">
            <text:p>6.02546906471252</text:p>
          </table:table-cell>
          <table:table-cell table:style-name="ce2" office:value-type="float" office:value="0.203405016499397" calcext:value-type="float">
            <text:p>0.20340501649939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01, 'decision_function_shape': 'ovo', 'degree': 3, 'kernel': 'poly', 'shrinking': False}</text:p>
          </table:table-cell>
          <table:table-cell table:style-name="ce3" office:value-type="float" office:value="0.521775779713403" calcext:value-type="float">
            <text:p>0.521775779713403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644463181562676" calcext:value-type="float">
            <text:p>0.644463181562676</text:p>
          </table:table-cell>
          <table:table-cell table:style-name="ce3" office:value-type="float" office:value="0.569702079820124" calcext:value-type="float">
            <text:p>0.569702079820124</text:p>
          </table:table-cell>
          <table:table-cell table:style-name="ce3" office:value-type="float" office:value="0.586003372681282" calcext:value-type="float">
            <text:p>0.586003372681282</text:p>
          </table:table-cell>
          <table:table-cell table:style-name="ce3" office:value-type="float" office:value="0.587098270051731" calcext:value-type="float">
            <text:p>0.587098270051731</text:p>
          </table:table-cell>
          <table:table-cell table:style-name="ce3" office:value-type="float" office:value="0.0413790261059424" calcext:value-type="float">
            <text:p>0.0413790261059424</text:p>
          </table:table-cell>
          <table:table-cell table:style-name="ce3"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.1840412139893" calcext:value-type="float">
            <text:p>48.1840412139893</text:p>
          </table:table-cell>
          <table:table-cell table:style-name="ce2" office:value-type="float" office:value="0.839050468051826" calcext:value-type="float">
            <text:p>0.839050468051826</text:p>
          </table:table-cell>
          <table:table-cell table:style-name="ce2" office:value-type="float" office:value="6.40106563568115" calcext:value-type="float">
            <text:p>6.40106563568115</text:p>
          </table:table-cell>
          <table:table-cell table:style-name="ce2" office:value-type="float" office:value="0.212838617999357" calcext:value-type="float">
            <text:p>0.21283861799935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01, 'decision_function_shape': 'ovo', 'degree': 4, 'kernel': 'poly', 'shrinking': True}</text:p>
          </table:table-cell>
          <table:table-cell table:style-name="ce3" office:value-type="float" office:value="0.392525990446755" calcext:value-type="float">
            <text:p>0.392525990446755</text:p>
          </table:table-cell>
          <table:table-cell table:style-name="ce3" office:value-type="float" office:value="0.447723440134907" calcext:value-type="float">
            <text:p>0.447723440134907</text:p>
          </table:table-cell>
          <table:table-cell table:style-name="ce3" office:value-type="float" office:value="0.458684654300169" calcext:value-type="float">
            <text:p>0.458684654300169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21023046655424" calcext:value-type="float">
            <text:p>0.421023046655424</text:p>
          </table:table-cell>
          <table:table-cell table:style-name="ce3" office:value-type="float" office:value="0.427128019899357" calcext:value-type="float">
            <text:p>0.427128019899357</text:p>
          </table:table-cell>
          <table:table-cell table:style-name="ce3" office:value-type="float" office:value="0.0236031898854315" calcext:value-type="float">
            <text:p>0.0236031898854315</text:p>
          </table:table-cell>
          <table:table-cell table:style-name="ce3"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2" office:value-type="float" office:value="46.3055686473846" calcext:value-type="float">
            <text:p>46.3055686473846</text:p>
          </table:table-cell>
          <table:table-cell table:style-name="ce2" office:value-type="float" office:value="0.827211307327932" calcext:value-type="float">
            <text:p>0.827211307327932</text:p>
          </table:table-cell>
          <table:table-cell table:style-name="ce2" office:value-type="float" office:value="6.40429182052612" calcext:value-type="float">
            <text:p>6.40429182052612</text:p>
          </table:table-cell>
          <table:table-cell table:style-name="ce2" office:value-type="float" office:value="0.19510693338636" calcext:value-type="float">
            <text:p>0.1951069333863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01, 'decision_function_shape': 'ovo', 'degree': 4, 'kernel': 'poly', 'shrinking': False}</text:p>
          </table:table-cell>
          <table:table-cell table:style-name="ce3" office:value-type="float" office:value="0.392525990446755" calcext:value-type="float">
            <text:p>0.392525990446755</text:p>
          </table:table-cell>
          <table:table-cell table:style-name="ce3" office:value-type="float" office:value="0.447723440134907" calcext:value-type="float">
            <text:p>0.447723440134907</text:p>
          </table:table-cell>
          <table:table-cell table:style-name="ce3" office:value-type="float" office:value="0.458684654300169" calcext:value-type="float">
            <text:p>0.458684654300169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21023046655424" calcext:value-type="float">
            <text:p>0.421023046655424</text:p>
          </table:table-cell>
          <table:table-cell table:style-name="ce3" office:value-type="float" office:value="0.427128019899357" calcext:value-type="float">
            <text:p>0.427128019899357</text:p>
          </table:table-cell>
          <table:table-cell table:style-name="ce3" office:value-type="float" office:value="0.0236031898854315" calcext:value-type="float">
            <text:p>0.0236031898854315</text:p>
          </table:table-cell>
          <table:table-cell table:style-name="ce3"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2" office:value-type="float" office:value="48.4788354873657" calcext:value-type="float">
            <text:p>48.4788354873657</text:p>
          </table:table-cell>
          <table:table-cell table:style-name="ce2" office:value-type="float" office:value="0.64882953801463" calcext:value-type="float">
            <text:p>0.64882953801463</text:p>
          </table:table-cell>
          <table:table-cell table:style-name="ce2" office:value-type="float" office:value="6.51346592903137" calcext:value-type="float">
            <text:p>6.51346592903137</text:p>
          </table:table-cell>
          <table:table-cell table:style-name="ce2" office:value-type="float" office:value="0.226765798279536" calcext:value-type="float">
            <text:p>0.22676579827953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01, 'decision_function_shape': 'ovo', 'degree': 5, 'kernel': 'poly', 'shrinking': True}</text:p>
          </table:table-cell>
          <table:table-cell table:style-name="ce3" office:value-type="float" office:value="0.333520651868502" calcext:value-type="float">
            <text:p>0.333520651868502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0033726812816" calcext:value-type="float">
            <text:p>0.360033726812816</text:p>
          </table:table-cell>
          <table:table-cell table:style-name="ce3" office:value-type="float" office:value="0.335019673974143" calcext:value-type="float">
            <text:p>0.335019673974143</text:p>
          </table:table-cell>
          <table:table-cell table:style-name="ce3" office:value-type="float" office:value="0.345980888139404" calcext:value-type="float">
            <text:p>0.345980888139404</text:p>
          </table:table-cell>
          <table:table-cell table:style-name="ce3" office:value-type="float" office:value="0.347142578940311" calcext:value-type="float">
            <text:p>0.347142578940311</text:p>
          </table:table-cell>
          <table:table-cell table:style-name="ce3" office:value-type="float" office:value="0.0118024037924849" calcext:value-type="float">
            <text:p>0.0118024037924849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2" office:value-type="float" office:value="47.4625996112824" calcext:value-type="float">
            <text:p>47.4625996112824</text:p>
          </table:table-cell>
          <table:table-cell table:style-name="ce2" office:value-type="float" office:value="0.895535450146872" calcext:value-type="float">
            <text:p>0.895535450146872</text:p>
          </table:table-cell>
          <table:table-cell table:style-name="ce2" office:value-type="float" office:value="6.48273086547852" calcext:value-type="float">
            <text:p>6.48273086547852</text:p>
          </table:table-cell>
          <table:table-cell table:style-name="ce2" office:value-type="float" office:value="0.224399772273554" calcext:value-type="float">
            <text:p>0.224399772273554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01, 'decision_function_shape': 'ovo', 'degree': 5, 'kernel': 'poly', 'shrinking': False}</text:p>
          </table:table-cell>
          <table:table-cell table:style-name="ce3" office:value-type="float" office:value="0.333520651868502" calcext:value-type="float">
            <text:p>0.333520651868502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0033726812816" calcext:value-type="float">
            <text:p>0.360033726812816</text:p>
          </table:table-cell>
          <table:table-cell table:style-name="ce3" office:value-type="float" office:value="0.335019673974143" calcext:value-type="float">
            <text:p>0.335019673974143</text:p>
          </table:table-cell>
          <table:table-cell table:style-name="ce3" office:value-type="float" office:value="0.345980888139404" calcext:value-type="float">
            <text:p>0.345980888139404</text:p>
          </table:table-cell>
          <table:table-cell table:style-name="ce3" office:value-type="float" office:value="0.347142578940311" calcext:value-type="float">
            <text:p>0.347142578940311</text:p>
          </table:table-cell>
          <table:table-cell table:style-name="ce3" office:value-type="float" office:value="0.0118024037924849" calcext:value-type="float">
            <text:p>0.0118024037924849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2" office:value-type="float" office:value="48.8650346279144" calcext:value-type="float">
            <text:p>48.8650346279144</text:p>
          </table:table-cell>
          <table:table-cell table:style-name="ce2" office:value-type="float" office:value="0.997065582426692" calcext:value-type="float">
            <text:p>0.997065582426692</text:p>
          </table:table-cell>
          <table:table-cell table:style-name="ce2" office:value-type="float" office:value="6.58732962608337" calcext:value-type="float">
            <text:p>6.58732962608337</text:p>
          </table:table-cell>
          <table:table-cell table:style-name="ce2" office:value-type="float" office:value="0.352735732105858" calcext:value-type="float">
            <text:p>0.35273573210585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01, 'decision_function_shape': 'ovo', 'degree': 6, 'kernel': 'poly', 'shrinking': True}</text:p>
          </table:table-cell>
          <table:table-cell table:style-name="ce3" office:value-type="float" office:value="0.310480472042709" calcext:value-type="float">
            <text:p>0.310480472042709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18999437886453" calcext:value-type="float">
            <text:p>0.31899943788645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14502529510961" calcext:value-type="float">
            <text:p>0.314502529510961</text:p>
          </table:table-cell>
          <table:table-cell table:style-name="ce3" office:value-type="float" office:value="0.315553092722201" calcext:value-type="float">
            <text:p>0.315553092722201</text:p>
          </table:table-cell>
          <table:table-cell table:style-name="ce3" office:value-type="float" office:value="0.00599637142105581" calcext:value-type="float">
            <text:p>0.00599637142105581</text:p>
          </table:table-cell>
          <table:table-cell table:style-name="ce3"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2" office:value-type="float" office:value="47.851825761795" calcext:value-type="float">
            <text:p>47.851825761795</text:p>
          </table:table-cell>
          <table:table-cell table:style-name="ce2" office:value-type="float" office:value="0.914641022205969" calcext:value-type="float">
            <text:p>0.914641022205969</text:p>
          </table:table-cell>
          <table:table-cell table:style-name="ce2" office:value-type="float" office:value="6.61359405517578" calcext:value-type="float">
            <text:p>6.61359405517578</text:p>
          </table:table-cell>
          <table:table-cell table:style-name="ce2" office:value-type="float" office:value="0.226761809354697" calcext:value-type="float">
            <text:p>0.22676180935469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01, 'decision_function_shape': 'ovo', 'degree': 6, 'kernel': 'poly', 'shrinking': False}</text:p>
          </table:table-cell>
          <table:table-cell table:style-name="ce3" office:value-type="float" office:value="0.310480472042709" calcext:value-type="float">
            <text:p>0.310480472042709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18999437886453" calcext:value-type="float">
            <text:p>0.31899943788645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14502529510961" calcext:value-type="float">
            <text:p>0.314502529510961</text:p>
          </table:table-cell>
          <table:table-cell table:style-name="ce3" office:value-type="float" office:value="0.315553092722201" calcext:value-type="float">
            <text:p>0.315553092722201</text:p>
          </table:table-cell>
          <table:table-cell table:style-name="ce3" office:value-type="float" office:value="0.00599637142105581" calcext:value-type="float">
            <text:p>0.00599637142105581</text:p>
          </table:table-cell>
          <table:table-cell table:style-name="ce3"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2" office:value-type="float" office:value="48.8828182697296" calcext:value-type="float">
            <text:p>48.8828182697296</text:p>
          </table:table-cell>
          <table:table-cell table:style-name="ce2" office:value-type="float" office:value="0.996614258855861" calcext:value-type="float">
            <text:p>0.996614258855861</text:p>
          </table:table-cell>
          <table:table-cell table:style-name="ce2" office:value-type="float" office:value="6.51874270439148" calcext:value-type="float">
            <text:p>6.51874270439148</text:p>
          </table:table-cell>
          <table:table-cell table:style-name="ce2" office:value-type="float" office:value="0.261646843786326" calcext:value-type="float">
            <text:p>0.261646843786326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01, 'decision_function_shape': 'ovo', 'degree': 7, 'kernel': 'poly', 'shrinking': True}</text:p>
          </table:table-cell>
          <table:table-cell table:style-name="ce3" office:value-type="float" office:value="0.302051137960101" calcext:value-type="float">
            <text:p>0.302051137960101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297358066329399" calcext:value-type="float">
            <text:p>0.297358066329399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2343898193482" calcext:value-type="float">
            <text:p>0.302343898193482</text:p>
          </table:table-cell>
          <table:table-cell table:style-name="ce3" office:value-type="float" office:value="0.00320788176639529" calcext:value-type="float">
            <text:p>0.00320788176639529</text:p>
          </table:table-cell>
          <table:table-cell table:style-name="ce3"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2" office:value-type="float" office:value="47.9584806919098" calcext:value-type="float">
            <text:p>47.9584806919098</text:p>
          </table:table-cell>
          <table:table-cell table:style-name="ce2" office:value-type="float" office:value="0.911005110181271" calcext:value-type="float">
            <text:p>0.911005110181271</text:p>
          </table:table-cell>
          <table:table-cell table:style-name="ce2" office:value-type="float" office:value="6.46393933296204" calcext:value-type="float">
            <text:p>6.46393933296204</text:p>
          </table:table-cell>
          <table:table-cell table:style-name="ce2" office:value-type="float" office:value="0.175976579493987" calcext:value-type="float">
            <text:p>0.17597657949398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01, 'decision_function_shape': 'ovo', 'degree': 7, 'kernel': 'poly', 'shrinking': False}</text:p>
          </table:table-cell>
          <table:table-cell table:style-name="ce3" office:value-type="float" office:value="0.302051137960101" calcext:value-type="float">
            <text:p>0.302051137960101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297358066329399" calcext:value-type="float">
            <text:p>0.297358066329399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2343898193482" calcext:value-type="float">
            <text:p>0.302343898193482</text:p>
          </table:table-cell>
          <table:table-cell table:style-name="ce3" office:value-type="float" office:value="0.00320788176639529" calcext:value-type="float">
            <text:p>0.00320788176639529</text:p>
          </table:table-cell>
          <table:table-cell table:style-name="ce3"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2" office:value-type="float" office:value="40.341171169281" calcext:value-type="float">
            <text:p>40.341171169281</text:p>
          </table:table-cell>
          <table:table-cell table:style-name="ce2" office:value-type="float" office:value="1.11194896983816" calcext:value-type="float">
            <text:p>1.11194896983816</text:p>
          </table:table-cell>
          <table:table-cell table:style-name="ce2" office:value-type="float" office:value="5.29554681777954" calcext:value-type="float">
            <text:p>5.29554681777954</text:p>
          </table:table-cell>
          <table:table-cell table:style-name="ce2" office:value-type="float" office:value="0.179443812259959" calcext:value-type="float">
            <text:p>0.179443812259959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01, 'decision_function_shape': 'ovr', 'degree': 2, 'kernel': 'poly', 'shrinking': True}</text:p>
          </table:table-cell>
          <table:table-cell table:style-name="ce3" office:value-type="float" office:value="0.660859792076426" calcext:value-type="float">
            <text:p>0.660859792076426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7908937605396" calcext:value-type="float">
            <text:p>0.677908937605396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10867854986393" calcext:value-type="float">
            <text:p>0.710867854986393</text:p>
          </table:table-cell>
          <table:table-cell table:style-name="ce3" office:value-type="float" office:value="0.0415017271864346" calcext:value-type="float">
            <text:p>0.0415017271864346</text:p>
          </table:table-cell>
          <table:table-cell table:style-name="ce3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2" office:value-type="float" office:value="33.9893015384674" calcext:value-type="float">
            <text:p>33.9893015384674</text:p>
          </table:table-cell>
          <table:table-cell table:style-name="ce2" office:value-type="float" office:value="0.55257165780177" calcext:value-type="float">
            <text:p>0.55257165780177</text:p>
          </table:table-cell>
          <table:table-cell table:style-name="ce2" office:value-type="float" office:value="5.34587574005127" calcext:value-type="float">
            <text:p>5.34587574005127</text:p>
          </table:table-cell>
          <table:table-cell table:style-name="ce2" office:value-type="float" office:value="0.172852655043753" calcext:value-type="float">
            <text:p>0.172852655043753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01, 'decision_function_shape': 'ovr', 'degree': 2, 'kernel': 'poly', 'shrinking': False}</text:p>
          </table:table-cell>
          <table:table-cell table:style-name="ce3" office:value-type="float" office:value="0.660859792076426" calcext:value-type="float">
            <text:p>0.660859792076426</text:p>
          </table:table-cell>
          <table:table-cell table:style-name="ce3" office:value-type="float" office:value="0.743676222596965" calcext:value-type="float">
            <text:p>0.743676222596965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77908937605396" calcext:value-type="float">
            <text:p>0.677908937605396</text:p>
          </table:table-cell>
          <table:table-cell table:style-name="ce3" office:value-type="float" office:value="0.699269252388983" calcext:value-type="float">
            <text:p>0.699269252388983</text:p>
          </table:table-cell>
          <table:table-cell table:style-name="ce3" office:value-type="float" office:value="0.710867854986393" calcext:value-type="float">
            <text:p>0.710867854986393</text:p>
          </table:table-cell>
          <table:table-cell table:style-name="ce3" office:value-type="float" office:value="0.0415017271864346" calcext:value-type="float">
            <text:p>0.0415017271864346</text:p>
          </table:table-cell>
          <table:table-cell table:style-name="ce3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2" office:value-type="float" office:value="46.2659509181976" calcext:value-type="float">
            <text:p>46.2659509181976</text:p>
          </table:table-cell>
          <table:table-cell table:style-name="ce2" office:value-type="float" office:value="0.873978353933653" calcext:value-type="float">
            <text:p>0.873978353933653</text:p>
          </table:table-cell>
          <table:table-cell table:style-name="ce2" office:value-type="float" office:value="6.00761003494263" calcext:value-type="float">
            <text:p>6.00761003494263</text:p>
          </table:table-cell>
          <table:table-cell table:style-name="ce2" office:value-type="float" office:value="0.164008738083118" calcext:value-type="float">
            <text:p>0.16400873808311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01, 'decision_function_shape': 'ovr', 'degree': 3, 'kernel': 'poly', 'shrinking': True}</text:p>
          </table:table-cell>
          <table:table-cell table:style-name="ce3" office:value-type="float" office:value="0.521775779713403" calcext:value-type="float">
            <text:p>0.521775779713403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644463181562676" calcext:value-type="float">
            <text:p>0.644463181562676</text:p>
          </table:table-cell>
          <table:table-cell table:style-name="ce3" office:value-type="float" office:value="0.569702079820124" calcext:value-type="float">
            <text:p>0.569702079820124</text:p>
          </table:table-cell>
          <table:table-cell table:style-name="ce3" office:value-type="float" office:value="0.586003372681282" calcext:value-type="float">
            <text:p>0.586003372681282</text:p>
          </table:table-cell>
          <table:table-cell table:style-name="ce3" office:value-type="float" office:value="0.587098270051731" calcext:value-type="float">
            <text:p>0.587098270051731</text:p>
          </table:table-cell>
          <table:table-cell table:style-name="ce3" office:value-type="float" office:value="0.0413790261059424" calcext:value-type="float">
            <text:p>0.0413790261059424</text:p>
          </table:table-cell>
          <table:table-cell table:style-name="ce3"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42.1804340839386" calcext:value-type="float">
            <text:p>42.1804340839386</text:p>
          </table:table-cell>
          <table:table-cell table:style-name="ce2" office:value-type="float" office:value="0.676650335360747" calcext:value-type="float">
            <text:p>0.676650335360747</text:p>
          </table:table-cell>
          <table:table-cell table:style-name="ce2" office:value-type="float" office:value="5.97410264015198" calcext:value-type="float">
            <text:p>5.97410264015198</text:p>
          </table:table-cell>
          <table:table-cell table:style-name="ce2" office:value-type="float" office:value="0.230190988356303" calcext:value-type="float">
            <text:p>0.230190988356303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01, 'decision_function_shape': 'ovr', 'degree': 3, 'kernel': 'poly', 'shrinking': False}</text:p>
          </table:table-cell>
          <table:table-cell table:style-name="ce3" office:value-type="float" office:value="0.521775779713403" calcext:value-type="float">
            <text:p>0.521775779713403</text:p>
          </table:table-cell>
          <table:table-cell table:style-name="ce3" office:value-type="float" office:value="0.613546936481169" calcext:value-type="float">
            <text:p>0.613546936481169</text:p>
          </table:table-cell>
          <table:table-cell table:style-name="ce3" office:value-type="float" office:value="0.644463181562676" calcext:value-type="float">
            <text:p>0.644463181562676</text:p>
          </table:table-cell>
          <table:table-cell table:style-name="ce3" office:value-type="float" office:value="0.569702079820124" calcext:value-type="float">
            <text:p>0.569702079820124</text:p>
          </table:table-cell>
          <table:table-cell table:style-name="ce3" office:value-type="float" office:value="0.586003372681282" calcext:value-type="float">
            <text:p>0.586003372681282</text:p>
          </table:table-cell>
          <table:table-cell table:style-name="ce3" office:value-type="float" office:value="0.587098270051731" calcext:value-type="float">
            <text:p>0.587098270051731</text:p>
          </table:table-cell>
          <table:table-cell table:style-name="ce3" office:value-type="float" office:value="0.0413790261059424" calcext:value-type="float">
            <text:p>0.0413790261059424</text:p>
          </table:table-cell>
          <table:table-cell table:style-name="ce3"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2" office:value-type="float" office:value="48.0560387611389" calcext:value-type="float">
            <text:p>48.0560387611389</text:p>
          </table:table-cell>
          <table:table-cell table:style-name="ce2" office:value-type="float" office:value="0.781036640970175" calcext:value-type="float">
            <text:p>0.781036640970175</text:p>
          </table:table-cell>
          <table:table-cell table:style-name="ce2" office:value-type="float" office:value="6.3191246509552" calcext:value-type="float">
            <text:p>6.3191246509552</text:p>
          </table:table-cell>
          <table:table-cell table:style-name="ce2" office:value-type="float" office:value="0.242312586624563" calcext:value-type="float">
            <text:p>0.242312586624563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01, 'decision_function_shape': 'ovr', 'degree': 4, 'kernel': 'poly', 'shrinking': True}</text:p>
          </table:table-cell>
          <table:table-cell table:style-name="ce3" office:value-type="float" office:value="0.392525990446755" calcext:value-type="float">
            <text:p>0.392525990446755</text:p>
          </table:table-cell>
          <table:table-cell table:style-name="ce3" office:value-type="float" office:value="0.447723440134907" calcext:value-type="float">
            <text:p>0.447723440134907</text:p>
          </table:table-cell>
          <table:table-cell table:style-name="ce3" office:value-type="float" office:value="0.458684654300169" calcext:value-type="float">
            <text:p>0.458684654300169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21023046655424" calcext:value-type="float">
            <text:p>0.421023046655424</text:p>
          </table:table-cell>
          <table:table-cell table:style-name="ce3" office:value-type="float" office:value="0.427128019899357" calcext:value-type="float">
            <text:p>0.427128019899357</text:p>
          </table:table-cell>
          <table:table-cell table:style-name="ce3" office:value-type="float" office:value="0.0236031898854315" calcext:value-type="float">
            <text:p>0.0236031898854315</text:p>
          </table:table-cell>
          <table:table-cell table:style-name="ce3"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2" office:value-type="float" office:value="46.226415681839" calcext:value-type="float">
            <text:p>46.226415681839</text:p>
          </table:table-cell>
          <table:table-cell table:style-name="ce2" office:value-type="float" office:value="0.878811310424579" calcext:value-type="float">
            <text:p>0.878811310424579</text:p>
          </table:table-cell>
          <table:table-cell table:style-name="ce2" office:value-type="float" office:value="6.52430624961853" calcext:value-type="float">
            <text:p>6.52430624961853</text:p>
          </table:table-cell>
          <table:table-cell table:style-name="ce2" office:value-type="float" office:value="0.27052749254502" calcext:value-type="float">
            <text:p>0.27052749254502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01, 'decision_function_shape': 'ovr', 'degree': 4, 'kernel': 'poly', 'shrinking': False}</text:p>
          </table:table-cell>
          <table:table-cell table:style-name="ce3" office:value-type="float" office:value="0.392525990446755" calcext:value-type="float">
            <text:p>0.392525990446755</text:p>
          </table:table-cell>
          <table:table-cell table:style-name="ce3" office:value-type="float" office:value="0.447723440134907" calcext:value-type="float">
            <text:p>0.447723440134907</text:p>
          </table:table-cell>
          <table:table-cell table:style-name="ce3" office:value-type="float" office:value="0.458684654300169" calcext:value-type="float">
            <text:p>0.458684654300169</text:p>
          </table:table-cell>
          <table:table-cell table:style-name="ce3" office:value-type="float" office:value="0.415682967959528" calcext:value-type="float">
            <text:p>0.415682967959528</text:p>
          </table:table-cell>
          <table:table-cell table:style-name="ce3" office:value-type="float" office:value="0.421023046655424" calcext:value-type="float">
            <text:p>0.421023046655424</text:p>
          </table:table-cell>
          <table:table-cell table:style-name="ce3" office:value-type="float" office:value="0.427128019899357" calcext:value-type="float">
            <text:p>0.427128019899357</text:p>
          </table:table-cell>
          <table:table-cell table:style-name="ce3" office:value-type="float" office:value="0.0236031898854315" calcext:value-type="float">
            <text:p>0.0236031898854315</text:p>
          </table:table-cell>
          <table:table-cell table:style-name="ce3"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8.8720831871033" calcext:value-type="float">
            <text:p>48.8720831871033</text:p>
          </table:table-cell>
          <table:table-cell table:style-name="ce2" office:value-type="float" office:value="0.937223879629093" calcext:value-type="float">
            <text:p>0.937223879629093</text:p>
          </table:table-cell>
          <table:table-cell table:style-name="ce2" office:value-type="float" office:value="7.01108322143555" calcext:value-type="float">
            <text:p>7.01108322143555</text:p>
          </table:table-cell>
          <table:table-cell table:style-name="ce2" office:value-type="float" office:value="0.236960212202239" calcext:value-type="float">
            <text:p>0.236960212202239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01, 'decision_function_shape': 'ovr', 'degree': 5, 'kernel': 'poly', 'shrinking': True}</text:p>
          </table:table-cell>
          <table:table-cell table:style-name="ce3" office:value-type="float" office:value="0.333520651868502" calcext:value-type="float">
            <text:p>0.333520651868502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0033726812816" calcext:value-type="float">
            <text:p>0.360033726812816</text:p>
          </table:table-cell>
          <table:table-cell table:style-name="ce3" office:value-type="float" office:value="0.335019673974143" calcext:value-type="float">
            <text:p>0.335019673974143</text:p>
          </table:table-cell>
          <table:table-cell table:style-name="ce3" office:value-type="float" office:value="0.345980888139404" calcext:value-type="float">
            <text:p>0.345980888139404</text:p>
          </table:table-cell>
          <table:table-cell table:style-name="ce3" office:value-type="float" office:value="0.347142578940311" calcext:value-type="float">
            <text:p>0.347142578940311</text:p>
          </table:table-cell>
          <table:table-cell table:style-name="ce3" office:value-type="float" office:value="0.0118024037924849" calcext:value-type="float">
            <text:p>0.0118024037924849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2" office:value-type="float" office:value="47.6206124305725" calcext:value-type="float">
            <text:p>47.6206124305725</text:p>
          </table:table-cell>
          <table:table-cell table:style-name="ce2" office:value-type="float" office:value="1.01433442255346" calcext:value-type="float">
            <text:p>1.01433442255346</text:p>
          </table:table-cell>
          <table:table-cell table:style-name="ce2" office:value-type="float" office:value="7.03961429595947" calcext:value-type="float">
            <text:p>7.03961429595947</text:p>
          </table:table-cell>
          <table:table-cell table:style-name="ce2" office:value-type="float" office:value="0.391328147509528" calcext:value-type="float">
            <text:p>0.391328147509528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01, 'decision_function_shape': 'ovr', 'degree': 5, 'kernel': 'poly', 'shrinking': False}</text:p>
          </table:table-cell>
          <table:table-cell table:style-name="ce3" office:value-type="float" office:value="0.333520651868502" calcext:value-type="float">
            <text:p>0.333520651868502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0033726812816" calcext:value-type="float">
            <text:p>0.360033726812816</text:p>
          </table:table-cell>
          <table:table-cell table:style-name="ce3" office:value-type="float" office:value="0.335019673974143" calcext:value-type="float">
            <text:p>0.335019673974143</text:p>
          </table:table-cell>
          <table:table-cell table:style-name="ce3" office:value-type="float" office:value="0.345980888139404" calcext:value-type="float">
            <text:p>0.345980888139404</text:p>
          </table:table-cell>
          <table:table-cell table:style-name="ce3" office:value-type="float" office:value="0.347142578940311" calcext:value-type="float">
            <text:p>0.347142578940311</text:p>
          </table:table-cell>
          <table:table-cell table:style-name="ce3" office:value-type="float" office:value="0.0118024037924849" calcext:value-type="float">
            <text:p>0.0118024037924849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49.7498358726501" calcext:value-type="float">
            <text:p>49.7498358726501</text:p>
          </table:table-cell>
          <table:table-cell table:style-name="ce2" office:value-type="float" office:value="1.25394095847753" calcext:value-type="float">
            <text:p>1.25394095847753</text:p>
          </table:table-cell>
          <table:table-cell table:style-name="ce2" office:value-type="float" office:value="6.66588344573975" calcext:value-type="float">
            <text:p>6.66588344573975</text:p>
          </table:table-cell>
          <table:table-cell table:style-name="ce2" office:value-type="float" office:value="0.106731171126557" calcext:value-type="float">
            <text:p>0.106731171126557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01, 'decision_function_shape': 'ovr', 'degree': 6, 'kernel': 'poly', 'shrinking': True}</text:p>
          </table:table-cell>
          <table:table-cell table:style-name="ce3" office:value-type="float" office:value="0.310480472042709" calcext:value-type="float">
            <text:p>0.310480472042709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18999437886453" calcext:value-type="float">
            <text:p>0.31899943788645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14502529510961" calcext:value-type="float">
            <text:p>0.314502529510961</text:p>
          </table:table-cell>
          <table:table-cell table:style-name="ce3" office:value-type="float" office:value="0.315553092722201" calcext:value-type="float">
            <text:p>0.315553092722201</text:p>
          </table:table-cell>
          <table:table-cell table:style-name="ce3" office:value-type="float" office:value="0.00599637142105581" calcext:value-type="float">
            <text:p>0.00599637142105581</text:p>
          </table:table-cell>
          <table:table-cell table:style-name="ce3"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2" office:value-type="float" office:value="49.2580510139465" calcext:value-type="float">
            <text:p>49.2580510139465</text:p>
          </table:table-cell>
          <table:table-cell table:style-name="ce2" office:value-type="float" office:value="1.07757323866143" calcext:value-type="float">
            <text:p>1.07757323866143</text:p>
          </table:table-cell>
          <table:table-cell table:style-name="ce2" office:value-type="float" office:value="7.10914196968079" calcext:value-type="float">
            <text:p>7.10914196968079</text:p>
          </table:table-cell>
          <table:table-cell table:style-name="ce2" office:value-type="float" office:value="0.503967304333342" calcext:value-type="float">
            <text:p>0.503967304333342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01, 'decision_function_shape': 'ovr', 'degree': 6, 'kernel': 'poly', 'shrinking': False}</text:p>
          </table:table-cell>
          <table:table-cell table:style-name="ce3" office:value-type="float" office:value="0.310480472042709" calcext:value-type="float">
            <text:p>0.310480472042709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18999437886453" calcext:value-type="float">
            <text:p>0.318999437886453</text:p>
          </table:table-cell>
          <table:table-cell table:style-name="ce3" office:value-type="float" office:value="0.308600337268128" calcext:value-type="float">
            <text:p>0.308600337268128</text:p>
          </table:table-cell>
          <table:table-cell table:style-name="ce3" office:value-type="float" office:value="0.314502529510961" calcext:value-type="float">
            <text:p>0.314502529510961</text:p>
          </table:table-cell>
          <table:table-cell table:style-name="ce3" office:value-type="float" office:value="0.315553092722201" calcext:value-type="float">
            <text:p>0.315553092722201</text:p>
          </table:table-cell>
          <table:table-cell table:style-name="ce3" office:value-type="float" office:value="0.00599637142105581" calcext:value-type="float">
            <text:p>0.00599637142105581</text:p>
          </table:table-cell>
          <table:table-cell table:style-name="ce3"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2" office:value-type="float" office:value="49.3355055809021" calcext:value-type="float">
            <text:p>49.3355055809021</text:p>
          </table:table-cell>
          <table:table-cell table:style-name="ce2" office:value-type="float" office:value="1.49680896862369" calcext:value-type="float">
            <text:p>1.49680896862369</text:p>
          </table:table-cell>
          <table:table-cell table:style-name="ce2" office:value-type="float" office:value="6.61048250198364" calcext:value-type="float">
            <text:p>6.61048250198364</text:p>
          </table:table-cell>
          <table:table-cell table:style-name="ce2" office:value-type="float" office:value="0.37634835065855" calcext:value-type="float">
            <text:p>0.37634835065855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01, 'decision_function_shape': 'ovr', 'degree': 7, 'kernel': 'poly', 'shrinking': True}</text:p>
          </table:table-cell>
          <table:table-cell table:style-name="ce3" office:value-type="float" office:value="0.302051137960101" calcext:value-type="float">
            <text:p>0.302051137960101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297358066329399" calcext:value-type="float">
            <text:p>0.297358066329399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2343898193482" calcext:value-type="float">
            <text:p>0.302343898193482</text:p>
          </table:table-cell>
          <table:table-cell table:style-name="ce3" office:value-type="float" office:value="0.00320788176639529" calcext:value-type="float">
            <text:p>0.00320788176639529</text:p>
          </table:table-cell>
          <table:table-cell table:style-name="ce3"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2" office:value-type="float" office:value="48.3558913230896" calcext:value-type="float">
            <text:p>48.3558913230896</text:p>
          </table:table-cell>
          <table:table-cell table:style-name="ce2" office:value-type="float" office:value="0.756917666143001" calcext:value-type="float">
            <text:p>0.756917666143001</text:p>
          </table:table-cell>
          <table:table-cell table:style-name="ce2" office:value-type="float" office:value="6.5914201259613" calcext:value-type="float">
            <text:p>6.5914201259613</text:p>
          </table:table-cell>
          <table:table-cell table:style-name="ce2" office:value-type="float" office:value="0.202967417528054" calcext:value-type="float">
            <text:p>0.202967417528054</text:p>
          </table:table-cell>
          <table:table-cell table:style-name="ce2" office:value-type="float" office:value="1.00999999046326" calcext:value-type="float">
            <text:p>1.0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01, 'decision_function_shape': 'ovr', 'degree': 7, 'kernel': 'poly', 'shrinking': False}</text:p>
          </table:table-cell>
          <table:table-cell table:style-name="ce3" office:value-type="float" office:value="0.302051137960101" calcext:value-type="float">
            <text:p>0.302051137960101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297358066329399" calcext:value-type="float">
            <text:p>0.297358066329399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2343898193482" calcext:value-type="float">
            <text:p>0.302343898193482</text:p>
          </table:table-cell>
          <table:table-cell table:style-name="ce3" office:value-type="float" office:value="0.00320788176639529" calcext:value-type="float">
            <text:p>0.00320788176639529</text:p>
          </table:table-cell>
          <table:table-cell table:style-name="ce3" office:value-type="float" office:value="601" calcext:value-type="float">
            <text:p>601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2" office:value-type="float" office:value="41.5377569198608" calcext:value-type="float">
            <text:p>41.5377569198608</text:p>
          </table:table-cell>
          <table:table-cell table:style-name="ce2" office:value-type="float" office:value="0.467141665696605" calcext:value-type="float">
            <text:p>0.467141665696605</text:p>
          </table:table-cell>
          <table:table-cell table:style-name="ce2" office:value-type="float" office:value="5.64281463623047" calcext:value-type="float">
            <text:p>5.64281463623047</text:p>
          </table:table-cell>
          <table:table-cell table:style-name="ce2" office:value-type="float" office:value="0.115399752519533" calcext:value-type="float">
            <text:p>0.11539975251953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11, 'decision_function_shape': 'ovo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4238336143901" calcext:value-type="float">
            <text:p>0.744238336143901</text:p>
          </table:table-cell>
          <table:table-cell table:style-name="ce3" office:value-type="float" office:value="0.772344013490725" calcext:value-type="float">
            <text:p>0.772344013490725</text:p>
          </table:table-cell>
          <table:table-cell table:style-name="ce3" office:value-type="float" office:value="0.673974142776841" calcext:value-type="float">
            <text:p>0.673974142776841</text:p>
          </table:table-cell>
          <table:table-cell table:style-name="ce3" office:value-type="float" office:value="0.69814502529511" calcext:value-type="float">
            <text:p>0.69814502529511</text:p>
          </table:table-cell>
          <table:table-cell table:style-name="ce3" office:value-type="float" office:value="0.710418022001557" calcext:value-type="float">
            <text:p>0.710418022001557</text:p>
          </table:table-cell>
          <table:table-cell table:style-name="ce3" office:value-type="float" office:value="0.0416393854653154" calcext:value-type="float">
            <text:p>0.0416393854653154</text:p>
          </table:table-cell>
          <table:table-cell table:style-name="ce3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2" office:value-type="float" office:value="35.6626737594604" calcext:value-type="float">
            <text:p>35.6626737594604</text:p>
          </table:table-cell>
          <table:table-cell table:style-name="ce2" office:value-type="float" office:value="0.817918266053644" calcext:value-type="float">
            <text:p>0.817918266053644</text:p>
          </table:table-cell>
          <table:table-cell table:style-name="ce2" office:value-type="float" office:value="5.49047908782959" calcext:value-type="float">
            <text:p>5.49047908782959</text:p>
          </table:table-cell>
          <table:table-cell table:style-name="ce2" office:value-type="float" office:value="0.21109816845712" calcext:value-type="float">
            <text:p>0.2110981684571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11, 'decision_function_shape': 'ovo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4238336143901" calcext:value-type="float">
            <text:p>0.744238336143901</text:p>
          </table:table-cell>
          <table:table-cell table:style-name="ce3" office:value-type="float" office:value="0.772344013490725" calcext:value-type="float">
            <text:p>0.772344013490725</text:p>
          </table:table-cell>
          <table:table-cell table:style-name="ce3" office:value-type="float" office:value="0.673974142776841" calcext:value-type="float">
            <text:p>0.673974142776841</text:p>
          </table:table-cell>
          <table:table-cell table:style-name="ce3" office:value-type="float" office:value="0.69814502529511" calcext:value-type="float">
            <text:p>0.69814502529511</text:p>
          </table:table-cell>
          <table:table-cell table:style-name="ce3" office:value-type="float" office:value="0.710418022001557" calcext:value-type="float">
            <text:p>0.710418022001557</text:p>
          </table:table-cell>
          <table:table-cell table:style-name="ce3" office:value-type="float" office:value="0.0416393854653154" calcext:value-type="float">
            <text:p>0.0416393854653154</text:p>
          </table:table-cell>
          <table:table-cell table:style-name="ce3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2" office:value-type="float" office:value="47.5021952152252" calcext:value-type="float">
            <text:p>47.5021952152252</text:p>
          </table:table-cell>
          <table:table-cell table:style-name="ce2" office:value-type="float" office:value="0.79562831456505" calcext:value-type="float">
            <text:p>0.79562831456505</text:p>
          </table:table-cell>
          <table:table-cell table:style-name="ce2" office:value-type="float" office:value="6.01198081970215" calcext:value-type="float">
            <text:p>6.01198081970215</text:p>
          </table:table-cell>
          <table:table-cell table:style-name="ce2" office:value-type="float" office:value="0.206953819648529" calcext:value-type="float">
            <text:p>0.206953819648529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11, 'decision_function_shape': 'ovo', 'degree': 3, 'kernel': 'poly', 'shrinking': True}</text:p>
          </table:table-cell>
          <table:table-cell table:style-name="ce3" office:value-type="float" office:value="0.532171958415285" calcext:value-type="float">
            <text:p>0.532171958415285</text:p>
          </table:table-cell>
          <table:table-cell table:style-name="ce3" office:value-type="float" office:value="0.623102866779089" calcext:value-type="float">
            <text:p>0.623102866779089</text:p>
          </table:table-cell>
          <table:table-cell table:style-name="ce3" office:value-type="float" office:value="0.652051714446318" calcext:value-type="float">
            <text:p>0.652051714446318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592748735244519" calcext:value-type="float">
            <text:p>0.592748735244519</text:p>
          </table:table-cell>
          <table:table-cell table:style-name="ce3" office:value-type="float" office:value="0.595248332099021" calcext:value-type="float">
            <text:p>0.595248332099021</text:p>
          </table:table-cell>
          <table:table-cell table:style-name="ce3" office:value-type="float" office:value="0.040869296376805" calcext:value-type="float">
            <text:p>0.040869296376805</text:p>
          </table:table-cell>
          <table:table-cell table:style-name="ce3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2" office:value-type="float" office:value="43.3194272041321" calcext:value-type="float">
            <text:p>43.3194272041321</text:p>
          </table:table-cell>
          <table:table-cell table:style-name="ce2" office:value-type="float" office:value="0.94484142133727" calcext:value-type="float">
            <text:p>0.94484142133727</text:p>
          </table:table-cell>
          <table:table-cell table:style-name="ce2" office:value-type="float" office:value="5.96509261131287" calcext:value-type="float">
            <text:p>5.96509261131287</text:p>
          </table:table-cell>
          <table:table-cell table:style-name="ce2" office:value-type="float" office:value="0.204495666563146" calcext:value-type="float">
            <text:p>0.20449566656314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11, 'decision_function_shape': 'ovo', 'degree': 3, 'kernel': 'poly', 'shrinking': False}</text:p>
          </table:table-cell>
          <table:table-cell table:style-name="ce3" office:value-type="float" office:value="0.532171958415285" calcext:value-type="float">
            <text:p>0.532171958415285</text:p>
          </table:table-cell>
          <table:table-cell table:style-name="ce3" office:value-type="float" office:value="0.623102866779089" calcext:value-type="float">
            <text:p>0.623102866779089</text:p>
          </table:table-cell>
          <table:table-cell table:style-name="ce3" office:value-type="float" office:value="0.652051714446318" calcext:value-type="float">
            <text:p>0.652051714446318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592748735244519" calcext:value-type="float">
            <text:p>0.592748735244519</text:p>
          </table:table-cell>
          <table:table-cell table:style-name="ce3" office:value-type="float" office:value="0.595248332099021" calcext:value-type="float">
            <text:p>0.595248332099021</text:p>
          </table:table-cell>
          <table:table-cell table:style-name="ce3" office:value-type="float" office:value="0.040869296376805" calcext:value-type="float">
            <text:p>0.040869296376805</text:p>
          </table:table-cell>
          <table:table-cell table:style-name="ce3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2" office:value-type="float" office:value="48.9980470657349" calcext:value-type="float">
            <text:p>48.9980470657349</text:p>
          </table:table-cell>
          <table:table-cell table:style-name="ce2" office:value-type="float" office:value="1.17488732119162" calcext:value-type="float">
            <text:p>1.17488732119162</text:p>
          </table:table-cell>
          <table:table-cell table:style-name="ce2" office:value-type="float" office:value="6.28011140823364" calcext:value-type="float">
            <text:p>6.28011140823364</text:p>
          </table:table-cell>
          <table:table-cell table:style-name="ce2" office:value-type="float" office:value="0.229737395945143" calcext:value-type="float">
            <text:p>0.22973739594514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11, 'decision_function_shape': 'ovo', 'degree': 4, 'kernel': 'poly', 'shrinking': True}</text:p>
          </table:table-cell>
          <table:table-cell table:style-name="ce3" office:value-type="float" office:value="0.401798257937623" calcext:value-type="float">
            <text:p>0.401798257937623</text:p>
          </table:table-cell>
          <table:table-cell table:style-name="ce3" office:value-type="float" office:value="0.463462619449129" calcext:value-type="float">
            <text:p>0.463462619449129</text:p>
          </table:table-cell>
          <table:table-cell table:style-name="ce3" office:value-type="float" office:value="0.473018549747049" calcext:value-type="float">
            <text:p>0.473018549747049</text:p>
          </table:table-cell>
          <table:table-cell table:style-name="ce3" office:value-type="float" office:value="0.424114671163575" calcext:value-type="float">
            <text:p>0.424114671163575</text:p>
          </table:table-cell>
          <table:table-cell table:style-name="ce3" office:value-type="float" office:value="0.429454749859472" calcext:value-type="float">
            <text:p>0.429454749859472</text:p>
          </table:table-cell>
          <table:table-cell table:style-name="ce3" office:value-type="float" office:value="0.438369769631369" calcext:value-type="float">
            <text:p>0.438369769631369</text:p>
          </table:table-cell>
          <table:table-cell table:style-name="ce3" office:value-type="float" office:value="0.0262691832872931" calcext:value-type="float">
            <text:p>0.0262691832872931</text:p>
          </table:table-cell>
          <table:table-cell table:style-name="ce3"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2" office:value-type="float" office:value="46.5036988258362" calcext:value-type="float">
            <text:p>46.5036988258362</text:p>
          </table:table-cell>
          <table:table-cell table:style-name="ce2" office:value-type="float" office:value="0.820582047807699" calcext:value-type="float">
            <text:p>0.820582047807699</text:p>
          </table:table-cell>
          <table:table-cell table:style-name="ce2" office:value-type="float" office:value="6.37266101837158" calcext:value-type="float">
            <text:p>6.37266101837158</text:p>
          </table:table-cell>
          <table:table-cell table:style-name="ce2" office:value-type="float" office:value="0.298257961196792" calcext:value-type="float">
            <text:p>0.29825796119679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11, 'decision_function_shape': 'ovo', 'degree': 4, 'kernel': 'poly', 'shrinking': False}</text:p>
          </table:table-cell>
          <table:table-cell table:style-name="ce3" office:value-type="float" office:value="0.401798257937623" calcext:value-type="float">
            <text:p>0.401798257937623</text:p>
          </table:table-cell>
          <table:table-cell table:style-name="ce3" office:value-type="float" office:value="0.463462619449129" calcext:value-type="float">
            <text:p>0.463462619449129</text:p>
          </table:table-cell>
          <table:table-cell table:style-name="ce3" office:value-type="float" office:value="0.473018549747049" calcext:value-type="float">
            <text:p>0.473018549747049</text:p>
          </table:table-cell>
          <table:table-cell table:style-name="ce3" office:value-type="float" office:value="0.424114671163575" calcext:value-type="float">
            <text:p>0.424114671163575</text:p>
          </table:table-cell>
          <table:table-cell table:style-name="ce3" office:value-type="float" office:value="0.429454749859472" calcext:value-type="float">
            <text:p>0.429454749859472</text:p>
          </table:table-cell>
          <table:table-cell table:style-name="ce3" office:value-type="float" office:value="0.438369769631369" calcext:value-type="float">
            <text:p>0.438369769631369</text:p>
          </table:table-cell>
          <table:table-cell table:style-name="ce3" office:value-type="float" office:value="0.0262691832872931" calcext:value-type="float">
            <text:p>0.0262691832872931</text:p>
          </table:table-cell>
          <table:table-cell table:style-name="ce3"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48.7516654491425" calcext:value-type="float">
            <text:p>48.7516654491425</text:p>
          </table:table-cell>
          <table:table-cell table:style-name="ce2" office:value-type="float" office:value="0.939705098399746" calcext:value-type="float">
            <text:p>0.939705098399746</text:p>
          </table:table-cell>
          <table:table-cell table:style-name="ce2" office:value-type="float" office:value="6.42986278533936" calcext:value-type="float">
            <text:p>6.42986278533936</text:p>
          </table:table-cell>
          <table:table-cell table:style-name="ce2" office:value-type="float" office:value="0.201733498388112" calcext:value-type="float">
            <text:p>0.20173349838811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11, 'decision_function_shape': 'ovo', 'degree': 5, 'kernel': 'poly', 'shrinking': True}</text:p>
          </table:table-cell>
          <table:table-cell table:style-name="ce3" office:value-type="float" office:value="0.340826074740096" calcext:value-type="float">
            <text:p>0.340826074740096</text:p>
          </table:table-cell>
          <table:table-cell table:style-name="ce3" office:value-type="float" office:value="0.371838111298482" calcext:value-type="float">
            <text:p>0.371838111298482</text:p>
          </table:table-cell>
          <table:table-cell table:style-name="ce3" office:value-type="float" office:value="0.374367622259696" calcext:value-type="float">
            <text:p>0.374367622259696</text:p>
          </table:table-cell>
          <table:table-cell table:style-name="ce3" office:value-type="float" office:value="0.346824058459809" calcext:value-type="float">
            <text:p>0.346824058459809</text:p>
          </table:table-cell>
          <table:table-cell table:style-name="ce3" office:value-type="float" office:value="0.35469364811692" calcext:value-type="float">
            <text:p>0.35469364811692</text:p>
          </table:table-cell>
          <table:table-cell table:style-name="ce3" office:value-type="float" office:value="0.357709902975001" calcext:value-type="float">
            <text:p>0.357709902975001</text:p>
          </table:table-cell>
          <table:table-cell table:style-name="ce3" office:value-type="float" office:value="0.0133397821739564" calcext:value-type="float">
            <text:p>0.0133397821739564</text:p>
          </table:table-cell>
          <table:table-cell table:style-name="ce3"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float" office:value="47.0420032024384" calcext:value-type="float">
            <text:p>47.0420032024384</text:p>
          </table:table-cell>
          <table:table-cell table:style-name="ce2" office:value-type="float" office:value="0.960570783606993" calcext:value-type="float">
            <text:p>0.960570783606993</text:p>
          </table:table-cell>
          <table:table-cell table:style-name="ce2" office:value-type="float" office:value="6.41491160392761" calcext:value-type="float">
            <text:p>6.41491160392761</text:p>
          </table:table-cell>
          <table:table-cell table:style-name="ce2" office:value-type="float" office:value="0.230511100375514" calcext:value-type="float">
            <text:p>0.230511100375514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11, 'decision_function_shape': 'ovo', 'degree': 5, 'kernel': 'poly', 'shrinking': False}</text:p>
          </table:table-cell>
          <table:table-cell table:style-name="ce3" office:value-type="float" office:value="0.340826074740096" calcext:value-type="float">
            <text:p>0.340826074740096</text:p>
          </table:table-cell>
          <table:table-cell table:style-name="ce3" office:value-type="float" office:value="0.371838111298482" calcext:value-type="float">
            <text:p>0.371838111298482</text:p>
          </table:table-cell>
          <table:table-cell table:style-name="ce3" office:value-type="float" office:value="0.374367622259696" calcext:value-type="float">
            <text:p>0.374367622259696</text:p>
          </table:table-cell>
          <table:table-cell table:style-name="ce3" office:value-type="float" office:value="0.346824058459809" calcext:value-type="float">
            <text:p>0.346824058459809</text:p>
          </table:table-cell>
          <table:table-cell table:style-name="ce3" office:value-type="float" office:value="0.35469364811692" calcext:value-type="float">
            <text:p>0.35469364811692</text:p>
          </table:table-cell>
          <table:table-cell table:style-name="ce3" office:value-type="float" office:value="0.357709902975001" calcext:value-type="float">
            <text:p>0.357709902975001</text:p>
          </table:table-cell>
          <table:table-cell table:style-name="ce3" office:value-type="float" office:value="0.0133397821739564" calcext:value-type="float">
            <text:p>0.0133397821739564</text:p>
          </table:table-cell>
          <table:table-cell table:style-name="ce3"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48.532341337204" calcext:value-type="float">
            <text:p>48.532341337204</text:p>
          </table:table-cell>
          <table:table-cell table:style-name="ce2" office:value-type="float" office:value="0.862157153194243" calcext:value-type="float">
            <text:p>0.862157153194243</text:p>
          </table:table-cell>
          <table:table-cell table:style-name="ce2" office:value-type="float" office:value="6.42729530334473" calcext:value-type="float">
            <text:p>6.42729530334473</text:p>
          </table:table-cell>
          <table:table-cell table:style-name="ce2" office:value-type="float" office:value="0.207835863987846" calcext:value-type="float">
            <text:p>0.20783586398784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11, 'decision_function_shape': 'ovo', 'degree': 6, 'kernel': 'poly', 'shrinking': True}</text:p>
          </table:table-cell>
          <table:table-cell table:style-name="ce3" office:value-type="float" office:value="0.31525709468952" calcext:value-type="float">
            <text:p>0.31525709468952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12254075323215" calcext:value-type="float">
            <text:p>0.312254075323215</text:p>
          </table:table-cell>
          <table:table-cell table:style-name="ce3" office:value-type="float" office:value="0.319280494659921" calcext:value-type="float">
            <text:p>0.319280494659921</text:p>
          </table:table-cell>
          <table:table-cell table:style-name="ce3" office:value-type="float" office:value="0.320836691562974" calcext:value-type="float">
            <text:p>0.320836691562974</text:p>
          </table:table-cell>
          <table:table-cell table:style-name="ce3" office:value-type="float" office:value="0.00695936252529468" calcext:value-type="float">
            <text:p>0.00695936252529468</text:p>
          </table:table-cell>
          <table:table-cell table:style-name="ce3"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office:value-type="float" office:value="47.1351235389709" calcext:value-type="float">
            <text:p>47.1351235389709</text:p>
          </table:table-cell>
          <table:table-cell table:style-name="ce2" office:value-type="float" office:value="0.927913659299962" calcext:value-type="float">
            <text:p>0.927913659299962</text:p>
          </table:table-cell>
          <table:table-cell table:style-name="ce2" office:value-type="float" office:value="6.4442419052124" calcext:value-type="float">
            <text:p>6.4442419052124</text:p>
          </table:table-cell>
          <table:table-cell table:style-name="ce2" office:value-type="float" office:value="0.203208450561036" calcext:value-type="float">
            <text:p>0.20320845056103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11, 'decision_function_shape': 'ovo', 'degree': 6, 'kernel': 'poly', 'shrinking': False}</text:p>
          </table:table-cell>
          <table:table-cell table:style-name="ce3" office:value-type="float" office:value="0.31525709468952" calcext:value-type="float">
            <text:p>0.31525709468952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12254075323215" calcext:value-type="float">
            <text:p>0.312254075323215</text:p>
          </table:table-cell>
          <table:table-cell table:style-name="ce3" office:value-type="float" office:value="0.319280494659921" calcext:value-type="float">
            <text:p>0.319280494659921</text:p>
          </table:table-cell>
          <table:table-cell table:style-name="ce3" office:value-type="float" office:value="0.320836691562974" calcext:value-type="float">
            <text:p>0.320836691562974</text:p>
          </table:table-cell>
          <table:table-cell table:style-name="ce3" office:value-type="float" office:value="0.00695936252529468" calcext:value-type="float">
            <text:p>0.00695936252529468</text:p>
          </table:table-cell>
          <table:table-cell table:style-name="ce3"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2" office:value-type="float" office:value="48.217601108551" calcext:value-type="float">
            <text:p>48.217601108551</text:p>
          </table:table-cell>
          <table:table-cell table:style-name="ce2" office:value-type="float" office:value="0.911899484366802" calcext:value-type="float">
            <text:p>0.911899484366802</text:p>
          </table:table-cell>
          <table:table-cell table:style-name="ce2" office:value-type="float" office:value="6.44475169181824" calcext:value-type="float">
            <text:p>6.44475169181824</text:p>
          </table:table-cell>
          <table:table-cell table:style-name="ce2" office:value-type="float" office:value="0.227184984835542" calcext:value-type="float">
            <text:p>0.22718498483554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11, 'decision_function_shape': 'ovo', 'degree': 7, 'kernel': 'poly', 'shrinking': True}</text:p>
          </table:table-cell>
          <table:table-cell table:style-name="ce3" office:value-type="float" office:value="0.30429896038213" calcext:value-type="float">
            <text:p>0.30429896038213</text:p>
          </table:table-cell>
          <table:table-cell table:style-name="ce3" office:value-type="float" office:value="0.310286677908938" calcext:value-type="float">
            <text:p>0.310286677908938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304103428892636" calcext:value-type="float">
            <text:p>0.304103428892636</text:p>
          </table:table-cell>
          <table:table-cell table:style-name="ce3" office:value-type="float" office:value="0.304760860092165" calcext:value-type="float">
            <text:p>0.304760860092165</text:p>
          </table:table-cell>
          <table:table-cell table:style-name="ce3" office:value-type="float" office:value="0.00373314100358306" calcext:value-type="float">
            <text:p>0.00373314100358306</text:p>
          </table:table-cell>
          <table:table-cell table:style-name="ce3"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2" office:value-type="float" office:value="47.1246273040772" calcext:value-type="float">
            <text:p>47.1246273040772</text:p>
          </table:table-cell>
          <table:table-cell table:style-name="ce2" office:value-type="float" office:value="0.739104446480428" calcext:value-type="float">
            <text:p>0.739104446480428</text:p>
          </table:table-cell>
          <table:table-cell table:style-name="ce2" office:value-type="float" office:value="6.47363562583923" calcext:value-type="float">
            <text:p>6.47363562583923</text:p>
          </table:table-cell>
          <table:table-cell table:style-name="ce2" office:value-type="float" office:value="0.20402716771313" calcext:value-type="float">
            <text:p>0.2040271677131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11, 'decision_function_shape': 'ovo', 'degree': 7, 'kernel': 'poly', 'shrinking': False}</text:p>
          </table:table-cell>
          <table:table-cell table:style-name="ce3" office:value-type="float" office:value="0.30429896038213" calcext:value-type="float">
            <text:p>0.30429896038213</text:p>
          </table:table-cell>
          <table:table-cell table:style-name="ce3" office:value-type="float" office:value="0.310286677908938" calcext:value-type="float">
            <text:p>0.310286677908938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304103428892636" calcext:value-type="float">
            <text:p>0.304103428892636</text:p>
          </table:table-cell>
          <table:table-cell table:style-name="ce3" office:value-type="float" office:value="0.304760860092165" calcext:value-type="float">
            <text:p>0.304760860092165</text:p>
          </table:table-cell>
          <table:table-cell table:style-name="ce3" office:value-type="float" office:value="0.00373314100358306" calcext:value-type="float">
            <text:p>0.00373314100358306</text:p>
          </table:table-cell>
          <table:table-cell table:style-name="ce3"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2" office:value-type="float" office:value="40.2488558292389" calcext:value-type="float">
            <text:p>40.2488558292389</text:p>
          </table:table-cell>
          <table:table-cell table:style-name="ce2" office:value-type="float" office:value="0.680621110466503" calcext:value-type="float">
            <text:p>0.680621110466503</text:p>
          </table:table-cell>
          <table:table-cell table:style-name="ce2" office:value-type="float" office:value="5.34005918502808" calcext:value-type="float">
            <text:p>5.34005918502808</text:p>
          </table:table-cell>
          <table:table-cell table:style-name="ce2" office:value-type="float" office:value="0.175867305785841" calcext:value-type="float">
            <text:p>0.175867305785841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11, 'decision_function_shape': 'ovr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4238336143901" calcext:value-type="float">
            <text:p>0.744238336143901</text:p>
          </table:table-cell>
          <table:table-cell table:style-name="ce3" office:value-type="float" office:value="0.772344013490725" calcext:value-type="float">
            <text:p>0.772344013490725</text:p>
          </table:table-cell>
          <table:table-cell table:style-name="ce3" office:value-type="float" office:value="0.673974142776841" calcext:value-type="float">
            <text:p>0.673974142776841</text:p>
          </table:table-cell>
          <table:table-cell table:style-name="ce3" office:value-type="float" office:value="0.69814502529511" calcext:value-type="float">
            <text:p>0.69814502529511</text:p>
          </table:table-cell>
          <table:table-cell table:style-name="ce3" office:value-type="float" office:value="0.710418022001557" calcext:value-type="float">
            <text:p>0.710418022001557</text:p>
          </table:table-cell>
          <table:table-cell table:style-name="ce3" office:value-type="float" office:value="0.0416393854653154" calcext:value-type="float">
            <text:p>0.0416393854653154</text:p>
          </table:table-cell>
          <table:table-cell table:style-name="ce3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2" office:value-type="float" office:value="33.3676594734192" calcext:value-type="float">
            <text:p>33.3676594734192</text:p>
          </table:table-cell>
          <table:table-cell table:style-name="ce2" office:value-type="float" office:value="0.69855140142342" calcext:value-type="float">
            <text:p>0.69855140142342</text:p>
          </table:table-cell>
          <table:table-cell table:style-name="ce2" office:value-type="float" office:value="5.36308860778809" calcext:value-type="float">
            <text:p>5.36308860778809</text:p>
          </table:table-cell>
          <table:table-cell table:style-name="ce2" office:value-type="float" office:value="0.217099293615805" calcext:value-type="float">
            <text:p>0.217099293615805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11, 'decision_function_shape': 'ovr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4238336143901" calcext:value-type="float">
            <text:p>0.744238336143901</text:p>
          </table:table-cell>
          <table:table-cell table:style-name="ce3" office:value-type="float" office:value="0.772344013490725" calcext:value-type="float">
            <text:p>0.772344013490725</text:p>
          </table:table-cell>
          <table:table-cell table:style-name="ce3" office:value-type="float" office:value="0.673974142776841" calcext:value-type="float">
            <text:p>0.673974142776841</text:p>
          </table:table-cell>
          <table:table-cell table:style-name="ce3" office:value-type="float" office:value="0.69814502529511" calcext:value-type="float">
            <text:p>0.69814502529511</text:p>
          </table:table-cell>
          <table:table-cell table:style-name="ce3" office:value-type="float" office:value="0.710418022001557" calcext:value-type="float">
            <text:p>0.710418022001557</text:p>
          </table:table-cell>
          <table:table-cell table:style-name="ce3" office:value-type="float" office:value="0.0416393854653154" calcext:value-type="float">
            <text:p>0.0416393854653154</text:p>
          </table:table-cell>
          <table:table-cell table:style-name="ce3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2" office:value-type="float" office:value="46.1863763332367" calcext:value-type="float">
            <text:p>46.1863763332367</text:p>
          </table:table-cell>
          <table:table-cell table:style-name="ce2" office:value-type="float" office:value="0.748409308547085" calcext:value-type="float">
            <text:p>0.748409308547085</text:p>
          </table:table-cell>
          <table:table-cell table:style-name="ce2" office:value-type="float" office:value="5.96582083702087" calcext:value-type="float">
            <text:p>5.96582083702087</text:p>
          </table:table-cell>
          <table:table-cell table:style-name="ce2" office:value-type="float" office:value="0.201248095793432" calcext:value-type="float">
            <text:p>0.20124809579343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11, 'decision_function_shape': 'ovr', 'degree': 3, 'kernel': 'poly', 'shrinking': True}</text:p>
          </table:table-cell>
          <table:table-cell table:style-name="ce3" office:value-type="float" office:value="0.532171958415285" calcext:value-type="float">
            <text:p>0.532171958415285</text:p>
          </table:table-cell>
          <table:table-cell table:style-name="ce3" office:value-type="float" office:value="0.623102866779089" calcext:value-type="float">
            <text:p>0.623102866779089</text:p>
          </table:table-cell>
          <table:table-cell table:style-name="ce3" office:value-type="float" office:value="0.652051714446318" calcext:value-type="float">
            <text:p>0.652051714446318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592748735244519" calcext:value-type="float">
            <text:p>0.592748735244519</text:p>
          </table:table-cell>
          <table:table-cell table:style-name="ce3" office:value-type="float" office:value="0.595248332099021" calcext:value-type="float">
            <text:p>0.595248332099021</text:p>
          </table:table-cell>
          <table:table-cell table:style-name="ce3" office:value-type="float" office:value="0.040869296376805" calcext:value-type="float">
            <text:p>0.040869296376805</text:p>
          </table:table-cell>
          <table:table-cell table:style-name="ce3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2" office:value-type="float" office:value="41.9046786308289" calcext:value-type="float">
            <text:p>41.9046786308289</text:p>
          </table:table-cell>
          <table:table-cell table:style-name="ce2" office:value-type="float" office:value="0.777126683708073" calcext:value-type="float">
            <text:p>0.777126683708073</text:p>
          </table:table-cell>
          <table:table-cell table:style-name="ce2" office:value-type="float" office:value="5.93299851417542" calcext:value-type="float">
            <text:p>5.93299851417542</text:p>
          </table:table-cell>
          <table:table-cell table:style-name="ce2" office:value-type="float" office:value="0.179886119382638" calcext:value-type="float">
            <text:p>0.179886119382638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11, 'decision_function_shape': 'ovr', 'degree': 3, 'kernel': 'poly', 'shrinking': False}</text:p>
          </table:table-cell>
          <table:table-cell table:style-name="ce3" office:value-type="float" office:value="0.532171958415285" calcext:value-type="float">
            <text:p>0.532171958415285</text:p>
          </table:table-cell>
          <table:table-cell table:style-name="ce3" office:value-type="float" office:value="0.623102866779089" calcext:value-type="float">
            <text:p>0.623102866779089</text:p>
          </table:table-cell>
          <table:table-cell table:style-name="ce3" office:value-type="float" office:value="0.652051714446318" calcext:value-type="float">
            <text:p>0.652051714446318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592748735244519" calcext:value-type="float">
            <text:p>0.592748735244519</text:p>
          </table:table-cell>
          <table:table-cell table:style-name="ce3" office:value-type="float" office:value="0.595248332099021" calcext:value-type="float">
            <text:p>0.595248332099021</text:p>
          </table:table-cell>
          <table:table-cell table:style-name="ce3" office:value-type="float" office:value="0.040869296376805" calcext:value-type="float">
            <text:p>0.040869296376805</text:p>
          </table:table-cell>
          <table:table-cell table:style-name="ce3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48.0288784503937" calcext:value-type="float">
            <text:p>48.0288784503937</text:p>
          </table:table-cell>
          <table:table-cell table:style-name="ce2" office:value-type="float" office:value="1.06737191311673" calcext:value-type="float">
            <text:p>1.06737191311673</text:p>
          </table:table-cell>
          <table:table-cell table:style-name="ce2" office:value-type="float" office:value="6.30284299850464" calcext:value-type="float">
            <text:p>6.30284299850464</text:p>
          </table:table-cell>
          <table:table-cell table:style-name="ce2" office:value-type="float" office:value="0.213675116348343" calcext:value-type="float">
            <text:p>0.213675116348343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11, 'decision_function_shape': 'ovr', 'degree': 4, 'kernel': 'poly', 'shrinking': True}</text:p>
          </table:table-cell>
          <table:table-cell table:style-name="ce3" office:value-type="float" office:value="0.401798257937623" calcext:value-type="float">
            <text:p>0.401798257937623</text:p>
          </table:table-cell>
          <table:table-cell table:style-name="ce3" office:value-type="float" office:value="0.463462619449129" calcext:value-type="float">
            <text:p>0.463462619449129</text:p>
          </table:table-cell>
          <table:table-cell table:style-name="ce3" office:value-type="float" office:value="0.473018549747049" calcext:value-type="float">
            <text:p>0.473018549747049</text:p>
          </table:table-cell>
          <table:table-cell table:style-name="ce3" office:value-type="float" office:value="0.424114671163575" calcext:value-type="float">
            <text:p>0.424114671163575</text:p>
          </table:table-cell>
          <table:table-cell table:style-name="ce3" office:value-type="float" office:value="0.429454749859472" calcext:value-type="float">
            <text:p>0.429454749859472</text:p>
          </table:table-cell>
          <table:table-cell table:style-name="ce3" office:value-type="float" office:value="0.438369769631369" calcext:value-type="float">
            <text:p>0.438369769631369</text:p>
          </table:table-cell>
          <table:table-cell table:style-name="ce3" office:value-type="float" office:value="0.0262691832872931" calcext:value-type="float">
            <text:p>0.0262691832872931</text:p>
          </table:table-cell>
          <table:table-cell table:style-name="ce3"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45.9699121952057" calcext:value-type="float">
            <text:p>45.9699121952057</text:p>
          </table:table-cell>
          <table:table-cell table:style-name="ce2" office:value-type="float" office:value="0.945044608703921" calcext:value-type="float">
            <text:p>0.945044608703921</text:p>
          </table:table-cell>
          <table:table-cell table:style-name="ce2" office:value-type="float" office:value="6.3536102771759" calcext:value-type="float">
            <text:p>6.3536102771759</text:p>
          </table:table-cell>
          <table:table-cell table:style-name="ce2" office:value-type="float" office:value="0.230208065274626" calcext:value-type="float">
            <text:p>0.23020806527462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11, 'decision_function_shape': 'ovr', 'degree': 4, 'kernel': 'poly', 'shrinking': False}</text:p>
          </table:table-cell>
          <table:table-cell table:style-name="ce3" office:value-type="float" office:value="0.401798257937623" calcext:value-type="float">
            <text:p>0.401798257937623</text:p>
          </table:table-cell>
          <table:table-cell table:style-name="ce3" office:value-type="float" office:value="0.463462619449129" calcext:value-type="float">
            <text:p>0.463462619449129</text:p>
          </table:table-cell>
          <table:table-cell table:style-name="ce3" office:value-type="float" office:value="0.473018549747049" calcext:value-type="float">
            <text:p>0.473018549747049</text:p>
          </table:table-cell>
          <table:table-cell table:style-name="ce3" office:value-type="float" office:value="0.424114671163575" calcext:value-type="float">
            <text:p>0.424114671163575</text:p>
          </table:table-cell>
          <table:table-cell table:style-name="ce3" office:value-type="float" office:value="0.429454749859472" calcext:value-type="float">
            <text:p>0.429454749859472</text:p>
          </table:table-cell>
          <table:table-cell table:style-name="ce3" office:value-type="float" office:value="0.438369769631369" calcext:value-type="float">
            <text:p>0.438369769631369</text:p>
          </table:table-cell>
          <table:table-cell table:style-name="ce3" office:value-type="float" office:value="0.0262691832872931" calcext:value-type="float">
            <text:p>0.0262691832872931</text:p>
          </table:table-cell>
          <table:table-cell table:style-name="ce3" office:value-type="float" office:value="401" calcext:value-type="float">
            <text:p>401</text:p>
          </table:table-cell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2" office:value-type="float" office:value="48.446905040741" calcext:value-type="float">
            <text:p>48.446905040741</text:p>
          </table:table-cell>
          <table:table-cell table:style-name="ce2" office:value-type="float" office:value="0.892504514046592" calcext:value-type="float">
            <text:p>0.892504514046592</text:p>
          </table:table-cell>
          <table:table-cell table:style-name="ce2" office:value-type="float" office:value="6.48791103363037" calcext:value-type="float">
            <text:p>6.48791103363037</text:p>
          </table:table-cell>
          <table:table-cell table:style-name="ce2" office:value-type="float" office:value="0.221036735812631" calcext:value-type="float">
            <text:p>0.221036735812631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11, 'decision_function_shape': 'ovr', 'degree': 5, 'kernel': 'poly', 'shrinking': True}</text:p>
          </table:table-cell>
          <table:table-cell table:style-name="ce3" office:value-type="float" office:value="0.340826074740096" calcext:value-type="float">
            <text:p>0.340826074740096</text:p>
          </table:table-cell>
          <table:table-cell table:style-name="ce3" office:value-type="float" office:value="0.371838111298482" calcext:value-type="float">
            <text:p>0.371838111298482</text:p>
          </table:table-cell>
          <table:table-cell table:style-name="ce3" office:value-type="float" office:value="0.374367622259696" calcext:value-type="float">
            <text:p>0.374367622259696</text:p>
          </table:table-cell>
          <table:table-cell table:style-name="ce3" office:value-type="float" office:value="0.346824058459809" calcext:value-type="float">
            <text:p>0.346824058459809</text:p>
          </table:table-cell>
          <table:table-cell table:style-name="ce3" office:value-type="float" office:value="0.35469364811692" calcext:value-type="float">
            <text:p>0.35469364811692</text:p>
          </table:table-cell>
          <table:table-cell table:style-name="ce3" office:value-type="float" office:value="0.357709902975001" calcext:value-type="float">
            <text:p>0.357709902975001</text:p>
          </table:table-cell>
          <table:table-cell table:style-name="ce3" office:value-type="float" office:value="0.0133397821739564" calcext:value-type="float">
            <text:p>0.0133397821739564</text:p>
          </table:table-cell>
          <table:table-cell table:style-name="ce3"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2" office:value-type="float" office:value="46.7213094234467" calcext:value-type="float">
            <text:p>46.7213094234467</text:p>
          </table:table-cell>
          <table:table-cell table:style-name="ce2" office:value-type="float" office:value="0.891367537751547" calcext:value-type="float">
            <text:p>0.891367537751547</text:p>
          </table:table-cell>
          <table:table-cell table:style-name="ce2" office:value-type="float" office:value="6.44349241256714" calcext:value-type="float">
            <text:p>6.44349241256714</text:p>
          </table:table-cell>
          <table:table-cell table:style-name="ce2" office:value-type="float" office:value="0.21248699463449" calcext:value-type="float">
            <text:p>0.21248699463449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11, 'decision_function_shape': 'ovr', 'degree': 5, 'kernel': 'poly', 'shrinking': False}</text:p>
          </table:table-cell>
          <table:table-cell table:style-name="ce3" office:value-type="float" office:value="0.340826074740096" calcext:value-type="float">
            <text:p>0.340826074740096</text:p>
          </table:table-cell>
          <table:table-cell table:style-name="ce3" office:value-type="float" office:value="0.371838111298482" calcext:value-type="float">
            <text:p>0.371838111298482</text:p>
          </table:table-cell>
          <table:table-cell table:style-name="ce3" office:value-type="float" office:value="0.374367622259696" calcext:value-type="float">
            <text:p>0.374367622259696</text:p>
          </table:table-cell>
          <table:table-cell table:style-name="ce3" office:value-type="float" office:value="0.346824058459809" calcext:value-type="float">
            <text:p>0.346824058459809</text:p>
          </table:table-cell>
          <table:table-cell table:style-name="ce3" office:value-type="float" office:value="0.35469364811692" calcext:value-type="float">
            <text:p>0.35469364811692</text:p>
          </table:table-cell>
          <table:table-cell table:style-name="ce3" office:value-type="float" office:value="0.357709902975001" calcext:value-type="float">
            <text:p>0.357709902975001</text:p>
          </table:table-cell>
          <table:table-cell table:style-name="ce3" office:value-type="float" office:value="0.0133397821739564" calcext:value-type="float">
            <text:p>0.0133397821739564</text:p>
          </table:table-cell>
          <table:table-cell table:style-name="ce3" office:value-type="float" office:value="473" calcext:value-type="float">
            <text:p>473</text:p>
          </table:table-cell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2" office:value-type="float" office:value="48.5845646858215" calcext:value-type="float">
            <text:p>48.5845646858215</text:p>
          </table:table-cell>
          <table:table-cell table:style-name="ce2" office:value-type="float" office:value="0.993712899312648" calcext:value-type="float">
            <text:p>0.993712899312648</text:p>
          </table:table-cell>
          <table:table-cell table:style-name="ce2" office:value-type="float" office:value="6.44923229217529" calcext:value-type="float">
            <text:p>6.44923229217529</text:p>
          </table:table-cell>
          <table:table-cell table:style-name="ce2" office:value-type="float" office:value="0.202807412849921" calcext:value-type="float">
            <text:p>0.202807412849921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11, 'decision_function_shape': 'ovr', 'degree': 6, 'kernel': 'poly', 'shrinking': True}</text:p>
          </table:table-cell>
          <table:table-cell table:style-name="ce3" office:value-type="float" office:value="0.31525709468952" calcext:value-type="float">
            <text:p>0.31525709468952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12254075323215" calcext:value-type="float">
            <text:p>0.312254075323215</text:p>
          </table:table-cell>
          <table:table-cell table:style-name="ce3" office:value-type="float" office:value="0.319280494659921" calcext:value-type="float">
            <text:p>0.319280494659921</text:p>
          </table:table-cell>
          <table:table-cell table:style-name="ce3" office:value-type="float" office:value="0.320836691562974" calcext:value-type="float">
            <text:p>0.320836691562974</text:p>
          </table:table-cell>
          <table:table-cell table:style-name="ce3" office:value-type="float" office:value="0.00695936252529468" calcext:value-type="float">
            <text:p>0.00695936252529468</text:p>
          </table:table-cell>
          <table:table-cell table:style-name="ce3"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2" office:value-type="float" office:value="47.1657579898834" calcext:value-type="float">
            <text:p>47.1657579898834</text:p>
          </table:table-cell>
          <table:table-cell table:style-name="ce2" office:value-type="float" office:value="0.944892233350317" calcext:value-type="float">
            <text:p>0.944892233350317</text:p>
          </table:table-cell>
          <table:table-cell table:style-name="ce2" office:value-type="float" office:value="6.42728176116943" calcext:value-type="float">
            <text:p>6.42728176116943</text:p>
          </table:table-cell>
          <table:table-cell table:style-name="ce2" office:value-type="float" office:value="0.216254621105762" calcext:value-type="float">
            <text:p>0.216254621105762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11, 'decision_function_shape': 'ovr', 'degree': 6, 'kernel': 'poly', 'shrinking': False}</text:p>
          </table:table-cell>
          <table:table-cell table:style-name="ce3" office:value-type="float" office:value="0.31525709468952" calcext:value-type="float">
            <text:p>0.31525709468952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12254075323215" calcext:value-type="float">
            <text:p>0.312254075323215</text:p>
          </table:table-cell>
          <table:table-cell table:style-name="ce3" office:value-type="float" office:value="0.319280494659921" calcext:value-type="float">
            <text:p>0.319280494659921</text:p>
          </table:table-cell>
          <table:table-cell table:style-name="ce3" office:value-type="float" office:value="0.320836691562974" calcext:value-type="float">
            <text:p>0.320836691562974</text:p>
          </table:table-cell>
          <table:table-cell table:style-name="ce3" office:value-type="float" office:value="0.00695936252529468" calcext:value-type="float">
            <text:p>0.00695936252529468</text:p>
          </table:table-cell>
          <table:table-cell table:style-name="ce3" office:value-type="float" office:value="533" calcext:value-type="float">
            <text:p>533</text:p>
          </table:table-cell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48.2658142089844" calcext:value-type="float">
            <text:p>48.2658142089844</text:p>
          </table:table-cell>
          <table:table-cell table:style-name="ce2" office:value-type="float" office:value="0.990861587717226" calcext:value-type="float">
            <text:p>0.990861587717226</text:p>
          </table:table-cell>
          <table:table-cell table:style-name="ce2" office:value-type="float" office:value="6.40380744934082" calcext:value-type="float">
            <text:p>6.40380744934082</text:p>
          </table:table-cell>
          <table:table-cell table:style-name="ce2" office:value-type="float" office:value="0.220157037983604" calcext:value-type="float">
            <text:p>0.220157037983604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11, 'decision_function_shape': 'ovr', 'degree': 7, 'kernel': 'poly', 'shrinking': True}</text:p>
          </table:table-cell>
          <table:table-cell table:style-name="ce3" office:value-type="float" office:value="0.30429896038213" calcext:value-type="float">
            <text:p>0.30429896038213</text:p>
          </table:table-cell>
          <table:table-cell table:style-name="ce3" office:value-type="float" office:value="0.310286677908938" calcext:value-type="float">
            <text:p>0.310286677908938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304103428892636" calcext:value-type="float">
            <text:p>0.304103428892636</text:p>
          </table:table-cell>
          <table:table-cell table:style-name="ce3" office:value-type="float" office:value="0.304760860092165" calcext:value-type="float">
            <text:p>0.304760860092165</text:p>
          </table:table-cell>
          <table:table-cell table:style-name="ce3" office:value-type="float" office:value="0.00373314100358306" calcext:value-type="float">
            <text:p>0.00373314100358306</text:p>
          </table:table-cell>
          <table:table-cell table:style-name="ce3"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2" office:value-type="float" office:value="46.9349568367004" calcext:value-type="float">
            <text:p>46.9349568367004</text:p>
          </table:table-cell>
          <table:table-cell table:style-name="ce2" office:value-type="float" office:value="1.03978081263141" calcext:value-type="float">
            <text:p>1.03978081263141</text:p>
          </table:table-cell>
          <table:table-cell table:style-name="ce2" office:value-type="float" office:value="6.48822927474976" calcext:value-type="float">
            <text:p>6.48822927474976</text:p>
          </table:table-cell>
          <table:table-cell table:style-name="ce2" office:value-type="float" office:value="0.17810392445616" calcext:value-type="float">
            <text:p>0.17810392445616</text:p>
          </table:table-cell>
          <table:table-cell table:style-name="ce2" office:value-type="float" office:value="1.11000001430511" calcext:value-type="float">
            <text:p>1.1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11, 'decision_function_shape': 'ovr', 'degree': 7, 'kernel': 'poly', 'shrinking': False}</text:p>
          </table:table-cell>
          <table:table-cell table:style-name="ce3" office:value-type="float" office:value="0.30429896038213" calcext:value-type="float">
            <text:p>0.30429896038213</text:p>
          </table:table-cell>
          <table:table-cell table:style-name="ce3" office:value-type="float" office:value="0.310286677908938" calcext:value-type="float">
            <text:p>0.310286677908938</text:p>
          </table:table-cell>
          <table:table-cell table:style-name="ce3" office:value-type="float" office:value="0.306351883080382" calcext:value-type="float">
            <text:p>0.306351883080382</text:p>
          </table:table-cell>
          <table:table-cell table:style-name="ce3" office:value-type="float" office:value="0.29876335019674" calcext:value-type="float">
            <text:p>0.29876335019674</text:p>
          </table:table-cell>
          <table:table-cell table:style-name="ce3" office:value-type="float" office:value="0.304103428892636" calcext:value-type="float">
            <text:p>0.304103428892636</text:p>
          </table:table-cell>
          <table:table-cell table:style-name="ce3" office:value-type="float" office:value="0.304760860092165" calcext:value-type="float">
            <text:p>0.304760860092165</text:p>
          </table:table-cell>
          <table:table-cell table:style-name="ce3" office:value-type="float" office:value="0.00373314100358306" calcext:value-type="float">
            <text:p>0.00373314100358306</text:p>
          </table:table-cell>
          <table:table-cell table:style-name="ce3"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2" office:value-type="float" office:value="41.0550908565521" calcext:value-type="float">
            <text:p>41.0550908565521</text:p>
          </table:table-cell>
          <table:table-cell table:style-name="ce2" office:value-type="float" office:value="1.00191650096187" calcext:value-type="float">
            <text:p>1.00191650096187</text:p>
          </table:table-cell>
          <table:table-cell table:style-name="ce2" office:value-type="float" office:value="5.37119512557983" calcext:value-type="float">
            <text:p>5.37119512557983</text:p>
          </table:table-cell>
          <table:table-cell table:style-name="ce2" office:value-type="float" office:value="0.152577350644585" calcext:value-type="float">
            <text:p>0.152577350644585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21, 'decision_function_shape': 'ovo', 'degree': 2, 'kernel': 'poly', 'shrinking': True}</text:p>
          </table:table-cell>
          <table:table-cell table:style-name="ce3" office:value-type="float" office:value="0.664231525709469" calcext:value-type="float">
            <text:p>0.664231525709469</text:p>
          </table:table-cell>
          <table:table-cell table:style-name="ce3" office:value-type="float" office:value="0.745643620011242" calcext:value-type="float">
            <text:p>0.745643620011242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1163575042159" calcext:value-type="float">
            <text:p>0.671163575042159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09968283781579" calcext:value-type="float">
            <text:p>0.709968283781579</text:p>
          </table:table-cell>
          <table:table-cell table:style-name="ce3" office:value-type="float" office:value="0.0427007715580261" calcext:value-type="float">
            <text:p>0.0427007715580261</text:p>
          </table:table-cell>
          <table:table-cell table:style-name="ce3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2" office:value-type="float" office:value="33.6751613140106" calcext:value-type="float">
            <text:p>33.6751613140106</text:p>
          </table:table-cell>
          <table:table-cell table:style-name="ce2" office:value-type="float" office:value="0.768155421471316" calcext:value-type="float">
            <text:p>0.768155421471316</text:p>
          </table:table-cell>
          <table:table-cell table:style-name="ce2" office:value-type="float" office:value="5.38204741477966" calcext:value-type="float">
            <text:p>5.38204741477966</text:p>
          </table:table-cell>
          <table:table-cell table:style-name="ce2" office:value-type="float" office:value="0.154868144873863" calcext:value-type="float">
            <text:p>0.15486814487386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21, 'decision_function_shape': 'ovo', 'degree': 2, 'kernel': 'poly', 'shrinking': False}</text:p>
          </table:table-cell>
          <table:table-cell table:style-name="ce3" office:value-type="float" office:value="0.664231525709469" calcext:value-type="float">
            <text:p>0.664231525709469</text:p>
          </table:table-cell>
          <table:table-cell table:style-name="ce3" office:value-type="float" office:value="0.745643620011242" calcext:value-type="float">
            <text:p>0.745643620011242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1163575042159" calcext:value-type="float">
            <text:p>0.671163575042159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09968283781579" calcext:value-type="float">
            <text:p>0.709968283781579</text:p>
          </table:table-cell>
          <table:table-cell table:style-name="ce3" office:value-type="float" office:value="0.0427007715580261" calcext:value-type="float">
            <text:p>0.0427007715580261</text:p>
          </table:table-cell>
          <table:table-cell table:style-name="ce3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2" office:value-type="float" office:value="46.3048729419708" calcext:value-type="float">
            <text:p>46.3048729419708</text:p>
          </table:table-cell>
          <table:table-cell table:style-name="ce2" office:value-type="float" office:value="0.892385712331853" calcext:value-type="float">
            <text:p>0.892385712331853</text:p>
          </table:table-cell>
          <table:table-cell table:style-name="ce2" office:value-type="float" office:value="6.01315937042236" calcext:value-type="float">
            <text:p>6.01315937042236</text:p>
          </table:table-cell>
          <table:table-cell table:style-name="ce2" office:value-type="float" office:value="0.252192915066596" calcext:value-type="float">
            <text:p>0.25219291506659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21, 'decision_function_shape': 'ovo', 'degree': 3, 'kernel': 'poly', 'shrinking': True}</text:p>
          </table:table-cell>
          <table:table-cell table:style-name="ce3" office:value-type="float" office:value="0.538353470075864" calcext:value-type="float">
            <text:p>0.538353470075864</text:p>
          </table:table-cell>
          <table:table-cell table:style-name="ce3" office:value-type="float" office:value="0.629848229342327" calcext:value-type="float">
            <text:p>0.629848229342327</text:p>
          </table:table-cell>
          <table:table-cell table:style-name="ce3" office:value-type="float" office:value="0.659921304103429" calcext:value-type="float">
            <text:p>0.659921304103429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6683530073075" calcext:value-type="float">
            <text:p>0.596683530073075</text:p>
          </table:table-cell>
          <table:table-cell table:style-name="ce3" office:value-type="float" office:value="0.60115017687071" calcext:value-type="float">
            <text:p>0.60115017687071</text:p>
          </table:table-cell>
          <table:table-cell table:style-name="ce3" office:value-type="float" office:value="0.0415915287976371" calcext:value-type="float">
            <text:p>0.0415915287976371</text:p>
          </table:table-cell>
          <table:table-cell table:style-name="ce3"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office:value-type="float" office:value="42.0952334880829" calcext:value-type="float">
            <text:p>42.0952334880829</text:p>
          </table:table-cell>
          <table:table-cell table:style-name="ce2" office:value-type="float" office:value="0.654492012807979" calcext:value-type="float">
            <text:p>0.654492012807979</text:p>
          </table:table-cell>
          <table:table-cell table:style-name="ce2" office:value-type="float" office:value="6.01731691360474" calcext:value-type="float">
            <text:p>6.01731691360474</text:p>
          </table:table-cell>
          <table:table-cell table:style-name="ce2" office:value-type="float" office:value="0.187202893101408" calcext:value-type="float">
            <text:p>0.187202893101408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21, 'decision_function_shape': 'ovo', 'degree': 3, 'kernel': 'poly', 'shrinking': False}</text:p>
          </table:table-cell>
          <table:table-cell table:style-name="ce3" office:value-type="float" office:value="0.538353470075864" calcext:value-type="float">
            <text:p>0.538353470075864</text:p>
          </table:table-cell>
          <table:table-cell table:style-name="ce3" office:value-type="float" office:value="0.629848229342327" calcext:value-type="float">
            <text:p>0.629848229342327</text:p>
          </table:table-cell>
          <table:table-cell table:style-name="ce3" office:value-type="float" office:value="0.659921304103429" calcext:value-type="float">
            <text:p>0.659921304103429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6683530073075" calcext:value-type="float">
            <text:p>0.596683530073075</text:p>
          </table:table-cell>
          <table:table-cell table:style-name="ce3" office:value-type="float" office:value="0.60115017687071" calcext:value-type="float">
            <text:p>0.60115017687071</text:p>
          </table:table-cell>
          <table:table-cell table:style-name="ce3" office:value-type="float" office:value="0.0415915287976371" calcext:value-type="float">
            <text:p>0.0415915287976371</text:p>
          </table:table-cell>
          <table:table-cell table:style-name="ce3"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2" office:value-type="float" office:value="47.5688811779022" calcext:value-type="float">
            <text:p>47.5688811779022</text:p>
          </table:table-cell>
          <table:table-cell table:style-name="ce2" office:value-type="float" office:value="0.734799542850866" calcext:value-type="float">
            <text:p>0.734799542850866</text:p>
          </table:table-cell>
          <table:table-cell table:style-name="ce2" office:value-type="float" office:value="6.20425758361816" calcext:value-type="float">
            <text:p>6.20425758361816</text:p>
          </table:table-cell>
          <table:table-cell table:style-name="ce2" office:value-type="float" office:value="0.22498541918512" calcext:value-type="float">
            <text:p>0.22498541918512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21, 'decision_function_shape': 'ovo', 'degree': 4, 'kernel': 'poly', 'shrinking': True}</text:p>
          </table:table-cell>
          <table:table-cell table:style-name="ce3" office:value-type="float" office:value="0.406574880584434" calcext:value-type="float">
            <text:p>0.406574880584434</text:p>
          </table:table-cell>
          <table:table-cell table:style-name="ce3" office:value-type="float" office:value="0.470489038785835" calcext:value-type="float">
            <text:p>0.470489038785835</text:p>
          </table:table-cell>
          <table:table-cell table:style-name="ce3" office:value-type="float" office:value="0.48088813940416" calcext:value-type="float">
            <text:p>0.48088813940416</text:p>
          </table:table-cell>
          <table:table-cell table:style-name="ce3" office:value-type="float" office:value="0.429173693086003" calcext:value-type="float">
            <text:p>0.429173693086003</text:p>
          </table:table-cell>
          <table:table-cell table:style-name="ce3" office:value-type="float" office:value="0.434794828555368" calcext:value-type="float">
            <text:p>0.434794828555368</text:p>
          </table:table-cell>
          <table:table-cell table:style-name="ce3" office:value-type="float" office:value="0.44438411608316" calcext:value-type="float">
            <text:p>0.44438411608316</text:p>
          </table:table-cell>
          <table:table-cell table:style-name="ce3" office:value-type="float" office:value="0.0274476243051159" calcext:value-type="float">
            <text:p>0.0274476243051159</text:p>
          </table:table-cell>
          <table:table-cell table:style-name="ce3"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2" office:value-type="float" office:value="45.9206432342529" calcext:value-type="float">
            <text:p>45.9206432342529</text:p>
          </table:table-cell>
          <table:table-cell table:style-name="ce2" office:value-type="float" office:value="0.925441787183158" calcext:value-type="float">
            <text:p>0.925441787183158</text:p>
          </table:table-cell>
          <table:table-cell table:style-name="ce2" office:value-type="float" office:value="6.32862725257874" calcext:value-type="float">
            <text:p>6.32862725257874</text:p>
          </table:table-cell>
          <table:table-cell table:style-name="ce2" office:value-type="float" office:value="0.232381095562925" calcext:value-type="float">
            <text:p>0.232381095562925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21, 'decision_function_shape': 'ovo', 'degree': 4, 'kernel': 'poly', 'shrinking': False}</text:p>
          </table:table-cell>
          <table:table-cell table:style-name="ce3" office:value-type="float" office:value="0.406574880584434" calcext:value-type="float">
            <text:p>0.406574880584434</text:p>
          </table:table-cell>
          <table:table-cell table:style-name="ce3" office:value-type="float" office:value="0.470489038785835" calcext:value-type="float">
            <text:p>0.470489038785835</text:p>
          </table:table-cell>
          <table:table-cell table:style-name="ce3" office:value-type="float" office:value="0.48088813940416" calcext:value-type="float">
            <text:p>0.48088813940416</text:p>
          </table:table-cell>
          <table:table-cell table:style-name="ce3" office:value-type="float" office:value="0.429173693086003" calcext:value-type="float">
            <text:p>0.429173693086003</text:p>
          </table:table-cell>
          <table:table-cell table:style-name="ce3" office:value-type="float" office:value="0.434794828555368" calcext:value-type="float">
            <text:p>0.434794828555368</text:p>
          </table:table-cell>
          <table:table-cell table:style-name="ce3" office:value-type="float" office:value="0.44438411608316" calcext:value-type="float">
            <text:p>0.44438411608316</text:p>
          </table:table-cell>
          <table:table-cell table:style-name="ce3" office:value-type="float" office:value="0.0274476243051159" calcext:value-type="float">
            <text:p>0.0274476243051159</text:p>
          </table:table-cell>
          <table:table-cell table:style-name="ce3"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2" office:value-type="float" office:value="48.2386605739594" calcext:value-type="float">
            <text:p>48.2386605739594</text:p>
          </table:table-cell>
          <table:table-cell table:style-name="ce2" office:value-type="float" office:value="0.890345557893794" calcext:value-type="float">
            <text:p>0.890345557893794</text:p>
          </table:table-cell>
          <table:table-cell table:style-name="ce2" office:value-type="float" office:value="6.48006539344788" calcext:value-type="float">
            <text:p>6.48006539344788</text:p>
          </table:table-cell>
          <table:table-cell table:style-name="ce2" office:value-type="float" office:value="0.232910557306169" calcext:value-type="float">
            <text:p>0.232910557306169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21, 'decision_function_shape': 'ovo', 'degree': 5, 'kernel': 'poly', 'shrinking': True}</text:p>
          </table:table-cell>
          <table:table-cell table:style-name="ce3" office:value-type="float" office:value="0.345602697386906" calcext:value-type="float">
            <text:p>0.345602697386906</text:p>
          </table:table-cell>
          <table:table-cell table:style-name="ce3" office:value-type="float" office:value="0.380550871275998" calcext:value-type="float">
            <text:p>0.380550871275998</text:p>
          </table:table-cell>
          <table:table-cell table:style-name="ce3" office:value-type="float" office:value="0.382799325463744" calcext:value-type="float">
            <text:p>0.382799325463744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0314783586284" calcext:value-type="float">
            <text:p>0.360314783586284</text:p>
          </table:table-cell>
          <table:table-cell table:style-name="ce3" office:value-type="float" office:value="0.364679842456583" calcext:value-type="float">
            <text:p>0.364679842456583</text:p>
          </table:table-cell>
          <table:table-cell table:style-name="ce3" office:value-type="float" office:value="0.0146592170490422" calcext:value-type="float">
            <text:p>0.0146592170490422</text:p>
          </table:table-cell>
          <table:table-cell table:style-name="ce3"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2" office:value-type="float" office:value="46.4735357761383" calcext:value-type="float">
            <text:p>46.4735357761383</text:p>
          </table:table-cell>
          <table:table-cell table:style-name="ce2" office:value-type="float" office:value="0.932141981875524" calcext:value-type="float">
            <text:p>0.932141981875524</text:p>
          </table:table-cell>
          <table:table-cell table:style-name="ce2" office:value-type="float" office:value="6.46056513786316" calcext:value-type="float">
            <text:p>6.46056513786316</text:p>
          </table:table-cell>
          <table:table-cell table:style-name="ce2" office:value-type="float" office:value="0.210392712663591" calcext:value-type="float">
            <text:p>0.210392712663591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21, 'decision_function_shape': 'ovo', 'degree': 5, 'kernel': 'poly', 'shrinking': False}</text:p>
          </table:table-cell>
          <table:table-cell table:style-name="ce3" office:value-type="float" office:value="0.345602697386906" calcext:value-type="float">
            <text:p>0.345602697386906</text:p>
          </table:table-cell>
          <table:table-cell table:style-name="ce3" office:value-type="float" office:value="0.380550871275998" calcext:value-type="float">
            <text:p>0.380550871275998</text:p>
          </table:table-cell>
          <table:table-cell table:style-name="ce3" office:value-type="float" office:value="0.382799325463744" calcext:value-type="float">
            <text:p>0.382799325463744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0314783586284" calcext:value-type="float">
            <text:p>0.360314783586284</text:p>
          </table:table-cell>
          <table:table-cell table:style-name="ce3" office:value-type="float" office:value="0.364679842456583" calcext:value-type="float">
            <text:p>0.364679842456583</text:p>
          </table:table-cell>
          <table:table-cell table:style-name="ce3" office:value-type="float" office:value="0.0146592170490422" calcext:value-type="float">
            <text:p>0.0146592170490422</text:p>
          </table:table-cell>
          <table:table-cell table:style-name="ce3"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2" office:value-type="float" office:value="47.940895318985" calcext:value-type="float">
            <text:p>47.940895318985</text:p>
          </table:table-cell>
          <table:table-cell table:style-name="ce2" office:value-type="float" office:value="0.610114062351841" calcext:value-type="float">
            <text:p>0.610114062351841</text:p>
          </table:table-cell>
          <table:table-cell table:style-name="ce2" office:value-type="float" office:value="6.41863293647766" calcext:value-type="float">
            <text:p>6.41863293647766</text:p>
          </table:table-cell>
          <table:table-cell table:style-name="ce2" office:value-type="float" office:value="0.242599004091827" calcext:value-type="float">
            <text:p>0.242599004091827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21, 'decision_function_shape': 'ovo', 'degree': 6, 'kernel': 'poly', 'shrinking': True}</text:p>
          </table:table-cell>
          <table:table-cell table:style-name="ce3" office:value-type="float" office:value="0.320876650744591" calcext:value-type="float">
            <text:p>0.320876650744591</text:p>
          </table:table-cell>
          <table:table-cell table:style-name="ce3" office:value-type="float" office:value="0.335862844294548" calcext:value-type="float">
            <text:p>0.335862844294548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23496346261945" calcext:value-type="float">
            <text:p>0.323496346261945</text:p>
          </table:table-cell>
          <table:table-cell table:style-name="ce3" office:value-type="float" office:value="0.325445706764995" calcext:value-type="float">
            <text:p>0.325445706764995</text:p>
          </table:table-cell>
          <table:table-cell table:style-name="ce3" office:value-type="float" office:value="0.00715492430416985" calcext:value-type="float">
            <text:p>0.00715492430416985</text:p>
          </table:table-cell>
          <table:table-cell table:style-name="ce3"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2" office:value-type="float" office:value="47.097126531601" calcext:value-type="float">
            <text:p>47.097126531601</text:p>
          </table:table-cell>
          <table:table-cell table:style-name="ce2" office:value-type="float" office:value="1.23977283417858" calcext:value-type="float">
            <text:p>1.23977283417858</text:p>
          </table:table-cell>
          <table:table-cell table:style-name="ce2" office:value-type="float" office:value="6.48130235671997" calcext:value-type="float">
            <text:p>6.48130235671997</text:p>
          </table:table-cell>
          <table:table-cell table:style-name="ce2" office:value-type="float" office:value="0.158072974792991" calcext:value-type="float">
            <text:p>0.158072974792991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21, 'decision_function_shape': 'ovo', 'degree': 6, 'kernel': 'poly', 'shrinking': False}</text:p>
          </table:table-cell>
          <table:table-cell table:style-name="ce3" office:value-type="float" office:value="0.320876650744591" calcext:value-type="float">
            <text:p>0.320876650744591</text:p>
          </table:table-cell>
          <table:table-cell table:style-name="ce3" office:value-type="float" office:value="0.335862844294548" calcext:value-type="float">
            <text:p>0.335862844294548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23496346261945" calcext:value-type="float">
            <text:p>0.323496346261945</text:p>
          </table:table-cell>
          <table:table-cell table:style-name="ce3" office:value-type="float" office:value="0.325445706764995" calcext:value-type="float">
            <text:p>0.325445706764995</text:p>
          </table:table-cell>
          <table:table-cell table:style-name="ce3" office:value-type="float" office:value="0.00715492430416985" calcext:value-type="float">
            <text:p>0.00715492430416985</text:p>
          </table:table-cell>
          <table:table-cell table:style-name="ce3"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2" office:value-type="float" office:value="47.9124574184418" calcext:value-type="float">
            <text:p>47.9124574184418</text:p>
          </table:table-cell>
          <table:table-cell table:style-name="ce2" office:value-type="float" office:value="1.1803008589877" calcext:value-type="float">
            <text:p>1.1803008589877</text:p>
          </table:table-cell>
          <table:table-cell table:style-name="ce2" office:value-type="float" office:value="6.43467974662781" calcext:value-type="float">
            <text:p>6.43467974662781</text:p>
          </table:table-cell>
          <table:table-cell table:style-name="ce2" office:value-type="float" office:value="0.199544528577728" calcext:value-type="float">
            <text:p>0.199544528577728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21, 'decision_function_shape': 'ovo', 'degree': 7, 'kernel': 'poly', 'shrinking': True}</text:p>
          </table:table-cell>
          <table:table-cell table:style-name="ce3" office:value-type="float" office:value="0.306265805001405" calcext:value-type="float">
            <text:p>0.306265805001405</text:p>
          </table:table-cell>
          <table:table-cell table:style-name="ce3" office:value-type="float" office:value="0.315345699831366" calcext:value-type="float">
            <text:p>0.315345699831366</text:p>
          </table:table-cell>
          <table:table-cell table:style-name="ce3" office:value-type="float" office:value="0.310848791455874" calcext:value-type="float">
            <text:p>0.310848791455874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5508712759978" calcext:value-type="float">
            <text:p>0.305508712759978</text:p>
          </table:table-cell>
          <table:table-cell table:style-name="ce3" office:value-type="float" office:value="0.308021008105396" calcext:value-type="float">
            <text:p>0.308021008105396</text:p>
          </table:table-cell>
          <table:table-cell table:style-name="ce3" office:value-type="float" office:value="0.00459723358765642" calcext:value-type="float">
            <text:p>0.00459723358765642</text:p>
          </table:table-cell>
          <table:table-cell table:style-name="ce3"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2" office:value-type="float" office:value="47.0890534877777" calcext:value-type="float">
            <text:p>47.0890534877777</text:p>
          </table:table-cell>
          <table:table-cell table:style-name="ce2" office:value-type="float" office:value="0.99136313793204" calcext:value-type="float">
            <text:p>0.99136313793204</text:p>
          </table:table-cell>
          <table:table-cell table:style-name="ce2" office:value-type="float" office:value="6.42599000930786" calcext:value-type="float">
            <text:p>6.42599000930786</text:p>
          </table:table-cell>
          <table:table-cell table:style-name="ce2" office:value-type="float" office:value="0.191474744006812" calcext:value-type="float">
            <text:p>0.191474744006812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21, 'decision_function_shape': 'ovo', 'degree': 7, 'kernel': 'poly', 'shrinking': False}</text:p>
          </table:table-cell>
          <table:table-cell table:style-name="ce3" office:value-type="float" office:value="0.306265805001405" calcext:value-type="float">
            <text:p>0.306265805001405</text:p>
          </table:table-cell>
          <table:table-cell table:style-name="ce3" office:value-type="float" office:value="0.315345699831366" calcext:value-type="float">
            <text:p>0.315345699831366</text:p>
          </table:table-cell>
          <table:table-cell table:style-name="ce3" office:value-type="float" office:value="0.310848791455874" calcext:value-type="float">
            <text:p>0.310848791455874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5508712759978" calcext:value-type="float">
            <text:p>0.305508712759978</text:p>
          </table:table-cell>
          <table:table-cell table:style-name="ce3" office:value-type="float" office:value="0.308021008105396" calcext:value-type="float">
            <text:p>0.308021008105396</text:p>
          </table:table-cell>
          <table:table-cell table:style-name="ce3" office:value-type="float" office:value="0.00459723358765642" calcext:value-type="float">
            <text:p>0.00459723358765642</text:p>
          </table:table-cell>
          <table:table-cell table:style-name="ce3"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41.1054526329041" calcext:value-type="float">
            <text:p>41.1054526329041</text:p>
          </table:table-cell>
          <table:table-cell table:style-name="ce2" office:value-type="float" office:value="0.773857513618602" calcext:value-type="float">
            <text:p>0.773857513618602</text:p>
          </table:table-cell>
          <table:table-cell table:style-name="ce2" office:value-type="float" office:value="5.37737307548523" calcext:value-type="float">
            <text:p>5.37737307548523</text:p>
          </table:table-cell>
          <table:table-cell table:style-name="ce2" office:value-type="float" office:value="0.181693740335984" calcext:value-type="float">
            <text:p>0.181693740335984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21, 'decision_function_shape': 'ovr', 'degree': 2, 'kernel': 'poly', 'shrinking': True}</text:p>
          </table:table-cell>
          <table:table-cell table:style-name="ce3" office:value-type="float" office:value="0.664231525709469" calcext:value-type="float">
            <text:p>0.664231525709469</text:p>
          </table:table-cell>
          <table:table-cell table:style-name="ce3" office:value-type="float" office:value="0.745643620011242" calcext:value-type="float">
            <text:p>0.745643620011242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1163575042159" calcext:value-type="float">
            <text:p>0.671163575042159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09968283781579" calcext:value-type="float">
            <text:p>0.709968283781579</text:p>
          </table:table-cell>
          <table:table-cell table:style-name="ce3" office:value-type="float" office:value="0.0427007715580261" calcext:value-type="float">
            <text:p>0.0427007715580261</text:p>
          </table:table-cell>
          <table:table-cell table:style-name="ce3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2" office:value-type="float" office:value="33.4898530483246" calcext:value-type="float">
            <text:p>33.4898530483246</text:p>
          </table:table-cell>
          <table:table-cell table:style-name="ce2" office:value-type="float" office:value="0.765108104377997" calcext:value-type="float">
            <text:p>0.765108104377997</text:p>
          </table:table-cell>
          <table:table-cell table:style-name="ce2" office:value-type="float" office:value="5.32626900672913" calcext:value-type="float">
            <text:p>5.32626900672913</text:p>
          </table:table-cell>
          <table:table-cell table:style-name="ce2" office:value-type="float" office:value="0.154339183608783" calcext:value-type="float">
            <text:p>0.15433918360878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21, 'decision_function_shape': 'ovr', 'degree': 2, 'kernel': 'poly', 'shrinking': False}</text:p>
          </table:table-cell>
          <table:table-cell table:style-name="ce3" office:value-type="float" office:value="0.664231525709469" calcext:value-type="float">
            <text:p>0.664231525709469</text:p>
          </table:table-cell>
          <table:table-cell table:style-name="ce3" office:value-type="float" office:value="0.745643620011242" calcext:value-type="float">
            <text:p>0.745643620011242</text:p>
          </table:table-cell>
          <table:table-cell table:style-name="ce3" office:value-type="float" office:value="0.773468240584598" calcext:value-type="float">
            <text:p>0.773468240584598</text:p>
          </table:table-cell>
          <table:table-cell table:style-name="ce3" office:value-type="float" office:value="0.671163575042159" calcext:value-type="float">
            <text:p>0.671163575042159</text:p>
          </table:table-cell>
          <table:table-cell table:style-name="ce3" office:value-type="float" office:value="0.695334457560427" calcext:value-type="float">
            <text:p>0.695334457560427</text:p>
          </table:table-cell>
          <table:table-cell table:style-name="ce3" office:value-type="float" office:value="0.709968283781579" calcext:value-type="float">
            <text:p>0.709968283781579</text:p>
          </table:table-cell>
          <table:table-cell table:style-name="ce3" office:value-type="float" office:value="0.0427007715580261" calcext:value-type="float">
            <text:p>0.0427007715580261</text:p>
          </table:table-cell>
          <table:table-cell table:style-name="ce3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2" office:value-type="float" office:value="46.1440380096436" calcext:value-type="float">
            <text:p>46.1440380096436</text:p>
          </table:table-cell>
          <table:table-cell table:style-name="ce2" office:value-type="float" office:value="1.05113395717308" calcext:value-type="float">
            <text:p>1.05113395717308</text:p>
          </table:table-cell>
          <table:table-cell table:style-name="ce2" office:value-type="float" office:value="5.91733727455139" calcext:value-type="float">
            <text:p>5.91733727455139</text:p>
          </table:table-cell>
          <table:table-cell table:style-name="ce2" office:value-type="float" office:value="0.19275751613883" calcext:value-type="float">
            <text:p>0.1927575161388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21, 'decision_function_shape': 'ovr', 'degree': 3, 'kernel': 'poly', 'shrinking': True}</text:p>
          </table:table-cell>
          <table:table-cell table:style-name="ce3" office:value-type="float" office:value="0.538353470075864" calcext:value-type="float">
            <text:p>0.538353470075864</text:p>
          </table:table-cell>
          <table:table-cell table:style-name="ce3" office:value-type="float" office:value="0.629848229342327" calcext:value-type="float">
            <text:p>0.629848229342327</text:p>
          </table:table-cell>
          <table:table-cell table:style-name="ce3" office:value-type="float" office:value="0.659921304103429" calcext:value-type="float">
            <text:p>0.659921304103429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6683530073075" calcext:value-type="float">
            <text:p>0.596683530073075</text:p>
          </table:table-cell>
          <table:table-cell table:style-name="ce3" office:value-type="float" office:value="0.60115017687071" calcext:value-type="float">
            <text:p>0.60115017687071</text:p>
          </table:table-cell>
          <table:table-cell table:style-name="ce3" office:value-type="float" office:value="0.0415915287976371" calcext:value-type="float">
            <text:p>0.0415915287976371</text:p>
          </table:table-cell>
          <table:table-cell table:style-name="ce3"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2" office:value-type="float" office:value="42.1857810974121" calcext:value-type="float">
            <text:p>42.1857810974121</text:p>
          </table:table-cell>
          <table:table-cell table:style-name="ce2" office:value-type="float" office:value="0.889710792567236" calcext:value-type="float">
            <text:p>0.889710792567236</text:p>
          </table:table-cell>
          <table:table-cell table:style-name="ce2" office:value-type="float" office:value="6.02713742256165" calcext:value-type="float">
            <text:p>6.02713742256165</text:p>
          </table:table-cell>
          <table:table-cell table:style-name="ce2" office:value-type="float" office:value="0.211876701328736" calcext:value-type="float">
            <text:p>0.21187670132873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21, 'decision_function_shape': 'ovr', 'degree': 3, 'kernel': 'poly', 'shrinking': False}</text:p>
          </table:table-cell>
          <table:table-cell table:style-name="ce3" office:value-type="float" office:value="0.538353470075864" calcext:value-type="float">
            <text:p>0.538353470075864</text:p>
          </table:table-cell>
          <table:table-cell table:style-name="ce3" office:value-type="float" office:value="0.629848229342327" calcext:value-type="float">
            <text:p>0.629848229342327</text:p>
          </table:table-cell>
          <table:table-cell table:style-name="ce3" office:value-type="float" office:value="0.659921304103429" calcext:value-type="float">
            <text:p>0.659921304103429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6683530073075" calcext:value-type="float">
            <text:p>0.596683530073075</text:p>
          </table:table-cell>
          <table:table-cell table:style-name="ce3" office:value-type="float" office:value="0.60115017687071" calcext:value-type="float">
            <text:p>0.60115017687071</text:p>
          </table:table-cell>
          <table:table-cell table:style-name="ce3" office:value-type="float" office:value="0.0415915287976371" calcext:value-type="float">
            <text:p>0.0415915287976371</text:p>
          </table:table-cell>
          <table:table-cell table:style-name="ce3"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2" office:value-type="float" office:value="47.9823311805725" calcext:value-type="float">
            <text:p>47.9823311805725</text:p>
          </table:table-cell>
          <table:table-cell table:style-name="ce2" office:value-type="float" office:value="0.840216303350929" calcext:value-type="float">
            <text:p>0.840216303350929</text:p>
          </table:table-cell>
          <table:table-cell table:style-name="ce2" office:value-type="float" office:value="6.28780741691589" calcext:value-type="float">
            <text:p>6.28780741691589</text:p>
          </table:table-cell>
          <table:table-cell table:style-name="ce2" office:value-type="float" office:value="0.209963014838481" calcext:value-type="float">
            <text:p>0.209963014838481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21, 'decision_function_shape': 'ovr', 'degree': 4, 'kernel': 'poly', 'shrinking': True}</text:p>
          </table:table-cell>
          <table:table-cell table:style-name="ce3" office:value-type="float" office:value="0.406574880584434" calcext:value-type="float">
            <text:p>0.406574880584434</text:p>
          </table:table-cell>
          <table:table-cell table:style-name="ce3" office:value-type="float" office:value="0.470489038785835" calcext:value-type="float">
            <text:p>0.470489038785835</text:p>
          </table:table-cell>
          <table:table-cell table:style-name="ce3" office:value-type="float" office:value="0.48088813940416" calcext:value-type="float">
            <text:p>0.48088813940416</text:p>
          </table:table-cell>
          <table:table-cell table:style-name="ce3" office:value-type="float" office:value="0.429173693086003" calcext:value-type="float">
            <text:p>0.429173693086003</text:p>
          </table:table-cell>
          <table:table-cell table:style-name="ce3" office:value-type="float" office:value="0.434794828555368" calcext:value-type="float">
            <text:p>0.434794828555368</text:p>
          </table:table-cell>
          <table:table-cell table:style-name="ce3" office:value-type="float" office:value="0.44438411608316" calcext:value-type="float">
            <text:p>0.44438411608316</text:p>
          </table:table-cell>
          <table:table-cell table:style-name="ce3" office:value-type="float" office:value="0.0274476243051159" calcext:value-type="float">
            <text:p>0.0274476243051159</text:p>
          </table:table-cell>
          <table:table-cell table:style-name="ce3"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2" office:value-type="float" office:value="45.7383968830109" calcext:value-type="float">
            <text:p>45.7383968830109</text:p>
          </table:table-cell>
          <table:table-cell table:style-name="ce2" office:value-type="float" office:value="0.683180061103361" calcext:value-type="float">
            <text:p>0.683180061103361</text:p>
          </table:table-cell>
          <table:table-cell table:style-name="ce2" office:value-type="float" office:value="6.27481536865234" calcext:value-type="float">
            <text:p>6.27481536865234</text:p>
          </table:table-cell>
          <table:table-cell table:style-name="ce2" office:value-type="float" office:value="0.232842558782476" calcext:value-type="float">
            <text:p>0.23284255878247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21, 'decision_function_shape': 'ovr', 'degree': 4, 'kernel': 'poly', 'shrinking': False}</text:p>
          </table:table-cell>
          <table:table-cell table:style-name="ce3" office:value-type="float" office:value="0.406574880584434" calcext:value-type="float">
            <text:p>0.406574880584434</text:p>
          </table:table-cell>
          <table:table-cell table:style-name="ce3" office:value-type="float" office:value="0.470489038785835" calcext:value-type="float">
            <text:p>0.470489038785835</text:p>
          </table:table-cell>
          <table:table-cell table:style-name="ce3" office:value-type="float" office:value="0.48088813940416" calcext:value-type="float">
            <text:p>0.48088813940416</text:p>
          </table:table-cell>
          <table:table-cell table:style-name="ce3" office:value-type="float" office:value="0.429173693086003" calcext:value-type="float">
            <text:p>0.429173693086003</text:p>
          </table:table-cell>
          <table:table-cell table:style-name="ce3" office:value-type="float" office:value="0.434794828555368" calcext:value-type="float">
            <text:p>0.434794828555368</text:p>
          </table:table-cell>
          <table:table-cell table:style-name="ce3" office:value-type="float" office:value="0.44438411608316" calcext:value-type="float">
            <text:p>0.44438411608316</text:p>
          </table:table-cell>
          <table:table-cell table:style-name="ce3" office:value-type="float" office:value="0.0274476243051159" calcext:value-type="float">
            <text:p>0.0274476243051159</text:p>
          </table:table-cell>
          <table:table-cell table:style-name="ce3"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2" office:value-type="float" office:value="48.0620553970337" calcext:value-type="float">
            <text:p>48.0620553970337</text:p>
          </table:table-cell>
          <table:table-cell table:style-name="ce2" office:value-type="float" office:value="0.461194419155958" calcext:value-type="float">
            <text:p>0.461194419155958</text:p>
          </table:table-cell>
          <table:table-cell table:style-name="ce2" office:value-type="float" office:value="6.43851685523987" calcext:value-type="float">
            <text:p>6.43851685523987</text:p>
          </table:table-cell>
          <table:table-cell table:style-name="ce2" office:value-type="float" office:value="0.263309229361465" calcext:value-type="float">
            <text:p>0.263309229361465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21, 'decision_function_shape': 'ovr', 'degree': 5, 'kernel': 'poly', 'shrinking': True}</text:p>
          </table:table-cell>
          <table:table-cell table:style-name="ce3" office:value-type="float" office:value="0.345602697386906" calcext:value-type="float">
            <text:p>0.345602697386906</text:p>
          </table:table-cell>
          <table:table-cell table:style-name="ce3" office:value-type="float" office:value="0.380550871275998" calcext:value-type="float">
            <text:p>0.380550871275998</text:p>
          </table:table-cell>
          <table:table-cell table:style-name="ce3" office:value-type="float" office:value="0.382799325463744" calcext:value-type="float">
            <text:p>0.382799325463744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0314783586284" calcext:value-type="float">
            <text:p>0.360314783586284</text:p>
          </table:table-cell>
          <table:table-cell table:style-name="ce3" office:value-type="float" office:value="0.364679842456583" calcext:value-type="float">
            <text:p>0.364679842456583</text:p>
          </table:table-cell>
          <table:table-cell table:style-name="ce3" office:value-type="float" office:value="0.0146592170490422" calcext:value-type="float">
            <text:p>0.0146592170490422</text:p>
          </table:table-cell>
          <table:table-cell table:style-name="ce3"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2" office:value-type="float" office:value="46.7537786960602" calcext:value-type="float">
            <text:p>46.7537786960602</text:p>
          </table:table-cell>
          <table:table-cell table:style-name="ce2" office:value-type="float" office:value="1.22148357449012" calcext:value-type="float">
            <text:p>1.22148357449012</text:p>
          </table:table-cell>
          <table:table-cell table:style-name="ce2" office:value-type="float" office:value="6.4023398399353" calcext:value-type="float">
            <text:p>6.4023398399353</text:p>
          </table:table-cell>
          <table:table-cell table:style-name="ce2" office:value-type="float" office:value="0.159810420164753" calcext:value-type="float">
            <text:p>0.15981042016475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21, 'decision_function_shape': 'ovr', 'degree': 5, 'kernel': 'poly', 'shrinking': False}</text:p>
          </table:table-cell>
          <table:table-cell table:style-name="ce3" office:value-type="float" office:value="0.345602697386906" calcext:value-type="float">
            <text:p>0.345602697386906</text:p>
          </table:table-cell>
          <table:table-cell table:style-name="ce3" office:value-type="float" office:value="0.380550871275998" calcext:value-type="float">
            <text:p>0.380550871275998</text:p>
          </table:table-cell>
          <table:table-cell table:style-name="ce3" office:value-type="float" office:value="0.382799325463744" calcext:value-type="float">
            <text:p>0.382799325463744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0314783586284" calcext:value-type="float">
            <text:p>0.360314783586284</text:p>
          </table:table-cell>
          <table:table-cell table:style-name="ce3" office:value-type="float" office:value="0.364679842456583" calcext:value-type="float">
            <text:p>0.364679842456583</text:p>
          </table:table-cell>
          <table:table-cell table:style-name="ce3" office:value-type="float" office:value="0.0146592170490422" calcext:value-type="float">
            <text:p>0.0146592170490422</text:p>
          </table:table-cell>
          <table:table-cell table:style-name="ce3"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2" office:value-type="float" office:value="48.0451239109039" calcext:value-type="float">
            <text:p>48.0451239109039</text:p>
          </table:table-cell>
          <table:table-cell table:style-name="ce2" office:value-type="float" office:value="0.95291500286972" calcext:value-type="float">
            <text:p>0.95291500286972</text:p>
          </table:table-cell>
          <table:table-cell table:style-name="ce2" office:value-type="float" office:value="6.40395889282227" calcext:value-type="float">
            <text:p>6.40395889282227</text:p>
          </table:table-cell>
          <table:table-cell table:style-name="ce2" office:value-type="float" office:value="0.25190266400823" calcext:value-type="float">
            <text:p>0.25190266400823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21, 'decision_function_shape': 'ovr', 'degree': 6, 'kernel': 'poly', 'shrinking': True}</text:p>
          </table:table-cell>
          <table:table-cell table:style-name="ce3" office:value-type="float" office:value="0.320876650744591" calcext:value-type="float">
            <text:p>0.320876650744591</text:p>
          </table:table-cell>
          <table:table-cell table:style-name="ce3" office:value-type="float" office:value="0.335862844294548" calcext:value-type="float">
            <text:p>0.335862844294548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23496346261945" calcext:value-type="float">
            <text:p>0.323496346261945</text:p>
          </table:table-cell>
          <table:table-cell table:style-name="ce3" office:value-type="float" office:value="0.325445706764995" calcext:value-type="float">
            <text:p>0.325445706764995</text:p>
          </table:table-cell>
          <table:table-cell table:style-name="ce3" office:value-type="float" office:value="0.00715492430416985" calcext:value-type="float">
            <text:p>0.00715492430416985</text:p>
          </table:table-cell>
          <table:table-cell table:style-name="ce3"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47.0075129032135" calcext:value-type="float">
            <text:p>47.0075129032135</text:p>
          </table:table-cell>
          <table:table-cell table:style-name="ce2" office:value-type="float" office:value="0.890243803489334" calcext:value-type="float">
            <text:p>0.890243803489334</text:p>
          </table:table-cell>
          <table:table-cell table:style-name="ce2" office:value-type="float" office:value="6.40733728408813" calcext:value-type="float">
            <text:p>6.40733728408813</text:p>
          </table:table-cell>
          <table:table-cell table:style-name="ce2" office:value-type="float" office:value="0.208195349095516" calcext:value-type="float">
            <text:p>0.20819534909551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21, 'decision_function_shape': 'ovr', 'degree': 6, 'kernel': 'poly', 'shrinking': False}</text:p>
          </table:table-cell>
          <table:table-cell table:style-name="ce3" office:value-type="float" office:value="0.320876650744591" calcext:value-type="float">
            <text:p>0.320876650744591</text:p>
          </table:table-cell>
          <table:table-cell table:style-name="ce3" office:value-type="float" office:value="0.335862844294548" calcext:value-type="float">
            <text:p>0.335862844294548</text:p>
          </table:table-cell>
          <table:table-cell table:style-name="ce3" office:value-type="float" office:value="0.331084879145587" calcext:value-type="float">
            <text:p>0.331084879145587</text:p>
          </table:table-cell>
          <table:table-cell table:style-name="ce3" office:value-type="float" office:value="0.315907813378302" calcext:value-type="float">
            <text:p>0.315907813378302</text:p>
          </table:table-cell>
          <table:table-cell table:style-name="ce3" office:value-type="float" office:value="0.323496346261945" calcext:value-type="float">
            <text:p>0.323496346261945</text:p>
          </table:table-cell>
          <table:table-cell table:style-name="ce3" office:value-type="float" office:value="0.325445706764995" calcext:value-type="float">
            <text:p>0.325445706764995</text:p>
          </table:table-cell>
          <table:table-cell table:style-name="ce3" office:value-type="float" office:value="0.00715492430416985" calcext:value-type="float">
            <text:p>0.00715492430416985</text:p>
          </table:table-cell>
          <table:table-cell table:style-name="ce3"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48.1623921871185" calcext:value-type="float">
            <text:p>48.1623921871185</text:p>
          </table:table-cell>
          <table:table-cell table:style-name="ce2" office:value-type="float" office:value="0.996882709755563" calcext:value-type="float">
            <text:p>0.996882709755563</text:p>
          </table:table-cell>
          <table:table-cell table:style-name="ce2" office:value-type="float" office:value="6.43580703735352" calcext:value-type="float">
            <text:p>6.43580703735352</text:p>
          </table:table-cell>
          <table:table-cell table:style-name="ce2" office:value-type="float" office:value="0.21634404997846" calcext:value-type="float">
            <text:p>0.21634404997846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21, 'decision_function_shape': 'ovr', 'degree': 7, 'kernel': 'poly', 'shrinking': True}</text:p>
          </table:table-cell>
          <table:table-cell table:style-name="ce3" office:value-type="float" office:value="0.306265805001405" calcext:value-type="float">
            <text:p>0.306265805001405</text:p>
          </table:table-cell>
          <table:table-cell table:style-name="ce3" office:value-type="float" office:value="0.315345699831366" calcext:value-type="float">
            <text:p>0.315345699831366</text:p>
          </table:table-cell>
          <table:table-cell table:style-name="ce3" office:value-type="float" office:value="0.310848791455874" calcext:value-type="float">
            <text:p>0.310848791455874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5508712759978" calcext:value-type="float">
            <text:p>0.305508712759978</text:p>
          </table:table-cell>
          <table:table-cell table:style-name="ce3" office:value-type="float" office:value="0.308021008105396" calcext:value-type="float">
            <text:p>0.308021008105396</text:p>
          </table:table-cell>
          <table:table-cell table:style-name="ce3" office:value-type="float" office:value="0.00459723358765642" calcext:value-type="float">
            <text:p>0.00459723358765642</text:p>
          </table:table-cell>
          <table:table-cell table:style-name="ce3"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2" office:value-type="float" office:value="46.6141283035278" calcext:value-type="float">
            <text:p>46.6141283035278</text:p>
          </table:table-cell>
          <table:table-cell table:style-name="ce2" office:value-type="float" office:value="1.16000149198378" calcext:value-type="float">
            <text:p>1.16000149198378</text:p>
          </table:table-cell>
          <table:table-cell table:style-name="ce2" office:value-type="float" office:value="6.47524795532227" calcext:value-type="float">
            <text:p>6.47524795532227</text:p>
          </table:table-cell>
          <table:table-cell table:style-name="ce2" office:value-type="float" office:value="0.144695124124201" calcext:value-type="float">
            <text:p>0.144695124124201</text:p>
          </table:table-cell>
          <table:table-cell table:style-name="ce2" office:value-type="float" office:value="1.21000003814697" calcext:value-type="float">
            <text:p>1.2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21, 'decision_function_shape': 'ovr', 'degree': 7, 'kernel': 'poly', 'shrinking': False}</text:p>
          </table:table-cell>
          <table:table-cell table:style-name="ce3" office:value-type="float" office:value="0.306265805001405" calcext:value-type="float">
            <text:p>0.306265805001405</text:p>
          </table:table-cell>
          <table:table-cell table:style-name="ce3" office:value-type="float" office:value="0.315345699831366" calcext:value-type="float">
            <text:p>0.315345699831366</text:p>
          </table:table-cell>
          <table:table-cell table:style-name="ce3" office:value-type="float" office:value="0.310848791455874" calcext:value-type="float">
            <text:p>0.310848791455874</text:p>
          </table:table-cell>
          <table:table-cell table:style-name="ce3" office:value-type="float" office:value="0.302136031478359" calcext:value-type="float">
            <text:p>0.302136031478359</text:p>
          </table:table-cell>
          <table:table-cell table:style-name="ce3" office:value-type="float" office:value="0.305508712759978" calcext:value-type="float">
            <text:p>0.305508712759978</text:p>
          </table:table-cell>
          <table:table-cell table:style-name="ce3" office:value-type="float" office:value="0.308021008105396" calcext:value-type="float">
            <text:p>0.308021008105396</text:p>
          </table:table-cell>
          <table:table-cell table:style-name="ce3" office:value-type="float" office:value="0.00459723358765642" calcext:value-type="float">
            <text:p>0.00459723358765642</text:p>
          </table:table-cell>
          <table:table-cell table:style-name="ce3" office:value-type="float" office:value="585" calcext:value-type="float">
            <text:p>585</text:p>
          </table:table-cell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2" office:value-type="float" office:value="41.0088694095612" calcext:value-type="float">
            <text:p>41.0088694095612</text:p>
          </table:table-cell>
          <table:table-cell table:style-name="ce2" office:value-type="float" office:value="0.856918207608484" calcext:value-type="float">
            <text:p>0.856918207608484</text:p>
          </table:table-cell>
          <table:table-cell table:style-name="ce2" office:value-type="float" office:value="5.37434344291687" calcext:value-type="float">
            <text:p>5.37434344291687</text:p>
          </table:table-cell>
          <table:table-cell table:style-name="ce2" office:value-type="float" office:value="0.161691422212803" calcext:value-type="float">
            <text:p>0.161691422212803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3100001, 'decision_function_shape': 'ovo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94210230466554" calcext:value-type="float">
            <text:p>0.694210230466554</text:p>
          </table:table-cell>
          <table:table-cell table:style-name="ce3" office:value-type="float" office:value="0.709462428971765" calcext:value-type="float">
            <text:p>0.709462428971765</text:p>
          </table:table-cell>
          <table:table-cell table:style-name="ce3" office:value-type="float" office:value="0.0428915745444115" calcext:value-type="float">
            <text:p>0.0428915745444115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2" office:value-type="float" office:value="33.5514849662781" calcext:value-type="float">
            <text:p>33.5514849662781</text:p>
          </table:table-cell>
          <table:table-cell table:style-name="ce2" office:value-type="float" office:value="0.822296120622244" calcext:value-type="float">
            <text:p>0.822296120622244</text:p>
          </table:table-cell>
          <table:table-cell table:style-name="ce2" office:value-type="float" office:value="5.38088459968567" calcext:value-type="float">
            <text:p>5.38088459968567</text:p>
          </table:table-cell>
          <table:table-cell table:style-name="ce2" office:value-type="float" office:value="0.156933714962485" calcext:value-type="float">
            <text:p>0.15693371496248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3100001, 'decision_function_shape': 'ovo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94210230466554" calcext:value-type="float">
            <text:p>0.694210230466554</text:p>
          </table:table-cell>
          <table:table-cell table:style-name="ce3" office:value-type="float" office:value="0.709462428971765" calcext:value-type="float">
            <text:p>0.709462428971765</text:p>
          </table:table-cell>
          <table:table-cell table:style-name="ce3" office:value-type="float" office:value="0.0428915745444115" calcext:value-type="float">
            <text:p>0.0428915745444115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2" office:value-type="float" office:value="46.0535343170166" calcext:value-type="float">
            <text:p>46.0535343170166</text:p>
          </table:table-cell>
          <table:table-cell table:style-name="ce2" office:value-type="float" office:value="0.943190816027681" calcext:value-type="float">
            <text:p>0.943190816027681</text:p>
          </table:table-cell>
          <table:table-cell table:style-name="ce2" office:value-type="float" office:value="5.97041373252869" calcext:value-type="float">
            <text:p>5.97041373252869</text:p>
          </table:table-cell>
          <table:table-cell table:style-name="ce2" office:value-type="float" office:value="0.222553150411621" calcext:value-type="float">
            <text:p>0.22255315041162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3100001, 'decision_function_shape': 'ovo', 'degree': 3, 'kernel': 'poly', 'shrinking': True}</text:p>
          </table:table-cell>
          <table:table-cell table:style-name="ce3" office:value-type="float" office:value="0.540601292497893" calcext:value-type="float">
            <text:p>0.540601292497893</text:p>
          </table:table-cell>
          <table:table-cell table:style-name="ce3" office:value-type="float" office:value="0.630410342889264" calcext:value-type="float">
            <text:p>0.630410342889264</text:p>
          </table:table-cell>
          <table:table-cell table:style-name="ce3" office:value-type="float" office:value="0.663856098931984" calcext:value-type="float">
            <text:p>0.663856098931984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8088813940416" calcext:value-type="float">
            <text:p>0.598088813940416</text:p>
          </table:table-cell>
          <table:table-cell table:style-name="ce3" office:value-type="float" office:value="0.602780179803682" calcext:value-type="float">
            <text:p>0.602780179803682</text:p>
          </table:table-cell>
          <table:table-cell table:style-name="ce3" office:value-type="float" office:value="0.0420920899453254" calcext:value-type="float">
            <text:p>0.0420920899453254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2" office:value-type="float" office:value="41.7288039684296" calcext:value-type="float">
            <text:p>41.7288039684296</text:p>
          </table:table-cell>
          <table:table-cell table:style-name="ce2" office:value-type="float" office:value="0.781619260348703" calcext:value-type="float">
            <text:p>0.781619260348703</text:p>
          </table:table-cell>
          <table:table-cell table:style-name="ce2" office:value-type="float" office:value="5.95906953811646" calcext:value-type="float">
            <text:p>5.95906953811646</text:p>
          </table:table-cell>
          <table:table-cell table:style-name="ce2" office:value-type="float" office:value="0.220587858024201" calcext:value-type="float">
            <text:p>0.22058785802420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3100001, 'decision_function_shape': 'ovo', 'degree': 3, 'kernel': 'poly', 'shrinking': False}</text:p>
          </table:table-cell>
          <table:table-cell table:style-name="ce3" office:value-type="float" office:value="0.540601292497893" calcext:value-type="float">
            <text:p>0.540601292497893</text:p>
          </table:table-cell>
          <table:table-cell table:style-name="ce3" office:value-type="float" office:value="0.630410342889264" calcext:value-type="float">
            <text:p>0.630410342889264</text:p>
          </table:table-cell>
          <table:table-cell table:style-name="ce3" office:value-type="float" office:value="0.663856098931984" calcext:value-type="float">
            <text:p>0.663856098931984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8088813940416" calcext:value-type="float">
            <text:p>0.598088813940416</text:p>
          </table:table-cell>
          <table:table-cell table:style-name="ce3" office:value-type="float" office:value="0.602780179803682" calcext:value-type="float">
            <text:p>0.602780179803682</text:p>
          </table:table-cell>
          <table:table-cell table:style-name="ce3" office:value-type="float" office:value="0.0420920899453254" calcext:value-type="float">
            <text:p>0.0420920899453254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2" office:value-type="float" office:value="47.832216501236" calcext:value-type="float">
            <text:p>47.832216501236</text:p>
          </table:table-cell>
          <table:table-cell table:style-name="ce2" office:value-type="float" office:value="0.817501058138577" calcext:value-type="float">
            <text:p>0.817501058138577</text:p>
          </table:table-cell>
          <table:table-cell table:style-name="ce2" office:value-type="float" office:value="6.2772304058075" calcext:value-type="float">
            <text:p>6.2772304058075</text:p>
          </table:table-cell>
          <table:table-cell table:style-name="ce2" office:value-type="float" office:value="0.223536868565855" calcext:value-type="float">
            <text:p>0.22353686856585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3100001, 'decision_function_shape': 'ovo', 'degree': 4, 'kernel': 'poly', 'shrinking': True}</text:p>
          </table:table-cell>
          <table:table-cell table:style-name="ce3" office:value-type="float" office:value="0.410789547625738" calcext:value-type="float">
            <text:p>0.410789547625738</text:p>
          </table:table-cell>
          <table:table-cell table:style-name="ce3" office:value-type="float" office:value="0.473580663293985" calcext:value-type="float">
            <text:p>0.473580663293985</text:p>
          </table:table-cell>
          <table:table-cell table:style-name="ce3" office:value-type="float" office:value="0.486509274873524" calcext:value-type="float">
            <text:p>0.486509274873524</text:p>
          </table:table-cell>
          <table:table-cell table:style-name="ce3" office:value-type="float" office:value="0.42973580663294" calcext:value-type="float">
            <text:p>0.42973580663294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7363080969779" calcext:value-type="float">
            <text:p>0.447363080969779</text:p>
          </table:table-cell>
          <table:table-cell table:style-name="ce3" office:value-type="float" office:value="0.0282585991467126" calcext:value-type="float">
            <text:p>0.0282585991467126</text:p>
          </table:table-cell>
          <table:table-cell table:style-name="ce3"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2" office:value-type="float" office:value="46.1798212528229" calcext:value-type="float">
            <text:p>46.1798212528229</text:p>
          </table:table-cell>
          <table:table-cell table:style-name="ce2" office:value-type="float" office:value="0.903710650627776" calcext:value-type="float">
            <text:p>0.903710650627776</text:p>
          </table:table-cell>
          <table:table-cell table:style-name="ce2" office:value-type="float" office:value="6.38880643844605" calcext:value-type="float">
            <text:p>6.38880643844605</text:p>
          </table:table-cell>
          <table:table-cell table:style-name="ce2" office:value-type="float" office:value="0.214818105805049" calcext:value-type="float">
            <text:p>0.214818105805049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3100001, 'decision_function_shape': 'ovo', 'degree': 4, 'kernel': 'poly', 'shrinking': False}</text:p>
          </table:table-cell>
          <table:table-cell table:style-name="ce3" office:value-type="float" office:value="0.410789547625738" calcext:value-type="float">
            <text:p>0.410789547625738</text:p>
          </table:table-cell>
          <table:table-cell table:style-name="ce3" office:value-type="float" office:value="0.473580663293985" calcext:value-type="float">
            <text:p>0.473580663293985</text:p>
          </table:table-cell>
          <table:table-cell table:style-name="ce3" office:value-type="float" office:value="0.486509274873524" calcext:value-type="float">
            <text:p>0.486509274873524</text:p>
          </table:table-cell>
          <table:table-cell table:style-name="ce3" office:value-type="float" office:value="0.42973580663294" calcext:value-type="float">
            <text:p>0.42973580663294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7363080969779" calcext:value-type="float">
            <text:p>0.447363080969779</text:p>
          </table:table-cell>
          <table:table-cell table:style-name="ce3" office:value-type="float" office:value="0.0282585991467126" calcext:value-type="float">
            <text:p>0.0282585991467126</text:p>
          </table:table-cell>
          <table:table-cell table:style-name="ce3"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2" office:value-type="float" office:value="47.8984445571899" calcext:value-type="float">
            <text:p>47.8984445571899</text:p>
          </table:table-cell>
          <table:table-cell table:style-name="ce2" office:value-type="float" office:value="0.98496257203417" calcext:value-type="float">
            <text:p>0.98496257203417</text:p>
          </table:table-cell>
          <table:table-cell table:style-name="ce2" office:value-type="float" office:value="6.50142240524292" calcext:value-type="float">
            <text:p>6.50142240524292</text:p>
          </table:table-cell>
          <table:table-cell table:style-name="ce2" office:value-type="float" office:value="0.236790505453265" calcext:value-type="float">
            <text:p>0.23679050545326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3100001, 'decision_function_shape': 'ovo', 'degree': 5, 'kernel': 'poly', 'shrinking': True}</text:p>
          </table:table-cell>
          <table:table-cell table:style-name="ce3" office:value-type="float" office:value="0.348693453217196" calcext:value-type="float">
            <text:p>0.348693453217196</text:p>
          </table:table-cell>
          <table:table-cell table:style-name="ce3" office:value-type="float" office:value="0.383642495784148" calcext:value-type="float">
            <text:p>0.383642495784148</text:p>
          </table:table-cell>
          <table:table-cell table:style-name="ce3" office:value-type="float" office:value="0.386734120292299" calcext:value-type="float">
            <text:p>0.386734120292299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6928122908757" calcext:value-type="float">
            <text:p>0.366928122908757</text:p>
          </table:table-cell>
          <table:table-cell table:style-name="ce3" office:value-type="float" office:value="0.0154792376937951" calcext:value-type="float">
            <text:p>0.0154792376937951</text:p>
          </table:table-cell>
          <table:table-cell table:style-name="ce3"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2" office:value-type="float" office:value="46.7191781520844" calcext:value-type="float">
            <text:p>46.7191781520844</text:p>
          </table:table-cell>
          <table:table-cell table:style-name="ce2" office:value-type="float" office:value="0.802988158182438" calcext:value-type="float">
            <text:p>0.802988158182438</text:p>
          </table:table-cell>
          <table:table-cell table:style-name="ce2" office:value-type="float" office:value="6.43493824005127" calcext:value-type="float">
            <text:p>6.43493824005127</text:p>
          </table:table-cell>
          <table:table-cell table:style-name="ce2" office:value-type="float" office:value="0.216141151432925" calcext:value-type="float">
            <text:p>0.21614115143292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3100001, 'decision_function_shape': 'ovo', 'degree': 5, 'kernel': 'poly', 'shrinking': False}</text:p>
          </table:table-cell>
          <table:table-cell table:style-name="ce3" office:value-type="float" office:value="0.348693453217196" calcext:value-type="float">
            <text:p>0.348693453217196</text:p>
          </table:table-cell>
          <table:table-cell table:style-name="ce3" office:value-type="float" office:value="0.383642495784148" calcext:value-type="float">
            <text:p>0.383642495784148</text:p>
          </table:table-cell>
          <table:table-cell table:style-name="ce3" office:value-type="float" office:value="0.386734120292299" calcext:value-type="float">
            <text:p>0.386734120292299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6928122908757" calcext:value-type="float">
            <text:p>0.366928122908757</text:p>
          </table:table-cell>
          <table:table-cell table:style-name="ce3" office:value-type="float" office:value="0.0154792376937951" calcext:value-type="float">
            <text:p>0.0154792376937951</text:p>
          </table:table-cell>
          <table:table-cell table:style-name="ce3"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47.586145067215" calcext:value-type="float">
            <text:p>47.586145067215</text:p>
          </table:table-cell>
          <table:table-cell table:style-name="ce2" office:value-type="float" office:value="0.779996099607132" calcext:value-type="float">
            <text:p>0.779996099607132</text:p>
          </table:table-cell>
          <table:table-cell table:style-name="ce2" office:value-type="float" office:value="6.37099375724793" calcext:value-type="float">
            <text:p>6.37099375724793</text:p>
          </table:table-cell>
          <table:table-cell table:style-name="ce2" office:value-type="float" office:value="0.206580157570024" calcext:value-type="float">
            <text:p>0.206580157570024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3100001, 'decision_function_shape': 'ovo', 'degree': 6, 'kernel': 'poly', 'shrinking': True}</text:p>
          </table:table-cell>
          <table:table-cell table:style-name="ce3" office:value-type="float" office:value="0.32312447316662" calcext:value-type="float">
            <text:p>0.32312447316662</text:p>
          </table:table-cell>
          <table:table-cell table:style-name="ce3" office:value-type="float" office:value="0.339797639123103" calcext:value-type="float">
            <text:p>0.339797639123103</text:p>
          </table:table-cell>
          <table:table-cell table:style-name="ce3" office:value-type="float" office:value="0.336143901068016" calcext:value-type="float">
            <text:p>0.336143901068016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28480993565308" calcext:value-type="float">
            <text:p>0.328480993565308</text:p>
          </table:table-cell>
          <table:table-cell table:style-name="ce3" office:value-type="float" office:value="0.00816036424012321" calcext:value-type="float">
            <text:p>0.00816036424012321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2" office:value-type="float" office:value="47.3001121044159" calcext:value-type="float">
            <text:p>47.3001121044159</text:p>
          </table:table-cell>
          <table:table-cell table:style-name="ce2" office:value-type="float" office:value="1.02979994231451" calcext:value-type="float">
            <text:p>1.02979994231451</text:p>
          </table:table-cell>
          <table:table-cell table:style-name="ce2" office:value-type="float" office:value="6.42059378623962" calcext:value-type="float">
            <text:p>6.42059378623962</text:p>
          </table:table-cell>
          <table:table-cell table:style-name="ce2" office:value-type="float" office:value="0.196072066930027" calcext:value-type="float">
            <text:p>0.196072066930027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3100001, 'decision_function_shape': 'ovo', 'degree': 6, 'kernel': 'poly', 'shrinking': False}</text:p>
          </table:table-cell>
          <table:table-cell table:style-name="ce3" office:value-type="float" office:value="0.32312447316662" calcext:value-type="float">
            <text:p>0.32312447316662</text:p>
          </table:table-cell>
          <table:table-cell table:style-name="ce3" office:value-type="float" office:value="0.339797639123103" calcext:value-type="float">
            <text:p>0.339797639123103</text:p>
          </table:table-cell>
          <table:table-cell table:style-name="ce3" office:value-type="float" office:value="0.336143901068016" calcext:value-type="float">
            <text:p>0.336143901068016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28480993565308" calcext:value-type="float">
            <text:p>0.328480993565308</text:p>
          </table:table-cell>
          <table:table-cell table:style-name="ce3" office:value-type="float" office:value="0.00816036424012321" calcext:value-type="float">
            <text:p>0.00816036424012321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office:value-type="float" office:value="47.5751418590546" calcext:value-type="float">
            <text:p>47.5751418590546</text:p>
          </table:table-cell>
          <table:table-cell table:style-name="ce2" office:value-type="float" office:value="0.763557644982089" calcext:value-type="float">
            <text:p>0.763557644982089</text:p>
          </table:table-cell>
          <table:table-cell table:style-name="ce2" office:value-type="float" office:value="6.45095329284668" calcext:value-type="float">
            <text:p>6.45095329284668</text:p>
          </table:table-cell>
          <table:table-cell table:style-name="ce2" office:value-type="float" office:value="0.229770397788725" calcext:value-type="float">
            <text:p>0.22977039778872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3100001, 'decision_function_shape': 'ovo', 'degree': 7, 'kernel': 'poly', 'shrinking': True}</text:p>
          </table:table-cell>
          <table:table-cell table:style-name="ce3" office:value-type="float" office:value="0.307108738409666" calcext:value-type="float">
            <text:p>0.307108738409666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2535132096684" calcext:value-type="float">
            <text:p>0.312535132096684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9257610526228" calcext:value-type="float">
            <text:p>0.309257610526228</text:p>
          </table:table-cell>
          <table:table-cell table:style-name="ce3" office:value-type="float" office:value="0.00476608094810799" calcext:value-type="float">
            <text:p>0.00476608094810799</text:p>
          </table:table-cell>
          <table:table-cell table:style-name="ce3"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2" office:value-type="float" office:value="47.2985817909241" calcext:value-type="float">
            <text:p>47.2985817909241</text:p>
          </table:table-cell>
          <table:table-cell table:style-name="ce2" office:value-type="float" office:value="1.0331640077341" calcext:value-type="float">
            <text:p>1.0331640077341</text:p>
          </table:table-cell>
          <table:table-cell table:style-name="ce2" office:value-type="float" office:value="6.46218161582947" calcext:value-type="float">
            <text:p>6.46218161582947</text:p>
          </table:table-cell>
          <table:table-cell table:style-name="ce2" office:value-type="float" office:value="0.187949625566763" calcext:value-type="float">
            <text:p>0.187949625566763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3100001, 'decision_function_shape': 'ovo', 'degree': 7, 'kernel': 'poly', 'shrinking': False}</text:p>
          </table:table-cell>
          <table:table-cell table:style-name="ce3" office:value-type="float" office:value="0.307108738409666" calcext:value-type="float">
            <text:p>0.307108738409666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2535132096684" calcext:value-type="float">
            <text:p>0.312535132096684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9257610526228" calcext:value-type="float">
            <text:p>0.309257610526228</text:p>
          </table:table-cell>
          <table:table-cell table:style-name="ce3" office:value-type="float" office:value="0.00476608094810799" calcext:value-type="float">
            <text:p>0.00476608094810799</text:p>
          </table:table-cell>
          <table:table-cell table:style-name="ce3"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office:value-type="float" office:value="41.2201060771942" calcext:value-type="float">
            <text:p>41.2201060771942</text:p>
          </table:table-cell>
          <table:table-cell table:style-name="ce2" office:value-type="float" office:value="0.700534892567776" calcext:value-type="float">
            <text:p>0.700534892567776</text:p>
          </table:table-cell>
          <table:table-cell table:style-name="ce2" office:value-type="float" office:value="5.38784503936768" calcext:value-type="float">
            <text:p>5.38784503936768</text:p>
          </table:table-cell>
          <table:table-cell table:style-name="ce2" office:value-type="float" office:value="0.183675205720189" calcext:value-type="float">
            <text:p>0.183675205720189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3100001, 'decision_function_shape': 'ovr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94210230466554" calcext:value-type="float">
            <text:p>0.694210230466554</text:p>
          </table:table-cell>
          <table:table-cell table:style-name="ce3" office:value-type="float" office:value="0.709462428971765" calcext:value-type="float">
            <text:p>0.709462428971765</text:p>
          </table:table-cell>
          <table:table-cell table:style-name="ce3" office:value-type="float" office:value="0.0428915745444115" calcext:value-type="float">
            <text:p>0.0428915745444115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3.5145548820496" calcext:value-type="float">
            <text:p>33.5145548820496</text:p>
          </table:table-cell>
          <table:table-cell table:style-name="ce2" office:value-type="float" office:value="0.935132752993732" calcext:value-type="float">
            <text:p>0.935132752993732</text:p>
          </table:table-cell>
          <table:table-cell table:style-name="ce2" office:value-type="float" office:value="5.36878476142883" calcext:value-type="float">
            <text:p>5.36878476142883</text:p>
          </table:table-cell>
          <table:table-cell table:style-name="ce2" office:value-type="float" office:value="0.17814947915775" calcext:value-type="float">
            <text:p>0.17814947915775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3100001, 'decision_function_shape': 'ovr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2906127037662" calcext:value-type="float">
            <text:p>0.772906127037662</text:p>
          </table:table-cell>
          <table:table-cell table:style-name="ce3" office:value-type="float" office:value="0.67088251826869" calcext:value-type="float">
            <text:p>0.67088251826869</text:p>
          </table:table-cell>
          <table:table-cell table:style-name="ce3" office:value-type="float" office:value="0.694210230466554" calcext:value-type="float">
            <text:p>0.694210230466554</text:p>
          </table:table-cell>
          <table:table-cell table:style-name="ce3" office:value-type="float" office:value="0.709462428971765" calcext:value-type="float">
            <text:p>0.709462428971765</text:p>
          </table:table-cell>
          <table:table-cell table:style-name="ce3" office:value-type="float" office:value="0.0428915745444115" calcext:value-type="float">
            <text:p>0.0428915745444115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office:value-type="float" office:value="46.037159538269" calcext:value-type="float">
            <text:p>46.037159538269</text:p>
          </table:table-cell>
          <table:table-cell table:style-name="ce2" office:value-type="float" office:value="0.997667720233485" calcext:value-type="float">
            <text:p>0.997667720233485</text:p>
          </table:table-cell>
          <table:table-cell table:style-name="ce2" office:value-type="float" office:value="5.97046904563904" calcext:value-type="float">
            <text:p>5.97046904563904</text:p>
          </table:table-cell>
          <table:table-cell table:style-name="ce2" office:value-type="float" office:value="0.19483902211226" calcext:value-type="float">
            <text:p>0.19483902211226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3100001, 'decision_function_shape': 'ovr', 'degree': 3, 'kernel': 'poly', 'shrinking': True}</text:p>
          </table:table-cell>
          <table:table-cell table:style-name="ce3" office:value-type="float" office:value="0.540601292497893" calcext:value-type="float">
            <text:p>0.540601292497893</text:p>
          </table:table-cell>
          <table:table-cell table:style-name="ce3" office:value-type="float" office:value="0.630410342889264" calcext:value-type="float">
            <text:p>0.630410342889264</text:p>
          </table:table-cell>
          <table:table-cell table:style-name="ce3" office:value-type="float" office:value="0.663856098931984" calcext:value-type="float">
            <text:p>0.663856098931984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8088813940416" calcext:value-type="float">
            <text:p>0.598088813940416</text:p>
          </table:table-cell>
          <table:table-cell table:style-name="ce3" office:value-type="float" office:value="0.602780179803682" calcext:value-type="float">
            <text:p>0.602780179803682</text:p>
          </table:table-cell>
          <table:table-cell table:style-name="ce3" office:value-type="float" office:value="0.0420920899453254" calcext:value-type="float">
            <text:p>0.0420920899453254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office:value-type="float" office:value="41.9004626274109" calcext:value-type="float">
            <text:p>41.9004626274109</text:p>
          </table:table-cell>
          <table:table-cell table:style-name="ce2" office:value-type="float" office:value="0.852441003546442" calcext:value-type="float">
            <text:p>0.852441003546442</text:p>
          </table:table-cell>
          <table:table-cell table:style-name="ce2" office:value-type="float" office:value="5.98130111694336" calcext:value-type="float">
            <text:p>5.98130111694336</text:p>
          </table:table-cell>
          <table:table-cell table:style-name="ce2" office:value-type="float" office:value="0.223567125337688" calcext:value-type="float">
            <text:p>0.223567125337688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3100001, 'decision_function_shape': 'ovr', 'degree': 3, 'kernel': 'poly', 'shrinking': False}</text:p>
          </table:table-cell>
          <table:table-cell table:style-name="ce3" office:value-type="float" office:value="0.540601292497893" calcext:value-type="float">
            <text:p>0.540601292497893</text:p>
          </table:table-cell>
          <table:table-cell table:style-name="ce3" office:value-type="float" office:value="0.630410342889264" calcext:value-type="float">
            <text:p>0.630410342889264</text:p>
          </table:table-cell>
          <table:table-cell table:style-name="ce3" office:value-type="float" office:value="0.663856098931984" calcext:value-type="float">
            <text:p>0.663856098931984</text:p>
          </table:table-cell>
          <table:table-cell table:style-name="ce3" office:value-type="float" office:value="0.580944350758853" calcext:value-type="float">
            <text:p>0.580944350758853</text:p>
          </table:table-cell>
          <table:table-cell table:style-name="ce3" office:value-type="float" office:value="0.598088813940416" calcext:value-type="float">
            <text:p>0.598088813940416</text:p>
          </table:table-cell>
          <table:table-cell table:style-name="ce3" office:value-type="float" office:value="0.602780179803682" calcext:value-type="float">
            <text:p>0.602780179803682</text:p>
          </table:table-cell>
          <table:table-cell table:style-name="ce3" office:value-type="float" office:value="0.0420920899453254" calcext:value-type="float">
            <text:p>0.0420920899453254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2" office:value-type="float" office:value="47.7135052680969" calcext:value-type="float">
            <text:p>47.7135052680969</text:p>
          </table:table-cell>
          <table:table-cell table:style-name="ce2" office:value-type="float" office:value="0.988115892154144" calcext:value-type="float">
            <text:p>0.988115892154144</text:p>
          </table:table-cell>
          <table:table-cell table:style-name="ce2" office:value-type="float" office:value="6.24150133132935" calcext:value-type="float">
            <text:p>6.24150133132935</text:p>
          </table:table-cell>
          <table:table-cell table:style-name="ce2" office:value-type="float" office:value="0.209823752870082" calcext:value-type="float">
            <text:p>0.209823752870082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3100001, 'decision_function_shape': 'ovr', 'degree': 4, 'kernel': 'poly', 'shrinking': True}</text:p>
          </table:table-cell>
          <table:table-cell table:style-name="ce3" office:value-type="float" office:value="0.410789547625738" calcext:value-type="float">
            <text:p>0.410789547625738</text:p>
          </table:table-cell>
          <table:table-cell table:style-name="ce3" office:value-type="float" office:value="0.473580663293985" calcext:value-type="float">
            <text:p>0.473580663293985</text:p>
          </table:table-cell>
          <table:table-cell table:style-name="ce3" office:value-type="float" office:value="0.486509274873524" calcext:value-type="float">
            <text:p>0.486509274873524</text:p>
          </table:table-cell>
          <table:table-cell table:style-name="ce3" office:value-type="float" office:value="0.42973580663294" calcext:value-type="float">
            <text:p>0.42973580663294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7363080969779" calcext:value-type="float">
            <text:p>0.447363080969779</text:p>
          </table:table-cell>
          <table:table-cell table:style-name="ce3" office:value-type="float" office:value="0.0282585991467126" calcext:value-type="float">
            <text:p>0.0282585991467126</text:p>
          </table:table-cell>
          <table:table-cell table:style-name="ce3"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2" office:value-type="float" office:value="46.0321176528931" calcext:value-type="float">
            <text:p>46.0321176528931</text:p>
          </table:table-cell>
          <table:table-cell table:style-name="ce2" office:value-type="float" office:value="1.02844668564947" calcext:value-type="float">
            <text:p>1.02844668564947</text:p>
          </table:table-cell>
          <table:table-cell table:style-name="ce2" office:value-type="float" office:value="6.30668630599976" calcext:value-type="float">
            <text:p>6.30668630599976</text:p>
          </table:table-cell>
          <table:table-cell table:style-name="ce2" office:value-type="float" office:value="0.170018527790442" calcext:value-type="float">
            <text:p>0.170018527790442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3100001, 'decision_function_shape': 'ovr', 'degree': 4, 'kernel': 'poly', 'shrinking': False}</text:p>
          </table:table-cell>
          <table:table-cell table:style-name="ce3" office:value-type="float" office:value="0.410789547625738" calcext:value-type="float">
            <text:p>0.410789547625738</text:p>
          </table:table-cell>
          <table:table-cell table:style-name="ce3" office:value-type="float" office:value="0.473580663293985" calcext:value-type="float">
            <text:p>0.473580663293985</text:p>
          </table:table-cell>
          <table:table-cell table:style-name="ce3" office:value-type="float" office:value="0.486509274873524" calcext:value-type="float">
            <text:p>0.486509274873524</text:p>
          </table:table-cell>
          <table:table-cell table:style-name="ce3" office:value-type="float" office:value="0.42973580663294" calcext:value-type="float">
            <text:p>0.42973580663294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7363080969779" calcext:value-type="float">
            <text:p>0.447363080969779</text:p>
          </table:table-cell>
          <table:table-cell table:style-name="ce3" office:value-type="float" office:value="0.0282585991467126" calcext:value-type="float">
            <text:p>0.0282585991467126</text:p>
          </table:table-cell>
          <table:table-cell table:style-name="ce3"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office:value-type="float" office:value="47.8993557929993" calcext:value-type="float">
            <text:p>47.8993557929993</text:p>
          </table:table-cell>
          <table:table-cell table:style-name="ce2" office:value-type="float" office:value="0.958019724283816" calcext:value-type="float">
            <text:p>0.958019724283816</text:p>
          </table:table-cell>
          <table:table-cell table:style-name="ce2" office:value-type="float" office:value="6.50028719902039" calcext:value-type="float">
            <text:p>6.50028719902039</text:p>
          </table:table-cell>
          <table:table-cell table:style-name="ce2" office:value-type="float" office:value="0.251257440523832" calcext:value-type="float">
            <text:p>0.251257440523832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3100001, 'decision_function_shape': 'ovr', 'degree': 5, 'kernel': 'poly', 'shrinking': True}</text:p>
          </table:table-cell>
          <table:table-cell table:style-name="ce3" office:value-type="float" office:value="0.348693453217196" calcext:value-type="float">
            <text:p>0.348693453217196</text:p>
          </table:table-cell>
          <table:table-cell table:style-name="ce3" office:value-type="float" office:value="0.383642495784148" calcext:value-type="float">
            <text:p>0.383642495784148</text:p>
          </table:table-cell>
          <table:table-cell table:style-name="ce3" office:value-type="float" office:value="0.386734120292299" calcext:value-type="float">
            <text:p>0.386734120292299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6928122908757" calcext:value-type="float">
            <text:p>0.366928122908757</text:p>
          </table:table-cell>
          <table:table-cell table:style-name="ce3" office:value-type="float" office:value="0.0154792376937951" calcext:value-type="float">
            <text:p>0.0154792376937951</text:p>
          </table:table-cell>
          <table:table-cell table:style-name="ce3"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2" office:value-type="float" office:value="46.9102502822876" calcext:value-type="float">
            <text:p>46.9102502822876</text:p>
          </table:table-cell>
          <table:table-cell table:style-name="ce2" office:value-type="float" office:value="0.908942935032456" calcext:value-type="float">
            <text:p>0.908942935032456</text:p>
          </table:table-cell>
          <table:table-cell table:style-name="ce2" office:value-type="float" office:value="6.42801027297974" calcext:value-type="float">
            <text:p>6.42801027297974</text:p>
          </table:table-cell>
          <table:table-cell table:style-name="ce2" office:value-type="float" office:value="0.262991615100111" calcext:value-type="float">
            <text:p>0.26299161510011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3100001, 'decision_function_shape': 'ovr', 'degree': 5, 'kernel': 'poly', 'shrinking': False}</text:p>
          </table:table-cell>
          <table:table-cell table:style-name="ce3" office:value-type="float" office:value="0.348693453217196" calcext:value-type="float">
            <text:p>0.348693453217196</text:p>
          </table:table-cell>
          <table:table-cell table:style-name="ce3" office:value-type="float" office:value="0.383642495784148" calcext:value-type="float">
            <text:p>0.383642495784148</text:p>
          </table:table-cell>
          <table:table-cell table:style-name="ce3" office:value-type="float" office:value="0.386734120292299" calcext:value-type="float">
            <text:p>0.386734120292299</text:p>
          </table:table-cell>
          <table:table-cell table:style-name="ce3" office:value-type="float" office:value="0.354131534569983" calcext:value-type="float">
            <text:p>0.354131534569983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6928122908757" calcext:value-type="float">
            <text:p>0.366928122908757</text:p>
          </table:table-cell>
          <table:table-cell table:style-name="ce3" office:value-type="float" office:value="0.0154792376937951" calcext:value-type="float">
            <text:p>0.0154792376937951</text:p>
          </table:table-cell>
          <table:table-cell table:style-name="ce3"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2" office:value-type="float" office:value="47.6175433635712" calcext:value-type="float">
            <text:p>47.6175433635712</text:p>
          </table:table-cell>
          <table:table-cell table:style-name="ce2" office:value-type="float" office:value="0.969317565571663" calcext:value-type="float">
            <text:p>0.969317565571663</text:p>
          </table:table-cell>
          <table:table-cell table:style-name="ce2" office:value-type="float" office:value="6.35562252998352" calcext:value-type="float">
            <text:p>6.35562252998352</text:p>
          </table:table-cell>
          <table:table-cell table:style-name="ce2" office:value-type="float" office:value="0.248871407327511" calcext:value-type="float">
            <text:p>0.24887140732751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3100001, 'decision_function_shape': 'ovr', 'degree': 6, 'kernel': 'poly', 'shrinking': True}</text:p>
          </table:table-cell>
          <table:table-cell table:style-name="ce3" office:value-type="float" office:value="0.32312447316662" calcext:value-type="float">
            <text:p>0.32312447316662</text:p>
          </table:table-cell>
          <table:table-cell table:style-name="ce3" office:value-type="float" office:value="0.339797639123103" calcext:value-type="float">
            <text:p>0.339797639123103</text:p>
          </table:table-cell>
          <table:table-cell table:style-name="ce3" office:value-type="float" office:value="0.336143901068016" calcext:value-type="float">
            <text:p>0.336143901068016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28480993565308" calcext:value-type="float">
            <text:p>0.328480993565308</text:p>
          </table:table-cell>
          <table:table-cell table:style-name="ce3" office:value-type="float" office:value="0.00816036424012321" calcext:value-type="float">
            <text:p>0.00816036424012321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2" office:value-type="float" office:value="46.8553301811218" calcext:value-type="float">
            <text:p>46.8553301811218</text:p>
          </table:table-cell>
          <table:table-cell table:style-name="ce2" office:value-type="float" office:value="0.925282784988136" calcext:value-type="float">
            <text:p>0.925282784988136</text:p>
          </table:table-cell>
          <table:table-cell table:style-name="ce2" office:value-type="float" office:value="6.34726490974426" calcext:value-type="float">
            <text:p>6.34726490974426</text:p>
          </table:table-cell>
          <table:table-cell table:style-name="ce2" office:value-type="float" office:value="0.214368272844209" calcext:value-type="float">
            <text:p>0.214368272844209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3100001, 'decision_function_shape': 'ovr', 'degree': 6, 'kernel': 'poly', 'shrinking': False}</text:p>
          </table:table-cell>
          <table:table-cell table:style-name="ce3" office:value-type="float" office:value="0.32312447316662" calcext:value-type="float">
            <text:p>0.32312447316662</text:p>
          </table:table-cell>
          <table:table-cell table:style-name="ce3" office:value-type="float" office:value="0.339797639123103" calcext:value-type="float">
            <text:p>0.339797639123103</text:p>
          </table:table-cell>
          <table:table-cell table:style-name="ce3" office:value-type="float" office:value="0.336143901068016" calcext:value-type="float">
            <text:p>0.336143901068016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182686902754" calcext:value-type="float">
            <text:p>0.325182686902754</text:p>
          </table:table-cell>
          <table:table-cell table:style-name="ce3" office:value-type="float" office:value="0.328480993565308" calcext:value-type="float">
            <text:p>0.328480993565308</text:p>
          </table:table-cell>
          <table:table-cell table:style-name="ce3" office:value-type="float" office:value="0.00816036424012321" calcext:value-type="float">
            <text:p>0.00816036424012321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2" office:value-type="float" office:value="47.3126270771027" calcext:value-type="float">
            <text:p>47.3126270771027</text:p>
          </table:table-cell>
          <table:table-cell table:style-name="ce2" office:value-type="float" office:value="1.15827209639014" calcext:value-type="float">
            <text:p>1.15827209639014</text:p>
          </table:table-cell>
          <table:table-cell table:style-name="ce2" office:value-type="float" office:value="6.3516261100769" calcext:value-type="float">
            <text:p>6.3516261100769</text:p>
          </table:table-cell>
          <table:table-cell table:style-name="ce2" office:value-type="float" office:value="0.183566675224253" calcext:value-type="float">
            <text:p>0.183566675224253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3100001, 'decision_function_shape': 'ovr', 'degree': 7, 'kernel': 'poly', 'shrinking': True}</text:p>
          </table:table-cell>
          <table:table-cell table:style-name="ce3" office:value-type="float" office:value="0.307108738409666" calcext:value-type="float">
            <text:p>0.307108738409666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2535132096684" calcext:value-type="float">
            <text:p>0.312535132096684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9257610526228" calcext:value-type="float">
            <text:p>0.309257610526228</text:p>
          </table:table-cell>
          <table:table-cell table:style-name="ce3" office:value-type="float" office:value="0.00476608094810799" calcext:value-type="float">
            <text:p>0.00476608094810799</text:p>
          </table:table-cell>
          <table:table-cell table:style-name="ce3"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2" office:value-type="float" office:value="46.9084726333618" calcext:value-type="float">
            <text:p>46.9084726333618</text:p>
          </table:table-cell>
          <table:table-cell table:style-name="ce2" office:value-type="float" office:value="1.28918727340877" calcext:value-type="float">
            <text:p>1.28918727340877</text:p>
          </table:table-cell>
          <table:table-cell table:style-name="ce2" office:value-type="float" office:value="6.40954742431641" calcext:value-type="float">
            <text:p>6.40954742431641</text:p>
          </table:table-cell>
          <table:table-cell table:style-name="ce2" office:value-type="float" office:value="0.154101562986761" calcext:value-type="float">
            <text:p>0.154101562986761</text:p>
          </table:table-cell>
          <table:table-cell table:style-name="ce2" office:value-type="float" office:value="1.31000006198883" calcext:value-type="float">
            <text:p>1.3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3100001, 'decision_function_shape': 'ovr', 'degree': 7, 'kernel': 'poly', 'shrinking': False}</text:p>
          </table:table-cell>
          <table:table-cell table:style-name="ce3" office:value-type="float" office:value="0.307108738409666" calcext:value-type="float">
            <text:p>0.307108738409666</text:p>
          </table:table-cell>
          <table:table-cell table:style-name="ce3" office:value-type="float" office:value="0.316469926925239" calcext:value-type="float">
            <text:p>0.316469926925239</text:p>
          </table:table-cell>
          <table:table-cell table:style-name="ce3" office:value-type="float" office:value="0.312535132096684" calcext:value-type="float">
            <text:p>0.312535132096684</text:p>
          </table:table-cell>
          <table:table-cell table:style-name="ce3" office:value-type="float" office:value="0.302698145025295" calcext:value-type="float">
            <text:p>0.302698145025295</text:p>
          </table:table-cell>
          <table:table-cell table:style-name="ce3" office:value-type="float" office:value="0.307476110174255" calcext:value-type="float">
            <text:p>0.307476110174255</text:p>
          </table:table-cell>
          <table:table-cell table:style-name="ce3" office:value-type="float" office:value="0.309257610526228" calcext:value-type="float">
            <text:p>0.309257610526228</text:p>
          </table:table-cell>
          <table:table-cell table:style-name="ce3" office:value-type="float" office:value="0.00476608094810799" calcext:value-type="float">
            <text:p>0.00476608094810799</text:p>
          </table:table-cell>
          <table:table-cell table:style-name="ce3"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office:value-type="float" office:value="41.64829621315" calcext:value-type="float">
            <text:p>41.64829621315</text:p>
          </table:table-cell>
          <table:table-cell table:style-name="ce2" office:value-type="float" office:value="0.593902654540615" calcext:value-type="float">
            <text:p>0.593902654540615</text:p>
          </table:table-cell>
          <table:table-cell table:style-name="ce2" office:value-type="float" office:value="5.38749666213989" calcext:value-type="float">
            <text:p>5.38749666213989</text:p>
          </table:table-cell>
          <table:table-cell table:style-name="ce2" office:value-type="float" office:value="0.178747973722212" calcext:value-type="float">
            <text:p>0.178747973722212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41, 'decision_function_shape': 'ovo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318718381113" calcext:value-type="float">
            <text:p>0.77318718381113</text:p>
          </table:table-cell>
          <table:table-cell table:style-name="ce3" office:value-type="float" office:value="0.66779089376054" calcext:value-type="float">
            <text:p>0.6677908937605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08844104070135" calcext:value-type="float">
            <text:p>0.708844104070135</text:p>
          </table:table-cell>
          <table:table-cell table:style-name="ce3" office:value-type="float" office:value="0.0435638050644066" calcext:value-type="float">
            <text:p>0.0435638050644066</text:p>
          </table:table-cell>
          <table:table-cell table:style-name="ce3"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2" office:value-type="float" office:value="33.5199146747589" calcext:value-type="float">
            <text:p>33.5199146747589</text:p>
          </table:table-cell>
          <table:table-cell table:style-name="ce2" office:value-type="float" office:value="0.746764285833392" calcext:value-type="float">
            <text:p>0.746764285833392</text:p>
          </table:table-cell>
          <table:table-cell table:style-name="ce2" office:value-type="float" office:value="5.36438984870911" calcext:value-type="float">
            <text:p>5.36438984870911</text:p>
          </table:table-cell>
          <table:table-cell table:style-name="ce2" office:value-type="float" office:value="0.208514986892284" calcext:value-type="float">
            <text:p>0.208514986892284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41, 'decision_function_shape': 'ovo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318718381113" calcext:value-type="float">
            <text:p>0.77318718381113</text:p>
          </table:table-cell>
          <table:table-cell table:style-name="ce3" office:value-type="float" office:value="0.66779089376054" calcext:value-type="float">
            <text:p>0.6677908937605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08844104070135" calcext:value-type="float">
            <text:p>0.708844104070135</text:p>
          </table:table-cell>
          <table:table-cell table:style-name="ce3" office:value-type="float" office:value="0.0435638050644066" calcext:value-type="float">
            <text:p>0.0435638050644066</text:p>
          </table:table-cell>
          <table:table-cell table:style-name="ce3"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2" office:value-type="float" office:value="46.1171923160553" calcext:value-type="float">
            <text:p>46.1171923160553</text:p>
          </table:table-cell>
          <table:table-cell table:style-name="ce2" office:value-type="float" office:value="1.16963074622247" calcext:value-type="float">
            <text:p>1.16963074622247</text:p>
          </table:table-cell>
          <table:table-cell table:style-name="ce2" office:value-type="float" office:value="5.98938689231873" calcext:value-type="float">
            <text:p>5.98938689231873</text:p>
          </table:table-cell>
          <table:table-cell table:style-name="ce2" office:value-type="float" office:value="0.187245826069655" calcext:value-type="float">
            <text:p>0.187245826069655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41, 'decision_function_shape': 'ovo', 'degree': 3, 'kernel': 'poly', 'shrinking': Tru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8695896571107" calcext:value-type="float">
            <text:p>0.578695896571107</text:p>
          </table:table-cell>
          <table:table-cell table:style-name="ce3" office:value-type="float" office:value="0.601461495222035" calcext:value-type="float">
            <text:p>0.601461495222035</text:p>
          </table:table-cell>
          <table:table-cell table:style-name="ce3" office:value-type="float" office:value="0.603623271153372" calcext:value-type="float">
            <text:p>0.603623271153372</text:p>
          </table:table-cell>
          <table:table-cell table:style-name="ce3" office:value-type="float" office:value="0.0422738196355999" calcext:value-type="float">
            <text:p>0.0422738196355999</text:p>
          </table:table-cell>
          <table:table-cell table:style-name="ce3"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2" office:value-type="float" office:value="41.492696762085" calcext:value-type="float">
            <text:p>41.492696762085</text:p>
          </table:table-cell>
          <table:table-cell table:style-name="ce2" office:value-type="float" office:value="0.9344613742088" calcext:value-type="float">
            <text:p>0.9344613742088</text:p>
          </table:table-cell>
          <table:table-cell table:style-name="ce2" office:value-type="float" office:value="5.93674802780151" calcext:value-type="float">
            <text:p>5.93674802780151</text:p>
          </table:table-cell>
          <table:table-cell table:style-name="ce2" office:value-type="float" office:value="0.173973687734158" calcext:value-type="float">
            <text:p>0.173973687734158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41, 'decision_function_shape': 'ovo', 'degree': 3, 'kernel': 'poly', 'shrinking': Fals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8695896571107" calcext:value-type="float">
            <text:p>0.578695896571107</text:p>
          </table:table-cell>
          <table:table-cell table:style-name="ce3" office:value-type="float" office:value="0.601461495222035" calcext:value-type="float">
            <text:p>0.601461495222035</text:p>
          </table:table-cell>
          <table:table-cell table:style-name="ce3" office:value-type="float" office:value="0.603623271153372" calcext:value-type="float">
            <text:p>0.603623271153372</text:p>
          </table:table-cell>
          <table:table-cell table:style-name="ce3" office:value-type="float" office:value="0.0422738196355999" calcext:value-type="float">
            <text:p>0.0422738196355999</text:p>
          </table:table-cell>
          <table:table-cell table:style-name="ce3"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2" office:value-type="float" office:value="47.4521457672119" calcext:value-type="float">
            <text:p>47.4521457672119</text:p>
          </table:table-cell>
          <table:table-cell table:style-name="ce2" office:value-type="float" office:value="1.06842822391894" calcext:value-type="float">
            <text:p>1.06842822391894</text:p>
          </table:table-cell>
          <table:table-cell table:style-name="ce2" office:value-type="float" office:value="6.29364280700684" calcext:value-type="float">
            <text:p>6.29364280700684</text:p>
          </table:table-cell>
          <table:table-cell table:style-name="ce2" office:value-type="float" office:value="0.214706758987759" calcext:value-type="float">
            <text:p>0.21470675898775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41, 'decision_function_shape': 'ovo', 'degree': 4, 'kernel': 'poly', 'shrinking': Tru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42383361439" calcext:value-type="float">
            <text:p>0.47442383361439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8936904136344" calcext:value-type="float">
            <text:p>0.448936904136344</text:p>
          </table:table-cell>
          <table:table-cell table:style-name="ce3" office:value-type="float" office:value="0.0288014180977082" calcext:value-type="float">
            <text:p>0.0288014180977082</text:p>
          </table:table-cell>
          <table:table-cell table:style-name="ce3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2" office:value-type="float" office:value="45.9533986091614" calcext:value-type="float">
            <text:p>45.9533986091614</text:p>
          </table:table-cell>
          <table:table-cell table:style-name="ce2" office:value-type="float" office:value="1.01965939924854" calcext:value-type="float">
            <text:p>1.01965939924854</text:p>
          </table:table-cell>
          <table:table-cell table:style-name="ce2" office:value-type="float" office:value="6.3025013923645" calcext:value-type="float">
            <text:p>6.3025013923645</text:p>
          </table:table-cell>
          <table:table-cell table:style-name="ce2" office:value-type="float" office:value="0.204690112401136" calcext:value-type="float">
            <text:p>0.20469011240113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41, 'decision_function_shape': 'ovo', 'degree': 4, 'kernel': 'poly', 'shrinking': Fals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42383361439" calcext:value-type="float">
            <text:p>0.47442383361439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8936904136344" calcext:value-type="float">
            <text:p>0.448936904136344</text:p>
          </table:table-cell>
          <table:table-cell table:style-name="ce3" office:value-type="float" office:value="0.0288014180977082" calcext:value-type="float">
            <text:p>0.0288014180977082</text:p>
          </table:table-cell>
          <table:table-cell table:style-name="ce3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2" office:value-type="float" office:value="47.8756012439728" calcext:value-type="float">
            <text:p>47.8756012439728</text:p>
          </table:table-cell>
          <table:table-cell table:style-name="ce2" office:value-type="float" office:value="0.727397809665459" calcext:value-type="float">
            <text:p>0.727397809665459</text:p>
          </table:table-cell>
          <table:table-cell table:style-name="ce2" office:value-type="float" office:value="6.47096996307373" calcext:value-type="float">
            <text:p>6.47096996307373</text:p>
          </table:table-cell>
          <table:table-cell table:style-name="ce2" office:value-type="float" office:value="0.262855218288526" calcext:value-type="float">
            <text:p>0.26285521828852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41, 'decision_function_shape': 'ovo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5817875210793" calcext:value-type="float">
            <text:p>0.355817875210793</text:p>
          </table:table-cell>
          <table:table-cell table:style-name="ce3" office:value-type="float" office:value="0.361720067453626" calcext:value-type="float">
            <text:p>0.361720067453626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7062867777173" calcext:value-type="float">
            <text:p>0.0157062867777173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2" office:value-type="float" office:value="46.9254224300385" calcext:value-type="float">
            <text:p>46.9254224300385</text:p>
          </table:table-cell>
          <table:table-cell table:style-name="ce2" office:value-type="float" office:value="0.856605367280769" calcext:value-type="float">
            <text:p>0.856605367280769</text:p>
          </table:table-cell>
          <table:table-cell table:style-name="ce2" office:value-type="float" office:value="6.40508279800415" calcext:value-type="float">
            <text:p>6.40508279800415</text:p>
          </table:table-cell>
          <table:table-cell table:style-name="ce2" office:value-type="float" office:value="0.208288965034052" calcext:value-type="float">
            <text:p>0.208288965034052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41, 'decision_function_shape': 'ovo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5817875210793" calcext:value-type="float">
            <text:p>0.355817875210793</text:p>
          </table:table-cell>
          <table:table-cell table:style-name="ce3" office:value-type="float" office:value="0.361720067453626" calcext:value-type="float">
            <text:p>0.361720067453626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7062867777173" calcext:value-type="float">
            <text:p>0.0157062867777173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2" office:value-type="float" office:value="47.9531208992004" calcext:value-type="float">
            <text:p>47.9531208992004</text:p>
          </table:table-cell>
          <table:table-cell table:style-name="ce2" office:value-type="float" office:value="1.07228456980804" calcext:value-type="float">
            <text:p>1.07228456980804</text:p>
          </table:table-cell>
          <table:table-cell table:style-name="ce2" office:value-type="float" office:value="6.4442298412323" calcext:value-type="float">
            <text:p>6.4442298412323</text:p>
          </table:table-cell>
          <table:table-cell table:style-name="ce2" office:value-type="float" office:value="0.203057204951976" calcext:value-type="float">
            <text:p>0.20305720495197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41, 'decision_function_shape': 'ovo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744800449691" calcext:value-type="float">
            <text:p>0.325744800449691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45292100579431" calcext:value-type="float">
            <text:p>0.00845292100579431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2" office:value-type="float" office:value="47.3149114608765" calcext:value-type="float">
            <text:p>47.3149114608765</text:p>
          </table:table-cell>
          <table:table-cell table:style-name="ce2" office:value-type="float" office:value="0.996400829770243" calcext:value-type="float">
            <text:p>0.996400829770243</text:p>
          </table:table-cell>
          <table:table-cell table:style-name="ce2" office:value-type="float" office:value="6.44498596191406" calcext:value-type="float">
            <text:p>6.44498596191406</text:p>
          </table:table-cell>
          <table:table-cell table:style-name="ce2" office:value-type="float" office:value="0.217849255110476" calcext:value-type="float">
            <text:p>0.21784925511047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41, 'decision_function_shape': 'ovo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744800449691" calcext:value-type="float">
            <text:p>0.325744800449691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45292100579431" calcext:value-type="float">
            <text:p>0.00845292100579431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2" office:value-type="float" office:value="47.3578850269318" calcext:value-type="float">
            <text:p>47.3578850269318</text:p>
          </table:table-cell>
          <table:table-cell table:style-name="ce2" office:value-type="float" office:value="0.705897516099186" calcext:value-type="float">
            <text:p>0.705897516099186</text:p>
          </table:table-cell>
          <table:table-cell table:style-name="ce2" office:value-type="float" office:value="6.39182276725769" calcext:value-type="float">
            <text:p>6.39182276725769</text:p>
          </table:table-cell>
          <table:table-cell table:style-name="ce2" office:value-type="float" office:value="0.225555861068516" calcext:value-type="float">
            <text:p>0.22555586106851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4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292861157954" calcext:value-type="float">
            <text:p>0.301292861157954</text:p>
          </table:table-cell>
          <table:table-cell table:style-name="ce3" office:value-type="float" office:value="0.308038223721192" calcext:value-type="float">
            <text:p>0.308038223721192</text:p>
          </table:table-cell>
          <table:table-cell table:style-name="ce3" office:value-type="float" office:value="0.309538604123124" calcext:value-type="float">
            <text:p>0.309538604123124</text:p>
          </table:table-cell>
          <table:table-cell table:style-name="ce3" office:value-type="float" office:value="0.00535040635179539" calcext:value-type="float">
            <text:p>0.00535040635179539</text:p>
          </table:table-cell>
          <table:table-cell table:style-name="ce3"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2" office:value-type="float" office:value="47.4044600963593" calcext:value-type="float">
            <text:p>47.4044600963593</text:p>
          </table:table-cell>
          <table:table-cell table:style-name="ce2" office:value-type="float" office:value="1.00028807168965" calcext:value-type="float">
            <text:p>1.00028807168965</text:p>
          </table:table-cell>
          <table:table-cell table:style-name="ce2" office:value-type="float" office:value="6.50075392723084" calcext:value-type="float">
            <text:p>6.50075392723084</text:p>
          </table:table-cell>
          <table:table-cell table:style-name="ce2" office:value-type="float" office:value="0.297695249647809" calcext:value-type="float">
            <text:p>0.29769524964780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4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292861157954" calcext:value-type="float">
            <text:p>0.301292861157954</text:p>
          </table:table-cell>
          <table:table-cell table:style-name="ce3" office:value-type="float" office:value="0.308038223721192" calcext:value-type="float">
            <text:p>0.308038223721192</text:p>
          </table:table-cell>
          <table:table-cell table:style-name="ce3" office:value-type="float" office:value="0.309538604123124" calcext:value-type="float">
            <text:p>0.309538604123124</text:p>
          </table:table-cell>
          <table:table-cell table:style-name="ce3" office:value-type="float" office:value="0.00535040635179539" calcext:value-type="float">
            <text:p>0.00535040635179539</text:p>
          </table:table-cell>
          <table:table-cell table:style-name="ce3"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office:value-type="float" office:value="41.4655059337616" calcext:value-type="float">
            <text:p>41.4655059337616</text:p>
          </table:table-cell>
          <table:table-cell table:style-name="ce2" office:value-type="float" office:value="0.536455119297723" calcext:value-type="float">
            <text:p>0.536455119297723</text:p>
          </table:table-cell>
          <table:table-cell table:style-name="ce2" office:value-type="float" office:value="5.33266425132752" calcext:value-type="float">
            <text:p>5.33266425132752</text:p>
          </table:table-cell>
          <table:table-cell table:style-name="ce2" office:value-type="float" office:value="0.22927621459639" calcext:value-type="float">
            <text:p>0.2292762145963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41, 'decision_function_shape': 'ovr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318718381113" calcext:value-type="float">
            <text:p>0.77318718381113</text:p>
          </table:table-cell>
          <table:table-cell table:style-name="ce3" office:value-type="float" office:value="0.66779089376054" calcext:value-type="float">
            <text:p>0.6677908937605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08844104070135" calcext:value-type="float">
            <text:p>0.708844104070135</text:p>
          </table:table-cell>
          <table:table-cell table:style-name="ce3" office:value-type="float" office:value="0.0435638050644066" calcext:value-type="float">
            <text:p>0.0435638050644066</text:p>
          </table:table-cell>
          <table:table-cell table:style-name="ce3"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2" office:value-type="float" office:value="33.5615425109863" calcext:value-type="float">
            <text:p>33.5615425109863</text:p>
          </table:table-cell>
          <table:table-cell table:style-name="ce2" office:value-type="float" office:value="0.688849328265581" calcext:value-type="float">
            <text:p>0.688849328265581</text:p>
          </table:table-cell>
          <table:table-cell table:style-name="ce2" office:value-type="float" office:value="5.34531512260437" calcext:value-type="float">
            <text:p>5.34531512260437</text:p>
          </table:table-cell>
          <table:table-cell table:style-name="ce2" office:value-type="float" office:value="0.273484583904691" calcext:value-type="float">
            <text:p>0.273484583904691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41, 'decision_function_shape': 'ovr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5924676784711" calcext:value-type="float">
            <text:p>0.745924676784711</text:p>
          </table:table-cell>
          <table:table-cell table:style-name="ce3" office:value-type="float" office:value="0.77318718381113" calcext:value-type="float">
            <text:p>0.77318718381113</text:p>
          </table:table-cell>
          <table:table-cell table:style-name="ce3" office:value-type="float" office:value="0.66779089376054" calcext:value-type="float">
            <text:p>0.66779089376054</text:p>
          </table:table-cell>
          <table:table-cell table:style-name="ce3" office:value-type="float" office:value="0.693929173693086" calcext:value-type="float">
            <text:p>0.693929173693086</text:p>
          </table:table-cell>
          <table:table-cell table:style-name="ce3" office:value-type="float" office:value="0.708844104070135" calcext:value-type="float">
            <text:p>0.708844104070135</text:p>
          </table:table-cell>
          <table:table-cell table:style-name="ce3" office:value-type="float" office:value="0.0435638050644066" calcext:value-type="float">
            <text:p>0.0435638050644066</text:p>
          </table:table-cell>
          <table:table-cell table:style-name="ce3"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46.176958656311" calcext:value-type="float">
            <text:p>46.176958656311</text:p>
          </table:table-cell>
          <table:table-cell table:style-name="ce2" office:value-type="float" office:value="0.846541800186565" calcext:value-type="float">
            <text:p>0.846541800186565</text:p>
          </table:table-cell>
          <table:table-cell table:style-name="ce2" office:value-type="float" office:value="6.01535482406616" calcext:value-type="float">
            <text:p>6.01535482406616</text:p>
          </table:table-cell>
          <table:table-cell table:style-name="ce2" office:value-type="float" office:value="0.208571379852824" calcext:value-type="float">
            <text:p>0.208571379852824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41, 'decision_function_shape': 'ovr', 'degree': 3, 'kernel': 'poly', 'shrinking': Tru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8695896571107" calcext:value-type="float">
            <text:p>0.578695896571107</text:p>
          </table:table-cell>
          <table:table-cell table:style-name="ce3" office:value-type="float" office:value="0.601461495222035" calcext:value-type="float">
            <text:p>0.601461495222035</text:p>
          </table:table-cell>
          <table:table-cell table:style-name="ce3" office:value-type="float" office:value="0.603623271153372" calcext:value-type="float">
            <text:p>0.603623271153372</text:p>
          </table:table-cell>
          <table:table-cell table:style-name="ce3" office:value-type="float" office:value="0.0422738196355999" calcext:value-type="float">
            <text:p>0.0422738196355999</text:p>
          </table:table-cell>
          <table:table-cell table:style-name="ce3"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2" office:value-type="float" office:value="41.9903926849365" calcext:value-type="float">
            <text:p>41.9903926849365</text:p>
          </table:table-cell>
          <table:table-cell table:style-name="ce2" office:value-type="float" office:value="0.683830467291181" calcext:value-type="float">
            <text:p>0.683830467291181</text:p>
          </table:table-cell>
          <table:table-cell table:style-name="ce2" office:value-type="float" office:value="6.0284375667572" calcext:value-type="float">
            <text:p>6.0284375667572</text:p>
          </table:table-cell>
          <table:table-cell table:style-name="ce2" office:value-type="float" office:value="0.209456481839159" calcext:value-type="float">
            <text:p>0.20945648183915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41, 'decision_function_shape': 'ovr', 'degree': 3, 'kernel': 'poly', 'shrinking': Fals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09724564362" calcext:value-type="float">
            <text:p>0.6309724564362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8695896571107" calcext:value-type="float">
            <text:p>0.578695896571107</text:p>
          </table:table-cell>
          <table:table-cell table:style-name="ce3" office:value-type="float" office:value="0.601461495222035" calcext:value-type="float">
            <text:p>0.601461495222035</text:p>
          </table:table-cell>
          <table:table-cell table:style-name="ce3" office:value-type="float" office:value="0.603623271153372" calcext:value-type="float">
            <text:p>0.603623271153372</text:p>
          </table:table-cell>
          <table:table-cell table:style-name="ce3" office:value-type="float" office:value="0.0422738196355999" calcext:value-type="float">
            <text:p>0.0422738196355999</text:p>
          </table:table-cell>
          <table:table-cell table:style-name="ce3"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2" office:value-type="float" office:value="47.6710442066193" calcext:value-type="float">
            <text:p>47.6710442066193</text:p>
          </table:table-cell>
          <table:table-cell table:style-name="ce2" office:value-type="float" office:value="0.796132502139632" calcext:value-type="float">
            <text:p>0.796132502139632</text:p>
          </table:table-cell>
          <table:table-cell table:style-name="ce2" office:value-type="float" office:value="6.31453561782837" calcext:value-type="float">
            <text:p>6.31453561782837</text:p>
          </table:table-cell>
          <table:table-cell table:style-name="ce2" office:value-type="float" office:value="0.204952538681487" calcext:value-type="float">
            <text:p>0.20495253868148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41, 'decision_function_shape': 'ovr', 'degree': 4, 'kernel': 'poly', 'shrinking': Tru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42383361439" calcext:value-type="float">
            <text:p>0.47442383361439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8936904136344" calcext:value-type="float">
            <text:p>0.448936904136344</text:p>
          </table:table-cell>
          <table:table-cell table:style-name="ce3" office:value-type="float" office:value="0.0288014180977082" calcext:value-type="float">
            <text:p>0.0288014180977082</text:p>
          </table:table-cell>
          <table:table-cell table:style-name="ce3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2" office:value-type="float" office:value="46.1168982982636" calcext:value-type="float">
            <text:p>46.1168982982636</text:p>
          </table:table-cell>
          <table:table-cell table:style-name="ce2" office:value-type="float" office:value="0.685287106738003" calcext:value-type="float">
            <text:p>0.685287106738003</text:p>
          </table:table-cell>
          <table:table-cell table:style-name="ce2" office:value-type="float" office:value="6.31455426216126" calcext:value-type="float">
            <text:p>6.31455426216126</text:p>
          </table:table-cell>
          <table:table-cell table:style-name="ce2" office:value-type="float" office:value="0.260770514416406" calcext:value-type="float">
            <text:p>0.26077051441640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41, 'decision_function_shape': 'ovr', 'degree': 4, 'kernel': 'poly', 'shrinking': Fals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42383361439" calcext:value-type="float">
            <text:p>0.47442383361439</text:p>
          </table:table-cell>
          <table:table-cell table:style-name="ce3" office:value-type="float" office:value="0.490163012928612" calcext:value-type="float">
            <text:p>0.490163012928612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8936904136344" calcext:value-type="float">
            <text:p>0.448936904136344</text:p>
          </table:table-cell>
          <table:table-cell table:style-name="ce3" office:value-type="float" office:value="0.0288014180977082" calcext:value-type="float">
            <text:p>0.0288014180977082</text:p>
          </table:table-cell>
          <table:table-cell table:style-name="ce3" office:value-type="float" office:value="389" calcext:value-type="float">
            <text:p>389</text:p>
          </table:table-cell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2" office:value-type="float" office:value="47.7574756145477" calcext:value-type="float">
            <text:p>47.7574756145477</text:p>
          </table:table-cell>
          <table:table-cell table:style-name="ce2" office:value-type="float" office:value="0.911538678780556" calcext:value-type="float">
            <text:p>0.911538678780556</text:p>
          </table:table-cell>
          <table:table-cell table:style-name="ce2" office:value-type="float" office:value="6.41132764816284" calcext:value-type="float">
            <text:p>6.41132764816284</text:p>
          </table:table-cell>
          <table:table-cell table:style-name="ce2" office:value-type="float" office:value="0.230116178354416" calcext:value-type="float">
            <text:p>0.230116178354416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41, 'decision_function_shape': 'ovr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5817875210793" calcext:value-type="float">
            <text:p>0.355817875210793</text:p>
          </table:table-cell>
          <table:table-cell table:style-name="ce3" office:value-type="float" office:value="0.361720067453626" calcext:value-type="float">
            <text:p>0.361720067453626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7062867777173" calcext:value-type="float">
            <text:p>0.0157062867777173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2" office:value-type="float" office:value="47.2026725769043" calcext:value-type="float">
            <text:p>47.2026725769043</text:p>
          </table:table-cell>
          <table:table-cell table:style-name="ce2" office:value-type="float" office:value="0.745984616775013" calcext:value-type="float">
            <text:p>0.745984616775013</text:p>
          </table:table-cell>
          <table:table-cell table:style-name="ce2" office:value-type="float" office:value="6.4366708278656" calcext:value-type="float">
            <text:p>6.4366708278656</text:p>
          </table:table-cell>
          <table:table-cell table:style-name="ce2" office:value-type="float" office:value="0.201970961017385" calcext:value-type="float">
            <text:p>0.201970961017385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41, 'decision_function_shape': 'ovr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5817875210793" calcext:value-type="float">
            <text:p>0.355817875210793</text:p>
          </table:table-cell>
          <table:table-cell table:style-name="ce3" office:value-type="float" office:value="0.361720067453626" calcext:value-type="float">
            <text:p>0.361720067453626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7062867777173" calcext:value-type="float">
            <text:p>0.0157062867777173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2" office:value-type="float" office:value="47.8663250923157" calcext:value-type="float">
            <text:p>47.8663250923157</text:p>
          </table:table-cell>
          <table:table-cell table:style-name="ce2" office:value-type="float" office:value="0.855996779235381" calcext:value-type="float">
            <text:p>0.855996779235381</text:p>
          </table:table-cell>
          <table:table-cell table:style-name="ce2" office:value-type="float" office:value="6.4122260093689" calcext:value-type="float">
            <text:p>6.4122260093689</text:p>
          </table:table-cell>
          <table:table-cell table:style-name="ce2" office:value-type="float" office:value="0.227407274494067" calcext:value-type="float">
            <text:p>0.22740727449406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41, 'decision_function_shape': 'ovr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744800449691" calcext:value-type="float">
            <text:p>0.325744800449691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45292100579431" calcext:value-type="float">
            <text:p>0.00845292100579431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2" office:value-type="float" office:value="47.3979180812836" calcext:value-type="float">
            <text:p>47.3979180812836</text:p>
          </table:table-cell>
          <table:table-cell table:style-name="ce2" office:value-type="float" office:value="1.15634292891294" calcext:value-type="float">
            <text:p>1.15634292891294</text:p>
          </table:table-cell>
          <table:table-cell table:style-name="ce2" office:value-type="float" office:value="6.44411263465881" calcext:value-type="float">
            <text:p>6.44411263465881</text:p>
          </table:table-cell>
          <table:table-cell table:style-name="ce2" office:value-type="float" office:value="0.194109899875549" calcext:value-type="float">
            <text:p>0.19410989987554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41, 'decision_function_shape': 'ovr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5744800449691" calcext:value-type="float">
            <text:p>0.325744800449691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45292100579431" calcext:value-type="float">
            <text:p>0.00845292100579431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office:value-type="float" office:value="47.4694877624512" calcext:value-type="float">
            <text:p>47.4694877624512</text:p>
          </table:table-cell>
          <table:table-cell table:style-name="ce2" office:value-type="float" office:value="0.835434585149107" calcext:value-type="float">
            <text:p>0.835434585149107</text:p>
          </table:table-cell>
          <table:table-cell table:style-name="ce2" office:value-type="float" office:value="6.41770668029785" calcext:value-type="float">
            <text:p>6.41770668029785</text:p>
          </table:table-cell>
          <table:table-cell table:style-name="ce2" office:value-type="float" office:value="0.208946804653029" calcext:value-type="float">
            <text:p>0.208946804653029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4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292861157954" calcext:value-type="float">
            <text:p>0.301292861157954</text:p>
          </table:table-cell>
          <table:table-cell table:style-name="ce3" office:value-type="float" office:value="0.308038223721192" calcext:value-type="float">
            <text:p>0.308038223721192</text:p>
          </table:table-cell>
          <table:table-cell table:style-name="ce3" office:value-type="float" office:value="0.309538604123124" calcext:value-type="float">
            <text:p>0.309538604123124</text:p>
          </table:table-cell>
          <table:table-cell table:style-name="ce3" office:value-type="float" office:value="0.00535040635179539" calcext:value-type="float">
            <text:p>0.00535040635179539</text:p>
          </table:table-cell>
          <table:table-cell table:style-name="ce3"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office:value-type="float" office:value="47.1146468162537" calcext:value-type="float">
            <text:p>47.1146468162537</text:p>
          </table:table-cell>
          <table:table-cell table:style-name="ce2" office:value-type="float" office:value="0.733557557562698" calcext:value-type="float">
            <text:p>0.733557557562698</text:p>
          </table:table-cell>
          <table:table-cell table:style-name="ce2" office:value-type="float" office:value="6.4653413772583" calcext:value-type="float">
            <text:p>6.4653413772583</text:p>
          </table:table-cell>
          <table:table-cell table:style-name="ce2" office:value-type="float" office:value="0.248595639727617" calcext:value-type="float">
            <text:p>0.248595639727617</text:p>
          </table:table-cell>
          <table:table-cell table:style-name="ce2" office:value-type="float" office:value="1.4099999666214" calcext:value-type="float">
            <text:p>1.4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4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292861157954" calcext:value-type="float">
            <text:p>0.301292861157954</text:p>
          </table:table-cell>
          <table:table-cell table:style-name="ce3" office:value-type="float" office:value="0.308038223721192" calcext:value-type="float">
            <text:p>0.308038223721192</text:p>
          </table:table-cell>
          <table:table-cell table:style-name="ce3" office:value-type="float" office:value="0.309538604123124" calcext:value-type="float">
            <text:p>0.309538604123124</text:p>
          </table:table-cell>
          <table:table-cell table:style-name="ce3" office:value-type="float" office:value="0.00535040635179539" calcext:value-type="float">
            <text:p>0.00535040635179539</text:p>
          </table:table-cell>
          <table:table-cell table:style-name="ce3"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41.9521572113037" calcext:value-type="float">
            <text:p>41.9521572113037</text:p>
          </table:table-cell>
          <table:table-cell table:style-name="ce2" office:value-type="float" office:value="1.00853020608206" calcext:value-type="float">
            <text:p>1.00853020608206</text:p>
          </table:table-cell>
          <table:table-cell table:style-name="ce2" office:value-type="float" office:value="5.38374133110046" calcext:value-type="float">
            <text:p>5.38374133110046</text:p>
          </table:table-cell>
          <table:table-cell table:style-name="ce2" office:value-type="float" office:value="0.162413250852756" calcext:value-type="float">
            <text:p>0.16241325085275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51, 'decision_function_shape': 'ovo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6610455311973" calcext:value-type="float">
            <text:p>0.66610455311973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08450624587279" calcext:value-type="float">
            <text:p>0.708450624587279</text:p>
          </table:table-cell>
          <table:table-cell table:style-name="ce3" office:value-type="float" office:value="0.044042084448783" calcext:value-type="float">
            <text:p>0.044042084448783</text:p>
          </table:table-cell>
          <table:table-cell table:style-name="ce3"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office:value-type="float" office:value="33.5987500190735" calcext:value-type="float">
            <text:p>33.5987500190735</text:p>
          </table:table-cell>
          <table:table-cell table:style-name="ce2" office:value-type="float" office:value="0.699992364657601" calcext:value-type="float">
            <text:p>0.699992364657601</text:p>
          </table:table-cell>
          <table:table-cell table:style-name="ce2" office:value-type="float" office:value="5.36476736068726" calcext:value-type="float">
            <text:p>5.36476736068726</text:p>
          </table:table-cell>
          <table:table-cell table:style-name="ce2" office:value-type="float" office:value="0.214661380505172" calcext:value-type="float">
            <text:p>0.214661380505172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51, 'decision_function_shape': 'ovo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6610455311973" calcext:value-type="float">
            <text:p>0.66610455311973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08450624587279" calcext:value-type="float">
            <text:p>0.708450624587279</text:p>
          </table:table-cell>
          <table:table-cell table:style-name="ce3" office:value-type="float" office:value="0.044042084448783" calcext:value-type="float">
            <text:p>0.044042084448783</text:p>
          </table:table-cell>
          <table:table-cell table:style-name="ce3"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2" office:value-type="float" office:value="46.5749473571777" calcext:value-type="float">
            <text:p>46.5749473571777</text:p>
          </table:table-cell>
          <table:table-cell table:style-name="ce2" office:value-type="float" office:value="0.986104802494212" calcext:value-type="float">
            <text:p>0.986104802494212</text:p>
          </table:table-cell>
          <table:table-cell table:style-name="ce2" office:value-type="float" office:value="5.98376026153565" calcext:value-type="float">
            <text:p>5.98376026153565</text:p>
          </table:table-cell>
          <table:table-cell table:style-name="ce2" office:value-type="float" office:value="0.192640028328465" calcext:value-type="float">
            <text:p>0.192640028328465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51, 'decision_function_shape': 'ovo', 'degree': 3, 'kernel': 'poly', 'shrinking': True}</text:p>
          </table:table-cell>
          <table:table-cell table:style-name="ce3" office:value-type="float" office:value="0.541444225906153" calcext:value-type="float">
            <text:p>0.541444225906153</text:p>
          </table:table-cell>
          <table:table-cell table:style-name="ce3" office:value-type="float" office:value="0.63265879707701" calcext:value-type="float">
            <text:p>0.63265879707701</text:p>
          </table:table-cell>
          <table:table-cell table:style-name="ce3" office:value-type="float" office:value="0.665261382799326" calcext:value-type="float">
            <text:p>0.665261382799326</text:p>
          </table:table-cell>
          <table:table-cell table:style-name="ce3" office:value-type="float" office:value="0.577852726250703" calcext:value-type="float">
            <text:p>0.577852726250703</text:p>
          </table:table-cell>
          <table:table-cell table:style-name="ce3" office:value-type="float" office:value="0.601180438448567" calcext:value-type="float">
            <text:p>0.601180438448567</text:p>
          </table:table-cell>
          <table:table-cell table:style-name="ce3" office:value-type="float" office:value="0.603679514096352" calcext:value-type="float">
            <text:p>0.603679514096352</text:p>
          </table:table-cell>
          <table:table-cell table:style-name="ce3" office:value-type="float" office:value="0.0428453611039933" calcext:value-type="float">
            <text:p>0.0428453611039933</text:p>
          </table:table-cell>
          <table:table-cell table:style-name="ce3"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2" office:value-type="float" office:value="42.2236733913422" calcext:value-type="float">
            <text:p>42.2236733913422</text:p>
          </table:table-cell>
          <table:table-cell table:style-name="ce2" office:value-type="float" office:value="0.833538068452768" calcext:value-type="float">
            <text:p>0.833538068452768</text:p>
          </table:table-cell>
          <table:table-cell table:style-name="ce2" office:value-type="float" office:value="6.0260703086853" calcext:value-type="float">
            <text:p>6.0260703086853</text:p>
          </table:table-cell>
          <table:table-cell table:style-name="ce2" office:value-type="float" office:value="0.175388486225409" calcext:value-type="float">
            <text:p>0.175388486225409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51, 'decision_function_shape': 'ovo', 'degree': 3, 'kernel': 'poly', 'shrinking': False}</text:p>
          </table:table-cell>
          <table:table-cell table:style-name="ce3" office:value-type="float" office:value="0.541444225906153" calcext:value-type="float">
            <text:p>0.541444225906153</text:p>
          </table:table-cell>
          <table:table-cell table:style-name="ce3" office:value-type="float" office:value="0.63265879707701" calcext:value-type="float">
            <text:p>0.63265879707701</text:p>
          </table:table-cell>
          <table:table-cell table:style-name="ce3" office:value-type="float" office:value="0.665261382799326" calcext:value-type="float">
            <text:p>0.665261382799326</text:p>
          </table:table-cell>
          <table:table-cell table:style-name="ce3" office:value-type="float" office:value="0.577852726250703" calcext:value-type="float">
            <text:p>0.577852726250703</text:p>
          </table:table-cell>
          <table:table-cell table:style-name="ce3" office:value-type="float" office:value="0.601180438448567" calcext:value-type="float">
            <text:p>0.601180438448567</text:p>
          </table:table-cell>
          <table:table-cell table:style-name="ce3" office:value-type="float" office:value="0.603679514096352" calcext:value-type="float">
            <text:p>0.603679514096352</text:p>
          </table:table-cell>
          <table:table-cell table:style-name="ce3" office:value-type="float" office:value="0.0428453611039933" calcext:value-type="float">
            <text:p>0.0428453611039933</text:p>
          </table:table-cell>
          <table:table-cell table:style-name="ce3"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2" office:value-type="float" office:value="47.619930934906" calcext:value-type="float">
            <text:p>47.619930934906</text:p>
          </table:table-cell>
          <table:table-cell table:style-name="ce2" office:value-type="float" office:value="0.873094442874693" calcext:value-type="float">
            <text:p>0.873094442874693</text:p>
          </table:table-cell>
          <table:table-cell table:style-name="ce2" office:value-type="float" office:value="6.30139169692993" calcext:value-type="float">
            <text:p>6.30139169692993</text:p>
          </table:table-cell>
          <table:table-cell table:style-name="ce2" office:value-type="float" office:value="0.227700062275046" calcext:value-type="float">
            <text:p>0.22770006227504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51, 'decision_function_shape': 'ovo', 'degree': 4, 'kernel': 'poly', 'shrinking': Tru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9217960909812" calcext:value-type="float">
            <text:p>0.449217960909812</text:p>
          </table:table-cell>
          <table:table-cell table:style-name="ce3" office:value-type="float" office:value="0.0291424594873252" calcext:value-type="float">
            <text:p>0.0291424594873252</text:p>
          </table:table-cell>
          <table:table-cell table:style-name="ce3"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2" office:value-type="float" office:value="45.8407948493958" calcext:value-type="float">
            <text:p>45.8407948493958</text:p>
          </table:table-cell>
          <table:table-cell table:style-name="ce2" office:value-type="float" office:value="1.00095783153725" calcext:value-type="float">
            <text:p>1.00095783153725</text:p>
          </table:table-cell>
          <table:table-cell table:style-name="ce2" office:value-type="float" office:value="6.23649477958679" calcext:value-type="float">
            <text:p>6.23649477958679</text:p>
          </table:table-cell>
          <table:table-cell table:style-name="ce2" office:value-type="float" office:value="0.163127754392164" calcext:value-type="float">
            <text:p>0.163127754392164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51, 'decision_function_shape': 'ovo', 'degree': 4, 'kernel': 'poly', 'shrinking': Fals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9217960909812" calcext:value-type="float">
            <text:p>0.449217960909812</text:p>
          </table:table-cell>
          <table:table-cell table:style-name="ce3" office:value-type="float" office:value="0.0291424594873252" calcext:value-type="float">
            <text:p>0.0291424594873252</text:p>
          </table:table-cell>
          <table:table-cell table:style-name="ce3"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2" office:value-type="float" office:value="47.7324902534485" calcext:value-type="float">
            <text:p>47.7324902534485</text:p>
          </table:table-cell>
          <table:table-cell table:style-name="ce2" office:value-type="float" office:value="0.975373015838998" calcext:value-type="float">
            <text:p>0.975373015838998</text:p>
          </table:table-cell>
          <table:table-cell table:style-name="ce2" office:value-type="float" office:value="6.4837498664856" calcext:value-type="float">
            <text:p>6.4837498664856</text:p>
          </table:table-cell>
          <table:table-cell table:style-name="ce2" office:value-type="float" office:value="0.207031299333458" calcext:value-type="float">
            <text:p>0.207031299333458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51, 'decision_function_shape': 'ovo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6680168532341" calcext:value-type="float">
            <text:p>0.0156680168532341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2" office:value-type="float" office:value="47.2014376163483" calcext:value-type="float">
            <text:p>47.2014376163483</text:p>
          </table:table-cell>
          <table:table-cell table:style-name="ce2" office:value-type="float" office:value="0.928537920256683" calcext:value-type="float">
            <text:p>0.928537920256683</text:p>
          </table:table-cell>
          <table:table-cell table:style-name="ce2" office:value-type="float" office:value="6.50467367172241" calcext:value-type="float">
            <text:p>6.50467367172241</text:p>
          </table:table-cell>
          <table:table-cell table:style-name="ce2" office:value-type="float" office:value="0.207089859347646" calcext:value-type="float">
            <text:p>0.20708985934764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51, 'decision_function_shape': 'ovo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6680168532341" calcext:value-type="float">
            <text:p>0.0156680168532341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2" office:value-type="float" office:value="47.7284336566925" calcext:value-type="float">
            <text:p>47.7284336566925</text:p>
          </table:table-cell>
          <table:table-cell table:style-name="ce2" office:value-type="float" office:value="0.827105232032431" calcext:value-type="float">
            <text:p>0.827105232032431</text:p>
          </table:table-cell>
          <table:table-cell table:style-name="ce2" office:value-type="float" office:value="6.47182312011719" calcext:value-type="float">
            <text:p>6.47182312011719</text:p>
          </table:table-cell>
          <table:table-cell table:style-name="ce2" office:value-type="float" office:value="0.194975295921838" calcext:value-type="float">
            <text:p>0.194975295921838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51, 'decision_function_shape': 'ovo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437324339517" calcext:value-type="float">
            <text:p>0.318437324339517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67905148591" calcext:value-type="float">
            <text:p>0.329267905148591</text:p>
          </table:table-cell>
          <table:table-cell table:style-name="ce3" office:value-type="float" office:value="0.00835768102892693" calcext:value-type="float">
            <text:p>0.00835768102892693</text:p>
          </table:table-cell>
          <table:table-cell table:style-name="ce3"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2" office:value-type="float" office:value="47.7705093860626" calcext:value-type="float">
            <text:p>47.7705093860626</text:p>
          </table:table-cell>
          <table:table-cell table:style-name="ce2" office:value-type="float" office:value="0.981985826251611" calcext:value-type="float">
            <text:p>0.981985826251611</text:p>
          </table:table-cell>
          <table:table-cell table:style-name="ce2" office:value-type="float" office:value="6.47932167053223" calcext:value-type="float">
            <text:p>6.47932167053223</text:p>
          </table:table-cell>
          <table:table-cell table:style-name="ce2" office:value-type="float" office:value="0.204575730582798" calcext:value-type="float">
            <text:p>0.204575730582798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51, 'decision_function_shape': 'ovo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437324339517" calcext:value-type="float">
            <text:p>0.318437324339517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67905148591" calcext:value-type="float">
            <text:p>0.329267905148591</text:p>
          </table:table-cell>
          <table:table-cell table:style-name="ce3" office:value-type="float" office:value="0.00835768102892693" calcext:value-type="float">
            <text:p>0.00835768102892693</text:p>
          </table:table-cell>
          <table:table-cell table:style-name="ce3"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2" office:value-type="float" office:value="47.6057076931" calcext:value-type="float">
            <text:p>47.6057076931</text:p>
          </table:table-cell>
          <table:table-cell table:style-name="ce2" office:value-type="float" office:value="0.935827950730024" calcext:value-type="float">
            <text:p>0.935827950730024</text:p>
          </table:table-cell>
          <table:table-cell table:style-name="ce2" office:value-type="float" office:value="6.40052103996277" calcext:value-type="float">
            <text:p>6.40052103996277</text:p>
          </table:table-cell>
          <table:table-cell table:style-name="ce2" office:value-type="float" office:value="0.211904724776941" calcext:value-type="float">
            <text:p>0.211904724776941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5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651026832512" calcext:value-type="float">
            <text:p>0.309651026832512</text:p>
          </table:table-cell>
          <table:table-cell table:style-name="ce3" office:value-type="float" office:value="0.00524882089928385" calcext:value-type="float">
            <text:p>0.00524882089928385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2" office:value-type="float" office:value="47.5661344528198" calcext:value-type="float">
            <text:p>47.5661344528198</text:p>
          </table:table-cell>
          <table:table-cell table:style-name="ce2" office:value-type="float" office:value="1.04497706738729" calcext:value-type="float">
            <text:p>1.04497706738729</text:p>
          </table:table-cell>
          <table:table-cell table:style-name="ce2" office:value-type="float" office:value="6.48300075531006" calcext:value-type="float">
            <text:p>6.48300075531006</text:p>
          </table:table-cell>
          <table:table-cell table:style-name="ce2" office:value-type="float" office:value="0.230857256459702" calcext:value-type="float">
            <text:p>0.230857256459702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5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651026832512" calcext:value-type="float">
            <text:p>0.309651026832512</text:p>
          </table:table-cell>
          <table:table-cell table:style-name="ce3" office:value-type="float" office:value="0.00524882089928385" calcext:value-type="float">
            <text:p>0.00524882089928385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2" office:value-type="float" office:value="42.0221066951752" calcext:value-type="float">
            <text:p>42.0221066951752</text:p>
          </table:table-cell>
          <table:table-cell table:style-name="ce2" office:value-type="float" office:value="0.972157869995072" calcext:value-type="float">
            <text:p>0.972157869995072</text:p>
          </table:table-cell>
          <table:table-cell table:style-name="ce2" office:value-type="float" office:value="5.3825927734375" calcext:value-type="float">
            <text:p>5.3825927734375</text:p>
          </table:table-cell>
          <table:table-cell table:style-name="ce2" office:value-type="float" office:value="0.189723848868364" calcext:value-type="float">
            <text:p>0.189723848868364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51, 'decision_function_shape': 'ovr', 'degree': 2, 'kernel': 'poly', 'shrinking': Tru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6610455311973" calcext:value-type="float">
            <text:p>0.66610455311973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08450624587279" calcext:value-type="float">
            <text:p>0.708450624587279</text:p>
          </table:table-cell>
          <table:table-cell table:style-name="ce3" office:value-type="float" office:value="0.044042084448783" calcext:value-type="float">
            <text:p>0.044042084448783</text:p>
          </table:table-cell>
          <table:table-cell table:style-name="ce3"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2" office:value-type="float" office:value="33.7706523418427" calcext:value-type="float">
            <text:p>33.7706523418427</text:p>
          </table:table-cell>
          <table:table-cell table:style-name="ce2" office:value-type="float" office:value="0.639629435483901" calcext:value-type="float">
            <text:p>0.639629435483901</text:p>
          </table:table-cell>
          <table:table-cell table:style-name="ce2" office:value-type="float" office:value="5.39516048431397" calcext:value-type="float">
            <text:p>5.39516048431397</text:p>
          </table:table-cell>
          <table:table-cell table:style-name="ce2" office:value-type="float" office:value="0.195249669637981" calcext:value-type="float">
            <text:p>0.195249669637981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51, 'decision_function_shape': 'ovr', 'degree': 2, 'kernel': 'poly', 'shrinking': False}</text:p>
          </table:table-cell>
          <table:table-cell table:style-name="ce3" office:value-type="float" office:value="0.663388592301208" calcext:value-type="float">
            <text:p>0.663388592301208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625070264193" calcext:value-type="float">
            <text:p>0.772625070264193</text:p>
          </table:table-cell>
          <table:table-cell table:style-name="ce3" office:value-type="float" office:value="0.66610455311973" calcext:value-type="float">
            <text:p>0.66610455311973</text:p>
          </table:table-cell>
          <table:table-cell table:style-name="ce3" office:value-type="float" office:value="0.692804946599213" calcext:value-type="float">
            <text:p>0.692804946599213</text:p>
          </table:table-cell>
          <table:table-cell table:style-name="ce3" office:value-type="float" office:value="0.708450624587279" calcext:value-type="float">
            <text:p>0.708450624587279</text:p>
          </table:table-cell>
          <table:table-cell table:style-name="ce3" office:value-type="float" office:value="0.044042084448783" calcext:value-type="float">
            <text:p>0.044042084448783</text:p>
          </table:table-cell>
          <table:table-cell table:style-name="ce3"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2" office:value-type="float" office:value="46.6657209873199" calcext:value-type="float">
            <text:p>46.6657209873199</text:p>
          </table:table-cell>
          <table:table-cell table:style-name="ce2" office:value-type="float" office:value="1.13233494249392" calcext:value-type="float">
            <text:p>1.13233494249392</text:p>
          </table:table-cell>
          <table:table-cell table:style-name="ce2" office:value-type="float" office:value="5.99708924293518" calcext:value-type="float">
            <text:p>5.99708924293518</text:p>
          </table:table-cell>
          <table:table-cell table:style-name="ce2" office:value-type="float" office:value="0.178061688321598" calcext:value-type="float">
            <text:p>0.178061688321598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51, 'decision_function_shape': 'ovr', 'degree': 3, 'kernel': 'poly', 'shrinking': True}</text:p>
          </table:table-cell>
          <table:table-cell table:style-name="ce3" office:value-type="float" office:value="0.541444225906153" calcext:value-type="float">
            <text:p>0.541444225906153</text:p>
          </table:table-cell>
          <table:table-cell table:style-name="ce3" office:value-type="float" office:value="0.63265879707701" calcext:value-type="float">
            <text:p>0.63265879707701</text:p>
          </table:table-cell>
          <table:table-cell table:style-name="ce3" office:value-type="float" office:value="0.665261382799326" calcext:value-type="float">
            <text:p>0.665261382799326</text:p>
          </table:table-cell>
          <table:table-cell table:style-name="ce3" office:value-type="float" office:value="0.577852726250703" calcext:value-type="float">
            <text:p>0.577852726250703</text:p>
          </table:table-cell>
          <table:table-cell table:style-name="ce3" office:value-type="float" office:value="0.601180438448567" calcext:value-type="float">
            <text:p>0.601180438448567</text:p>
          </table:table-cell>
          <table:table-cell table:style-name="ce3" office:value-type="float" office:value="0.603679514096352" calcext:value-type="float">
            <text:p>0.603679514096352</text:p>
          </table:table-cell>
          <table:table-cell table:style-name="ce3" office:value-type="float" office:value="0.0428453611039933" calcext:value-type="float">
            <text:p>0.0428453611039933</text:p>
          </table:table-cell>
          <table:table-cell table:style-name="ce3"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2" office:value-type="float" office:value="42.1136875629425" calcext:value-type="float">
            <text:p>42.1136875629425</text:p>
          </table:table-cell>
          <table:table-cell table:style-name="ce2" office:value-type="float" office:value="0.74313559860669" calcext:value-type="float">
            <text:p>0.74313559860669</text:p>
          </table:table-cell>
          <table:table-cell table:style-name="ce2" office:value-type="float" office:value="5.95449285507202" calcext:value-type="float">
            <text:p>5.95449285507202</text:p>
          </table:table-cell>
          <table:table-cell table:style-name="ce2" office:value-type="float" office:value="0.171808505436413" calcext:value-type="float">
            <text:p>0.171808505436413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51, 'decision_function_shape': 'ovr', 'degree': 3, 'kernel': 'poly', 'shrinking': False}</text:p>
          </table:table-cell>
          <table:table-cell table:style-name="ce3" office:value-type="float" office:value="0.541444225906153" calcext:value-type="float">
            <text:p>0.541444225906153</text:p>
          </table:table-cell>
          <table:table-cell table:style-name="ce3" office:value-type="float" office:value="0.63265879707701" calcext:value-type="float">
            <text:p>0.63265879707701</text:p>
          </table:table-cell>
          <table:table-cell table:style-name="ce3" office:value-type="float" office:value="0.665261382799326" calcext:value-type="float">
            <text:p>0.665261382799326</text:p>
          </table:table-cell>
          <table:table-cell table:style-name="ce3" office:value-type="float" office:value="0.577852726250703" calcext:value-type="float">
            <text:p>0.577852726250703</text:p>
          </table:table-cell>
          <table:table-cell table:style-name="ce3" office:value-type="float" office:value="0.601180438448567" calcext:value-type="float">
            <text:p>0.601180438448567</text:p>
          </table:table-cell>
          <table:table-cell table:style-name="ce3" office:value-type="float" office:value="0.603679514096352" calcext:value-type="float">
            <text:p>0.603679514096352</text:p>
          </table:table-cell>
          <table:table-cell table:style-name="ce3" office:value-type="float" office:value="0.0428453611039933" calcext:value-type="float">
            <text:p>0.0428453611039933</text:p>
          </table:table-cell>
          <table:table-cell table:style-name="ce3"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2" office:value-type="float" office:value="47.7144077777863" calcext:value-type="float">
            <text:p>47.7144077777863</text:p>
          </table:table-cell>
          <table:table-cell table:style-name="ce2" office:value-type="float" office:value="1.30844231218185" calcext:value-type="float">
            <text:p>1.30844231218185</text:p>
          </table:table-cell>
          <table:table-cell table:style-name="ce2" office:value-type="float" office:value="6.28898358345032" calcext:value-type="float">
            <text:p>6.28898358345032</text:p>
          </table:table-cell>
          <table:table-cell table:style-name="ce2" office:value-type="float" office:value="0.174009562391921" calcext:value-type="float">
            <text:p>0.174009562391921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51, 'decision_function_shape': 'ovr', 'degree': 4, 'kernel': 'poly', 'shrinking': Tru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9217960909812" calcext:value-type="float">
            <text:p>0.449217960909812</text:p>
          </table:table-cell>
          <table:table-cell table:style-name="ce3" office:value-type="float" office:value="0.0291424594873252" calcext:value-type="float">
            <text:p>0.0291424594873252</text:p>
          </table:table-cell>
          <table:table-cell table:style-name="ce3"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2" office:value-type="float" office:value="45.9729732990265" calcext:value-type="float">
            <text:p>45.9729732990265</text:p>
          </table:table-cell>
          <table:table-cell table:style-name="ce2" office:value-type="float" office:value="0.765038913702272" calcext:value-type="float">
            <text:p>0.765038913702272</text:p>
          </table:table-cell>
          <table:table-cell table:style-name="ce2" office:value-type="float" office:value="6.3009352684021" calcext:value-type="float">
            <text:p>6.3009352684021</text:p>
          </table:table-cell>
          <table:table-cell table:style-name="ce2" office:value-type="float" office:value="0.210739114581966" calcext:value-type="float">
            <text:p>0.210739114581966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51, 'decision_function_shape': 'ovr', 'degree': 4, 'kernel': 'poly', 'shrinking': False}</text:p>
          </table:table-cell>
          <table:table-cell table:style-name="ce3" office:value-type="float" office:value="0.412475414442259" calcext:value-type="float">
            <text:p>0.412475414442259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200112422709" calcext:value-type="float">
            <text:p>0.436200112422709</text:p>
          </table:table-cell>
          <table:table-cell table:style-name="ce3" office:value-type="float" office:value="0.449217960909812" calcext:value-type="float">
            <text:p>0.449217960909812</text:p>
          </table:table-cell>
          <table:table-cell table:style-name="ce3" office:value-type="float" office:value="0.0291424594873252" calcext:value-type="float">
            <text:p>0.0291424594873252</text:p>
          </table:table-cell>
          <table:table-cell table:style-name="ce3"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2" office:value-type="float" office:value="47.5049910545349" calcext:value-type="float">
            <text:p>47.5049910545349</text:p>
          </table:table-cell>
          <table:table-cell table:style-name="ce2" office:value-type="float" office:value="1.05210545783643" calcext:value-type="float">
            <text:p>1.05210545783643</text:p>
          </table:table-cell>
          <table:table-cell table:style-name="ce2" office:value-type="float" office:value="6.41401138305664" calcext:value-type="float">
            <text:p>6.41401138305664</text:p>
          </table:table-cell>
          <table:table-cell table:style-name="ce2" office:value-type="float" office:value="0.213487003556193" calcext:value-type="float">
            <text:p>0.213487003556193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51, 'decision_function_shape': 'ovr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6680168532341" calcext:value-type="float">
            <text:p>0.0156680168532341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2" office:value-type="float" office:value="47.2029229640961" calcext:value-type="float">
            <text:p>47.2029229640961</text:p>
          </table:table-cell>
          <table:table-cell table:style-name="ce2" office:value-type="float" office:value="0.940776435002829" calcext:value-type="float">
            <text:p>0.940776435002829</text:p>
          </table:table-cell>
          <table:table-cell table:style-name="ce2" office:value-type="float" office:value="6.44129123687744" calcext:value-type="float">
            <text:p>6.44129123687744</text:p>
          </table:table-cell>
          <table:table-cell table:style-name="ce2" office:value-type="float" office:value="0.210493350384245" calcext:value-type="float">
            <text:p>0.210493350384245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51, 'decision_function_shape': 'ovr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157953906689" calcext:value-type="float">
            <text:p>0.361157953906689</text:p>
          </table:table-cell>
          <table:table-cell table:style-name="ce3" office:value-type="float" office:value="0.368333327805383" calcext:value-type="float">
            <text:p>0.368333327805383</text:p>
          </table:table-cell>
          <table:table-cell table:style-name="ce3" office:value-type="float" office:value="0.0156680168532341" calcext:value-type="float">
            <text:p>0.0156680168532341</text:p>
          </table:table-cell>
          <table:table-cell table:style-name="ce3"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2" office:value-type="float" office:value="47.6709625720978" calcext:value-type="float">
            <text:p>47.6709625720978</text:p>
          </table:table-cell>
          <table:table-cell table:style-name="ce2" office:value-type="float" office:value="0.868004771482388" calcext:value-type="float">
            <text:p>0.868004771482388</text:p>
          </table:table-cell>
          <table:table-cell table:style-name="ce2" office:value-type="float" office:value="6.44243631362915" calcext:value-type="float">
            <text:p>6.44243631362915</text:p>
          </table:table-cell>
          <table:table-cell table:style-name="ce2" office:value-type="float" office:value="0.215512766989777" calcext:value-type="float">
            <text:p>0.215512766989777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51, 'decision_function_shape': 'ovr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437324339517" calcext:value-type="float">
            <text:p>0.318437324339517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67905148591" calcext:value-type="float">
            <text:p>0.329267905148591</text:p>
          </table:table-cell>
          <table:table-cell table:style-name="ce3" office:value-type="float" office:value="0.00835768102892693" calcext:value-type="float">
            <text:p>0.00835768102892693</text:p>
          </table:table-cell>
          <table:table-cell table:style-name="ce3"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2" office:value-type="float" office:value="47.5479378223419" calcext:value-type="float">
            <text:p>47.5479378223419</text:p>
          </table:table-cell>
          <table:table-cell table:style-name="ce2" office:value-type="float" office:value="0.919093277240158" calcext:value-type="float">
            <text:p>0.919093277240158</text:p>
          </table:table-cell>
          <table:table-cell table:style-name="ce2" office:value-type="float" office:value="6.43069596290588" calcext:value-type="float">
            <text:p>6.43069596290588</text:p>
          </table:table-cell>
          <table:table-cell table:style-name="ce2" office:value-type="float" office:value="0.18364342768954" calcext:value-type="float">
            <text:p>0.18364342768954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51, 'decision_function_shape': 'ovr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437324339517" calcext:value-type="float">
            <text:p>0.318437324339517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67905148591" calcext:value-type="float">
            <text:p>0.329267905148591</text:p>
          </table:table-cell>
          <table:table-cell table:style-name="ce3" office:value-type="float" office:value="0.00835768102892693" calcext:value-type="float">
            <text:p>0.00835768102892693</text:p>
          </table:table-cell>
          <table:table-cell table:style-name="ce3"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2" office:value-type="float" office:value="47.7879141807556" calcext:value-type="float">
            <text:p>47.7879141807556</text:p>
          </table:table-cell>
          <table:table-cell table:style-name="ce2" office:value-type="float" office:value="0.973035165675873" calcext:value-type="float">
            <text:p>0.973035165675873</text:p>
          </table:table-cell>
          <table:table-cell table:style-name="ce2" office:value-type="float" office:value="6.42544012069702" calcext:value-type="float">
            <text:p>6.42544012069702</text:p>
          </table:table-cell>
          <table:table-cell table:style-name="ce2" office:value-type="float" office:value="0.263512775408301" calcext:value-type="float">
            <text:p>0.263512775408301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5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651026832512" calcext:value-type="float">
            <text:p>0.309651026832512</text:p>
          </table:table-cell>
          <table:table-cell table:style-name="ce3" office:value-type="float" office:value="0.00524882089928385" calcext:value-type="float">
            <text:p>0.00524882089928385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2" office:value-type="float" office:value="47.4217381954193" calcext:value-type="float">
            <text:p>47.4217381954193</text:p>
          </table:table-cell>
          <table:table-cell table:style-name="ce2" office:value-type="float" office:value="0.994014422931232" calcext:value-type="float">
            <text:p>0.994014422931232</text:p>
          </table:table-cell>
          <table:table-cell table:style-name="ce2" office:value-type="float" office:value="6.53038783073425" calcext:value-type="float">
            <text:p>6.53038783073425</text:p>
          </table:table-cell>
          <table:table-cell table:style-name="ce2" office:value-type="float" office:value="0.218508846479878" calcext:value-type="float">
            <text:p>0.218508846479878</text:p>
          </table:table-cell>
          <table:table-cell table:style-name="ce2" office:value-type="float" office:value="1.50999999046326" calcext:value-type="float">
            <text:p>1.50999999046326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5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313097245644" calcext:value-type="float">
            <text:p>0.317313097245644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651026832512" calcext:value-type="float">
            <text:p>0.309651026832512</text:p>
          </table:table-cell>
          <table:table-cell table:style-name="ce3" office:value-type="float" office:value="0.00524882089928385" calcext:value-type="float">
            <text:p>0.00524882089928385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2" office:value-type="float" office:value="41.9812039375305" calcext:value-type="float">
            <text:p>41.9812039375305</text:p>
          </table:table-cell>
          <table:table-cell table:style-name="ce2" office:value-type="float" office:value="0.801141246272747" calcext:value-type="float">
            <text:p>0.801141246272747</text:p>
          </table:table-cell>
          <table:table-cell table:style-name="ce2" office:value-type="float" office:value="5.3897264957428" calcext:value-type="float">
            <text:p>5.3897264957428</text:p>
          </table:table-cell>
          <table:table-cell table:style-name="ce2" office:value-type="float" office:value="0.216869329774746" calcext:value-type="float">
            <text:p>0.21686932977474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61, 'decision_function_shape': 'ovo', 'degree': 2, 'kernel': 'poly', 'shrinking': Tru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63575042158516" calcext:value-type="float">
            <text:p>0.663575042158516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551306088753" calcext:value-type="float">
            <text:p>0.707551306088753</text:p>
          </table:table-cell>
          <table:table-cell table:style-name="ce3" office:value-type="float" office:value="0.0446199683062283" calcext:value-type="float">
            <text:p>0.0446199683062283</text:p>
          </table:table-cell>
          <table:table-cell table:style-name="ce3"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2" office:value-type="float" office:value="33.7459156036377" calcext:value-type="float">
            <text:p>33.7459156036377</text:p>
          </table:table-cell>
          <table:table-cell table:style-name="ce2" office:value-type="float" office:value="0.670648903582819" calcext:value-type="float">
            <text:p>0.670648903582819</text:p>
          </table:table-cell>
          <table:table-cell table:style-name="ce2" office:value-type="float" office:value="5.37048511505127" calcext:value-type="float">
            <text:p>5.37048511505127</text:p>
          </table:table-cell>
          <table:table-cell table:style-name="ce2" office:value-type="float" office:value="0.208155037975968" calcext:value-type="float">
            <text:p>0.20815503797596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61, 'decision_function_shape': 'ovo', 'degree': 2, 'kernel': 'poly', 'shrinking': Fals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63575042158516" calcext:value-type="float">
            <text:p>0.663575042158516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551306088753" calcext:value-type="float">
            <text:p>0.707551306088753</text:p>
          </table:table-cell>
          <table:table-cell table:style-name="ce3" office:value-type="float" office:value="0.0446199683062283" calcext:value-type="float">
            <text:p>0.0446199683062283</text:p>
          </table:table-cell>
          <table:table-cell table:style-name="ce3"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2" office:value-type="float" office:value="46.4765725135803" calcext:value-type="float">
            <text:p>46.4765725135803</text:p>
          </table:table-cell>
          <table:table-cell table:style-name="ce2" office:value-type="float" office:value="1.02589673937562" calcext:value-type="float">
            <text:p>1.02589673937562</text:p>
          </table:table-cell>
          <table:table-cell table:style-name="ce2" office:value-type="float" office:value="6.02596750259399" calcext:value-type="float">
            <text:p>6.02596750259399</text:p>
          </table:table-cell>
          <table:table-cell table:style-name="ce2" office:value-type="float" office:value="0.189498030429186" calcext:value-type="float">
            <text:p>0.18949803042918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61, 'decision_function_shape': 'ovo', 'degree': 3, 'kernel': 'poly', 'shrinking': Tru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60061832490163" calcext:value-type="float">
            <text:p>0.60061832490163</text:p>
          </table:table-cell>
          <table:table-cell table:style-name="ce3" office:value-type="float" office:value="0.603623239565086" calcext:value-type="float">
            <text:p>0.603623239565086</text:p>
          </table:table-cell>
          <table:table-cell table:style-name="ce3" office:value-type="float" office:value="0.0428967209420026" calcext:value-type="float">
            <text:p>0.0428967209420026</text:p>
          </table:table-cell>
          <table:table-cell table:style-name="ce3"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2" office:value-type="float" office:value="42.0639456272125" calcext:value-type="float">
            <text:p>42.0639456272125</text:p>
          </table:table-cell>
          <table:table-cell table:style-name="ce2" office:value-type="float" office:value="0.734188964862559" calcext:value-type="float">
            <text:p>0.734188964862559</text:p>
          </table:table-cell>
          <table:table-cell table:style-name="ce2" office:value-type="float" office:value="5.98905820846558" calcext:value-type="float">
            <text:p>5.98905820846558</text:p>
          </table:table-cell>
          <table:table-cell table:style-name="ce2" office:value-type="float" office:value="0.210752130051609" calcext:value-type="float">
            <text:p>0.210752130051609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61, 'decision_function_shape': 'ovo', 'degree': 3, 'kernel': 'poly', 'shrinking': Fals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60061832490163" calcext:value-type="float">
            <text:p>0.60061832490163</text:p>
          </table:table-cell>
          <table:table-cell table:style-name="ce3" office:value-type="float" office:value="0.603623239565086" calcext:value-type="float">
            <text:p>0.603623239565086</text:p>
          </table:table-cell>
          <table:table-cell table:style-name="ce3" office:value-type="float" office:value="0.0428967209420026" calcext:value-type="float">
            <text:p>0.0428967209420026</text:p>
          </table:table-cell>
          <table:table-cell table:style-name="ce3"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2" office:value-type="float" office:value="47.4886313915253" calcext:value-type="float">
            <text:p>47.4886313915253</text:p>
          </table:table-cell>
          <table:table-cell table:style-name="ce2" office:value-type="float" office:value="0.912257168912938" calcext:value-type="float">
            <text:p>0.912257168912938</text:p>
          </table:table-cell>
          <table:table-cell table:style-name="ce2" office:value-type="float" office:value="6.25626039505005" calcext:value-type="float">
            <text:p>6.25626039505005</text:p>
          </table:table-cell>
          <table:table-cell table:style-name="ce2" office:value-type="float" office:value="0.230378454272408" calcext:value-type="float">
            <text:p>0.23037845427240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61, 'decision_function_shape': 'ovo', 'degree': 4, 'kernel': 'poly', 'shrinking': True}</text:p>
          </table:table-cell>
          <table:table-cell table:style-name="ce3" office:value-type="float" office:value="0.412194436639506" calcext:value-type="float">
            <text:p>0.412194436639506</text:p>
          </table:table-cell>
          <table:table-cell table:style-name="ce3" office:value-type="float" office:value="0.474704890387858" calcext:value-type="float">
            <text:p>0.474704890387858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217976703955" calcext:value-type="float">
            <text:p>0.449217976703955</text:p>
          </table:table-cell>
          <table:table-cell table:style-name="ce3" office:value-type="float" office:value="0.0291150022007609" calcext:value-type="float">
            <text:p>0.0291150022007609</text:p>
          </table:table-cell>
          <table:table-cell table:style-name="ce3"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2" office:value-type="float" office:value="46.10517578125" calcext:value-type="float">
            <text:p>46.10517578125</text:p>
          </table:table-cell>
          <table:table-cell table:style-name="ce2" office:value-type="float" office:value="1.05196642806866" calcext:value-type="float">
            <text:p>1.05196642806866</text:p>
          </table:table-cell>
          <table:table-cell table:style-name="ce2" office:value-type="float" office:value="6.34638352394104" calcext:value-type="float">
            <text:p>6.34638352394104</text:p>
          </table:table-cell>
          <table:table-cell table:style-name="ce2" office:value-type="float" office:value="0.191357052869372" calcext:value-type="float">
            <text:p>0.191357052869372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61, 'decision_function_shape': 'ovo', 'degree': 4, 'kernel': 'poly', 'shrinking': False}</text:p>
          </table:table-cell>
          <table:table-cell table:style-name="ce3" office:value-type="float" office:value="0.412194436639506" calcext:value-type="float">
            <text:p>0.412194436639506</text:p>
          </table:table-cell>
          <table:table-cell table:style-name="ce3" office:value-type="float" office:value="0.474704890387858" calcext:value-type="float">
            <text:p>0.474704890387858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217976703955" calcext:value-type="float">
            <text:p>0.449217976703955</text:p>
          </table:table-cell>
          <table:table-cell table:style-name="ce3" office:value-type="float" office:value="0.0291150022007609" calcext:value-type="float">
            <text:p>0.0291150022007609</text:p>
          </table:table-cell>
          <table:table-cell table:style-name="ce3"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47.7322053909302" calcext:value-type="float">
            <text:p>47.7322053909302</text:p>
          </table:table-cell>
          <table:table-cell table:style-name="ce2" office:value-type="float" office:value="0.986017232476942" calcext:value-type="float">
            <text:p>0.986017232476942</text:p>
          </table:table-cell>
          <table:table-cell table:style-name="ce2" office:value-type="float" office:value="6.43123335838318" calcext:value-type="float">
            <text:p>6.43123335838318</text:p>
          </table:table-cell>
          <table:table-cell table:style-name="ce2" office:value-type="float" office:value="0.216772903609646" calcext:value-type="float">
            <text:p>0.21677290360964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61, 'decision_function_shape': 'ovo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27711645069" calcext:value-type="float">
            <text:p>0.36827711645069</text:p>
          </table:table-cell>
          <table:table-cell table:style-name="ce3" office:value-type="float" office:value="0.01569414113462" calcext:value-type="float">
            <text:p>0.01569414113462</text:p>
          </table:table-cell>
          <table:table-cell table:style-name="ce3"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2" office:value-type="float" office:value="46.8103639125824" calcext:value-type="float">
            <text:p>46.8103639125824</text:p>
          </table:table-cell>
          <table:table-cell table:style-name="ce2" office:value-type="float" office:value="0.875966235656239" calcext:value-type="float">
            <text:p>0.875966235656239</text:p>
          </table:table-cell>
          <table:table-cell table:style-name="ce2" office:value-type="float" office:value="6.48464980125427" calcext:value-type="float">
            <text:p>6.48464980125427</text:p>
          </table:table-cell>
          <table:table-cell table:style-name="ce2" office:value-type="float" office:value="0.234704183333238" calcext:value-type="float">
            <text:p>0.23470418333323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61, 'decision_function_shape': 'ovo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27711645069" calcext:value-type="float">
            <text:p>0.36827711645069</text:p>
          </table:table-cell>
          <table:table-cell table:style-name="ce3" office:value-type="float" office:value="0.01569414113462" calcext:value-type="float">
            <text:p>0.01569414113462</text:p>
          </table:table-cell>
          <table:table-cell table:style-name="ce3"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2" office:value-type="float" office:value="47.7725961208344" calcext:value-type="float">
            <text:p>47.7725961208344</text:p>
          </table:table-cell>
          <table:table-cell table:style-name="ce2" office:value-type="float" office:value="1.03409958045446" calcext:value-type="float">
            <text:p>1.03409958045446</text:p>
          </table:table-cell>
          <table:table-cell table:style-name="ce2" office:value-type="float" office:value="6.4630618095398" calcext:value-type="float">
            <text:p>6.4630618095398</text:p>
          </table:table-cell>
          <table:table-cell table:style-name="ce2" office:value-type="float" office:value="0.202601881261291" calcext:value-type="float">
            <text:p>0.202601881261291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61, 'decision_function_shape': 'ovo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11693793897" calcext:value-type="float">
            <text:p>0.329211693793897</text:p>
          </table:table-cell>
          <table:table-cell table:style-name="ce3" office:value-type="float" office:value="0.00843095927434507" calcext:value-type="float">
            <text:p>0.00843095927434507</text:p>
          </table:table-cell>
          <table:table-cell table:style-name="ce3"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2" office:value-type="float" office:value="47.574698638916" calcext:value-type="float">
            <text:p>47.574698638916</text:p>
          </table:table-cell>
          <table:table-cell table:style-name="ce2" office:value-type="float" office:value="0.92043034782582" calcext:value-type="float">
            <text:p>0.92043034782582</text:p>
          </table:table-cell>
          <table:table-cell table:style-name="ce2" office:value-type="float" office:value="6.4107470035553" calcext:value-type="float">
            <text:p>6.4107470035553</text:p>
          </table:table-cell>
          <table:table-cell table:style-name="ce2" office:value-type="float" office:value="0.184828513533674" calcext:value-type="float">
            <text:p>0.184828513533674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61, 'decision_function_shape': 'ovo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11693793897" calcext:value-type="float">
            <text:p>0.329211693793897</text:p>
          </table:table-cell>
          <table:table-cell table:style-name="ce3" office:value-type="float" office:value="0.00843095927434507" calcext:value-type="float">
            <text:p>0.00843095927434507</text:p>
          </table:table-cell>
          <table:table-cell table:style-name="ce3"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2" office:value-type="float" office:value="47.5476932525635" calcext:value-type="float">
            <text:p>47.5476932525635</text:p>
          </table:table-cell>
          <table:table-cell table:style-name="ce2" office:value-type="float" office:value="0.955134629669655" calcext:value-type="float">
            <text:p>0.955134629669655</text:p>
          </table:table-cell>
          <table:table-cell table:style-name="ce2" office:value-type="float" office:value="6.4077232837677" calcext:value-type="float">
            <text:p>6.4077232837677</text:p>
          </table:table-cell>
          <table:table-cell table:style-name="ce2" office:value-type="float" office:value="0.232710670226855" calcext:value-type="float">
            <text:p>0.232710670226855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6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2" office:value-type="float" office:value="47.5540625572205" calcext:value-type="float">
            <text:p>47.5540625572205</text:p>
          </table:table-cell>
          <table:table-cell table:style-name="ce2" office:value-type="float" office:value="0.961373255517655" calcext:value-type="float">
            <text:p>0.961373255517655</text:p>
          </table:table-cell>
          <table:table-cell table:style-name="ce2" office:value-type="float" office:value="6.46135349273682" calcext:value-type="float">
            <text:p>6.46135349273682</text:p>
          </table:table-cell>
          <table:table-cell table:style-name="ce2" office:value-type="float" office:value="0.211490387324313" calcext:value-type="float">
            <text:p>0.211490387324313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6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2" office:value-type="float" office:value="42.0722453594208" calcext:value-type="float">
            <text:p>42.0722453594208</text:p>
          </table:table-cell>
          <table:table-cell table:style-name="ce2" office:value-type="float" office:value="0.545251577228763" calcext:value-type="float">
            <text:p>0.545251577228763</text:p>
          </table:table-cell>
          <table:table-cell table:style-name="ce2" office:value-type="float" office:value="5.42186880111694" calcext:value-type="float">
            <text:p>5.42186880111694</text:p>
          </table:table-cell>
          <table:table-cell table:style-name="ce2" office:value-type="float" office:value="0.218430575806961" calcext:value-type="float">
            <text:p>0.218430575806961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61, 'decision_function_shape': 'ovr', 'degree': 2, 'kernel': 'poly', 'shrinking': Tru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63575042158516" calcext:value-type="float">
            <text:p>0.663575042158516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551306088753" calcext:value-type="float">
            <text:p>0.707551306088753</text:p>
          </table:table-cell>
          <table:table-cell table:style-name="ce3" office:value-type="float" office:value="0.0446199683062283" calcext:value-type="float">
            <text:p>0.0446199683062283</text:p>
          </table:table-cell>
          <table:table-cell table:style-name="ce3"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2" office:value-type="float" office:value="33.6458676815033" calcext:value-type="float">
            <text:p>33.6458676815033</text:p>
          </table:table-cell>
          <table:table-cell table:style-name="ce2" office:value-type="float" office:value="0.773576647331631" calcext:value-type="float">
            <text:p>0.773576647331631</text:p>
          </table:table-cell>
          <table:table-cell table:style-name="ce2" office:value-type="float" office:value="5.39564213752747" calcext:value-type="float">
            <text:p>5.39564213752747</text:p>
          </table:table-cell>
          <table:table-cell table:style-name="ce2" office:value-type="float" office:value="0.195834118318237" calcext:value-type="float">
            <text:p>0.195834118318237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61, 'decision_function_shape': 'ovr', 'degree': 2, 'kernel': 'poly', 'shrinking': Fals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2062956717257" calcext:value-type="float">
            <text:p>0.772062956717257</text:p>
          </table:table-cell>
          <table:table-cell table:style-name="ce3" office:value-type="float" office:value="0.663575042158516" calcext:value-type="float">
            <text:p>0.663575042158516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551306088753" calcext:value-type="float">
            <text:p>0.707551306088753</text:p>
          </table:table-cell>
          <table:table-cell table:style-name="ce3" office:value-type="float" office:value="0.0446199683062283" calcext:value-type="float">
            <text:p>0.0446199683062283</text:p>
          </table:table-cell>
          <table:table-cell table:style-name="ce3"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2" office:value-type="float" office:value="46.2403234958649" calcext:value-type="float">
            <text:p>46.2403234958649</text:p>
          </table:table-cell>
          <table:table-cell table:style-name="ce2" office:value-type="float" office:value="0.740269551953024" calcext:value-type="float">
            <text:p>0.740269551953024</text:p>
          </table:table-cell>
          <table:table-cell table:style-name="ce2" office:value-type="float" office:value="5.99316473007202" calcext:value-type="float">
            <text:p>5.99316473007202</text:p>
          </table:table-cell>
          <table:table-cell table:style-name="ce2" office:value-type="float" office:value="0.215282592773141" calcext:value-type="float">
            <text:p>0.215282592773141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61, 'decision_function_shape': 'ovr', 'degree': 3, 'kernel': 'poly', 'shrinking': Tru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60061832490163" calcext:value-type="float">
            <text:p>0.60061832490163</text:p>
          </table:table-cell>
          <table:table-cell table:style-name="ce3" office:value-type="float" office:value="0.603623239565086" calcext:value-type="float">
            <text:p>0.603623239565086</text:p>
          </table:table-cell>
          <table:table-cell table:style-name="ce3" office:value-type="float" office:value="0.0428967209420026" calcext:value-type="float">
            <text:p>0.0428967209420026</text:p>
          </table:table-cell>
          <table:table-cell table:style-name="ce3"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2" office:value-type="float" office:value="42.160982131958" calcext:value-type="float">
            <text:p>42.160982131958</text:p>
          </table:table-cell>
          <table:table-cell table:style-name="ce2" office:value-type="float" office:value="0.734271190592873" calcext:value-type="float">
            <text:p>0.734271190592873</text:p>
          </table:table-cell>
          <table:table-cell table:style-name="ce2" office:value-type="float" office:value="6.00205774307251" calcext:value-type="float">
            <text:p>6.00205774307251</text:p>
          </table:table-cell>
          <table:table-cell table:style-name="ce2" office:value-type="float" office:value="0.199470126760396" calcext:value-type="float">
            <text:p>0.19947012676039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61, 'decision_function_shape': 'ovr', 'degree': 3, 'kernel': 'poly', 'shrinking': Fals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6166385609893" calcext:value-type="float">
            <text:p>0.576166385609893</text:p>
          </table:table-cell>
          <table:table-cell table:style-name="ce3" office:value-type="float" office:value="0.60061832490163" calcext:value-type="float">
            <text:p>0.60061832490163</text:p>
          </table:table-cell>
          <table:table-cell table:style-name="ce3" office:value-type="float" office:value="0.603623239565086" calcext:value-type="float">
            <text:p>0.603623239565086</text:p>
          </table:table-cell>
          <table:table-cell table:style-name="ce3" office:value-type="float" office:value="0.0428967209420026" calcext:value-type="float">
            <text:p>0.0428967209420026</text:p>
          </table:table-cell>
          <table:table-cell table:style-name="ce3" office:value-type="float" office:value="309" calcext:value-type="float">
            <text:p>309</text:p>
          </table:table-cell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2" office:value-type="float" office:value="47.6368854045868" calcext:value-type="float">
            <text:p>47.6368854045868</text:p>
          </table:table-cell>
          <table:table-cell table:style-name="ce2" office:value-type="float" office:value="1.03078426583033" calcext:value-type="float">
            <text:p>1.03078426583033</text:p>
          </table:table-cell>
          <table:table-cell table:style-name="ce2" office:value-type="float" office:value="6.27470011711121" calcext:value-type="float">
            <text:p>6.27470011711121</text:p>
          </table:table-cell>
          <table:table-cell table:style-name="ce2" office:value-type="float" office:value="0.171246916564096" calcext:value-type="float">
            <text:p>0.171246916564096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61, 'decision_function_shape': 'ovr', 'degree': 4, 'kernel': 'poly', 'shrinking': True}</text:p>
          </table:table-cell>
          <table:table-cell table:style-name="ce3" office:value-type="float" office:value="0.412194436639506" calcext:value-type="float">
            <text:p>0.412194436639506</text:p>
          </table:table-cell>
          <table:table-cell table:style-name="ce3" office:value-type="float" office:value="0.474704890387858" calcext:value-type="float">
            <text:p>0.474704890387858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217976703955" calcext:value-type="float">
            <text:p>0.449217976703955</text:p>
          </table:table-cell>
          <table:table-cell table:style-name="ce3" office:value-type="float" office:value="0.0291150022007609" calcext:value-type="float">
            <text:p>0.0291150022007609</text:p>
          </table:table-cell>
          <table:table-cell table:style-name="ce3"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2" office:value-type="float" office:value="45.8870976448059" calcext:value-type="float">
            <text:p>45.8870976448059</text:p>
          </table:table-cell>
          <table:table-cell table:style-name="ce2" office:value-type="float" office:value="1.0016020982592" calcext:value-type="float">
            <text:p>1.0016020982592</text:p>
          </table:table-cell>
          <table:table-cell table:style-name="ce2" office:value-type="float" office:value="6.27458920478821" calcext:value-type="float">
            <text:p>6.27458920478821</text:p>
          </table:table-cell>
          <table:table-cell table:style-name="ce2" office:value-type="float" office:value="0.177155181863584" calcext:value-type="float">
            <text:p>0.177155181863584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61, 'decision_function_shape': 'ovr', 'degree': 4, 'kernel': 'poly', 'shrinking': False}</text:p>
          </table:table-cell>
          <table:table-cell table:style-name="ce3" office:value-type="float" office:value="0.412194436639506" calcext:value-type="float">
            <text:p>0.412194436639506</text:p>
          </table:table-cell>
          <table:table-cell table:style-name="ce3" office:value-type="float" office:value="0.474704890387858" calcext:value-type="float">
            <text:p>0.474704890387858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1422147273749" calcext:value-type="float">
            <text:p>0.431422147273749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217976703955" calcext:value-type="float">
            <text:p>0.449217976703955</text:p>
          </table:table-cell>
          <table:table-cell table:style-name="ce3" office:value-type="float" office:value="0.0291150022007609" calcext:value-type="float">
            <text:p>0.0291150022007609</text:p>
          </table:table-cell>
          <table:table-cell table:style-name="ce3"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2" office:value-type="float" office:value="47.6988864898682" calcext:value-type="float">
            <text:p>47.6988864898682</text:p>
          </table:table-cell>
          <table:table-cell table:style-name="ce2" office:value-type="float" office:value="1.26789709083819" calcext:value-type="float">
            <text:p>1.26789709083819</text:p>
          </table:table-cell>
          <table:table-cell table:style-name="ce2" office:value-type="float" office:value="6.40801844596863" calcext:value-type="float">
            <text:p>6.40801844596863</text:p>
          </table:table-cell>
          <table:table-cell table:style-name="ce2" office:value-type="float" office:value="0.168705306544157" calcext:value-type="float">
            <text:p>0.168705306544157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61, 'decision_function_shape': 'ovr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27711645069" calcext:value-type="float">
            <text:p>0.36827711645069</text:p>
          </table:table-cell>
          <table:table-cell table:style-name="ce3" office:value-type="float" office:value="0.01569414113462" calcext:value-type="float">
            <text:p>0.01569414113462</text:p>
          </table:table-cell>
          <table:table-cell table:style-name="ce3"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2" office:value-type="float" office:value="47.0175470352173" calcext:value-type="float">
            <text:p>47.0175470352173</text:p>
          </table:table-cell>
          <table:table-cell table:style-name="ce2" office:value-type="float" office:value="1.07816895879883" calcext:value-type="float">
            <text:p>1.07816895879883</text:p>
          </table:table-cell>
          <table:table-cell table:style-name="ce2" office:value-type="float" office:value="6.40385012626648" calcext:value-type="float">
            <text:p>6.40385012626648</text:p>
          </table:table-cell>
          <table:table-cell table:style-name="ce2" office:value-type="float" office:value="0.172850036604848" calcext:value-type="float">
            <text:p>0.172850036604848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61, 'decision_function_shape': 'ovr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890949971894" calcext:value-type="float">
            <text:p>0.385890949971894</text:p>
          </table:table-cell>
          <table:table-cell table:style-name="ce3" office:value-type="float" office:value="0.38813940415964" calcext:value-type="float">
            <text:p>0.38813940415964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27711645069" calcext:value-type="float">
            <text:p>0.36827711645069</text:p>
          </table:table-cell>
          <table:table-cell table:style-name="ce3" office:value-type="float" office:value="0.01569414113462" calcext:value-type="float">
            <text:p>0.01569414113462</text:p>
          </table:table-cell>
          <table:table-cell table:style-name="ce3"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2" office:value-type="float" office:value="47.5381579399109" calcext:value-type="float">
            <text:p>47.5381579399109</text:p>
          </table:table-cell>
          <table:table-cell table:style-name="ce2" office:value-type="float" office:value="1.2360837917988" calcext:value-type="float">
            <text:p>1.2360837917988</text:p>
          </table:table-cell>
          <table:table-cell table:style-name="ce2" office:value-type="float" office:value="6.4235390663147" calcext:value-type="float">
            <text:p>6.4235390663147</text:p>
          </table:table-cell>
          <table:table-cell table:style-name="ce2" office:value-type="float" office:value="0.162816923530397" calcext:value-type="float">
            <text:p>0.162816923530397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61, 'decision_function_shape': 'ovr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11693793897" calcext:value-type="float">
            <text:p>0.329211693793897</text:p>
          </table:table-cell>
          <table:table-cell table:style-name="ce3" office:value-type="float" office:value="0.00843095927434507" calcext:value-type="float">
            <text:p>0.00843095927434507</text:p>
          </table:table-cell>
          <table:table-cell table:style-name="ce3"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2" office:value-type="float" office:value="47.6511447429657" calcext:value-type="float">
            <text:p>47.6511447429657</text:p>
          </table:table-cell>
          <table:table-cell table:style-name="ce2" office:value-type="float" office:value="0.853060805263936" calcext:value-type="float">
            <text:p>0.853060805263936</text:p>
          </table:table-cell>
          <table:table-cell table:style-name="ce2" office:value-type="float" office:value="6.44539217948914" calcext:value-type="float">
            <text:p>6.44539217948914</text:p>
          </table:table-cell>
          <table:table-cell table:style-name="ce2" office:value-type="float" office:value="0.232573709771423" calcext:value-type="float">
            <text:p>0.232573709771423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61, 'decision_function_shape': 'ovr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211693793897" calcext:value-type="float">
            <text:p>0.329211693793897</text:p>
          </table:table-cell>
          <table:table-cell table:style-name="ce3" office:value-type="float" office:value="0.00843095927434507" calcext:value-type="float">
            <text:p>0.00843095927434507</text:p>
          </table:table-cell>
          <table:table-cell table:style-name="ce3"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2" office:value-type="float" office:value="47.4836965084076" calcext:value-type="float">
            <text:p>47.4836965084076</text:p>
          </table:table-cell>
          <table:table-cell table:style-name="ce2" office:value-type="float" office:value="0.864358727665392" calcext:value-type="float">
            <text:p>0.864358727665392</text:p>
          </table:table-cell>
          <table:table-cell table:style-name="ce2" office:value-type="float" office:value="6.43505215644836" calcext:value-type="float">
            <text:p>6.43505215644836</text:p>
          </table:table-cell>
          <table:table-cell table:style-name="ce2" office:value-type="float" office:value="0.219922875493094" calcext:value-type="float">
            <text:p>0.219922875493094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6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2" office:value-type="float" office:value="47.4008574485779" calcext:value-type="float">
            <text:p>47.4008574485779</text:p>
          </table:table-cell>
          <table:table-cell table:style-name="ce2" office:value-type="float" office:value="1.08399154375932" calcext:value-type="float">
            <text:p>1.08399154375932</text:p>
          </table:table-cell>
          <table:table-cell table:style-name="ce2" office:value-type="float" office:value="6.49540762901306" calcext:value-type="float">
            <text:p>6.49540762901306</text:p>
          </table:table-cell>
          <table:table-cell table:style-name="ce2" office:value-type="float" office:value="0.205806527773695" calcext:value-type="float">
            <text:p>0.205806527773695</text:p>
          </table:table-cell>
          <table:table-cell table:style-name="ce2" office:value-type="float" office:value="1.61000001430511" calcext:value-type="float">
            <text:p>1.61000001430511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6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2" office:value-type="float" office:value="41.8224360466003" calcext:value-type="float">
            <text:p>41.8224360466003</text:p>
          </table:table-cell>
          <table:table-cell table:style-name="ce2" office:value-type="float" office:value="0.360784438945708" calcext:value-type="float">
            <text:p>0.360784438945708</text:p>
          </table:table-cell>
          <table:table-cell table:style-name="ce2" office:value-type="float" office:value="5.44037017822266" calcext:value-type="float">
            <text:p>5.44037017822266</text:p>
          </table:table-cell>
          <table:table-cell table:style-name="ce2" office:value-type="float" office:value="0.187463130594528" calcext:value-type="float">
            <text:p>0.18746313059452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71, 'decision_function_shape': 'ovo', 'degree': 2, 'kernel': 'poly', 'shrinking': Tru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1781899943789" calcext:value-type="float">
            <text:p>0.771781899943789</text:p>
          </table:table-cell>
          <table:table-cell table:style-name="ce3" office:value-type="float" office:value="0.662731871838111" calcext:value-type="float">
            <text:p>0.662731871838111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438883379365" calcext:value-type="float">
            <text:p>0.707438883379365</text:p>
          </table:table-cell>
          <table:table-cell table:style-name="ce3" office:value-type="float" office:value="0.044807068402688" calcext:value-type="float">
            <text:p>0.044807068402688</text:p>
          </table:table-cell>
          <table:table-cell table:style-name="ce3"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2" office:value-type="float" office:value="33.8195728302002" calcext:value-type="float">
            <text:p>33.8195728302002</text:p>
          </table:table-cell>
          <table:table-cell table:style-name="ce2" office:value-type="float" office:value="0.793459641083603" calcext:value-type="float">
            <text:p>0.793459641083603</text:p>
          </table:table-cell>
          <table:table-cell table:style-name="ce2" office:value-type="float" office:value="5.43576831817627" calcext:value-type="float">
            <text:p>5.43576831817627</text:p>
          </table:table-cell>
          <table:table-cell table:style-name="ce2" office:value-type="float" office:value="0.216071804651679" calcext:value-type="float">
            <text:p>0.216071804651679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71, 'decision_function_shape': 'ovo', 'degree': 2, 'kernel': 'poly', 'shrinking': Fals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1781899943789" calcext:value-type="float">
            <text:p>0.771781899943789</text:p>
          </table:table-cell>
          <table:table-cell table:style-name="ce3" office:value-type="float" office:value="0.662731871838111" calcext:value-type="float">
            <text:p>0.662731871838111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438883379365" calcext:value-type="float">
            <text:p>0.707438883379365</text:p>
          </table:table-cell>
          <table:table-cell table:style-name="ce3" office:value-type="float" office:value="0.044807068402688" calcext:value-type="float">
            <text:p>0.044807068402688</text:p>
          </table:table-cell>
          <table:table-cell table:style-name="ce3"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2" office:value-type="float" office:value="46.6622937679291" calcext:value-type="float">
            <text:p>46.6622937679291</text:p>
          </table:table-cell>
          <table:table-cell table:style-name="ce2" office:value-type="float" office:value="0.743608429141915" calcext:value-type="float">
            <text:p>0.743608429141915</text:p>
          </table:table-cell>
          <table:table-cell table:style-name="ce2" office:value-type="float" office:value="6.07364840507507" calcext:value-type="float">
            <text:p>6.07364840507507</text:p>
          </table:table-cell>
          <table:table-cell table:style-name="ce2" office:value-type="float" office:value="0.193652272065024" calcext:value-type="float">
            <text:p>0.193652272065024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71, 'decision_function_shape': 'ovo', 'degree': 3, 'kernel': 'poly', 'shrinking': True}</text:p>
          </table:table-cell>
          <table:table-cell table:style-name="ce3" office:value-type="float" office:value="0.543411070525429" calcext:value-type="float">
            <text:p>0.543411070525429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5885328836425" calcext:value-type="float">
            <text:p>0.575885328836425</text:p>
          </table:table-cell>
          <table:table-cell table:style-name="ce3" office:value-type="float" office:value="0.600056211354694" calcext:value-type="float">
            <text:p>0.600056211354694</text:p>
          </table:table-cell>
          <table:table-cell table:style-name="ce3" office:value-type="float" office:value="0.603623192182657" calcext:value-type="float">
            <text:p>0.603623192182657</text:p>
          </table:table-cell>
          <table:table-cell table:style-name="ce3" office:value-type="float" office:value="0.0427027637138323" calcext:value-type="float">
            <text:p>0.0427027637138323</text:p>
          </table:table-cell>
          <table:table-cell table:style-name="ce3"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2" office:value-type="float" office:value="42.1257640838623" calcext:value-type="float">
            <text:p>42.1257640838623</text:p>
          </table:table-cell>
          <table:table-cell table:style-name="ce2" office:value-type="float" office:value="0.62731833644339" calcext:value-type="float">
            <text:p>0.62731833644339</text:p>
          </table:table-cell>
          <table:table-cell table:style-name="ce2" office:value-type="float" office:value="6.007457447052" calcext:value-type="float">
            <text:p>6.007457447052</text:p>
          </table:table-cell>
          <table:table-cell table:style-name="ce2" office:value-type="float" office:value="0.180427832904308" calcext:value-type="float">
            <text:p>0.18042783290430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71, 'decision_function_shape': 'ovo', 'degree': 3, 'kernel': 'poly', 'shrinking': False}</text:p>
          </table:table-cell>
          <table:table-cell table:style-name="ce3" office:value-type="float" office:value="0.543411070525429" calcext:value-type="float">
            <text:p>0.543411070525429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5885328836425" calcext:value-type="float">
            <text:p>0.575885328836425</text:p>
          </table:table-cell>
          <table:table-cell table:style-name="ce3" office:value-type="float" office:value="0.600056211354694" calcext:value-type="float">
            <text:p>0.600056211354694</text:p>
          </table:table-cell>
          <table:table-cell table:style-name="ce3" office:value-type="float" office:value="0.603623192182657" calcext:value-type="float">
            <text:p>0.603623192182657</text:p>
          </table:table-cell>
          <table:table-cell table:style-name="ce3" office:value-type="float" office:value="0.0427027637138323" calcext:value-type="float">
            <text:p>0.0427027637138323</text:p>
          </table:table-cell>
          <table:table-cell table:style-name="ce3"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2" office:value-type="float" office:value="47.7388761043549" calcext:value-type="float">
            <text:p>47.7388761043549</text:p>
          </table:table-cell>
          <table:table-cell table:style-name="ce2" office:value-type="float" office:value="0.938225214622618" calcext:value-type="float">
            <text:p>0.938225214622618</text:p>
          </table:table-cell>
          <table:table-cell table:style-name="ce2" office:value-type="float" office:value="6.31313629150391" calcext:value-type="float">
            <text:p>6.31313629150391</text:p>
          </table:table-cell>
          <table:table-cell table:style-name="ce2" office:value-type="float" office:value="0.19657125056183" calcext:value-type="float">
            <text:p>0.19657125056183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71, 'decision_function_shape': 'ovo', 'degree': 4, 'kernel': 'poly', 'shrinking': True}</text:p>
          </table:table-cell>
          <table:table-cell table:style-name="ce3" office:value-type="float" office:value="0.411351503231245" calcext:value-type="float">
            <text:p>0.411351503231245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568296795953" calcext:value-type="float">
            <text:p>0.491568296795953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105601376997" calcext:value-type="float">
            <text:p>0.449105601376997</text:p>
          </table:table-cell>
          <table:table-cell table:style-name="ce3" office:value-type="float" office:value="0.0296091350170275" calcext:value-type="float">
            <text:p>0.0296091350170275</text:p>
          </table:table-cell>
          <table:table-cell table:style-name="ce3"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2" office:value-type="float" office:value="46.2666741371155" calcext:value-type="float">
            <text:p>46.2666741371155</text:p>
          </table:table-cell>
          <table:table-cell table:style-name="ce2" office:value-type="float" office:value="0.751684591815425" calcext:value-type="float">
            <text:p>0.751684591815425</text:p>
          </table:table-cell>
          <table:table-cell table:style-name="ce2" office:value-type="float" office:value="6.3600811958313" calcext:value-type="float">
            <text:p>6.3600811958313</text:p>
          </table:table-cell>
          <table:table-cell table:style-name="ce2" office:value-type="float" office:value="0.223568533507062" calcext:value-type="float">
            <text:p>0.223568533507062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71, 'decision_function_shape': 'ovo', 'degree': 4, 'kernel': 'poly', 'shrinking': False}</text:p>
          </table:table-cell>
          <table:table-cell table:style-name="ce3" office:value-type="float" office:value="0.411351503231245" calcext:value-type="float">
            <text:p>0.411351503231245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568296795953" calcext:value-type="float">
            <text:p>0.491568296795953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105601376997" calcext:value-type="float">
            <text:p>0.449105601376997</text:p>
          </table:table-cell>
          <table:table-cell table:style-name="ce3" office:value-type="float" office:value="0.0296091350170275" calcext:value-type="float">
            <text:p>0.0296091350170275</text:p>
          </table:table-cell>
          <table:table-cell table:style-name="ce3"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2" office:value-type="float" office:value="47.5046241760254" calcext:value-type="float">
            <text:p>47.5046241760254</text:p>
          </table:table-cell>
          <table:table-cell table:style-name="ce2" office:value-type="float" office:value="0.846344316002575" calcext:value-type="float">
            <text:p>0.846344316002575</text:p>
          </table:table-cell>
          <table:table-cell table:style-name="ce2" office:value-type="float" office:value="6.5159107208252" calcext:value-type="float">
            <text:p>6.5159107208252</text:p>
          </table:table-cell>
          <table:table-cell table:style-name="ce2" office:value-type="float" office:value="0.196691239789016" calcext:value-type="float">
            <text:p>0.196691239789016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71, 'decision_function_shape': 'ovo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609893198426" calcext:value-type="float">
            <text:p>0.385609893198426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5599439962273" calcext:value-type="float">
            <text:p>0.0155599439962273</text:p>
          </table:table-cell>
          <table:table-cell table:style-name="ce3"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2" office:value-type="float" office:value="47.2421425819397" calcext:value-type="float">
            <text:p>47.2421425819397</text:p>
          </table:table-cell>
          <table:table-cell table:style-name="ce2" office:value-type="float" office:value="0.816019696560472" calcext:value-type="float">
            <text:p>0.816019696560472</text:p>
          </table:table-cell>
          <table:table-cell table:style-name="ce2" office:value-type="float" office:value="6.48356819152832" calcext:value-type="float">
            <text:p>6.48356819152832</text:p>
          </table:table-cell>
          <table:table-cell table:style-name="ce2" office:value-type="float" office:value="0.217907566497458" calcext:value-type="float">
            <text:p>0.21790756649745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71, 'decision_function_shape': 'ovo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609893198426" calcext:value-type="float">
            <text:p>0.385609893198426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5599439962273" calcext:value-type="float">
            <text:p>0.0155599439962273</text:p>
          </table:table-cell>
          <table:table-cell table:style-name="ce3"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2" office:value-type="float" office:value="47.7762814998627" calcext:value-type="float">
            <text:p>47.7762814998627</text:p>
          </table:table-cell>
          <table:table-cell table:style-name="ce2" office:value-type="float" office:value="0.777078767081154" calcext:value-type="float">
            <text:p>0.777078767081154</text:p>
          </table:table-cell>
          <table:table-cell table:style-name="ce2" office:value-type="float" office:value="6.48177447319031" calcext:value-type="float">
            <text:p>6.48177447319031</text:p>
          </table:table-cell>
          <table:table-cell table:style-name="ce2" office:value-type="float" office:value="0.263343351376201" calcext:value-type="float">
            <text:p>0.263343351376201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71, 'decision_function_shape': 'ovo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359752670039" calcext:value-type="float">
            <text:p>0.340359752670039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35516732352029" calcext:value-type="float">
            <text:p>0.00835516732352029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2" office:value-type="float" office:value="47.6102764129639" calcext:value-type="float">
            <text:p>47.6102764129639</text:p>
          </table:table-cell>
          <table:table-cell table:style-name="ce2" office:value-type="float" office:value="0.90648685151593" calcext:value-type="float">
            <text:p>0.90648685151593</text:p>
          </table:table-cell>
          <table:table-cell table:style-name="ce2" office:value-type="float" office:value="6.54751358032227" calcext:value-type="float">
            <text:p>6.54751358032227</text:p>
          </table:table-cell>
          <table:table-cell table:style-name="ce2" office:value-type="float" office:value="0.230416326515128" calcext:value-type="float">
            <text:p>0.23041632651512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71, 'decision_function_shape': 'ovo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359752670039" calcext:value-type="float">
            <text:p>0.340359752670039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35516732352029" calcext:value-type="float">
            <text:p>0.00835516732352029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2" office:value-type="float" office:value="47.7736799716949" calcext:value-type="float">
            <text:p>47.7736799716949</text:p>
          </table:table-cell>
          <table:table-cell table:style-name="ce2" office:value-type="float" office:value="1.02126576529827" calcext:value-type="float">
            <text:p>1.02126576529827</text:p>
          </table:table-cell>
          <table:table-cell table:style-name="ce2" office:value-type="float" office:value="6.49654574394226" calcext:value-type="float">
            <text:p>6.49654574394226</text:p>
          </table:table-cell>
          <table:table-cell table:style-name="ce2" office:value-type="float" office:value="0.278239282277143" calcext:value-type="float">
            <text:p>0.278239282277143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7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2" office:value-type="float" office:value="47.7978819847107" calcext:value-type="float">
            <text:p>47.7978819847107</text:p>
          </table:table-cell>
          <table:table-cell table:style-name="ce2" office:value-type="float" office:value="0.984451823273724" calcext:value-type="float">
            <text:p>0.984451823273724</text:p>
          </table:table-cell>
          <table:table-cell table:style-name="ce2" office:value-type="float" office:value="6.49118113517761" calcext:value-type="float">
            <text:p>6.49118113517761</text:p>
          </table:table-cell>
          <table:table-cell table:style-name="ce2" office:value-type="float" office:value="0.238418129142957" calcext:value-type="float">
            <text:p>0.238418129142957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7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2" office:value-type="float" office:value="42.3789444446564" calcext:value-type="float">
            <text:p>42.3789444446564</text:p>
          </table:table-cell>
          <table:table-cell table:style-name="ce2" office:value-type="float" office:value="0.62019846009868" calcext:value-type="float">
            <text:p>0.62019846009868</text:p>
          </table:table-cell>
          <table:table-cell table:style-name="ce2" office:value-type="float" office:value="5.39018311500549" calcext:value-type="float">
            <text:p>5.39018311500549</text:p>
          </table:table-cell>
          <table:table-cell table:style-name="ce2" office:value-type="float" office:value="0.158072264703696" calcext:value-type="float">
            <text:p>0.158072264703696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71, 'decision_function_shape': 'ovr', 'degree': 2, 'kernel': 'poly', 'shrinking': Tru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1781899943789" calcext:value-type="float">
            <text:p>0.771781899943789</text:p>
          </table:table-cell>
          <table:table-cell table:style-name="ce3" office:value-type="float" office:value="0.662731871838111" calcext:value-type="float">
            <text:p>0.662731871838111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438883379365" calcext:value-type="float">
            <text:p>0.707438883379365</text:p>
          </table:table-cell>
          <table:table-cell table:style-name="ce3" office:value-type="float" office:value="0.044807068402688" calcext:value-type="float">
            <text:p>0.044807068402688</text:p>
          </table:table-cell>
          <table:table-cell table:style-name="ce3"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2" office:value-type="float" office:value="34.3278755664826" calcext:value-type="float">
            <text:p>34.3278755664826</text:p>
          </table:table-cell>
          <table:table-cell table:style-name="ce2" office:value-type="float" office:value="0.667961787813566" calcext:value-type="float">
            <text:p>0.667961787813566</text:p>
          </table:table-cell>
          <table:table-cell table:style-name="ce2" office:value-type="float" office:value="5.374680519104" calcext:value-type="float">
            <text:p>5.374680519104</text:p>
          </table:table-cell>
          <table:table-cell table:style-name="ce2" office:value-type="float" office:value="0.183581239680501" calcext:value-type="float">
            <text:p>0.183581239680501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71, 'decision_function_shape': 'ovr', 'degree': 2, 'kernel': 'poly', 'shrinking': False}</text:p>
          </table:table-cell>
          <table:table-cell table:style-name="ce3" office:value-type="float" office:value="0.662264681090194" calcext:value-type="float">
            <text:p>0.66226468109019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1781899943789" calcext:value-type="float">
            <text:p>0.771781899943789</text:p>
          </table:table-cell>
          <table:table-cell table:style-name="ce3" office:value-type="float" office:value="0.662731871838111" calcext:value-type="float">
            <text:p>0.662731871838111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7438883379365" calcext:value-type="float">
            <text:p>0.707438883379365</text:p>
          </table:table-cell>
          <table:table-cell table:style-name="ce3" office:value-type="float" office:value="0.044807068402688" calcext:value-type="float">
            <text:p>0.044807068402688</text:p>
          </table:table-cell>
          <table:table-cell table:style-name="ce3"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2" office:value-type="float" office:value="46.8701374530792" calcext:value-type="float">
            <text:p>46.8701374530792</text:p>
          </table:table-cell>
          <table:table-cell table:style-name="ce2" office:value-type="float" office:value="0.682610621960361" calcext:value-type="float">
            <text:p>0.682610621960361</text:p>
          </table:table-cell>
          <table:table-cell table:style-name="ce2" office:value-type="float" office:value="6.01836109161377" calcext:value-type="float">
            <text:p>6.01836109161377</text:p>
          </table:table-cell>
          <table:table-cell table:style-name="ce2" office:value-type="float" office:value="0.196676619801746" calcext:value-type="float">
            <text:p>0.196676619801746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71, 'decision_function_shape': 'ovr', 'degree': 3, 'kernel': 'poly', 'shrinking': True}</text:p>
          </table:table-cell>
          <table:table-cell table:style-name="ce3" office:value-type="float" office:value="0.543411070525429" calcext:value-type="float">
            <text:p>0.543411070525429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5885328836425" calcext:value-type="float">
            <text:p>0.575885328836425</text:p>
          </table:table-cell>
          <table:table-cell table:style-name="ce3" office:value-type="float" office:value="0.600056211354694" calcext:value-type="float">
            <text:p>0.600056211354694</text:p>
          </table:table-cell>
          <table:table-cell table:style-name="ce3" office:value-type="float" office:value="0.603623192182657" calcext:value-type="float">
            <text:p>0.603623192182657</text:p>
          </table:table-cell>
          <table:table-cell table:style-name="ce3" office:value-type="float" office:value="0.0427027637138323" calcext:value-type="float">
            <text:p>0.0427027637138323</text:p>
          </table:table-cell>
          <table:table-cell table:style-name="ce3"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2" office:value-type="float" office:value="42.2886667728424" calcext:value-type="float">
            <text:p>42.2886667728424</text:p>
          </table:table-cell>
          <table:table-cell table:style-name="ce2" office:value-type="float" office:value="0.78705806760951" calcext:value-type="float">
            <text:p>0.78705806760951</text:p>
          </table:table-cell>
          <table:table-cell table:style-name="ce2" office:value-type="float" office:value="6.02173271179199" calcext:value-type="float">
            <text:p>6.02173271179199</text:p>
          </table:table-cell>
          <table:table-cell table:style-name="ce2" office:value-type="float" office:value="0.179737681951788" calcext:value-type="float">
            <text:p>0.179737681951788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71, 'decision_function_shape': 'ovr', 'degree': 3, 'kernel': 'poly', 'shrinking': False}</text:p>
          </table:table-cell>
          <table:table-cell table:style-name="ce3" office:value-type="float" office:value="0.543411070525429" calcext:value-type="float">
            <text:p>0.543411070525429</text:p>
          </table:table-cell>
          <table:table-cell table:style-name="ce3" office:value-type="float" office:value="0.633220910623946" calcext:value-type="float">
            <text:p>0.633220910623946</text:p>
          </table:table-cell>
          <table:table-cell table:style-name="ce3" office:value-type="float" office:value="0.665542439572794" calcext:value-type="float">
            <text:p>0.665542439572794</text:p>
          </table:table-cell>
          <table:table-cell table:style-name="ce3" office:value-type="float" office:value="0.575885328836425" calcext:value-type="float">
            <text:p>0.575885328836425</text:p>
          </table:table-cell>
          <table:table-cell table:style-name="ce3" office:value-type="float" office:value="0.600056211354694" calcext:value-type="float">
            <text:p>0.600056211354694</text:p>
          </table:table-cell>
          <table:table-cell table:style-name="ce3" office:value-type="float" office:value="0.603623192182657" calcext:value-type="float">
            <text:p>0.603623192182657</text:p>
          </table:table-cell>
          <table:table-cell table:style-name="ce3" office:value-type="float" office:value="0.0427027637138323" calcext:value-type="float">
            <text:p>0.0427027637138323</text:p>
          </table:table-cell>
          <table:table-cell table:style-name="ce3"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2" office:value-type="float" office:value="47.9751962661743" calcext:value-type="float">
            <text:p>47.9751962661743</text:p>
          </table:table-cell>
          <table:table-cell table:style-name="ce2" office:value-type="float" office:value="0.989099367133533" calcext:value-type="float">
            <text:p>0.989099367133533</text:p>
          </table:table-cell>
          <table:table-cell table:style-name="ce2" office:value-type="float" office:value="6.27718605995178" calcext:value-type="float">
            <text:p>6.27718605995178</text:p>
          </table:table-cell>
          <table:table-cell table:style-name="ce2" office:value-type="float" office:value="0.220141114044442" calcext:value-type="float">
            <text:p>0.220141114044442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71, 'decision_function_shape': 'ovr', 'degree': 4, 'kernel': 'poly', 'shrinking': True}</text:p>
          </table:table-cell>
          <table:table-cell table:style-name="ce3" office:value-type="float" office:value="0.411351503231245" calcext:value-type="float">
            <text:p>0.411351503231245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568296795953" calcext:value-type="float">
            <text:p>0.491568296795953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105601376997" calcext:value-type="float">
            <text:p>0.449105601376997</text:p>
          </table:table-cell>
          <table:table-cell table:style-name="ce3" office:value-type="float" office:value="0.0296091350170275" calcext:value-type="float">
            <text:p>0.0296091350170275</text:p>
          </table:table-cell>
          <table:table-cell table:style-name="ce3"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2" office:value-type="float" office:value="46.0046850204468" calcext:value-type="float">
            <text:p>46.0046850204468</text:p>
          </table:table-cell>
          <table:table-cell table:style-name="ce2" office:value-type="float" office:value="0.877974222262741" calcext:value-type="float">
            <text:p>0.877974222262741</text:p>
          </table:table-cell>
          <table:table-cell table:style-name="ce2" office:value-type="float" office:value="6.25824723243713" calcext:value-type="float">
            <text:p>6.25824723243713</text:p>
          </table:table-cell>
          <table:table-cell table:style-name="ce2" office:value-type="float" office:value="0.19700734903626" calcext:value-type="float">
            <text:p>0.19700734903626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71, 'decision_function_shape': 'ovr', 'degree': 4, 'kernel': 'poly', 'shrinking': False}</text:p>
          </table:table-cell>
          <table:table-cell table:style-name="ce3" office:value-type="float" office:value="0.411351503231245" calcext:value-type="float">
            <text:p>0.411351503231245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568296795953" calcext:value-type="float">
            <text:p>0.491568296795953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762225969646" calcext:value-type="float">
            <text:p>0.436762225969646</text:p>
          </table:table-cell>
          <table:table-cell table:style-name="ce3" office:value-type="float" office:value="0.449105601376997" calcext:value-type="float">
            <text:p>0.449105601376997</text:p>
          </table:table-cell>
          <table:table-cell table:style-name="ce3" office:value-type="float" office:value="0.0296091350170275" calcext:value-type="float">
            <text:p>0.0296091350170275</text:p>
          </table:table-cell>
          <table:table-cell table:style-name="ce3"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2" office:value-type="float" office:value="47.5755469799042" calcext:value-type="float">
            <text:p>47.5755469799042</text:p>
          </table:table-cell>
          <table:table-cell table:style-name="ce2" office:value-type="float" office:value="0.696699206593995" calcext:value-type="float">
            <text:p>0.696699206593995</text:p>
          </table:table-cell>
          <table:table-cell table:style-name="ce2" office:value-type="float" office:value="6.37863554954529" calcext:value-type="float">
            <text:p>6.37863554954529</text:p>
          </table:table-cell>
          <table:table-cell table:style-name="ce2" office:value-type="float" office:value="0.267259960426003" calcext:value-type="float">
            <text:p>0.267259960426003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71, 'decision_function_shape': 'ovr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609893198426" calcext:value-type="float">
            <text:p>0.385609893198426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5599439962273" calcext:value-type="float">
            <text:p>0.0155599439962273</text:p>
          </table:table-cell>
          <table:table-cell table:style-name="ce3"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2" office:value-type="float" office:value="47.0702594280243" calcext:value-type="float">
            <text:p>47.0702594280243</text:p>
          </table:table-cell>
          <table:table-cell table:style-name="ce2" office:value-type="float" office:value="0.914859456560531" calcext:value-type="float">
            <text:p>0.914859456560531</text:p>
          </table:table-cell>
          <table:table-cell table:style-name="ce2" office:value-type="float" office:value="6.39175162315369" calcext:value-type="float">
            <text:p>6.39175162315369</text:p>
          </table:table-cell>
          <table:table-cell table:style-name="ce2" office:value-type="float" office:value="0.217221906854832" calcext:value-type="float">
            <text:p>0.217221906854832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71, 'decision_function_shape': 'ovr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609893198426" calcext:value-type="float">
            <text:p>0.385609893198426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5599439962273" calcext:value-type="float">
            <text:p>0.0155599439962273</text:p>
          </table:table-cell>
          <table:table-cell table:style-name="ce3"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2" office:value-type="float" office:value="47.7080723285675" calcext:value-type="float">
            <text:p>47.7080723285675</text:p>
          </table:table-cell>
          <table:table-cell table:style-name="ce2" office:value-type="float" office:value="0.930977963336162" calcext:value-type="float">
            <text:p>0.930977963336162</text:p>
          </table:table-cell>
          <table:table-cell table:style-name="ce2" office:value-type="float" office:value="6.41248655319214" calcext:value-type="float">
            <text:p>6.41248655319214</text:p>
          </table:table-cell>
          <table:table-cell table:style-name="ce2" office:value-type="float" office:value="0.234006723076124" calcext:value-type="float">
            <text:p>0.234006723076124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71, 'decision_function_shape': 'ovr', 'degree': 6, 'kernel': 'poly', 'shrinking': Tru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359752670039" calcext:value-type="float">
            <text:p>0.340359752670039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35516732352029" calcext:value-type="float">
            <text:p>0.00835516732352029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2" office:value-type="float" office:value="47.346125459671" calcext:value-type="float">
            <text:p>47.346125459671</text:p>
          </table:table-cell>
          <table:table-cell table:style-name="ce2" office:value-type="float" office:value="0.930325429360353" calcext:value-type="float">
            <text:p>0.930325429360353</text:p>
          </table:table-cell>
          <table:table-cell table:style-name="ce2" office:value-type="float" office:value="6.38163223266602" calcext:value-type="float">
            <text:p>6.38163223266602</text:p>
          </table:table-cell>
          <table:table-cell table:style-name="ce2" office:value-type="float" office:value="0.251804856915907" calcext:value-type="float">
            <text:p>0.251804856915907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71, 'decision_function_shape': 'ovr', 'degree': 6, 'kernel': 'poly', 'shrinking': False}</text:p>
          </table:table-cell>
          <table:table-cell table:style-name="ce3" office:value-type="float" office:value="0.323967406574881" calcext:value-type="float">
            <text:p>0.323967406574881</text:p>
          </table:table-cell>
          <table:table-cell table:style-name="ce3" office:value-type="float" office:value="0.340359752670039" calcext:value-type="float">
            <text:p>0.340359752670039</text:p>
          </table:table-cell>
          <table:table-cell table:style-name="ce3" office:value-type="float" office:value="0.337268128161889" calcext:value-type="float">
            <text:p>0.337268128161889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025857223159" calcext:value-type="float">
            <text:p>0.326025857223159</text:p>
          </table:table-cell>
          <table:table-cell table:style-name="ce3" office:value-type="float" office:value="0.329155482439203" calcext:value-type="float">
            <text:p>0.329155482439203</text:p>
          </table:table-cell>
          <table:table-cell table:style-name="ce3" office:value-type="float" office:value="0.00835516732352029" calcext:value-type="float">
            <text:p>0.00835516732352029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2" office:value-type="float" office:value="47.4307442188263" calcext:value-type="float">
            <text:p>47.4307442188263</text:p>
          </table:table-cell>
          <table:table-cell table:style-name="ce2" office:value-type="float" office:value="0.95933442063331" calcext:value-type="float">
            <text:p>0.95933442063331</text:p>
          </table:table-cell>
          <table:table-cell table:style-name="ce2" office:value-type="float" office:value="6.3905966758728" calcext:value-type="float">
            <text:p>6.3905966758728</text:p>
          </table:table-cell>
          <table:table-cell table:style-name="ce2" office:value-type="float" office:value="0.1631040657823" calcext:value-type="float">
            <text:p>0.1631040657823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7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2" office:value-type="float" office:value="47.2103205680847" calcext:value-type="float">
            <text:p>47.2103205680847</text:p>
          </table:table-cell>
          <table:table-cell table:style-name="ce2" office:value-type="float" office:value="0.904920442340653" calcext:value-type="float">
            <text:p>0.904920442340653</text:p>
          </table:table-cell>
          <table:table-cell table:style-name="ce2" office:value-type="float" office:value="6.45944480895996" calcext:value-type="float">
            <text:p>6.45944480895996</text:p>
          </table:table-cell>
          <table:table-cell table:style-name="ce2" office:value-type="float" office:value="0.206498368236029" calcext:value-type="float">
            <text:p>0.206498368236029</text:p>
          </table:table-cell>
          <table:table-cell table:style-name="ce2" office:value-type="float" office:value="1.71000003814697" calcext:value-type="float">
            <text:p>1.71000003814697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7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2" office:value-type="float" office:value="41.8431949615479" calcext:value-type="float">
            <text:p>41.8431949615479</text:p>
          </table:table-cell>
          <table:table-cell table:style-name="ce2" office:value-type="float" office:value="0.624897393034141" calcext:value-type="float">
            <text:p>0.624897393034141</text:p>
          </table:table-cell>
          <table:table-cell table:style-name="ce2" office:value-type="float" office:value="5.37686233520508" calcext:value-type="float">
            <text:p>5.37686233520508</text:p>
          </table:table-cell>
          <table:table-cell table:style-name="ce2" office:value-type="float" office:value="0.204241401241014" calcext:value-type="float">
            <text:p>0.20424140124101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8100001, 'decision_function_shape': 'ovo', 'degree': 2, 'kernel': 'poly', 'shrinking': Tru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0657672849916" calcext:value-type="float">
            <text:p>0.770657672849916</text:p>
          </table:table-cell>
          <table:table-cell table:style-name="ce3" office:value-type="float" office:value="0.66132658797077" calcext:value-type="float">
            <text:p>0.66132658797077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6764362917185" calcext:value-type="float">
            <text:p>0.706764362917185</text:p>
          </table:table-cell>
          <table:table-cell table:style-name="ce3" office:value-type="float" office:value="0.0447227296049138" calcext:value-type="float">
            <text:p>0.0447227296049138</text:p>
          </table:table-cell>
          <table:table-cell table:style-name="ce3"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2" office:value-type="float" office:value="33.8699678897858" calcext:value-type="float">
            <text:p>33.8699678897858</text:p>
          </table:table-cell>
          <table:table-cell table:style-name="ce2" office:value-type="float" office:value="0.866381739612384" calcext:value-type="float">
            <text:p>0.866381739612384</text:p>
          </table:table-cell>
          <table:table-cell table:style-name="ce2" office:value-type="float" office:value="5.41815867424011" calcext:value-type="float">
            <text:p>5.41815867424011</text:p>
          </table:table-cell>
          <table:table-cell table:style-name="ce2" office:value-type="float" office:value="0.205265765478205" calcext:value-type="float">
            <text:p>0.205265765478205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8100001, 'decision_function_shape': 'ovo', 'degree': 2, 'kernel': 'poly', 'shrinking': Fals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0657672849916" calcext:value-type="float">
            <text:p>0.770657672849916</text:p>
          </table:table-cell>
          <table:table-cell table:style-name="ce3" office:value-type="float" office:value="0.66132658797077" calcext:value-type="float">
            <text:p>0.66132658797077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6764362917185" calcext:value-type="float">
            <text:p>0.706764362917185</text:p>
          </table:table-cell>
          <table:table-cell table:style-name="ce3" office:value-type="float" office:value="0.0447227296049138" calcext:value-type="float">
            <text:p>0.0447227296049138</text:p>
          </table:table-cell>
          <table:table-cell table:style-name="ce3"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2" office:value-type="float" office:value="46.1924590587616" calcext:value-type="float">
            <text:p>46.1924590587616</text:p>
          </table:table-cell>
          <table:table-cell table:style-name="ce2" office:value-type="float" office:value="0.786016723134539" calcext:value-type="float">
            <text:p>0.786016723134539</text:p>
          </table:table-cell>
          <table:table-cell table:style-name="ce2" office:value-type="float" office:value="5.97399191856384" calcext:value-type="float">
            <text:p>5.97399191856384</text:p>
          </table:table-cell>
          <table:table-cell table:style-name="ce2" office:value-type="float" office:value="0.224362394075984" calcext:value-type="float">
            <text:p>0.22436239407598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8100001, 'decision_function_shape': 'ovo', 'degree': 3, 'kernel': 'poly', 'shrinking': Tru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3501967397414" calcext:value-type="float">
            <text:p>0.633501967397414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672849915683" calcext:value-type="float">
            <text:p>0.57672849915683</text:p>
          </table:table-cell>
          <table:table-cell table:style-name="ce3" office:value-type="float" office:value="0.598931984260821" calcext:value-type="float">
            <text:p>0.598931984260821</text:p>
          </table:table-cell>
          <table:table-cell table:style-name="ce3" office:value-type="float" office:value="0.603229791670517" calcext:value-type="float">
            <text:p>0.603229791670517</text:p>
          </table:table-cell>
          <table:table-cell table:style-name="ce3" office:value-type="float" office:value="0.0428920813454434" calcext:value-type="float">
            <text:p>0.0428920813454434</text:p>
          </table:table-cell>
          <table:table-cell table:style-name="ce3"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2" office:value-type="float" office:value="41.9245659351349" calcext:value-type="float">
            <text:p>41.9245659351349</text:p>
          </table:table-cell>
          <table:table-cell table:style-name="ce2" office:value-type="float" office:value="0.697909485268456" calcext:value-type="float">
            <text:p>0.697909485268456</text:p>
          </table:table-cell>
          <table:table-cell table:style-name="ce2" office:value-type="float" office:value="6.00648603439331" calcext:value-type="float">
            <text:p>6.00648603439331</text:p>
          </table:table-cell>
          <table:table-cell table:style-name="ce2" office:value-type="float" office:value="0.182308956255228" calcext:value-type="float">
            <text:p>0.18230895625522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8100001, 'decision_function_shape': 'ovo', 'degree': 3, 'kernel': 'poly', 'shrinking': Fals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3501967397414" calcext:value-type="float">
            <text:p>0.633501967397414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672849915683" calcext:value-type="float">
            <text:p>0.57672849915683</text:p>
          </table:table-cell>
          <table:table-cell table:style-name="ce3" office:value-type="float" office:value="0.598931984260821" calcext:value-type="float">
            <text:p>0.598931984260821</text:p>
          </table:table-cell>
          <table:table-cell table:style-name="ce3" office:value-type="float" office:value="0.603229791670517" calcext:value-type="float">
            <text:p>0.603229791670517</text:p>
          </table:table-cell>
          <table:table-cell table:style-name="ce3" office:value-type="float" office:value="0.0428920813454434" calcext:value-type="float">
            <text:p>0.0428920813454434</text:p>
          </table:table-cell>
          <table:table-cell table:style-name="ce3"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2" office:value-type="float" office:value="47.5691190242767" calcext:value-type="float">
            <text:p>47.5691190242767</text:p>
          </table:table-cell>
          <table:table-cell table:style-name="ce2" office:value-type="float" office:value="0.984696042908367" calcext:value-type="float">
            <text:p>0.984696042908367</text:p>
          </table:table-cell>
          <table:table-cell table:style-name="ce2" office:value-type="float" office:value="6.31153631210327" calcext:value-type="float">
            <text:p>6.31153631210327</text:p>
          </table:table-cell>
          <table:table-cell table:style-name="ce2" office:value-type="float" office:value="0.172790405419008" calcext:value-type="float">
            <text:p>0.17279040541900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8100001, 'decision_function_shape': 'ovo', 'degree': 4, 'kernel': 'poly', 'shrinking': Tru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003388485619" calcext:value-type="float">
            <text:p>0.029400338848561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2" office:value-type="float" office:value="46.1519465923309" calcext:value-type="float">
            <text:p>46.1519465923309</text:p>
          </table:table-cell>
          <table:table-cell table:style-name="ce2" office:value-type="float" office:value="0.955968089935922" calcext:value-type="float">
            <text:p>0.955968089935922</text:p>
          </table:table-cell>
          <table:table-cell table:style-name="ce2" office:value-type="float" office:value="6.30929036140442" calcext:value-type="float">
            <text:p>6.30929036140442</text:p>
          </table:table-cell>
          <table:table-cell table:style-name="ce2" office:value-type="float" office:value="0.18581750094917" calcext:value-type="float">
            <text:p>0.18581750094917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8100001, 'decision_function_shape': 'ovo', 'degree': 4, 'kernel': 'poly', 'shrinking': Fals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003388485619" calcext:value-type="float">
            <text:p>0.029400338848561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2" office:value-type="float" office:value="47.7849335193634" calcext:value-type="float">
            <text:p>47.7849335193634</text:p>
          </table:table-cell>
          <table:table-cell table:style-name="ce2" office:value-type="float" office:value="0.914559835988825" calcext:value-type="float">
            <text:p>0.914559835988825</text:p>
          </table:table-cell>
          <table:table-cell table:style-name="ce2" office:value-type="float" office:value="6.48291440010071" calcext:value-type="float">
            <text:p>6.48291440010071</text:p>
          </table:table-cell>
          <table:table-cell table:style-name="ce2" office:value-type="float" office:value="0.201409469966016" calcext:value-type="float">
            <text:p>0.201409469966016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8100001, 'decision_function_shape': 'ovo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4550104910136" calcext:value-type="float">
            <text:p>0.0154550104910136</text:p>
          </table:table-cell>
          <table:table-cell table:style-name="ce3"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2" office:value-type="float" office:value="47.1024403572083" calcext:value-type="float">
            <text:p>47.1024403572083</text:p>
          </table:table-cell>
          <table:table-cell table:style-name="ce2" office:value-type="float" office:value="0.898553725890673" calcext:value-type="float">
            <text:p>0.898553725890673</text:p>
          </table:table-cell>
          <table:table-cell table:style-name="ce2" office:value-type="float" office:value="6.45776739120483" calcext:value-type="float">
            <text:p>6.45776739120483</text:p>
          </table:table-cell>
          <table:table-cell table:style-name="ce2" office:value-type="float" office:value="0.20762746675411" calcext:value-type="float">
            <text:p>0.20762746675411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8100001, 'decision_function_shape': 'ovo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4550104910136" calcext:value-type="float">
            <text:p>0.0154550104910136</text:p>
          </table:table-cell>
          <table:table-cell table:style-name="ce3"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2" office:value-type="float" office:value="47.5345528125763" calcext:value-type="float">
            <text:p>47.5345528125763</text:p>
          </table:table-cell>
          <table:table-cell table:style-name="ce2" office:value-type="float" office:value="0.842967047639112" calcext:value-type="float">
            <text:p>0.842967047639112</text:p>
          </table:table-cell>
          <table:table-cell table:style-name="ce2" office:value-type="float" office:value="6.43786549568176" calcext:value-type="float">
            <text:p>6.43786549568176</text:p>
          </table:table-cell>
          <table:table-cell table:style-name="ce2" office:value-type="float" office:value="0.191535286886683" calcext:value-type="float">
            <text:p>0.191535286886683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8100001, 'decision_function_shape': 'ovo', 'degree': 6, 'kernel': 'poly', 'shrinking': Tru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267889354448" calcext:value-type="float">
            <text:p>0.329267889354448</text:p>
          </table:table-cell>
          <table:table-cell table:style-name="ce3" office:value-type="float" office:value="0.00832298055597941" calcext:value-type="float">
            <text:p>0.00832298055597941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2" office:value-type="float" office:value="47.6772915363312" calcext:value-type="float">
            <text:p>47.6772915363312</text:p>
          </table:table-cell>
          <table:table-cell table:style-name="ce2" office:value-type="float" office:value="0.976389487882597" calcext:value-type="float">
            <text:p>0.976389487882597</text:p>
          </table:table-cell>
          <table:table-cell table:style-name="ce2" office:value-type="float" office:value="6.45692167282105" calcext:value-type="float">
            <text:p>6.45692167282105</text:p>
          </table:table-cell>
          <table:table-cell table:style-name="ce2" office:value-type="float" office:value="0.196498793806538" calcext:value-type="float">
            <text:p>0.19649879380653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8100001, 'decision_function_shape': 'ovo', 'degree': 6, 'kernel': 'poly', 'shrinking': Fals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267889354448" calcext:value-type="float">
            <text:p>0.329267889354448</text:p>
          </table:table-cell>
          <table:table-cell table:style-name="ce3" office:value-type="float" office:value="0.00832298055597941" calcext:value-type="float">
            <text:p>0.00832298055597941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2" office:value-type="float" office:value="47.6401463508606" calcext:value-type="float">
            <text:p>47.6401463508606</text:p>
          </table:table-cell>
          <table:table-cell table:style-name="ce2" office:value-type="float" office:value="0.836358910379178" calcext:value-type="float">
            <text:p>0.836358910379178</text:p>
          </table:table-cell>
          <table:table-cell table:style-name="ce2" office:value-type="float" office:value="6.42621622085571" calcext:value-type="float">
            <text:p>6.42621622085571</text:p>
          </table:table-cell>
          <table:table-cell table:style-name="ce2" office:value-type="float" office:value="0.221574187337597" calcext:value-type="float">
            <text:p>0.221574187337597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810000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2" office:value-type="float" office:value="47.594541311264" calcext:value-type="float">
            <text:p>47.594541311264</text:p>
          </table:table-cell>
          <table:table-cell table:style-name="ce2" office:value-type="float" office:value="0.953272558332085" calcext:value-type="float">
            <text:p>0.953272558332085</text:p>
          </table:table-cell>
          <table:table-cell table:style-name="ce2" office:value-type="float" office:value="6.46869077682495" calcext:value-type="float">
            <text:p>6.46869077682495</text:p>
          </table:table-cell>
          <table:table-cell table:style-name="ce2" office:value-type="float" office:value="0.215110288077709" calcext:value-type="float">
            <text:p>0.215110288077709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810000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2" office:value-type="float" office:value="42.1101215839386" calcext:value-type="float">
            <text:p>42.1101215839386</text:p>
          </table:table-cell>
          <table:table-cell table:style-name="ce2" office:value-type="float" office:value="0.627861455409424" calcext:value-type="float">
            <text:p>0.627861455409424</text:p>
          </table:table-cell>
          <table:table-cell table:style-name="ce2" office:value-type="float" office:value="5.38552641868591" calcext:value-type="float">
            <text:p>5.38552641868591</text:p>
          </table:table-cell>
          <table:table-cell table:style-name="ce2" office:value-type="float" office:value="0.187890136759714" calcext:value-type="float">
            <text:p>0.187890136759714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8100001, 'decision_function_shape': 'ovr', 'degree': 2, 'kernel': 'poly', 'shrinking': Tru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0657672849916" calcext:value-type="float">
            <text:p>0.770657672849916</text:p>
          </table:table-cell>
          <table:table-cell table:style-name="ce3" office:value-type="float" office:value="0.66132658797077" calcext:value-type="float">
            <text:p>0.66132658797077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6764362917185" calcext:value-type="float">
            <text:p>0.706764362917185</text:p>
          </table:table-cell>
          <table:table-cell table:style-name="ce3" office:value-type="float" office:value="0.0447227296049138" calcext:value-type="float">
            <text:p>0.0447227296049138</text:p>
          </table:table-cell>
          <table:table-cell table:style-name="ce3"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2" office:value-type="float" office:value="33.8784498214722" calcext:value-type="float">
            <text:p>33.8784498214722</text:p>
          </table:table-cell>
          <table:table-cell table:style-name="ce2" office:value-type="float" office:value="0.741948257343497" calcext:value-type="float">
            <text:p>0.741948257343497</text:p>
          </table:table-cell>
          <table:table-cell table:style-name="ce2" office:value-type="float" office:value="5.36493983268738" calcext:value-type="float">
            <text:p>5.36493983268738</text:p>
          </table:table-cell>
          <table:table-cell table:style-name="ce2" office:value-type="float" office:value="0.196714278094063" calcext:value-type="float">
            <text:p>0.196714278094063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8100001, 'decision_function_shape': 'ovr', 'degree': 2, 'kernel': 'poly', 'shrinking': Fals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329960652052" calcext:value-type="float">
            <text:p>0.747329960652052</text:p>
          </table:table-cell>
          <table:table-cell table:style-name="ce3" office:value-type="float" office:value="0.770657672849916" calcext:value-type="float">
            <text:p>0.770657672849916</text:p>
          </table:table-cell>
          <table:table-cell table:style-name="ce3" office:value-type="float" office:value="0.66132658797077" calcext:value-type="float">
            <text:p>0.66132658797077</text:p>
          </table:table-cell>
          <table:table-cell table:style-name="ce3" office:value-type="float" office:value="0.692523889825745" calcext:value-type="float">
            <text:p>0.692523889825745</text:p>
          </table:table-cell>
          <table:table-cell table:style-name="ce3" office:value-type="float" office:value="0.706764362917185" calcext:value-type="float">
            <text:p>0.706764362917185</text:p>
          </table:table-cell>
          <table:table-cell table:style-name="ce3" office:value-type="float" office:value="0.0447227296049138" calcext:value-type="float">
            <text:p>0.0447227296049138</text:p>
          </table:table-cell>
          <table:table-cell table:style-name="ce3"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2" office:value-type="float" office:value="46.1930283069611" calcext:value-type="float">
            <text:p>46.1930283069611</text:p>
          </table:table-cell>
          <table:table-cell table:style-name="ce2" office:value-type="float" office:value="1.19971471783966" calcext:value-type="float">
            <text:p>1.19971471783966</text:p>
          </table:table-cell>
          <table:table-cell table:style-name="ce2" office:value-type="float" office:value="5.93638134002686" calcext:value-type="float">
            <text:p>5.93638134002686</text:p>
          </table:table-cell>
          <table:table-cell table:style-name="ce2" office:value-type="float" office:value="0.138162187441459" calcext:value-type="float">
            <text:p>0.138162187441459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8100001, 'decision_function_shape': 'ovr', 'degree': 3, 'kernel': 'poly', 'shrinking': Tru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3501967397414" calcext:value-type="float">
            <text:p>0.633501967397414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672849915683" calcext:value-type="float">
            <text:p>0.57672849915683</text:p>
          </table:table-cell>
          <table:table-cell table:style-name="ce3" office:value-type="float" office:value="0.598931984260821" calcext:value-type="float">
            <text:p>0.598931984260821</text:p>
          </table:table-cell>
          <table:table-cell table:style-name="ce3" office:value-type="float" office:value="0.603229791670517" calcext:value-type="float">
            <text:p>0.603229791670517</text:p>
          </table:table-cell>
          <table:table-cell table:style-name="ce3" office:value-type="float" office:value="0.0428920813454434" calcext:value-type="float">
            <text:p>0.0428920813454434</text:p>
          </table:table-cell>
          <table:table-cell table:style-name="ce3"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2" office:value-type="float" office:value="42.0605826377869" calcext:value-type="float">
            <text:p>42.0605826377869</text:p>
          </table:table-cell>
          <table:table-cell table:style-name="ce2" office:value-type="float" office:value="0.761308534698733" calcext:value-type="float">
            <text:p>0.761308534698733</text:p>
          </table:table-cell>
          <table:table-cell table:style-name="ce2" office:value-type="float" office:value="5.96989846229553" calcext:value-type="float">
            <text:p>5.96989846229553</text:p>
          </table:table-cell>
          <table:table-cell table:style-name="ce2" office:value-type="float" office:value="0.238165160378427" calcext:value-type="float">
            <text:p>0.238165160378427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8100001, 'decision_function_shape': 'ovr', 'degree': 3, 'kernel': 'poly', 'shrinking': False}</text:p>
          </table:table-cell>
          <table:table-cell table:style-name="ce3" office:value-type="float" office:value="0.542006181511661" calcext:value-type="float">
            <text:p>0.542006181511661</text:p>
          </table:table-cell>
          <table:table-cell table:style-name="ce3" office:value-type="float" office:value="0.633501967397414" calcext:value-type="float">
            <text:p>0.633501967397414</text:p>
          </table:table-cell>
          <table:table-cell table:style-name="ce3" office:value-type="float" office:value="0.664980326025857" calcext:value-type="float">
            <text:p>0.664980326025857</text:p>
          </table:table-cell>
          <table:table-cell table:style-name="ce3" office:value-type="float" office:value="0.57672849915683" calcext:value-type="float">
            <text:p>0.57672849915683</text:p>
          </table:table-cell>
          <table:table-cell table:style-name="ce3" office:value-type="float" office:value="0.598931984260821" calcext:value-type="float">
            <text:p>0.598931984260821</text:p>
          </table:table-cell>
          <table:table-cell table:style-name="ce3" office:value-type="float" office:value="0.603229791670517" calcext:value-type="float">
            <text:p>0.603229791670517</text:p>
          </table:table-cell>
          <table:table-cell table:style-name="ce3" office:value-type="float" office:value="0.0428920813454434" calcext:value-type="float">
            <text:p>0.0428920813454434</text:p>
          </table:table-cell>
          <table:table-cell table:style-name="ce3"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2" office:value-type="float" office:value="47.331614780426" calcext:value-type="float">
            <text:p>47.331614780426</text:p>
          </table:table-cell>
          <table:table-cell table:style-name="ce2" office:value-type="float" office:value="1.27107181896757" calcext:value-type="float">
            <text:p>1.27107181896757</text:p>
          </table:table-cell>
          <table:table-cell table:style-name="ce2" office:value-type="float" office:value="6.24621109962463" calcext:value-type="float">
            <text:p>6.24621109962463</text:p>
          </table:table-cell>
          <table:table-cell table:style-name="ce2" office:value-type="float" office:value="0.19277817607483" calcext:value-type="float">
            <text:p>0.19277817607483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8100001, 'decision_function_shape': 'ovr', 'degree': 4, 'kernel': 'poly', 'shrinking': Tru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003388485619" calcext:value-type="float">
            <text:p>0.029400338848561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2" office:value-type="float" office:value="45.9232452392578" calcext:value-type="float">
            <text:p>45.9232452392578</text:p>
          </table:table-cell>
          <table:table-cell table:style-name="ce2" office:value-type="float" office:value="1.21742475752295" calcext:value-type="float">
            <text:p>1.21742475752295</text:p>
          </table:table-cell>
          <table:table-cell table:style-name="ce2" office:value-type="float" office:value="6.35302639007568" calcext:value-type="float">
            <text:p>6.35302639007568</text:p>
          </table:table-cell>
          <table:table-cell table:style-name="ce2" office:value-type="float" office:value="0.186720849930412" calcext:value-type="float">
            <text:p>0.186720849930412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8100001, 'decision_function_shape': 'ovr', 'degree': 4, 'kernel': 'poly', 'shrinking': Fals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4985947161327" calcext:value-type="float">
            <text:p>0.474985947161327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860033726813" calcext:value-type="float">
            <text:p>0.430860033726813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003388485619" calcext:value-type="float">
            <text:p>0.029400338848561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2" office:value-type="float" office:value="47.3218469142914" calcext:value-type="float">
            <text:p>47.3218469142914</text:p>
          </table:table-cell>
          <table:table-cell table:style-name="ce2" office:value-type="float" office:value="1.13902861110628" calcext:value-type="float">
            <text:p>1.13902861110628</text:p>
          </table:table-cell>
          <table:table-cell table:style-name="ce2" office:value-type="float" office:value="6.44345445632935" calcext:value-type="float">
            <text:p>6.44345445632935</text:p>
          </table:table-cell>
          <table:table-cell table:style-name="ce2" office:value-type="float" office:value="0.209679459011085" calcext:value-type="float">
            <text:p>0.209679459011085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8100001, 'decision_function_shape': 'ovr', 'degree': 5, 'kernel': 'poly', 'shrinking': Tru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4550104910136" calcext:value-type="float">
            <text:p>0.0154550104910136</text:p>
          </table:table-cell>
          <table:table-cell table:style-name="ce3"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2" office:value-type="float" office:value="47.0300504207611" calcext:value-type="float">
            <text:p>47.0300504207611</text:p>
          </table:table-cell>
          <table:table-cell table:style-name="ce2" office:value-type="float" office:value="0.765728020348028" calcext:value-type="float">
            <text:p>0.765728020348028</text:p>
          </table:table-cell>
          <table:table-cell table:style-name="ce2" office:value-type="float" office:value="6.47318091392517" calcext:value-type="float">
            <text:p>6.47318091392517</text:p>
          </table:table-cell>
          <table:table-cell table:style-name="ce2" office:value-type="float" office:value="0.211746517322582" calcext:value-type="float">
            <text:p>0.211746517322582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8100001, 'decision_function_shape': 'ovr', 'degree': 5, 'kernel': 'poly', 'shrinking': False}</text:p>
          </table:table-cell>
          <table:table-cell table:style-name="ce3" office:value-type="float" office:value="0.350098342230964" calcext:value-type="float">
            <text:p>0.350098342230964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661045531197" calcext:value-type="float">
            <text:p>0.356661045531197</text:p>
          </table:table-cell>
          <table:table-cell table:style-name="ce3" office:value-type="float" office:value="0.360876897133221" calcext:value-type="float">
            <text:p>0.360876897133221</text:p>
          </table:table-cell>
          <table:table-cell table:style-name="ce3" office:value-type="float" office:value="0.368164693741302" calcext:value-type="float">
            <text:p>0.368164693741302</text:p>
          </table:table-cell>
          <table:table-cell table:style-name="ce3" office:value-type="float" office:value="0.0154550104910136" calcext:value-type="float">
            <text:p>0.0154550104910136</text:p>
          </table:table-cell>
          <table:table-cell table:style-name="ce3"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2" office:value-type="float" office:value="47.6474642276764" calcext:value-type="float">
            <text:p>47.6474642276764</text:p>
          </table:table-cell>
          <table:table-cell table:style-name="ce2" office:value-type="float" office:value="0.983175439427047" calcext:value-type="float">
            <text:p>0.983175439427047</text:p>
          </table:table-cell>
          <table:table-cell table:style-name="ce2" office:value-type="float" office:value="6.42388515472412" calcext:value-type="float">
            <text:p>6.42388515472412</text:p>
          </table:table-cell>
          <table:table-cell table:style-name="ce2" office:value-type="float" office:value="0.195826110756852" calcext:value-type="float">
            <text:p>0.195826110756852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8100001, 'decision_function_shape': 'ovr', 'degree': 6, 'kernel': 'poly', 'shrinking': Tru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267889354448" calcext:value-type="float">
            <text:p>0.329267889354448</text:p>
          </table:table-cell>
          <table:table-cell table:style-name="ce3" office:value-type="float" office:value="0.00832298055597941" calcext:value-type="float">
            <text:p>0.00832298055597941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2" office:value-type="float" office:value="47.343106174469" calcext:value-type="float">
            <text:p>47.343106174469</text:p>
          </table:table-cell>
          <table:table-cell table:style-name="ce2" office:value-type="float" office:value="0.787935924502716" calcext:value-type="float">
            <text:p>0.787935924502716</text:p>
          </table:table-cell>
          <table:table-cell table:style-name="ce2" office:value-type="float" office:value="6.35998215675354" calcext:value-type="float">
            <text:p>6.35998215675354</text:p>
          </table:table-cell>
          <table:table-cell table:style-name="ce2" office:value-type="float" office:value="0.250518617705371" calcext:value-type="float">
            <text:p>0.250518617705371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8100001, 'decision_function_shape': 'ovr', 'degree': 6, 'kernel': 'poly', 'shrinking': Fals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8156267566048" calcext:value-type="float">
            <text:p>0.318156267566048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267889354448" calcext:value-type="float">
            <text:p>0.329267889354448</text:p>
          </table:table-cell>
          <table:table-cell table:style-name="ce3" office:value-type="float" office:value="0.00832298055597941" calcext:value-type="float">
            <text:p>0.00832298055597941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2" office:value-type="float" office:value="47.4999699115753" calcext:value-type="float">
            <text:p>47.4999699115753</text:p>
          </table:table-cell>
          <table:table-cell table:style-name="ce2" office:value-type="float" office:value="0.926445041224926" calcext:value-type="float">
            <text:p>0.926445041224926</text:p>
          </table:table-cell>
          <table:table-cell table:style-name="ce2" office:value-type="float" office:value="6.38583040237427" calcext:value-type="float">
            <text:p>6.38583040237427</text:p>
          </table:table-cell>
          <table:table-cell table:style-name="ce2" office:value-type="float" office:value="0.248938453209239" calcext:value-type="float">
            <text:p>0.248938453209239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810000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2" office:value-type="float" office:value="47.6768275737762" calcext:value-type="float">
            <text:p>47.6768275737762</text:p>
          </table:table-cell>
          <table:table-cell table:style-name="ce2" office:value-type="float" office:value="0.835511018328634" calcext:value-type="float">
            <text:p>0.835511018328634</text:p>
          </table:table-cell>
          <table:table-cell table:style-name="ce2" office:value-type="float" office:value="6.47647795677185" calcext:value-type="float">
            <text:p>6.47647795677185</text:p>
          </table:table-cell>
          <table:table-cell table:style-name="ce2" office:value-type="float" office:value="0.210463627189158" calcext:value-type="float">
            <text:p>0.210463627189158</text:p>
          </table:table-cell>
          <table:table-cell table:style-name="ce2" office:value-type="float" office:value="1.81000006198883" calcext:value-type="float">
            <text:p>1.81000006198883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810000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2816188870152" calcext:value-type="float">
            <text:p>0.31281618887015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07238187205" calcext:value-type="float">
            <text:p>0.309707238187205</text:p>
          </table:table-cell>
          <table:table-cell table:style-name="ce3" office:value-type="float" office:value="0.00533143042847841" calcext:value-type="float">
            <text:p>0.00533143042847841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2" office:value-type="float" office:value="42.0374027729034" calcext:value-type="float">
            <text:p>42.0374027729034</text:p>
          </table:table-cell>
          <table:table-cell table:style-name="ce2" office:value-type="float" office:value="0.705560544575653" calcext:value-type="float">
            <text:p>0.705560544575653</text:p>
          </table:table-cell>
          <table:table-cell table:style-name="ce2" office:value-type="float" office:value="5.35648245811462" calcext:value-type="float">
            <text:p>5.35648245811462</text:p>
          </table:table-cell>
          <table:table-cell table:style-name="ce2" office:value-type="float" office:value="0.194425787472878" calcext:value-type="float">
            <text:p>0.194425787472878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91, 'decision_function_shape': 'ovo', 'degree': 2, 'kernel': 'poly', 'shrinking': Tru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60764474423834" calcext:value-type="float">
            <text:p>0.660764474423834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06820574271878" calcext:value-type="float">
            <text:p>0.706820574271878</text:p>
          </table:table-cell>
          <table:table-cell table:style-name="ce3" office:value-type="float" office:value="0.0447282868264995" calcext:value-type="float">
            <text:p>0.0447282868264995</text:p>
          </table:table-cell>
          <table:table-cell table:style-name="ce3"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2" office:value-type="float" office:value="33.9325004577637" calcext:value-type="float">
            <text:p>33.9325004577637</text:p>
          </table:table-cell>
          <table:table-cell table:style-name="ce2" office:value-type="float" office:value="0.776615149052356" calcext:value-type="float">
            <text:p>0.776615149052356</text:p>
          </table:table-cell>
          <table:table-cell table:style-name="ce2" office:value-type="float" office:value="5.40239996910095" calcext:value-type="float">
            <text:p>5.40239996910095</text:p>
          </table:table-cell>
          <table:table-cell table:style-name="ce2" office:value-type="float" office:value="0.182680075856448" calcext:value-type="float">
            <text:p>0.182680075856448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91, 'decision_function_shape': 'ovo', 'degree': 2, 'kernel': 'poly', 'shrinking': Fals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60764474423834" calcext:value-type="float">
            <text:p>0.660764474423834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06820574271878" calcext:value-type="float">
            <text:p>0.706820574271878</text:p>
          </table:table-cell>
          <table:table-cell table:style-name="ce3" office:value-type="float" office:value="0.0447282868264995" calcext:value-type="float">
            <text:p>0.0447282868264995</text:p>
          </table:table-cell>
          <table:table-cell table:style-name="ce3"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2" office:value-type="float" office:value="46.9443153381348" calcext:value-type="float">
            <text:p>46.9443153381348</text:p>
          </table:table-cell>
          <table:table-cell table:style-name="ce2" office:value-type="float" office:value="1.57669433795245" calcext:value-type="float">
            <text:p>1.57669433795245</text:p>
          </table:table-cell>
          <table:table-cell table:style-name="ce2" office:value-type="float" office:value="6.02550292015076" calcext:value-type="float">
            <text:p>6.02550292015076</text:p>
          </table:table-cell>
          <table:table-cell table:style-name="ce2" office:value-type="float" office:value="0.177614557278553" calcext:value-type="float">
            <text:p>0.17761455727855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91, 'decision_function_shape': 'ovo', 'degree': 3, 'kernel': 'poly', 'shrinking': Tru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783024170883" calcext:value-type="float">
            <text:p>0.633783024170883</text:p>
          </table:table-cell>
          <table:table-cell table:style-name="ce3" office:value-type="float" office:value="0.664699269252389" calcext:value-type="float">
            <text:p>0.664699269252389</text:p>
          </table:table-cell>
          <table:table-cell table:style-name="ce3" office:value-type="float" office:value="0.576447442383361" calcext:value-type="float">
            <text:p>0.576447442383361</text:p>
          </table:table-cell>
          <table:table-cell table:style-name="ce3" office:value-type="float" office:value="0.599213041034289" calcext:value-type="float">
            <text:p>0.599213041034289</text:p>
          </table:table-cell>
          <table:table-cell table:style-name="ce3" office:value-type="float" office:value="0.603342182791618" calcext:value-type="float">
            <text:p>0.603342182791618</text:p>
          </table:table-cell>
          <table:table-cell table:style-name="ce3" office:value-type="float" office:value="0.0427204831053017" calcext:value-type="float">
            <text:p>0.0427204831053017</text:p>
          </table:table-cell>
          <table:table-cell table:style-name="ce3"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2" office:value-type="float" office:value="42.1190392494202" calcext:value-type="float">
            <text:p>42.1190392494202</text:p>
          </table:table-cell>
          <table:table-cell table:style-name="ce2" office:value-type="float" office:value="0.923145373907788" calcext:value-type="float">
            <text:p>0.923145373907788</text:p>
          </table:table-cell>
          <table:table-cell table:style-name="ce2" office:value-type="float" office:value="5.98994288444519" calcext:value-type="float">
            <text:p>5.98994288444519</text:p>
          </table:table-cell>
          <table:table-cell table:style-name="ce2" office:value-type="float" office:value="0.176909574068578" calcext:value-type="float">
            <text:p>0.176909574068578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91, 'decision_function_shape': 'ovo', 'degree': 3, 'kernel': 'poly', 'shrinking': Fals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783024170883" calcext:value-type="float">
            <text:p>0.633783024170883</text:p>
          </table:table-cell>
          <table:table-cell table:style-name="ce3" office:value-type="float" office:value="0.664699269252389" calcext:value-type="float">
            <text:p>0.664699269252389</text:p>
          </table:table-cell>
          <table:table-cell table:style-name="ce3" office:value-type="float" office:value="0.576447442383361" calcext:value-type="float">
            <text:p>0.576447442383361</text:p>
          </table:table-cell>
          <table:table-cell table:style-name="ce3" office:value-type="float" office:value="0.599213041034289" calcext:value-type="float">
            <text:p>0.599213041034289</text:p>
          </table:table-cell>
          <table:table-cell table:style-name="ce3" office:value-type="float" office:value="0.603342182791618" calcext:value-type="float">
            <text:p>0.603342182791618</text:p>
          </table:table-cell>
          <table:table-cell table:style-name="ce3" office:value-type="float" office:value="0.0427204831053017" calcext:value-type="float">
            <text:p>0.0427204831053017</text:p>
          </table:table-cell>
          <table:table-cell table:style-name="ce3"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2" office:value-type="float" office:value="47.4909639835358" calcext:value-type="float">
            <text:p>47.4909639835358</text:p>
          </table:table-cell>
          <table:table-cell table:style-name="ce2" office:value-type="float" office:value="0.914681390397375" calcext:value-type="float">
            <text:p>0.914681390397375</text:p>
          </table:table-cell>
          <table:table-cell table:style-name="ce2" office:value-type="float" office:value="6.25553674697876" calcext:value-type="float">
            <text:p>6.25553674697876</text:p>
          </table:table-cell>
          <table:table-cell table:style-name="ce2" office:value-type="float" office:value="0.232772525878431" calcext:value-type="float">
            <text:p>0.23277252587843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91, 'decision_function_shape': 'ovo', 'degree': 4, 'kernel': 'poly', 'shrinking': Tru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5267003934795" calcext:value-type="float">
            <text:p>0.475267003934795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578976953345" calcext:value-type="float">
            <text:p>0.430578976953345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851195744009" calcext:value-type="float">
            <text:p>0.029485119574400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2" office:value-type="float" office:value="46.0802508354187" calcext:value-type="float">
            <text:p>46.0802508354187</text:p>
          </table:table-cell>
          <table:table-cell table:style-name="ce2" office:value-type="float" office:value="0.9050731409839" calcext:value-type="float">
            <text:p>0.9050731409839</text:p>
          </table:table-cell>
          <table:table-cell table:style-name="ce2" office:value-type="float" office:value="6.28551836013794" calcext:value-type="float">
            <text:p>6.28551836013794</text:p>
          </table:table-cell>
          <table:table-cell table:style-name="ce2" office:value-type="float" office:value="0.202466768162894" calcext:value-type="float">
            <text:p>0.202466768162894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91, 'decision_function_shape': 'ovo', 'degree': 4, 'kernel': 'poly', 'shrinking': Fals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5267003934795" calcext:value-type="float">
            <text:p>0.475267003934795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578976953345" calcext:value-type="float">
            <text:p>0.430578976953345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851195744009" calcext:value-type="float">
            <text:p>0.029485119574400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2" office:value-type="float" office:value="47.5867505073547" calcext:value-type="float">
            <text:p>47.5867505073547</text:p>
          </table:table-cell>
          <table:table-cell table:style-name="ce2" office:value-type="float" office:value="0.973034831935598" calcext:value-type="float">
            <text:p>0.973034831935598</text:p>
          </table:table-cell>
          <table:table-cell table:style-name="ce2" office:value-type="float" office:value="6.40851907730103" calcext:value-type="float">
            <text:p>6.40851907730103</text:p>
          </table:table-cell>
          <table:table-cell table:style-name="ce2" office:value-type="float" office:value="0.207903164429706" calcext:value-type="float">
            <text:p>0.207903164429706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91, 'decision_function_shape': 'ovo', 'degree': 5, 'kernel': 'poly', 'shrinking': True}</text:p>
          </table:table-cell>
          <table:table-cell table:style-name="ce3" office:value-type="float" office:value="0.350379320033717" calcext:value-type="float">
            <text:p>0.350379320033717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8277100656547" calcext:value-type="float">
            <text:p>0.368277100656547</text:p>
          </table:table-cell>
          <table:table-cell table:style-name="ce3" office:value-type="float" office:value="0.0153806255625919" calcext:value-type="float">
            <text:p>0.0153806255625919</text:p>
          </table:table-cell>
          <table:table-cell table:style-name="ce3"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2" office:value-type="float" office:value="46.9785519599915" calcext:value-type="float">
            <text:p>46.9785519599915</text:p>
          </table:table-cell>
          <table:table-cell table:style-name="ce2" office:value-type="float" office:value="0.645466269472223" calcext:value-type="float">
            <text:p>0.645466269472223</text:p>
          </table:table-cell>
          <table:table-cell table:style-name="ce2" office:value-type="float" office:value="6.44526677131653" calcext:value-type="float">
            <text:p>6.44526677131653</text:p>
          </table:table-cell>
          <table:table-cell table:style-name="ce2" office:value-type="float" office:value="0.207480401181132" calcext:value-type="float">
            <text:p>0.207480401181132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91, 'decision_function_shape': 'ovo', 'degree': 5, 'kernel': 'poly', 'shrinking': False}</text:p>
          </table:table-cell>
          <table:table-cell table:style-name="ce3" office:value-type="float" office:value="0.350379320033717" calcext:value-type="float">
            <text:p>0.350379320033717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8277100656547" calcext:value-type="float">
            <text:p>0.368277100656547</text:p>
          </table:table-cell>
          <table:table-cell table:style-name="ce3" office:value-type="float" office:value="0.0153806255625919" calcext:value-type="float">
            <text:p>0.0153806255625919</text:p>
          </table:table-cell>
          <table:table-cell table:style-name="ce3"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2" office:value-type="float" office:value="47.657186794281" calcext:value-type="float">
            <text:p>47.657186794281</text:p>
          </table:table-cell>
          <table:table-cell table:style-name="ce2" office:value-type="float" office:value="0.877539829841529" calcext:value-type="float">
            <text:p>0.877539829841529</text:p>
          </table:table-cell>
          <table:table-cell table:style-name="ce2" office:value-type="float" office:value="6.42468214035034" calcext:value-type="float">
            <text:p>6.42468214035034</text:p>
          </table:table-cell>
          <table:table-cell table:style-name="ce2" office:value-type="float" office:value="0.209777069154575" calcext:value-type="float">
            <text:p>0.209777069154575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91, 'decision_function_shape': 'ovo', 'degree': 6, 'kernel': 'poly', 'shrinking': Tru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15546664506" calcext:value-type="float">
            <text:p>0.32915546664506</text:p>
          </table:table-cell>
          <table:table-cell table:style-name="ce3" office:value-type="float" office:value="0.00847472465935224" calcext:value-type="float">
            <text:p>0.0084747246593522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2" office:value-type="float" office:value="47.4939857959747" calcext:value-type="float">
            <text:p>47.4939857959747</text:p>
          </table:table-cell>
          <table:table-cell table:style-name="ce2" office:value-type="float" office:value="0.941922230774511" calcext:value-type="float">
            <text:p>0.941922230774511</text:p>
          </table:table-cell>
          <table:table-cell table:style-name="ce2" office:value-type="float" office:value="6.42303590774536" calcext:value-type="float">
            <text:p>6.42303590774536</text:p>
          </table:table-cell>
          <table:table-cell table:style-name="ce2" office:value-type="float" office:value="0.216611744976793" calcext:value-type="float">
            <text:p>0.21661174497679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91, 'decision_function_shape': 'ovo', 'degree': 6, 'kernel': 'poly', 'shrinking': Fals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15546664506" calcext:value-type="float">
            <text:p>0.32915546664506</text:p>
          </table:table-cell>
          <table:table-cell table:style-name="ce3" office:value-type="float" office:value="0.00847472465935224" calcext:value-type="float">
            <text:p>0.0084747246593522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2" office:value-type="float" office:value="47.511098575592" calcext:value-type="float">
            <text:p>47.511098575592</text:p>
          </table:table-cell>
          <table:table-cell table:style-name="ce2" office:value-type="float" office:value="0.893931564367128" calcext:value-type="float">
            <text:p>0.893931564367128</text:p>
          </table:table-cell>
          <table:table-cell table:style-name="ce2" office:value-type="float" office:value="6.41299209594727" calcext:value-type="float">
            <text:p>6.41299209594727</text:p>
          </table:table-cell>
          <table:table-cell table:style-name="ce2" office:value-type="float" office:value="0.20015785065848" calcext:value-type="float">
            <text:p>0.20015785065848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91, 'decision_function_shape': 'ovo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309724564362" calcext:value-type="float">
            <text:p>0.3130972456436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63449541899" calcext:value-type="float">
            <text:p>0.309763449541899</text:p>
          </table:table-cell>
          <table:table-cell table:style-name="ce3" office:value-type="float" office:value="0.00536528712544071" calcext:value-type="float">
            <text:p>0.00536528712544071</text:p>
          </table:table-cell>
          <table:table-cell table:style-name="ce3"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2" office:value-type="float" office:value="47.4223431110382" calcext:value-type="float">
            <text:p>47.4223431110382</text:p>
          </table:table-cell>
          <table:table-cell table:style-name="ce2" office:value-type="float" office:value="1.00686586428715" calcext:value-type="float">
            <text:p>1.00686586428715</text:p>
          </table:table-cell>
          <table:table-cell table:style-name="ce2" office:value-type="float" office:value="6.46406102180481" calcext:value-type="float">
            <text:p>6.46406102180481</text:p>
          </table:table-cell>
          <table:table-cell table:style-name="ce2" office:value-type="float" office:value="0.263484738044016" calcext:value-type="float">
            <text:p>0.263484738044016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o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91, 'decision_function_shape': 'ovo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309724564362" calcext:value-type="float">
            <text:p>0.3130972456436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63449541899" calcext:value-type="float">
            <text:p>0.309763449541899</text:p>
          </table:table-cell>
          <table:table-cell table:style-name="ce3" office:value-type="float" office:value="0.00536528712544071" calcext:value-type="float">
            <text:p>0.00536528712544071</text:p>
          </table:table-cell>
          <table:table-cell table:style-name="ce3"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2" office:value-type="float" office:value="42.610183095932" calcext:value-type="float">
            <text:p>42.610183095932</text:p>
          </table:table-cell>
          <table:table-cell table:style-name="ce2" office:value-type="float" office:value="0.638202850682904" calcext:value-type="float">
            <text:p>0.638202850682904</text:p>
          </table:table-cell>
          <table:table-cell table:style-name="ce2" office:value-type="float" office:value="5.43603105545044" calcext:value-type="float">
            <text:p>5.43603105545044</text:p>
          </table:table-cell>
          <table:table-cell table:style-name="ce2" office:value-type="float" office:value="0.224561460216261" calcext:value-type="float">
            <text:p>0.22456146021626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91, 'decision_function_shape': 'ovr', 'degree': 2, 'kernel': 'poly', 'shrinking': Tru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60764474423834" calcext:value-type="float">
            <text:p>0.660764474423834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06820574271878" calcext:value-type="float">
            <text:p>0.706820574271878</text:p>
          </table:table-cell>
          <table:table-cell table:style-name="ce3" office:value-type="float" office:value="0.0447282868264995" calcext:value-type="float">
            <text:p>0.0447282868264995</text:p>
          </table:table-cell>
          <table:table-cell table:style-name="ce3"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2" office:value-type="float" office:value="34.1789044380188" calcext:value-type="float">
            <text:p>34.1789044380188</text:p>
          </table:table-cell>
          <table:table-cell table:style-name="ce2" office:value-type="float" office:value="0.718659513910355" calcext:value-type="float">
            <text:p>0.718659513910355</text:p>
          </table:table-cell>
          <table:table-cell table:style-name="ce2" office:value-type="float" office:value="5.4505331993103" calcext:value-type="float">
            <text:p>5.4505331993103</text:p>
          </table:table-cell>
          <table:table-cell table:style-name="ce2" office:value-type="float" office:value="0.221552753315533" calcext:value-type="float">
            <text:p>0.22155275331553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{'C': 1.91, 'decision_function_shape': 'ovr', 'degree': 2, 'kernel': 'poly', 'shrinking': False}</text:p>
          </table:table-cell>
          <table:table-cell table:style-name="ce3" office:value-type="float" office:value="0.66198370328744" calcext:value-type="float">
            <text:p>0.66198370328744</text:p>
          </table:table-cell>
          <table:table-cell table:style-name="ce3" office:value-type="float" office:value="0.747892074198988" calcext:value-type="float">
            <text:p>0.747892074198988</text:p>
          </table:table-cell>
          <table:table-cell table:style-name="ce3" office:value-type="float" office:value="0.770095559302979" calcext:value-type="float">
            <text:p>0.770095559302979</text:p>
          </table:table-cell>
          <table:table-cell table:style-name="ce3" office:value-type="float" office:value="0.660764474423834" calcext:value-type="float">
            <text:p>0.660764474423834</text:p>
          </table:table-cell>
          <table:table-cell table:style-name="ce3" office:value-type="float" office:value="0.69336706014615" calcext:value-type="float">
            <text:p>0.69336706014615</text:p>
          </table:table-cell>
          <table:table-cell table:style-name="ce3" office:value-type="float" office:value="0.706820574271878" calcext:value-type="float">
            <text:p>0.706820574271878</text:p>
          </table:table-cell>
          <table:table-cell table:style-name="ce3" office:value-type="float" office:value="0.0447282868264995" calcext:value-type="float">
            <text:p>0.0447282868264995</text:p>
          </table:table-cell>
          <table:table-cell table:style-name="ce3"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2" office:value-type="float" office:value="46.9028326034546" calcext:value-type="float">
            <text:p>46.9028326034546</text:p>
          </table:table-cell>
          <table:table-cell table:style-name="ce2" office:value-type="float" office:value="1.220391390798" calcext:value-type="float">
            <text:p>1.220391390798</text:p>
          </table:table-cell>
          <table:table-cell table:style-name="ce2" office:value-type="float" office:value="5.95164251327515" calcext:value-type="float">
            <text:p>5.95164251327515</text:p>
          </table:table-cell>
          <table:table-cell table:style-name="ce2" office:value-type="float" office:value="0.240741844413686" calcext:value-type="float">
            <text:p>0.240741844413686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91, 'decision_function_shape': 'ovr', 'degree': 3, 'kernel': 'poly', 'shrinking': Tru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783024170883" calcext:value-type="float">
            <text:p>0.633783024170883</text:p>
          </table:table-cell>
          <table:table-cell table:style-name="ce3" office:value-type="float" office:value="0.664699269252389" calcext:value-type="float">
            <text:p>0.664699269252389</text:p>
          </table:table-cell>
          <table:table-cell table:style-name="ce3" office:value-type="float" office:value="0.576447442383361" calcext:value-type="float">
            <text:p>0.576447442383361</text:p>
          </table:table-cell>
          <table:table-cell table:style-name="ce3" office:value-type="float" office:value="0.599213041034289" calcext:value-type="float">
            <text:p>0.599213041034289</text:p>
          </table:table-cell>
          <table:table-cell table:style-name="ce3" office:value-type="float" office:value="0.603342182791618" calcext:value-type="float">
            <text:p>0.603342182791618</text:p>
          </table:table-cell>
          <table:table-cell table:style-name="ce3" office:value-type="float" office:value="0.0427204831053017" calcext:value-type="float">
            <text:p>0.0427204831053017</text:p>
          </table:table-cell>
          <table:table-cell table:style-name="ce3"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2" office:value-type="float" office:value="41.7616503238678" calcext:value-type="float">
            <text:p>41.7616503238678</text:p>
          </table:table-cell>
          <table:table-cell table:style-name="ce2" office:value-type="float" office:value="0.609276833955591" calcext:value-type="float">
            <text:p>0.609276833955591</text:p>
          </table:table-cell>
          <table:table-cell table:style-name="ce2" office:value-type="float" office:value="5.96825461387634" calcext:value-type="float">
            <text:p>5.96825461387634</text:p>
          </table:table-cell>
          <table:table-cell table:style-name="ce2" office:value-type="float" office:value="0.218818769261711" calcext:value-type="float">
            <text:p>0.21881876926171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{'C': 1.91, 'decision_function_shape': 'ovr', 'degree': 3, 'kernel': 'poly', 'shrinking': False}</text:p>
          </table:table-cell>
          <table:table-cell table:style-name="ce3" office:value-type="float" office:value="0.542568137117168" calcext:value-type="float">
            <text:p>0.542568137117168</text:p>
          </table:table-cell>
          <table:table-cell table:style-name="ce3" office:value-type="float" office:value="0.633783024170883" calcext:value-type="float">
            <text:p>0.633783024170883</text:p>
          </table:table-cell>
          <table:table-cell table:style-name="ce3" office:value-type="float" office:value="0.664699269252389" calcext:value-type="float">
            <text:p>0.664699269252389</text:p>
          </table:table-cell>
          <table:table-cell table:style-name="ce3" office:value-type="float" office:value="0.576447442383361" calcext:value-type="float">
            <text:p>0.576447442383361</text:p>
          </table:table-cell>
          <table:table-cell table:style-name="ce3" office:value-type="float" office:value="0.599213041034289" calcext:value-type="float">
            <text:p>0.599213041034289</text:p>
          </table:table-cell>
          <table:table-cell table:style-name="ce3" office:value-type="float" office:value="0.603342182791618" calcext:value-type="float">
            <text:p>0.603342182791618</text:p>
          </table:table-cell>
          <table:table-cell table:style-name="ce3" office:value-type="float" office:value="0.0427204831053017" calcext:value-type="float">
            <text:p>0.0427204831053017</text:p>
          </table:table-cell>
          <table:table-cell table:style-name="ce3"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2" office:value-type="float" office:value="47.5992972373962" calcext:value-type="float">
            <text:p>47.5992972373962</text:p>
          </table:table-cell>
          <table:table-cell table:style-name="ce2" office:value-type="float" office:value="0.911969166217145" calcext:value-type="float">
            <text:p>0.911969166217145</text:p>
          </table:table-cell>
          <table:table-cell table:style-name="ce2" office:value-type="float" office:value="6.26824188232422" calcext:value-type="float">
            <text:p>6.26824188232422</text:p>
          </table:table-cell>
          <table:table-cell table:style-name="ce2" office:value-type="float" office:value="0.222452158434344" calcext:value-type="float">
            <text:p>0.222452158434344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91, 'decision_function_shape': 'ovr', 'degree': 4, 'kernel': 'poly', 'shrinking': Tru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5267003934795" calcext:value-type="float">
            <text:p>0.475267003934795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578976953345" calcext:value-type="float">
            <text:p>0.430578976953345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851195744009" calcext:value-type="float">
            <text:p>0.029485119574400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2" office:value-type="float" office:value="45.993404340744" calcext:value-type="float">
            <text:p>45.993404340744</text:p>
          </table:table-cell>
          <table:table-cell table:style-name="ce2" office:value-type="float" office:value="0.843356723583523" calcext:value-type="float">
            <text:p>0.843356723583523</text:p>
          </table:table-cell>
          <table:table-cell table:style-name="ce2" office:value-type="float" office:value="6.2687174320221" calcext:value-type="float">
            <text:p>6.2687174320221</text:p>
          </table:table-cell>
          <table:table-cell table:style-name="ce2" office:value-type="float" office:value="0.243788207394041" calcext:value-type="float">
            <text:p>0.24378820739404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{'C': 1.91, 'decision_function_shape': 'ovr', 'degree': 4, 'kernel': 'poly', 'shrinking': False}</text:p>
          </table:table-cell>
          <table:table-cell table:style-name="ce3" office:value-type="float" office:value="0.411632481033998" calcext:value-type="float">
            <text:p>0.411632481033998</text:p>
          </table:table-cell>
          <table:table-cell table:style-name="ce3" office:value-type="float" office:value="0.475267003934795" calcext:value-type="float">
            <text:p>0.475267003934795</text:p>
          </table:table-cell>
          <table:table-cell table:style-name="ce3" office:value-type="float" office:value="0.491006183249016" calcext:value-type="float">
            <text:p>0.491006183249016</text:p>
          </table:table-cell>
          <table:table-cell table:style-name="ce3" office:value-type="float" office:value="0.430578976953345" calcext:value-type="float">
            <text:p>0.430578976953345</text:p>
          </table:table-cell>
          <table:table-cell table:style-name="ce3" office:value-type="float" office:value="0.436481169196178" calcext:value-type="float">
            <text:p>0.436481169196178</text:p>
          </table:table-cell>
          <table:table-cell table:style-name="ce3" office:value-type="float" office:value="0.448993162873466" calcext:value-type="float">
            <text:p>0.448993162873466</text:p>
          </table:table-cell>
          <table:table-cell table:style-name="ce3" office:value-type="float" office:value="0.0294851195744009" calcext:value-type="float">
            <text:p>0.0294851195744009</text:p>
          </table:table-cell>
          <table:table-cell table:style-name="ce3"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2" office:value-type="float" office:value="47.5571672916412" calcext:value-type="float">
            <text:p>47.5571672916412</text:p>
          </table:table-cell>
          <table:table-cell table:style-name="ce2" office:value-type="float" office:value="1.19738223241618" calcext:value-type="float">
            <text:p>1.19738223241618</text:p>
          </table:table-cell>
          <table:table-cell table:style-name="ce2" office:value-type="float" office:value="6.60537447929382" calcext:value-type="float">
            <text:p>6.60537447929382</text:p>
          </table:table-cell>
          <table:table-cell table:style-name="ce2" office:value-type="float" office:value="0.21608707522464" calcext:value-type="float">
            <text:p>0.21608707522464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91, 'decision_function_shape': 'ovr', 'degree': 5, 'kernel': 'poly', 'shrinking': True}</text:p>
          </table:table-cell>
          <table:table-cell table:style-name="ce3" office:value-type="float" office:value="0.350379320033717" calcext:value-type="float">
            <text:p>0.350379320033717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8277100656547" calcext:value-type="float">
            <text:p>0.368277100656547</text:p>
          </table:table-cell>
          <table:table-cell table:style-name="ce3" office:value-type="float" office:value="0.0153806255625919" calcext:value-type="float">
            <text:p>0.0153806255625919</text:p>
          </table:table-cell>
          <table:table-cell table:style-name="ce3"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2" office:value-type="float" office:value="47.4792691230774" calcext:value-type="float">
            <text:p>47.4792691230774</text:p>
          </table:table-cell>
          <table:table-cell table:style-name="ce2" office:value-type="float" office:value="0.997762535282677" calcext:value-type="float">
            <text:p>0.997762535282677</text:p>
          </table:table-cell>
          <table:table-cell table:style-name="ce2" office:value-type="float" office:value="7.09997887611389" calcext:value-type="float">
            <text:p>7.09997887611389</text:p>
          </table:table-cell>
          <table:table-cell table:style-name="ce2" office:value-type="float" office:value="0.18489738649326" calcext:value-type="float">
            <text:p>0.18489738649326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{'C': 1.91, 'decision_function_shape': 'ovr', 'degree': 5, 'kernel': 'poly', 'shrinking': False}</text:p>
          </table:table-cell>
          <table:table-cell table:style-name="ce3" office:value-type="float" office:value="0.350379320033717" calcext:value-type="float">
            <text:p>0.350379320033717</text:p>
          </table:table-cell>
          <table:table-cell table:style-name="ce3" office:value-type="float" office:value="0.385328836424958" calcext:value-type="float">
            <text:p>0.385328836424958</text:p>
          </table:table-cell>
          <table:table-cell table:style-name="ce3" office:value-type="float" office:value="0.387858347386172" calcext:value-type="float">
            <text:p>0.387858347386172</text:p>
          </table:table-cell>
          <table:table-cell table:style-name="ce3" office:value-type="float" office:value="0.356379988757729" calcext:value-type="float">
            <text:p>0.356379988757729</text:p>
          </table:table-cell>
          <table:table-cell table:style-name="ce3" office:value-type="float" office:value="0.361439010680157" calcext:value-type="float">
            <text:p>0.361439010680157</text:p>
          </table:table-cell>
          <table:table-cell table:style-name="ce3" office:value-type="float" office:value="0.368277100656547" calcext:value-type="float">
            <text:p>0.368277100656547</text:p>
          </table:table-cell>
          <table:table-cell table:style-name="ce3" office:value-type="float" office:value="0.0153806255625919" calcext:value-type="float">
            <text:p>0.0153806255625919</text:p>
          </table:table-cell>
          <table:table-cell table:style-name="ce3"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2" office:value-type="float" office:value="47.2361683368683" calcext:value-type="float">
            <text:p>47.2361683368683</text:p>
          </table:table-cell>
          <table:table-cell table:style-name="ce2" office:value-type="float" office:value="1.22672678281079" calcext:value-type="float">
            <text:p>1.22672678281079</text:p>
          </table:table-cell>
          <table:table-cell table:style-name="ce2" office:value-type="float" office:value="5.98551683425903" calcext:value-type="float">
            <text:p>5.98551683425903</text:p>
          </table:table-cell>
          <table:table-cell table:style-name="ce2" office:value-type="float" office:value="0.126350973696683" calcext:value-type="float">
            <text:p>0.126350973696683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91, 'decision_function_shape': 'ovr', 'degree': 6, 'kernel': 'poly', 'shrinking': Tru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15546664506" calcext:value-type="float">
            <text:p>0.32915546664506</text:p>
          </table:table-cell>
          <table:table-cell table:style-name="ce3" office:value-type="float" office:value="0.00847472465935224" calcext:value-type="float">
            <text:p>0.0084747246593522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2" office:value-type="float" office:value="46.5594341754913" calcext:value-type="float">
            <text:p>46.5594341754913</text:p>
          </table:table-cell>
          <table:table-cell table:style-name="ce2" office:value-type="float" office:value="1.262795780305" calcext:value-type="float">
            <text:p>1.262795780305</text:p>
          </table:table-cell>
          <table:table-cell table:style-name="ce2" office:value-type="float" office:value="5.65665621757507" calcext:value-type="float">
            <text:p>5.65665621757507</text:p>
          </table:table-cell>
          <table:table-cell table:style-name="ce2" office:value-type="float" office:value="0.255729678443351" calcext:value-type="float">
            <text:p>0.255729678443351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{'C': 1.91, 'decision_function_shape': 'ovr', 'degree': 6, 'kernel': 'poly', 'shrinking': False}</text:p>
          </table:table-cell>
          <table:table-cell table:style-name="ce3" office:value-type="float" office:value="0.324248384377634" calcext:value-type="float">
            <text:p>0.324248384377634</text:p>
          </table:table-cell>
          <table:table-cell table:style-name="ce3" office:value-type="float" office:value="0.340640809443508" calcext:value-type="float">
            <text:p>0.340640809443508</text:p>
          </table:table-cell>
          <table:table-cell table:style-name="ce3" office:value-type="float" office:value="0.33698707138842" calcext:value-type="float">
            <text:p>0.33698707138842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26306913996627" calcext:value-type="float">
            <text:p>0.326306913996627</text:p>
          </table:table-cell>
          <table:table-cell table:style-name="ce3" office:value-type="float" office:value="0.32915546664506" calcext:value-type="float">
            <text:p>0.32915546664506</text:p>
          </table:table-cell>
          <table:table-cell table:style-name="ce3" office:value-type="float" office:value="0.00847472465935224" calcext:value-type="float">
            <text:p>0.0084747246593522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2" office:value-type="float" office:value="45.0883891582489" calcext:value-type="float">
            <text:p>45.0883891582489</text:p>
          </table:table-cell>
          <table:table-cell table:style-name="ce2" office:value-type="float" office:value="1.79450992421649" calcext:value-type="float">
            <text:p>1.79450992421649</text:p>
          </table:table-cell>
          <table:table-cell table:style-name="ce2" office:value-type="float" office:value="5.00708312988281" calcext:value-type="float">
            <text:p>5.00708312988281</text:p>
          </table:table-cell>
          <table:table-cell table:style-name="ce2" office:value-type="float" office:value="0.135058312396837" calcext:value-type="float">
            <text:p>0.135058312396837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91, 'decision_function_shape': 'ovr', 'degree': 7, 'kernel': 'poly', 'shrinking': Tru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309724564362" calcext:value-type="float">
            <text:p>0.3130972456436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63449541899" calcext:value-type="float">
            <text:p>0.309763449541899</text:p>
          </table:table-cell>
          <table:table-cell table:style-name="ce3" office:value-type="float" office:value="0.00536528712544071" calcext:value-type="float">
            <text:p>0.00536528712544071</text:p>
          </table:table-cell>
          <table:table-cell table:style-name="ce3"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2" office:value-type="float" office:value="42.4324996471405" calcext:value-type="float">
            <text:p>42.4324996471405</text:p>
          </table:table-cell>
          <table:table-cell table:style-name="ce2" office:value-type="float" office:value="2.08641447702002" calcext:value-type="float">
            <text:p>2.08641447702002</text:p>
          </table:table-cell>
          <table:table-cell table:style-name="ce2" office:value-type="float" office:value="4.83002047538757" calcext:value-type="float">
            <text:p>4.83002047538757</text:p>
          </table:table-cell>
          <table:table-cell table:style-name="ce2" office:value-type="float" office:value="0.119622658962204" calcext:value-type="float">
            <text:p>0.119622658962204</text:p>
          </table:table-cell>
          <table:table-cell table:style-name="ce2" office:value-type="float" office:value="1.9099999666214" calcext:value-type="float">
            <text:p>1.9099999666214</text:p>
          </table:table-cell>
          <table:table-cell table:style-name="ce2" office:value-type="string" calcext:value-type="string">
            <text:p>ovr</text:p>
          </table:table-cell>
          <table:table-cell table:style-name="ce2" office:value-type="string" calcext:value-type="string">
            <text:p>po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{'C': 1.91, 'decision_function_shape': 'ovr', 'degree': 7, 'kernel': 'poly', 'shrinking': False}</text:p>
          </table:table-cell>
          <table:table-cell table:style-name="ce3" office:value-type="float" office:value="0.30823264962068" calcext:value-type="float">
            <text:p>0.30823264962068</text:p>
          </table:table-cell>
          <table:table-cell table:style-name="ce3" office:value-type="float" office:value="0.317594154019112" calcext:value-type="float">
            <text:p>0.317594154019112</text:p>
          </table:table-cell>
          <table:table-cell table:style-name="ce3" office:value-type="float" office:value="0.31309724564362" calcext:value-type="float">
            <text:p>0.31309724564362</text:p>
          </table:table-cell>
          <table:table-cell table:style-name="ce3" office:value-type="float" office:value="0.301573917931422" calcext:value-type="float">
            <text:p>0.301573917931422</text:p>
          </table:table-cell>
          <table:table-cell table:style-name="ce3" office:value-type="float" office:value="0.30831928049466" calcext:value-type="float">
            <text:p>0.30831928049466</text:p>
          </table:table-cell>
          <table:table-cell table:style-name="ce3" office:value-type="float" office:value="0.309763449541899" calcext:value-type="float">
            <text:p>0.309763449541899</text:p>
          </table:table-cell>
          <table:table-cell table:style-name="ce3" office:value-type="float" office:value="0.00536528712544071" calcext:value-type="float">
            <text:p>0.00536528712544071</text:p>
          </table:table-cell>
          <table:table-cell table:style-name="ce3" office:value-type="float" office:value="557" calcext:value-type="float">
            <text:p>557</text:p>
          </table:table-cell>
        </table:table-row>
        <table:table-row table:style-name="ro1" table:number-rows-repeated="104785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3458" meta:object-count="0"/>
    <meta:generator>LibreOffice/7.4.1.2$Windows_X86_64 LibreOffice_project/3c58a8f3a960df8bc8fd77b461821e42c061c5f0</meta:generator>
  </office:meta>
</office:document-meta>
</file>